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516in"/>
    </style:style>
    <style:style style:name="co2" style:family="table-column">
      <style:table-column-properties fo:break-before="auto" style:column-width="1.9075in"/>
    </style:style>
    <style:style style:name="co3" style:family="table-column">
      <style:table-column-properties fo:break-before="auto" style:column-width="3.9311in"/>
    </style:style>
    <style:style style:name="co4" style:family="table-column">
      <style:table-column-properties fo:break-before="auto" style:column-width="2.7654in"/>
    </style:style>
    <style:style style:name="co5" style:family="table-column">
      <style:table-column-properties fo:break-before="auto" style:column-width="2.2382in"/>
    </style:style>
    <style:style style:name="co6" style:family="table-column">
      <style:table-column-properties fo:break-before="auto" style:column-width="2.7146in"/>
    </style:style>
    <style:style style:name="co7" style:family="table-column">
      <style:table-column-properties fo:break-before="auto" style:column-width="5.5563in"/>
    </style:style>
    <style:style style:name="co8" style:family="table-column">
      <style:table-column-properties fo:break-before="auto" style:column-width="4.1898in"/>
    </style:style>
    <style:style style:name="co9" style:family="table-column">
      <style:table-column-properties fo:break-before="auto" style:column-width="2.2417in"/>
    </style:style>
    <style:style style:name="co10" style:family="table-column">
      <style:table-column-properties fo:break-before="auto" style:column-width="0.702in"/>
    </style:style>
    <style:style style:name="co11" style:family="table-column">
      <style:table-column-properties fo:break-before="auto" style:column-width="1.6819in"/>
    </style:style>
    <style:style style:name="co12" style:family="table-column">
      <style:table-column-properties fo:break-before="auto" style:column-width="2.6283in"/>
    </style:style>
    <style:style style:name="co13" style:family="table-column">
      <style:table-column-properties fo:break-before="auto" style:column-width="1.5201in"/>
    </style:style>
    <style:style style:name="co14" style:family="table-column">
      <style:table-column-properties fo:break-before="auto" style:column-width="2.6929in"/>
    </style:style>
    <style:style style:name="co15" style:family="table-column">
      <style:table-column-properties fo:break-before="auto" style:column-width="1.1866in"/>
    </style:style>
    <style:style style:name="co16" style:family="table-column">
      <style:table-column-properties fo:break-before="auto" style:column-width="2.7043in"/>
    </style:style>
    <style:style style:name="co17" style:family="table-column">
      <style:table-column-properties fo:break-before="auto" style:column-width="1.4453in"/>
    </style:style>
    <style:style style:name="co18" style:family="table-column">
      <style:table-column-properties fo:break-before="auto" style:column-width="1.8429in"/>
    </style:style>
    <style:style style:name="co19" style:family="table-column">
      <style:table-column-properties fo:break-before="auto" style:column-width="7.6335in"/>
    </style:style>
    <style:style style:name="co20" style:family="table-column">
      <style:table-column-properties fo:break-before="auto" style:column-width="1.7252in"/>
    </style:style>
    <style:style style:name="co21" style:family="table-column">
      <style:table-column-properties fo:break-before="auto" style:column-width="2.8654in"/>
    </style:style>
    <style:style style:name="co22" style:family="table-column">
      <style:table-column-properties fo:break-before="auto" style:column-width="1.111in"/>
    </style:style>
    <style:style style:name="co23" style:family="table-column">
      <style:table-column-properties fo:break-before="auto" style:column-width="0.8425in"/>
    </style:style>
    <style:style style:name="co24" style:family="table-column">
      <style:table-column-properties fo:break-before="auto" style:column-width="1.2189in"/>
    </style:style>
    <style:style style:name="co25" style:family="table-column">
      <style:table-column-properties fo:break-before="auto" style:column-width="2.5535in"/>
    </style:style>
    <style:style style:name="co26" style:family="table-column">
      <style:table-column-properties fo:break-before="auto" style:column-width="1.3047in"/>
    </style:style>
    <style:style style:name="co27" style:family="table-column">
      <style:table-column-properties fo:break-before="auto" style:column-width="1.122in"/>
    </style:style>
    <style:style style:name="co28" style:family="table-column">
      <style:table-column-properties fo:break-before="auto" style:column-width="1.2618in"/>
    </style:style>
    <style:style style:name="co29" style:family="table-column">
      <style:table-column-properties fo:break-before="auto" style:column-width="2.6717in"/>
    </style:style>
    <style:style style:name="co30" style:family="table-column">
      <style:table-column-properties fo:break-before="auto" style:column-width="2.4346in"/>
    </style:style>
    <style:style style:name="co31" style:family="table-column">
      <style:table-column-properties fo:break-before="auto" style:column-width="3.9201in"/>
    </style:style>
    <style:style style:name="co32" style:family="table-column">
      <style:table-column-properties fo:break-before="auto" style:column-width="3.5437in"/>
    </style:style>
    <style:style style:name="co33" style:family="table-column">
      <style:table-column-properties fo:break-before="auto" style:column-width="1.6173in"/>
    </style:style>
    <style:style style:name="co34" style:family="table-column">
      <style:table-column-properties fo:break-before="auto" style:column-width="1.2945in"/>
    </style:style>
    <style:style style:name="co35" style:family="table-column">
      <style:table-column-properties fo:break-before="auto" style:column-width="1.4665in"/>
    </style:style>
    <style:style style:name="co36" style:family="table-column">
      <style:table-column-properties fo:break-before="auto" style:column-width="3.0807in"/>
    </style:style>
    <style:style style:name="co37" style:family="table-column">
      <style:table-column-properties fo:break-before="auto" style:column-width="3.9846in"/>
    </style:style>
    <style:style style:name="co38" style:family="table-column">
      <style:table-column-properties fo:break-before="auto" style:column-width="4.0602in"/>
    </style:style>
    <style:style style:name="co39" style:family="table-column">
      <style:table-column-properties fo:break-before="auto" style:column-width="2.1555in"/>
    </style:style>
    <style:style style:name="co40" style:family="table-column">
      <style:table-column-properties fo:break-before="auto" style:column-width="2.3701in"/>
    </style:style>
    <style:style style:name="co41" style:family="table-column">
      <style:table-column-properties fo:break-before="auto" style:column-width="1.2402in"/>
    </style:style>
    <style:style style:name="co42" style:family="table-column">
      <style:table-column-properties fo:break-before="auto" style:column-width="6.3417in"/>
    </style:style>
    <style:style style:name="co43" style:family="table-column">
      <style:table-column-properties fo:break-before="auto" style:column-width="3.1563in"/>
    </style:style>
    <style:style style:name="co44" style:family="table-column">
      <style:table-column-properties fo:break-before="auto" style:column-width="1.3591in"/>
    </style:style>
    <style:style style:name="co45" style:family="table-column">
      <style:table-column-properties fo:break-before="auto" style:column-width="1.639in"/>
    </style:style>
    <style:style style:name="co46" style:family="table-column">
      <style:table-column-properties fo:break-before="auto" style:column-width="7.3102in"/>
    </style:style>
    <style:style style:name="co47" style:family="table-column">
      <style:table-column-properties fo:break-before="auto" style:column-width="1.0898in"/>
    </style:style>
    <style:style style:name="co48" style:family="table-column">
      <style:table-column-properties fo:break-before="auto" style:column-width="2.0264in"/>
    </style:style>
    <style:style style:name="co49" style:family="table-column">
      <style:table-column-properties fo:break-before="auto" style:column-width="1.5311in"/>
    </style:style>
    <style:style style:name="co50" style:family="table-column">
      <style:table-column-properties fo:break-before="auto" style:column-width="0.8854in"/>
    </style:style>
    <style:style style:name="co51" style:family="table-column">
      <style:table-column-properties fo:break-before="auto" style:column-width="1.3693in"/>
    </style:style>
    <style:style style:name="co52" style:family="table-column">
      <style:table-column-properties fo:break-before="auto" style:column-width="2.5425in"/>
    </style:style>
    <style:style style:name="co53" style:family="table-column">
      <style:table-column-properties fo:break-before="auto" style:column-width="1.7681in"/>
    </style:style>
    <style:style style:name="co54" style:family="table-column">
      <style:table-column-properties fo:break-before="auto" style:column-width="1.9508in"/>
    </style:style>
    <style:style style:name="co55" style:family="table-column">
      <style:table-column-properties fo:break-before="auto" style:column-width="2.6181in"/>
    </style:style>
    <style:style style:name="co56" style:family="table-column">
      <style:table-column-properties fo:break-before="auto" style:column-width="2.9728in"/>
    </style:style>
    <style:style style:name="co57" style:family="table-column">
      <style:table-column-properties fo:break-before="auto" style:column-width="1.972in"/>
    </style:style>
    <style:style style:name="co5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1"/>
    <style:style style:name="ce2" style:family="table-cell" style:parent-style-name="Default" style:data-style-name="N41"/>
    <style:style style:name="ce3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4756in" svg:height="6.626in" svg:x="73.5673in" svg:y="17.9303in">
            <draw:object draw:notify-on-update-of-ranges="Sheet1.A2:Sheet1.A101 Sheet1.B1:Sheet1.B1 Sheet1.B2:Sheet1.B101 Sheet1.C1:Sheet1.C1 Sheet1.C2:Sheet1.C101 Sheet1.D1:Sheet1.D1 Sheet1.D2:Sheet1.D101 Sheet1.E1:Sheet1.E1 Sheet1.E2:Sheet1.E101 Sheet1.F1:Sheet1.F1 Sheet1.F2:Sheet1.F101 Sheet1.G1:Sheet1.G1 Sheet1.G2:Sheet1.G101 Sheet1.H1:Sheet1.H1 Sheet1.H2:Sheet1.H101 Sheet1.I1:Sheet1.I1 Sheet1.I2:Sheet1.I101 Sheet1.J1:Sheet1.J1 Sheet1.K107:Sheet1.K206 Sheet1.K1:Sheet1.K1 Sheet1.K2:Sheet1.K101 Sheet1.N1:Sheet1.N1 Sheet1.N2:Sheet1.N101 Sheet1.P1:Sheet1.P1 Sheet1.P2:Sheet1.P101 Sheet1.Q1:Sheet1.Q1 Sheet1.Q2:Sheet1.Q101 Sheet1.R1:Sheet1.R1 Sheet1.R2:Sheet1.R101 Sheet1.S1:Sheet1.S1 Sheet1.S2:Sheet1.S101 Sheet1.T1:Sheet1.T1 Sheet1.T2:Sheet1.T101 Sheet1.U1:Sheet1.U1 Sheet1.U2:Sheet1.U101 Sheet1.V1:Sheet1.V1 Sheet1.V2:Sheet1.V101 Sheet1.W1:Sheet1.W1 Sheet1.W2:Sheet1.W101 Sheet1.X1:Sheet1.X1 Sheet1.X2:Sheet1.X101 Sheet1.Y1:Sheet1.Y1 Sheet1.Y2:Sheet1.Y101 Sheet1.Z1:Sheet1.Z1 Sheet1.Z2:Sheet1.Z101 Sheet1.AA1:Sheet1.AA1 Sheet1.AA2:Sheet1.AA101 Sheet1.AB1:Sheet1.AB1 Sheet1.AB2:Sheet1.AB101 Sheet1.AC1:Sheet1.AC1 Sheet1.AC2:Sheet1.AC101 Sheet1.AD1:Sheet1.AD1 Sheet1.AD2:Sheet1.AD101 Sheet1.AE1:Sheet1.AE1 Sheet1.AE2:Sheet1.AE101 Sheet1.AF1:Sheet1.AF1 Sheet1.AF2:Sheet1.AF101 Sheet1.AG1:Sheet1.AG1 Sheet1.AG2:Sheet1.AG101 Sheet1.AH1:Sheet1.AH1 Sheet1.AH2:Sheet1.AH101 Sheet1.AI1:Sheet1.AI1 Sheet1.AI2:Sheet1.AI101 Sheet1.AJ1:Sheet1.AJ1 Sheet1.AJ2:Sheet1.AJ101 Sheet1.AK1:Sheet1.AK1 Sheet1.AK2:Sheet1.AK101 Sheet1.AL1:Sheet1.AL1 Sheet1.AL2:Sheet1.AL101 Sheet1.AM1:Sheet1.AM1 Sheet1.AM2:Sheet1.AM101 Sheet1.AN1:Sheet1.AN1 Sheet1.AN2:Sheet1.AN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0.0937in" svg:y="37.2228in">
            <draw:object draw:notify-on-update-of-ranges="Sheet1.A107:Sheet1.A206 Sheet1.B106:Sheet1.B106 Sheet1.B107:Sheet1.B206 Sheet1.C106:Sheet1.C106 Sheet1.C107:Sheet1.C20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8598in" svg:height="3.8965in" svg:x="61.3839in" svg:y="18.6803in">
            <draw:object draw:notify-on-update-of-ranges="Sheet1.A107:Sheet1.A206 Sheet1.B106:Sheet1.B106 Sheet1.B107:Sheet1.B206 Sheet1.C106:Sheet1.C106 Sheet1.C107:Sheet1.C206 Sheet1.D106:Sheet1.D106 Sheet1.D107:Sheet1.D206 Sheet1.E106:Sheet1.E106 Sheet1.E107:Sheet1.E206 Sheet1.F106:Sheet1.F106 Sheet1.F107:Sheet1.F20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09in" svg:height="3.5425in" svg:x="44.8736in" svg:y="18.5343in">
            <draw:object draw:notify-on-update-of-ranges="Sheet1.A107:Sheet1.A206 Sheet1.G106:Sheet1.G106 Sheet1.G107:Sheet1.G206 Sheet1.H106:Sheet1.H106 Sheet1.H107:Sheet1.H206 Sheet1.I106:Sheet1.I106 Sheet1.I107:Sheet1.I20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8815in" svg:height="4.4697in" svg:x="34.3957in" svg:y="36.6417in">
            <draw:object draw:notify-on-update-of-ranges="Sheet1.D106:Sheet1.D106 Sheet1.D107:Sheet1.D206 Sheet1.E106:Sheet1.E106 Sheet1.E107:Sheet1.E206 Sheet1.O106:Sheet1.O106 Sheet1.O107:Sheet1.O206 Sheet1.Q106:Sheet1.Q106 Sheet1.Q107:Sheet1.Q20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row table:style-name="ro1">
          <table:table-cell office:value-type="string">
            <text:p>Radius</text:p>
          </table:table-cell>
          <table:table-cell office:value-type="string">
            <text:p>PutMask(double, double, int)</text:p>
          </table:table-cell>
          <table:table-cell office:value-type="string">
            <text:p>qlrps(double, double, double, int, double, double, prop_type&amp;)</text:p>
          </table:table-cell>
          <table:table-cell office:value-type="string">
            <text:p>GetMask(double, double)</text:p>
          </table:table-cell>
          <table:table-cell office:value-type="string">
            <text:p>ReadBearing(char*)</text:p>
          </table:table-cell>
          <table:table-cell office:value-type="string">
            <text:p>hzns2(double*, prop_type&amp;, propa_type&amp;)</text:p>
          </table:table-cell>
          <table:table-cell office:value-type="string">
            <text:p>WritePPMSS(char*, unsigned char, unsigned char, unsigned char, site*, unsigned char)</text:p>
          </table:table-cell>
          <table:table-cell office:value-type="string">
            <text:p>z1sq2(double*, double const&amp;, double const&amp;, double&amp;, double&amp;)</text:p>
          </table:table-cell>
          <table:table-cell office:value-type="string">
            <text:p>fht(double const&amp;, double const&amp;)</text:p>
          </table:table-cell>
          <table:table-cell office:value-type="string">
            <text:p>haat(site)</text:p>
          </table:table-cell>
          <table:table-cell office:value-type="string">
            <text:p>ElevationAngle(site, site)</text:p>
          </table:table-cell>
          <table:table-cell table:number-columns-repeated="2"/>
          <table:table-cell office:value-type="string">
            <text:p>ascat(double, prop_type&amp;, propa_type&amp;)</text:p>
          </table:table-cell>
          <table:table-cell/>
          <table:table-cell office:value-type="string">
            <text:p>LoadSignalColors(site)</text:p>
          </table:table-cell>
          <table:table-cell office:value-type="string">
            <text:p>saalos(double, prop_type&amp;, propa_type&amp;)</text:p>
          </table:table-cell>
          <table:table-cell office:value-type="string">
            <text:p>dec2dms(double)</text:p>
          </table:table-cell>
          <table:table-cell office:value-type="string">
            <text:p>lrprop(double, prop_type&amp;, propa_type&amp;)</text:p>
          </table:table-cell>
          <table:table-cell office:value-type="string">
            <text:p>lrprop2(double, prop_type&amp;, propa_type&amp;)</text:p>
          </table:table-cell>
          <table:table-cell office:value-type="string">
            <text:p>aknfe(double const&amp;)</text:p>
          </table:table-cell>
          <table:table-cell office:value-type="string">
            <text:p>OrMask(double, double, int)</text:p>
          </table:table-cell>
          <table:table-cell office:value-type="string">
            <text:p>point_to_point_ITM(double*, double, double, double, double, double, double, int, int, double, double, double&amp;, char*, int&amp;)</text:p>
          </table:table-cell>
          <table:table-cell office:value-type="string">
            <text:p>GetSignal(double, double)</text:p>
          </table:table-cell>
          <table:table-cell office:value-type="string">
            <text:p>AverageTerrain(site, double, double, double)</text:p>
          </table:table-cell>
          <table:table-cell office:value-type="string">
            <text:p>LoadPAT(char*)</text:p>
          </table:table-cell>
          <table:table-cell office:value-type="string">
            <text:p>ahd(double)</text:p>
          </table:table-cell>
          <table:table-cell office:value-type="string">
            <text:p>PlaceMarker(site)</text:p>
          </table:table-cell>
          <table:table-cell office:value-type="string">
            <text:p>adiff(double, prop_type&amp;, propa_type&amp;)</text:p>
          </table:table-cell>
          <table:table-cell office:value-type="string">
            <text:p>h0f(double, double)</text:p>
          </table:table-cell>
          <table:table-cell office:value-type="string">
            <text:p>LoadQTH(char*)</text:p>
          </table:table-cell>
          <table:table-cell office:value-type="string">
            <text:p>Azimuth(site, site)</text:p>
          </table:table-cell>
          <table:table-cell office:value-type="string">
            <text:p>PutSignal(double, double, unsigned char)</text:p>
          </table:table-cell>
          <table:table-cell office:value-type="string">
            <text:p>AddElevation(double, double, double)</text:p>
          </table:table-cell>
          <table:table-cell office:value-type="string">
            <text:p>d1thx2(double*, double const&amp;, double const&amp;, propa_type&amp;)</text:p>
          </table:table-cell>
          <table:table-cell office:value-type="string">
            <text:p>avar(double, double, double, prop_type&amp;, propv_type&amp;)</text:p>
          </table:table-cell>
          <table:table-cell office:value-type="string">
            <text:p>ReadLRParm(site, char)</text:p>
          </table:table-cell>
          <table:table-cell office:value-type="string">
            <text:p>Distance(site, site)</text:p>
          </table:table-cell>
          <table:table-cell office:value-type="string">
            <text:p>z1sq1(double*, double const&amp;, double const&amp;, double&amp;, double&amp;)</text:p>
          </table:table-cell>
          <table:table-cell office:value-type="string">
            <text:p>LoadSDF_SDF(char*)</text:p>
          </table:table-cell>
          <table:table-cell office:value-type="string">
            <text:p>FORTRAN_DIM(double const&amp;, double const&amp;)</text:p>
          </table:table-cell>
          <table:table-cell office:value-type="string">
            <text:p>qlrpfl(double*, int, int, prop_type&amp;, propa_type&amp;, propv_type&amp;)</text:p>
          </table:table-cell>
          <table:table-cell office:value-type="string">
            <text:p>qlrpfl2(double*, int, int, prop_type&amp;, propa_type&amp;, propv_type&amp;)</text:p>
          </table:table-cell>
          <table:table-cell office:value-type="string">
            <text:p>abq_alos(std::complex&lt;double&gt;)</text:p>
          </table:table-cell>
          <table:table-cell office:value-type="string">
            <text:p>LoadSDF(char*)</text:p>
          </table:table-cell>
          <table:table-cell office:value-type="string">
            <text:p>qtile(int const&amp;, double*, int const&amp;)</text:p>
          </table:table-cell>
          <table:table-cell office:value-type="string">
            <text:p>GetElevation(site)</text:p>
          </table:table-cell>
          <table:table-cell office:value-type="string">
            <text:p>curve(double const&amp;, double const&amp;, double const&amp;, double const&amp;, double const&amp;, double const&amp;)</text:p>
          </table:table-cell>
          <table:table-cell office:value-type="string">
            <text:p>PlotLRPath(site, site, unsigned char, _IO_FILE*)</text:p>
          </table:table-cell>
          <table:table-cell office:value-type="string">
            <text:p>ReadPath(site, site)</text:p>
          </table:table-cell>
          <table:table-cell office:value-type="string">
            <text:p>PlotPath(site, site, char)</text:p>
          </table:table-cell>
          <table:table-cell office:value-type="string">
            <text:p>adiff2(double, prop_type&amp;, propa_type&amp;)</text:p>
          </table:table-cell>
          <table:table-cell office:value-type="string">
            <text:p>point_to_point(double*, double, double, double, double, double, double, int, int, double, double, double&amp;, char*, int&amp;)</text:p>
          </table:table-cell>
          <table:table-cell office:value-type="string">
            <text:p>SiteReport(site)</text:p>
          </table:table-cell>
          <table:table-cell office:value-type="string">
            <text:p>PlotLRMap(site, double, char*)</text:p>
          </table:table-cell>
          <table:table-cell office:value-type="string">
            <text:p>arccos(double, double)</text:p>
          </table:table-cell>
          <table:table-cell office:value-type="string">
            <text:p>qerfi(double)</text:p>
          </table:table-cell>
          <table:table-cell office:value-type="string">
            <text:p>LoadSDF_BZ(char*)</text:p>
          </table:table-cell>
          <table:table-cell office:value-type="string">
            <text:p>alos(double, prop_type&amp;, propa_type&amp;)</text:p>
          </table:table-cell>
          <table:table-cell office:value-type="string">
            <text:p>hzns(double*, prop_type&amp;)</text:p>
          </table:table-cell>
          <table:table-cell office:value-type="string">
            <text:p>interpolate(int, int, int, int, int)</text:p>
          </table:table-cell>
          <table:table-cell office:value-type="string">
            <text:p>alos2(double, prop_type&amp;, propa_type&amp;)</text:p>
          </table:table-cell>
          <table:table-cell office:value-type="string">
            <text:p>d1thx(double*, double const&amp;, double const&amp;)</text:p>
          </table:table-cell>
          <table:table-cell office:value-type="string">
            <text:p>LoadTopoData(int, int, int, int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71">
            <text:p>0.71</text:p>
          </table:table-cell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.12">
            <text:p>0.12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71">
            <text:p>1.71</text:p>
          </table:table-cell>
          <table:table-cell/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79">
            <text:p>0.79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/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">
            <text:p>0.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2">
            <text:p>1.6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1.74">
            <text:p>1.74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76">
            <text:p>0.76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/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1">
            <text:p>0.1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1.49">
            <text:p>1.49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1.83">
            <text:p>1.83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0.73">
            <text:p>0.73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.02">
            <text:p>0.02</text:p>
          </table:table-cell>
          <table:table-cell office:value-type="float" office:value="0.1">
            <text:p>0.1</text:p>
          </table:table-cell>
          <table:table-cell/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.33">
            <text:p>0.33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8">
            <text:p>0.08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1.65">
            <text:p>1.65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2.02">
            <text:p>2.02</text:p>
          </table:table-cell>
          <table:table-cell/>
          <table:table-cell office:value-type="float" office:value="0.15">
            <text:p>0.15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61">
            <text:p>0.61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/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  <table:table-cell office:value-type="float" office:value="0.54">
            <text:p>0.54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table:number-columns-repeated="2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1.37">
            <text:p>1.37</text:p>
          </table:table-cell>
          <table:table-cell office:value-type="float" office:value="0.08">
            <text:p>0.08</text:p>
          </table:table-cell>
          <table:table-cell office:value-type="float" office:value="0.13">
            <text:p>0.13</text:p>
          </table:table-cell>
          <table:table-cell office:value-type="float" office:value="2.12">
            <text:p>2.12</text:p>
          </table:table-cell>
          <table:table-cell/>
          <table:table-cell office:value-type="float" office:value="0.27">
            <text:p>0.27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86">
            <text:p>0.86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79">
            <text:p>0.79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6">
            <text:p>0.06</text:p>
          </table:table-cell>
          <table:table-cell table:number-columns-repeated="2"/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  <table:table-cell office:value-type="float" office:value="1.52">
            <text:p>1.52</text:p>
          </table:table-cell>
          <table:table-cell office:value-type="float" office:value="0.08">
            <text:p>0.08</text:p>
          </table:table-cell>
          <table:table-cell office:value-type="float" office:value="0.22">
            <text:p>0.22</text:p>
          </table:table-cell>
          <table:table-cell office:value-type="float" office:value="1.97">
            <text:p>1.97</text:p>
          </table:table-cell>
          <table:table-cell/>
          <table:table-cell office:value-type="float" office:value="0.46">
            <text:p>0.46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.27">
            <text:p>1.27</text:p>
          </table:table-cell>
          <table:table-cell office:value-type="float" office:value="0.9">
            <text:p>0.9</text:p>
          </table:table-cell>
          <table:table-cell office:value-type="float" office:value="0.52">
            <text:p>0.5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16">
            <text:p>0.16</text:p>
          </table:table-cell>
          <table:table-cell/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1.45">
            <text:p>1.45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9">
            <text:p>0.09</text:p>
          </table:table-cell>
          <table:table-cell table:number-columns-repeated="2"/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  <table:table-cell office:value-type="float" office:value="2.58">
            <text:p>2.58</text:p>
          </table:table-cell>
          <table:table-cell office:value-type="float" office:value="1.66">
            <text:p>1.66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1.81">
            <text:p>1.81</text:p>
          </table:table-cell>
          <table:table-cell/>
          <table:table-cell office:value-type="float" office:value="0.43">
            <text:p>0.43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.98">
            <text:p>1.98</text:p>
          </table:table-cell>
          <table:table-cell office:value-type="float" office:value="0.83">
            <text:p>0.83</text:p>
          </table:table-cell>
          <table:table-cell office:value-type="float" office:value="0.7">
            <text:p>0.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0">
            <text:p>0</text:p>
          </table:table-cell>
          <table:table-cell/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.22">
            <text:p>0.22</text:p>
          </table:table-cell>
          <table:table-cell/>
          <table:table-cell office:value-type="float" office:value="0.08">
            <text:p>0.0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/>
          <table:table-cell office:value-type="float" office:value="1.95">
            <text:p>1.95</text:p>
          </table:table-cell>
          <table:table-cell office:value-type="float" office:value="0.23">
            <text:p>0.2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4">
            <text:p>0.14</text:p>
          </table:table-cell>
          <table:table-cell table:number-columns-repeated="2"/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  <table:table-cell office:value-type="float" office:value="3.32">
            <text:p>3.32</text:p>
          </table:table-cell>
          <table:table-cell office:value-type="float" office:value="1.42">
            <text:p>1.42</text:p>
          </table:table-cell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float" office:value="1.91">
            <text:p>1.91</text:p>
          </table:table-cell>
          <table:table-cell/>
          <table:table-cell office:value-type="float" office:value="0.72">
            <text:p>0.72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.79">
            <text:p>2.79</text:p>
          </table:table-cell>
          <table:table-cell office:value-type="float" office:value="0.76">
            <text:p>0.76</text:p>
          </table:table-cell>
          <table:table-cell office:value-type="float" office:value="0.79">
            <text:p>0.7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0">
            <text:p>0</text:p>
          </table:table-cell>
          <table:table-cell/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29">
            <text:p>0.29</text:p>
          </table:table-cell>
          <table:table-cell/>
          <table:table-cell office:value-type="float" office:value="0.14">
            <text:p>0.1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/>
          <table:table-cell office:value-type="float" office:value="2.58">
            <text:p>2.58</text:p>
          </table:table-cell>
          <table:table-cell office:value-type="float" office:value="0.29">
            <text:p>0.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8">
            <text:p>0.08</text:p>
          </table:table-cell>
          <table:table-cell table:number-columns-repeated="2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5.17">
            <text:p>5.17</text:p>
          </table:table-cell>
          <table:table-cell office:value-type="float" office:value="1.46">
            <text:p>1.46</text:p>
          </table:table-cell>
          <table:table-cell office:value-type="float" office:value="0.11">
            <text:p>0.11</text:p>
          </table:table-cell>
          <table:table-cell office:value-type="float" office:value="0.19">
            <text:p>0.19</text:p>
          </table:table-cell>
          <table:table-cell office:value-type="float" office:value="1.79">
            <text:p>1.79</text:p>
          </table:table-cell>
          <table:table-cell/>
          <table:table-cell office:value-type="float" office:value="1">
            <text:p>1</text:p>
          </table:table-cell>
          <table:table-cell office:value-type="float" office:value="0.38">
            <text:p>0.38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3.86">
            <text:p>3.86</text:p>
          </table:table-cell>
          <table:table-cell office:value-type="float" office:value="0.8">
            <text:p>0.8</text:p>
          </table:table-cell>
          <table:table-cell office:value-type="float" office:value="0.94">
            <text:p>0.9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.31">
            <text:p>1.31</text:p>
          </table:table-cell>
          <table:table-cell office:value-type="float" office:value="0">
            <text:p>0</text:p>
          </table:table-cell>
          <table:table-cell/>
          <table:table-cell office:value-type="float" office:value="0.17">
            <text:p>0.17</text:p>
          </table:table-cell>
          <table:table-cell office:value-type="float" office:value="0.04">
            <text:p>0.04</text:p>
          </table:table-cell>
          <table:table-cell office:value-type="float" office:value="0.31">
            <text:p>0.31</text:p>
          </table:table-cell>
          <table:table-cell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office:value-type="float" office:value="3.68">
            <text:p>3.68</text:p>
          </table:table-cell>
          <table:table-cell office:value-type="float" office:value="0.32">
            <text:p>0.3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3">
            <text:p>0.13</text:p>
          </table:table-cell>
          <table:table-cell table:number-columns-repeated="2"/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  <table:table-cell office:value-type="float" office:value="6.87">
            <text:p>6.87</text:p>
          </table:table-cell>
          <table:table-cell office:value-type="float" office:value="1.48">
            <text:p>1.48</text:p>
          </table:table-cell>
          <table:table-cell office:value-type="float" office:value="0.11">
            <text:p>0.11</text:p>
          </table:table-cell>
          <table:table-cell office:value-type="float" office:value="0.18">
            <text:p>0.18</text:p>
          </table:table-cell>
          <table:table-cell office:value-type="float" office:value="1.93">
            <text:p>1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4.9">
            <text:p>4.9</text:p>
          </table:table-cell>
          <table:table-cell office:value-type="float" office:value="0.74">
            <text:p>0.74</text:p>
          </table:table-cell>
          <table:table-cell office:value-type="float" office:value="1.27">
            <text:p>1.27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.72">
            <text:p>1.72</text:p>
          </table:table-cell>
          <table:table-cell office:value-type="float" office:value="0">
            <text:p>0</text:p>
          </table:table-cell>
          <table:table-cell/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39">
            <text:p>0.39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/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5">
            <text:p>0.15</text:p>
          </table:table-cell>
          <table:table-cell table:number-columns-repeated="2"/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9.3">
            <text:p>9.3</text:p>
          </table:table-cell>
          <table:table-cell office:value-type="float" office:value="1.27">
            <text:p>1.27</text:p>
          </table:table-cell>
          <table:table-cell office:value-type="float" office:value="0.13">
            <text:p>0.13</text:p>
          </table:table-cell>
          <table:table-cell office:value-type="float" office:value="0.39">
            <text:p>0.39</text:p>
          </table:table-cell>
          <table:table-cell office:value-type="float" office:value="1.85">
            <text:p>1.85</text:p>
          </table:table-cell>
          <table:table-cell/>
          <table:table-cell office:value-type="float" office:value="1.3">
            <text:p>1.3</text:p>
          </table:table-cell>
          <table:table-cell office:value-type="float" office:value="0.63">
            <text:p>0.63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6.03">
            <text:p>6.03</text:p>
          </table:table-cell>
          <table:table-cell office:value-type="float" office:value="0.71">
            <text:p>0.71</text:p>
          </table:table-cell>
          <table:table-cell office:value-type="float" office:value="1.77">
            <text:p>1.77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1.74">
            <text:p>1.7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38">
            <text:p>0.38</text:p>
          </table:table-cell>
          <table:table-cell/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/>
          <table:table-cell office:value-type="float" office:value="6.86">
            <text:p>6.86</text:p>
          </table:table-cell>
          <table:table-cell office:value-type="float" office:value="0.58">
            <text:p>0.5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9">
            <text:p>0.09</text:p>
          </table:table-cell>
          <table:table-cell table:number-columns-repeated="2"/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1.81">
            <text:p>11.81</text:p>
          </table:table-cell>
          <table:table-cell office:value-type="float" office:value="1.24">
            <text:p>1.24</text:p>
          </table:table-cell>
          <table:table-cell office:value-type="float" office:value="0.18">
            <text:p>0.18</text:p>
          </table:table-cell>
          <table:table-cell office:value-type="float" office:value="0.24">
            <text:p>0.24</text:p>
          </table:table-cell>
          <table:table-cell office:value-type="float" office:value="2.21">
            <text:p>2.21</text:p>
          </table:table-cell>
          <table:table-cell/>
          <table:table-cell office:value-type="float" office:value="1.56">
            <text:p>1.56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7.31">
            <text:p>7.31</text:p>
          </table:table-cell>
          <table:table-cell office:value-type="float" office:value="0.84">
            <text:p>0.84</text:p>
          </table:table-cell>
          <table:table-cell office:value-type="float" office:value="2.12">
            <text:p>2.12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1.89">
            <text:p>1.8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office:value-type="float" office:value="0.44">
            <text:p>0.44</text:p>
          </table:table-cell>
          <table:table-cell/>
          <table:table-cell office:value-type="float" office:value="0.13">
            <text:p>0.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/>
          <table:table-cell office:value-type="float" office:value="8.65">
            <text:p>8.65</text:p>
          </table:table-cell>
          <table:table-cell office:value-type="float" office:value="0.58">
            <text:p>0.5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4">
            <text:p>0.14</text:p>
          </table:table-cell>
          <table:table-cell table:number-columns-repeated="2"/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4.55">
            <text:p>14.55</text:p>
          </table:table-cell>
          <table:table-cell office:value-type="float" office:value="1.68">
            <text:p>1.68</text:p>
          </table:table-cell>
          <table:table-cell office:value-type="float" office:value="0.16">
            <text:p>0.16</text:p>
          </table:table-cell>
          <table:table-cell office:value-type="float" office:value="0.36">
            <text:p>0.36</text:p>
          </table:table-cell>
          <table:table-cell office:value-type="float" office:value="1.86">
            <text:p>1.86</text:p>
          </table:table-cell>
          <table:table-cell/>
          <table:table-cell office:value-type="float" office:value="1.7">
            <text:p>1.7</text:p>
          </table:table-cell>
          <table:table-cell office:value-type="float" office:value="1.11">
            <text:p>1.1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9.72">
            <text:p>9.72</text:p>
          </table:table-cell>
          <table:table-cell office:value-type="float" office:value="0.78">
            <text:p>0.78</text:p>
          </table:table-cell>
          <table:table-cell office:value-type="float" office:value="2.82">
            <text:p>2.82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.54">
            <text:p>2.5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  <table:table-cell office:value-type="float" office:value="0.1">
            <text:p>0.1</text:p>
          </table:table-cell>
          <table:table-cell office:value-type="float" office:value="0.37">
            <text:p>0.37</text:p>
          </table:table-cell>
          <table:table-cell/>
          <table:table-cell office:value-type="float" office:value="0.09">
            <text:p>0.0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/>
          <table:table-cell office:value-type="float" office:value="9.89">
            <text:p>9.89</text:p>
          </table:table-cell>
          <table:table-cell office:value-type="float" office:value="0.61">
            <text:p>0.6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/>
          <table:table-cell office:value-type="float" office:value="0.08">
            <text:p>0.08</text:p>
          </table:table-cell>
          <table:table-cell/>
          <table:table-cell office:value-type="float" office:value="0">
            <text:p>0</text:p>
          </table:table-cell>
          <table:table-cell office:value-type="float" office:value="17.55">
            <text:p>17.55</text:p>
          </table:table-cell>
          <table:table-cell office:value-type="float" office:value="1.48">
            <text:p>1.48</text:p>
          </table:table-cell>
          <table:table-cell office:value-type="float" office:value="0.29">
            <text:p>0.29</text:p>
          </table:table-cell>
          <table:table-cell office:value-type="float" office:value="0.33">
            <text:p>0.33</text:p>
          </table:table-cell>
          <table:table-cell office:value-type="float" office:value="1.89">
            <text:p>1.89</text:p>
          </table:table-cell>
          <table:table-cell/>
          <table:table-cell office:value-type="float" office:value="2.37">
            <text:p>2.37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1.53">
            <text:p>11.53</text:p>
          </table:table-cell>
          <table:table-cell office:value-type="float" office:value="0.79">
            <text:p>0.79</text:p>
          </table:table-cell>
          <table:table-cell office:value-type="float" office:value="2.78">
            <text:p>2.78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2.86">
            <text:p>2.86</text:p>
          </table:table-cell>
          <table:table-cell office:value-type="float" office:value="0">
            <text:p>0</text:p>
          </table:table-cell>
          <table:table-cell/>
          <table:table-cell office:value-type="float" office:value="0.26">
            <text:p>0.26</text:p>
          </table:table-cell>
          <table:table-cell office:value-type="float" office:value="0.09">
            <text:p>0.09</text:p>
          </table:table-cell>
          <table:table-cell office:value-type="float" office:value="0.6">
            <text:p>0.6</text:p>
          </table:table-cell>
          <table:table-cell/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/>
          <table:table-cell office:value-type="float" office:value="12.58">
            <text:p>12.58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  <table:table-cell office:value-type="float" office:value="21.88">
            <text:p>21.88</text:p>
          </table:table-cell>
          <table:table-cell office:value-type="float" office:value="1.58">
            <text:p>1.58</text:p>
          </table:table-cell>
          <table:table-cell office:value-type="float" office:value="0.27">
            <text:p>0.27</text:p>
          </table:table-cell>
          <table:table-cell office:value-type="float" office:value="0.39">
            <text:p>0.39</text:p>
          </table:table-cell>
          <table:table-cell office:value-type="float" office:value="1.79">
            <text:p>1.79</text:p>
          </table:table-cell>
          <table:table-cell/>
          <table:table-cell office:value-type="float" office:value="2.73">
            <text:p>2.73</text:p>
          </table:table-cell>
          <table:table-cell office:value-type="float" office:value="1.58">
            <text:p>1.5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9">
            <text:p>0.09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3.79">
            <text:p>13.79</text:p>
          </table:table-cell>
          <table:table-cell office:value-type="float" office:value="1.56">
            <text:p>1.56</text:p>
          </table:table-cell>
          <table:table-cell office:value-type="float" office:value="3.88">
            <text:p>3.88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3.53">
            <text:p>3.53</text:p>
          </table:table-cell>
          <table:table-cell office:value-type="float" office:value="0">
            <text:p>0</text:p>
          </table:table-cell>
          <table:table-cell/>
          <table:table-cell office:value-type="float" office:value="0.53">
            <text:p>0.53</text:p>
          </table:table-cell>
          <table:table-cell office:value-type="float" office:value="0.11">
            <text:p>0.11</text:p>
          </table:table-cell>
          <table:table-cell office:value-type="float" office:value="0.9">
            <text:p>0.9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/>
          <table:table-cell office:value-type="float" office:value="15.23">
            <text:p>15.23</text:p>
          </table:table-cell>
          <table:table-cell office:value-type="float" office:value="1.04">
            <text:p>1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/>
          <table:table-cell office:value-type="float" office:value="0.08">
            <text:p>0.08</text:p>
          </table:table-cell>
          <table:table-cell/>
          <table:table-cell office:value-type="float" office:value="0">
            <text:p>0</text:p>
          </table:table-cell>
          <table:table-cell office:value-type="float" office:value="26.44">
            <text:p>26.44</text:p>
          </table:table-cell>
          <table:table-cell office:value-type="float" office:value="3.49">
            <text:p>3.49</text:p>
          </table:table-cell>
          <table:table-cell office:value-type="float" office:value="0.34">
            <text:p>0.34</text:p>
          </table:table-cell>
          <table:table-cell office:value-type="float" office:value="0.45">
            <text:p>0.45</text:p>
          </table:table-cell>
          <table:table-cell office:value-type="float" office:value="4.07">
            <text:p>4.07</text:p>
          </table:table-cell>
          <table:table-cell/>
          <table:table-cell office:value-type="float" office:value="2.85">
            <text:p>2.85</text:p>
          </table:table-cell>
          <table:table-cell office:value-type="float" office:value="1.82">
            <text:p>1.82</text:p>
          </table:table-cell>
          <table:table-cell table:number-columns-repeated="2"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6.83">
            <text:p>16.83</text:p>
          </table:table-cell>
          <table:table-cell office:value-type="float" office:value="1.75">
            <text:p>1.75</text:p>
          </table:table-cell>
          <table:table-cell office:value-type="float" office:value="4.38">
            <text:p>4.38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4.06">
            <text:p>4.06</text:p>
          </table:table-cell>
          <table:table-cell office:value-type="float" office:value="0">
            <text:p>0</text:p>
          </table:table-cell>
          <table:table-cell/>
          <table:table-cell office:value-type="float" office:value="0.32">
            <text:p>0.32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/>
          <table:table-cell office:value-type="float" office:value="0.19">
            <text:p>0.1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/>
          <table:table-cell office:value-type="float" office:value="18.49">
            <text:p>18.49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27">
            <text:p>0.27</text:p>
          </table:table-cell>
          <table:table-cell table:number-columns-repeated="2"/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31.3">
            <text:p>31.3</text:p>
          </table:table-cell>
          <table:table-cell office:value-type="float" office:value="3.24">
            <text:p>3.24</text:p>
          </table:table-cell>
          <table:table-cell office:value-type="float" office:value="0.39">
            <text:p>0.39</text:p>
          </table:table-cell>
          <table:table-cell office:value-type="float" office:value="0.62">
            <text:p>0.62</text:p>
          </table:table-cell>
          <table:table-cell office:value-type="float" office:value="4">
            <text:p>4</text:p>
          </table:table-cell>
          <table:table-cell/>
          <table:table-cell office:value-type="float" office:value="3.32">
            <text:p>3.32</text:p>
          </table:table-cell>
          <table:table-cell office:value-type="float" office:value="2.64">
            <text:p>2.64</text:p>
          </table:table-cell>
          <table:table-cell table:number-columns-repeated="2"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93">
            <text:p>19.93</text:p>
          </table:table-cell>
          <table:table-cell office:value-type="float" office:value="4.01">
            <text:p>4.01</text:p>
          </table:table-cell>
          <table:table-cell office:value-type="float" office:value="6.24">
            <text:p>6.24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4.14">
            <text:p>4.14</text:p>
          </table:table-cell>
          <table:table-cell office:value-type="float" office:value="0">
            <text:p>0</text:p>
          </table:table-cell>
          <table:table-cell/>
          <table:table-cell office:value-type="float" office:value="0.38">
            <text:p>0.38</text:p>
          </table:table-cell>
          <table:table-cell office:value-type="float" office:value="0.16">
            <text:p>0.16</text:p>
          </table:table-cell>
          <table:table-cell office:value-type="float" office:value="1.13">
            <text:p>1.13</text:p>
          </table:table-cell>
          <table:table-cell/>
          <table:table-cell office:value-type="float" office:value="0.32">
            <text:p>0.3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22.02">
            <text:p>22.02</text:p>
          </table:table-cell>
          <table:table-cell office:value-type="float" office:value="1.08">
            <text:p>1.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1">
            <text:p>0.21</text:p>
          </table:table-cell>
          <table:table-cell/>
          <table:table-cell office:value-type="float" office:value="0.04">
            <text:p>0.04</text:p>
          </table:table-cell>
          <table:table-cell office:value-type="float" office:value="37.44">
            <text:p>37.44</text:p>
          </table:table-cell>
          <table:table-cell office:value-type="float" office:value="7.41">
            <text:p>7.41</text:p>
          </table:table-cell>
          <table:table-cell office:value-type="float" office:value="0.25">
            <text:p>0.25</text:p>
          </table:table-cell>
          <table:table-cell office:value-type="float" office:value="0.74">
            <text:p>0.74</text:p>
          </table:table-cell>
          <table:table-cell office:value-type="float" office:value="7.16">
            <text:p>7.16</text:p>
          </table:table-cell>
          <table:table-cell/>
          <table:table-cell office:value-type="float" office:value="3.74">
            <text:p>3.74</text:p>
          </table:table-cell>
          <table:table-cell office:value-type="float" office:value="2.55">
            <text:p>2.55</text:p>
          </table:table-cell>
          <table:table-cell table:number-columns-repeated="2" office:value-type="float" office:value="0">
            <text:p>0</text:p>
          </table:table-cell>
          <table:table-cell office:value-type="float" office:value="0.46">
            <text:p>0.46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23.96">
            <text:p>23.96</text:p>
          </table:table-cell>
          <table:table-cell office:value-type="float" office:value="4.17">
            <text:p>4.17</text:p>
          </table:table-cell>
          <table:table-cell office:value-type="float" office:value="6.2">
            <text:p>6.2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4.37">
            <text:p>4.3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4">
            <text:p>0.54</text:p>
          </table:table-cell>
          <table:table-cell office:value-type="float" office:value="0.13">
            <text:p>0.13</text:p>
          </table:table-cell>
          <table:table-cell office:value-type="float" office:value="1.18">
            <text:p>1.18</text:p>
          </table:table-cell>
          <table:table-cell office:value-type="float" office:value="0.01">
            <text:p>0.01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6">
            <text:p>0.06</text:p>
          </table:table-cell>
          <table:table-cell/>
          <table:table-cell office:value-type="float" office:value="24.78">
            <text:p>24.78</text:p>
          </table:table-cell>
          <table:table-cell office:value-type="float" office:value="1.1">
            <text:p>1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1">
            <text:p>0.31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8">
            <text:p>0.18</text:p>
          </table:table-cell>
          <table:table-cell/>
          <table:table-cell office:value-type="float" office:value="0.05">
            <text:p>0.05</text:p>
          </table:table-cell>
          <table:table-cell office:value-type="float" office:value="43.71">
            <text:p>43.71</text:p>
          </table:table-cell>
          <table:table-cell office:value-type="float" office:value="8.28">
            <text:p>8.28</text:p>
          </table:table-cell>
          <table:table-cell office:value-type="float" office:value="0.5">
            <text:p>0.5</text:p>
          </table:table-cell>
          <table:table-cell office:value-type="float" office:value="0.76">
            <text:p>0.76</text:p>
          </table:table-cell>
          <table:table-cell office:value-type="float" office:value="7.69">
            <text:p>7.69</text:p>
          </table:table-cell>
          <table:table-cell/>
          <table:table-cell office:value-type="float" office:value="3.89">
            <text:p>3.89</text:p>
          </table:table-cell>
          <table:table-cell office:value-type="float" office:value="3.57">
            <text:p>3.5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9">
            <text:p>0.49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7">
            <text:p>0.07</text:p>
          </table:table-cell>
          <table:table-cell office:value-type="float" office:value="0.16">
            <text:p>0.16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26.76">
            <text:p>26.76</text:p>
          </table:table-cell>
          <table:table-cell office:value-type="float" office:value="4.08">
            <text:p>4.08</text:p>
          </table:table-cell>
          <table:table-cell office:value-type="float" office:value="7.68">
            <text:p>7.68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4.79">
            <text:p>4.7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3">
            <text:p>0.43</text:p>
          </table:table-cell>
          <table:table-cell office:value-type="float" office:value="0.15">
            <text:p>0.15</text:p>
          </table:table-cell>
          <table:table-cell office:value-type="float" office:value="1.33">
            <text:p>1.33</text:p>
          </table:table-cell>
          <table:table-cell/>
          <table:table-cell office:value-type="float" office:value="0.33">
            <text:p>0.3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/>
          <table:table-cell office:value-type="float" office:value="30.2">
            <text:p>30.2</text:p>
          </table:table-cell>
          <table:table-cell office:value-type="float" office:value="1.28">
            <text:p>1.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9">
            <text:p>0.39</text:p>
          </table:table-cell>
          <table:table-cell office:value-type="float" office:value="0.01">
            <text:p>0.01</text:p>
          </table:table-cell>
          <table:table-cell/>
          <table:table-cell office:value-type="float" office:value="0.25">
            <text:p>0.25</text:p>
          </table:table-cell>
          <table:table-cell/>
          <table:table-cell office:value-type="float" office:value="0.05">
            <text:p>0.05</text:p>
          </table:table-cell>
          <table:table-cell office:value-type="float" office:value="51.62">
            <text:p>51.62</text:p>
          </table:table-cell>
          <table:table-cell office:value-type="float" office:value="7.17">
            <text:p>7.17</text:p>
          </table:table-cell>
          <table:table-cell office:value-type="float" office:value="0.51">
            <text:p>0.51</text:p>
          </table:table-cell>
          <table:table-cell office:value-type="float" office:value="0.87">
            <text:p>0.87</text:p>
          </table:table-cell>
          <table:table-cell office:value-type="float" office:value="7.45">
            <text:p>7.45</text:p>
          </table:table-cell>
          <table:table-cell/>
          <table:table-cell office:value-type="float" office:value="4.66">
            <text:p>4.66</text:p>
          </table:table-cell>
          <table:table-cell office:value-type="float" office:value="4.03">
            <text:p>4.0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1">
            <text:p>0.11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7">
            <text:p>0.07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30.03">
            <text:p>30.03</text:p>
          </table:table-cell>
          <table:table-cell office:value-type="float" office:value="3.45">
            <text:p>3.45</text:p>
          </table:table-cell>
          <table:table-cell office:value-type="float" office:value="8.97">
            <text:p>8.97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5.38">
            <text:p>5.38</text:p>
          </table:table-cell>
          <table:table-cell office:value-type="float" office:value="0">
            <text:p>0</text:p>
          </table:table-cell>
          <table:table-cell/>
          <table:table-cell office:value-type="float" office:value="0.56">
            <text:p>0.56</text:p>
          </table:table-cell>
          <table:table-cell office:value-type="float" office:value="0.22">
            <text:p>0.22</text:p>
          </table:table-cell>
          <table:table-cell office:value-type="float" office:value="1.4">
            <text:p>1.4</text:p>
          </table:table-cell>
          <table:table-cell/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/>
          <table:table-cell office:value-type="float" office:value="34.53">
            <text:p>34.53</text:p>
          </table:table-cell>
          <table:table-cell office:value-type="float" office:value="1.4">
            <text:p>1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/>
          <table:table-cell office:value-type="float" office:value="0.24">
            <text:p>0.24</text:p>
          </table:table-cell>
          <table:table-cell/>
          <table:table-cell office:value-type="float" office:value="0.05">
            <text:p>0.05</text:p>
          </table:table-cell>
          <table:table-cell office:value-type="float" office:value="60.64">
            <text:p>60.64</text:p>
          </table:table-cell>
          <table:table-cell office:value-type="float" office:value="8.1">
            <text:p>8.1</text:p>
          </table:table-cell>
          <table:table-cell office:value-type="float" office:value="0.43">
            <text:p>0.43</text:p>
          </table:table-cell>
          <table:table-cell office:value-type="float" office:value="0.95">
            <text:p>0.95</text:p>
          </table:table-cell>
          <table:table-cell office:value-type="float" office:value="7.62">
            <text:p>7.62</text:p>
          </table:table-cell>
          <table:table-cell/>
          <table:table-cell office:value-type="float" office:value="5.67">
            <text:p>5.67</text:p>
          </table:table-cell>
          <table:table-cell office:value-type="float" office:value="4.36">
            <text:p>4.3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34.71">
            <text:p>34.71</text:p>
          </table:table-cell>
          <table:table-cell office:value-type="float" office:value="4.13">
            <text:p>4.13</text:p>
          </table:table-cell>
          <table:table-cell office:value-type="float" office:value="9.98">
            <text:p>9.98</text:p>
          </table:table-cell>
          <table:table-cell office:value-type="float" office:value="0.22">
            <text:p>0.2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6.27">
            <text:p>6.27</text:p>
          </table:table-cell>
          <table:table-cell office:value-type="float" office:value="0">
            <text:p>0</text:p>
          </table:table-cell>
          <table:table-cell/>
          <table:table-cell office:value-type="float" office:value="0.48">
            <text:p>0.48</text:p>
          </table:table-cell>
          <table:table-cell office:value-type="float" office:value="0.14">
            <text:p>0.14</text:p>
          </table:table-cell>
          <table:table-cell office:value-type="float" office:value="1.62">
            <text:p>1.62</text:p>
          </table:table-cell>
          <table:table-cell office:value-type="float" office:value="0.01">
            <text:p>0.01</text:p>
          </table:table-cell>
          <table:table-cell office:value-type="float" office:value="0.38">
            <text:p>0.3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07">
            <text:p>0.07</text:p>
          </table:table-cell>
          <table:table-cell/>
          <table:table-cell office:value-type="float" office:value="38.43">
            <text:p>38.43</text:p>
          </table:table-cell>
          <table:table-cell office:value-type="float" office:value="1.65">
            <text:p>1.6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29">
            <text:p>0.29</text:p>
          </table:table-cell>
          <table:table-cell table:number-columns-repeated="2"/>
          <table:table-cell office:value-type="float" office:value="0.26">
            <text:p>0.26</text:p>
          </table:table-cell>
          <table:table-cell/>
          <table:table-cell office:value-type="float" office:value="0.05">
            <text:p>0.05</text:p>
          </table:table-cell>
          <table:table-cell office:value-type="float" office:value="68.03">
            <text:p>68.03</text:p>
          </table:table-cell>
          <table:table-cell office:value-type="float" office:value="8.42">
            <text:p>8.4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7.69">
            <text:p>7.69</text:p>
          </table:table-cell>
          <table:table-cell/>
          <table:table-cell office:value-type="float" office:value="5.9">
            <text:p>5.9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1">
            <text:p>0.11</text:p>
          </table:table-cell>
          <table:table-cell office:value-type="float" office:value="0.23">
            <text:p>0.2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39.32">
            <text:p>39.32</text:p>
          </table:table-cell>
          <table:table-cell office:value-type="float" office:value="4.31">
            <text:p>4.31</text:p>
          </table:table-cell>
          <table:table-cell office:value-type="float" office:value="11.72">
            <text:p>11.72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6.6">
            <text:p>6.6</text:p>
          </table:table-cell>
          <table:table-cell office:value-type="float" office:value="0.01">
            <text:p>0.01</text:p>
          </table:table-cell>
          <table:table-cell/>
          <table:table-cell office:value-type="float" office:value="0.53">
            <text:p>0.53</text:p>
          </table:table-cell>
          <table:table-cell office:value-type="float" office:value="0.24">
            <text:p>0.24</text:p>
          </table:table-cell>
          <table:table-cell office:value-type="float" office:value="1.57">
            <text:p>1.57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/>
          <table:table-cell office:value-type="float" office:value="45.27">
            <text:p>45.27</text:p>
          </table:table-cell>
          <table:table-cell office:value-type="float" office:value="1.71">
            <text:p>1.7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41">
            <text:p>0.41</text:p>
          </table:table-cell>
          <table:table-cell table:number-columns-repeated="2"/>
          <table:table-cell office:value-type="float" office:value="0.24">
            <text:p>0.24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78.06">
            <text:p>78.06</text:p>
          </table:table-cell>
          <table:table-cell office:value-type="float" office:value="8.05">
            <text:p>8.05</text:p>
          </table:table-cell>
          <table:table-cell office:value-type="float" office:value="0.65">
            <text:p>0.65</text:p>
          </table:table-cell>
          <table:table-cell office:value-type="float" office:value="0.97">
            <text:p>0.97</text:p>
          </table:table-cell>
          <table:table-cell office:value-type="float" office:value="7.6">
            <text:p>7.6</text:p>
          </table:table-cell>
          <table:table-cell/>
          <table:table-cell office:value-type="float" office:value="5.67">
            <text:p>5.67</text:p>
          </table:table-cell>
          <table:table-cell office:value-type="float" office:value="5.31">
            <text:p>5.3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48">
            <text:p>0.48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4">
            <text:p>0.14</text:p>
          </table:table-cell>
          <table:table-cell office:value-type="float" office:value="0.27">
            <text:p>0.27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43.83">
            <text:p>43.83</text:p>
          </table:table-cell>
          <table:table-cell office:value-type="float" office:value="4.01">
            <text:p>4.01</text:p>
          </table:table-cell>
          <table:table-cell office:value-type="float" office:value="13.48">
            <text:p>13.48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8.06">
            <text:p>8.06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77">
            <text:p>0.77</text:p>
          </table:table-cell>
          <table:table-cell office:value-type="float" office:value="0.24">
            <text:p>0.24</text:p>
          </table:table-cell>
          <table:table-cell office:value-type="float" office:value="1.66">
            <text:p>1.66</text:p>
          </table:table-cell>
          <table:table-cell/>
          <table:table-cell office:value-type="float" office:value="0.53">
            <text:p>0.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51.34">
            <text:p>51.34</text:p>
          </table:table-cell>
          <table:table-cell office:value-type="float" office:value="1.98">
            <text:p>1.9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34">
            <text:p>0.34</text:p>
          </table:table-cell>
          <table:table-cell office:value-type="float" office:value="0.01">
            <text:p>0.01</text:p>
          </table:table-cell>
          <table:table-cell/>
          <table:table-cell office:value-type="float" office:value="0.37">
            <text:p>0.3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89.68">
            <text:p>89.68</text:p>
          </table:table-cell>
          <table:table-cell office:value-type="float" office:value="7.84">
            <text:p>7.84</text:p>
          </table:table-cell>
          <table:table-cell office:value-type="float" office:value="0.76">
            <text:p>0.76</text:p>
          </table:table-cell>
          <table:table-cell office:value-type="float" office:value="1.24">
            <text:p>1.24</text:p>
          </table:table-cell>
          <table:table-cell office:value-type="float" office:value="7.56">
            <text:p>7.56</text:p>
          </table:table-cell>
          <table:table-cell/>
          <table:table-cell office:value-type="float" office:value="6.63">
            <text:p>6.63</text:p>
          </table:table-cell>
          <table:table-cell office:value-type="float" office:value="6.78">
            <text:p>6.78</text:p>
          </table:table-cell>
          <table:table-cell table:number-columns-repeated="2"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9">
            <text:p>0.09</text:p>
          </table:table-cell>
          <table:table-cell office:value-type="float" office:value="0.22">
            <text:p>0.22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50.95">
            <text:p>50.95</text:p>
          </table:table-cell>
          <table:table-cell office:value-type="float" office:value="3.8">
            <text:p>3.8</text:p>
          </table:table-cell>
          <table:table-cell office:value-type="float" office:value="14.42">
            <text:p>14.42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8.46">
            <text:p>8.46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81">
            <text:p>0.81</text:p>
          </table:table-cell>
          <table:table-cell office:value-type="float" office:value="0.29">
            <text:p>0.29</text:p>
          </table:table-cell>
          <table:table-cell office:value-type="float" office:value="1.8">
            <text:p>1.8</text:p>
          </table:table-cell>
          <table:table-cell/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0.07">
            <text:p>0.07</text:p>
          </table:table-cell>
          <table:table-cell/>
          <table:table-cell office:value-type="float" office:value="57.4">
            <text:p>57.4</text:p>
          </table:table-cell>
          <table:table-cell office:value-type="float" office:value="1.92">
            <text:p>1.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6">
            <text:p>0.36</text:p>
          </table:table-cell>
          <table:table-cell office:value-type="float" office:value="0.02">
            <text:p>0.02</text:p>
          </table:table-cell>
          <table:table-cell/>
          <table:table-cell office:value-type="float" office:value="0.33">
            <text:p>0.3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100.12">
            <text:p>100.12</text:p>
          </table:table-cell>
          <table:table-cell office:value-type="float" office:value="7.86">
            <text:p>7.86</text:p>
          </table:table-cell>
          <table:table-cell office:value-type="float" office:value="0.75">
            <text:p>0.75</text:p>
          </table:table-cell>
          <table:table-cell office:value-type="float" office:value="1.01">
            <text:p>1.01</text:p>
          </table:table-cell>
          <table:table-cell office:value-type="float" office:value="7.71">
            <text:p>7.71</text:p>
          </table:table-cell>
          <table:table-cell/>
          <table:table-cell office:value-type="float" office:value="7.49">
            <text:p>7.49</text:p>
          </table:table-cell>
          <table:table-cell office:value-type="float" office:value="7.66">
            <text:p>7.6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5">
            <text:p>0.15</text:p>
          </table:table-cell>
          <table:table-cell office:value-type="float" office:value="0.31">
            <text:p>0.3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57.74">
            <text:p>57.74</text:p>
          </table:table-cell>
          <table:table-cell office:value-type="float" office:value="3.58">
            <text:p>3.58</text:p>
          </table:table-cell>
          <table:table-cell office:value-type="float" office:value="16.25">
            <text:p>16.25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8.78">
            <text:p>8.78</text:p>
          </table:table-cell>
          <table:table-cell office:value-type="float" office:value="0.01">
            <text:p>0.01</text:p>
          </table:table-cell>
          <table:table-cell/>
          <table:table-cell office:value-type="float" office:value="0.8">
            <text:p>0.8</text:p>
          </table:table-cell>
          <table:table-cell office:value-type="float" office:value="0.21">
            <text:p>0.21</text:p>
          </table:table-cell>
          <table:table-cell office:value-type="float" office:value="1.75">
            <text:p>1.75</text:p>
          </table:table-cell>
          <table:table-cell office:value-type="float" office:value="0.01">
            <text:p>0.01</text:p>
          </table:table-cell>
          <table:table-cell office:value-type="float" office:value="0.53">
            <text:p>0.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11">
            <text:p>0.11</text:p>
          </table:table-cell>
          <table:table-cell/>
          <table:table-cell office:value-type="float" office:value="64.75">
            <text:p>64.75</text:p>
          </table:table-cell>
          <table:table-cell office:value-type="float" office:value="2.55">
            <text:p>2.5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33">
            <text:p>0.33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9">
            <text:p>0.39</text:p>
          </table:table-cell>
          <table:table-cell/>
          <table:table-cell office:value-type="float" office:value="0.05">
            <text:p>0.05</text:p>
          </table:table-cell>
          <table:table-cell office:value-type="float" office:value="113.94">
            <text:p>113.94</text:p>
          </table:table-cell>
          <table:table-cell office:value-type="float" office:value="8.15">
            <text:p>8.15</text:p>
          </table:table-cell>
          <table:table-cell office:value-type="float" office:value="0.74">
            <text:p>0.74</text:p>
          </table:table-cell>
          <table:table-cell office:value-type="float" office:value="1.4">
            <text:p>1.4</text:p>
          </table:table-cell>
          <table:table-cell office:value-type="float" office:value="7.25">
            <text:p>7.25</text:p>
          </table:table-cell>
          <table:table-cell/>
          <table:table-cell office:value-type="float" office:value="7.65">
            <text:p>7.65</text:p>
          </table:table-cell>
          <table:table-cell office:value-type="float" office:value="9.04">
            <text:p>9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63">
            <text:p>0.6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4">
            <text:p>0.14</text:p>
          </table:table-cell>
          <table:table-cell office:value-type="float" office:value="0.04">
            <text:p>0.04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4">
            <text:p>0.14</text:p>
          </table:table-cell>
          <table:table-cell office:value-type="float" office:value="0.42">
            <text:p>0.42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63.92">
            <text:p>63.92</text:p>
          </table:table-cell>
          <table:table-cell office:value-type="float" office:value="3.99">
            <text:p>3.99</text:p>
          </table:table-cell>
          <table:table-cell office:value-type="float" office:value="18.29">
            <text:p>18.29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9.29">
            <text:p>9.2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92">
            <text:p>0.92</text:p>
          </table:table-cell>
          <table:table-cell office:value-type="float" office:value="0.31">
            <text:p>0.31</text:p>
          </table:table-cell>
          <table:table-cell office:value-type="float" office:value="2.03">
            <text:p>2.03</text:p>
          </table:table-cell>
          <table:table-cell office:value-type="float" office:value="0.02">
            <text:p>0.02</text:p>
          </table:table-cell>
          <table:table-cell office:value-type="float" office:value="0.65">
            <text:p>0.6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.09">
            <text:p>0.09</text:p>
          </table:table-cell>
          <table:table-cell/>
          <table:table-cell office:value-type="float" office:value="73.38">
            <text:p>73.38</text:p>
          </table:table-cell>
          <table:table-cell office:value-type="float" office:value="2.37">
            <text:p>2.3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7">
            <text:p>0.27</text:p>
          </table:table-cell>
          <table:table-cell office:value-type="float" office:value="0.01">
            <text:p>0.01</text:p>
          </table:table-cell>
          <table:table-cell/>
          <table:table-cell office:value-type="float" office:value="0.39">
            <text:p>0.39</text:p>
          </table:table-cell>
          <table:table-cell/>
          <table:table-cell office:value-type="float" office:value="0.05">
            <text:p>0.05</text:p>
          </table:table-cell>
          <table:table-cell office:value-type="float" office:value="127.29">
            <text:p>127.29</text:p>
          </table:table-cell>
          <table:table-cell office:value-type="float" office:value="7.97">
            <text:p>7.97</text:p>
          </table:table-cell>
          <table:table-cell office:value-type="float" office:value="0.85">
            <text:p>0.85</text:p>
          </table:table-cell>
          <table:table-cell office:value-type="float" office:value="1.34">
            <text:p>1.34</text:p>
          </table:table-cell>
          <table:table-cell office:value-type="float" office:value="7.84">
            <text:p>7.84</text:p>
          </table:table-cell>
          <table:table-cell/>
          <table:table-cell office:value-type="float" office:value="8.85">
            <text:p>8.85</text:p>
          </table:table-cell>
          <table:table-cell office:value-type="float" office:value="9.76">
            <text:p>9.76</text:p>
          </table:table-cell>
          <table:table-cell table:number-columns-repeated="2"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3">
            <text:p>0.13</text:p>
          </table:table-cell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6">
            <text:p>0.16</text:p>
          </table:table-cell>
          <table:table-cell office:value-type="float" office:value="0.25">
            <text:p>0.25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69.43">
            <text:p>69.43</text:p>
          </table:table-cell>
          <table:table-cell office:value-type="float" office:value="3.71">
            <text:p>3.71</text:p>
          </table:table-cell>
          <table:table-cell office:value-type="float" office:value="20.57">
            <text:p>20.57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0.73">
            <text:p>10.7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office:value-type="float" office:value="0.39">
            <text:p>0.39</text:p>
          </table:table-cell>
          <table:table-cell office:value-type="float" office:value="2.04">
            <text:p>2.04</text:p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/>
          <table:table-cell office:value-type="float" office:value="81.16">
            <text:p>81.16</text:p>
          </table:table-cell>
          <table:table-cell office:value-type="float" office:value="2.58">
            <text:p>2.5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/>
          <table:table-cell office:value-type="float" office:value="0.41">
            <text:p>0.41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142.3">
            <text:p>142.3</text:p>
          </table:table-cell>
          <table:table-cell office:value-type="float" office:value="7.77">
            <text:p>7.77</text:p>
          </table:table-cell>
          <table:table-cell office:value-type="float" office:value="0.95">
            <text:p>0.95</text:p>
          </table:table-cell>
          <table:table-cell office:value-type="float" office:value="1.41">
            <text:p>1.41</text:p>
          </table:table-cell>
          <table:table-cell office:value-type="float" office:value="7.46">
            <text:p>7.46</text:p>
          </table:table-cell>
          <table:table-cell/>
          <table:table-cell office:value-type="float" office:value="8.93">
            <text:p>8.93</text:p>
          </table:table-cell>
          <table:table-cell office:value-type="float" office:value="11.18">
            <text:p>11.18</text:p>
          </table:table-cell>
          <table:table-cell table:number-columns-repeated="2"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.67">
            <text:p>0.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2">
            <text:p>0.2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77.76">
            <text:p>77.76</text:p>
          </table:table-cell>
          <table:table-cell office:value-type="float" office:value="3.9">
            <text:p>3.9</text:p>
          </table:table-cell>
          <table:table-cell office:value-type="float" office:value="22.23">
            <text:p>22.23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10.94">
            <text:p>10.9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1">
            <text:p>1.1</text:p>
          </table:table-cell>
          <table:table-cell office:value-type="float" office:value="0.34">
            <text:p>0.34</text:p>
          </table:table-cell>
          <table:table-cell office:value-type="float" office:value="2.3">
            <text:p>2.3</text:p>
          </table:table-cell>
          <table:table-cell office:value-type="float" office:value="0.01">
            <text:p>0.01</text:p>
          </table:table-cell>
          <table:table-cell office:value-type="float" office:value="0.55">
            <text:p>0.5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5">
            <text:p>0.15</text:p>
          </table:table-cell>
          <table:table-cell/>
          <table:table-cell office:value-type="float" office:value="89.62">
            <text:p>89.62</text:p>
          </table:table-cell>
          <table:table-cell office:value-type="float" office:value="2.98">
            <text:p>2.9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1">
            <text:p>0.31</text:p>
          </table:table-cell>
          <table:table-cell office:value-type="float" office:value="0.03">
            <text:p>0.03</text:p>
          </table:table-cell>
          <table:table-cell/>
          <table:table-cell office:value-type="float" office:value="0.33">
            <text:p>0.33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157.14">
            <text:p>157.14</text:p>
          </table:table-cell>
          <table:table-cell office:value-type="float" office:value="7.76">
            <text:p>7.76</text:p>
          </table:table-cell>
          <table:table-cell office:value-type="float" office:value="1.05">
            <text:p>1.05</text:p>
          </table:table-cell>
          <table:table-cell office:value-type="float" office:value="1.85">
            <text:p>1.85</text:p>
          </table:table-cell>
          <table:table-cell office:value-type="float" office:value="8.08">
            <text:p>8.08</text:p>
          </table:table-cell>
          <table:table-cell/>
          <table:table-cell office:value-type="float" office:value="9.9">
            <text:p>9.9</text:p>
          </table:table-cell>
          <table:table-cell office:value-type="float" office:value="11.78">
            <text:p>11.7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3">
            <text:p>0.23</text:p>
          </table:table-cell>
          <table:table-cell office:value-type="float" office:value="0.42">
            <text:p>0.42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86.5">
            <text:p>86.5</text:p>
          </table:table-cell>
          <table:table-cell office:value-type="float" office:value="3.9">
            <text:p>3.9</text:p>
          </table:table-cell>
          <table:table-cell office:value-type="float" office:value="24.53">
            <text:p>24.53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  <table:table-cell office:value-type="float" office:value="11.16">
            <text:p>11.1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1.04">
            <text:p>1.04</text:p>
          </table:table-cell>
          <table:table-cell office:value-type="float" office:value="0.29">
            <text:p>0.29</text:p>
          </table:table-cell>
          <table:table-cell office:value-type="float" office:value="2.08">
            <text:p>2.08</text:p>
          </table:table-cell>
          <table:table-cell office:value-type="float" office:value="0.01">
            <text:p>0.01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12">
            <text:p>0.12</text:p>
          </table:table-cell>
          <table:table-cell/>
          <table:table-cell office:value-type="float" office:value="99.3">
            <text:p>99.3</text:p>
          </table:table-cell>
          <table:table-cell office:value-type="float" office:value="3.17">
            <text:p>3.1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28">
            <text:p>0.28</text:p>
          </table:table-cell>
          <table:table-cell table:number-columns-repeated="2"/>
          <table:table-cell office:value-type="float" office:value="0.48">
            <text:p>0.48</text:p>
          </table:table-cell>
          <table:table-cell/>
          <table:table-cell office:value-type="float" office:value="0.05">
            <text:p>0.05</text:p>
          </table:table-cell>
          <table:table-cell office:value-type="float" office:value="171.98">
            <text:p>171.98</text:p>
          </table:table-cell>
          <table:table-cell office:value-type="float" office:value="8.07">
            <text:p>8.07</text:p>
          </table:table-cell>
          <table:table-cell office:value-type="float" office:value="0.91">
            <text:p>0.91</text:p>
          </table:table-cell>
          <table:table-cell office:value-type="float" office:value="1.58">
            <text:p>1.58</text:p>
          </table:table-cell>
          <table:table-cell office:value-type="float" office:value="7.59">
            <text:p>7.59</text:p>
          </table:table-cell>
          <table:table-cell/>
          <table:table-cell office:value-type="float" office:value="11.12">
            <text:p>11.12</text:p>
          </table:table-cell>
          <table:table-cell office:value-type="float" office:value="13.76">
            <text:p>13.76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4">
            <text:p>0.4</text:p>
          </table:table-cell>
          <table:table-cell office:value-type="float" office:value="0.39">
            <text:p>0.39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95.79">
            <text:p>95.79</text:p>
          </table:table-cell>
          <table:table-cell office:value-type="float" office:value="7.2">
            <text:p>7.2</text:p>
          </table:table-cell>
          <table:table-cell office:value-type="float" office:value="26.1">
            <text:p>26.1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12.25">
            <text:p>12.2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04">
            <text:p>1.04</text:p>
          </table:table-cell>
          <table:table-cell office:value-type="float" office:value="0.6">
            <text:p>0.6</text:p>
          </table:table-cell>
          <table:table-cell office:value-type="float" office:value="3.22">
            <text:p>3.22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8">
            <text:p>0.18</text:p>
          </table:table-cell>
          <table:table-cell/>
          <table:table-cell office:value-type="float" office:value="110.88">
            <text:p>110.88</text:p>
          </table:table-cell>
          <table:table-cell office:value-type="float" office:value="3.22">
            <text:p>3.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9">
            <text:p>0.4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5">
            <text:p>0.5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189.54">
            <text:p>189.54</text:p>
          </table:table-cell>
          <table:table-cell office:value-type="float" office:value="13.55">
            <text:p>13.55</text:p>
          </table:table-cell>
          <table:table-cell office:value-type="float" office:value="1.12">
            <text:p>1.12</text:p>
          </table:table-cell>
          <table:table-cell office:value-type="float" office:value="1.93">
            <text:p>1.93</text:p>
          </table:table-cell>
          <table:table-cell office:value-type="float" office:value="11.32">
            <text:p>11.32</text:p>
          </table:table-cell>
          <table:table-cell/>
          <table:table-cell office:value-type="float" office:value="11.86">
            <text:p>11.86</text:p>
          </table:table-cell>
          <table:table-cell office:value-type="float" office:value="14.06">
            <text:p>14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4">
            <text:p>0.4</text:p>
          </table:table-cell>
          <table:table-cell office:value-type="float" office:value="0.42">
            <text:p>0.42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6.58">
            <text:p>6.58</text:p>
          </table:table-cell>
          <table:table-cell office:value-type="float" office:value="30.22">
            <text:p>30.22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13.57">
            <text:p>13.5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33">
            <text:p>1.33</text:p>
          </table:table-cell>
          <table:table-cell office:value-type="float" office:value="0.47">
            <text:p>0.47</text:p>
          </table:table-cell>
          <table:table-cell office:value-type="float" office:value="3.5">
            <text:p>3.5</text:p>
          </table:table-cell>
          <table:table-cell/>
          <table:table-cell office:value-type="float" office:value="0.86">
            <text:p>0.8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.28">
            <text:p>0.28</text:p>
          </table:table-cell>
          <table:table-cell/>
          <table:table-cell office:value-type="float" office:value="121.72">
            <text:p>121.72</text:p>
          </table:table-cell>
          <table:table-cell office:value-type="float" office:value="3.01">
            <text:p>3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64">
            <text:p>0.64</text:p>
          </table:table-cell>
          <table:table-cell office:value-type="float" office:value="0.01">
            <text:p>0.01</text:p>
          </table:table-cell>
          <table:table-cell/>
          <table:table-cell office:value-type="float" office:value="0.46">
            <text:p>0.46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208.34">
            <text:p>208.34</text:p>
          </table:table-cell>
          <table:table-cell office:value-type="float" office:value="13.79">
            <text:p>13.79</text:p>
          </table:table-cell>
          <table:table-cell office:value-type="float" office:value="1.2">
            <text:p>1.2</text:p>
          </table:table-cell>
          <table:table-cell office:value-type="float" office:value="2.12">
            <text:p>2.12</text:p>
          </table:table-cell>
          <table:table-cell office:value-type="float" office:value="10.98">
            <text:p>10.98</text:p>
          </table:table-cell>
          <table:table-cell/>
          <table:table-cell office:value-type="float" office:value="11.6">
            <text:p>11.6</text:p>
          </table:table-cell>
          <table:table-cell office:value-type="float" office:value="16.34">
            <text:p>16.3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office:value-type="float" office:value="1.06">
            <text:p>1.06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5">
            <text:p>0.5</text:p>
          </table:table-cell>
          <table:table-cell office:value-type="float" office:value="0.49">
            <text:p>0.49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16.86">
            <text:p>116.86</text:p>
          </table:table-cell>
          <table:table-cell office:value-type="float" office:value="6.9">
            <text:p>6.9</text:p>
          </table:table-cell>
          <table:table-cell office:value-type="float" office:value="33.12">
            <text:p>33.12</text:p>
          </table:table-cell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3.78">
            <text:p>13.78</text:p>
          </table:table-cell>
          <table:table-cell office:value-type="float" office:value="0">
            <text:p>0</text:p>
          </table:table-cell>
          <table:table-cell/>
          <table:table-cell office:value-type="float" office:value="1.43">
            <text:p>1.43</text:p>
          </table:table-cell>
          <table:table-cell office:value-type="float" office:value="0.3">
            <text:p>0.3</text:p>
          </table:table-cell>
          <table:table-cell office:value-type="float" office:value="3.72">
            <text:p>3.72</text:p>
          </table:table-cell>
          <table:table-cell office:value-type="float" office:value="0.01">
            <text:p>0.0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29">
            <text:p>0.29</text:p>
          </table:table-cell>
          <table:table-cell/>
          <table:table-cell office:value-type="float" office:value="133.34">
            <text:p>133.34</text:p>
          </table:table-cell>
          <table:table-cell office:value-type="float" office:value="4.2">
            <text:p>4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7">
            <text:p>0.47</text:p>
          </table:table-cell>
          <table:table-cell office:value-type="float" office:value="0.02">
            <text:p>0.02</text:p>
          </table:table-cell>
          <table:table-cell/>
          <table:table-cell office:value-type="float" office:value="0.56">
            <text:p>0.56</text:p>
          </table:table-cell>
          <table:table-cell/>
          <table:table-cell office:value-type="float" office:value="0.04">
            <text:p>0.04</text:p>
          </table:table-cell>
          <table:table-cell office:value-type="float" office:value="228.52">
            <text:p>228.52</text:p>
          </table:table-cell>
          <table:table-cell office:value-type="float" office:value="13.17">
            <text:p>13.17</text:p>
          </table:table-cell>
          <table:table-cell office:value-type="float" office:value="1.64">
            <text:p>1.64</text:p>
          </table:table-cell>
          <table:table-cell office:value-type="float" office:value="2.29">
            <text:p>2.29</text:p>
          </table:table-cell>
          <table:table-cell office:value-type="float" office:value="11.36">
            <text:p>11.36</text:p>
          </table:table-cell>
          <table:table-cell/>
          <table:table-cell office:value-type="float" office:value="12.83">
            <text:p>12.83</text:p>
          </table:table-cell>
          <table:table-cell office:value-type="float" office:value="17.03">
            <text:p>17.0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63">
            <text:p>0.63</text:p>
          </table:table-cell>
          <table:table-cell office:value-type="float" office:value="0.86">
            <text:p>0.86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36">
            <text:p>0.36</text:p>
          </table:table-cell>
          <table:table-cell office:value-type="float" office:value="0.43">
            <text:p>0.43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23.75">
            <text:p>123.75</text:p>
          </table:table-cell>
          <table:table-cell office:value-type="float" office:value="7.03">
            <text:p>7.03</text:p>
          </table:table-cell>
          <table:table-cell office:value-type="float" office:value="35.99">
            <text:p>35.99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15.02">
            <text:p>15.0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1.28">
            <text:p>1.28</text:p>
          </table:table-cell>
          <table:table-cell office:value-type="float" office:value="0.48">
            <text:p>0.48</text:p>
          </table:table-cell>
          <table:table-cell office:value-type="float" office:value="3.96">
            <text:p>3.96</text:p>
          </table:table-cell>
          <table:table-cell office:value-type="float" office:value="0.01">
            <text:p>0.01</text:p>
          </table:table-cell>
          <table:table-cell office:value-type="float" office:value="1.13">
            <text:p>1.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22">
            <text:p>0.22</text:p>
          </table:table-cell>
          <table:table-cell/>
          <table:table-cell office:value-type="float" office:value="146.1">
            <text:p>146.1</text:p>
          </table:table-cell>
          <table:table-cell office:value-type="float" office:value="3.75">
            <text:p>3.7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42">
            <text:p>0.4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  <table:table-cell/>
          <table:table-cell office:value-type="float" office:value="0.04">
            <text:p>0.04</text:p>
          </table:table-cell>
          <table:table-cell office:value-type="float" office:value="248.29">
            <text:p>248.29</text:p>
          </table:table-cell>
          <table:table-cell office:value-type="float" office:value="13.9">
            <text:p>13.9</text:p>
          </table:table-cell>
          <table:table-cell office:value-type="float" office:value="1.53">
            <text:p>1.53</text:p>
          </table:table-cell>
          <table:table-cell office:value-type="float" office:value="2.57">
            <text:p>2.57</text:p>
          </table:table-cell>
          <table:table-cell office:value-type="float" office:value="11.53">
            <text:p>11.53</text:p>
          </table:table-cell>
          <table:table-cell/>
          <table:table-cell office:value-type="float" office:value="13.35">
            <text:p>13.35</text:p>
          </table:table-cell>
          <table:table-cell office:value-type="float" office:value="18.89">
            <text:p>18.89</text:p>
          </table:table-cell>
          <table:table-cell table:number-columns-repeated="2" office:value-type="float" office:value="0">
            <text:p>0</text:p>
          </table:table-cell>
          <table:table-cell office:value-type="float" office:value="0.59">
            <text:p>0.59</text:p>
          </table:table-cell>
          <table:table-cell office:value-type="float" office:value="1.34">
            <text:p>1.34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7">
            <text:p>0.17</text:p>
          </table:table-cell>
          <table:table-cell office:value-type="float" office:value="0.04">
            <text:p>0.04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54">
            <text:p>0.54</text:p>
          </table:table-cell>
          <table:table-cell office:value-type="float" office:value="0.43">
            <text:p>0.43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134.48">
            <text:p>134.48</text:p>
          </table:table-cell>
          <table:table-cell office:value-type="float" office:value="7">
            <text:p>7</text:p>
          </table:table-cell>
          <table:table-cell office:value-type="float" office:value="39.21">
            <text:p>39.21</text:p>
          </table:table-cell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4">
            <text:p>0.04</text:p>
          </table:table-cell>
          <table:table-cell/>
          <table:table-cell office:value-type="float" office:value="0">
            <text:p>0</text:p>
          </table:table-cell>
          <table:table-cell office:value-type="float" office:value="15.98">
            <text:p>15.9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63">
            <text:p>1.63</text:p>
          </table:table-cell>
          <table:table-cell office:value-type="float" office:value="0.47">
            <text:p>0.47</text:p>
          </table:table-cell>
          <table:table-cell office:value-type="float" office:value="3.85">
            <text:p>3.85</text:p>
          </table:table-cell>
          <table:table-cell office:value-type="float" office:value="0.01">
            <text:p>0.01</text:p>
          </table:table-cell>
          <table:table-cell office:value-type="float" office:value="1.16">
            <text:p>1.16</text:p>
          </table:table-cell>
          <table:table-cell table:number-columns-repeated="4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46">
            <text:p>0.46</text:p>
          </table:table-cell>
          <table:table-cell/>
          <table:table-cell office:value-type="float" office:value="159.32">
            <text:p>159.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  <table:table-cell office:value-type="float" office:value="0.01">
            <text:p>0.01</text:p>
          </table:table-cell>
          <table:table-cell/>
          <table:table-cell office:value-type="float" office:value="0.64">
            <text:p>0.64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274.62">
            <text:p>274.62</text:p>
          </table:table-cell>
          <table:table-cell office:value-type="float" office:value="13.4">
            <text:p>13.4</text:p>
          </table:table-cell>
          <table:table-cell office:value-type="float" office:value="1.57">
            <text:p>1.57</text:p>
          </table:table-cell>
          <table:table-cell office:value-type="float" office:value="2.53">
            <text:p>2.53</text:p>
          </table:table-cell>
          <table:table-cell office:value-type="float" office:value="11.04">
            <text:p>11.04</text:p>
          </table:table-cell>
          <table:table-cell/>
          <table:table-cell office:value-type="float" office:value="13.72">
            <text:p>13.72</text:p>
          </table:table-cell>
          <table:table-cell office:value-type="float" office:value="20.95">
            <text:p>20.9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71">
            <text:p>0.71</text:p>
          </table:table-cell>
          <table:table-cell office:value-type="float" office:value="1.22">
            <text:p>1.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42">
            <text:p>0.42</text:p>
          </table:table-cell>
          <table:table-cell office:value-type="float" office:value="0.37">
            <text:p>0.37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146.75">
            <text:p>146.75</text:p>
          </table:table-cell>
          <table:table-cell office:value-type="float" office:value="6.68">
            <text:p>6.68</text:p>
          </table:table-cell>
          <table:table-cell office:value-type="float" office:value="42.41">
            <text:p>42.41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8">
            <text:p>0.08</text:p>
          </table:table-cell>
          <table:table-cell/>
          <table:table-cell office:value-type="float" office:value="0">
            <text:p>0</text:p>
          </table:table-cell>
          <table:table-cell office:value-type="float" office:value="17.04">
            <text:p>17.04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1.82">
            <text:p>1.82</text:p>
          </table:table-cell>
          <table:table-cell office:value-type="float" office:value="0.43">
            <text:p>0.43</text:p>
          </table:table-cell>
          <table:table-cell office:value-type="float" office:value="4.26">
            <text:p>4.26</text:p>
          </table:table-cell>
          <table:table-cell office:value-type="float" office:value="0.03">
            <text:p>0.03</text:p>
          </table:table-cell>
          <table:table-cell office:value-type="float" office:value="1.22">
            <text:p>1.22</text:p>
          </table:table-cell>
          <table:table-cell table:number-columns-repeated="4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53">
            <text:p>0.53</text:p>
          </table:table-cell>
          <table:table-cell office:value-type="float" office:value="0.25">
            <text:p>0.25</text:p>
          </table:table-cell>
          <table:table-cell/>
          <table:table-cell office:value-type="float" office:value="173.18">
            <text:p>173.18</text:p>
          </table:table-cell>
          <table:table-cell office:value-type="float" office:value="4.37">
            <text:p>4.3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56">
            <text:p>0.56</text:p>
          </table:table-cell>
          <table:table-cell office:value-type="float" office:value="0.05">
            <text:p>0.05</text:p>
          </table:table-cell>
          <table:table-cell/>
          <table:table-cell office:value-type="float" office:value="0.53">
            <text:p>0.53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298.11">
            <text:p>298.11</text:p>
          </table:table-cell>
          <table:table-cell office:value-type="float" office:value="12.91">
            <text:p>12.91</text:p>
          </table:table-cell>
          <table:table-cell office:value-type="float" office:value="1.55">
            <text:p>1.55</text:p>
          </table:table-cell>
          <table:table-cell office:value-type="float" office:value="2.44">
            <text:p>2.44</text:p>
          </table:table-cell>
          <table:table-cell office:value-type="float" office:value="11.35">
            <text:p>11.35</text:p>
          </table:table-cell>
          <table:table-cell/>
          <table:table-cell office:value-type="float" office:value="15.27">
            <text:p>15.27</text:p>
          </table:table-cell>
          <table:table-cell office:value-type="float" office:value="23.12">
            <text:p>23.1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67">
            <text:p>0.67</text:p>
          </table:table-cell>
          <table:table-cell office:value-type="float" office:value="1.19">
            <text:p>1.19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56">
            <text:p>0.56</text:p>
          </table:table-cell>
          <table:table-cell office:value-type="float" office:value="0.54">
            <text:p>0.54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161.66">
            <text:p>161.66</text:p>
          </table:table-cell>
          <table:table-cell office:value-type="float" office:value="6.33">
            <text:p>6.33</text:p>
          </table:table-cell>
          <table:table-cell office:value-type="float" office:value="46.17">
            <text:p>46.17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9">
            <text:p>0.09</text:p>
          </table:table-cell>
          <table:table-cell/>
          <table:table-cell office:value-type="float" office:value="0">
            <text:p>0</text:p>
          </table:table-cell>
          <table:table-cell office:value-type="float" office:value="18.4">
            <text:p>18.4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1.67">
            <text:p>1.67</text:p>
          </table:table-cell>
          <table:table-cell office:value-type="float" office:value="0.58">
            <text:p>0.58</text:p>
          </table:table-cell>
          <table:table-cell office:value-type="float" office:value="4.2">
            <text:p>4.2</text:p>
          </table:table-cell>
          <table:table-cell/>
          <table:table-cell office:value-type="float" office:value="1.33">
            <text:p>1.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0.39">
            <text:p>0.39</text:p>
          </table:table-cell>
          <table:table-cell/>
          <table:table-cell office:value-type="float" office:value="186.39">
            <text:p>186.39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/>
          <table:table-cell office:value-type="float" office:value="0.69">
            <text:p>0.69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325.53">
            <text:p>325.53</text:p>
          </table:table-cell>
          <table:table-cell office:value-type="float" office:value="12.59">
            <text:p>12.59</text:p>
          </table:table-cell>
          <table:table-cell office:value-type="float" office:value="1.62">
            <text:p>1.62</text:p>
          </table:table-cell>
          <table:table-cell office:value-type="float" office:value="2.44">
            <text:p>2.44</text:p>
          </table:table-cell>
          <table:table-cell office:value-type="float" office:value="11.29">
            <text:p>11.29</text:p>
          </table:table-cell>
          <table:table-cell/>
          <table:table-cell office:value-type="float" office:value="15.3">
            <text:p>15.3</text:p>
          </table:table-cell>
          <table:table-cell office:value-type="float" office:value="24.93">
            <text:p>24.9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61">
            <text:p>0.61</text:p>
          </table:table-cell>
          <table:table-cell office:value-type="float" office:value="1.23">
            <text:p>1.23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49">
            <text:p>0.49</text:p>
          </table:table-cell>
          <table:table-cell office:value-type="float" office:value="0.51">
            <text:p>0.5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75.62">
            <text:p>175.62</text:p>
          </table:table-cell>
          <table:table-cell office:value-type="float" office:value="6.91">
            <text:p>6.91</text:p>
          </table:table-cell>
          <table:table-cell office:value-type="float" office:value="49.96">
            <text:p>49.96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office:value-type="float" office:value="0">
            <text:p>0</text:p>
          </table:table-cell>
          <table:table-cell office:value-type="float" office:value="18.86">
            <text:p>18.8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72">
            <text:p>1.72</text:p>
          </table:table-cell>
          <table:table-cell office:value-type="float" office:value="0.57">
            <text:p>0.57</text:p>
          </table:table-cell>
          <table:table-cell office:value-type="float" office:value="4.63">
            <text:p>4.63</text:p>
          </table:table-cell>
          <table:table-cell office:value-type="float" office:value="0.02">
            <text:p>0.02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49">
            <text:p>0.49</text:p>
          </table:table-cell>
          <table:table-cell office:value-type="float" office:value="0.5">
            <text:p>0.5</text:p>
          </table:table-cell>
          <table:table-cell/>
          <table:table-cell office:value-type="float" office:value="201.09">
            <text:p>201.09</text:p>
          </table:table-cell>
          <table:table-cell office:value-type="float" office:value="4.34">
            <text:p>4.3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56">
            <text:p>0.56</text:p>
          </table:table-cell>
          <table:table-cell office:value-type="float" office:value="0.02">
            <text:p>0.02</text:p>
          </table:table-cell>
          <table:table-cell/>
          <table:table-cell office:value-type="float" office:value="0.78">
            <text:p>0.78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353.14">
            <text:p>353.14</text:p>
          </table:table-cell>
          <table:table-cell office:value-type="float" office:value="13.2">
            <text:p>13.2</text:p>
          </table:table-cell>
          <table:table-cell office:value-type="float" office:value="1.75">
            <text:p>1.75</text:p>
          </table:table-cell>
          <table:table-cell office:value-type="float" office:value="2.83">
            <text:p>2.83</text:p>
          </table:table-cell>
          <table:table-cell office:value-type="float" office:value="11.34">
            <text:p>11.34</text:p>
          </table:table-cell>
          <table:table-cell/>
          <table:table-cell office:value-type="float" office:value="16.37">
            <text:p>16.37</text:p>
          </table:table-cell>
          <table:table-cell office:value-type="float" office:value="25.66">
            <text:p>25.66</text:p>
          </table:table-cell>
          <table:table-cell table:number-columns-repeated="2" office:value-type="float" office:value="0">
            <text:p>0</text:p>
          </table:table-cell>
          <table:table-cell office:value-type="float" office:value="0.69">
            <text:p>0.69</text:p>
          </table:table-cell>
          <table:table-cell office:value-type="float" office:value="1.26">
            <text:p>1.26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73">
            <text:p>0.73</text:p>
          </table:table-cell>
          <table:table-cell office:value-type="float" office:value="0.52">
            <text:p>0.52</text:p>
          </table:table-cell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 office:value-type="float" office:value="188.29">
            <text:p>188.29</text:p>
          </table:table-cell>
          <table:table-cell office:value-type="float" office:value="6.97">
            <text:p>6.97</text:p>
          </table:table-cell>
          <table:table-cell office:value-type="float" office:value="53.83">
            <text:p>53.83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office:value-type="float" office:value="0">
            <text:p>0</text:p>
          </table:table-cell>
          <table:table-cell office:value-type="float" office:value="19.79">
            <text:p>19.79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1.76">
            <text:p>1.76</text:p>
          </table:table-cell>
          <table:table-cell office:value-type="float" office:value="0.69">
            <text:p>0.69</text:p>
          </table:table-cell>
          <table:table-cell office:value-type="float" office:value="4.79">
            <text:p>4.79</text:p>
          </table:table-cell>
          <table:table-cell office:value-type="float" office:value="0.02">
            <text:p>0.02</text:p>
          </table:table-cell>
          <table:table-cell office:value-type="float" office:value="1.46">
            <text:p>1.46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0.57">
            <text:p>0.57</text:p>
          </table:table-cell>
          <table:table-cell/>
          <table:table-cell office:value-type="float" office:value="218.87">
            <text:p>218.87</text:p>
          </table:table-cell>
          <table:table-cell office:value-type="float" office:value="4.93">
            <text:p>4.9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  <table:table-cell office:value-type="float" office:value="0.05">
            <text:p>0.05</text:p>
          </table:table-cell>
          <table:table-cell/>
          <table:table-cell office:value-type="float" office:value="0.75">
            <text:p>0.75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381.57">
            <text:p>381.57</text:p>
          </table:table-cell>
          <table:table-cell office:value-type="float" office:value="13.83">
            <text:p>13.83</text:p>
          </table:table-cell>
          <table:table-cell office:value-type="float" office:value="1.87">
            <text:p>1.87</text:p>
          </table:table-cell>
          <table:table-cell office:value-type="float" office:value="2.84">
            <text:p>2.84</text:p>
          </table:table-cell>
          <table:table-cell office:value-type="float" office:value="11.66">
            <text:p>11.66</text:p>
          </table:table-cell>
          <table:table-cell/>
          <table:table-cell office:value-type="float" office:value="16.97">
            <text:p>16.97</text:p>
          </table:table-cell>
          <table:table-cell office:value-type="float" office:value="28.94">
            <text:p>28.9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74">
            <text:p>0.74</text:p>
          </table:table-cell>
          <table:table-cell office:value-type="float" office:value="1.47">
            <text:p>1.47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">
            <text:p>0.91</text:p>
          </table:table-cell>
          <table:table-cell office:value-type="float" office:value="0.56">
            <text:p>0.56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205.28">
            <text:p>205.28</text:p>
          </table:table-cell>
          <table:table-cell office:value-type="float" office:value="13.66">
            <text:p>13.66</text:p>
          </table:table-cell>
          <table:table-cell office:value-type="float" office:value="58.32">
            <text:p>58.32</text:p>
          </table:table-cell>
          <table:table-cell office:value-type="float" office:value="0.54">
            <text:p>0.5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18">
            <text:p>0.18</text:p>
          </table:table-cell>
          <table:table-cell/>
          <table:table-cell office:value-type="float" office:value="0">
            <text:p>0</text:p>
          </table:table-cell>
          <table:table-cell office:value-type="float" office:value="21.08">
            <text:p>21.0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04">
            <text:p>2.04</text:p>
          </table:table-cell>
          <table:table-cell office:value-type="float" office:value="0.53">
            <text:p>0.53</text:p>
          </table:table-cell>
          <table:table-cell office:value-type="float" office:value="6.05">
            <text:p>6.05</text:p>
          </table:table-cell>
          <table:table-cell office:value-type="float" office:value="0.01">
            <text:p>0.01</text:p>
          </table:table-cell>
          <table:table-cell office:value-type="float" office:value="1.72">
            <text:p>1.7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1.11">
            <text:p>1.11</text:p>
          </table:table-cell>
          <table:table-cell/>
          <table:table-cell office:value-type="float" office:value="236.43">
            <text:p>236.43</text:p>
          </table:table-cell>
          <table:table-cell office:value-type="float" office:value="5.49">
            <text:p>5.49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8">
            <text:p>0.78</text:p>
          </table:table-cell>
          <table:table-cell office:value-type="float" office:value="0.04">
            <text:p>0.0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414">
            <text:p>414</text:p>
          </table:table-cell>
          <table:table-cell office:value-type="float" office:value="23.38">
            <text:p>23.38</text:p>
          </table:table-cell>
          <table:table-cell office:value-type="float" office:value="1.84">
            <text:p>1.84</text:p>
          </table:table-cell>
          <table:table-cell office:value-type="float" office:value="3.18">
            <text:p>3.18</text:p>
          </table:table-cell>
          <table:table-cell office:value-type="float" office:value="16.51">
            <text:p>16.51</text:p>
          </table:table-cell>
          <table:table-cell/>
          <table:table-cell office:value-type="float" office:value="18.57">
            <text:p>18.57</text:p>
          </table:table-cell>
          <table:table-cell office:value-type="float" office:value="30.77">
            <text:p>30.77</text:p>
          </table:table-cell>
          <table:table-cell table:number-columns-repeated="2"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1.41">
            <text:p>1.41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4">
            <text:p>0.24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.07">
            <text:p>1.07</text:p>
          </table:table-cell>
          <table:table-cell office:value-type="float" office:value="0.65">
            <text:p>0.65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224.11">
            <text:p>224.11</text:p>
          </table:table-cell>
          <table:table-cell office:value-type="float" office:value="12.71">
            <text:p>12.71</text:p>
          </table:table-cell>
          <table:table-cell office:value-type="float" office:value="63.98">
            <text:p>63.98</text:p>
          </table:table-cell>
          <table:table-cell office:value-type="float" office:value="0.73">
            <text:p>0.7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21">
            <text:p>0.21</text:p>
          </table:table-cell>
          <table:table-cell/>
          <table:table-cell office:value-type="float" office:value="0">
            <text:p>0</text:p>
          </table:table-cell>
          <table:table-cell office:value-type="float" office:value="21.55">
            <text:p>21.55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2.15">
            <text:p>2.15</text:p>
          </table:table-cell>
          <table:table-cell office:value-type="float" office:value="0.64">
            <text:p>0.64</text:p>
          </table:table-cell>
          <table:table-cell office:value-type="float" office:value="6.39">
            <text:p>6.39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64">
            <text:p>0.64</text:p>
          </table:table-cell>
          <table:table-cell/>
          <table:table-cell office:value-type="float" office:value="253.13">
            <text:p>253.13</text:p>
          </table:table-cell>
          <table:table-cell office:value-type="float" office:value="5.54">
            <text:p>5.5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87">
            <text:p>0.87</text:p>
          </table:table-cell>
          <table:table-cell office:value-type="float" office:value="0.02">
            <text:p>0.02</text:p>
          </table:table-cell>
          <table:table-cell/>
          <table:table-cell office:value-type="float" office:value="0.75">
            <text:p>0.7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447.38">
            <text:p>447.38</text:p>
          </table:table-cell>
          <table:table-cell office:value-type="float" office:value="25.32">
            <text:p>25.32</text:p>
          </table:table-cell>
          <table:table-cell office:value-type="float" office:value="1.97">
            <text:p>1.97</text:p>
          </table:table-cell>
          <table:table-cell office:value-type="float" office:value="3.24">
            <text:p>3.24</text:p>
          </table:table-cell>
          <table:table-cell office:value-type="float" office:value="16.22">
            <text:p>16.22</text:p>
          </table:table-cell>
          <table:table-cell/>
          <table:table-cell office:value-type="float" office:value="19.05">
            <text:p>19.05</text:p>
          </table:table-cell>
          <table:table-cell office:value-type="float" office:value="34.73">
            <text:p>34.7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2">
            <text:p>0.82</text:p>
          </table:table-cell>
          <table:table-cell office:value-type="float" office:value="1.69">
            <text:p>1.6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29">
            <text:p>0.29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.19">
            <text:p>1.19</text:p>
          </table:table-cell>
          <table:table-cell office:value-type="float" office:value="0.74">
            <text:p>0.74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239.77">
            <text:p>239.77</text:p>
          </table:table-cell>
          <table:table-cell office:value-type="float" office:value="13.04">
            <text:p>13.04</text:p>
          </table:table-cell>
          <table:table-cell office:value-type="float" office:value="67.18">
            <text:p>67.18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office:value-type="float" office:value="0">
            <text:p>0</text:p>
          </table:table-cell>
          <table:table-cell office:value-type="float" office:value="23.68">
            <text:p>23.68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04">
            <text:p>2.04</text:p>
          </table:table-cell>
          <table:table-cell office:value-type="float" office:value="0.72">
            <text:p>0.72</text:p>
          </table:table-cell>
          <table:table-cell office:value-type="float" office:value="6.84">
            <text:p>6.84</text:p>
          </table:table-cell>
          <table:table-cell office:value-type="float" office:value="0.01">
            <text:p>0.01</text:p>
          </table:table-cell>
          <table:table-cell office:value-type="float" office:value="2.02">
            <text:p>2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0.73">
            <text:p>0.73</text:p>
          </table:table-cell>
          <table:table-cell/>
          <table:table-cell office:value-type="float" office:value="273.12">
            <text:p>273.12</text:p>
          </table:table-cell>
          <table:table-cell office:value-type="float" office:value="6.56">
            <text:p>6.5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72">
            <text:p>0.72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75">
            <text:p>0.75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483.77">
            <text:p>483.77</text:p>
          </table:table-cell>
          <table:table-cell office:value-type="float" office:value="24.23">
            <text:p>24.23</text:p>
          </table:table-cell>
          <table:table-cell office:value-type="float" office:value="3.09">
            <text:p>3.09</text:p>
          </table:table-cell>
          <table:table-cell office:value-type="float" office:value="3.32">
            <text:p>3.32</text:p>
          </table:table-cell>
          <table:table-cell office:value-type="float" office:value="16.53">
            <text:p>16.53</text:p>
          </table:table-cell>
          <table:table-cell/>
          <table:table-cell office:value-type="float" office:value="19.6">
            <text:p>19.6</text:p>
          </table:table-cell>
          <table:table-cell office:value-type="float" office:value="35.59">
            <text:p>35.5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office:value-type="float" office:value="1.62">
            <text:p>1.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1">
            <text:p>0.21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49">
            <text:p>0.49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257.15">
            <text:p>257.15</text:p>
          </table:table-cell>
          <table:table-cell office:value-type="float" office:value="12.76">
            <text:p>12.76</text:p>
          </table:table-cell>
          <table:table-cell office:value-type="float" office:value="72.11">
            <text:p>72.11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36">
            <text:p>0.36</text:p>
          </table:table-cell>
          <table:table-cell/>
          <table:table-cell office:value-type="float" office:value="0">
            <text:p>0</text:p>
          </table:table-cell>
          <table:table-cell office:value-type="float" office:value="24.85">
            <text:p>24.85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2.33">
            <text:p>2.33</text:p>
          </table:table-cell>
          <table:table-cell office:value-type="float" office:value="0.68">
            <text:p>0.68</text:p>
          </table:table-cell>
          <table:table-cell office:value-type="float" office:value="6.54">
            <text:p>6.54</text:p>
          </table:table-cell>
          <table:table-cell/>
          <table:table-cell office:value-type="float" office:value="1.9">
            <text:p>1.9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0.81">
            <text:p>0.81</text:p>
          </table:table-cell>
          <table:table-cell/>
          <table:table-cell office:value-type="float" office:value="289.5">
            <text:p>289.5</text:p>
          </table:table-cell>
          <table:table-cell office:value-type="float" office:value="6.07">
            <text:p>6.07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9">
            <text:p>0.9</text:p>
          </table:table-cell>
          <table:table-cell office:value-type="float" office:value="0.01">
            <text:p>0.0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520.96">
            <text:p>520.96</text:p>
          </table:table-cell>
          <table:table-cell office:value-type="float" office:value="23.78">
            <text:p>23.78</text:p>
          </table:table-cell>
          <table:table-cell office:value-type="float" office:value="2.44">
            <text:p>2.44</text:p>
          </table:table-cell>
          <table:table-cell office:value-type="float" office:value="3.67">
            <text:p>3.67</text:p>
          </table:table-cell>
          <table:table-cell office:value-type="float" office:value="16.33">
            <text:p>16.33</text:p>
          </table:table-cell>
          <table:table-cell/>
          <table:table-cell office:value-type="float" office:value="22.13">
            <text:p>22.13</text:p>
          </table:table-cell>
          <table:table-cell office:value-type="float" office:value="40.1">
            <text:p>40.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1">
            <text:p>0.81</text:p>
          </table:table-cell>
          <table:table-cell office:value-type="float" office:value="1.99">
            <text:p>1.9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.15">
            <text:p>1.15</text:p>
          </table:table-cell>
          <table:table-cell office:value-type="float" office:value="0.77">
            <text:p>0.77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274.31">
            <text:p>274.31</text:p>
          </table:table-cell>
          <table:table-cell office:value-type="float" office:value="12.42">
            <text:p>12.42</text:p>
          </table:table-cell>
          <table:table-cell office:value-type="float" office:value="76.49">
            <text:p>76.49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42">
            <text:p>0.42</text:p>
          </table:table-cell>
          <table:table-cell/>
          <table:table-cell office:value-type="float" office:value="0">
            <text:p>0</text:p>
          </table:table-cell>
          <table:table-cell office:value-type="float" office:value="25.12">
            <text:p>25.1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2.32">
            <text:p>2.32</text:p>
          </table:table-cell>
          <table:table-cell office:value-type="float" office:value="0.9">
            <text:p>0.9</text:p>
          </table:table-cell>
          <table:table-cell office:value-type="float" office:value="6.89">
            <text:p>6.89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01">
            <text:p>0.01</text:p>
          </table:table-cell>
          <table:table-cell office:value-type="float" office:value="312.92">
            <text:p>312.92</text:p>
          </table:table-cell>
          <table:table-cell office:value-type="float" office:value="6.87">
            <text:p>6.8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75">
            <text:p>0.75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85">
            <text:p>0.8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561.98">
            <text:p>561.98</text:p>
          </table:table-cell>
          <table:table-cell office:value-type="float" office:value="25.11">
            <text:p>25.11</text:p>
          </table:table-cell>
          <table:table-cell office:value-type="float" office:value="2.4">
            <text:p>2.4</text:p>
          </table:table-cell>
          <table:table-cell office:value-type="float" office:value="3.8">
            <text:p>3.8</text:p>
          </table:table-cell>
          <table:table-cell office:value-type="float" office:value="16.39">
            <text:p>16.39</text:p>
          </table:table-cell>
          <table:table-cell/>
          <table:table-cell office:value-type="float" office:value="22.45">
            <text:p>22.45</text:p>
          </table:table-cell>
          <table:table-cell office:value-type="float" office:value="41.43">
            <text:p>41.4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72">
            <text:p>0.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2">
            <text:p>0.22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292.22">
            <text:p>292.22</text:p>
          </table:table-cell>
          <table:table-cell office:value-type="float" office:value="12.81">
            <text:p>12.81</text:p>
          </table:table-cell>
          <table:table-cell office:value-type="float" office:value="83.72">
            <text:p>83.72</text:p>
          </table:table-cell>
          <table:table-cell office:value-type="float" office:value="1.03">
            <text:p>1.0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42">
            <text:p>0.42</text:p>
          </table:table-cell>
          <table:table-cell/>
          <table:table-cell office:value-type="float" office:value="0">
            <text:p>0</text:p>
          </table:table-cell>
          <table:table-cell office:value-type="float" office:value="27.04">
            <text:p>27.04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2.58">
            <text:p>2.58</text:p>
          </table:table-cell>
          <table:table-cell office:value-type="float" office:value="0.86">
            <text:p>0.86</text:p>
          </table:table-cell>
          <table:table-cell office:value-type="float" office:value="7.72">
            <text:p>7.72</text:p>
          </table:table-cell>
          <table:table-cell office:value-type="float" office:value="0.01">
            <text:p>0.01</text:p>
          </table:table-cell>
          <table:table-cell office:value-type="float" office:value="2.03">
            <text:p>2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0.96">
            <text:p>0.96</text:p>
          </table:table-cell>
          <table:table-cell/>
          <table:table-cell office:value-type="float" office:value="334.52">
            <text:p>334.52</text:p>
          </table:table-cell>
          <table:table-cell office:value-type="float" office:value="7.24">
            <text:p>7.2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72">
            <text:p>0.72</text:p>
          </table:table-cell>
          <table:table-cell office:value-type="float" office:value="0.04">
            <text:p>0.04</text:p>
          </table:table-cell>
          <table:table-cell/>
          <table:table-cell office:value-type="float" office:value="1.32">
            <text:p>1.32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604.91">
            <text:p>604.91</text:p>
          </table:table-cell>
          <table:table-cell office:value-type="float" office:value="24.63">
            <text:p>24.63</text:p>
          </table:table-cell>
          <table:table-cell office:value-type="float" office:value="2.5">
            <text:p>2.5</text:p>
          </table:table-cell>
          <table:table-cell office:value-type="float" office:value="3.88">
            <text:p>3.88</text:p>
          </table:table-cell>
          <table:table-cell office:value-type="float" office:value="16.67">
            <text:p>16.67</text:p>
          </table:table-cell>
          <table:table-cell/>
          <table:table-cell office:value-type="float" office:value="23.38">
            <text:p>23.38</text:p>
          </table:table-cell>
          <table:table-cell office:value-type="float" office:value="44.98">
            <text:p>44.9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.87">
            <text:p>1.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.25">
            <text:p>1.25</text:p>
          </table:table-cell>
          <table:table-cell office:value-type="float" office:value="0.79">
            <text:p>0.7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316.48">
            <text:p>316.48</text:p>
          </table:table-cell>
          <table:table-cell office:value-type="float" office:value="12.28">
            <text:p>12.28</text:p>
          </table:table-cell>
          <table:table-cell office:value-type="float" office:value="86.71">
            <text:p>86.71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42">
            <text:p>0.42</text:p>
          </table:table-cell>
          <table:table-cell/>
          <table:table-cell office:value-type="float" office:value="0">
            <text:p>0</text:p>
          </table:table-cell>
          <table:table-cell office:value-type="float" office:value="27.31">
            <text:p>27.3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2.44">
            <text:p>2.44</text:p>
          </table:table-cell>
          <table:table-cell office:value-type="float" office:value="0.68">
            <text:p>0.68</text:p>
          </table:table-cell>
          <table:table-cell office:value-type="float" office:value="7.57">
            <text:p>7.57</text:p>
          </table:table-cell>
          <table:table-cell office:value-type="float" office:value="0.05">
            <text:p>0.05</text:p>
          </table:table-cell>
          <table:table-cell office:value-type="float" office:value="2.42">
            <text:p>2.42</text:p>
          </table:table-cell>
          <table:table-cell table:number-columns-repeated="2"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1.08">
            <text:p>1.08</text:p>
          </table:table-cell>
          <table:table-cell/>
          <table:table-cell office:value-type="float" office:value="357.09">
            <text:p>357.09</text:p>
          </table:table-cell>
          <table:table-cell office:value-type="float" office:value="7.23">
            <text:p>7.2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89">
            <text:p>0.8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1.16">
            <text:p>1.16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650.22">
            <text:p>650.22</text:p>
          </table:table-cell>
          <table:table-cell office:value-type="float" office:value="24.49">
            <text:p>24.49</text:p>
          </table:table-cell>
          <table:table-cell office:value-type="float" office:value="2.58">
            <text:p>2.58</text:p>
          </table:table-cell>
          <table:table-cell office:value-type="float" office:value="4.44">
            <text:p>4.44</text:p>
          </table:table-cell>
          <table:table-cell office:value-type="float" office:value="15.88">
            <text:p>15.88</text:p>
          </table:table-cell>
          <table:table-cell/>
          <table:table-cell office:value-type="float" office:value="24.43">
            <text:p>24.43</text:p>
          </table:table-cell>
          <table:table-cell office:value-type="float" office:value="47.79">
            <text:p>47.7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2">
            <text:p>0.82</text:p>
          </table:table-cell>
          <table:table-cell office:value-type="float" office:value="1.89">
            <text:p>1.8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22">
            <text:p>0.22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.42">
            <text:p>1.42</text:p>
          </table:table-cell>
          <table:table-cell office:value-type="float" office:value="0.76">
            <text:p>0.76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332.62">
            <text:p>332.62</text:p>
          </table:table-cell>
          <table:table-cell office:value-type="float" office:value="12.73">
            <text:p>12.73</text:p>
          </table:table-cell>
          <table:table-cell office:value-type="float" office:value="94.69">
            <text:p>94.69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56">
            <text:p>0.56</text:p>
          </table:table-cell>
          <table:table-cell/>
          <table:table-cell office:value-type="float" office:value="0">
            <text:p>0</text:p>
          </table:table-cell>
          <table:table-cell office:value-type="float" office:value="28.8">
            <text:p>28.8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2.47">
            <text:p>2.47</text:p>
          </table:table-cell>
          <table:table-cell office:value-type="float" office:value="0.95">
            <text:p>0.95</text:p>
          </table:table-cell>
          <table:table-cell office:value-type="float" office:value="8.57">
            <text:p>8.57</text:p>
          </table:table-cell>
          <table:table-cell office:value-type="float" office:value="0.01">
            <text:p>0.01</text:p>
          </table:table-cell>
          <table:table-cell office:value-type="float" office:value="2.43">
            <text:p>2.4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/>
          <table:table-cell office:value-type="float" office:value="381.42">
            <text:p>381.42</text:p>
          </table:table-cell>
          <table:table-cell office:value-type="float" office:value="7.25">
            <text:p>7.2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79">
            <text:p>0.7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97">
            <text:p>0.97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698.55">
            <text:p>698.55</text:p>
          </table:table-cell>
          <table:table-cell office:value-type="float" office:value="23.7">
            <text:p>23.7</text:p>
          </table:table-cell>
          <table:table-cell office:value-type="float" office:value="2.49">
            <text:p>2.49</text:p>
          </table:table-cell>
          <table:table-cell office:value-type="float" office:value="4.11">
            <text:p>4.11</text:p>
          </table:table-cell>
          <table:table-cell office:value-type="float" office:value="16.54">
            <text:p>16.54</text:p>
          </table:table-cell>
          <table:table-cell/>
          <table:table-cell office:value-type="float" office:value="25.97">
            <text:p>25.97</text:p>
          </table:table-cell>
          <table:table-cell office:value-type="float" office:value="51.41">
            <text:p>51.4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2">
            <text:p>0.82</text:p>
          </table:table-cell>
          <table:table-cell office:value-type="float" office:value="2.22">
            <text:p>2.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.45">
            <text:p>1.45</text:p>
          </table:table-cell>
          <table:table-cell office:value-type="float" office:value="1.02">
            <text:p>1.02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355.91">
            <text:p>355.91</text:p>
          </table:table-cell>
          <table:table-cell office:value-type="float" office:value="12.7">
            <text:p>12.7</text:p>
          </table:table-cell>
          <table:table-cell office:value-type="float" office:value="99.54">
            <text:p>99.54</text:p>
          </table:table-cell>
          <table:table-cell office:value-type="float" office:value="0.87">
            <text:p>0.8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61">
            <text:p>0.61</text:p>
          </table:table-cell>
          <table:table-cell/>
          <table:table-cell office:value-type="float" office:value="0">
            <text:p>0</text:p>
          </table:table-cell>
          <table:table-cell office:value-type="float" office:value="30.29">
            <text:p>30.29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2.76">
            <text:p>2.76</text:p>
          </table:table-cell>
          <table:table-cell office:value-type="float" office:value="0.84">
            <text:p>0.84</text:p>
          </table:table-cell>
          <table:table-cell office:value-type="float" office:value="8.36">
            <text:p>8.36</text:p>
          </table:table-cell>
          <table:table-cell/>
          <table:table-cell office:value-type="float" office:value="2.34">
            <text:p>2.34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1.07">
            <text:p>1.07</text:p>
          </table:table-cell>
          <table:table-cell office:value-type="float" office:value="1.15">
            <text:p>1.15</text:p>
          </table:table-cell>
          <table:table-cell/>
          <table:table-cell office:value-type="float" office:value="407.88">
            <text:p>407.8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77">
            <text:p>0.77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1.37">
            <text:p>1.3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749.31">
            <text:p>749.31</text:p>
          </table:table-cell>
          <table:table-cell office:value-type="float" office:value="24.77">
            <text:p>24.77</text:p>
          </table:table-cell>
          <table:table-cell office:value-type="float" office:value="2.8">
            <text:p>2.8</text:p>
          </table:table-cell>
          <table:table-cell office:value-type="float" office:value="4.33">
            <text:p>4.33</text:p>
          </table:table-cell>
          <table:table-cell office:value-type="float" office:value="16.33">
            <text:p>16.33</text:p>
          </table:table-cell>
          <table:table-cell/>
          <table:table-cell office:value-type="float" office:value="26.97">
            <text:p>26.97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office:value-type="float" office:value="2.39">
            <text:p>2.39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2">
            <text:p>0.22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.75">
            <text:p>1.75</text:p>
          </table:table-cell>
          <table:table-cell office:value-type="float" office:value="0.93">
            <text:p>0.93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379.46">
            <text:p>379.46</text:p>
          </table:table-cell>
          <table:table-cell office:value-type="float" office:value="12.15">
            <text:p>12.15</text:p>
          </table:table-cell>
          <table:table-cell office:value-type="float" office:value="107.09">
            <text:p>107.09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52">
            <text:p>0.52</text:p>
          </table:table-cell>
          <table:table-cell/>
          <table:table-cell office:value-type="float" office:value="0">
            <text:p>0</text:p>
          </table:table-cell>
          <table:table-cell office:value-type="float" office:value="31.44">
            <text:p>31.44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3.05">
            <text:p>3.05</text:p>
          </table:table-cell>
          <table:table-cell office:value-type="float" office:value="0.98">
            <text:p>0.98</text:p>
          </table:table-cell>
          <table:table-cell office:value-type="float" office:value="9.5">
            <text:p>9.5</text:p>
          </table:table-cell>
          <table:table-cell office:value-type="float" office:value="0.02">
            <text:p>0.02</text:p>
          </table:table-cell>
          <table:table-cell office:value-type="float" office:value="2.69">
            <text:p>2.6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433.84">
            <text:p>433.84</text:p>
          </table:table-cell>
          <table:table-cell office:value-type="float" office:value="8.19">
            <text:p>8.19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82">
            <text:p>0.82</text:p>
          </table:table-cell>
          <table:table-cell office:value-type="float" office:value="0.03">
            <text:p>0.03</text:p>
          </table:table-cell>
          <table:table-cell/>
          <table:table-cell office:value-type="float" office:value="1.05">
            <text:p>1.05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803.36">
            <text:p>803.36</text:p>
          </table:table-cell>
          <table:table-cell office:value-type="float" office:value="24.27">
            <text:p>24.27</text:p>
          </table:table-cell>
          <table:table-cell office:value-type="float" office:value="3.22">
            <text:p>3.22</text:p>
          </table:table-cell>
          <table:table-cell office:value-type="float" office:value="4.22">
            <text:p>4.22</text:p>
          </table:table-cell>
          <table:table-cell office:value-type="float" office:value="16.67">
            <text:p>16.67</text:p>
          </table:table-cell>
          <table:table-cell/>
          <table:table-cell office:value-type="float" office:value="27.58">
            <text:p>27.58</text:p>
          </table:table-cell>
          <table:table-cell office:value-type="float" office:value="58.65">
            <text:p>58.6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07">
            <text:p>2.07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">
            <text:p>0.2</text:p>
          </table:table-cell>
          <table:table-cell office:value-type="float" office:value="0.12">
            <text:p>0.1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.52">
            <text:p>1.52</text:p>
          </table:table-cell>
          <table:table-cell office:value-type="float" office:value="0.92">
            <text:p>0.92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405.47">
            <text:p>405.47</text:p>
          </table:table-cell>
          <table:table-cell office:value-type="float" office:value="12.49">
            <text:p>12.49</text:p>
          </table:table-cell>
          <table:table-cell office:value-type="float" office:value="111.95">
            <text:p>111.95</text:p>
          </table:table-cell>
          <table:table-cell office:value-type="float" office:value="1.06">
            <text:p>1.0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66">
            <text:p>0.66</text:p>
          </table:table-cell>
          <table:table-cell/>
          <table:table-cell office:value-type="float" office:value="0">
            <text:p>0</text:p>
          </table:table-cell>
          <table:table-cell office:value-type="float" office:value="33.01">
            <text:p>33.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2.85">
            <text:p>2.85</text:p>
          </table:table-cell>
          <table:table-cell office:value-type="float" office:value="1.12">
            <text:p>1.12</text:p>
          </table:table-cell>
          <table:table-cell office:value-type="float" office:value="9.11">
            <text:p>9.11</text:p>
          </table:table-cell>
          <table:table-cell office:value-type="float" office:value="0.01">
            <text:p>0.01</text:p>
          </table:table-cell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1.16">
            <text:p>1.16</text:p>
          </table:table-cell>
          <table:table-cell/>
          <table:table-cell office:value-type="float" office:value="462.9">
            <text:p>462.9</text:p>
          </table:table-cell>
          <table:table-cell office:value-type="float" office:value="8.67">
            <text:p>8.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73">
            <text:p>0.7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856.32">
            <text:p>856.32</text:p>
          </table:table-cell>
          <table:table-cell office:value-type="float" office:value="24.78">
            <text:p>24.78</text:p>
          </table:table-cell>
          <table:table-cell office:value-type="float" office:value="3.28">
            <text:p>3.28</text:p>
          </table:table-cell>
          <table:table-cell office:value-type="float" office:value="4.37">
            <text:p>4.37</text:p>
          </table:table-cell>
          <table:table-cell office:value-type="float" office:value="15.72">
            <text:p>15.72</text:p>
          </table:table-cell>
          <table:table-cell/>
          <table:table-cell office:value-type="float" office:value="29.37">
            <text:p>29.37</text:p>
          </table:table-cell>
          <table:table-cell office:value-type="float" office:value="59.7">
            <text:p>59.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office:value-type="float" office:value="2.54">
            <text:p>2.5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21">
            <text:p>0.21</text:p>
          </table:table-cell>
          <table:table-cell office:value-type="float" office:value="0.13">
            <text:p>0.1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.59">
            <text:p>1.59</text:p>
          </table:table-cell>
          <table:table-cell office:value-type="float" office:value="1.04">
            <text:p>1.04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424.88">
            <text:p>424.88</text:p>
          </table:table-cell>
          <table:table-cell office:value-type="float" office:value="12.26">
            <text:p>12.26</text:p>
          </table:table-cell>
          <table:table-cell office:value-type="float" office:value="119.91">
            <text:p>119.91</text:p>
          </table:table-cell>
          <table:table-cell office:value-type="float" office:value="1.21">
            <text:p>1.2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83">
            <text:p>0.83</text:p>
          </table:table-cell>
          <table:table-cell/>
          <table:table-cell office:value-type="float" office:value="0">
            <text:p>0</text:p>
          </table:table-cell>
          <table:table-cell office:value-type="float" office:value="33.57">
            <text:p>33.57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94">
            <text:p>2.94</text:p>
          </table:table-cell>
          <table:table-cell office:value-type="float" office:value="0.9">
            <text:p>0.9</text:p>
          </table:table-cell>
          <table:table-cell office:value-type="float" office:value="9.93">
            <text:p>9.93</text:p>
          </table:table-cell>
          <table:table-cell office:value-type="float" office:value="0.04">
            <text:p>0.04</text:p>
          </table:table-cell>
          <table:table-cell office:value-type="float" office:value="3.09">
            <text:p>3.09</text:p>
          </table:table-cell>
          <table:table-cell table:number-columns-repeated="2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1.28">
            <text:p>1.28</text:p>
          </table:table-cell>
          <table:table-cell/>
          <table:table-cell office:value-type="float" office:value="491.52">
            <text:p>491.52</text:p>
          </table:table-cell>
          <table:table-cell office:value-type="float" office:value="8.52">
            <text:p>8.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86">
            <text:p>0.8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28">
            <text:p>1.28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914.42">
            <text:p>914.42</text:p>
          </table:table-cell>
          <table:table-cell office:value-type="float" office:value="24.33">
            <text:p>24.33</text:p>
          </table:table-cell>
          <table:table-cell office:value-type="float" office:value="3.21">
            <text:p>3.21</text:p>
          </table:table-cell>
          <table:table-cell office:value-type="float" office:value="4.7">
            <text:p>4.7</text:p>
          </table:table-cell>
          <table:table-cell office:value-type="float" office:value="16.22">
            <text:p>16.22</text:p>
          </table:table-cell>
          <table:table-cell/>
          <table:table-cell office:value-type="float" office:value="31.01">
            <text:p>31.01</text:p>
          </table:table-cell>
          <table:table-cell office:value-type="float" office:value="62.93">
            <text:p>62.9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94">
            <text:p>0.94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1">
            <text:p>0.21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.01">
            <text:p>2.01</text:p>
          </table:table-cell>
          <table:table-cell office:value-type="float" office:value="1.03">
            <text:p>1.03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453.79">
            <text:p>453.79</text:p>
          </table:table-cell>
          <table:table-cell office:value-type="float" office:value="12.23">
            <text:p>12.23</text:p>
          </table:table-cell>
          <table:table-cell office:value-type="float" office:value="128.87">
            <text:p>128.87</text:p>
          </table:table-cell>
          <table:table-cell office:value-type="float" office:value="1.14">
            <text:p>1.1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74">
            <text:p>0.74</text:p>
          </table:table-cell>
          <table:table-cell/>
          <table:table-cell office:value-type="float" office:value="0">
            <text:p>0</text:p>
          </table:table-cell>
          <table:table-cell office:value-type="float" office:value="36.24">
            <text:p>36.24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3.47">
            <text:p>3.47</text:p>
          </table:table-cell>
          <table:table-cell office:value-type="float" office:value="0.96">
            <text:p>0.96</text:p>
          </table:table-cell>
          <table:table-cell office:value-type="float" office:value="9.56">
            <text:p>9.56</text:p>
          </table:table-cell>
          <table:table-cell office:value-type="float" office:value="0.03">
            <text:p>0.03</text:p>
          </table:table-cell>
          <table:table-cell office:value-type="float" office:value="2.96">
            <text:p>2.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  <table:table-cell office:value-type="float" office:value="1.56">
            <text:p>1.56</text:p>
          </table:table-cell>
          <table:table-cell/>
          <table:table-cell office:value-type="float" office:value="517.89">
            <text:p>517.89</text:p>
          </table:table-cell>
          <table:table-cell office:value-type="float" office:value="9.64">
            <text:p>9.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72">
            <text:p>0.7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960.05">
            <text:p>960.05</text:p>
          </table:table-cell>
          <table:table-cell office:value-type="float" office:value="24.26">
            <text:p>24.26</text:p>
          </table:table-cell>
          <table:table-cell office:value-type="float" office:value="3.82">
            <text:p>3.82</text:p>
          </table:table-cell>
          <table:table-cell office:value-type="float" office:value="4.87">
            <text:p>4.87</text:p>
          </table:table-cell>
          <table:table-cell office:value-type="float" office:value="16.6">
            <text:p>16.6</text:p>
          </table:table-cell>
          <table:table-cell/>
          <table:table-cell office:value-type="float" office:value="31.03">
            <text:p>31.03</text:p>
          </table:table-cell>
          <table:table-cell office:value-type="float" office:value="69.62">
            <text:p>69.62</text:p>
          </table:table-cell>
          <table:table-cell table:number-columns-repeated="2"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2.57">
            <text:p>2.5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6">
            <text:p>0.26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.7">
            <text:p>1.7</text:p>
          </table:table-cell>
          <table:table-cell office:value-type="float" office:value="1.05">
            <text:p>1.05</text:p>
          </table:table-cell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478.68">
            <text:p>478.68</text:p>
          </table:table-cell>
          <table:table-cell office:value-type="float" office:value="12.91">
            <text:p>12.91</text:p>
          </table:table-cell>
          <table:table-cell office:value-type="float" office:value="133.43">
            <text:p>133.43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74">
            <text:p>0.74</text:p>
          </table:table-cell>
          <table:table-cell/>
          <table:table-cell office:value-type="float" office:value="0">
            <text:p>0</text:p>
          </table:table-cell>
          <table:table-cell office:value-type="float" office:value="36.52">
            <text:p>36.52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3.75">
            <text:p>3.75</text:p>
          </table:table-cell>
          <table:table-cell office:value-type="float" office:value="1.23">
            <text:p>1.23</text:p>
          </table:table-cell>
          <table:table-cell office:value-type="float" office:value="10.68">
            <text:p>10.68</text:p>
          </table:table-cell>
          <table:table-cell office:value-type="float" office:value="0.03">
            <text:p>0.03</text:p>
          </table:table-cell>
          <table:table-cell office:value-type="float" office:value="3.05">
            <text:p>3.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  <table:table-cell office:value-type="float" office:value="1.51">
            <text:p>1.51</text:p>
          </table:table-cell>
          <table:table-cell/>
          <table:table-cell office:value-type="float" office:value="550.51">
            <text:p>550.51</text:p>
          </table:table-cell>
          <table:table-cell office:value-type="float" office:value="9.54">
            <text:p>9.5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86">
            <text:p>0.8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1.4">
            <text:p>1.4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1022.46">
            <text:p>1022.46</text:p>
          </table:table-cell>
          <table:table-cell office:value-type="float" office:value="25.04">
            <text:p>25.04</text:p>
          </table:table-cell>
          <table:table-cell office:value-type="float" office:value="4.16">
            <text:p>4.16</text:p>
          </table:table-cell>
          <table:table-cell office:value-type="float" office:value="5.42">
            <text:p>5.42</text:p>
          </table:table-cell>
          <table:table-cell office:value-type="float" office:value="16.3">
            <text:p>16.3</text:p>
          </table:table-cell>
          <table:table-cell/>
          <table:table-cell office:value-type="float" office:value="32.03">
            <text:p>32.03</text:p>
          </table:table-cell>
          <table:table-cell office:value-type="float" office:value="73.84">
            <text:p>73.84</text:p>
          </table:table-cell>
          <table:table-cell table:number-columns-repeated="2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2.71">
            <text:p>2.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9">
            <text:p>0.19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.89">
            <text:p>1.89</text:p>
          </table:table-cell>
          <table:table-cell office:value-type="float" office:value="1.26">
            <text:p>1.26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511.87">
            <text:p>511.87</text:p>
          </table:table-cell>
          <table:table-cell office:value-type="float" office:value="13.32">
            <text:p>13.32</text:p>
          </table:table-cell>
          <table:table-cell office:value-type="float" office:value="141.01">
            <text:p>141.01</text:p>
          </table:table-cell>
          <table:table-cell office:value-type="float" office:value="1.23">
            <text:p>1.2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84">
            <text:p>0.84</text:p>
          </table:table-cell>
          <table:table-cell/>
          <table:table-cell office:value-type="float" office:value="0">
            <text:p>0</text:p>
          </table:table-cell>
          <table:table-cell office:value-type="float" office:value="36.83">
            <text:p>36.83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3.45">
            <text:p>3.45</text:p>
          </table:table-cell>
          <table:table-cell office:value-type="float" office:value="1.25">
            <text:p>1.25</text:p>
          </table:table-cell>
          <table:table-cell office:value-type="float" office:value="10.55">
            <text:p>10.55</text:p>
          </table:table-cell>
          <table:table-cell office:value-type="float" office:value="0.02">
            <text:p>0.02</text:p>
          </table:table-cell>
          <table:table-cell office:value-type="float" office:value="2.88">
            <text:p>2.88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1.94">
            <text:p>1.94</text:p>
          </table:table-cell>
          <table:table-cell/>
          <table:table-cell office:value-type="float" office:value="578.54">
            <text:p>578.54</text:p>
          </table:table-cell>
          <table:table-cell office:value-type="float" office:value="8.82">
            <text:p>8.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76">
            <text:p>0.76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1.41">
            <text:p>1.41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1082.87">
            <text:p>1082.87</text:p>
          </table:table-cell>
          <table:table-cell office:value-type="float" office:value="23.24">
            <text:p>23.24</text:p>
          </table:table-cell>
          <table:table-cell office:value-type="float" office:value="3.76">
            <text:p>3.76</text:p>
          </table:table-cell>
          <table:table-cell office:value-type="float" office:value="5.34">
            <text:p>5.34</text:p>
          </table:table-cell>
          <table:table-cell office:value-type="float" office:value="16.22">
            <text:p>16.22</text:p>
          </table:table-cell>
          <table:table-cell/>
          <table:table-cell office:value-type="float" office:value="34.51">
            <text:p>34.51</text:p>
          </table:table-cell>
          <table:table-cell office:value-type="float" office:value="76.5">
            <text:p>76.5</text:p>
          </table:table-cell>
          <table:table-cell table:number-columns-repeated="2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2.98">
            <text:p>2.9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.42">
            <text:p>2.42</text:p>
          </table:table-cell>
          <table:table-cell office:value-type="float" office:value="1.27">
            <text:p>1.2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535.73">
            <text:p>535.73</text:p>
          </table:table-cell>
          <table:table-cell office:value-type="float" office:value="12.57">
            <text:p>12.57</text:p>
          </table:table-cell>
          <table:table-cell office:value-type="float" office:value="151.56">
            <text:p>151.56</text:p>
          </table:table-cell>
          <table:table-cell office:value-type="float" office:value="1.59">
            <text:p>1.5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83">
            <text:p>0.83</text:p>
          </table:table-cell>
          <table:table-cell/>
          <table:table-cell office:value-type="float" office:value="0">
            <text:p>0</text:p>
          </table:table-cell>
          <table:table-cell office:value-type="float" office:value="39.15">
            <text:p>39.15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3.9">
            <text:p>3.9</text:p>
          </table:table-cell>
          <table:table-cell office:value-type="float" office:value="1.34">
            <text:p>1.34</text:p>
          </table:table-cell>
          <table:table-cell office:value-type="float" office:value="10.62">
            <text:p>10.62</text:p>
          </table:table-cell>
          <table:table-cell office:value-type="float" office:value="0.01">
            <text:p>0.01</text:p>
          </table:table-cell>
          <table:table-cell office:value-type="float" office:value="3.42">
            <text:p>3.42</text:p>
          </table:table-cell>
          <table:table-cell table:number-columns-repeated="2"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  <table:table-cell office:value-type="float" office:value="2.05">
            <text:p>2.05</text:p>
          </table:table-cell>
          <table:table-cell office:value-type="float" office:value="0.01">
            <text:p>0.01</text:p>
          </table:table-cell>
          <table:table-cell office:value-type="float" office:value="608.33">
            <text:p>608.33</text:p>
          </table:table-cell>
          <table:table-cell office:value-type="float" office:value="10.97">
            <text:p>10.9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.67">
            <text:p>0.67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28">
            <text:p>1.28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1152.99">
            <text:p>1152.99</text:p>
          </table:table-cell>
          <table:table-cell office:value-type="float" office:value="24.61">
            <text:p>24.61</text:p>
          </table:table-cell>
          <table:table-cell office:value-type="float" office:value="3.4">
            <text:p>3.4</text:p>
          </table:table-cell>
          <table:table-cell office:value-type="float" office:value="5.11">
            <text:p>5.11</text:p>
          </table:table-cell>
          <table:table-cell office:value-type="float" office:value="16.26">
            <text:p>16.26</text:p>
          </table:table-cell>
          <table:table-cell/>
          <table:table-cell office:value-type="float" office:value="35.91">
            <text:p>35.91</text:p>
          </table:table-cell>
          <table:table-cell office:value-type="float" office:value="80.15">
            <text:p>80.15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1.94">
            <text:p>1.94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29">
            <text:p>0.2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.18">
            <text:p>2.18</text:p>
          </table:table-cell>
          <table:table-cell office:value-type="float" office:value="1.17">
            <text:p>1.17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570.77">
            <text:p>570.77</text:p>
          </table:table-cell>
          <table:table-cell office:value-type="float" office:value="12.8">
            <text:p>12.8</text:p>
          </table:table-cell>
          <table:table-cell office:value-type="float" office:value="155.28">
            <text:p>155.28</text:p>
          </table:table-cell>
          <table:table-cell office:value-type="float" office:value="1.27">
            <text:p>1.2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91">
            <text:p>0.91</text:p>
          </table:table-cell>
          <table:table-cell/>
          <table:table-cell office:value-type="float" office:value="0">
            <text:p>0</text:p>
          </table:table-cell>
          <table:table-cell office:value-type="float" office:value="39.93">
            <text:p>39.9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4.13">
            <text:p>4.13</text:p>
          </table:table-cell>
          <table:table-cell office:value-type="float" office:value="1.15">
            <text:p>1.15</text:p>
          </table:table-cell>
          <table:table-cell office:value-type="float" office:value="10.79">
            <text:p>10.79</text:p>
          </table:table-cell>
          <table:table-cell office:value-type="float" office:value="0.02">
            <text:p>0.02</text:p>
          </table:table-cell>
          <table:table-cell office:value-type="float" office:value="3.56">
            <text:p>3.56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  <table:table-cell office:value-type="float" office:value="1.61">
            <text:p>1.61</text:p>
          </table:table-cell>
          <table:table-cell/>
          <table:table-cell office:value-type="float" office:value="645.95">
            <text:p>645.95</text:p>
          </table:table-cell>
          <table:table-cell office:value-type="float" office:value="11.44">
            <text:p>11.4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87">
            <text:p>0.8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1214.37">
            <text:p>1214.37</text:p>
          </table:table-cell>
          <table:table-cell office:value-type="float" office:value="24.66">
            <text:p>24.66</text:p>
          </table:table-cell>
          <table:table-cell office:value-type="float" office:value="3.71">
            <text:p>3.71</text:p>
          </table:table-cell>
          <table:table-cell office:value-type="float" office:value="5.37">
            <text:p>5.37</text:p>
          </table:table-cell>
          <table:table-cell office:value-type="float" office:value="16.82">
            <text:p>16.82</text:p>
          </table:table-cell>
          <table:table-cell/>
          <table:table-cell office:value-type="float" office:value="36.24">
            <text:p>36.24</text:p>
          </table:table-cell>
          <table:table-cell office:value-type="float" office:value="86.7">
            <text:p>86.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03">
            <text:p>1.03</text:p>
          </table:table-cell>
          <table:table-cell office:value-type="float" office:value="2.74">
            <text:p>2.7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23">
            <text:p>0.23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.11">
            <text:p>2.11</text:p>
          </table:table-cell>
          <table:table-cell office:value-type="float" office:value="1.25">
            <text:p>1.2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599.04">
            <text:p>599.04</text:p>
          </table:table-cell>
          <table:table-cell office:value-type="float" office:value="13.16">
            <text:p>13.16</text:p>
          </table:table-cell>
          <table:table-cell office:value-type="float" office:value="168.89">
            <text:p>168.89</text:p>
          </table:table-cell>
          <table:table-cell office:value-type="float" office:value="1.61">
            <text:p>1.6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96">
            <text:p>0.96</text:p>
          </table:table-cell>
          <table:table-cell/>
          <table:table-cell office:value-type="float" office:value="0">
            <text:p>0</text:p>
          </table:table-cell>
          <table:table-cell office:value-type="float" office:value="41.28">
            <text:p>41.28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4.43">
            <text:p>4.43</text:p>
          </table:table-cell>
          <table:table-cell office:value-type="float" office:value="1.28">
            <text:p>1.28</text:p>
          </table:table-cell>
          <table:table-cell office:value-type="float" office:value="11.27">
            <text:p>11.27</text:p>
          </table:table-cell>
          <table:table-cell office:value-type="float" office:value="0.01">
            <text:p>0.01</text:p>
          </table:table-cell>
          <table:table-cell office:value-type="float" office:value="3.91">
            <text:p>3.91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  <table:table-cell office:value-type="float" office:value="1.89">
            <text:p>1.89</text:p>
          </table:table-cell>
          <table:table-cell/>
          <table:table-cell office:value-type="float" office:value="685.86">
            <text:p>685.86</text:p>
          </table:table-cell>
          <table:table-cell office:value-type="float" office:value="11.39">
            <text:p>11.3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73">
            <text:p>0.73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1282.34">
            <text:p>1282.34</text:p>
          </table:table-cell>
          <table:table-cell office:value-type="float" office:value="25.02">
            <text:p>25.02</text:p>
          </table:table-cell>
          <table:table-cell office:value-type="float" office:value="4.22">
            <text:p>4.22</text:p>
          </table:table-cell>
          <table:table-cell office:value-type="float" office:value="5.88">
            <text:p>5.88</text:p>
          </table:table-cell>
          <table:table-cell office:value-type="float" office:value="16.59">
            <text:p>16.59</text:p>
          </table:table-cell>
          <table:table-cell/>
          <table:table-cell office:value-type="float" office:value="37.53">
            <text:p>37.53</text:p>
          </table:table-cell>
          <table:table-cell office:value-type="float" office:value="91.52">
            <text:p>91.52</text:p>
          </table:table-cell>
          <table:table-cell table:number-columns-repeated="2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3.08">
            <text:p>3.0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25">
            <text:p>0.25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.19">
            <text:p>2.19</text:p>
          </table:table-cell>
          <table:table-cell office:value-type="float" office:value="1.05">
            <text:p>1.05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630.02">
            <text:p>630.02</text:p>
          </table:table-cell>
          <table:table-cell office:value-type="float" office:value="13">
            <text:p>13</text:p>
          </table:table-cell>
          <table:table-cell office:value-type="float" office:value="177.47">
            <text:p>177.47</text:p>
          </table:table-cell>
          <table:table-cell office:value-type="float" office:value="1.42">
            <text:p>1.4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.24">
            <text:p>1.24</text:p>
          </table:table-cell>
          <table:table-cell/>
          <table:table-cell office:value-type="float" office:value="0">
            <text:p>0</text:p>
          </table:table-cell>
          <table:table-cell office:value-type="float" office:value="44.32">
            <text:p>44.3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4.27">
            <text:p>4.27</text:p>
          </table:table-cell>
          <table:table-cell office:value-type="float" office:value="1.15">
            <text:p>1.15</text:p>
          </table:table-cell>
          <table:table-cell office:value-type="float" office:value="11.58">
            <text:p>11.58</text:p>
          </table:table-cell>
          <table:table-cell office:value-type="float" office:value="0.04">
            <text:p>0.04</text:p>
          </table:table-cell>
          <table:table-cell office:value-type="float" office:value="3.69">
            <text:p>3.69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.86">
            <text:p>1.86</text:p>
          </table:table-cell>
          <table:table-cell/>
          <table:table-cell office:value-type="float" office:value="716.22">
            <text:p>716.22</text:p>
          </table:table-cell>
          <table:table-cell office:value-type="float" office:value="10.86">
            <text:p>10.8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74">
            <text:p>0.74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59">
            <text:p>1.59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1351.55">
            <text:p>1351.55</text:p>
          </table:table-cell>
          <table:table-cell office:value-type="float" office:value="23.88">
            <text:p>23.88</text:p>
          </table:table-cell>
          <table:table-cell office:value-type="float" office:value="4.11">
            <text:p>4.11</text:p>
          </table:table-cell>
          <table:table-cell office:value-type="float" office:value="5.87">
            <text:p>5.87</text:p>
          </table:table-cell>
          <table:table-cell office:value-type="float" office:value="16.77">
            <text:p>16.77</text:p>
          </table:table-cell>
          <table:table-cell/>
          <table:table-cell office:value-type="float" office:value="38.74">
            <text:p>38.74</text:p>
          </table:table-cell>
          <table:table-cell office:value-type="float" office:value="96.44">
            <text:p>96.4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82">
            <text:p>0.82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.4">
            <text:p>2.4</text:p>
          </table:table-cell>
          <table:table-cell office:value-type="float" office:value="1.31">
            <text:p>1.31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660.55">
            <text:p>660.55</text:p>
          </table:table-cell>
          <table:table-cell office:value-type="float" office:value="12.74">
            <text:p>12.74</text:p>
          </table:table-cell>
          <table:table-cell office:value-type="float" office:value="185.52">
            <text:p>185.52</text:p>
          </table:table-cell>
          <table:table-cell office:value-type="float" office:value="1.33">
            <text:p>1.3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11">
            <text:p>1.11</text:p>
          </table:table-cell>
          <table:table-cell/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.02">
            <text:p>0.02</text:p>
          </table:table-cell>
          <table:table-cell/>
          <table:table-cell office:value-type="float" office:value="4.45">
            <text:p>4.45</text:p>
          </table:table-cell>
          <table:table-cell office:value-type="float" office:value="1.22">
            <text:p>1.22</text:p>
          </table:table-cell>
          <table:table-cell office:value-type="float" office:value="12.02">
            <text:p>12.02</text:p>
          </table:table-cell>
          <table:table-cell office:value-type="float" office:value="0.02">
            <text:p>0.02</text:p>
          </table:table-cell>
          <table:table-cell office:value-type="float" office:value="3.56">
            <text:p>3.5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  <table:table-cell office:value-type="float" office:value="1.98">
            <text:p>1.98</text:p>
          </table:table-cell>
          <table:table-cell office:value-type="float" office:value="0.01">
            <text:p>0.01</text:p>
          </table:table-cell>
          <table:table-cell office:value-type="float" office:value="752.01">
            <text:p>752.01</text:p>
          </table:table-cell>
          <table:table-cell office:value-type="float" office:value="11.87">
            <text:p>11.8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65">
            <text:p>0.65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66">
            <text:p>1.66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1428.4">
            <text:p>1428.4</text:p>
          </table:table-cell>
          <table:table-cell office:value-type="float" office:value="24.69">
            <text:p>24.69</text:p>
          </table:table-cell>
          <table:table-cell office:value-type="float" office:value="4.05">
            <text:p>4.05</text:p>
          </table:table-cell>
          <table:table-cell office:value-type="float" office:value="5.96">
            <text:p>5.96</text:p>
          </table:table-cell>
          <table:table-cell office:value-type="float" office:value="17.2">
            <text:p>17.2</text:p>
          </table:table-cell>
          <table:table-cell/>
          <table:table-cell office:value-type="float" office:value="40.46">
            <text:p>40.46</text:p>
          </table:table-cell>
          <table:table-cell office:value-type="float" office:value="100.14">
            <text:p>100.1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79">
            <text:p>0.79</text:p>
          </table:table-cell>
          <table:table-cell office:value-type="float" office:value="3.14">
            <text:p>3.14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4">
            <text:p>0.24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.73">
            <text:p>2.73</text:p>
          </table:table-cell>
          <table:table-cell office:value-type="float" office:value="1.23">
            <text:p>1.23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696.14">
            <text:p>696.14</text:p>
          </table:table-cell>
          <table:table-cell office:value-type="float" office:value="13.33">
            <text:p>13.33</text:p>
          </table:table-cell>
          <table:table-cell office:value-type="float" office:value="196.16">
            <text:p>196.16</text:p>
          </table:table-cell>
          <table:table-cell office:value-type="float" office:value="1.58">
            <text:p>1.5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39">
            <text:p>1.39</text:p>
          </table:table-cell>
          <table:table-cell/>
          <table:table-cell office:value-type="float" office:value="0">
            <text:p>0</text:p>
          </table:table-cell>
          <table:table-cell office:value-type="float" office:value="47.66">
            <text:p>47.66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4.53">
            <text:p>4.53</text:p>
          </table:table-cell>
          <table:table-cell office:value-type="float" office:value="1.48">
            <text:p>1.48</text:p>
          </table:table-cell>
          <table:table-cell office:value-type="float" office:value="12.85">
            <text:p>12.85</text:p>
          </table:table-cell>
          <table:table-cell office:value-type="float" office:value="0.04">
            <text:p>0.04</text:p>
          </table:table-cell>
          <table:table-cell office:value-type="float" office:value="4.06">
            <text:p>4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1.47">
            <text:p>1.47</text:p>
          </table:table-cell>
          <table:table-cell office:value-type="float" office:value="2.16">
            <text:p>2.16</text:p>
          </table:table-cell>
          <table:table-cell/>
          <table:table-cell office:value-type="float" office:value="793.13">
            <text:p>793.13</text:p>
          </table:table-cell>
          <table:table-cell office:value-type="float" office:value="11.54">
            <text:p>11.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95">
            <text:p>1.9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1503.08">
            <text:p>1503.08</text:p>
          </table:table-cell>
          <table:table-cell office:value-type="float" office:value="24.01">
            <text:p>24.01</text:p>
          </table:table-cell>
          <table:table-cell office:value-type="float" office:value="4.37">
            <text:p>4.37</text:p>
          </table:table-cell>
          <table:table-cell office:value-type="float" office:value="5.92">
            <text:p>5.92</text:p>
          </table:table-cell>
          <table:table-cell office:value-type="float" office:value="16.17">
            <text:p>16.17</text:p>
          </table:table-cell>
          <table:table-cell/>
          <table:table-cell office:value-type="float" office:value="41.75">
            <text:p>41.75</text:p>
          </table:table-cell>
          <table:table-cell office:value-type="float" office:value="107.68">
            <text:p>107.68</text:p>
          </table:table-cell>
          <table:table-cell table:number-columns-repeated="2" office:value-type="float" office:value="0">
            <text:p>0</text:p>
          </table:table-cell>
          <table:table-cell office:value-type="float" office:value="1.03">
            <text:p>1.03</text:p>
          </table:table-cell>
          <table:table-cell office:value-type="float" office:value="3.23">
            <text:p>3.23</text:p>
          </table:table-cell>
          <table:table-cell office:value-type="float" office:value="0">
            <text:p>0</text:p>
          </table:table-cell>
          <table:table-cell/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.12">
            <text:p>3.12</text:p>
          </table:table-cell>
          <table:table-cell office:value-type="float" office:value="1.59">
            <text:p>1.5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729.64">
            <text:p>729.64</text:p>
          </table:table-cell>
          <table:table-cell office:value-type="float" office:value="13.1">
            <text:p>13.1</text:p>
          </table:table-cell>
          <table:table-cell office:value-type="float" office:value="205.29">
            <text:p>205.29</text:p>
          </table:table-cell>
          <table:table-cell office:value-type="float" office:value="1.57">
            <text:p>1.5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37">
            <text:p>1.37</text:p>
          </table:table-cell>
          <table:table-cell/>
          <table:table-cell office:value-type="float" office:value="0">
            <text:p>0</text:p>
          </table:table-cell>
          <table:table-cell office:value-type="float" office:value="47.96">
            <text:p>47.96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4.71">
            <text:p>4.71</text:p>
          </table:table-cell>
          <table:table-cell office:value-type="float" office:value="1.59">
            <text:p>1.59</text:p>
          </table:table-cell>
          <table:table-cell office:value-type="float" office:value="12.16">
            <text:p>12.16</text:p>
          </table:table-cell>
          <table:table-cell office:value-type="float" office:value="0.01">
            <text:p>0.01</text:p>
          </table:table-cell>
          <table:table-cell office:value-type="float" office:value="3.94">
            <text:p>3.9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office:value-type="float" office:value="1.58">
            <text:p>1.58</text:p>
          </table:table-cell>
          <table:table-cell office:value-type="float" office:value="2.32">
            <text:p>2.32</text:p>
          </table:table-cell>
          <table:table-cell/>
          <table:table-cell office:value-type="float" office:value="835.08">
            <text:p>835.08</text:p>
          </table:table-cell>
          <table:table-cell office:value-type="float" office:value="13.04">
            <text:p>13.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82">
            <text:p>0.8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1.94">
            <text:p>1.9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1588.16">
            <text:p>1588.16</text:p>
          </table:table-cell>
          <table:table-cell office:value-type="float" office:value="24.6">
            <text:p>24.6</text:p>
          </table:table-cell>
          <table:table-cell office:value-type="float" office:value="4.83">
            <text:p>4.83</text:p>
          </table:table-cell>
          <table:table-cell office:value-type="float" office:value="6.08">
            <text:p>6.08</text:p>
          </table:table-cell>
          <table:table-cell office:value-type="float" office:value="15.73">
            <text:p>15.73</text:p>
          </table:table-cell>
          <table:table-cell/>
          <table:table-cell office:value-type="float" office:value="42.58">
            <text:p>42.58</text:p>
          </table:table-cell>
          <table:table-cell office:value-type="float" office:value="111.49">
            <text:p>111.49</text:p>
          </table:table-cell>
          <table:table-cell table:number-columns-repeated="2"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3.26">
            <text:p>3.26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2">
            <text:p>0.22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.56">
            <text:p>2.56</text:p>
          </table:table-cell>
          <table:table-cell office:value-type="float" office:value="1.52">
            <text:p>1.52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769.79">
            <text:p>769.79</text:p>
          </table:table-cell>
          <table:table-cell office:value-type="float" office:value="13.59">
            <text:p>13.59</text:p>
          </table:table-cell>
          <table:table-cell office:value-type="float" office:value="213.38">
            <text:p>213.38</text:p>
          </table:table-cell>
          <table:table-cell office:value-type="float" office:value="2.18">
            <text:p>2.1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38">
            <text:p>1.38</text:p>
          </table:table-cell>
          <table:table-cell/>
          <table:table-cell office:value-type="float" office:value="0">
            <text:p>0</text:p>
          </table:table-cell>
          <table:table-cell office:value-type="float" office:value="51.15">
            <text:p>51.15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5.25">
            <text:p>5.25</text:p>
          </table:table-cell>
          <table:table-cell office:value-type="float" office:value="1.46">
            <text:p>1.46</text:p>
          </table:table-cell>
          <table:table-cell office:value-type="float" office:value="12.95">
            <text:p>12.95</text:p>
          </table:table-cell>
          <table:table-cell office:value-type="float" office:value="0.04">
            <text:p>0.04</text:p>
          </table:table-cell>
          <table:table-cell office:value-type="float" office:value="5.13">
            <text:p>5.13</text:p>
          </table:table-cell>
          <table:table-cell table:number-columns-repeated="2"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  <table:table-cell office:value-type="float" office:value="2.19">
            <text:p>2.19</text:p>
          </table:table-cell>
          <table:table-cell/>
          <table:table-cell office:value-type="float" office:value="872.76">
            <text:p>872.76</text:p>
          </table:table-cell>
          <table:table-cell office:value-type="float" office:value="12.82">
            <text:p>12.82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81">
            <text:p>0.81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86">
            <text:p>1.86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1675.39">
            <text:p>1675.39</text:p>
          </table:table-cell>
          <table:table-cell office:value-type="float" office:value="24.36">
            <text:p>24.36</text:p>
          </table:table-cell>
          <table:table-cell office:value-type="float" office:value="5.05">
            <text:p>5.05</text:p>
          </table:table-cell>
          <table:table-cell office:value-type="float" office:value="6.82">
            <text:p>6.82</text:p>
          </table:table-cell>
          <table:table-cell office:value-type="float" office:value="16.55">
            <text:p>16.55</text:p>
          </table:table-cell>
          <table:table-cell/>
          <table:table-cell office:value-type="float" office:value="45.1">
            <text:p>45.1</text:p>
          </table:table-cell>
          <table:table-cell office:value-type="float" office:value="116.9">
            <text:p>116.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02">
            <text:p>1.02</text:p>
          </table:table-cell>
          <table:table-cell office:value-type="float" office:value="3.72">
            <text:p>3.72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28">
            <text:p>0.28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.47">
            <text:p>2.47</text:p>
          </table:table-cell>
          <table:table-cell office:value-type="float" office:value="1.65">
            <text:p>1.65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807.35">
            <text:p>807.35</text:p>
          </table:table-cell>
          <table:table-cell office:value-type="float" office:value="20.67">
            <text:p>20.67</text:p>
          </table:table-cell>
          <table:table-cell office:value-type="float" office:value="226.27">
            <text:p>226.27</text:p>
          </table:table-cell>
          <table:table-cell office:value-type="float" office:value="1.78">
            <text:p>1.7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54">
            <text:p>1.54</text:p>
          </table:table-cell>
          <table:table-cell/>
          <table:table-cell office:value-type="float" office:value="0">
            <text:p>0</text:p>
          </table:table-cell>
          <table:table-cell office:value-type="float" office:value="53.3">
            <text:p>53.3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5.13">
            <text:p>5.13</text:p>
          </table:table-cell>
          <table:table-cell office:value-type="float" office:value="1.61">
            <text:p>1.61</text:p>
          </table:table-cell>
          <table:table-cell office:value-type="float" office:value="15.93">
            <text:p>15.93</text:p>
          </table:table-cell>
          <table:table-cell office:value-type="float" office:value="0.02">
            <text:p>0.02</text:p>
          </table:table-cell>
          <table:table-cell office:value-type="float" office:value="5.07">
            <text:p>5.07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1.47">
            <text:p>1.47</text:p>
          </table:table-cell>
          <table:table-cell office:value-type="float" office:value="2.62">
            <text:p>2.62</text:p>
          </table:table-cell>
          <table:table-cell office:value-type="float" office:value="0.02">
            <text:p>0.02</text:p>
          </table:table-cell>
          <table:table-cell office:value-type="float" office:value="914.57">
            <text:p>914.57</text:p>
          </table:table-cell>
          <table:table-cell office:value-type="float" office:value="13.64">
            <text:p>13.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1.07">
            <text:p>1.07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2.18">
            <text:p>2.18</text:p>
          </table:table-cell>
          <table:table-cell office:value-type="float" office:value="0.05">
            <text:p>0.05</text:p>
          </table:table-cell>
          <table:table-cell office:value-type="float" office:value="0.13">
            <text:p>0.13</text:p>
          </table:table-cell>
          <table:table-cell office:value-type="float" office:value="1766.96">
            <text:p>1766.96</text:p>
          </table:table-cell>
          <table:table-cell office:value-type="float" office:value="39.72">
            <text:p>39.72</text:p>
          </table:table-cell>
          <table:table-cell office:value-type="float" office:value="4.89">
            <text:p>4.89</text:p>
          </table:table-cell>
          <table:table-cell office:value-type="float" office:value="7.27">
            <text:p>7.27</text:p>
          </table:table-cell>
          <table:table-cell office:value-type="float" office:value="21.29">
            <text:p>21.29</text:p>
          </table:table-cell>
          <table:table-cell/>
          <table:table-cell office:value-type="float" office:value="44.26">
            <text:p>44.26</text:p>
          </table:table-cell>
          <table:table-cell office:value-type="float" office:value="121.35">
            <text:p>121.3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  <table:table-cell office:value-type="float" office:value="3.78">
            <text:p>3.7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5">
            <text:p>0.25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.13">
            <text:p>3.13</text:p>
          </table:table-cell>
          <table:table-cell office:value-type="float" office:value="1.38">
            <text:p>1.38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848.99">
            <text:p>848.99</text:p>
          </table:table-cell>
          <table:table-cell office:value-type="float" office:value="21.4">
            <text:p>21.4</text:p>
          </table:table-cell>
          <table:table-cell office:value-type="float" office:value="237.63">
            <text:p>237.63</text:p>
          </table:table-cell>
          <table:table-cell office:value-type="float" office:value="1.81">
            <text:p>1.8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.71">
            <text:p>1.71</text:p>
          </table:table-cell>
          <table:table-cell/>
          <table:table-cell office:value-type="float" office:value="0">
            <text:p>0</text:p>
          </table:table-cell>
          <table:table-cell office:value-type="float" office:value="54.02">
            <text:p>54.0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5.3">
            <text:p>5.3</text:p>
          </table:table-cell>
          <table:table-cell office:value-type="float" office:value="1.59">
            <text:p>1.59</text:p>
          </table:table-cell>
          <table:table-cell office:value-type="float" office:value="16.56">
            <text:p>16.56</text:p>
          </table:table-cell>
          <table:table-cell office:value-type="float" office:value="0.01">
            <text:p>0.01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65">
            <text:p>0.65</text:p>
          </table:table-cell>
          <table:table-cell office:value-type="float" office:value="0">
            <text:p>0</text:p>
          </table:table-cell>
          <table:table-cell office:value-type="float" office:value="1.68">
            <text:p>1.68</text:p>
          </table:table-cell>
          <table:table-cell office:value-type="float" office:value="2.65">
            <text:p>2.65</text:p>
          </table:table-cell>
          <table:table-cell/>
          <table:table-cell office:value-type="float" office:value="964.09">
            <text:p>964.09</text:p>
          </table:table-cell>
          <table:table-cell office:value-type="float" office:value="13.78">
            <text:p>13.78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07">
            <text:p>1.07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1.93">
            <text:p>1.93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1861.14">
            <text:p>1861.14</text:p>
          </table:table-cell>
          <table:table-cell office:value-type="float" office:value="39.35">
            <text:p>39.35</text:p>
          </table:table-cell>
          <table:table-cell office:value-type="float" office:value="4.77">
            <text:p>4.77</text:p>
          </table:table-cell>
          <table:table-cell office:value-type="float" office:value="7.63">
            <text:p>7.63</text:p>
          </table:table-cell>
          <table:table-cell office:value-type="float" office:value="21.91">
            <text:p>21.91</text:p>
          </table:table-cell>
          <table:table-cell/>
          <table:table-cell office:value-type="float" office:value="46.33">
            <text:p>46.33</text:p>
          </table:table-cell>
          <table:table-cell office:value-type="float" office:value="127.84">
            <text:p>127.8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09">
            <text:p>1.09</text:p>
          </table:table-cell>
          <table:table-cell office:value-type="float" office:value="4.03">
            <text:p>4.0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41">
            <text:p>0.41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.02">
            <text:p>3.02</text:p>
          </table:table-cell>
          <table:table-cell office:value-type="float" office:value="1.43">
            <text:p>1.43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886.52">
            <text:p>886.52</text:p>
          </table:table-cell>
          <table:table-cell office:value-type="float" office:value="20.1">
            <text:p>20.1</text:p>
          </table:table-cell>
          <table:table-cell office:value-type="float" office:value="247.07">
            <text:p>247.07</text:p>
          </table:table-cell>
          <table:table-cell office:value-type="float" office:value="1.57">
            <text:p>1.5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67">
            <text:p>1.67</text:p>
          </table:table-cell>
          <table:table-cell/>
          <table:table-cell office:value-type="float" office:value="0">
            <text:p>0</text:p>
          </table:table-cell>
          <table:table-cell office:value-type="float" office:value="55.07">
            <text:p>55.07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5.16">
            <text:p>5.16</text:p>
          </table:table-cell>
          <table:table-cell office:value-type="float" office:value="1.5">
            <text:p>1.5</text:p>
          </table:table-cell>
          <table:table-cell office:value-type="float" office:value="16.97">
            <text:p>16.97</text:p>
          </table:table-cell>
          <table:table-cell office:value-type="float" office:value="0.03">
            <text:p>0.03</text:p>
          </table:table-cell>
          <table:table-cell office:value-type="float" office:value="5.51">
            <text:p>5.51</text:p>
          </table:table-cell>
          <table:table-cell table:number-columns-repeated="2"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2.5">
            <text:p>2.5</text:p>
          </table:table-cell>
          <table:table-cell/>
          <table:table-cell office:value-type="float" office:value="1004.51">
            <text:p>1004.51</text:p>
          </table:table-cell>
          <table:table-cell office:value-type="float" office:value="13.98">
            <text:p>13.98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1.02">
            <text:p>1.0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2.06">
            <text:p>2.06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1950.94">
            <text:p>1950.94</text:p>
          </table:table-cell>
          <table:table-cell office:value-type="float" office:value="39.69">
            <text:p>39.69</text:p>
          </table:table-cell>
          <table:table-cell office:value-type="float" office:value="5.43">
            <text:p>5.43</text:p>
          </table:table-cell>
          <table:table-cell office:value-type="float" office:value="7.79">
            <text:p>7.79</text:p>
          </table:table-cell>
          <table:table-cell office:value-type="float" office:value="21.77">
            <text:p>21.77</text:p>
          </table:table-cell>
          <table:table-cell/>
          <table:table-cell office:value-type="float" office:value="48.85">
            <text:p>48.85</text:p>
          </table:table-cell>
          <table:table-cell office:value-type="float" office:value="134.08">
            <text:p>134.08</text:p>
          </table:table-cell>
          <table:table-cell table:number-columns-repeated="2" office:value-type="float" office:value="0">
            <text:p>0</text:p>
          </table:table-cell>
          <table:table-cell office:value-type="float" office:value="1.28">
            <text:p>1.28</text:p>
          </table:table-cell>
          <table:table-cell office:value-type="float" office:value="3.71">
            <text:p>3.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25">
            <text:p>0.25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.51">
            <text:p>3.51</text:p>
          </table:table-cell>
          <table:table-cell office:value-type="float" office:value="1.62">
            <text:p>1.62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930.29">
            <text:p>930.29</text:p>
          </table:table-cell>
          <table:table-cell office:value-type="float" office:value="20.72">
            <text:p>20.72</text:p>
          </table:table-cell>
          <table:table-cell office:value-type="float" office:value="259.4">
            <text:p>259.4</text:p>
          </table:table-cell>
          <table:table-cell office:value-type="float" office:value="1.86">
            <text:p>1.8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68">
            <text:p>1.68</text:p>
          </table:table-cell>
          <table:table-cell/>
          <table:table-cell office:value-type="float" office:value="0">
            <text:p>0</text:p>
          </table:table-cell>
          <table:table-cell office:value-type="float" office:value="58.68">
            <text:p>58.68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office:value-type="float" office:value="5.64">
            <text:p>5.64</text:p>
          </table:table-cell>
          <table:table-cell office:value-type="float" office:value="1.69">
            <text:p>1.69</text:p>
          </table:table-cell>
          <table:table-cell office:value-type="float" office:value="17.57">
            <text:p>17.57</text:p>
          </table:table-cell>
          <table:table-cell office:value-type="float" office:value="0.02">
            <text:p>0.02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1.96">
            <text:p>1.96</text:p>
          </table:table-cell>
          <table:table-cell office:value-type="float" office:value="2.75">
            <text:p>2.75</text:p>
          </table:table-cell>
          <table:table-cell/>
          <table:table-cell office:value-type="float" office:value="1056.51">
            <text:p>1056.51</text:p>
          </table:table-cell>
          <table:table-cell office:value-type="float" office:value="15.75">
            <text:p>15.7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1.06">
            <text:p>1.06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2.12">
            <text:p>2.12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2052.94">
            <text:p>2052.94</text:p>
          </table:table-cell>
          <table:table-cell office:value-type="float" office:value="40.26">
            <text:p>40.26</text:p>
          </table:table-cell>
          <table:table-cell office:value-type="float" office:value="5.24">
            <text:p>5.24</text:p>
          </table:table-cell>
          <table:table-cell office:value-type="float" office:value="7.58">
            <text:p>7.58</text:p>
          </table:table-cell>
          <table:table-cell office:value-type="float" office:value="22.09">
            <text:p>22.09</text:p>
          </table:table-cell>
          <table:table-cell/>
          <table:table-cell office:value-type="float" office:value="48.68">
            <text:p>48.68</text:p>
          </table:table-cell>
          <table:table-cell office:value-type="float" office:value="140.98">
            <text:p>140.98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1.41">
            <text:p>1.41</text:p>
          </table:table-cell>
          <table:table-cell office:value-type="float" office:value="4.22">
            <text:p>4.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">
            <text:p>0.3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.11">
            <text:p>3.11</text:p>
          </table:table-cell>
          <table:table-cell office:value-type="float" office:value="1.49">
            <text:p>1.49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970.73">
            <text:p>970.73</text:p>
          </table:table-cell>
          <table:table-cell office:value-type="float" office:value="21.37">
            <text:p>21.37</text:p>
          </table:table-cell>
          <table:table-cell office:value-type="float" office:value="272.27">
            <text:p>272.27</text:p>
          </table:table-cell>
          <table:table-cell office:value-type="float" office:value="2.08">
            <text:p>2.0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.24">
            <text:p>2.24</text:p>
          </table:table-cell>
          <table:table-cell/>
          <table:table-cell office:value-type="float" office:value="0">
            <text:p>0</text:p>
          </table:table-cell>
          <table:table-cell office:value-type="float" office:value="59.52">
            <text:p>59.5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5.23">
            <text:p>5.23</text:p>
          </table:table-cell>
          <table:table-cell office:value-type="float" office:value="1.72">
            <text:p>1.72</text:p>
          </table:table-cell>
          <table:table-cell office:value-type="float" office:value="18.23">
            <text:p>18.23</text:p>
          </table:table-cell>
          <table:table-cell office:value-type="float" office:value="0.04">
            <text:p>0.04</text:p>
          </table:table-cell>
          <table:table-cell office:value-type="float" office:value="5.88">
            <text:p>5.88</text:p>
          </table:table-cell>
          <table:table-cell table:number-columns-repeated="2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1.99">
            <text:p>1.99</text:p>
          </table:table-cell>
          <table:table-cell office:value-type="float" office:value="2.36">
            <text:p>2.36</text:p>
          </table:table-cell>
          <table:table-cell/>
          <table:table-cell office:value-type="float" office:value="1110.5">
            <text:p>1110.5</text:p>
          </table:table-cell>
          <table:table-cell office:value-type="float" office:value="14.88">
            <text:p>14.88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98">
            <text:p>0.98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2.09">
            <text:p>2.09</text:p>
          </table:table-cell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 office:value-type="float" office:value="2159.93">
            <text:p>2159.93</text:p>
          </table:table-cell>
          <table:table-cell office:value-type="float" office:value="39.12">
            <text:p>39.12</text:p>
          </table:table-cell>
          <table:table-cell office:value-type="float" office:value="5.97">
            <text:p>5.97</text:p>
          </table:table-cell>
          <table:table-cell office:value-type="float" office:value="8.27">
            <text:p>8.27</text:p>
          </table:table-cell>
          <table:table-cell office:value-type="float" office:value="22.54">
            <text:p>22.54</text:p>
          </table:table-cell>
          <table:table-cell/>
          <table:table-cell office:value-type="float" office:value="53.22">
            <text:p>53.22</text:p>
          </table:table-cell>
          <table:table-cell office:value-type="float" office:value="147.43">
            <text:p>147.4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37">
            <text:p>1.37</text:p>
          </table:table-cell>
          <table:table-cell office:value-type="float" office:value="4.21">
            <text:p>4.2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.21">
            <text:p>3.21</text:p>
          </table:table-cell>
          <table:table-cell office:value-type="float" office:value="1.58">
            <text:p>1.58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1019.21">
            <text:p>1019.21</text:p>
          </table:table-cell>
          <table:table-cell office:value-type="float" office:value="20.94">
            <text:p>20.94</text:p>
          </table:table-cell>
          <table:table-cell office:value-type="float" office:value="283.01">
            <text:p>283.01</text:p>
          </table:table-cell>
          <table:table-cell office:value-type="float" office:value="1.71">
            <text:p>1.7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76">
            <text:p>1.76</text:p>
          </table:table-cell>
          <table:table-cell/>
          <table:table-cell office:value-type="float" office:value="0">
            <text:p>0</text:p>
          </table:table-cell>
          <table:table-cell office:value-type="float" office:value="60.32">
            <text:p>60.32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6.08">
            <text:p>6.08</text:p>
          </table:table-cell>
          <table:table-cell office:value-type="float" office:value="1.77">
            <text:p>1.77</text:p>
          </table:table-cell>
          <table:table-cell office:value-type="float" office:value="18.2">
            <text:p>18.2</text:p>
          </table:table-cell>
          <table:table-cell office:value-type="float" office:value="0.05">
            <text:p>0.05</text:p>
          </table:table-cell>
          <table:table-cell office:value-type="float" office:value="5.89">
            <text:p>5.89</text:p>
          </table:table-cell>
          <table:table-cell table:number-columns-repeated="2"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 office:value-type="float" office:value="1.87">
            <text:p>1.87</text:p>
          </table:table-cell>
          <table:table-cell office:value-type="float" office:value="2.83">
            <text:p>2.83</text:p>
          </table:table-cell>
          <table:table-cell/>
          <table:table-cell office:value-type="float" office:value="1156.05">
            <text:p>1156.05</text:p>
          </table:table-cell>
          <table:table-cell office:value-type="float" office:value="14.79">
            <text:p>14.79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1.05">
            <text:p>1.05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2.38">
            <text:p>2.38</text:p>
          </table:table-cell>
          <table:table-cell office:value-type="float" office:value="0.02">
            <text:p>0.02</text:p>
          </table:table-cell>
          <table:table-cell office:value-type="float" office:value="0.14">
            <text:p>0.14</text:p>
          </table:table-cell>
          <table:table-cell office:value-type="float" office:value="2263.63">
            <text:p>2263.63</text:p>
          </table:table-cell>
          <table:table-cell office:value-type="float" office:value="38.63">
            <text:p>38.63</text:p>
          </table:table-cell>
          <table:table-cell office:value-type="float" office:value="5.64">
            <text:p>5.64</text:p>
          </table:table-cell>
          <table:table-cell office:value-type="float" office:value="8.03">
            <text:p>8.03</text:p>
          </table:table-cell>
          <table:table-cell office:value-type="float" office:value="22.04">
            <text:p>22.04</text:p>
          </table:table-cell>
          <table:table-cell/>
          <table:table-cell office:value-type="float" office:value="53.84">
            <text:p>53.84</text:p>
          </table:table-cell>
          <table:table-cell office:value-type="float" office:value="155.41">
            <text:p>155.4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2">
            <text:p>1.2</text:p>
          </table:table-cell>
          <table:table-cell office:value-type="float" office:value="4.68">
            <text:p>4.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9">
            <text:p>0.29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.81">
            <text:p>3.81</text:p>
          </table:table-cell>
          <table:table-cell office:value-type="float" office:value="1.69">
            <text:p>1.69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1064.87">
            <text:p>1064.87</text:p>
          </table:table-cell>
          <table:table-cell office:value-type="float" office:value="20.74">
            <text:p>20.74</text:p>
          </table:table-cell>
          <table:table-cell office:value-type="float" office:value="300.18">
            <text:p>300.18</text:p>
          </table:table-cell>
          <table:table-cell office:value-type="float" office:value="2.12">
            <text:p>2.1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93">
            <text:p>1.93</text:p>
          </table:table-cell>
          <table:table-cell/>
          <table:table-cell office:value-type="float" office:value="0">
            <text:p>0</text:p>
          </table:table-cell>
          <table:table-cell office:value-type="float" office:value="62.78">
            <text:p>62.78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5.91">
            <text:p>5.91</text:p>
          </table:table-cell>
          <table:table-cell office:value-type="float" office:value="1.85">
            <text:p>1.85</text:p>
          </table:table-cell>
          <table:table-cell office:value-type="float" office:value="18.47">
            <text:p>18.47</text:p>
          </table:table-cell>
          <table:table-cell office:value-type="float" office:value="0.03">
            <text:p>0.03</text:p>
          </table:table-cell>
          <table:table-cell office:value-type="float" office:value="5.97">
            <text:p>5.97</text:p>
          </table:table-cell>
          <table:table-cell table:number-columns-repeated="2"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73">
            <text:p>0.73</text:p>
          </table:table-cell>
          <table:table-cell office:value-type="float" office:value="0">
            <text:p>0</text:p>
          </table:table-cell>
          <table:table-cell office:value-type="float" office:value="1.87">
            <text:p>1.87</text:p>
          </table:table-cell>
          <table:table-cell office:value-type="float" office:value="3.07">
            <text:p>3.07</text:p>
          </table:table-cell>
          <table:table-cell/>
          <table:table-cell office:value-type="float" office:value="1208.8">
            <text:p>1208.8</text:p>
          </table:table-cell>
          <table:table-cell office:value-type="float" office:value="16.52">
            <text:p>16.5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92">
            <text:p>0.92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65">
            <text:p>2.65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2375.11">
            <text:p>2375.11</text:p>
          </table:table-cell>
          <table:table-cell office:value-type="float" office:value="39">
            <text:p>39</text:p>
          </table:table-cell>
          <table:table-cell office:value-type="float" office:value="6.55">
            <text:p>6.55</text:p>
          </table:table-cell>
          <table:table-cell office:value-type="float" office:value="8.48">
            <text:p>8.48</text:p>
          </table:table-cell>
          <table:table-cell office:value-type="float" office:value="22.09">
            <text:p>22.09</text:p>
          </table:table-cell>
          <table:table-cell office:value-type="float" office:value="0.01">
            <text:p>0.01</text:p>
          </table:table-cell>
          <table:table-cell office:value-type="float" office:value="54.12">
            <text:p>54.12</text:p>
          </table:table-cell>
          <table:table-cell office:value-type="float" office:value="159.82">
            <text:p>159.82</text:p>
          </table:table-cell>
          <table:table-cell table:number-columns-repeated="2" office:value-type="float" office:value="0">
            <text:p>0</text:p>
          </table:table-cell>
          <table:table-cell office:value-type="float" office:value="1.27">
            <text:p>1.27</text:p>
          </table:table-cell>
          <table:table-cell office:value-type="float" office:value="4.75">
            <text:p>4.75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8">
            <text:p>0.38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.65">
            <text:p>3.65</text:p>
          </table:table-cell>
          <table:table-cell office:value-type="float" office:value="1.85">
            <text:p>1.85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  <table:table-cell office:value-type="float" office:value="1112.24">
            <text:p>1112.24</text:p>
          </table:table-cell>
          <table:table-cell office:value-type="float" office:value="20.52">
            <text:p>20.52</text:p>
          </table:table-cell>
          <table:table-cell office:value-type="float" office:value="308.72">
            <text:p>308.72</text:p>
          </table:table-cell>
          <table:table-cell office:value-type="float" office:value="2.38">
            <text:p>2.3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.11">
            <text:p>2.11</text:p>
          </table:table-cell>
          <table:table-cell/>
          <table:table-cell office:value-type="float" office:value="0">
            <text:p>0</text:p>
          </table:table-cell>
          <table:table-cell office:value-type="float" office:value="63.13">
            <text:p>63.13</text:p>
          </table:table-cell>
          <table:table-cell office:value-type="float" office:value="0.04">
            <text:p>0.04</text:p>
          </table:table-cell>
          <table:table-cell office:value-type="float" office:value="0.12">
            <text:p>0.12</text:p>
          </table:table-cell>
          <table:table-cell office:value-type="float" office:value="6.08">
            <text:p>6.08</text:p>
          </table:table-cell>
          <table:table-cell office:value-type="float" office:value="1.88">
            <text:p>1.88</text:p>
          </table:table-cell>
          <table:table-cell office:value-type="float" office:value="19.07">
            <text:p>19.07</text:p>
          </table:table-cell>
          <table:table-cell office:value-type="float" office:value="0.02">
            <text:p>0.02</text:p>
          </table:table-cell>
          <table:table-cell office:value-type="float" office:value="5.98">
            <text:p>5.98</text:p>
          </table:table-cell>
          <table:table-cell table:number-columns-repeated="2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 office:value-type="float" office:value="2.03">
            <text:p>2.03</text:p>
          </table:table-cell>
          <table:table-cell office:value-type="float" office:value="3.07">
            <text:p>3.07</text:p>
          </table:table-cell>
          <table:table-cell/>
          <table:table-cell office:value-type="float" office:value="1256.84">
            <text:p>1256.84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89">
            <text:p>0.89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2.86">
            <text:p>2.86</text:p>
          </table:table-cell>
          <table:table-cell office:value-type="float" office:value="0.04">
            <text:p>0.04</text:p>
          </table:table-cell>
          <table:table-cell office:value-type="float" office:value="0.13">
            <text:p>0.13</text:p>
          </table:table-cell>
          <table:table-cell office:value-type="float" office:value="2506.17">
            <text:p>2506.17</text:p>
          </table:table-cell>
          <table:table-cell office:value-type="float" office:value="41.12">
            <text:p>41.12</text:p>
          </table:table-cell>
          <table:table-cell office:value-type="float" office:value="5.96">
            <text:p>5.96</text:p>
          </table:table-cell>
          <table:table-cell office:value-type="float" office:value="9.03">
            <text:p>9.03</text:p>
          </table:table-cell>
          <table:table-cell office:value-type="float" office:value="22.61">
            <text:p>22.61</text:p>
          </table:table-cell>
          <table:table-cell/>
          <table:table-cell office:value-type="float" office:value="55.87">
            <text:p>55.87</text:p>
          </table:table-cell>
          <table:table-cell office:value-type="float" office:value="167.26">
            <text:p>167.2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13">
            <text:p>1.13</text:p>
          </table:table-cell>
          <table:table-cell office:value-type="float" office:value="4.63">
            <text:p>4.63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38">
            <text:p>0.3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.91">
            <text:p>3.91</text:p>
          </table:table-cell>
          <table:table-cell office:value-type="float" office:value="1.78">
            <text:p>1.78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1157.55">
            <text:p>1157.55</text:p>
          </table:table-cell>
          <table:table-cell office:value-type="float" office:value="21">
            <text:p>21</text:p>
          </table:table-cell>
          <table:table-cell office:value-type="float" office:value="320.59">
            <text:p>320.59</text:p>
          </table:table-cell>
          <table:table-cell office:value-type="float" office:value="1.87">
            <text:p>1.8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2.45">
            <text:p>2.45</text:p>
          </table:table-cell>
          <table:table-cell/>
          <table:table-cell office:value-type="float" office:value="0">
            <text:p>0</text:p>
          </table:table-cell>
          <table:table-cell office:value-type="float" office:value="65.43">
            <text:p>65.43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6.32">
            <text:p>6.32</text:p>
          </table:table-cell>
          <table:table-cell office:value-type="float" office:value="1.83">
            <text:p>1.83</text:p>
          </table:table-cell>
          <table:table-cell office:value-type="float" office:value="19.79">
            <text:p>19.79</text:p>
          </table:table-cell>
          <table:table-cell office:value-type="float" office:value="0.04">
            <text:p>0.04</text:p>
          </table:table-cell>
          <table:table-cell office:value-type="float" office:value="6.47">
            <text:p>6.4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31">
            <text:p>1.31</text:p>
          </table:table-cell>
          <table:table-cell office:value-type="float" office:value="0">
            <text:p>0</text:p>
          </table:table-cell>
          <table:table-cell office:value-type="float" office:value="2.33">
            <text:p>2.33</text:p>
          </table:table-cell>
          <table:table-cell office:value-type="float" office:value="3.3">
            <text:p>3.3</text:p>
          </table:table-cell>
          <table:table-cell/>
          <table:table-cell office:value-type="float" office:value="1313.09">
            <text:p>1313.09</text:p>
          </table:table-cell>
          <table:table-cell office:value-type="float" office:value="17.25">
            <text:p>17.2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99">
            <text:p>0.99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2.69">
            <text:p>2.69</text:p>
          </table:table-cell>
          <table:table-cell office:value-type="float" office:value="0.05">
            <text:p>0.05</text:p>
          </table:table-cell>
          <table:table-cell office:value-type="float" office:value="0.14">
            <text:p>0.14</text:p>
          </table:table-cell>
          <table:table-cell office:value-type="float" office:value="2625.47">
            <text:p>2625.47</text:p>
          </table:table-cell>
          <table:table-cell office:value-type="float" office:value="40.65">
            <text:p>40.65</text:p>
          </table:table-cell>
          <table:table-cell office:value-type="float" office:value="5.93">
            <text:p>5.93</text:p>
          </table:table-cell>
          <table:table-cell office:value-type="float" office:value="8.99">
            <text:p>8.99</text:p>
          </table:table-cell>
          <table:table-cell office:value-type="float" office:value="22.12">
            <text:p>22.12</text:p>
          </table:table-cell>
          <table:table-cell/>
          <table:table-cell office:value-type="float" office:value="57.02">
            <text:p>57.02</text:p>
          </table:table-cell>
          <table:table-cell office:value-type="float" office:value="174.32">
            <text:p>174.3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16">
            <text:p>1.16</text:p>
          </table:table-cell>
          <table:table-cell office:value-type="float" office:value="4.72">
            <text:p>4.7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28">
            <text:p>0.28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.53">
            <text:p>3.53</text:p>
          </table:table-cell>
          <table:table-cell office:value-type="float" office:value="2.15">
            <text:p>2.15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1208.69">
            <text:p>1208.69</text:p>
          </table:table-cell>
          <table:table-cell office:value-type="float" office:value="21.06">
            <text:p>21.06</text:p>
          </table:table-cell>
          <table:table-cell office:value-type="float" office:value="333.17">
            <text:p>333.17</text:p>
          </table:table-cell>
          <table:table-cell office:value-type="float" office:value="2.21">
            <text:p>2.2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.33">
            <text:p>2.33</text:p>
          </table:table-cell>
          <table:table-cell/>
          <table:table-cell office:value-type="float" office:value="0">
            <text:p>0</text:p>
          </table:table-cell>
          <table:table-cell office:value-type="float" office:value="68.87">
            <text:p>68.87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6.8">
            <text:p>6.8</text:p>
          </table:table-cell>
          <table:table-cell office:value-type="float" office:value="1.99">
            <text:p>1.99</text:p>
          </table:table-cell>
          <table:table-cell office:value-type="float" office:value="19.78">
            <text:p>19.78</text:p>
          </table:table-cell>
          <table:table-cell office:value-type="float" office:value="0.02">
            <text:p>0.02</text:p>
          </table:table-cell>
          <table:table-cell office:value-type="float" office:value="6.55">
            <text:p>6.5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float" office:value="2.75">
            <text:p>2.75</text:p>
          </table:table-cell>
          <table:table-cell office:value-type="float" office:value="3.27">
            <text:p>3.27</text:p>
          </table:table-cell>
          <table:table-cell office:value-type="float" office:value="0.01">
            <text:p>0.01</text:p>
          </table:table-cell>
          <table:table-cell office:value-type="float" office:value="1392.39">
            <text:p>1392.39</text:p>
          </table:table-cell>
          <table:table-cell office:value-type="float" office:value="18.03">
            <text:p>18.0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.85">
            <text:p>0.85</text:p>
          </table:table-cell>
          <table:table-cell office:value-type="float" office:value="0.08">
            <text:p>0.08</text:p>
          </table:table-cell>
          <table:table-cell/>
          <table:table-cell office:value-type="float" office:value="2.93">
            <text:p>2.93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2738.12">
            <text:p>2738.12</text:p>
          </table:table-cell>
          <table:table-cell office:value-type="float" office:value="40.23">
            <text:p>40.23</text:p>
          </table:table-cell>
          <table:table-cell office:value-type="float" office:value="6.39">
            <text:p>6.39</text:p>
          </table:table-cell>
          <table:table-cell office:value-type="float" office:value="9.37">
            <text:p>9.37</text:p>
          </table:table-cell>
          <table:table-cell office:value-type="float" office:value="21.81">
            <text:p>21.81</text:p>
          </table:table-cell>
          <table:table-cell/>
          <table:table-cell office:value-type="float" office:value="61.37">
            <text:p>61.37</text:p>
          </table:table-cell>
          <table:table-cell office:value-type="float" office:value="184.09">
            <text:p>184.0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  <table:table-cell office:value-type="float" office:value="4.93">
            <text:p>4.9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42">
            <text:p>0.42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.49">
            <text:p>4.49</text:p>
          </table:table-cell>
          <table:table-cell office:value-type="float" office:value="2.45">
            <text:p>2.45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1258.95">
            <text:p>1258.95</text:p>
          </table:table-cell>
          <table:table-cell office:value-type="float" office:value="20.73">
            <text:p>20.73</text:p>
          </table:table-cell>
          <table:table-cell office:value-type="float" office:value="348.84">
            <text:p>348.84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.45">
            <text:p>2.45</text:p>
          </table:table-cell>
          <table:table-cell/>
          <table:table-cell office:value-type="float" office:value="0">
            <text:p>0</text:p>
          </table:table-cell>
          <table:table-cell office:value-type="float" office:value="69.32">
            <text:p>69.32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6.73">
            <text:p>6.73</text:p>
          </table:table-cell>
          <table:table-cell office:value-type="float" office:value="2.26">
            <text:p>2.26</text:p>
          </table:table-cell>
          <table:table-cell office:value-type="float" office:value="20.36">
            <text:p>20.36</text:p>
          </table:table-cell>
          <table:table-cell office:value-type="float" office:value="0.05">
            <text:p>0.05</text:p>
          </table:table-cell>
          <table:table-cell office:value-type="float" office:value="7.37">
            <text:p>7.37</text:p>
          </table:table-cell>
          <table:table-cell table:number-columns-repeated="2"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97">
            <text:p>0.97</text:p>
          </table:table-cell>
          <table:table-cell office:value-type="float" office:value="0">
            <text:p>0</text:p>
          </table:table-cell>
          <table:table-cell office:value-type="float" office:value="2.16">
            <text:p>2.16</text:p>
          </table:table-cell>
          <table:table-cell office:value-type="float" office:value="3.57">
            <text:p>3.57</text:p>
          </table:table-cell>
          <table:table-cell/>
          <table:table-cell office:value-type="float" office:value="1428.96">
            <text:p>1428.96</text:p>
          </table:table-cell>
          <table:table-cell office:value-type="float" office:value="17.37">
            <text:p>17.3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1.03">
            <text:p>1.03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2.83">
            <text:p>2.83</text:p>
          </table:table-cell>
          <table:table-cell office:value-type="float" office:value="0.05">
            <text:p>0.05</text:p>
          </table:table-cell>
          <table:table-cell office:value-type="float" office:value="0.14">
            <text:p>0.14</text:p>
          </table:table-cell>
          <table:table-cell office:value-type="float" office:value="2872.43">
            <text:p>2872.43</text:p>
          </table:table-cell>
          <table:table-cell office:value-type="float" office:value="39.6">
            <text:p>39.6</text:p>
          </table:table-cell>
          <table:table-cell office:value-type="float" office:value="6.58">
            <text:p>6.58</text:p>
          </table:table-cell>
          <table:table-cell office:value-type="float" office:value="8.94">
            <text:p>8.94</text:p>
          </table:table-cell>
          <table:table-cell office:value-type="float" office:value="22.17">
            <text:p>22.17</text:p>
          </table:table-cell>
          <table:table-cell/>
          <table:table-cell office:value-type="float" office:value="62.06">
            <text:p>62.06</text:p>
          </table:table-cell>
          <table:table-cell office:value-type="float" office:value="190.59">
            <text:p>190.5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2">
            <text:p>1.2</text:p>
          </table:table-cell>
          <table:table-cell office:value-type="float" office:value="5.17">
            <text:p>5.1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.17">
            <text:p>4.17</text:p>
          </table:table-cell>
          <table:table-cell office:value-type="float" office:value="1.97">
            <text:p>1.97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float" office:value="1307.89">
            <text:p>1307.89</text:p>
          </table:table-cell>
          <table:table-cell office:value-type="float" office:value="21.52">
            <text:p>21.52</text:p>
          </table:table-cell>
          <table:table-cell office:value-type="float" office:value="363.59">
            <text:p>363.59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.85">
            <text:p>2.85</text:p>
          </table:table-cell>
          <table:table-cell/>
          <table:table-cell office:value-type="float" office:value="0">
            <text:p>0</text:p>
          </table:table-cell>
          <table:table-cell office:value-type="float" office:value="70.72">
            <text:p>70.72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float" office:value="7.24">
            <text:p>7.24</text:p>
          </table:table-cell>
          <table:table-cell office:value-type="float" office:value="2.2">
            <text:p>2.2</text:p>
          </table:table-cell>
          <table:table-cell office:value-type="float" office:value="20.7">
            <text:p>20.7</text:p>
          </table:table-cell>
          <table:table-cell office:value-type="float" office:value="0.04">
            <text:p>0.04</text:p>
          </table:table-cell>
          <table:table-cell office:value-type="float" office:value="7.17">
            <text:p>7.17</text:p>
          </table:table-cell>
          <table:table-cell table:number-columns-repeated="2"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4">
            <text:p>2.24</text:p>
          </table:table-cell>
          <table:table-cell office:value-type="float" office:value="3.61">
            <text:p>3.61</text:p>
          </table:table-cell>
          <table:table-cell/>
          <table:table-cell office:value-type="float" office:value="1497.57">
            <text:p>1497.57</text:p>
          </table:table-cell>
          <table:table-cell office:value-type="float" office:value="18.79">
            <text:p>18.79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1.02">
            <text:p>1.02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2.75">
            <text:p>2.75</text:p>
          </table:table-cell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 office:value-type="float" office:value="2994.35">
            <text:p>2994.35</text:p>
          </table:table-cell>
          <table:table-cell office:value-type="float" office:value="40.01">
            <text:p>40.01</text:p>
          </table:table-cell>
          <table:table-cell office:value-type="float" office:value="6.3">
            <text:p>6.3</text:p>
          </table:table-cell>
          <table:table-cell office:value-type="float" office:value="9.59">
            <text:p>9.59</text:p>
          </table:table-cell>
          <table:table-cell office:value-type="float" office:value="22.47">
            <text:p>22.47</text:p>
          </table:table-cell>
          <table:table-cell/>
          <table:table-cell office:value-type="float" office:value="63.02">
            <text:p>63.02</text:p>
          </table:table-cell>
          <table:table-cell office:value-type="float" office:value="199.54">
            <text:p>199.54</text:p>
          </table:table-cell>
          <table:table-cell table:number-columns-repeated="2" office:value-type="float" office:value="0">
            <text:p>0</text:p>
          </table:table-cell>
          <table:table-cell office:value-type="float" office:value="1.59">
            <text:p>1.59</text:p>
          </table:table-cell>
          <table:table-cell office:value-type="float" office:value="5.01">
            <text:p>5.0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.49">
            <text:p>5.49</text:p>
          </table:table-cell>
          <table:table-cell office:value-type="float" office:value="2.11">
            <text:p>2.1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1361.82">
            <text:p>1361.82</text:p>
          </table:table-cell>
          <table:table-cell office:value-type="float" office:value="33.26">
            <text:p>33.26</text:p>
          </table:table-cell>
          <table:table-cell office:value-type="float" office:value="378.49">
            <text:p>378.49</text:p>
          </table:table-cell>
          <table:table-cell office:value-type="float" office:value="2.34">
            <text:p>2.3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.96">
            <text:p>2.96</text:p>
          </table:table-cell>
          <table:table-cell/>
          <table:table-cell office:value-type="float" office:value="0">
            <text:p>0</text:p>
          </table:table-cell>
          <table:table-cell office:value-type="float" office:value="74.52">
            <text:p>74.5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7.06">
            <text:p>7.06</text:p>
          </table:table-cell>
          <table:table-cell office:value-type="float" office:value="2.09">
            <text:p>2.09</text:p>
          </table:table-cell>
          <table:table-cell office:value-type="float" office:value="29.83">
            <text:p>29.83</text:p>
          </table:table-cell>
          <table:table-cell office:value-type="float" office:value="0.06">
            <text:p>0.06</text:p>
          </table:table-cell>
          <table:table-cell office:value-type="float" office:value="9.47">
            <text:p>9.4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2.27">
            <text:p>2.27</text:p>
          </table:table-cell>
          <table:table-cell office:value-type="float" office:value="5.43">
            <text:p>5.43</text:p>
          </table:table-cell>
          <table:table-cell/>
          <table:table-cell office:value-type="float" office:value="1549.62">
            <text:p>1549.62</text:p>
          </table:table-cell>
          <table:table-cell office:value-type="float" office:value="19.04">
            <text:p>19.04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1.18">
            <text:p>1.18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2.68">
            <text:p>2.68</text:p>
          </table:table-cell>
          <table:table-cell office:value-type="float" office:value="0.05">
            <text:p>0.05</text:p>
          </table:table-cell>
          <table:table-cell office:value-type="float" office:value="0.24">
            <text:p>0.24</text:p>
          </table:table-cell>
          <table:table-cell office:value-type="float" office:value="3142.63">
            <text:p>3142.63</text:p>
          </table:table-cell>
          <table:table-cell office:value-type="float" office:value="66.9">
            <text:p>66.9</text:p>
          </table:table-cell>
          <table:table-cell office:value-type="float" office:value="6.86">
            <text:p>6.86</text:p>
          </table:table-cell>
          <table:table-cell office:value-type="float" office:value="10.06">
            <text:p>10.06</text:p>
          </table:table-cell>
          <table:table-cell office:value-type="float" office:value="30.6">
            <text:p>30.6</text:p>
          </table:table-cell>
          <table:table-cell/>
          <table:table-cell office:value-type="float" office:value="65.08">
            <text:p>65.08</text:p>
          </table:table-cell>
          <table:table-cell office:value-type="float" office:value="207.1">
            <text:p>207.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  <table:table-cell office:value-type="float" office:value="5.14">
            <text:p>5.1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44">
            <text:p>0.44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.33">
            <text:p>6.33</text:p>
          </table:table-cell>
          <table:table-cell office:value-type="float" office:value="2.67">
            <text:p>2.67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1419.26">
            <text:p>1419.26</text:p>
          </table:table-cell>
          <table:table-cell office:value-type="float" office:value="34.34">
            <text:p>34.34</text:p>
          </table:table-cell>
          <table:table-cell office:value-type="float" office:value="412.59">
            <text:p>412.59</text:p>
          </table:table-cell>
          <table:table-cell office:value-type="float" office:value="2.38">
            <text:p>2.3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.34">
            <text:p>3.34</text:p>
          </table:table-cell>
          <table:table-cell/>
          <table:table-cell office:value-type="float" office:value="0">
            <text:p>0</text:p>
          </table:table-cell>
          <table:table-cell office:value-type="float" office:value="76.92">
            <text:p>76.92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7.14">
            <text:p>7.14</text:p>
          </table:table-cell>
          <table:table-cell office:value-type="float" office:value="2.22">
            <text:p>2.22</text:p>
          </table:table-cell>
          <table:table-cell office:value-type="float" office:value="30.75">
            <text:p>30.75</text:p>
          </table:table-cell>
          <table:table-cell office:value-type="float" office:value="0.04">
            <text:p>0.04</text:p>
          </table:table-cell>
          <table:table-cell office:value-type="float" office:value="9.83">
            <text:p>9.83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1.15">
            <text:p>1.15</text:p>
          </table:table-cell>
          <table:table-cell office:value-type="float" office:value="0">
            <text:p>0</text:p>
          </table:table-cell>
          <table:table-cell office:value-type="float" office:value="2.28">
            <text:p>2.28</text:p>
          </table:table-cell>
          <table:table-cell office:value-type="float" office:value="5.73">
            <text:p>5.73</text:p>
          </table:table-cell>
          <table:table-cell/>
          <table:table-cell office:value-type="float" office:value="1622.33">
            <text:p>1622.33</text:p>
          </table:table-cell>
          <table:table-cell office:value-type="float" office:value="19.04">
            <text:p>19.04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1.19">
            <text:p>1.19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2.7">
            <text:p>2.7</text:p>
          </table:table-cell>
          <table:table-cell office:value-type="float" office:value="0.06">
            <text:p>0.06</text:p>
          </table:table-cell>
          <table:table-cell office:value-type="float" office:value="0.23">
            <text:p>0.23</text:p>
          </table:table-cell>
          <table:table-cell office:value-type="float" office:value="3273.42">
            <text:p>3273.42</text:p>
          </table:table-cell>
          <table:table-cell office:value-type="float" office:value="67.36">
            <text:p>67.36</text:p>
          </table:table-cell>
          <table:table-cell office:value-type="float" office:value="6.92">
            <text:p>6.92</text:p>
          </table:table-cell>
          <table:table-cell office:value-type="float" office:value="10.25">
            <text:p>10.25</text:p>
          </table:table-cell>
          <table:table-cell office:value-type="float" office:value="29.06">
            <text:p>29.06</text:p>
          </table:table-cell>
          <table:table-cell/>
          <table:table-cell office:value-type="float" office:value="67.84">
            <text:p>67.84</text:p>
          </table:table-cell>
          <table:table-cell office:value-type="float" office:value="216.76">
            <text:p>216.76</text:p>
          </table:table-cell>
          <table:table-cell table:number-columns-repeated="2" office:value-type="float" office:value="0">
            <text:p>0</text:p>
          </table:table-cell>
          <table:table-cell office:value-type="float" office:value="1.58">
            <text:p>1.58</text:p>
          </table:table-cell>
          <table:table-cell office:value-type="float" office:value="5.72">
            <text:p>5.7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36">
            <text:p>0.36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.27">
            <text:p>6.27</text:p>
          </table:table-cell>
          <table:table-cell office:value-type="float" office:value="1.97">
            <text:p>1.97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1475.49">
            <text:p>1475.49</text:p>
          </table:table-cell>
          <table:table-cell office:value-type="float" office:value="33.62">
            <text:p>33.62</text:p>
          </table:table-cell>
          <table:table-cell office:value-type="float" office:value="408.73">
            <text:p>408.73</text:p>
          </table:table-cell>
          <table:table-cell office:value-type="float" office:value="2.69">
            <text:p>2.6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.08">
            <text:p>3.08</text:p>
          </table:table-cell>
          <table:table-cell/>
          <table:table-cell office:value-type="float" office:value="0">
            <text:p>0</text:p>
          </table:table-cell>
          <table:table-cell office:value-type="float" office:value="79.25">
            <text:p>79.25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7.51">
            <text:p>7.51</text:p>
          </table:table-cell>
          <table:table-cell office:value-type="float" office:value="2.39">
            <text:p>2.39</text:p>
          </table:table-cell>
          <table:table-cell office:value-type="float" office:value="31.75">
            <text:p>31.75</text:p>
          </table:table-cell>
          <table:table-cell office:value-type="float" office:value="0.05">
            <text:p>0.05</text:p>
          </table:table-cell>
          <table:table-cell office:value-type="float" office:value="9.89">
            <text:p>9.89</text:p>
          </table:table-cell>
          <table:table-cell table:number-columns-repeated="2"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33">
            <text:p>1.33</text:p>
          </table:table-cell>
          <table:table-cell office:value-type="float" office:value="0">
            <text:p>0</text:p>
          </table:table-cell>
          <table:table-cell office:value-type="float" office:value="2.33">
            <text:p>2.33</text:p>
          </table:table-cell>
          <table:table-cell office:value-type="float" office:value="6.06">
            <text:p>6.06</text:p>
          </table:table-cell>
          <table:table-cell office:value-type="float" office:value="0.01">
            <text:p>0.01</text:p>
          </table:table-cell>
          <table:table-cell office:value-type="float" office:value="1676.28">
            <text:p>1676.28</text:p>
          </table:table-cell>
          <table:table-cell office:value-type="float" office:value="20.67">
            <text:p>20.67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1.13">
            <text:p>1.13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3.16">
            <text:p>3.16</text:p>
          </table:table-cell>
          <table:table-cell office:value-type="float" office:value="0.06">
            <text:p>0.06</text:p>
          </table:table-cell>
          <table:table-cell office:value-type="float" office:value="0.23">
            <text:p>0.23</text:p>
          </table:table-cell>
          <table:table-cell office:value-type="float" office:value="3426.23">
            <text:p>3426.23</text:p>
          </table:table-cell>
          <table:table-cell office:value-type="float" office:value="67.69">
            <text:p>67.69</text:p>
          </table:table-cell>
          <table:table-cell office:value-type="float" office:value="7.78">
            <text:p>7.78</text:p>
          </table:table-cell>
          <table:table-cell office:value-type="float" office:value="10.36">
            <text:p>10.36</text:p>
          </table:table-cell>
          <table:table-cell office:value-type="float" office:value="29.4">
            <text:p>29.4</text:p>
          </table:table-cell>
          <table:table-cell/>
          <table:table-cell office:value-type="float" office:value="68.2">
            <text:p>68.2</text:p>
          </table:table-cell>
          <table:table-cell office:value-type="float" office:value="221.97">
            <text:p>221.9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58">
            <text:p>1.58</text:p>
          </table:table-cell>
          <table:table-cell office:value-type="float" office:value="5.58">
            <text:p>5.5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58">
            <text:p>0.58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.3">
            <text:p>10.3</text:p>
          </table:table-cell>
          <table:table-cell office:value-type="float" office:value="2.27">
            <text:p>2.27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office:value-type="float" office:value="1531.54">
            <text:p>1531.54</text:p>
          </table:table-cell>
          <table:table-cell office:value-type="float" office:value="47.48">
            <text:p>47.48</text:p>
          </table:table-cell>
          <table:table-cell office:value-type="float" office:value="426.92">
            <text:p>426.92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.52">
            <text:p>3.52</text:p>
          </table:table-cell>
          <table:table-cell/>
          <table:table-cell office:value-type="float" office:value="0">
            <text:p>0</text:p>
          </table:table-cell>
          <table:table-cell office:value-type="float" office:value="78.91">
            <text:p>78.91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7.8">
            <text:p>7.8</text:p>
          </table:table-cell>
          <table:table-cell office:value-type="float" office:value="2.24">
            <text:p>2.24</text:p>
          </table:table-cell>
          <table:table-cell office:value-type="float" office:value="49.59">
            <text:p>49.59</text:p>
          </table:table-cell>
          <table:table-cell office:value-type="float" office:value="0.04">
            <text:p>0.04</text:p>
          </table:table-cell>
          <table:table-cell office:value-type="float" office:value="14.21">
            <text:p>14.21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49">
            <text:p>1.49</text:p>
          </table:table-cell>
          <table:table-cell office:value-type="float" office:value="0">
            <text:p>0</text:p>
          </table:table-cell>
          <table:table-cell office:value-type="float" office:value="2.79">
            <text:p>2.79</text:p>
          </table:table-cell>
          <table:table-cell office:value-type="float" office:value="9.29">
            <text:p>9.29</text:p>
          </table:table-cell>
          <table:table-cell office:value-type="float" office:value="0.01">
            <text:p>0.01</text:p>
          </table:table-cell>
          <table:table-cell office:value-type="float" office:value="1740.5">
            <text:p>1740.5</text:p>
          </table:table-cell>
          <table:table-cell office:value-type="float" office:value="20.89">
            <text:p>20.89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  <table:table-cell office:value-type="float" office:value="1.43">
            <text:p>1.43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3.34">
            <text:p>3.34</text:p>
          </table:table-cell>
          <table:table-cell office:value-type="float" office:value="0.03">
            <text:p>0.03</text:p>
          </table:table-cell>
          <table:table-cell office:value-type="float" office:value="0.22">
            <text:p>0.22</text:p>
          </table:table-cell>
          <table:table-cell office:value-type="float" office:value="3580.86">
            <text:p>3580.86</text:p>
          </table:table-cell>
          <table:table-cell office:value-type="float" office:value="97.23">
            <text:p>97.23</text:p>
          </table:table-cell>
          <table:table-cell office:value-type="float" office:value="7.49">
            <text:p>7.49</text:p>
          </table:table-cell>
          <table:table-cell office:value-type="float" office:value="11.72">
            <text:p>11.72</text:p>
          </table:table-cell>
          <table:table-cell office:value-type="float" office:value="34.94">
            <text:p>34.94</text:p>
          </table:table-cell>
          <table:table-cell/>
          <table:table-cell office:value-type="float" office:value="69.69">
            <text:p>69.69</text:p>
          </table:table-cell>
          <table:table-cell office:value-type="float" office:value="233.39">
            <text:p>233.3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12">
            <text:p>2.12</text:p>
          </table:table-cell>
          <table:table-cell office:value-type="float" office:value="6.32">
            <text:p>6.3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6">
            <text:p>0.6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0.51">
            <text:p>10.51</text:p>
          </table:table-cell>
          <table:table-cell office:value-type="float" office:value="2.48">
            <text:p>2.48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office:value-type="float" office:value="1591.25">
            <text:p>1591.25</text:p>
          </table:table-cell>
          <table:table-cell office:value-type="float" office:value="47.32">
            <text:p>47.32</text:p>
          </table:table-cell>
          <table:table-cell office:value-type="float" office:value="437.6">
            <text:p>437.6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.28">
            <text:p>3.28</text:p>
          </table:table-cell>
          <table:table-cell/>
          <table:table-cell office:value-type="float" office:value="0">
            <text:p>0</text:p>
          </table:table-cell>
          <table:table-cell office:value-type="float" office:value="82.1">
            <text:p>82.1</text:p>
          </table:table-cell>
          <table:table-cell office:value-type="float" office:value="0.03">
            <text:p>0.03</text:p>
          </table:table-cell>
          <table:table-cell office:value-type="float" office:value="0.07">
            <text:p>0.07</text:p>
          </table:table-cell>
          <table:table-cell office:value-type="float" office:value="7.93">
            <text:p>7.93</text:p>
          </table:table-cell>
          <table:table-cell office:value-type="float" office:value="2.54">
            <text:p>2.54</text:p>
          </table:table-cell>
          <table:table-cell office:value-type="float" office:value="48.47">
            <text:p>48.47</text:p>
          </table:table-cell>
          <table:table-cell office:value-type="float" office:value="0.04">
            <text:p>0.04</text:p>
          </table:table-cell>
          <table:table-cell office:value-type="float" office:value="14.04">
            <text:p>14.0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61">
            <text:p>1.61</text:p>
          </table:table-cell>
          <table:table-cell office:value-type="float" office:value="0">
            <text:p>0</text:p>
          </table:table-cell>
          <table:table-cell office:value-type="float" office:value="2.81">
            <text:p>2.81</text:p>
          </table:table-cell>
          <table:table-cell office:value-type="float" office:value="9.66">
            <text:p>9.66</text:p>
          </table:table-cell>
          <table:table-cell/>
          <table:table-cell office:value-type="float" office:value="1810.01">
            <text:p>1810.01</text:p>
          </table:table-cell>
          <table:table-cell office:value-type="float" office:value="21.11">
            <text:p>21.1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1.42">
            <text:p>1.4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3.07">
            <text:p>3.07</text:p>
          </table:table-cell>
          <table:table-cell office:value-type="float" office:value="0.06">
            <text:p>0.06</text:p>
          </table:table-cell>
          <table:table-cell office:value-type="float" office:value="0.23">
            <text:p>0.23</text:p>
          </table:table-cell>
          <table:table-cell office:value-type="float" office:value="3101.47">
            <text:p>3101.47</text:p>
          </table:table-cell>
          <table:table-cell office:value-type="float" office:value="98">
            <text:p>98</text:p>
          </table:table-cell>
          <table:table-cell office:value-type="float" office:value="7.51">
            <text:p>7.51</text:p>
          </table:table-cell>
          <table:table-cell office:value-type="float" office:value="11.71">
            <text:p>11.71</text:p>
          </table:table-cell>
          <table:table-cell office:value-type="float" office:value="35.9">
            <text:p>35.9</text:p>
          </table:table-cell>
          <table:table-cell/>
          <table:table-cell office:value-type="float" office:value="72.67">
            <text:p>72.67</text:p>
          </table:table-cell>
          <table:table-cell office:value-type="float" office:value="240.65">
            <text:p>240.6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1.98">
            <text:p>1.98</text:p>
          </table:table-cell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57">
            <text:p>0.57</text:p>
          </table:table-cell>
          <table:table-cell office:value-type="float" office:value="0.18">
            <text:p>0.18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.65">
            <text:p>9.65</text:p>
          </table:table-cell>
          <table:table-cell office:value-type="float" office:value="2.32">
            <text:p>2.3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648.89">
            <text:p>1648.89</text:p>
          </table:table-cell>
          <table:table-cell office:value-type="float" office:value="48.6">
            <text:p>48.6</text:p>
          </table:table-cell>
          <table:table-cell office:value-type="float" office:value="454.57">
            <text:p>454.57</text:p>
          </table:table-cell>
          <table:table-cell office:value-type="float" office:value="2.56">
            <text:p>2.5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.46">
            <text:p>3.46</text:p>
          </table:table-cell>
          <table:table-cell/>
          <table:table-cell office:value-type="float" office:value="0">
            <text:p>0</text:p>
          </table:table-cell>
          <table:table-cell office:value-type="float" office:value="84.59">
            <text:p>84.59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7.83">
            <text:p>7.83</text:p>
          </table:table-cell>
          <table:table-cell office:value-type="float" office:value="2.56">
            <text:p>2.56</text:p>
          </table:table-cell>
          <table:table-cell office:value-type="float" office:value="50.04">
            <text:p>50.04</text:p>
          </table:table-cell>
          <table:table-cell office:value-type="float" office:value="0.03">
            <text:p>0.03</text:p>
          </table:table-cell>
          <table:table-cell office:value-type="float" office:value="14.44">
            <text:p>14.44</text:p>
          </table:table-cell>
          <table:table-cell table:number-columns-repeated="2"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45">
            <text:p>1.45</text:p>
          </table:table-cell>
          <table:table-cell office:value-type="float" office:value="0">
            <text:p>0</text:p>
          </table:table-cell>
          <table:table-cell office:value-type="float" office:value="2.71">
            <text:p>2.71</text:p>
          </table:table-cell>
          <table:table-cell office:value-type="float" office:value="10.25">
            <text:p>10.25</text:p>
          </table:table-cell>
          <table:table-cell/>
          <table:table-cell office:value-type="float" office:value="1875.29">
            <text:p>1875.29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office:value-type="float" office:value="1.68">
            <text:p>1.68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3.57">
            <text:p>3.57</text:p>
          </table:table-cell>
          <table:table-cell office:value-type="float" office:value="0.03">
            <text:p>0.03</text:p>
          </table:table-cell>
          <table:table-cell office:value-type="float" office:value="0.23">
            <text:p>0.23</text:p>
          </table:table-cell>
          <table:table-cell office:value-type="float" office:value="3287.64">
            <text:p>3287.64</text:p>
          </table:table-cell>
          <table:table-cell office:value-type="float" office:value="96.93">
            <text:p>96.93</text:p>
          </table:table-cell>
          <table:table-cell office:value-type="float" office:value="7.95">
            <text:p>7.95</text:p>
          </table:table-cell>
          <table:table-cell office:value-type="float" office:value="11.93">
            <text:p>11.93</text:p>
          </table:table-cell>
          <table:table-cell office:value-type="float" office:value="36.6">
            <text:p>36.6</text:p>
          </table:table-cell>
          <table:table-cell/>
          <table:table-cell office:value-type="float" office:value="74.84">
            <text:p>74.84</text:p>
          </table:table-cell>
          <table:table-cell office:value-type="float" office:value="250.67">
            <text:p>250.67</text:p>
          </table:table-cell>
          <table:table-cell table:number-columns-repeated="2" office:value-type="float" office:value="0">
            <text:p>0</text:p>
          </table:table-cell>
          <table:table-cell office:value-type="float" office:value="2.04">
            <text:p>2.04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61">
            <text:p>0.61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.38">
            <text:p>11.38</text:p>
          </table:table-cell>
          <table:table-cell office:value-type="float" office:value="2.27">
            <text:p>2.27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office:value-type="float" office:value="1714.82">
            <text:p>1714.82</text:p>
          </table:table-cell>
          <table:table-cell office:value-type="float" office:value="48.98">
            <text:p>48.98</text:p>
          </table:table-cell>
          <table:table-cell office:value-type="float" office:value="476.55">
            <text:p>476.55</text:p>
          </table:table-cell>
          <table:table-cell office:value-type="float" office:value="2.88">
            <text:p>2.8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.05">
            <text:p>4.05</text:p>
          </table:table-cell>
          <table:table-cell/>
          <table:table-cell office:value-type="float" office:value="0">
            <text:p>0</text:p>
          </table:table-cell>
          <table:table-cell office:value-type="float" office:value="85.02">
            <text:p>85.02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8.04">
            <text:p>8.04</text:p>
          </table:table-cell>
          <table:table-cell office:value-type="float" office:value="2.37">
            <text:p>2.37</text:p>
          </table:table-cell>
          <table:table-cell office:value-type="float" office:value="50.76">
            <text:p>50.76</text:p>
          </table:table-cell>
          <table:table-cell office:value-type="float" office:value="0.05">
            <text:p>0.05</text:p>
          </table:table-cell>
          <table:table-cell office:value-type="float" office:value="15.66">
            <text:p>15.66</text:p>
          </table:table-cell>
          <table:table-cell table:number-columns-repeated="2"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1.57">
            <text:p>1.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.9">
            <text:p>10.9</text:p>
          </table:table-cell>
          <table:table-cell/>
          <table:table-cell office:value-type="float" office:value="1951">
            <text:p>1951</text:p>
          </table:table-cell>
          <table:table-cell office:value-type="float" office:value="24.02">
            <text:p>24.0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1.57">
            <text:p>1.5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3.26">
            <text:p>3.26</text:p>
          </table:table-cell>
          <table:table-cell office:value-type="float" office:value="0.06">
            <text:p>0.06</text:p>
          </table:table-cell>
          <table:table-cell office:value-type="float" office:value="0.23">
            <text:p>0.23</text:p>
          </table:table-cell>
          <table:table-cell office:value-type="float" office:value="3457.52">
            <text:p>3457.52</text:p>
          </table:table-cell>
          <table:table-cell office:value-type="float" office:value="96.15">
            <text:p>96.15</text:p>
          </table:table-cell>
          <table:table-cell office:value-type="float" office:value="8.4">
            <text:p>8.4</text:p>
          </table:table-cell>
          <table:table-cell office:value-type="float" office:value="11.34">
            <text:p>11.34</text:p>
          </table:table-cell>
          <table:table-cell office:value-type="float" office:value="35.68">
            <text:p>35.68</text:p>
          </table:table-cell>
          <table:table-cell/>
          <table:table-cell office:value-type="float" office:value="77.03">
            <text:p>77.03</text:p>
          </table:table-cell>
          <table:table-cell office:value-type="float" office:value="258.99">
            <text:p>258.9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07">
            <text:p>2.07</text:p>
          </table:table-cell>
          <table:table-cell office:value-type="float" office:value="6.08">
            <text:p>6.0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54">
            <text:p>0.54</text:p>
          </table:table-cell>
          <table:table-cell office:value-type="float" office:value="0.26">
            <text:p>0.26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0.84">
            <text:p>10.84</text:p>
          </table:table-cell>
          <table:table-cell office:value-type="float" office:value="2.72">
            <text:p>2.72</text:p>
          </table:table-cell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1781.29">
            <text:p>1781.29</text:p>
          </table:table-cell>
          <table:table-cell office:value-type="float" office:value="49.45">
            <text:p>49.45</text:p>
          </table:table-cell>
          <table:table-cell office:value-type="float" office:value="498.09">
            <text:p>498.09</text:p>
          </table:table-cell>
          <table:table-cell office:value-type="float" office:value="2.66">
            <text:p>2.6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.76">
            <text:p>3.76</text:p>
          </table:table-cell>
          <table:table-cell/>
          <table:table-cell office:value-type="float" office:value="0">
            <text:p>0</text:p>
          </table:table-cell>
          <table:table-cell office:value-type="float" office:value="88.24">
            <text:p>88.2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8.26">
            <text:p>8.26</text:p>
          </table:table-cell>
          <table:table-cell office:value-type="float" office:value="2.68">
            <text:p>2.68</text:p>
          </table:table-cell>
          <table:table-cell office:value-type="float" office:value="53.75">
            <text:p>53.75</text:p>
          </table:table-cell>
          <table:table-cell office:value-type="float" office:value="0.05">
            <text:p>0.05</text:p>
          </table:table-cell>
          <table:table-cell office:value-type="float" office:value="16.08">
            <text:p>16.0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9">
            <text:p>0.59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1.75">
            <text:p>1.75</text:p>
          </table:table-cell>
          <table:table-cell office:value-type="float" office:value="0">
            <text:p>0</text:p>
          </table:table-cell>
          <table:table-cell office:value-type="float" office:value="2.77">
            <text:p>2.77</text:p>
          </table:table-cell>
          <table:table-cell office:value-type="float" office:value="10.95">
            <text:p>10.95</text:p>
          </table:table-cell>
          <table:table-cell office:value-type="float" office:value="0.01">
            <text:p>0.01</text:p>
          </table:table-cell>
          <table:table-cell office:value-type="float" office:value="1381.67">
            <text:p>1381.67</text:p>
          </table:table-cell>
          <table:table-cell office:value-type="float" office:value="21.26">
            <text:p>21.2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1.6">
            <text:p>1.6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3.25">
            <text:p>3.25</text:p>
          </table:table-cell>
          <table:table-cell office:value-type="float" office:value="0.02">
            <text:p>0.02</text:p>
          </table:table-cell>
          <table:table-cell office:value-type="float" office:value="0.23">
            <text:p>0.23</text:p>
          </table:table-cell>
          <table:table-cell office:value-type="float" office:value="3644.52">
            <text:p>3644.52</text:p>
          </table:table-cell>
          <table:table-cell office:value-type="float" office:value="97.65">
            <text:p>97.65</text:p>
          </table:table-cell>
          <table:table-cell office:value-type="float" office:value="8.26">
            <text:p>8.26</text:p>
          </table:table-cell>
          <table:table-cell office:value-type="float" office:value="11.95">
            <text:p>11.95</text:p>
          </table:table-cell>
          <table:table-cell office:value-type="float" office:value="35.93">
            <text:p>35.93</text:p>
          </table:table-cell>
          <table:table-cell/>
          <table:table-cell office:value-type="float" office:value="78.48">
            <text:p>78.48</text:p>
          </table:table-cell>
          <table:table-cell office:value-type="float" office:value="269.09">
            <text:p>269.09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2.4">
            <text:p>2.4</text:p>
          </table:table-cell>
          <table:table-cell office:value-type="float" office:value="6.57">
            <text:p>6.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42">
            <text:p>0.42</text:p>
          </table:table-cell>
          <table:table-cell office:value-type="float" office:value="0.26">
            <text:p>0.2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.93">
            <text:p>10.93</text:p>
          </table:table-cell>
          <table:table-cell office:value-type="float" office:value="2.6">
            <text:p>2.6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1844.49">
            <text:p>1844.49</text:p>
          </table:table-cell>
          <table:table-cell office:value-type="float" office:value="47.78">
            <text:p>47.78</text:p>
          </table:table-cell>
          <table:table-cell office:value-type="float" office:value="513.82">
            <text:p>513.82</text:p>
          </table:table-cell>
          <table:table-cell office:value-type="float" office:value="2.81">
            <text:p>2.8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.76">
            <text:p>3.76</text:p>
          </table:table-cell>
          <table:table-cell/>
          <table:table-cell office:value-type="float" office:value="0">
            <text:p>0</text:p>
          </table:table-cell>
          <table:table-cell office:value-type="float" office:value="90.89">
            <text:p>90.89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8.4">
            <text:p>8.4</text:p>
          </table:table-cell>
          <table:table-cell office:value-type="float" office:value="2.34">
            <text:p>2.34</text:p>
          </table:table-cell>
          <table:table-cell office:value-type="float" office:value="53.86">
            <text:p>53.86</text:p>
          </table:table-cell>
          <table:table-cell office:value-type="float" office:value="0.05">
            <text:p>0.05</text:p>
          </table:table-cell>
          <table:table-cell office:value-type="float" office:value="15.76">
            <text:p>15.7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1.69">
            <text:p>1.69</text:p>
          </table:table-cell>
          <table:table-cell office:value-type="float" office:value="0">
            <text:p>0</text:p>
          </table:table-cell>
          <table:table-cell office:value-type="float" office:value="2.76">
            <text:p>2.76</text:p>
          </table:table-cell>
          <table:table-cell office:value-type="float" office:value="10.55">
            <text:p>10.55</text:p>
          </table:table-cell>
          <table:table-cell/>
          <table:table-cell office:value-type="float" office:value="1439.51">
            <text:p>1439.51</text:p>
          </table:table-cell>
          <table:table-cell office:value-type="float" office:value="22.41">
            <text:p>22.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1.55">
            <text:p>1.55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3.1">
            <text:p>3.1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3174.28">
            <text:p>3174.28</text:p>
          </table:table-cell>
          <table:table-cell office:value-type="float" office:value="95.71">
            <text:p>95.71</text:p>
          </table:table-cell>
          <table:table-cell office:value-type="float" office:value="8.21">
            <text:p>8.21</text:p>
          </table:table-cell>
          <table:table-cell office:value-type="float" office:value="12.25">
            <text:p>12.25</text:p>
          </table:table-cell>
          <table:table-cell office:value-type="float" office:value="36.18">
            <text:p>36.18</text:p>
          </table:table-cell>
          <table:table-cell/>
          <table:table-cell office:value-type="float" office:value="80.81">
            <text:p>80.81</text:p>
          </table:table-cell>
          <table:table-cell office:value-type="float" office:value="278.66">
            <text:p>278.6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74">
            <text:p>1.74</text:p>
          </table:table-cell>
          <table:table-cell office:value-type="float" office:value="6.59">
            <text:p>6.5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54">
            <text:p>0.54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2.14">
            <text:p>12.14</text:p>
          </table:table-cell>
          <table:table-cell office:value-type="float" office:value="2.66">
            <text:p>2.66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float" office:value="1913.72">
            <text:p>1913.72</text:p>
          </table:table-cell>
          <table:table-cell office:value-type="float" office:value="49.65">
            <text:p>49.65</text:p>
          </table:table-cell>
          <table:table-cell office:value-type="float" office:value="528.17">
            <text:p>528.17</text:p>
          </table:table-cell>
          <table:table-cell office:value-type="float" office:value="3.82">
            <text:p>3.8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.19">
            <text:p>4.19</text:p>
          </table:table-cell>
          <table:table-cell/>
          <table:table-cell office:value-type="float" office:value="0">
            <text:p>0</text:p>
          </table:table-cell>
          <table:table-cell office:value-type="float" office:value="93.29">
            <text:p>93.29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8.72">
            <text:p>8.72</text:p>
          </table:table-cell>
          <table:table-cell office:value-type="float" office:value="2.8">
            <text:p>2.8</text:p>
          </table:table-cell>
          <table:table-cell office:value-type="float" office:value="53.49">
            <text:p>53.49</text:p>
          </table:table-cell>
          <table:table-cell office:value-type="float" office:value="0.03">
            <text:p>0.03</text:p>
          </table:table-cell>
          <table:table-cell office:value-type="float" office:value="16.68">
            <text:p>16.68</text:p>
          </table:table-cell>
          <table:table-cell table:number-columns-repeated="2" office:value-type="float" office:value="0">
            <text:p>0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53">
            <text:p>1.53</text:p>
          </table:table-cell>
          <table:table-cell office:value-type="float" office:value="0">
            <text:p>0</text:p>
          </table:table-cell>
          <table:table-cell office:value-type="float" office:value="3.09">
            <text:p>3.09</text:p>
          </table:table-cell>
          <table:table-cell office:value-type="float" office:value="11.52">
            <text:p>11.52</text:p>
          </table:table-cell>
          <table:table-cell/>
          <table:table-cell office:value-type="float" office:value="1523.39">
            <text:p>1523.39</text:p>
          </table:table-cell>
          <table:table-cell office:value-type="float" office:value="24.34">
            <text:p>24.34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1.65">
            <text:p>1.65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3.15">
            <text:p>3.15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2725.25">
            <text:p>2725.25</text:p>
          </table:table-cell>
          <table:table-cell office:value-type="float" office:value="97.14">
            <text:p>97.14</text:p>
          </table:table-cell>
          <table:table-cell office:value-type="float" office:value="9.12">
            <text:p>9.12</text:p>
          </table:table-cell>
          <table:table-cell office:value-type="float" office:value="12.13">
            <text:p>12.13</text:p>
          </table:table-cell>
          <table:table-cell office:value-type="float" office:value="36.53">
            <text:p>36.53</text:p>
          </table:table-cell>
          <table:table-cell/>
          <table:table-cell office:value-type="float" office:value="82.37">
            <text:p>82.37</text:p>
          </table:table-cell>
          <table:table-cell office:value-type="float" office:value="288.51">
            <text:p>288.5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2.44">
            <text:p>2.44</text:p>
          </table:table-cell>
          <table:table-cell office:value-type="float" office:value="7.18">
            <text:p>7.1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41">
            <text:p>0.41</text:p>
          </table:table-cell>
          <table:table-cell office:value-type="float" office:value="0.18">
            <text:p>0.18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1.62">
            <text:p>11.62</text:p>
          </table:table-cell>
          <table:table-cell office:value-type="float" office:value="2.74">
            <text:p>2.74</text:p>
          </table:table-cell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office:value-type="float" office:value="1979.68">
            <text:p>1979.68</text:p>
          </table:table-cell>
          <table:table-cell office:value-type="float" office:value="48.39">
            <text:p>48.39</text:p>
          </table:table-cell>
          <table:table-cell office:value-type="float" office:value="552.17">
            <text:p>552.17</text:p>
          </table:table-cell>
          <table:table-cell office:value-type="float" office:value="3.22">
            <text:p>3.2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.41">
            <text:p>4.41</text:p>
          </table:table-cell>
          <table:table-cell/>
          <table:table-cell office:value-type="float" office:value="0">
            <text:p>0</text:p>
          </table:table-cell>
          <table:table-cell office:value-type="float" office:value="94.06">
            <text:p>94.0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8.56">
            <text:p>8.56</text:p>
          </table:table-cell>
          <table:table-cell office:value-type="float" office:value="3.17">
            <text:p>3.17</text:p>
          </table:table-cell>
          <table:table-cell office:value-type="float" office:value="55.91">
            <text:p>55.91</text:p>
          </table:table-cell>
          <table:table-cell office:value-type="float" office:value="0.11">
            <text:p>0.11</text:p>
          </table:table-cell>
          <table:table-cell office:value-type="float" office:value="16.88">
            <text:p>16.8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1.72">
            <text:p>1.72</text:p>
          </table:table-cell>
          <table:table-cell office:value-type="float" office:value="0">
            <text:p>0</text:p>
          </table:table-cell>
          <table:table-cell office:value-type="float" office:value="3.06">
            <text:p>3.06</text:p>
          </table:table-cell>
          <table:table-cell office:value-type="float" office:value="10.98">
            <text:p>10.98</text:p>
          </table:table-cell>
          <table:table-cell/>
          <table:table-cell office:value-type="float" office:value="1594.73">
            <text:p>1594.73</text:p>
          </table:table-cell>
          <table:table-cell office:value-type="float" office:value="23.12">
            <text:p>23.1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1.42">
            <text:p>1.4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3.47">
            <text:p>3.47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2265.75">
            <text:p>2265.75</text:p>
          </table:table-cell>
          <table:table-cell office:value-type="float" office:value="97.05">
            <text:p>97.05</text:p>
          </table:table-cell>
          <table:table-cell office:value-type="float" office:value="8.35">
            <text:p>8.35</text:p>
          </table:table-cell>
          <table:table-cell office:value-type="float" office:value="12.74">
            <text:p>12.74</text:p>
          </table:table-cell>
          <table:table-cell office:value-type="float" office:value="36.51">
            <text:p>36.51</text:p>
          </table:table-cell>
          <table:table-cell/>
          <table:table-cell office:value-type="float" office:value="83.71">
            <text:p>83.71</text:p>
          </table:table-cell>
          <table:table-cell office:value-type="float" office:value="300.66">
            <text:p>300.6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2.08">
            <text:p>2.08</text:p>
          </table:table-cell>
          <table:table-cell office:value-type="float" office:value="6.82">
            <text:p>6.8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46">
            <text:p>0.46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2.65">
            <text:p>12.65</text:p>
          </table:table-cell>
          <table:table-cell office:value-type="float" office:value="2.56">
            <text:p>2.56</text:p>
          </table:table-cell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office:value-type="float" office:value="2047.05">
            <text:p>2047.05</text:p>
          </table:table-cell>
          <table:table-cell office:value-type="float" office:value="50.03">
            <text:p>50.03</text:p>
          </table:table-cell>
          <table:table-cell office:value-type="float" office:value="572.51">
            <text:p>572.51</text:p>
          </table:table-cell>
          <table:table-cell office:value-type="float" office:value="3.17">
            <text:p>3.1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.28">
            <text:p>4.28</text:p>
          </table:table-cell>
          <table:table-cell/>
          <table:table-cell office:value-type="float" office:value="0">
            <text:p>0</text:p>
          </table:table-cell>
          <table:table-cell office:value-type="float" office:value="95.35">
            <text:p>95.35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9.18">
            <text:p>9.18</text:p>
          </table:table-cell>
          <table:table-cell office:value-type="float" office:value="3.06">
            <text:p>3.06</text:p>
          </table:table-cell>
          <table:table-cell office:value-type="float" office:value="58.59">
            <text:p>58.59</text:p>
          </table:table-cell>
          <table:table-cell office:value-type="float" office:value="0.03">
            <text:p>0.03</text:p>
          </table:table-cell>
          <table:table-cell office:value-type="float" office:value="18.48">
            <text:p>18.48</text:p>
          </table:table-cell>
          <table:table-cell table:number-columns-repeated="2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1.69">
            <text:p>1.69</text:p>
          </table:table-cell>
          <table:table-cell office:value-type="float" office:value="0">
            <text:p>0</text:p>
          </table:table-cell>
          <table:table-cell office:value-type="float" office:value="2.98">
            <text:p>2.98</text:p>
          </table:table-cell>
          <table:table-cell office:value-type="float" office:value="12.2">
            <text:p>12.2</text:p>
          </table:table-cell>
          <table:table-cell/>
          <table:table-cell office:value-type="float" office:value="1688.16">
            <text:p>1688.16</text:p>
          </table:table-cell>
          <table:table-cell office:value-type="float" office:value="24.18">
            <text:p>24.1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1.65">
            <text:p>1.65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04">
            <text:p>0.04</text:p>
          </table:table-cell>
          <table:table-cell office:value-type="float" office:value="0.23">
            <text:p>0.23</text:p>
          </table:table-cell>
          <table:table-cell office:value-type="float" office:value="2481.57">
            <text:p>2481.57</text:p>
          </table:table-cell>
          <table:table-cell office:value-type="float" office:value="97.57">
            <text:p>97.57</text:p>
          </table:table-cell>
          <table:table-cell office:value-type="float" office:value="8.98">
            <text:p>8.98</text:p>
          </table:table-cell>
          <table:table-cell office:value-type="float" office:value="13.19">
            <text:p>13.19</text:p>
          </table:table-cell>
          <table:table-cell office:value-type="float" office:value="37.44">
            <text:p>37.44</text:p>
          </table:table-cell>
          <table:table-cell office:value-type="float" office:value="0.01">
            <text:p>0.01</text:p>
          </table:table-cell>
          <table:table-cell office:value-type="float" office:value="87.58">
            <text:p>87.58</text:p>
          </table:table-cell>
          <table:table-cell office:value-type="float" office:value="308.66">
            <text:p>308.6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1">
            <text:p>1.81</text:p>
          </table:table-cell>
          <table:table-cell office:value-type="float" office:value="7.39">
            <text:p>7.3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56">
            <text:p>0.56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2.52">
            <text:p>12.52</text:p>
          </table:table-cell>
          <table:table-cell office:value-type="float" office:value="2.68">
            <text:p>2.68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2120.68">
            <text:p>2120.68</text:p>
          </table:table-cell>
          <table:table-cell office:value-type="float" office:value="48">
            <text:p>48</text:p>
          </table:table-cell>
          <table:table-cell office:value-type="float" office:value="590.36">
            <text:p>590.36</text:p>
          </table:table-cell>
          <table:table-cell office:value-type="float" office:value="3.21">
            <text:p>3.2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.63">
            <text:p>4.63</text:p>
          </table:table-cell>
          <table:table-cell/>
          <table:table-cell office:value-type="float" office:value="0">
            <text:p>0</text:p>
          </table:table-cell>
          <table:table-cell office:value-type="float" office:value="99.73">
            <text:p>99.73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9.29">
            <text:p>9.29</text:p>
          </table:table-cell>
          <table:table-cell office:value-type="float" office:value="2.98">
            <text:p>2.98</text:p>
          </table:table-cell>
          <table:table-cell office:value-type="float" office:value="58.27">
            <text:p>58.27</text:p>
          </table:table-cell>
          <table:table-cell office:value-type="float" office:value="0.03">
            <text:p>0.03</text:p>
          </table:table-cell>
          <table:table-cell office:value-type="float" office:value="18.19">
            <text:p>18.19</text:p>
          </table:table-cell>
          <table:table-cell table:number-columns-repeated="2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1.95">
            <text:p>1.95</text:p>
          </table:table-cell>
          <table:table-cell office:value-type="float" office:value="0">
            <text:p>0</text:p>
          </table:table-cell>
          <table:table-cell office:value-type="float" office:value="3.16">
            <text:p>3.16</text:p>
          </table:table-cell>
          <table:table-cell office:value-type="float" office:value="12.05">
            <text:p>12.05</text:p>
          </table:table-cell>
          <table:table-cell/>
          <table:table-cell office:value-type="float" office:value="1759.05">
            <text:p>1759.05</text:p>
          </table:table-cell>
          <table:table-cell office:value-type="float" office:value="24.5">
            <text:p>24.5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7">
            <text:p>0.07</text:p>
          </table:table-cell>
          <table:table-cell office:value-type="float" office:value="1.65">
            <text:p>1.65</text:p>
          </table:table-cell>
          <table:table-cell office:value-type="float" office:value="0.16">
            <text:p>0.16</text:p>
          </table:table-cell>
          <table:table-cell office:value-type="float" office:value="0.04">
            <text:p>0.04</text:p>
          </table:table-cell>
          <table:table-cell office:value-type="float" office:value="3.33">
            <text:p>3.33</text:p>
          </table:table-cell>
          <table:table-cell office:value-type="float" office:value="0.04">
            <text:p>0.04</text:p>
          </table:table-cell>
          <table:table-cell office:value-type="float" office:value="0.23">
            <text:p>0.23</text:p>
          </table:table-cell>
          <table:table-cell office:value-type="float" office:value="2678.52">
            <text:p>2678.52</text:p>
          </table:table-cell>
          <table:table-cell office:value-type="float" office:value="96.44">
            <text:p>96.44</text:p>
          </table:table-cell>
          <table:table-cell office:value-type="float" office:value="9.21">
            <text:p>9.21</text:p>
          </table:table-cell>
          <table:table-cell office:value-type="float" office:value="12.41">
            <text:p>12.41</text:p>
          </table:table-cell>
          <table:table-cell office:value-type="float" office:value="36.42">
            <text:p>36.42</text:p>
          </table:table-cell>
          <table:table-cell/>
          <table:table-cell office:value-type="float" office:value="86.91">
            <text:p>86.91</text:p>
          </table:table-cell>
          <table:table-cell office:value-type="float" office:value="323.5">
            <text:p>323.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91">
            <text:p>1.91</text:p>
          </table:table-cell>
          <table:table-cell office:value-type="float" office:value="7.11">
            <text:p>7.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31">
            <text:p>0.31</text:p>
          </table:table-cell>
          <table:table-cell office:value-type="float" office:value="0.26">
            <text:p>0.2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.3">
            <text:p>12.3</text:p>
          </table:table-cell>
          <table:table-cell office:value-type="float" office:value="2.91">
            <text:p>2.91</text:p>
          </table:table-cell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2193.02">
            <text:p>2193.02</text:p>
          </table:table-cell>
          <table:table-cell office:value-type="float" office:value="47.97">
            <text:p>47.97</text:p>
          </table:table-cell>
          <table:table-cell office:value-type="float" office:value="609.69">
            <text:p>609.69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.76">
            <text:p>4.76</text:p>
          </table:table-cell>
          <table:table-cell/>
          <table:table-cell office:value-type="float" office:value="0">
            <text:p>0</text:p>
          </table:table-cell>
          <table:table-cell office:value-type="float" office:value="100.65">
            <text:p>100.65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9.79">
            <text:p>9.79</text:p>
          </table:table-cell>
          <table:table-cell office:value-type="float" office:value="3.04">
            <text:p>3.04</text:p>
          </table:table-cell>
          <table:table-cell office:value-type="float" office:value="58.74">
            <text:p>58.74</text:p>
          </table:table-cell>
          <table:table-cell office:value-type="float" office:value="0.11">
            <text:p>0.11</text:p>
          </table:table-cell>
          <table:table-cell office:value-type="float" office:value="19.69">
            <text:p>19.69</text:p>
          </table:table-cell>
          <table:table-cell table:number-columns-repeated="2" office:value-type="float" office:value="0">
            <text:p>0</text:p>
          </table:table-cell>
          <table:table-cell office:value-type="float" office:value="0.69">
            <text:p>0.69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2.27">
            <text:p>2.27</text:p>
          </table:table-cell>
          <table:table-cell office:value-type="float" office:value="0">
            <text:p>0</text:p>
          </table:table-cell>
          <table:table-cell office:value-type="float" office:value="3.33">
            <text:p>3.33</text:p>
          </table:table-cell>
          <table:table-cell office:value-type="float" office:value="12.36">
            <text:p>12.36</text:p>
          </table:table-cell>
          <table:table-cell/>
          <table:table-cell office:value-type="float" office:value="1849.62">
            <text:p>1849.62</text:p>
          </table:table-cell>
          <table:table-cell office:value-type="float" office:value="25.12">
            <text:p>25.1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1.6">
            <text:p>1.6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3.6">
            <text:p>3.6</text:p>
          </table:table-cell>
          <table:table-cell office:value-type="float" office:value="0.08">
            <text:p>0.08</text:p>
          </table:table-cell>
          <table:table-cell office:value-type="float" office:value="0.23">
            <text:p>0.23</text:p>
          </table:table-cell>
          <table:table-cell office:value-type="float" office:value="2907.29">
            <text:p>2907.29</text:p>
          </table:table-cell>
          <table:table-cell office:value-type="float" office:value="97.93">
            <text:p>97.93</text:p>
          </table:table-cell>
          <table:table-cell office:value-type="float" office:value="9.75">
            <text:p>9.75</text:p>
          </table:table-cell>
          <table:table-cell office:value-type="float" office:value="13.59">
            <text:p>13.59</text:p>
          </table:table-cell>
          <table:table-cell office:value-type="float" office:value="36.33">
            <text:p>36.33</text:p>
          </table:table-cell>
          <table:table-cell/>
          <table:table-cell office:value-type="float" office:value="91.6">
            <text:p>91.6</text:p>
          </table:table-cell>
          <table:table-cell office:value-type="float" office:value="331.99">
            <text:p>331.99</text:p>
          </table:table-cell>
          <table:table-cell table:number-columns-repeated="2" office:value-type="float" office:value="0">
            <text:p>0</text:p>
          </table:table-cell>
          <table:table-cell office:value-type="float" office:value="1.99">
            <text:p>1.99</text:p>
          </table:table-cell>
          <table:table-cell office:value-type="float" office:value="7.55">
            <text:p>7.5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38">
            <text:p>0.38</text:p>
          </table:table-cell>
          <table:table-cell office:value-type="float" office:value="0.3">
            <text:p>0.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2.96">
            <text:p>12.96</text:p>
          </table:table-cell>
          <table:table-cell office:value-type="float" office:value="2.81">
            <text:p>2.81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office:value-type="float" office:value="2266.19">
            <text:p>2266.19</text:p>
          </table:table-cell>
          <table:table-cell office:value-type="float" office:value="48.8">
            <text:p>48.8</text:p>
          </table:table-cell>
          <table:table-cell office:value-type="float" office:value="631.23">
            <text:p>631.23</text:p>
          </table:table-cell>
          <table:table-cell office:value-type="float" office:value="3.75">
            <text:p>3.7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.26">
            <text:p>5.26</text:p>
          </table:table-cell>
          <table:table-cell/>
          <table:table-cell office:value-type="float" office:value="0">
            <text:p>0</text:p>
          </table:table-cell>
          <table:table-cell office:value-type="float" office:value="103.32">
            <text:p>103.32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10.31">
            <text:p>10.31</text:p>
          </table:table-cell>
          <table:table-cell office:value-type="float" office:value="3.11">
            <text:p>3.11</text:p>
          </table:table-cell>
          <table:table-cell office:value-type="float" office:value="59.09">
            <text:p>59.09</text:p>
          </table:table-cell>
          <table:table-cell office:value-type="float" office:value="0.07">
            <text:p>0.07</text:p>
          </table:table-cell>
          <table:table-cell office:value-type="float" office:value="19.18">
            <text:p>19.18</text:p>
          </table:table-cell>
          <table:table-cell table:number-columns-repeated="2" office:value-type="float" office:value="0">
            <text:p>0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1.74">
            <text:p>1.74</text:p>
          </table:table-cell>
          <table:table-cell office:value-type="float" office:value="0">
            <text:p>0</text:p>
          </table:table-cell>
          <table:table-cell office:value-type="float" office:value="3.31">
            <text:p>3.31</text:p>
          </table:table-cell>
          <table:table-cell office:value-type="float" office:value="12.05">
            <text:p>12.05</text:p>
          </table:table-cell>
          <table:table-cell/>
          <table:table-cell office:value-type="float" office:value="1936.53">
            <text:p>1936.53</text:p>
          </table:table-cell>
          <table:table-cell office:value-type="float" office:value="26.01">
            <text:p>26.0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1.39">
            <text:p>1.39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3.87">
            <text:p>3.87</text:p>
          </table:table-cell>
          <table:table-cell office:value-type="float" office:value="0.04">
            <text:p>0.04</text:p>
          </table:table-cell>
          <table:table-cell office:value-type="float" office:value="0.23">
            <text:p>0.23</text:p>
          </table:table-cell>
          <table:table-cell office:value-type="float" office:value="3126.18">
            <text:p>3126.18</text:p>
          </table:table-cell>
          <table:table-cell office:value-type="float" office:value="98.37">
            <text:p>98.37</text:p>
          </table:table-cell>
          <table:table-cell office:value-type="float" office:value="10.15">
            <text:p>10.15</text:p>
          </table:table-cell>
          <table:table-cell office:value-type="float" office:value="13.64">
            <text:p>13.64</text:p>
          </table:table-cell>
          <table:table-cell office:value-type="float" office:value="36.12">
            <text:p>36.12</text:p>
          </table:table-cell>
          <table:table-cell/>
          <table:table-cell office:value-type="float" office:value="92.9">
            <text:p>92.9</text:p>
          </table:table-cell>
          <table:table-cell office:value-type="float" office:value="346.18">
            <text:p>346.1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06">
            <text:p>2.06</text:p>
          </table:table-cell>
          <table:table-cell office:value-type="float" office:value="7.36">
            <text:p>7.3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52">
            <text:p>0.52</text:p>
          </table:table-cell>
          <table:table-cell office:value-type="float" office:value="0.34">
            <text:p>0.3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4.3">
            <text:p>14.3</text:p>
          </table:table-cell>
          <table:table-cell office:value-type="float" office:value="2.93">
            <text:p>2.93</text:p>
          </table:table-cell>
          <table:table-cell office:value-type="float" office:value="0.63">
            <text:p>0.63</text:p>
          </table:table-cell>
          <table:table-cell office:value-type="float" office:value="0">
            <text:p>0</text:p>
          </table:table-cell>
          <table:table-cell office:value-type="float" office:value="2343.67">
            <text:p>2343.67</text:p>
          </table:table-cell>
          <table:table-cell office:value-type="float" office:value="48.12">
            <text:p>48.12</text:p>
          </table:table-cell>
          <table:table-cell office:value-type="float" office:value="650.44">
            <text:p>650.44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.22">
            <text:p>5.22</text:p>
          </table:table-cell>
          <table:table-cell/>
          <table:table-cell office:value-type="float" office:value="0">
            <text:p>0</text:p>
          </table:table-cell>
          <table:table-cell office:value-type="float" office:value="106.81">
            <text:p>106.81</text:p>
          </table:table-cell>
          <table:table-cell office:value-type="float" office:value="0.07">
            <text:p>0.07</text:p>
          </table:table-cell>
          <table:table-cell office:value-type="float" office:value="0.13">
            <text:p>0.13</text:p>
          </table:table-cell>
          <table:table-cell office:value-type="float" office:value="10.45">
            <text:p>10.45</text:p>
          </table:table-cell>
          <table:table-cell office:value-type="float" office:value="3.04">
            <text:p>3.04</text:p>
          </table:table-cell>
          <table:table-cell office:value-type="float" office:value="61.44">
            <text:p>61.44</text:p>
          </table:table-cell>
          <table:table-cell office:value-type="float" office:value="0.05">
            <text:p>0.05</text:p>
          </table:table-cell>
          <table:table-cell office:value-type="float" office:value="19.44">
            <text:p>19.44</text:p>
          </table:table-cell>
          <table:table-cell table:number-columns-repeated="2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2.23">
            <text:p>2.23</text:p>
          </table:table-cell>
          <table:table-cell office:value-type="float" office:value="0">
            <text:p>0</text:p>
          </table:table-cell>
          <table:table-cell office:value-type="float" office:value="3.53">
            <text:p>3.53</text:p>
          </table:table-cell>
          <table:table-cell office:value-type="float" office:value="13.46">
            <text:p>13.46</text:p>
          </table:table-cell>
          <table:table-cell/>
          <table:table-cell office:value-type="float" office:value="2026.28">
            <text:p>2026.28</text:p>
          </table:table-cell>
          <table:table-cell office:value-type="float" office:value="27.55">
            <text:p>27.5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1">
            <text:p>0.11</text:p>
          </table:table-cell>
          <table:table-cell office:value-type="float" office:value="1.58">
            <text:p>1.58</text:p>
          </table:table-cell>
          <table:table-cell office:value-type="float" office:value="0.17">
            <text:p>0.17</text:p>
          </table:table-cell>
          <table:table-cell office:value-type="float" office:value="0.04">
            <text:p>0.04</text:p>
          </table:table-cell>
          <table:table-cell office:value-type="float" office:value="3.93">
            <text:p>3.93</text:p>
          </table:table-cell>
          <table:table-cell office:value-type="float" office:value="0.07">
            <text:p>0.07</text:p>
          </table:table-cell>
          <table:table-cell office:value-type="float" office:value="0.23">
            <text:p>0.23</text:p>
          </table:table-cell>
          <table:table-cell office:value-type="float" office:value="3372.01">
            <text:p>3372.01</text:p>
          </table:table-cell>
          <table:table-cell office:value-type="float" office:value="96.32">
            <text:p>96.32</text:p>
          </table:table-cell>
          <table:table-cell office:value-type="float" office:value="10.11">
            <text:p>10.11</text:p>
          </table:table-cell>
          <table:table-cell office:value-type="float" office:value="13.79">
            <text:p>13.79</text:p>
          </table:table-cell>
          <table:table-cell office:value-type="float" office:value="34.54">
            <text:p>34.54</text:p>
          </table:table-cell>
          <table:table-cell/>
          <table:table-cell office:value-type="float" office:value="93.24">
            <text:p>93.24</text:p>
          </table:table-cell>
          <table:table-cell office:value-type="float" office:value="355.75">
            <text:p>355.75</text:p>
          </table:table-cell>
          <table:table-cell table:number-columns-repeated="2" office:value-type="float" office:value="0">
            <text:p>0</text:p>
          </table:table-cell>
          <table:table-cell office:value-type="float" office:value="2.05">
            <text:p>2.05</text:p>
          </table:table-cell>
          <table:table-cell office:value-type="float" office:value="7.46">
            <text:p>7.4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3.93">
            <text:p>13.93</text:p>
          </table:table-cell>
          <table:table-cell office:value-type="float" office:value="3.08">
            <text:p>3.08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2421.84">
            <text:p>2421.84</text:p>
          </table:table-cell>
          <table:table-cell office:value-type="float" office:value="47.75">
            <text:p>47.75</text:p>
          </table:table-cell>
          <table:table-cell office:value-type="float" office:value="672.86">
            <text:p>672.86</text:p>
          </table:table-cell>
          <table:table-cell office:value-type="float" office:value="3.37">
            <text:p>3.3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.6">
            <text:p>5.6</text:p>
          </table:table-cell>
          <table:table-cell/>
          <table:table-cell office:value-type="float" office:value="0">
            <text:p>0</text:p>
          </table:table-cell>
          <table:table-cell office:value-type="float" office:value="106.9">
            <text:p>106.9</text:p>
          </table:table-cell>
          <table:table-cell office:value-type="float" office:value="0.06">
            <text:p>0.06</text:p>
          </table:table-cell>
          <table:table-cell office:value-type="float" office:value="0.14">
            <text:p>0.14</text:p>
          </table:table-cell>
          <table:table-cell office:value-type="float" office:value="10.31">
            <text:p>10.31</text:p>
          </table:table-cell>
          <table:table-cell office:value-type="float" office:value="3.24">
            <text:p>3.24</text:p>
          </table:table-cell>
          <table:table-cell office:value-type="float" office:value="63.37">
            <text:p>63.37</text:p>
          </table:table-cell>
          <table:table-cell office:value-type="float" office:value="0.12">
            <text:p>0.12</text:p>
          </table:table-cell>
          <table:table-cell office:value-type="float" office:value="20.59">
            <text:p>20.59</text:p>
          </table:table-cell>
          <table:table-cell table:number-columns-repeated="2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3.24">
            <text:p>3.24</text:p>
          </table:table-cell>
          <table:table-cell office:value-type="float" office:value="14.52">
            <text:p>14.52</text:p>
          </table:table-cell>
          <table:table-cell/>
          <table:table-cell office:value-type="float" office:value="2114.91">
            <text:p>2114.91</text:p>
          </table:table-cell>
          <table:table-cell office:value-type="float" office:value="30.13">
            <text:p>30.1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12">
            <text:p>0.12</text:p>
          </table:table-cell>
          <table:table-cell office:value-type="float" office:value="1.53">
            <text:p>1.53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4.31">
            <text:p>4.31</text:p>
          </table:table-cell>
          <table:table-cell office:value-type="float" office:value="0.08">
            <text:p>0.08</text:p>
          </table:table-cell>
          <table:table-cell office:value-type="float" office:value="0.24">
            <text:p>0.24</text:p>
          </table:table-cell>
          <table:table-cell office:value-type="float" office:value="3617.8">
            <text:p>3617.8</text:p>
          </table:table-cell>
          <table:table-cell office:value-type="float" office:value="99.21">
            <text:p>99.21</text:p>
          </table:table-cell>
          <table:table-cell office:value-type="float" office:value="10.98">
            <text:p>10.98</text:p>
          </table:table-cell>
          <table:table-cell office:value-type="float" office:value="15.35">
            <text:p>15.35</text:p>
          </table:table-cell>
          <table:table-cell office:value-type="float" office:value="36.85">
            <text:p>36.85</text:p>
          </table:table-cell>
          <table:table-cell/>
          <table:table-cell office:value-type="float" office:value="95.17">
            <text:p>95.17</text:p>
          </table:table-cell>
          <table:table-cell office:value-type="float" office:value="371.09">
            <text:p>371.0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06">
            <text:p>2.06</text:p>
          </table:table-cell>
          <table:table-cell office:value-type="float" office:value="8.28">
            <text:p>8.28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4.71">
            <text:p>14.71</text:p>
          </table:table-cell>
          <table:table-cell office:value-type="float" office:value="3.21">
            <text:p>3.21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2505.64">
            <text:p>2505.64</text:p>
          </table:table-cell>
          <table:table-cell office:value-type="float" office:value="47.66">
            <text:p>47.66</text:p>
          </table:table-cell>
          <table:table-cell office:value-type="float" office:value="699.8">
            <text:p>699.8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.29">
            <text:p>5.29</text:p>
          </table:table-cell>
          <table:table-cell/>
          <table:table-cell office:value-type="float" office:value="0">
            <text:p>0</text:p>
          </table:table-cell>
          <table:table-cell office:value-type="float" office:value="110.55">
            <text:p>110.5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0.15">
            <text:p>10.15</text:p>
          </table:table-cell>
          <table:table-cell office:value-type="float" office:value="3.38">
            <text:p>3.38</text:p>
          </table:table-cell>
          <table:table-cell office:value-type="float" office:value="63.85">
            <text:p>63.85</text:p>
          </table:table-cell>
          <table:table-cell office:value-type="float" office:value="0.11">
            <text:p>0.11</text:p>
          </table:table-cell>
          <table:table-cell office:value-type="float" office:value="19.48">
            <text:p>19.48</text:p>
          </table:table-cell>
          <table:table-cell table:number-columns-repeated="2"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2.46">
            <text:p>2.46</text:p>
          </table:table-cell>
          <table:table-cell office:value-type="float" office:value="0">
            <text:p>0</text:p>
          </table:table-cell>
          <table:table-cell office:value-type="float" office:value="3.06">
            <text:p>3.06</text:p>
          </table:table-cell>
          <table:table-cell office:value-type="float" office:value="13.58">
            <text:p>13.58</text:p>
          </table:table-cell>
          <table:table-cell office:value-type="float" office:value="0.01">
            <text:p>0.01</text:p>
          </table:table-cell>
          <table:table-cell office:value-type="float" office:value="2204.35">
            <text:p>2204.35</text:p>
          </table:table-cell>
          <table:table-cell office:value-type="float" office:value="29.14">
            <text:p>29.1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1.52">
            <text:p>1.52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4.28">
            <text:p>4.28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3855.32">
            <text:p>3855.32</text:p>
          </table:table-cell>
          <table:table-cell office:value-type="float" office:value="95.98">
            <text:p>95.98</text:p>
          </table:table-cell>
          <table:table-cell office:value-type="float" office:value="10.71">
            <text:p>10.71</text:p>
          </table:table-cell>
          <table:table-cell office:value-type="float" office:value="14.65">
            <text:p>14.65</text:p>
          </table:table-cell>
          <table:table-cell office:value-type="float" office:value="36.28">
            <text:p>36.28</text:p>
          </table:table-cell>
          <table:table-cell/>
          <table:table-cell office:value-type="float" office:value="99.38">
            <text:p>99.38</text:p>
          </table:table-cell>
          <table:table-cell office:value-type="float" office:value="379.75">
            <text:p>379.75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1.93">
            <text:p>1.93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53">
            <text:p>0.53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4.85">
            <text:p>14.85</text:p>
          </table:table-cell>
          <table:table-cell office:value-type="float" office:value="3.16">
            <text:p>3.1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2586.86">
            <text:p>2586.86</text:p>
          </table:table-cell>
          <table:table-cell office:value-type="float" office:value="49.79">
            <text:p>49.79</text:p>
          </table:table-cell>
          <table:table-cell office:value-type="float" office:value="722.17">
            <text:p>722.17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.82">
            <text:p>5.82</text:p>
          </table:table-cell>
          <table:table-cell/>
          <table:table-cell office:value-type="float" office:value="0">
            <text:p>0</text:p>
          </table:table-cell>
          <table:table-cell office:value-type="float" office:value="113.67">
            <text:p>113.67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0.64">
            <text:p>10.64</text:p>
          </table:table-cell>
          <table:table-cell office:value-type="float" office:value="3.42">
            <text:p>3.42</text:p>
          </table:table-cell>
          <table:table-cell office:value-type="float" office:value="65.12">
            <text:p>65.12</text:p>
          </table:table-cell>
          <table:table-cell office:value-type="float" office:value="0.1">
            <text:p>0.1</text:p>
          </table:table-cell>
          <table:table-cell office:value-type="float" office:value="21.13">
            <text:p>21.13</text:p>
          </table:table-cell>
          <table:table-cell table:number-columns-repeated="2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3.74">
            <text:p>3.74</text:p>
          </table:table-cell>
          <table:table-cell office:value-type="float" office:value="13.84">
            <text:p>13.84</text:p>
          </table:table-cell>
          <table:table-cell/>
          <table:table-cell office:value-type="float" office:value="2301.7">
            <text:p>2301.7</text:p>
          </table:table-cell>
          <table:table-cell office:value-type="float" office:value="28.8">
            <text:p>28.8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4">
            <text:p>0.14</text:p>
          </table:table-cell>
          <table:table-cell office:value-type="float" office:value="1.66">
            <text:p>1.66</text:p>
          </table:table-cell>
          <table:table-cell office:value-type="float" office:value="0.16">
            <text:p>0.16</text:p>
          </table:table-cell>
          <table:table-cell office:value-type="float" office:value="0.05">
            <text:p>0.05</text:p>
          </table:table-cell>
          <table:table-cell office:value-type="float" office:value="4.54">
            <text:p>4.54</text:p>
          </table:table-cell>
          <table:table-cell office:value-type="float" office:value="0.06">
            <text:p>0.06</text:p>
          </table:table-cell>
          <table:table-cell office:value-type="float" office:value="0.23">
            <text:p>0.23</text:p>
          </table:table-cell>
          <table:table-cell office:value-type="float" office:value="4143.36">
            <text:p>4143.36</text:p>
          </table:table-cell>
          <table:table-cell office:value-type="float" office:value="95.06">
            <text:p>95.06</text:p>
          </table:table-cell>
          <table:table-cell office:value-type="float" office:value="10.41">
            <text:p>10.41</text:p>
          </table:table-cell>
          <table:table-cell office:value-type="float" office:value="15.37">
            <text:p>15.37</text:p>
          </table:table-cell>
          <table:table-cell office:value-type="float" office:value="37.14">
            <text:p>37.14</text:p>
          </table:table-cell>
          <table:table-cell/>
          <table:table-cell office:value-type="float" office:value="100.65">
            <text:p>100.65</text:p>
          </table:table-cell>
          <table:table-cell office:value-type="float" office:value="392.33">
            <text:p>392.33</text:p>
          </table:table-cell>
          <table:table-cell table:number-columns-repeated="2"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53">
            <text:p>0.53</text:p>
          </table:table-cell>
          <table:table-cell office:value-type="float" office:value="0.29">
            <text:p>0.29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5.77">
            <text:p>15.77</text:p>
          </table:table-cell>
          <table:table-cell office:value-type="float" office:value="3.73">
            <text:p>3.73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float" office:value="2668.01">
            <text:p>2668.01</text:p>
          </table:table-cell>
          <table:table-cell office:value-type="float" office:value="49.44">
            <text:p>49.44</text:p>
          </table:table-cell>
          <table:table-cell office:value-type="float" office:value="745.34">
            <text:p>745.34</text:p>
          </table:table-cell>
          <table:table-cell office:value-type="float" office:value="3.85">
            <text:p>3.8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7.28">
            <text:p>7.28</text:p>
          </table:table-cell>
          <table:table-cell/>
          <table:table-cell office:value-type="float" office:value="0">
            <text:p>0</text:p>
          </table:table-cell>
          <table:table-cell office:value-type="float" office:value="115.91">
            <text:p>115.9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11.39">
            <text:p>11.39</text:p>
          </table:table-cell>
          <table:table-cell office:value-type="float" office:value="3.84">
            <text:p>3.84</text:p>
          </table:table-cell>
          <table:table-cell office:value-type="float" office:value="66.75">
            <text:p>66.75</text:p>
          </table:table-cell>
          <table:table-cell office:value-type="float" office:value="0.05">
            <text:p>0.05</text:p>
          </table:table-cell>
          <table:table-cell office:value-type="float" office:value="21.32">
            <text:p>21.32</text:p>
          </table:table-cell>
          <table:table-cell table:number-columns-repeated="2"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office:value-type="float" office:value="3.66">
            <text:p>3.66</text:p>
          </table:table-cell>
          <table:table-cell office:value-type="float" office:value="13.65">
            <text:p>13.65</text:p>
          </table:table-cell>
          <table:table-cell/>
          <table:table-cell office:value-type="float" office:value="2399.27">
            <text:p>2399.27</text:p>
          </table:table-cell>
          <table:table-cell office:value-type="float" office:value="28.98">
            <text:p>28.98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7">
            <text:p>0.07</text:p>
          </table:table-cell>
          <table:table-cell office:value-type="float" office:value="1.69">
            <text:p>1.69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4.05">
            <text:p>4.05</text:p>
          </table:table-cell>
          <table:table-cell office:value-type="float" office:value="0.1">
            <text:p>0.1</text:p>
          </table:table-cell>
          <table:table-cell office:value-type="float" office:value="0.23">
            <text:p>0.23</text:p>
          </table:table-cell>
          <table:table-cell office:value-type="float" office:value="4381.72">
            <text:p>4381.72</text:p>
          </table:table-cell>
          <table:table-cell office:value-type="float" office:value="97.37">
            <text:p>97.37</text:p>
          </table:table-cell>
          <table:table-cell office:value-type="float" office:value="10.89">
            <text:p>10.89</text:p>
          </table:table-cell>
          <table:table-cell office:value-type="float" office:value="15">
            <text:p>15</text:p>
          </table:table-cell>
          <table:table-cell office:value-type="float" office:value="36.77">
            <text:p>36.77</text:p>
          </table:table-cell>
          <table:table-cell/>
          <table:table-cell office:value-type="float" office:value="101.81">
            <text:p>101.81</text:p>
          </table:table-cell>
          <table:table-cell office:value-type="float" office:value="402.06">
            <text:p>402.06</text:p>
          </table:table-cell>
          <table:table-cell table:number-columns-repeated="2"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8.35">
            <text:p>8.3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47">
            <text:p>0.47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5.74">
            <text:p>15.74</text:p>
          </table:table-cell>
          <table:table-cell office:value-type="float" office:value="3.29">
            <text:p>3.29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2757.08">
            <text:p>2757.08</text:p>
          </table:table-cell>
          <table:table-cell office:value-type="float" office:value="49.45">
            <text:p>49.45</text:p>
          </table:table-cell>
          <table:table-cell office:value-type="float" office:value="764.27">
            <text:p>764.27</text:p>
          </table:table-cell>
          <table:table-cell office:value-type="float" office:value="4.01">
            <text:p>4.0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6.35">
            <text:p>6.35</text:p>
          </table:table-cell>
          <table:table-cell/>
          <table:table-cell office:value-type="float" office:value="0">
            <text:p>0</text:p>
          </table:table-cell>
          <table:table-cell office:value-type="float" office:value="118.47">
            <text:p>118.47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10.86">
            <text:p>10.86</text:p>
          </table:table-cell>
          <table:table-cell office:value-type="float" office:value="3.77">
            <text:p>3.77</text:p>
          </table:table-cell>
          <table:table-cell office:value-type="float" office:value="67.72">
            <text:p>67.72</text:p>
          </table:table-cell>
          <table:table-cell office:value-type="float" office:value="0.06">
            <text:p>0.06</text:p>
          </table:table-cell>
          <table:table-cell office:value-type="float" office:value="22.74">
            <text:p>22.7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3">
            <text:p>0.83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3.77">
            <text:p>3.77</text:p>
          </table:table-cell>
          <table:table-cell office:value-type="float" office:value="15.13">
            <text:p>15.13</text:p>
          </table:table-cell>
          <table:table-cell/>
          <table:table-cell office:value-type="float" office:value="2486.17">
            <text:p>2486.17</text:p>
          </table:table-cell>
          <table:table-cell office:value-type="float" office:value="30.31">
            <text:p>30.31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1.46">
            <text:p>1.46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4.47">
            <text:p>4.47</text:p>
          </table:table-cell>
          <table:table-cell office:value-type="float" office:value="0.08">
            <text:p>0.08</text:p>
          </table:table-cell>
          <table:table-cell office:value-type="float" office:value="0.23">
            <text:p>0.23</text:p>
          </table:table-cell>
          <table:table-cell office:value-type="float" office:value="4678.41">
            <text:p>4678.41</text:p>
          </table:table-cell>
          <table:table-cell office:value-type="float" office:value="98.55">
            <text:p>98.55</text:p>
          </table:table-cell>
          <table:table-cell office:value-type="float" office:value="11.7">
            <text:p>11.7</text:p>
          </table:table-cell>
          <table:table-cell office:value-type="float" office:value="15.1">
            <text:p>15.1</text:p>
          </table:table-cell>
          <table:table-cell office:value-type="float" office:value="36.95">
            <text:p>36.95</text:p>
          </table:table-cell>
          <table:table-cell/>
          <table:table-cell office:value-type="float" office:value="105.64">
            <text:p>105.64</text:p>
          </table:table-cell>
          <table:table-cell office:value-type="float" office:value="417.64">
            <text:p>417.6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32">
            <text:p>2.32</text:p>
          </table:table-cell>
          <table:table-cell office:value-type="float" office:value="8.21">
            <text:p>8.2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44">
            <text:p>0.44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6.03">
            <text:p>16.03</text:p>
          </table:table-cell>
          <table:table-cell office:value-type="float" office:value="3.23">
            <text:p>3.23</text:p>
          </table:table-cell>
          <table:table-cell office:value-type="float" office:value="0.67">
            <text:p>0.67</text:p>
          </table:table-cell>
          <table:table-cell office:value-type="float" office:value="0">
            <text:p>0</text:p>
          </table:table-cell>
          <table:table-cell office:value-type="float" office:value="2835.99">
            <text:p>2835.99</text:p>
          </table:table-cell>
          <table:table-cell office:value-type="float" office:value="49.22">
            <text:p>49.22</text:p>
          </table:table-cell>
          <table:table-cell office:value-type="float" office:value="791.39">
            <text:p>791.39</text:p>
          </table:table-cell>
          <table:table-cell office:value-type="float" office:value="3.89">
            <text:p>3.8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6.91">
            <text:p>6.91</text:p>
          </table:table-cell>
          <table:table-cell/>
          <table:table-cell office:value-type="float" office:value="0">
            <text:p>0</text:p>
          </table:table-cell>
          <table:table-cell office:value-type="float" office:value="121.56">
            <text:p>121.56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10.88">
            <text:p>10.88</text:p>
          </table:table-cell>
          <table:table-cell office:value-type="float" office:value="3.67">
            <text:p>3.67</text:p>
          </table:table-cell>
          <table:table-cell office:value-type="float" office:value="69.96">
            <text:p>69.96</text:p>
          </table:table-cell>
          <table:table-cell office:value-type="float" office:value="0.1">
            <text:p>0.1</text:p>
          </table:table-cell>
          <table:table-cell office:value-type="float" office:value="23.74">
            <text:p>23.74</text:p>
          </table:table-cell>
          <table:table-cell table:number-columns-repeated="2"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3.69">
            <text:p>3.69</text:p>
          </table:table-cell>
          <table:table-cell office:value-type="float" office:value="15.79">
            <text:p>15.79</text:p>
          </table:table-cell>
          <table:table-cell/>
          <table:table-cell office:value-type="float" office:value="2580.1">
            <text:p>2580.1</text:p>
          </table:table-cell>
          <table:table-cell office:value-type="float" office:value="29.86">
            <text:p>29.86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1.65">
            <text:p>1.65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4.5">
            <text:p>4.5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4932.74">
            <text:p>4932.74</text:p>
          </table:table-cell>
          <table:table-cell office:value-type="float" office:value="98.88">
            <text:p>98.88</text:p>
          </table:table-cell>
          <table:table-cell office:value-type="float" office:value="11.55">
            <text:p>11.55</text:p>
          </table:table-cell>
          <table:table-cell office:value-type="float" office:value="16.62">
            <text:p>16.62</text:p>
          </table:table-cell>
          <table:table-cell office:value-type="float" office:value="36.41">
            <text:p>36.41</text:p>
          </table:table-cell>
          <table:table-cell/>
          <table:table-cell office:value-type="float" office:value="107.48">
            <text:p>107.48</text:p>
          </table:table-cell>
          <table:table-cell office:value-type="float" office:value="436.95">
            <text:p>436.95</text:p>
          </table:table-cell>
          <table:table-cell table:number-columns-repeated="2" office:value-type="float" office:value="0">
            <text:p>0</text:p>
          </table:table-cell>
          <table:table-cell office:value-type="float" office:value="2.05">
            <text:p>2.05</text:p>
          </table:table-cell>
          <table:table-cell office:value-type="float" office:value="8.75">
            <text:p>8.7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51">
            <text:p>0.51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9.13">
            <text:p>19.13</text:p>
          </table:table-cell>
          <table:table-cell office:value-type="float" office:value="3.53">
            <text:p>3.53</text:p>
          </table:table-cell>
          <table:table-cell office:value-type="float" office:value="0.58">
            <text:p>0.58</text:p>
          </table:table-cell>
          <table:table-cell office:value-type="float" office:value="0">
            <text:p>0</text:p>
          </table:table-cell>
          <table:table-cell office:value-type="float" office:value="2923.29">
            <text:p>2923.29</text:p>
          </table:table-cell>
          <table:table-cell office:value-type="float" office:value="74.44">
            <text:p>74.44</text:p>
          </table:table-cell>
          <table:table-cell office:value-type="float" office:value="814.49">
            <text:p>814.49</text:p>
          </table:table-cell>
          <table:table-cell office:value-type="float" office:value="3.89">
            <text:p>3.8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6.26">
            <text:p>6.26</text:p>
          </table:table-cell>
          <table:table-cell/>
          <table:table-cell office:value-type="float" office:value="0">
            <text:p>0</text:p>
          </table:table-cell>
          <table:table-cell office:value-type="float" office:value="124.29">
            <text:p>124.29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office:value-type="float" office:value="11.05">
            <text:p>11.05</text:p>
          </table:table-cell>
          <table:table-cell office:value-type="float" office:value="3.71">
            <text:p>3.71</text:p>
          </table:table-cell>
          <table:table-cell office:value-type="float" office:value="84.22">
            <text:p>84.22</text:p>
          </table:table-cell>
          <table:table-cell office:value-type="float" office:value="0.07">
            <text:p>0.07</text:p>
          </table:table-cell>
          <table:table-cell office:value-type="float" office:value="26.25">
            <text:p>26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 office:value-type="float" office:value="4.31">
            <text:p>4.31</text:p>
          </table:table-cell>
          <table:table-cell office:value-type="float" office:value="19.39">
            <text:p>19.39</text:p>
          </table:table-cell>
          <table:table-cell/>
          <table:table-cell office:value-type="float" office:value="2689.22">
            <text:p>2689.22</text:p>
          </table:table-cell>
          <table:table-cell office:value-type="float" office:value="33.15">
            <text:p>33.15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2.2">
            <text:p>2.2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4.68">
            <text:p>4.68</text:p>
          </table:table-cell>
          <table:table-cell office:value-type="float" office:value="0.08">
            <text:p>0.08</text:p>
          </table:table-cell>
          <table:table-cell office:value-type="float" office:value="0.23">
            <text:p>0.23</text:p>
          </table:table-cell>
          <table:table-cell office:value-type="float" office:value="5223.8">
            <text:p>5223.8</text:p>
          </table:table-cell>
          <table:table-cell office:value-type="float" office:value="141.17">
            <text:p>141.17</text:p>
          </table:table-cell>
          <table:table-cell office:value-type="float" office:value="11.81">
            <text:p>11.81</text:p>
          </table:table-cell>
          <table:table-cell office:value-type="float" office:value="17.13">
            <text:p>17.13</text:p>
          </table:table-cell>
          <table:table-cell office:value-type="float" office:value="44.79">
            <text:p>44.79</text:p>
          </table:table-cell>
          <table:table-cell/>
          <table:table-cell office:value-type="float" office:value="108.12">
            <text:p>108.12</text:p>
          </table:table-cell>
          <table:table-cell office:value-type="float" office:value="449.82">
            <text:p>449.8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63">
            <text:p>2.63</text:p>
          </table:table-cell>
          <table:table-cell office:value-type="float" office:value="8.44">
            <text:p>8.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51">
            <text:p>0.51</text:p>
          </table:table-cell>
          <table:table-cell office:value-type="float" office:value="0.27">
            <text:p>0.27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9.23">
            <text:p>19.23</text:p>
          </table:table-cell>
          <table:table-cell office:value-type="float" office:value="3.44">
            <text:p>3.44</text:p>
          </table:table-cell>
          <table:table-cell office:value-type="float" office:value="0.66">
            <text:p>0.66</text:p>
          </table:table-cell>
          <table:table-cell office:value-type="float" office:value="0">
            <text:p>0</text:p>
          </table:table-cell>
          <table:table-cell office:value-type="float" office:value="3014.88">
            <text:p>3014.88</text:p>
          </table:table-cell>
          <table:table-cell office:value-type="float" office:value="76.15">
            <text:p>76.15</text:p>
          </table:table-cell>
          <table:table-cell office:value-type="float" office:value="839.84">
            <text:p>839.84</text:p>
          </table:table-cell>
          <table:table-cell office:value-type="float" office:value="3.84">
            <text:p>3.8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6.62">
            <text:p>6.62</text:p>
          </table:table-cell>
          <table:table-cell/>
          <table:table-cell office:value-type="float" office:value="0">
            <text:p>0</text:p>
          </table:table-cell>
          <table:table-cell office:value-type="float" office:value="126.66">
            <text:p>126.66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1.72">
            <text:p>11.72</text:p>
          </table:table-cell>
          <table:table-cell office:value-type="float" office:value="3.97">
            <text:p>3.97</text:p>
          </table:table-cell>
          <table:table-cell office:value-type="float" office:value="86.55">
            <text:p>86.55</text:p>
          </table:table-cell>
          <table:table-cell office:value-type="float" office:value="0.05">
            <text:p>0.05</text:p>
          </table:table-cell>
          <table:table-cell office:value-type="float" office:value="26.44">
            <text:p>26.44</text:p>
          </table:table-cell>
          <table:table-cell table:number-columns-repeated="2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2.88">
            <text:p>2.88</text:p>
          </table:table-cell>
          <table:table-cell office:value-type="float" office:value="0">
            <text:p>0</text:p>
          </table:table-cell>
          <table:table-cell office:value-type="float" office:value="3.85">
            <text:p>3.85</text:p>
          </table:table-cell>
          <table:table-cell office:value-type="float" office:value="18.41">
            <text:p>18.41</text:p>
          </table:table-cell>
          <table:table-cell/>
          <table:table-cell office:value-type="float" office:value="2802.2">
            <text:p>2802.2</text:p>
          </table:table-cell>
          <table:table-cell office:value-type="float" office:value="31.68">
            <text:p>31.68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2.16">
            <text:p>2.16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4.1">
            <text:p>4.1</text:p>
          </table:table-cell>
          <table:table-cell office:value-type="float" office:value="0.07">
            <text:p>0.07</text:p>
          </table:table-cell>
          <table:table-cell office:value-type="float" office:value="0.23">
            <text:p>0.23</text:p>
          </table:table-cell>
          <table:table-cell office:value-type="float" office:value="4185.85">
            <text:p>4185.85</text:p>
          </table:table-cell>
          <table:table-cell office:value-type="float" office:value="140.93">
            <text:p>140.93</text:p>
          </table:table-cell>
          <table:table-cell office:value-type="float" office:value="11.93">
            <text:p>11.93</text:p>
          </table:table-cell>
          <table:table-cell office:value-type="float" office:value="16.38">
            <text:p>16.38</text:p>
          </table:table-cell>
          <table:table-cell office:value-type="float" office:value="45.72">
            <text:p>45.72</text:p>
          </table:table-cell>
          <table:table-cell/>
          <table:table-cell office:value-type="float" office:value="112.16">
            <text:p>112.16</text:p>
          </table:table-cell>
          <table:table-cell office:value-type="float" office:value="462.83">
            <text:p>462.83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2.39">
            <text:p>2.3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66">
            <text:p>0.66</text:p>
          </table:table-cell>
          <table:table-cell office:value-type="float" office:value="0.26">
            <text:p>0.26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0.78">
            <text:p>20.78</text:p>
          </table:table-cell>
          <table:table-cell office:value-type="float" office:value="3.54">
            <text:p>3.54</text:p>
          </table:table-cell>
          <table:table-cell office:value-type="float" office:value="0.71">
            <text:p>0.71</text:p>
          </table:table-cell>
          <table:table-cell office:value-type="float" office:value="0">
            <text:p>0</text:p>
          </table:table-cell>
          <table:table-cell office:value-type="float" office:value="3110.57">
            <text:p>3110.57</text:p>
          </table:table-cell>
          <table:table-cell office:value-type="float" office:value="76.84">
            <text:p>76.84</text:p>
          </table:table-cell>
          <table:table-cell office:value-type="float" office:value="870.98">
            <text:p>870.98</text:p>
          </table:table-cell>
          <table:table-cell office:value-type="float" office:value="4.42">
            <text:p>4.4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7.05">
            <text:p>7.05</text:p>
          </table:table-cell>
          <table:table-cell/>
          <table:table-cell office:value-type="float" office:value="0">
            <text:p>0</text:p>
          </table:table-cell>
          <table:table-cell office:value-type="float" office:value="127.33">
            <text:p>127.3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11.67">
            <text:p>11.67</text:p>
          </table:table-cell>
          <table:table-cell office:value-type="float" office:value="4.43">
            <text:p>4.43</text:p>
          </table:table-cell>
          <table:table-cell office:value-type="float" office:value="86.67">
            <text:p>86.67</text:p>
          </table:table-cell>
          <table:table-cell office:value-type="float" office:value="0.07">
            <text:p>0.07</text:p>
          </table:table-cell>
          <table:table-cell office:value-type="float" office:value="27.66">
            <text:p>27.6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3.01">
            <text:p>3.01</text:p>
          </table:table-cell>
          <table:table-cell office:value-type="float" office:value="0">
            <text:p>0</text:p>
          </table:table-cell>
          <table:table-cell office:value-type="float" office:value="4.24">
            <text:p>4.24</text:p>
          </table:table-cell>
          <table:table-cell office:value-type="float" office:value="20.26">
            <text:p>20.26</text:p>
          </table:table-cell>
          <table:table-cell/>
          <table:table-cell office:value-type="float" office:value="2905.24">
            <text:p>2905.24</text:p>
          </table:table-cell>
          <table:table-cell office:value-type="float" office:value="31.21">
            <text:p>31.2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03">
            <text:p>0.03</text:p>
          </table:table-cell>
          <table:table-cell office:value-type="float" office:value="4.9">
            <text:p>4.9</text:p>
          </table:table-cell>
          <table:table-cell office:value-type="float" office:value="0.09">
            <text:p>0.09</text:p>
          </table:table-cell>
          <table:table-cell office:value-type="float" office:value="0.23">
            <text:p>0.23</text:p>
          </table:table-cell>
          <table:table-cell office:value-type="float" office:value="3818.5">
            <text:p>3818.5</text:p>
          </table:table-cell>
          <table:table-cell office:value-type="float" office:value="143.48">
            <text:p>143.48</text:p>
          </table:table-cell>
          <table:table-cell office:value-type="float" office:value="12.84">
            <text:p>12.84</text:p>
          </table:table-cell>
          <table:table-cell office:value-type="float" office:value="17.63">
            <text:p>17.63</text:p>
          </table:table-cell>
          <table:table-cell office:value-type="float" office:value="45.39">
            <text:p>45.39</text:p>
          </table:table-cell>
          <table:table-cell/>
          <table:table-cell office:value-type="float" office:value="115.05">
            <text:p>115.05</text:p>
          </table:table-cell>
          <table:table-cell office:value-type="float" office:value="471.91">
            <text:p>471.9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64">
            <text:p>2.64</text:p>
          </table:table-cell>
          <table:table-cell office:value-type="float" office:value="9.34">
            <text:p>9.3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54">
            <text:p>0.54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.56">
            <text:p>20.56</text:p>
          </table:table-cell>
          <table:table-cell office:value-type="float" office:value="3.85">
            <text:p>3.8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3192.63">
            <text:p>3192.63</text:p>
          </table:table-cell>
          <table:table-cell office:value-type="float" office:value="75.87">
            <text:p>75.87</text:p>
          </table:table-cell>
          <table:table-cell office:value-type="float" office:value="887.36">
            <text:p>887.36</text:p>
          </table:table-cell>
          <table:table-cell office:value-type="float" office:value="4.25">
            <text:p>4.2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6.76">
            <text:p>6.76</text:p>
          </table:table-cell>
          <table:table-cell/>
          <table:table-cell office:value-type="float" office:value="0">
            <text:p>0</text:p>
          </table:table-cell>
          <table:table-cell office:value-type="float" office:value="133.31">
            <text:p>133.31</text:p>
          </table:table-cell>
          <table:table-cell office:value-type="float" office:value="0.06">
            <text:p>0.06</text:p>
          </table:table-cell>
          <table:table-cell office:value-type="float" office:value="0.12">
            <text:p>0.12</text:p>
          </table:table-cell>
          <table:table-cell office:value-type="float" office:value="11.98">
            <text:p>11.98</text:p>
          </table:table-cell>
          <table:table-cell office:value-type="float" office:value="4">
            <text:p>4</text:p>
          </table:table-cell>
          <table:table-cell office:value-type="float" office:value="89.74">
            <text:p>89.74</text:p>
          </table:table-cell>
          <table:table-cell office:value-type="float" office:value="0.09">
            <text:p>0.09</text:p>
          </table:table-cell>
          <table:table-cell office:value-type="float" office:value="28.17">
            <text:p>28.17</text:p>
          </table:table-cell>
          <table:table-cell table:number-columns-repeated="2" office:value-type="float" office:value="0">
            <text:p>0</text:p>
          </table:table-cell>
          <table:table-cell office:value-type="float" office:value="1.01">
            <text:p>1.01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3.02">
            <text:p>3.02</text:p>
          </table:table-cell>
          <table:table-cell office:value-type="float" office:value="0">
            <text:p>0</text:p>
          </table:table-cell>
          <table:table-cell office:value-type="float" office:value="3.99">
            <text:p>3.99</text:p>
          </table:table-cell>
          <table:table-cell office:value-type="float" office:value="21.16">
            <text:p>21.16</text:p>
          </table:table-cell>
          <table:table-cell/>
          <table:table-cell office:value-type="float" office:value="3013.07">
            <text:p>3013.07</text:p>
          </table:table-cell>
          <table:table-cell office:value-type="float" office:value="34.48">
            <text:p>34.48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2.1">
            <text:p>2.1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4.81">
            <text:p>4.81</text:p>
          </table:table-cell>
          <table:table-cell office:value-type="float" office:value="0.11">
            <text:p>0.11</text:p>
          </table:table-cell>
          <table:table-cell office:value-type="float" office:value="0.24">
            <text:p>0.24</text:p>
          </table:table-cell>
          <table:table-cell office:value-type="float" office:value="4142.43">
            <text:p>4142.43</text:p>
          </table:table-cell>
          <table:table-cell office:value-type="float" office:value="144.19">
            <text:p>144.19</text:p>
          </table:table-cell>
          <table:table-cell office:value-type="float" office:value="12.87">
            <text:p>12.87</text:p>
          </table:table-cell>
          <table:table-cell office:value-type="float" office:value="17.44">
            <text:p>17.44</text:p>
          </table:table-cell>
          <table:table-cell office:value-type="float" office:value="45.29">
            <text:p>45.29</text:p>
          </table:table-cell>
          <table:table-cell/>
          <table:table-cell office:value-type="float" office:value="115.35">
            <text:p>115.35</text:p>
          </table:table-cell>
          <table:table-cell office:value-type="float" office:value="483.03">
            <text:p>483.0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54">
            <text:p>2.54</text:p>
          </table:table-cell>
          <table:table-cell office:value-type="float" office:value="9.06">
            <text:p>9.0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75">
            <text:p>0.75</text:p>
          </table:table-cell>
          <table:table-cell office:value-type="float" office:value="0.24">
            <text:p>0.2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 table:number-rows-repeated="4">
          <table:table-cell table:number-columns-repeated="64"/>
        </table:table-row>
        <table:table-row table:style-name="ro1">
          <table:table-cell office:value-type="string">
            <text:p>Radius</text:p>
          </table:table-cell>
          <table:table-cell office:value-type="string">
            <text:p>ITWOM Operations Stock</text:p>
          </table:table-cell>
          <table:table-cell office:value-type="string">
            <text:p>All Other Operations</text:p>
          </table:table-cell>
          <table:table-cell office:value-type="string">
            <text:p>Theoretical ITWOM Operations/8</text:p>
          </table:table-cell>
          <table:table-cell office:value-type="string">
            <text:p>Theoretical ITWOM Operations/14400</text:p>
          </table:table-cell>
          <table:table-cell office:value-type="string">
            <text:p>Total time Stock</text:p>
          </table:table-cell>
          <table:table-cell office:value-type="string">
            <text:p>Percent Improvement 8 cores (Max)</text:p>
          </table:table-cell>
          <table:table-cell office:value-type="string">
            <text:p>Percent Improvement 14400 Cores (Max)</text:p>
          </table:table-cell>
          <table:table-cell office:value-type="string">
            <text:p>Percent Improvement from 8 cores to 14400 cores</text:p>
          </table:table-cell>
          <table:table-cell/>
          <table:table-cell office:value-type="string">
            <text:p>Real Stock</text:p>
          </table:table-cell>
          <table:table-cell office:value-type="string">
            <text:p>Actual Stock Time</text:p>
          </table:table-cell>
          <table:table-cell/>
          <table:table-cell office:value-type="string">
            <text:p>Real Improved (memoized)</text:p>
          </table:table-cell>
          <table:table-cell office:value-type="string">
            <text:p>Memoized OpenCL</text:p>
          </table:table-cell>
          <table:table-cell office:value-type="string">
            <text:p>Real Improved (non-memoized) </text:p>
          </table:table-cell>
          <table:table-cell office:value-type="string">
            <text:p>Non-Memoized Opencl</text:p>
          </table:table-cell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table:formula="of:=[.C2]+[.F2]+[.H2]+[.I2]+[.Q2]+[.S2]+[.T2]+[.U2]+[.W2]+[.AA2]+[.AC2]+[.AD2]+[.AI2]+[.AJ2]+[.AM2]+[.AO2]+[.AP2]+[.AQ2]+[.AR2]+[.AT2]+[.BA2]+[.BD2]+[.BE2]+[.BJ2]+[.BK2]" office:value-type="float" office:value="0.12">
            <text:p>0.12</text:p>
          </table:table-cell>
          <table:table-cell table:formula="of:=SUM([.B2:.BL2])-[.B107]" office:value-type="float" office:value="4.15">
            <text:p>4.15</text:p>
          </table:table-cell>
          <table:table-cell table:formula="of:=([.B107]/8)+[.C107]" office:value-type="float" office:value="4.165">
            <text:p>4.165</text:p>
          </table:table-cell>
          <table:table-cell table:formula="of:=[.B107]/14400+[.C107]" office:value-type="float" office:value="4.15000833333333">
            <text:p>4.1500083333</text:p>
          </table:table-cell>
          <table:table-cell table:formula="of:=SUM([.B107:.C107])" office:value-type="float" office:value="4.27">
            <text:p>4.27</text:p>
          </table:table-cell>
          <table:table-cell table:style-name="ce1" table:formula="of:=([.F107]-[.D107])/[.F107]" office:value-type="percentage" office:value="0.0245901639344263">
            <text:p>2.46%</text:p>
          </table:table-cell>
          <table:table-cell table:style-name="ce1" table:formula="of:=([.F107]-[.E107])/[.F107]" office:value-type="percentage" office:value="0.0281010928961748">
            <text:p>2.81%</text:p>
          </table:table-cell>
          <table:table-cell table:style-name="ce1" table:formula="of:=[.E107]/[.D107]" office:value-type="percentage" office:value="0.99640056022409">
            <text:p>99.64%</text:p>
          </table:table-cell>
          <table:table-cell/>
          <table:table-cell table:style-name="ce2" office:value-type="time" office:time-value="PT00H00M17.172S">
            <text:p>00:00:17</text:p>
          </table:table-cell>
          <table:table-cell table:style-name="ce3" table:formula="of:=[.K107]*60*60*24" office:value-type="float" office:value="17.172">
            <text:p>17.172</text:p>
          </table:table-cell>
          <table:table-cell table:style-name="ce3"/>
          <table:table-cell table:style-name="ce2" office:value-type="time" office:time-value="PT00H01M34.951S">
            <text:p>00:01:35</text:p>
          </table:table-cell>
          <table:table-cell table:style-name="ce3" table:formula="of:=[.N107]*60*60*24" office:value-type="float" office:value="94.951">
            <text:p>94.951</text:p>
          </table:table-cell>
          <table:table-cell table:style-name="ce2" office:value-type="time" office:time-value="PT00H00M44.111S">
            <text:p>00:00:44</text:p>
          </table:table-cell>
          <table:table-cell table:style-name="ce3" table:formula="of:=[.P107]*60*60*24" office:value-type="float" office:value="44.111">
            <text:p>44.111</text:p>
          </table:table-cell>
          <table:table-cell table:number-columns-repeated="47"/>
        </table:table-row>
        <table:table-row table:style-name="ro1">
          <table:table-cell office:value-type="float" office:value="2">
            <text:p>2</text:p>
          </table:table-cell>
          <table:table-cell table:formula="of:=[.C3]+[.F3]+[.H3]+[.I3]+[.Q3]+[.S3]+[.T3]+[.U3]+[.W3]+[.AA3]+[.AC3]+[.AD3]+[.AI3]+[.AJ3]+[.AM3]+[.AO3]+[.AP3]+[.AQ3]+[.AR3]+[.AT3]+[.BA3]+[.BD3]+[.BE3]+[.BJ3]+[.BK3]" office:value-type="float" office:value="0.31">
            <text:p>0.31</text:p>
          </table:table-cell>
          <table:table-cell table:formula="of:=SUM([.B3:.BL3])-[.B108]" office:value-type="float" office:value="4.49">
            <text:p>4.49</text:p>
          </table:table-cell>
          <table:table-cell table:formula="of:=([.B108]/8)+[.C108]" office:value-type="float" office:value="4.52875">
            <text:p>4.52875</text:p>
          </table:table-cell>
          <table:table-cell table:formula="of:=[.B108]/14400+[.C108]" office:value-type="float" office:value="4.49002152777778">
            <text:p>4.4900215278</text:p>
          </table:table-cell>
          <table:table-cell table:formula="of:=SUM([.B108:.C108])" office:value-type="float" office:value="4.8">
            <text:p>4.8</text:p>
          </table:table-cell>
          <table:table-cell table:style-name="ce1" table:formula="of:=([.F108]-[.D108])/[.F108]" office:value-type="percentage" office:value="0.0565104166666665">
            <text:p>5.65%</text:p>
          </table:table-cell>
          <table:table-cell table:style-name="ce1" table:formula="of:=([.F108]-[.E108])/[.F108]" office:value-type="percentage" office:value="0.0645788483796295">
            <text:p>6.46%</text:p>
          </table:table-cell>
          <table:table-cell table:style-name="ce1" table:formula="of:=[.E108]/[.D108]" office:value-type="percentage" office:value="0.991448308645383">
            <text:p>99.14%</text:p>
          </table:table-cell>
          <table:table-cell/>
          <table:table-cell table:style-name="ce2" office:value-type="time" office:time-value="PT00H00M17.589S">
            <text:p>00:00:18</text:p>
          </table:table-cell>
          <table:table-cell table:style-name="ce3" table:formula="of:=[.K108]*60*60*24" office:value-type="float" office:value="17.589">
            <text:p>17.589</text:p>
          </table:table-cell>
          <table:table-cell table:style-name="ce3"/>
          <table:table-cell table:style-name="ce2" office:value-type="time" office:time-value="PT00H01M35.369S">
            <text:p>00:01:35</text:p>
          </table:table-cell>
          <table:table-cell table:style-name="ce3" table:formula="of:=[.N108]*60*60*24" office:value-type="float" office:value="95.369">
            <text:p>95.369</text:p>
          </table:table-cell>
          <table:table-cell table:style-name="ce2" office:value-type="time" office:time-value="PT00H00M46.233S">
            <text:p>00:00:46</text:p>
          </table:table-cell>
          <table:table-cell table:style-name="ce3" table:formula="of:=[.P108]*60*60*24" office:value-type="float" office:value="46.233">
            <text:p>46.233</text:p>
          </table:table-cell>
          <table:table-cell table:number-columns-repeated="47"/>
        </table:table-row>
        <table:table-row table:style-name="ro1">
          <table:table-cell office:value-type="float" office:value="3">
            <text:p>3</text:p>
          </table:table-cell>
          <table:table-cell table:formula="of:=[.C4]+[.F4]+[.H4]+[.I4]+[.Q4]+[.S4]+[.T4]+[.U4]+[.W4]+[.AA4]+[.AC4]+[.AD4]+[.AI4]+[.AJ4]+[.AM4]+[.AO4]+[.AP4]+[.AQ4]+[.AR4]+[.AT4]+[.BA4]+[.BD4]+[.BE4]+[.BJ4]+[.BK4]" office:value-type="float" office:value="1.03">
            <text:p>1.03</text:p>
          </table:table-cell>
          <table:table-cell table:formula="of:=SUM([.B4:.BL4])-[.B109]" office:value-type="float" office:value="4.47">
            <text:p>4.47</text:p>
          </table:table-cell>
          <table:table-cell table:formula="of:=([.B109]/8)+[.C109]" office:value-type="float" office:value="4.59875">
            <text:p>4.59875</text:p>
          </table:table-cell>
          <table:table-cell table:formula="of:=[.B109]/14400+[.C109]" office:value-type="float" office:value="4.47007152777778">
            <text:p>4.4700715278</text:p>
          </table:table-cell>
          <table:table-cell table:formula="of:=SUM([.B109:.C109])" office:value-type="float" office:value="5.5">
            <text:p>5.5</text:p>
          </table:table-cell>
          <table:table-cell table:style-name="ce1" table:formula="of:=([.F109]-[.D109])/[.F109]" office:value-type="percentage" office:value="0.163863636363636">
            <text:p>16.39%</text:p>
          </table:table-cell>
          <table:table-cell table:style-name="ce1" table:formula="of:=([.F109]-[.E109])/[.F109]" office:value-type="percentage" office:value="0.187259722222222">
            <text:p>18.73%</text:p>
          </table:table-cell>
          <table:table-cell table:style-name="ce1" table:formula="of:=[.E109]/[.D109]" office:value-type="percentage" office:value="0.972018815499381">
            <text:p>97.20%</text:p>
          </table:table-cell>
          <table:table-cell/>
          <table:table-cell table:style-name="ce2" office:value-type="time" office:time-value="PT00H00M18.602S">
            <text:p>00:00:19</text:p>
          </table:table-cell>
          <table:table-cell table:style-name="ce3" table:formula="of:=[.K109]*60*60*24" office:value-type="float" office:value="18.602">
            <text:p>18.602</text:p>
          </table:table-cell>
          <table:table-cell table:style-name="ce3"/>
          <table:table-cell table:style-name="ce2" office:value-type="time" office:time-value="PT00H01M35.67S">
            <text:p>00:01:36</text:p>
          </table:table-cell>
          <table:table-cell table:style-name="ce3" table:formula="of:=[.N109]*60*60*24" office:value-type="float" office:value="95.67">
            <text:p>95.67</text:p>
          </table:table-cell>
          <table:table-cell table:style-name="ce2" office:value-type="time" office:time-value="PT00H00M49.408S">
            <text:p>00:00:49</text:p>
          </table:table-cell>
          <table:table-cell table:style-name="ce3" table:formula="of:=[.P109]*60*60*24" office:value-type="float" office:value="49.408">
            <text:p>49.408</text:p>
          </table:table-cell>
          <table:table-cell table:number-columns-repeated="47"/>
        </table:table-row>
        <table:table-row table:style-name="ro1">
          <table:table-cell office:value-type="float" office:value="4">
            <text:p>4</text:p>
          </table:table-cell>
          <table:table-cell table:formula="of:=[.C5]+[.F5]+[.H5]+[.I5]+[.Q5]+[.S5]+[.T5]+[.U5]+[.W5]+[.AA5]+[.AC5]+[.AD5]+[.AI5]+[.AJ5]+[.AM5]+[.AO5]+[.AP5]+[.AQ5]+[.AR5]+[.AT5]+[.BA5]+[.BD5]+[.BE5]+[.BJ5]+[.BK5]" office:value-type="float" office:value="1.57">
            <text:p>1.57</text:p>
          </table:table-cell>
          <table:table-cell table:formula="of:=SUM([.B5:.BL5])-[.B110]" office:value-type="float" office:value="4.89">
            <text:p>4.89</text:p>
          </table:table-cell>
          <table:table-cell table:formula="of:=([.B110]/8)+[.C110]" office:value-type="float" office:value="5.08625">
            <text:p>5.08625</text:p>
          </table:table-cell>
          <table:table-cell table:formula="of:=[.B110]/14400+[.C110]" office:value-type="float" office:value="4.89010902777778">
            <text:p>4.8901090278</text:p>
          </table:table-cell>
          <table:table-cell table:formula="of:=SUM([.B110:.C110])" office:value-type="float" office:value="6.46">
            <text:p>6.46</text:p>
          </table:table-cell>
          <table:table-cell table:style-name="ce1" table:formula="of:=([.F110]-[.D110])/[.F110]" office:value-type="percentage" office:value="0.21265479876161">
            <text:p>21.27%</text:p>
          </table:table-cell>
          <table:table-cell table:style-name="ce1" table:formula="of:=([.F110]-[.E110])/[.F110]" office:value-type="percentage" office:value="0.243017178362573">
            <text:p>24.30%</text:p>
          </table:table-cell>
          <table:table-cell table:style-name="ce1" table:formula="of:=[.E110]/[.D110]" office:value-type="percentage" office:value="0.961437017012097">
            <text:p>96.14%</text:p>
          </table:table-cell>
          <table:table-cell/>
          <table:table-cell table:style-name="ce2" office:value-type="time" office:time-value="PT00H00M20.279S">
            <text:p>00:00:20</text:p>
          </table:table-cell>
          <table:table-cell table:style-name="ce3" table:formula="of:=[.K110]*60*60*24" office:value-type="float" office:value="20.279">
            <text:p>20.279</text:p>
          </table:table-cell>
          <table:table-cell table:style-name="ce3"/>
          <table:table-cell table:style-name="ce2" office:value-type="time" office:time-value="PT00H01M36.14S">
            <text:p>00:01:36</text:p>
          </table:table-cell>
          <table:table-cell table:style-name="ce3" table:formula="of:=[.N110]*60*60*24" office:value-type="float" office:value="96.14">
            <text:p>96.14</text:p>
          </table:table-cell>
          <table:table-cell table:style-name="ce2" office:value-type="time" office:time-value="PT00H00M53.582S">
            <text:p>00:00:54</text:p>
          </table:table-cell>
          <table:table-cell table:style-name="ce3" table:formula="of:=[.P110]*60*60*24" office:value-type="float" office:value="53.582">
            <text:p>53.582</text:p>
          </table:table-cell>
          <table:table-cell table:number-columns-repeated="47"/>
        </table:table-row>
        <table:table-row table:style-name="ro1">
          <table:table-cell office:value-type="float" office:value="5">
            <text:p>5</text:p>
          </table:table-cell>
          <table:table-cell table:formula="of:=[.C6]+[.F6]+[.H6]+[.I6]+[.Q6]+[.S6]+[.T6]+[.U6]+[.W6]+[.AA6]+[.AC6]+[.AD6]+[.AI6]+[.AJ6]+[.AM6]+[.AO6]+[.AP6]+[.AQ6]+[.AR6]+[.AT6]+[.BA6]+[.BD6]+[.BE6]+[.BJ6]+[.BK6]" office:value-type="float" office:value="2.68">
            <text:p>2.68</text:p>
          </table:table-cell>
          <table:table-cell table:formula="of:=SUM([.B6:.BL6])-[.B111]" office:value-type="float" office:value="4.93">
            <text:p>4.93</text:p>
          </table:table-cell>
          <table:table-cell table:formula="of:=([.B111]/8)+[.C111]" office:value-type="float" office:value="5.265">
            <text:p>5.265</text:p>
          </table:table-cell>
          <table:table-cell table:formula="of:=[.B111]/14400+[.C111]" office:value-type="float" office:value="4.93018611111111">
            <text:p>4.9301861111</text:p>
          </table:table-cell>
          <table:table-cell table:formula="of:=SUM([.B111:.C111])" office:value-type="float" office:value="7.61">
            <text:p>7.61</text:p>
          </table:table-cell>
          <table:table-cell table:style-name="ce1" table:formula="of:=([.F111]-[.D111])/[.F111]" office:value-type="percentage" office:value="0.308147174770039">
            <text:p>30.81%</text:p>
          </table:table-cell>
          <table:table-cell table:style-name="ce1" table:formula="of:=([.F111]-[.E111])/[.F111]" office:value-type="percentage" office:value="0.352143743612206">
            <text:p>35.21%</text:p>
          </table:table-cell>
          <table:table-cell table:style-name="ce1" table:formula="of:=[.E111]/[.D111]" office:value-type="percentage" office:value="0.936407618444655">
            <text:p>93.64%</text:p>
          </table:table-cell>
          <table:table-cell/>
          <table:table-cell table:style-name="ce2" office:value-type="time" office:time-value="PT00H00M22.517S">
            <text:p>00:00:23</text:p>
          </table:table-cell>
          <table:table-cell table:style-name="ce3" table:formula="of:=[.K111]*60*60*24" office:value-type="float" office:value="22.517">
            <text:p>22.517</text:p>
          </table:table-cell>
          <table:table-cell table:style-name="ce3"/>
          <table:table-cell table:style-name="ce2" office:value-type="time" office:time-value="PT00H01M35.742S">
            <text:p>00:01:36</text:p>
          </table:table-cell>
          <table:table-cell table:style-name="ce3" table:formula="of:=[.N111]*60*60*24" office:value-type="float" office:value="95.742">
            <text:p>95.742</text:p>
          </table:table-cell>
          <table:table-cell table:style-name="ce2" office:value-type="time" office:time-value="PT00H00M57.476S">
            <text:p>00:00:57</text:p>
          </table:table-cell>
          <table:table-cell table:style-name="ce3" table:formula="of:=[.P111]*60*60*24" office:value-type="float" office:value="57.476">
            <text:p>57.476</text:p>
          </table:table-cell>
          <table:table-cell table:number-columns-repeated="47"/>
        </table:table-row>
        <table:table-row table:style-name="ro1">
          <table:table-cell office:value-type="float" office:value="6">
            <text:p>6</text:p>
          </table:table-cell>
          <table:table-cell table:formula="of:=[.C7]+[.F7]+[.H7]+[.I7]+[.Q7]+[.S7]+[.T7]+[.U7]+[.W7]+[.AA7]+[.AC7]+[.AD7]+[.AI7]+[.AJ7]+[.AM7]+[.AO7]+[.AP7]+[.AQ7]+[.AR7]+[.AT7]+[.BA7]+[.BD7]+[.BE7]+[.BJ7]+[.BK7]" office:value-type="float" office:value="4.4">
            <text:p>4.4</text:p>
          </table:table-cell>
          <table:table-cell table:formula="of:=SUM([.B7:.BL7])-[.B112]" office:value-type="float" office:value="5.41">
            <text:p>5.41</text:p>
          </table:table-cell>
          <table:table-cell table:formula="of:=([.B112]/8)+[.C112]" office:value-type="float" office:value="5.95999999999999">
            <text:p>5.96</text:p>
          </table:table-cell>
          <table:table-cell table:formula="of:=[.B112]/14400+[.C112]" office:value-type="float" office:value="5.41030555555555">
            <text:p>5.4103055556</text:p>
          </table:table-cell>
          <table:table-cell table:formula="of:=SUM([.B112:.C112])" office:value-type="float" office:value="9.81">
            <text:p>9.81</text:p>
          </table:table-cell>
          <table:table-cell table:style-name="ce1" table:formula="of:=([.F112]-[.D112])/[.F112]" office:value-type="percentage" office:value="0.392456676860347">
            <text:p>39.25%</text:p>
          </table:table-cell>
          <table:table-cell table:style-name="ce1" table:formula="of:=([.F112]-[.E112])/[.F112]" office:value-type="percentage" office:value="0.448490769056519">
            <text:p>44.85%</text:p>
          </table:table-cell>
          <table:table-cell table:style-name="ce1" table:formula="of:=[.E112]/[.D112]" office:value-type="percentage" office:value="0.907769388516033">
            <text:p>90.78%</text:p>
          </table:table-cell>
          <table:table-cell/>
          <table:table-cell table:style-name="ce2" office:value-type="time" office:time-value="PT00H00M25.163S">
            <text:p>00:00:25</text:p>
          </table:table-cell>
          <table:table-cell table:style-name="ce3" table:formula="of:=[.K112]*60*60*24" office:value-type="float" office:value="25.163">
            <text:p>25.163</text:p>
          </table:table-cell>
          <table:table-cell table:style-name="ce3"/>
          <table:table-cell table:style-name="ce2" office:value-type="time" office:time-value="PT00H01M36.737S">
            <text:p>00:01:37</text:p>
          </table:table-cell>
          <table:table-cell table:style-name="ce3" table:formula="of:=[.N112]*60*60*24" office:value-type="float" office:value="96.737">
            <text:p>96.737</text:p>
          </table:table-cell>
          <table:table-cell table:style-name="ce2" office:value-type="time" office:time-value="PT00H00M59.978S">
            <text:p>00:01:00</text:p>
          </table:table-cell>
          <table:table-cell table:style-name="ce3" table:formula="of:=[.P112]*60*60*24" office:value-type="float" office:value="59.978">
            <text:p>59.978</text:p>
          </table:table-cell>
          <table:table-cell table:number-columns-repeated="47"/>
        </table:table-row>
        <table:table-row table:style-name="ro1">
          <table:table-cell office:value-type="float" office:value="7">
            <text:p>7</text:p>
          </table:table-cell>
          <table:table-cell table:formula="of:=[.C8]+[.F8]+[.H8]+[.I8]+[.Q8]+[.S8]+[.T8]+[.U8]+[.W8]+[.AA8]+[.AC8]+[.AD8]+[.AI8]+[.AJ8]+[.AM8]+[.AO8]+[.AP8]+[.AQ8]+[.AR8]+[.AT8]+[.BA8]+[.BD8]+[.BE8]+[.BJ8]+[.BK8]" office:value-type="float" office:value="6.91">
            <text:p>6.91</text:p>
          </table:table-cell>
          <table:table-cell table:formula="of:=SUM([.B8:.BL8])-[.B113]" office:value-type="float" office:value="5.34">
            <text:p>5.34</text:p>
          </table:table-cell>
          <table:table-cell table:formula="of:=([.B113]/8)+[.C113]" office:value-type="float" office:value="6.20375">
            <text:p>6.20375</text:p>
          </table:table-cell>
          <table:table-cell table:formula="of:=[.B113]/14400+[.C113]" office:value-type="float" office:value="5.34047986111111">
            <text:p>5.3404798611</text:p>
          </table:table-cell>
          <table:table-cell table:formula="of:=SUM([.B113:.C113])" office:value-type="float" office:value="12.25">
            <text:p>12.25</text:p>
          </table:table-cell>
          <table:table-cell table:style-name="ce1" table:formula="of:=([.F113]-[.D113])/[.F113]" office:value-type="percentage" office:value="0.493571428571429">
            <text:p>49.36%</text:p>
          </table:table-cell>
          <table:table-cell table:style-name="ce1" table:formula="of:=([.F113]-[.E113])/[.F113]" office:value-type="percentage" office:value="0.56404246031746">
            <text:p>56.40%</text:p>
          </table:table-cell>
          <table:table-cell table:style-name="ce1" table:formula="of:=[.E113]/[.D113]" office:value-type="percentage" office:value="0.860847045917568">
            <text:p>86.08%</text:p>
          </table:table-cell>
          <table:table-cell/>
          <table:table-cell table:style-name="ce2" office:value-type="time" office:time-value="PT00H00M28.822S">
            <text:p>00:00:29</text:p>
          </table:table-cell>
          <table:table-cell table:style-name="ce3" table:formula="of:=[.K113]*60*60*24" office:value-type="float" office:value="28.822">
            <text:p>28.822</text:p>
          </table:table-cell>
          <table:table-cell table:style-name="ce3"/>
          <table:table-cell table:style-name="ce2" office:value-type="time" office:time-value="PT00H01M36.33S">
            <text:p>00:01:36</text:p>
          </table:table-cell>
          <table:table-cell table:style-name="ce3" table:formula="of:=[.N113]*60*60*24" office:value-type="float" office:value="96.33">
            <text:p>96.33</text:p>
          </table:table-cell>
          <table:table-cell table:style-name="ce2" office:value-type="time" office:time-value="PT00H01M04.205S">
            <text:p>00:01:04</text:p>
          </table:table-cell>
          <table:table-cell table:style-name="ce3" table:formula="of:=[.P113]*60*60*24" office:value-type="float" office:value="64.205">
            <text:p>64.205</text:p>
          </table:table-cell>
          <table:table-cell table:number-columns-repeated="47"/>
        </table:table-row>
        <table:table-row table:style-name="ro1">
          <table:table-cell office:value-type="float" office:value="8">
            <text:p>8</text:p>
          </table:table-cell>
          <table:table-cell table:formula="of:=[.C9]+[.F9]+[.H9]+[.I9]+[.Q9]+[.S9]+[.T9]+[.U9]+[.W9]+[.AA9]+[.AC9]+[.AD9]+[.AI9]+[.AJ9]+[.AM9]+[.AO9]+[.AP9]+[.AQ9]+[.AR9]+[.AT9]+[.BA9]+[.BD9]+[.BE9]+[.BJ9]+[.BK9]" office:value-type="float" office:value="9.62">
            <text:p>9.62</text:p>
          </table:table-cell>
          <table:table-cell table:formula="of:=SUM([.B9:.BL9])-[.B114]" office:value-type="float" office:value="5.69">
            <text:p>5.69</text:p>
          </table:table-cell>
          <table:table-cell table:formula="of:=([.B114]/8)+[.C114]" office:value-type="float" office:value="6.8925">
            <text:p>6.8925</text:p>
          </table:table-cell>
          <table:table-cell table:formula="of:=[.B114]/14400+[.C114]" office:value-type="float" office:value="5.69066805555556">
            <text:p>5.6906680556</text:p>
          </table:table-cell>
          <table:table-cell table:formula="of:=SUM([.B114:.C114])" office:value-type="float" office:value="15.31">
            <text:p>15.31</text:p>
          </table:table-cell>
          <table:table-cell table:style-name="ce1" table:formula="of:=([.F114]-[.D114])/[.F114]" office:value-type="percentage" office:value="0.549804049640757">
            <text:p>54.98%</text:p>
          </table:table-cell>
          <table:table-cell table:style-name="ce1" table:formula="of:=([.F114]-[.E114])/[.F114]" office:value-type="percentage" office:value="0.628303850061688">
            <text:p>62.83%</text:p>
          </table:table-cell>
          <table:table-cell table:style-name="ce1" table:formula="of:=[.E114]/[.D114]" office:value-type="percentage" office:value="0.825631926812558">
            <text:p>82.56%</text:p>
          </table:table-cell>
          <table:table-cell/>
          <table:table-cell table:style-name="ce2" office:value-type="time" office:time-value="PT00H00M36.228S">
            <text:p>00:00:36</text:p>
          </table:table-cell>
          <table:table-cell table:style-name="ce3" table:formula="of:=[.K114]*60*60*24" office:value-type="float" office:value="36.228">
            <text:p>36.228</text:p>
          </table:table-cell>
          <table:table-cell table:style-name="ce3"/>
          <table:table-cell table:style-name="ce2" office:value-type="time" office:time-value="PT00H01M38.119S">
            <text:p>00:01:38</text:p>
          </table:table-cell>
          <table:table-cell table:style-name="ce3" table:formula="of:=[.N114]*60*60*24" office:value-type="float" office:value="98.119">
            <text:p>98.119</text:p>
          </table:table-cell>
          <table:table-cell table:style-name="ce2" office:value-type="time" office:time-value="PT00H01M07.534S">
            <text:p>00:01:08</text:p>
          </table:table-cell>
          <table:table-cell table:style-name="ce3" table:formula="of:=[.P114]*60*60*24" office:value-type="float" office:value="67.534">
            <text:p>67.534</text:p>
          </table:table-cell>
          <table:table-cell table:number-columns-repeated="47"/>
        </table:table-row>
        <table:table-row table:style-name="ro1">
          <table:table-cell office:value-type="float" office:value="9">
            <text:p>9</text:p>
          </table:table-cell>
          <table:table-cell table:formula="of:=[.C10]+[.F10]+[.H10]+[.I10]+[.Q10]+[.S10]+[.T10]+[.U10]+[.W10]+[.AA10]+[.AC10]+[.AD10]+[.AI10]+[.AJ10]+[.AM10]+[.AO10]+[.AP10]+[.AQ10]+[.AR10]+[.AT10]+[.BA10]+[.BD10]+[.BE10]+[.BJ10]+[.BK10]" office:value-type="float" office:value="13.42">
            <text:p>13.42</text:p>
          </table:table-cell>
          <table:table-cell table:formula="of:=SUM([.B10:.BL10])-[.B115]" office:value-type="float" office:value="5.9">
            <text:p>5.9</text:p>
          </table:table-cell>
          <table:table-cell table:formula="of:=([.B115]/8)+[.C115]" office:value-type="float" office:value="7.5775">
            <text:p>7.5775</text:p>
          </table:table-cell>
          <table:table-cell table:formula="of:=[.B115]/14400+[.C115]" office:value-type="float" office:value="5.90093194444444">
            <text:p>5.9009319444</text:p>
          </table:table-cell>
          <table:table-cell table:formula="of:=SUM([.B115:.C115])" office:value-type="float" office:value="19.32">
            <text:p>19.32</text:p>
          </table:table-cell>
          <table:table-cell table:style-name="ce1" table:formula="of:=([.F115]-[.D115])/[.F115]" office:value-type="percentage" office:value="0.607789855072464">
            <text:p>60.78%</text:p>
          </table:table-cell>
          <table:table-cell table:style-name="ce1" table:formula="of:=([.F115]-[.E115])/[.F115]" office:value-type="percentage" office:value="0.694568739935588">
            <text:p>69.46%</text:p>
          </table:table-cell>
          <table:table-cell table:style-name="ce1" table:formula="of:=[.E115]/[.D115]" office:value-type="percentage" office:value="0.778743905568386">
            <text:p>77.87%</text:p>
          </table:table-cell>
          <table:table-cell/>
          <table:table-cell table:style-name="ce2" office:value-type="time" office:time-value="PT00H00M38.731S">
            <text:p>00:00:39</text:p>
          </table:table-cell>
          <table:table-cell table:style-name="ce3" table:formula="of:=[.K115]*60*60*24" office:value-type="float" office:value="38.731">
            <text:p>38.731</text:p>
          </table:table-cell>
          <table:table-cell table:style-name="ce3"/>
          <table:table-cell table:style-name="ce2" office:value-type="time" office:time-value="PT00H01M39.659S">
            <text:p>00:01:40</text:p>
          </table:table-cell>
          <table:table-cell table:style-name="ce3" table:formula="of:=[.N115]*60*60*24" office:value-type="float" office:value="99.659">
            <text:p>99.659</text:p>
          </table:table-cell>
          <table:table-cell table:style-name="ce2" office:value-type="time" office:time-value="PT00H01M12.429S">
            <text:p>00:01:12</text:p>
          </table:table-cell>
          <table:table-cell table:style-name="ce3" table:formula="of:=[.P115]*60*60*24" office:value-type="float" office:value="72.429">
            <text:p>72.429</text:p>
          </table:table-cell>
          <table:table-cell table:number-columns-repeated="47"/>
        </table:table-row>
        <table:table-row table:style-name="ro1">
          <table:table-cell office:value-type="float" office:value="10">
            <text:p>10</text:p>
          </table:table-cell>
          <table:table-cell table:formula="of:=[.C11]+[.F11]+[.H11]+[.I11]+[.Q11]+[.S11]+[.T11]+[.U11]+[.W11]+[.AA11]+[.AC11]+[.AD11]+[.AI11]+[.AJ11]+[.AM11]+[.AO11]+[.AP11]+[.AQ11]+[.AR11]+[.AT11]+[.BA11]+[.BD11]+[.BE11]+[.BJ11]+[.BK11]" office:value-type="float" office:value="17.78">
            <text:p>17.78</text:p>
          </table:table-cell>
          <table:table-cell table:formula="of:=SUM([.B11:.BL11])-[.B116]" office:value-type="float" office:value="6.10999999999999">
            <text:p>6.11</text:p>
          </table:table-cell>
          <table:table-cell table:formula="of:=([.B116]/8)+[.C116]" office:value-type="float" office:value="8.33249999999999">
            <text:p>8.3325</text:p>
          </table:table-cell>
          <table:table-cell table:formula="of:=[.B116]/14400+[.C116]" office:value-type="float" office:value="6.11123472222222">
            <text:p>6.1112347222</text:p>
          </table:table-cell>
          <table:table-cell table:formula="of:=SUM([.B116:.C116])" office:value-type="float" office:value="23.89">
            <text:p>23.89</text:p>
          </table:table-cell>
          <table:table-cell table:style-name="ce1" table:formula="of:=([.F116]-[.D116])/[.F116]" office:value-type="percentage" office:value="0.651213897028045">
            <text:p>65.12%</text:p>
          </table:table-cell>
          <table:table-cell table:style-name="ce1" table:formula="of:=([.F116]-[.E116])/[.F116]" office:value-type="percentage" office:value="0.744192770103716">
            <text:p>74.42%</text:p>
          </table:table-cell>
          <table:table-cell table:style-name="ce1" table:formula="of:=[.E116]/[.D116]" office:value-type="percentage" office:value="0.733421508817548">
            <text:p>73.34%</text:p>
          </table:table-cell>
          <table:table-cell/>
          <table:table-cell table:style-name="ce2" office:value-type="time" office:time-value="PT00H00M45.301S">
            <text:p>00:00:45</text:p>
          </table:table-cell>
          <table:table-cell table:style-name="ce3" table:formula="of:=[.K116]*60*60*24" office:value-type="float" office:value="45.301">
            <text:p>45.301</text:p>
          </table:table-cell>
          <table:table-cell table:style-name="ce3"/>
          <table:table-cell table:style-name="ce2" office:value-type="time" office:time-value="PT00H01M42.235S">
            <text:p>00:01:42</text:p>
          </table:table-cell>
          <table:table-cell table:style-name="ce3" table:formula="of:=[.N116]*60*60*24" office:value-type="float" office:value="102.235">
            <text:p>102.235</text:p>
          </table:table-cell>
          <table:table-cell table:style-name="ce2" office:value-type="time" office:time-value="PT00H01M16.44S">
            <text:p>00:01:16</text:p>
          </table:table-cell>
          <table:table-cell table:style-name="ce3" table:formula="of:=[.P116]*60*60*24" office:value-type="float" office:value="76.44">
            <text:p>76.44</text:p>
          </table:table-cell>
          <table:table-cell table:number-columns-repeated="47"/>
        </table:table-row>
        <table:table-row table:style-name="ro1">
          <table:table-cell office:value-type="float" office:value="11">
            <text:p>11</text:p>
          </table:table-cell>
          <table:table-cell table:formula="of:=[.C12]+[.F12]+[.H12]+[.I12]+[.Q12]+[.S12]+[.T12]+[.U12]+[.W12]+[.AA12]+[.AC12]+[.AD12]+[.AI12]+[.AJ12]+[.AM12]+[.AO12]+[.AP12]+[.AQ12]+[.AR12]+[.AT12]+[.BA12]+[.BD12]+[.BE12]+[.BJ12]+[.BK12]" office:value-type="float" office:value="23.74">
            <text:p>23.74</text:p>
          </table:table-cell>
          <table:table-cell table:formula="of:=SUM([.B12:.BL12])-[.B117]" office:value-type="float" office:value="6.47">
            <text:p>6.47</text:p>
          </table:table-cell>
          <table:table-cell table:formula="of:=([.B117]/8)+[.C117]" office:value-type="float" office:value="9.4375">
            <text:p>9.4375</text:p>
          </table:table-cell>
          <table:table-cell table:formula="of:=[.B117]/14400+[.C117]" office:value-type="float" office:value="6.47164861111111">
            <text:p>6.4716486111</text:p>
          </table:table-cell>
          <table:table-cell table:formula="of:=SUM([.B117:.C117])" office:value-type="float" office:value="30.21">
            <text:p>30.21</text:p>
          </table:table-cell>
          <table:table-cell table:style-name="ce1" table:formula="of:=([.F117]-[.D117])/[.F117]" office:value-type="percentage" office:value="0.687603442568686">
            <text:p>68.76%</text:p>
          </table:table-cell>
          <table:table-cell table:style-name="ce1" table:formula="of:=([.F117]-[.E117])/[.F117]" office:value-type="percentage" office:value="0.785777934090993">
            <text:p>78.58%</text:p>
          </table:table-cell>
          <table:table-cell table:style-name="ce1" table:formula="of:=[.E117]/[.D117]" office:value-type="percentage" office:value="0.685737601177336">
            <text:p>68.57%</text:p>
          </table:table-cell>
          <table:table-cell/>
          <table:table-cell table:style-name="ce2" office:value-type="time" office:time-value="PT00H00M53.259S">
            <text:p>00:00:53</text:p>
          </table:table-cell>
          <table:table-cell table:style-name="ce3" table:formula="of:=[.K117]*60*60*24" office:value-type="float" office:value="53.259">
            <text:p>53.259</text:p>
          </table:table-cell>
          <table:table-cell table:style-name="ce3"/>
          <table:table-cell table:style-name="ce2" office:value-type="time" office:time-value="PT00H01M44.05S">
            <text:p>00:01:44</text:p>
          </table:table-cell>
          <table:table-cell table:style-name="ce3" table:formula="of:=[.N117]*60*60*24" office:value-type="float" office:value="104.05">
            <text:p>104.05</text:p>
          </table:table-cell>
          <table:table-cell table:style-name="ce2" office:value-type="time" office:time-value="PT00H01M22.193S">
            <text:p>00:01:22</text:p>
          </table:table-cell>
          <table:table-cell table:style-name="ce3" table:formula="of:=[.P117]*60*60*24" office:value-type="float" office:value="82.193">
            <text:p>82.193</text:p>
          </table:table-cell>
          <table:table-cell table:number-columns-repeated="47"/>
        </table:table-row>
        <table:table-row table:style-name="ro1">
          <table:table-cell office:value-type="float" office:value="12">
            <text:p>12</text:p>
          </table:table-cell>
          <table:table-cell table:formula="of:=[.C13]+[.F13]+[.H13]+[.I13]+[.Q13]+[.S13]+[.T13]+[.U13]+[.W13]+[.AA13]+[.AC13]+[.AD13]+[.AI13]+[.AJ13]+[.AM13]+[.AO13]+[.AP13]+[.AQ13]+[.AR13]+[.AT13]+[.BA13]+[.BD13]+[.BE13]+[.BJ13]+[.BK13]" office:value-type="float" office:value="30.37">
            <text:p>30.37</text:p>
          </table:table-cell>
          <table:table-cell table:formula="of:=SUM([.B13:.BL13])-[.B118]" office:value-type="float" office:value="6.89000000000001">
            <text:p>6.89</text:p>
          </table:table-cell>
          <table:table-cell table:formula="of:=([.B118]/8)+[.C118]" office:value-type="float" office:value="10.68625">
            <text:p>10.68625</text:p>
          </table:table-cell>
          <table:table-cell table:formula="of:=[.B118]/14400+[.C118]" office:value-type="float" office:value="6.89210902777779">
            <text:p>6.8921090278</text:p>
          </table:table-cell>
          <table:table-cell table:formula="of:=SUM([.B118:.C118])" office:value-type="float" office:value="37.26">
            <text:p>37.26</text:p>
          </table:table-cell>
          <table:table-cell table:style-name="ce1" table:formula="of:=([.F118]-[.D118])/[.F118]" office:value-type="percentage" office:value="0.713197799248524">
            <text:p>71.32%</text:p>
          </table:table-cell>
          <table:table-cell table:style-name="ce1" table:formula="of:=([.F118]-[.E118])/[.F118]" office:value-type="percentage" office:value="0.81502659614123">
            <text:p>81.50%</text:p>
          </table:table-cell>
          <table:table-cell table:style-name="ce1" table:formula="of:=[.E118]/[.D118]" office:value-type="percentage" office:value="0.644951131386387">
            <text:p>64.50%</text:p>
          </table:table-cell>
          <table:table-cell/>
          <table:table-cell table:style-name="ce2" office:value-type="time" office:time-value="PT00H01M02.135S">
            <text:p>00:01:02</text:p>
          </table:table-cell>
          <table:table-cell table:style-name="ce3" table:formula="of:=[.K118]*60*60*24" office:value-type="float" office:value="62.135">
            <text:p>62.135</text:p>
          </table:table-cell>
          <table:table-cell table:style-name="ce3"/>
          <table:table-cell table:style-name="ce2" office:value-type="time" office:time-value="PT00H01M45.823S">
            <text:p>00:01:46</text:p>
          </table:table-cell>
          <table:table-cell table:style-name="ce3" table:formula="of:=[.N118]*60*60*24" office:value-type="float" office:value="105.823">
            <text:p>105.823</text:p>
          </table:table-cell>
          <table:table-cell table:style-name="ce2" office:value-type="time" office:time-value="PT00H01M26.384S">
            <text:p>00:01:26</text:p>
          </table:table-cell>
          <table:table-cell table:style-name="ce3" table:formula="of:=[.P118]*60*60*24" office:value-type="float" office:value="86.384">
            <text:p>86.384</text:p>
          </table:table-cell>
          <table:table-cell table:number-columns-repeated="47"/>
        </table:table-row>
        <table:table-row table:style-name="ro1">
          <table:table-cell office:value-type="float" office:value="13">
            <text:p>13</text:p>
          </table:table-cell>
          <table:table-cell table:formula="of:=[.C14]+[.F14]+[.H14]+[.I14]+[.Q14]+[.S14]+[.T14]+[.U14]+[.W14]+[.AA14]+[.AC14]+[.AD14]+[.AI14]+[.AJ14]+[.AM14]+[.AO14]+[.AP14]+[.AQ14]+[.AR14]+[.AT14]+[.BA14]+[.BD14]+[.BE14]+[.BJ14]+[.BK14]" office:value-type="float" office:value="36.99">
            <text:p>36.99</text:p>
          </table:table-cell>
          <table:table-cell table:formula="of:=SUM([.B14:.BL14])-[.B119]" office:value-type="float" office:value="7.6">
            <text:p>7.6</text:p>
          </table:table-cell>
          <table:table-cell table:formula="of:=([.B119]/8)+[.C119]" office:value-type="float" office:value="12.22375">
            <text:p>12.22375</text:p>
          </table:table-cell>
          <table:table-cell table:formula="of:=[.B119]/14400+[.C119]" office:value-type="float" office:value="7.60256875">
            <text:p>7.60256875</text:p>
          </table:table-cell>
          <table:table-cell table:formula="of:=SUM([.B119:.C119])" office:value-type="float" office:value="44.59">
            <text:p>44.59</text:p>
          </table:table-cell>
          <table:table-cell table:style-name="ce1" table:formula="of:=([.F119]-[.D119])/[.F119]" office:value-type="percentage" office:value="0.725863422291994">
            <text:p>72.59%</text:p>
          </table:table-cell>
          <table:table-cell table:style-name="ce1" table:formula="of:=([.F119]-[.E119])/[.F119]" office:value-type="percentage" office:value="0.829500588697017">
            <text:p>82.95%</text:p>
          </table:table-cell>
          <table:table-cell table:style-name="ce1" table:formula="of:=[.E119]/[.D119]" office:value-type="percentage" office:value="0.621950608446671">
            <text:p>62.20%</text:p>
          </table:table-cell>
          <table:table-cell/>
          <table:table-cell table:style-name="ce2" office:value-type="time" office:time-value="PT00H01M12.016S">
            <text:p>00:01:12</text:p>
          </table:table-cell>
          <table:table-cell table:style-name="ce3" table:formula="of:=[.K119]*60*60*24" office:value-type="float" office:value="72.016">
            <text:p>72.016</text:p>
          </table:table-cell>
          <table:table-cell table:style-name="ce3"/>
          <table:table-cell table:style-name="ce2" office:value-type="time" office:time-value="PT00H01M47.916S">
            <text:p>00:01:48</text:p>
          </table:table-cell>
          <table:table-cell table:style-name="ce3" table:formula="of:=[.N119]*60*60*24" office:value-type="float" office:value="107.916">
            <text:p>107.916</text:p>
          </table:table-cell>
          <table:table-cell table:style-name="ce2" office:value-type="time" office:time-value="PT00H01M31.735S">
            <text:p>00:01:32</text:p>
          </table:table-cell>
          <table:table-cell table:style-name="ce3" table:formula="of:=[.P119]*60*60*24" office:value-type="float" office:value="91.735">
            <text:p>91.735</text:p>
          </table:table-cell>
          <table:table-cell table:number-columns-repeated="47"/>
        </table:table-row>
        <table:table-row table:style-name="ro1">
          <table:table-cell office:value-type="float" office:value="14">
            <text:p>14</text:p>
          </table:table-cell>
          <table:table-cell table:formula="of:=[.C15]+[.F15]+[.H15]+[.I15]+[.Q15]+[.S15]+[.T15]+[.U15]+[.W15]+[.AA15]+[.AC15]+[.AD15]+[.AI15]+[.AJ15]+[.AM15]+[.AO15]+[.AP15]+[.AQ15]+[.AR15]+[.AT15]+[.BA15]+[.BD15]+[.BE15]+[.BJ15]+[.BK15]" office:value-type="float" office:value="45.22">
            <text:p>45.22</text:p>
          </table:table-cell>
          <table:table-cell table:formula="of:=SUM([.B15:.BL15])-[.B120]" office:value-type="float" office:value="7.89999999999999">
            <text:p>7.9</text:p>
          </table:table-cell>
          <table:table-cell table:formula="of:=([.B120]/8)+[.C120]" office:value-type="float" office:value="13.5525">
            <text:p>13.5525</text:p>
          </table:table-cell>
          <table:table-cell table:formula="of:=[.B120]/14400+[.C120]" office:value-type="float" office:value="7.90314027777777">
            <text:p>7.9031402778</text:p>
          </table:table-cell>
          <table:table-cell table:formula="of:=SUM([.B120:.C120])" office:value-type="float" office:value="53.12">
            <text:p>53.12</text:p>
          </table:table-cell>
          <table:table-cell table:style-name="ce1" table:formula="of:=([.F120]-[.D120])/[.F120]" office:value-type="percentage" office:value="0.744870105421687">
            <text:p>74.49%</text:p>
          </table:table-cell>
          <table:table-cell table:style-name="ce1" table:formula="of:=([.F120]-[.E120])/[.F120]" office:value-type="percentage" office:value="0.851221003806895">
            <text:p>85.12%</text:p>
          </table:table-cell>
          <table:table-cell table:style-name="ce1" table:formula="of:=[.E120]/[.D120]" office:value-type="percentage" office:value="0.583149992826252">
            <text:p>58.31%</text:p>
          </table:table-cell>
          <table:table-cell/>
          <table:table-cell table:style-name="ce2" office:value-type="time" office:time-value="PT00H01M23.524S">
            <text:p>00:01:24</text:p>
          </table:table-cell>
          <table:table-cell table:style-name="ce3" table:formula="of:=[.K120]*60*60*24" office:value-type="float" office:value="83.524">
            <text:p>83.524</text:p>
          </table:table-cell>
          <table:table-cell table:style-name="ce3"/>
          <table:table-cell table:style-name="ce2" office:value-type="time" office:time-value="PT00H01M50.853S">
            <text:p>00:01:51</text:p>
          </table:table-cell>
          <table:table-cell table:style-name="ce3" table:formula="of:=[.N120]*60*60*24" office:value-type="float" office:value="110.853">
            <text:p>110.853</text:p>
          </table:table-cell>
          <table:table-cell table:style-name="ce2" office:value-type="time" office:time-value="PT00H01M37.106S">
            <text:p>00:01:37</text:p>
          </table:table-cell>
          <table:table-cell table:style-name="ce3" table:formula="of:=[.P120]*60*60*24" office:value-type="float" office:value="97.106">
            <text:p>97.106</text:p>
          </table:table-cell>
          <table:table-cell table:number-columns-repeated="47"/>
        </table:table-row>
        <table:table-row table:style-name="ro1">
          <table:table-cell office:value-type="float" office:value="15">
            <text:p>15</text:p>
          </table:table-cell>
          <table:table-cell table:formula="of:=[.C16]+[.F16]+[.H16]+[.I16]+[.Q16]+[.S16]+[.T16]+[.U16]+[.W16]+[.AA16]+[.AC16]+[.AD16]+[.AI16]+[.AJ16]+[.AM16]+[.AO16]+[.AP16]+[.AQ16]+[.AR16]+[.AT16]+[.BA16]+[.BD16]+[.BE16]+[.BJ16]+[.BK16]" office:value-type="float" office:value="55.05">
            <text:p>55.05</text:p>
          </table:table-cell>
          <table:table-cell table:formula="of:=SUM([.B16:.BL16])-[.B121]" office:value-type="float" office:value="8.62999999999999">
            <text:p>8.63</text:p>
          </table:table-cell>
          <table:table-cell table:formula="of:=([.B121]/8)+[.C121]" office:value-type="float" office:value="15.51125">
            <text:p>15.51125</text:p>
          </table:table-cell>
          <table:table-cell table:formula="of:=[.B121]/14400+[.C121]" office:value-type="float" office:value="8.63382291666666">
            <text:p>8.6338229167</text:p>
          </table:table-cell>
          <table:table-cell table:formula="of:=SUM([.B121:.C121])" office:value-type="float" office:value="63.68">
            <text:p>63.68</text:p>
          </table:table-cell>
          <table:table-cell table:style-name="ce1" table:formula="of:=([.F121]-[.D121])/[.F121]" office:value-type="percentage" office:value="0.756418812814071">
            <text:p>75.64%</text:p>
          </table:table-cell>
          <table:table-cell table:style-name="ce1" table:formula="of:=([.F121]-[.E121])/[.F121]" office:value-type="percentage" office:value="0.864418609976968">
            <text:p>86.44%</text:p>
          </table:table-cell>
          <table:table-cell table:style-name="ce1" table:formula="of:=[.E121]/[.D121]" office:value-type="percentage" office:value="0.556616837241787">
            <text:p>55.66%</text:p>
          </table:table-cell>
          <table:table-cell/>
          <table:table-cell table:style-name="ce2" office:value-type="time" office:time-value="PT00H01M36.722S">
            <text:p>00:01:37</text:p>
          </table:table-cell>
          <table:table-cell table:style-name="ce3" table:formula="of:=[.K121]*60*60*24" office:value-type="float" office:value="96.722">
            <text:p>96.722</text:p>
          </table:table-cell>
          <table:table-cell table:style-name="ce3"/>
          <table:table-cell table:style-name="ce2" office:value-type="time" office:time-value="PT00H01M53.775S">
            <text:p>00:01:54</text:p>
          </table:table-cell>
          <table:table-cell table:style-name="ce3" table:formula="of:=[.N121]*60*60*24" office:value-type="float" office:value="113.775">
            <text:p>113.775</text:p>
          </table:table-cell>
          <table:table-cell table:style-name="ce2" office:value-type="time" office:time-value="PT00H01M43.516S">
            <text:p>00:01:44</text:p>
          </table:table-cell>
          <table:table-cell table:style-name="ce3" table:formula="of:=[.P121]*60*60*24" office:value-type="float" office:value="103.516">
            <text:p>103.516</text:p>
          </table:table-cell>
          <table:table-cell table:number-columns-repeated="47"/>
        </table:table-row>
        <table:table-row table:style-name="ro1">
          <table:table-cell office:value-type="float" office:value="16">
            <text:p>16</text:p>
          </table:table-cell>
          <table:table-cell table:formula="of:=[.C17]+[.F17]+[.H17]+[.I17]+[.Q17]+[.S17]+[.T17]+[.U17]+[.W17]+[.AA17]+[.AC17]+[.AD17]+[.AI17]+[.AJ17]+[.AM17]+[.AO17]+[.AP17]+[.AQ17]+[.AR17]+[.AT17]+[.BA17]+[.BD17]+[.BE17]+[.BJ17]+[.BK17]" office:value-type="float" office:value="67.1">
            <text:p>67.1</text:p>
          </table:table-cell>
          <table:table-cell table:formula="of:=SUM([.B17:.BL17])-[.B122]" office:value-type="float" office:value="14.27">
            <text:p>14.27</text:p>
          </table:table-cell>
          <table:table-cell table:formula="of:=([.B122]/8)+[.C122]" office:value-type="float" office:value="22.6575">
            <text:p>22.6575</text:p>
          </table:table-cell>
          <table:table-cell table:formula="of:=[.B122]/14400+[.C122]" office:value-type="float" office:value="14.2746597222222">
            <text:p>14.2746597222</text:p>
          </table:table-cell>
          <table:table-cell table:formula="of:=SUM([.B122:.C122])" office:value-type="float" office:value="81.37">
            <text:p>81.37</text:p>
          </table:table-cell>
          <table:table-cell table:style-name="ce1" table:formula="of:=([.F122]-[.D122])/[.F122]" office:value-type="percentage" office:value="0.721549711195772">
            <text:p>72.15%</text:p>
          </table:table-cell>
          <table:table-cell table:style-name="ce1" table:formula="of:=([.F122]-[.E122])/[.F122]" office:value-type="percentage" office:value="0.824570975516502">
            <text:p>82.46%</text:p>
          </table:table-cell>
          <table:table-cell table:style-name="ce1" table:formula="of:=[.E122]/[.D122]" office:value-type="percentage" office:value="0.630019186680888">
            <text:p>63.00%</text:p>
          </table:table-cell>
          <table:table-cell/>
          <table:table-cell table:style-name="ce2" office:value-type="time" office:time-value="PT00H02M10.29S">
            <text:p>00:02:10</text:p>
          </table:table-cell>
          <table:table-cell table:style-name="ce3" table:formula="of:=[.K122]*60*60*24" office:value-type="float" office:value="130.29">
            <text:p>130.29</text:p>
          </table:table-cell>
          <table:table-cell table:style-name="ce3"/>
          <table:table-cell table:style-name="ce2" office:value-type="time" office:time-value="PT00H02M56.198S">
            <text:p>00:02:56</text:p>
          </table:table-cell>
          <table:table-cell table:style-name="ce3" table:formula="of:=[.N122]*60*60*24" office:value-type="float" office:value="176.198">
            <text:p>176.198</text:p>
          </table:table-cell>
          <table:table-cell table:style-name="ce2" office:value-type="time" office:time-value="PT00H03M05.08S">
            <text:p>00:03:05</text:p>
          </table:table-cell>
          <table:table-cell table:style-name="ce3" table:formula="of:=[.P122]*60*60*24" office:value-type="float" office:value="185.08">
            <text:p>185.08</text:p>
          </table:table-cell>
          <table:table-cell table:number-columns-repeated="47"/>
        </table:table-row>
        <table:table-row table:style-name="ro1">
          <table:table-cell office:value-type="float" office:value="17">
            <text:p>17</text:p>
          </table:table-cell>
          <table:table-cell table:formula="of:=[.C18]+[.F18]+[.H18]+[.I18]+[.Q18]+[.S18]+[.T18]+[.U18]+[.W18]+[.AA18]+[.AC18]+[.AD18]+[.AI18]+[.AJ18]+[.AM18]+[.AO18]+[.AP18]+[.AQ18]+[.AR18]+[.AT18]+[.BA18]+[.BD18]+[.BE18]+[.BJ18]+[.BK18]" office:value-type="float" office:value="80.1">
            <text:p>80.1</text:p>
          </table:table-cell>
          <table:table-cell table:formula="of:=SUM([.B18:.BL18])-[.B123]" office:value-type="float" office:value="15.06">
            <text:p>15.06</text:p>
          </table:table-cell>
          <table:table-cell table:formula="of:=([.B123]/8)+[.C123]" office:value-type="float" office:value="25.0725">
            <text:p>25.0725</text:p>
          </table:table-cell>
          <table:table-cell table:formula="of:=[.B123]/14400+[.C123]" office:value-type="float" office:value="15.0655625">
            <text:p>15.0655625</text:p>
          </table:table-cell>
          <table:table-cell table:formula="of:=SUM([.B123:.C123])" office:value-type="float" office:value="95.16">
            <text:p>95.16</text:p>
          </table:table-cell>
          <table:table-cell table:style-name="ce1" table:formula="of:=([.F123]-[.D123])/[.F123]" office:value-type="percentage" office:value="0.736522698612863">
            <text:p>73.65%</text:p>
          </table:table-cell>
          <table:table-cell table:style-name="ce1" table:formula="of:=([.F123]-[.E123])/[.F123]" office:value-type="percentage" office:value="0.841681772803699">
            <text:p>84.17%</text:p>
          </table:table-cell>
          <table:table-cell table:style-name="ce1" table:formula="of:=[.E123]/[.D123]" office:value-type="percentage" office:value="0.600879948150364">
            <text:p>60.09%</text:p>
          </table:table-cell>
          <table:table-cell/>
          <table:table-cell table:style-name="ce2" office:value-type="time" office:time-value="PT00H02M26.84S">
            <text:p>00:02:27</text:p>
          </table:table-cell>
          <table:table-cell table:style-name="ce3" table:formula="of:=[.K123]*60*60*24" office:value-type="float" office:value="146.84">
            <text:p>146.84</text:p>
          </table:table-cell>
          <table:table-cell table:style-name="ce3"/>
          <table:table-cell table:style-name="ce2" office:value-type="time" office:time-value="PT00H03M02.997S">
            <text:p>00:03:03</text:p>
          </table:table-cell>
          <table:table-cell table:style-name="ce3" table:formula="of:=[.N123]*60*60*24" office:value-type="float" office:value="182.997">
            <text:p>182.997</text:p>
          </table:table-cell>
          <table:table-cell table:style-name="ce2" office:value-type="time" office:time-value="PT00H03M14.16S">
            <text:p>00:03:14</text:p>
          </table:table-cell>
          <table:table-cell table:style-name="ce3" table:formula="of:=[.P123]*60*60*24" office:value-type="float" office:value="194.16">
            <text:p>194.16</text:p>
          </table:table-cell>
          <table:table-cell table:number-columns-repeated="47"/>
        </table:table-row>
        <table:table-row table:style-name="ro1">
          <table:table-cell office:value-type="float" office:value="18">
            <text:p>18</text:p>
          </table:table-cell>
          <table:table-cell table:formula="of:=[.C19]+[.F19]+[.H19]+[.I19]+[.Q19]+[.S19]+[.T19]+[.U19]+[.W19]+[.AA19]+[.AC19]+[.AD19]+[.AI19]+[.AJ19]+[.AM19]+[.AO19]+[.AP19]+[.AQ19]+[.AR19]+[.AT19]+[.BA19]+[.BD19]+[.BE19]+[.BJ19]+[.BK19]" office:value-type="float" office:value="95.19">
            <text:p>95.19</text:p>
          </table:table-cell>
          <table:table-cell table:formula="of:=SUM([.B19:.BL19])-[.B124]" office:value-type="float" office:value="25.58">
            <text:p>25.58</text:p>
          </table:table-cell>
          <table:table-cell table:formula="of:=([.B124]/8)+[.C124]" office:value-type="float" office:value="37.47875">
            <text:p>37.47875</text:p>
          </table:table-cell>
          <table:table-cell table:formula="of:=[.B124]/14400+[.C124]" office:value-type="float" office:value="25.5866104166667">
            <text:p>25.5866104167</text:p>
          </table:table-cell>
          <table:table-cell table:formula="of:=SUM([.B124:.C124])" office:value-type="float" office:value="120.77">
            <text:p>120.77</text:p>
          </table:table-cell>
          <table:table-cell table:style-name="ce1" table:formula="of:=([.F124]-[.D124])/[.F124]" office:value-type="percentage" office:value="0.689668377908421">
            <text:p>68.97%</text:p>
          </table:table-cell>
          <table:table-cell table:style-name="ce1" table:formula="of:=([.F124]-[.E124])/[.F124]" office:value-type="percentage" office:value="0.78813769630979">
            <text:p>78.81%</text:p>
          </table:table-cell>
          <table:table-cell table:style-name="ce1" table:formula="of:=[.E124]/[.D124]" office:value-type="percentage" office:value="0.682696472445497">
            <text:p>68.27%</text:p>
          </table:table-cell>
          <table:table-cell/>
          <table:table-cell table:style-name="ce2" office:value-type="time" office:time-value="PT00H03M15.691S">
            <text:p>00:03:16</text:p>
          </table:table-cell>
          <table:table-cell table:style-name="ce3" table:formula="of:=[.K124]*60*60*24" office:value-type="float" office:value="195.691">
            <text:p>195.691</text:p>
          </table:table-cell>
          <table:table-cell table:style-name="ce3"/>
          <table:table-cell table:style-name="ce2" office:value-type="time" office:time-value="PT00H04M36.061S">
            <text:p>00:04:36</text:p>
          </table:table-cell>
          <table:table-cell table:style-name="ce3" table:formula="of:=[.N124]*60*60*24" office:value-type="float" office:value="276.061">
            <text:p>276.061</text:p>
          </table:table-cell>
          <table:table-cell table:style-name="ce2" office:value-type="time" office:time-value="PT00H05M08.234S">
            <text:p>00:05:08</text:p>
          </table:table-cell>
          <table:table-cell table:style-name="ce3" table:formula="of:=[.P124]*60*60*24" office:value-type="float" office:value="308.234">
            <text:p>308.234</text:p>
          </table:table-cell>
          <table:table-cell table:number-columns-repeated="47"/>
        </table:table-row>
        <table:table-row table:style-name="ro1">
          <table:table-cell office:value-type="float" office:value="19">
            <text:p>19</text:p>
          </table:table-cell>
          <table:table-cell table:formula="of:=[.C20]+[.F20]+[.H20]+[.I20]+[.Q20]+[.S20]+[.T20]+[.U20]+[.W20]+[.AA20]+[.AC20]+[.AD20]+[.AI20]+[.AJ20]+[.AM20]+[.AO20]+[.AP20]+[.AQ20]+[.AR20]+[.AT20]+[.BA20]+[.BD20]+[.BE20]+[.BJ20]+[.BK20]" office:value-type="float" office:value="109.89">
            <text:p>109.89</text:p>
          </table:table-cell>
          <table:table-cell table:formula="of:=SUM([.B20:.BL20])-[.B125]" office:value-type="float" office:value="27.62">
            <text:p>27.62</text:p>
          </table:table-cell>
          <table:table-cell table:formula="of:=([.B125]/8)+[.C125]" office:value-type="float" office:value="41.35625">
            <text:p>41.35625</text:p>
          </table:table-cell>
          <table:table-cell table:formula="of:=[.B125]/14400+[.C125]" office:value-type="float" office:value="27.62763125">
            <text:p>27.62763125</text:p>
          </table:table-cell>
          <table:table-cell table:formula="of:=SUM([.B125:.C125])" office:value-type="float" office:value="137.51">
            <text:p>137.51</text:p>
          </table:table-cell>
          <table:table-cell table:style-name="ce1" table:formula="of:=([.F125]-[.D125])/[.F125]" office:value-type="percentage" office:value="0.69924914551669">
            <text:p>69.92%</text:p>
          </table:table-cell>
          <table:table-cell table:style-name="ce1" table:formula="of:=([.F125]-[.E125])/[.F125]" office:value-type="percentage" office:value="0.799086384626572">
            <text:p>79.91%</text:p>
          </table:table-cell>
          <table:table-cell table:style-name="ce1" table:formula="of:=[.E125]/[.D125]" office:value-type="percentage" office:value="0.668040048360284">
            <text:p>66.80%</text:p>
          </table:table-cell>
          <table:table-cell/>
          <table:table-cell table:style-name="ce2" office:value-type="time" office:time-value="PT00H03M34.726S">
            <text:p>00:03:35</text:p>
          </table:table-cell>
          <table:table-cell table:style-name="ce3" table:formula="of:=[.K125]*60*60*24" office:value-type="float" office:value="214.726">
            <text:p>214.726</text:p>
          </table:table-cell>
          <table:table-cell table:style-name="ce3"/>
          <table:table-cell table:style-name="ce2" office:value-type="time" office:time-value="PT00H04M42.396S">
            <text:p>00:04:42</text:p>
          </table:table-cell>
          <table:table-cell table:style-name="ce3" table:formula="of:=[.N125]*60*60*24" office:value-type="float" office:value="282.396">
            <text:p>282.396</text:p>
          </table:table-cell>
          <table:table-cell table:style-name="ce2" office:value-type="time" office:time-value="PT00H05M19.677S">
            <text:p>00:05:20</text:p>
          </table:table-cell>
          <table:table-cell table:style-name="ce3" table:formula="of:=[.P125]*60*60*24" office:value-type="float" office:value="319.677">
            <text:p>319.677</text:p>
          </table:table-cell>
          <table:table-cell table:number-columns-repeated="47"/>
        </table:table-row>
        <table:table-row table:style-name="ro1">
          <table:table-cell office:value-type="float" office:value="20">
            <text:p>20</text:p>
          </table:table-cell>
          <table:table-cell table:formula="of:=[.C21]+[.F21]+[.H21]+[.I21]+[.Q21]+[.S21]+[.T21]+[.U21]+[.W21]+[.AA21]+[.AC21]+[.AD21]+[.AI21]+[.AJ21]+[.AM21]+[.AO21]+[.AP21]+[.AQ21]+[.AR21]+[.AT21]+[.BA21]+[.BD21]+[.BE21]+[.BJ21]+[.BK21]" office:value-type="float" office:value="128.56">
            <text:p>128.56</text:p>
          </table:table-cell>
          <table:table-cell table:formula="of:=SUM([.B21:.BL21])-[.B126]" office:value-type="float" office:value="27.28">
            <text:p>27.28</text:p>
          </table:table-cell>
          <table:table-cell table:formula="of:=([.B126]/8)+[.C126]" office:value-type="float" office:value="43.35">
            <text:p>43.35</text:p>
          </table:table-cell>
          <table:table-cell table:formula="of:=[.B126]/14400+[.C126]" office:value-type="float" office:value="27.2889277777778">
            <text:p>27.2889277778</text:p>
          </table:table-cell>
          <table:table-cell table:formula="of:=SUM([.B126:.C126])" office:value-type="float" office:value="155.84">
            <text:p>155.84</text:p>
          </table:table-cell>
          <table:table-cell table:style-name="ce1" table:formula="of:=([.F126]-[.D126])/[.F126]" office:value-type="percentage" office:value="0.721830082135524">
            <text:p>72.18%</text:p>
          </table:table-cell>
          <table:table-cell table:style-name="ce1" table:formula="of:=([.F126]-[.E126])/[.F126]" office:value-type="percentage" office:value="0.824891377195985">
            <text:p>82.49%</text:p>
          </table:table-cell>
          <table:table-cell table:style-name="ce1" table:formula="of:=[.E126]/[.D126]" office:value-type="percentage" office:value="0.629502370882994">
            <text:p>62.95%</text:p>
          </table:table-cell>
          <table:table-cell/>
          <table:table-cell table:style-name="ce2" office:value-type="time" office:time-value="PT00H03M56.559S">
            <text:p>00:03:57</text:p>
          </table:table-cell>
          <table:table-cell table:style-name="ce3" table:formula="of:=[.K126]*60*60*24" office:value-type="float" office:value="236.559">
            <text:p>236.559</text:p>
          </table:table-cell>
          <table:table-cell table:style-name="ce3"/>
          <table:table-cell table:style-name="ce2" office:value-type="time" office:time-value="PT00H04M47.315S">
            <text:p>00:04:47</text:p>
          </table:table-cell>
          <table:table-cell table:style-name="ce3" table:formula="of:=[.N126]*60*60*24" office:value-type="float" office:value="287.315">
            <text:p>287.315</text:p>
          </table:table-cell>
          <table:table-cell table:style-name="ce2" office:value-type="time" office:time-value="PT00H05M36.032S">
            <text:p>00:05:36</text:p>
          </table:table-cell>
          <table:table-cell table:style-name="ce3" table:formula="of:=[.P126]*60*60*24" office:value-type="float" office:value="336.032">
            <text:p>336.032</text:p>
          </table:table-cell>
          <table:table-cell table:number-columns-repeated="47"/>
        </table:table-row>
        <table:table-row table:style-name="ro1">
          <table:table-cell office:value-type="float" office:value="21">
            <text:p>21</text:p>
          </table:table-cell>
          <table:table-cell table:formula="of:=[.C22]+[.F22]+[.H22]+[.I22]+[.Q22]+[.S22]+[.T22]+[.U22]+[.W22]+[.AA22]+[.AC22]+[.AD22]+[.AI22]+[.AJ22]+[.AM22]+[.AO22]+[.AP22]+[.AQ22]+[.AR22]+[.AT22]+[.BA22]+[.BD22]+[.BE22]+[.BJ22]+[.BK22]" office:value-type="float" office:value="147.44">
            <text:p>147.44</text:p>
          </table:table-cell>
          <table:table-cell table:formula="of:=SUM([.B22:.BL22])-[.B127]" office:value-type="float" office:value="28.68">
            <text:p>28.68</text:p>
          </table:table-cell>
          <table:table-cell table:formula="of:=([.B127]/8)+[.C127]" office:value-type="float" office:value="47.11">
            <text:p>47.11</text:p>
          </table:table-cell>
          <table:table-cell table:formula="of:=[.B127]/14400+[.C127]" office:value-type="float" office:value="28.6902388888889">
            <text:p>28.6902388889</text:p>
          </table:table-cell>
          <table:table-cell table:formula="of:=SUM([.B127:.C127])" office:value-type="float" office:value="176.12">
            <text:p>176.12</text:p>
          </table:table-cell>
          <table:table-cell table:style-name="ce1" table:formula="of:=([.F127]-[.D127])/[.F127]" office:value-type="percentage" office:value="0.732511923688394">
            <text:p>73.25%</text:p>
          </table:table-cell>
          <table:table-cell table:style-name="ce1" table:formula="of:=([.F127]-[.E127])/[.F127]" office:value-type="percentage" office:value="0.837098348348348">
            <text:p>83.71%</text:p>
          </table:table-cell>
          <table:table-cell table:style-name="ce1" table:formula="of:=[.E127]/[.D127]" office:value-type="percentage" office:value="0.60900528314347">
            <text:p>60.90%</text:p>
          </table:table-cell>
          <table:table-cell/>
          <table:table-cell table:style-name="ce2" office:value-type="time" office:time-value="PT00H04M22.088S">
            <text:p>00:04:22</text:p>
          </table:table-cell>
          <table:table-cell table:style-name="ce3" table:formula="of:=[.K127]*60*60*24" office:value-type="float" office:value="262.088">
            <text:p>262.088</text:p>
          </table:table-cell>
          <table:table-cell table:style-name="ce3"/>
          <table:table-cell table:style-name="ce2" office:value-type="time" office:time-value="PT00H04M51.184S">
            <text:p>00:04:51</text:p>
          </table:table-cell>
          <table:table-cell table:style-name="ce3" table:formula="of:=[.N127]*60*60*24" office:value-type="float" office:value="291.184">
            <text:p>291.184</text:p>
          </table:table-cell>
          <table:table-cell table:style-name="ce2" office:value-type="time" office:time-value="PT00H05M51.791S">
            <text:p>00:05:52</text:p>
          </table:table-cell>
          <table:table-cell table:style-name="ce3" table:formula="of:=[.P127]*60*60*24" office:value-type="float" office:value="351.791">
            <text:p>351.791</text:p>
          </table:table-cell>
          <table:table-cell table:number-columns-repeated="47"/>
        </table:table-row>
        <table:table-row table:style-name="ro1">
          <table:table-cell office:value-type="float" office:value="22">
            <text:p>22</text:p>
          </table:table-cell>
          <table:table-cell table:formula="of:=[.C23]+[.F23]+[.H23]+[.I23]+[.Q23]+[.S23]+[.T23]+[.U23]+[.W23]+[.AA23]+[.AC23]+[.AD23]+[.AI23]+[.AJ23]+[.AM23]+[.AO23]+[.AP23]+[.AQ23]+[.AR23]+[.AT23]+[.BA23]+[.BD23]+[.BE23]+[.BJ23]+[.BK23]" office:value-type="float" office:value="166.36">
            <text:p>166.36</text:p>
          </table:table-cell>
          <table:table-cell table:formula="of:=SUM([.B23:.BL23])-[.B128]" office:value-type="float" office:value="30.76">
            <text:p>30.76</text:p>
          </table:table-cell>
          <table:table-cell table:formula="of:=([.B128]/8)+[.C128]" office:value-type="float" office:value="51.555">
            <text:p>51.555</text:p>
          </table:table-cell>
          <table:table-cell table:formula="of:=[.B128]/14400+[.C128]" office:value-type="float" office:value="30.7715527777778">
            <text:p>30.7715527778</text:p>
          </table:table-cell>
          <table:table-cell table:formula="of:=SUM([.B128:.C128])" office:value-type="float" office:value="197.12">
            <text:p>197.12</text:p>
          </table:table-cell>
          <table:table-cell table:style-name="ce1" table:formula="of:=([.F128]-[.D128])/[.F128]" office:value-type="percentage" office:value="0.738458806818182">
            <text:p>73.85%</text:p>
          </table:table-cell>
          <table:table-cell table:style-name="ce1" table:formula="of:=([.F128]-[.E128])/[.F128]" office:value-type="percentage" office:value="0.843894314236111">
            <text:p>84.39%</text:p>
          </table:table-cell>
          <table:table-cell table:style-name="ce1" table:formula="of:=[.E128]/[.D128]" office:value-type="percentage" office:value="0.596868446858264">
            <text:p>59.69%</text:p>
          </table:table-cell>
          <table:table-cell/>
          <table:table-cell table:style-name="ce2" office:value-type="time" office:time-value="PT00H04M47.081S">
            <text:p>00:04:47</text:p>
          </table:table-cell>
          <table:table-cell table:style-name="ce3" table:formula="of:=[.K128]*60*60*24" office:value-type="float" office:value="287.081">
            <text:p>287.081</text:p>
          </table:table-cell>
          <table:table-cell table:style-name="ce3"/>
          <table:table-cell table:style-name="ce2" office:value-type="time" office:time-value="PT00H04M58.115S">
            <text:p>00:04:58</text:p>
          </table:table-cell>
          <table:table-cell table:style-name="ce3" table:formula="of:=[.N128]*60*60*24" office:value-type="float" office:value="298.115">
            <text:p>298.115</text:p>
          </table:table-cell>
          <table:table-cell table:style-name="ce2" office:value-type="time" office:time-value="PT00H06M06.029S">
            <text:p>00:06:06</text:p>
          </table:table-cell>
          <table:table-cell table:style-name="ce3" table:formula="of:=[.P128]*60*60*24" office:value-type="float" office:value="366.029">
            <text:p>366.029</text:p>
          </table:table-cell>
          <table:table-cell table:number-columns-repeated="47"/>
        </table:table-row>
        <table:table-row table:style-name="ro1">
          <table:table-cell office:value-type="float" office:value="23">
            <text:p>23</text:p>
          </table:table-cell>
          <table:table-cell table:formula="of:=[.C24]+[.F24]+[.H24]+[.I24]+[.Q24]+[.S24]+[.T24]+[.U24]+[.W24]+[.AA24]+[.AC24]+[.AD24]+[.AI24]+[.AJ24]+[.AM24]+[.AO24]+[.AP24]+[.AQ24]+[.AR24]+[.AT24]+[.BA24]+[.BD24]+[.BE24]+[.BJ24]+[.BK24]" office:value-type="float" office:value="190.5">
            <text:p>190.5</text:p>
          </table:table-cell>
          <table:table-cell table:formula="of:=SUM([.B24:.BL24])-[.B129]" office:value-type="float" office:value="30.17">
            <text:p>30.17</text:p>
          </table:table-cell>
          <table:table-cell table:formula="of:=([.B129]/8)+[.C129]" office:value-type="float" office:value="53.9825">
            <text:p>53.9825</text:p>
          </table:table-cell>
          <table:table-cell table:formula="of:=[.B129]/14400+[.C129]" office:value-type="float" office:value="30.1832291666667">
            <text:p>30.1832291667</text:p>
          </table:table-cell>
          <table:table-cell table:formula="of:=SUM([.B129:.C129])" office:value-type="float" office:value="220.67">
            <text:p>220.67</text:p>
          </table:table-cell>
          <table:table-cell table:style-name="ce1" table:formula="of:=([.F129]-[.D129])/[.F129]" office:value-type="percentage" office:value="0.755370009516472">
            <text:p>75.54%</text:p>
          </table:table-cell>
          <table:table-cell table:style-name="ce1" table:formula="of:=([.F129]-[.E129])/[.F129]" office:value-type="percentage" office:value="0.863220060875213">
            <text:p>86.32%</text:p>
          </table:table-cell>
          <table:table-cell table:style-name="ce1" table:formula="of:=[.E129]/[.D129]" office:value-type="percentage" office:value="0.559129887772272">
            <text:p>55.91%</text:p>
          </table:table-cell>
          <table:table-cell/>
          <table:table-cell table:style-name="ce2" office:value-type="time" office:time-value="PT00H05M16.452S">
            <text:p>00:05:16</text:p>
          </table:table-cell>
          <table:table-cell table:style-name="ce3" table:formula="of:=[.K129]*60*60*24" office:value-type="float" office:value="316.452">
            <text:p>316.452</text:p>
          </table:table-cell>
          <table:table-cell table:style-name="ce3"/>
          <table:table-cell table:style-name="ce2" office:value-type="time" office:time-value="PT00H05M03.659S">
            <text:p>00:05:04</text:p>
          </table:table-cell>
          <table:table-cell table:style-name="ce3" table:formula="of:=[.N129]*60*60*24" office:value-type="float" office:value="303.659">
            <text:p>303.659</text:p>
          </table:table-cell>
          <table:table-cell table:style-name="ce2" office:value-type="time" office:time-value="PT00H06M21.371S">
            <text:p>00:06:21</text:p>
          </table:table-cell>
          <table:table-cell table:style-name="ce3" table:formula="of:=[.P129]*60*60*24" office:value-type="float" office:value="381.371">
            <text:p>381.371</text:p>
          </table:table-cell>
          <table:table-cell table:number-columns-repeated="47"/>
        </table:table-row>
        <table:table-row table:style-name="ro1">
          <table:table-cell office:value-type="float" office:value="24">
            <text:p>24</text:p>
          </table:table-cell>
          <table:table-cell table:formula="of:=[.C25]+[.F25]+[.H25]+[.I25]+[.Q25]+[.S25]+[.T25]+[.U25]+[.W25]+[.AA25]+[.AC25]+[.AD25]+[.AI25]+[.AJ25]+[.AM25]+[.AO25]+[.AP25]+[.AQ25]+[.AR25]+[.AT25]+[.BA25]+[.BD25]+[.BE25]+[.BJ25]+[.BK25]" office:value-type="float" office:value="218.41">
            <text:p>218.41</text:p>
          </table:table-cell>
          <table:table-cell table:formula="of:=SUM([.B25:.BL25])-[.B130]" office:value-type="float" office:value="31.19">
            <text:p>31.19</text:p>
          </table:table-cell>
          <table:table-cell table:formula="of:=([.B130]/8)+[.C130]" office:value-type="float" office:value="58.49125">
            <text:p>58.49125</text:p>
          </table:table-cell>
          <table:table-cell table:formula="of:=[.B130]/14400+[.C130]" office:value-type="float" office:value="31.2051673611111">
            <text:p>31.2051673611</text:p>
          </table:table-cell>
          <table:table-cell table:formula="of:=SUM([.B130:.C130])" office:value-type="float" office:value="249.6">
            <text:p>249.6</text:p>
          </table:table-cell>
          <table:table-cell table:style-name="ce1" table:formula="of:=([.F130]-[.D130])/[.F130]" office:value-type="percentage" office:value="0.765660056089744">
            <text:p>76.57%</text:p>
          </table:table-cell>
          <table:table-cell table:style-name="ce1" table:formula="of:=([.F130]-[.E130])/[.F130]" office:value-type="percentage" office:value="0.874979297431446">
            <text:p>87.50%</text:p>
          </table:table-cell>
          <table:table-cell table:style-name="ce1" table:formula="of:=[.E130]/[.D130]" office:value-type="percentage" office:value="0.533501461519648">
            <text:p>53.35%</text:p>
          </table:table-cell>
          <table:table-cell/>
          <table:table-cell table:style-name="ce2" office:value-type="time" office:time-value="PT00H05M47.336S">
            <text:p>00:05:47</text:p>
          </table:table-cell>
          <table:table-cell table:style-name="ce3" table:formula="of:=[.K130]*60*60*24" office:value-type="float" office:value="347.336">
            <text:p>347.336</text:p>
          </table:table-cell>
          <table:table-cell table:style-name="ce3"/>
          <table:table-cell table:style-name="ce2" office:value-type="time" office:time-value="PT00H05M19.635S">
            <text:p>00:05:20</text:p>
          </table:table-cell>
          <table:table-cell table:style-name="ce3" table:formula="of:=[.N130]*60*60*24" office:value-type="float" office:value="319.635">
            <text:p>319.635</text:p>
          </table:table-cell>
          <table:table-cell table:style-name="ce2" office:value-type="time" office:time-value="PT00H06M34.531S">
            <text:p>00:06:35</text:p>
          </table:table-cell>
          <table:table-cell table:style-name="ce3" table:formula="of:=[.P130]*60*60*24" office:value-type="float" office:value="394.531">
            <text:p>394.531</text:p>
          </table:table-cell>
          <table:table-cell table:number-columns-repeated="47"/>
        </table:table-row>
        <table:table-row table:style-name="ro1">
          <table:table-cell office:value-type="float" office:value="25">
            <text:p>25</text:p>
          </table:table-cell>
          <table:table-cell table:formula="of:=[.C26]+[.F26]+[.H26]+[.I26]+[.Q26]+[.S26]+[.T26]+[.U26]+[.W26]+[.AA26]+[.AC26]+[.AD26]+[.AI26]+[.AJ26]+[.AM26]+[.AO26]+[.AP26]+[.AQ26]+[.AR26]+[.AT26]+[.BA26]+[.BD26]+[.BE26]+[.BJ26]+[.BK26]" office:value-type="float" office:value="243.87">
            <text:p>243.87</text:p>
          </table:table-cell>
          <table:table-cell table:formula="of:=SUM([.B26:.BL26])-[.B131]" office:value-type="float" office:value="32.05">
            <text:p>32.05</text:p>
          </table:table-cell>
          <table:table-cell table:formula="of:=([.B131]/8)+[.C131]" office:value-type="float" office:value="62.53375">
            <text:p>62.53375</text:p>
          </table:table-cell>
          <table:table-cell table:formula="of:=[.B131]/14400+[.C131]" office:value-type="float" office:value="32.0669354166667">
            <text:p>32.0669354167</text:p>
          </table:table-cell>
          <table:table-cell table:formula="of:=SUM([.B131:.C131])" office:value-type="float" office:value="275.92">
            <text:p>275.92</text:p>
          </table:table-cell>
          <table:table-cell table:style-name="ce1" table:formula="of:=([.F131]-[.D131])/[.F131]" office:value-type="percentage" office:value="0.773362750072485">
            <text:p>77.34%</text:p>
          </table:table-cell>
          <table:table-cell table:style-name="ce1" table:formula="of:=([.F131]-[.E131])/[.F131]" office:value-type="percentage" office:value="0.883781764943945">
            <text:p>88.38%</text:p>
          </table:table-cell>
          <table:table-cell table:style-name="ce1" table:formula="of:=[.E131]/[.D131]" office:value-type="percentage" office:value="0.512794057875414">
            <text:p>51.28%</text:p>
          </table:table-cell>
          <table:table-cell/>
          <table:table-cell table:style-name="ce2" office:value-type="time" office:time-value="PT00H06M19.235S">
            <text:p>00:06:19</text:p>
          </table:table-cell>
          <table:table-cell table:style-name="ce3" table:formula="of:=[.K131]*60*60*24" office:value-type="float" office:value="379.235">
            <text:p>379.235</text:p>
          </table:table-cell>
          <table:table-cell table:style-name="ce3"/>
          <table:table-cell table:style-name="ce2" office:value-type="time" office:time-value="PT00H05M18.73S">
            <text:p>00:05:19</text:p>
          </table:table-cell>
          <table:table-cell table:style-name="ce3" table:formula="of:=[.N131]*60*60*24" office:value-type="float" office:value="318.73">
            <text:p>318.73</text:p>
          </table:table-cell>
          <table:table-cell table:style-name="ce2" office:value-type="time" office:time-value="PT00H06M51.886S">
            <text:p>00:06:52</text:p>
          </table:table-cell>
          <table:table-cell table:style-name="ce3" table:formula="of:=[.P131]*60*60*24" office:value-type="float" office:value="411.886">
            <text:p>411.886</text:p>
          </table:table-cell>
          <table:table-cell table:number-columns-repeated="47"/>
        </table:table-row>
        <table:table-row table:style-name="ro1">
          <table:table-cell office:value-type="float" office:value="26">
            <text:p>26</text:p>
          </table:table-cell>
          <table:table-cell table:formula="of:=[.C27]+[.F27]+[.H27]+[.I27]+[.Q27]+[.S27]+[.T27]+[.U27]+[.W27]+[.AA27]+[.AC27]+[.AD27]+[.AI27]+[.AJ27]+[.AM27]+[.AO27]+[.AP27]+[.AQ27]+[.AR27]+[.AT27]+[.BA27]+[.BD27]+[.BE27]+[.BJ27]+[.BK27]" office:value-type="float" office:value="276.1">
            <text:p>276.1</text:p>
          </table:table-cell>
          <table:table-cell table:formula="of:=SUM([.B27:.BL27])-[.B132]" office:value-type="float" office:value="32.24">
            <text:p>32.24</text:p>
          </table:table-cell>
          <table:table-cell table:formula="of:=([.B132]/8)+[.C132]" office:value-type="float" office:value="66.7525">
            <text:p>66.7525</text:p>
          </table:table-cell>
          <table:table-cell table:formula="of:=[.B132]/14400+[.C132]" office:value-type="float" office:value="32.2591736111111">
            <text:p>32.2591736111</text:p>
          </table:table-cell>
          <table:table-cell table:formula="of:=SUM([.B132:.C132])" office:value-type="float" office:value="308.34">
            <text:p>308.34</text:p>
          </table:table-cell>
          <table:table-cell table:style-name="ce1" table:formula="of:=([.F132]-[.D132])/[.F132]" office:value-type="percentage" office:value="0.783510086268405">
            <text:p>78.35%</text:p>
          </table:table-cell>
          <table:table-cell table:style-name="ce1" table:formula="of:=([.F132]-[.E132])/[.F132]" office:value-type="percentage" office:value="0.895377915252283">
            <text:p>89.54%</text:p>
          </table:table-cell>
          <table:table-cell table:style-name="ce1" table:formula="of:=[.E132]/[.D132]" office:value-type="percentage" office:value="0.483265399964212">
            <text:p>48.33%</text:p>
          </table:table-cell>
          <table:table-cell/>
          <table:table-cell table:style-name="ce2" office:value-type="time" office:time-value="PT00H06M56.246S">
            <text:p>00:06:56</text:p>
          </table:table-cell>
          <table:table-cell table:style-name="ce3" table:formula="of:=[.K132]*60*60*24" office:value-type="float" office:value="416.246">
            <text:p>416.246</text:p>
          </table:table-cell>
          <table:table-cell table:style-name="ce3"/>
          <table:table-cell table:style-name="ce2" office:value-type="time" office:time-value="PT00H05M25.431S">
            <text:p>00:05:25</text:p>
          </table:table-cell>
          <table:table-cell table:style-name="ce3" table:formula="of:=[.N132]*60*60*24" office:value-type="float" office:value="325.431">
            <text:p>325.431</text:p>
          </table:table-cell>
          <table:table-cell table:style-name="ce2" office:value-type="time" office:time-value="PT00H07M11.007S">
            <text:p>00:07:11</text:p>
          </table:table-cell>
          <table:table-cell table:style-name="ce3" table:formula="of:=[.P132]*60*60*24" office:value-type="float" office:value="431.007">
            <text:p>431.007</text:p>
          </table:table-cell>
          <table:table-cell table:number-columns-repeated="47"/>
        </table:table-row>
        <table:table-row table:style-name="ro1">
          <table:table-cell office:value-type="float" office:value="27">
            <text:p>27</text:p>
          </table:table-cell>
          <table:table-cell table:formula="of:=[.C28]+[.F28]+[.H28]+[.I28]+[.Q28]+[.S28]+[.T28]+[.U28]+[.W28]+[.AA28]+[.AC28]+[.AD28]+[.AI28]+[.AJ28]+[.AM28]+[.AO28]+[.AP28]+[.AQ28]+[.AR28]+[.AT28]+[.BA28]+[.BD28]+[.BE28]+[.BJ28]+[.BK28]" office:value-type="float" office:value="307.87">
            <text:p>307.87</text:p>
          </table:table-cell>
          <table:table-cell table:formula="of:=SUM([.B28:.BL28])-[.B133]" office:value-type="float" office:value="34.52">
            <text:p>34.52</text:p>
          </table:table-cell>
          <table:table-cell table:formula="of:=([.B133]/8)+[.C133]" office:value-type="float" office:value="73.00375">
            <text:p>73.00375</text:p>
          </table:table-cell>
          <table:table-cell table:formula="of:=[.B133]/14400+[.C133]" office:value-type="float" office:value="34.5413798611111">
            <text:p>34.5413798611</text:p>
          </table:table-cell>
          <table:table-cell table:formula="of:=SUM([.B133:.C133])" office:value-type="float" office:value="342.39">
            <text:p>342.39</text:p>
          </table:table-cell>
          <table:table-cell table:style-name="ce1" table:formula="of:=([.F133]-[.D133])/[.F133]" office:value-type="percentage" office:value="0.786781886153217">
            <text:p>78.68%</text:p>
          </table:table-cell>
          <table:table-cell table:style-name="ce1" table:formula="of:=([.F133]-[.E133])/[.F133]" office:value-type="percentage" office:value="0.899116855453982">
            <text:p>89.91%</text:p>
          </table:table-cell>
          <table:table-cell table:style-name="ce1" table:formula="of:=[.E133]/[.D133]" office:value-type="percentage" office:value="0.4731452817302">
            <text:p>47.31%</text:p>
          </table:table-cell>
          <table:table-cell/>
          <table:table-cell table:style-name="ce2" office:value-type="time" office:time-value="PT00H07M33.063S">
            <text:p>00:07:33</text:p>
          </table:table-cell>
          <table:table-cell table:style-name="ce3" table:formula="of:=[.K133]*60*60*24" office:value-type="float" office:value="453.063">
            <text:p>453.063</text:p>
          </table:table-cell>
          <table:table-cell table:style-name="ce3"/>
          <table:table-cell table:style-name="ce2" office:value-type="time" office:time-value="PT00H05M32.556S">
            <text:p>00:05:33</text:p>
          </table:table-cell>
          <table:table-cell table:style-name="ce3" table:formula="of:=[.N133]*60*60*24" office:value-type="float" office:value="332.556">
            <text:p>332.556</text:p>
          </table:table-cell>
          <table:table-cell table:style-name="ce2" office:value-type="time" office:time-value="PT00H07M27.82S">
            <text:p>00:07:28</text:p>
          </table:table-cell>
          <table:table-cell table:style-name="ce3" table:formula="of:=[.P133]*60*60*24" office:value-type="float" office:value="447.82">
            <text:p>447.82</text:p>
          </table:table-cell>
          <table:table-cell table:number-columns-repeated="47"/>
        </table:table-row>
        <table:table-row table:style-name="ro1">
          <table:table-cell office:value-type="float" office:value="28">
            <text:p>28</text:p>
          </table:table-cell>
          <table:table-cell table:formula="of:=[.C29]+[.F29]+[.H29]+[.I29]+[.Q29]+[.S29]+[.T29]+[.U29]+[.W29]+[.AA29]+[.AC29]+[.AD29]+[.AI29]+[.AJ29]+[.AM29]+[.AO29]+[.AP29]+[.AQ29]+[.AR29]+[.AT29]+[.BA29]+[.BD29]+[.BE29]+[.BJ29]+[.BK29]" office:value-type="float" office:value="341.57">
            <text:p>341.57</text:p>
          </table:table-cell>
          <table:table-cell table:formula="of:=SUM([.B29:.BL29])-[.B134]" office:value-type="float" office:value="33.98">
            <text:p>33.98</text:p>
          </table:table-cell>
          <table:table-cell table:formula="of:=([.B134]/8)+[.C134]" office:value-type="float" office:value="76.67625">
            <text:p>76.67625</text:p>
          </table:table-cell>
          <table:table-cell table:formula="of:=[.B134]/14400+[.C134]" office:value-type="float" office:value="34.0037201388888">
            <text:p>34.0037201389</text:p>
          </table:table-cell>
          <table:table-cell table:formula="of:=SUM([.B134:.C134])" office:value-type="float" office:value="375.55">
            <text:p>375.55</text:p>
          </table:table-cell>
          <table:table-cell table:style-name="ce1" table:formula="of:=([.F134]-[.D134])/[.F134]" office:value-type="percentage" office:value="0.795829450139795">
            <text:p>79.58%</text:p>
          </table:table-cell>
          <table:table-cell table:style-name="ce1" table:formula="of:=([.F134]-[.E134])/[.F134]" office:value-type="percentage" office:value="0.909456210520866">
            <text:p>90.95%</text:p>
          </table:table-cell>
          <table:table-cell table:style-name="ce1" table:formula="of:=[.E134]/[.D134]" office:value-type="percentage" office:value="0.443471350501477">
            <text:p>44.35%</text:p>
          </table:table-cell>
          <table:table-cell/>
          <table:table-cell table:style-name="ce2" office:value-type="time" office:time-value="PT00H08M13.386S">
            <text:p>00:08:13</text:p>
          </table:table-cell>
          <table:table-cell table:style-name="ce3" table:formula="of:=[.K134]*60*60*24" office:value-type="float" office:value="493.386">
            <text:p>493.386</text:p>
          </table:table-cell>
          <table:table-cell table:style-name="ce3"/>
          <table:table-cell table:style-name="ce2" office:value-type="time" office:time-value="PT00H05M41.681S">
            <text:p>00:05:42</text:p>
          </table:table-cell>
          <table:table-cell table:style-name="ce3" table:formula="of:=[.N134]*60*60*24" office:value-type="float" office:value="341.681">
            <text:p>341.681</text:p>
          </table:table-cell>
          <table:table-cell table:style-name="ce2" office:value-type="time" office:time-value="PT00H07M45.733S">
            <text:p>00:07:46</text:p>
          </table:table-cell>
          <table:table-cell table:style-name="ce3" table:formula="of:=[.P134]*60*60*24" office:value-type="float" office:value="465.733">
            <text:p>465.733</text:p>
          </table:table-cell>
          <table:table-cell table:number-columns-repeated="47"/>
        </table:table-row>
        <table:table-row table:style-name="ro1">
          <table:table-cell office:value-type="float" office:value="29">
            <text:p>29</text:p>
          </table:table-cell>
          <table:table-cell table:formula="of:=[.C30]+[.F30]+[.H30]+[.I30]+[.Q30]+[.S30]+[.T30]+[.U30]+[.W30]+[.AA30]+[.AC30]+[.AD30]+[.AI30]+[.AJ30]+[.AM30]+[.AO30]+[.AP30]+[.AQ30]+[.AR30]+[.AT30]+[.BA30]+[.BD30]+[.BE30]+[.BJ30]+[.BK30]" office:value-type="float" office:value="376.08">
            <text:p>376.08</text:p>
          </table:table-cell>
          <table:table-cell table:formula="of:=SUM([.B30:.BL30])-[.B135]" office:value-type="float" office:value="36.67">
            <text:p>36.67</text:p>
          </table:table-cell>
          <table:table-cell table:formula="of:=([.B135]/8)+[.C135]" office:value-type="float" office:value="83.68">
            <text:p>83.68</text:p>
          </table:table-cell>
          <table:table-cell table:formula="of:=[.B135]/14400+[.C135]" office:value-type="float" office:value="36.6961166666666">
            <text:p>36.6961166667</text:p>
          </table:table-cell>
          <table:table-cell table:formula="of:=SUM([.B135:.C135])" office:value-type="float" office:value="412.75">
            <text:p>412.75</text:p>
          </table:table-cell>
          <table:table-cell table:style-name="ce1" table:formula="of:=([.F135]-[.D135])/[.F135]" office:value-type="percentage" office:value="0.797262265293761">
            <text:p>79.73%</text:p>
          </table:table-cell>
          <table:table-cell table:style-name="ce1" table:formula="of:=([.F135]-[.E135])/[.F135]" office:value-type="percentage" office:value="0.911093599838482">
            <text:p>91.11%</text:p>
          </table:table-cell>
          <table:table-cell table:style-name="ce1" table:formula="of:=[.E135]/[.D135]" office:value-type="percentage" office:value="0.438529118865519">
            <text:p>43.85%</text:p>
          </table:table-cell>
          <table:table-cell/>
          <table:table-cell table:style-name="ce2" office:value-type="time" office:time-value="PT00H08M56.868S">
            <text:p>00:08:57</text:p>
          </table:table-cell>
          <table:table-cell table:style-name="ce3" table:formula="of:=[.K135]*60*60*24" office:value-type="float" office:value="536.868">
            <text:p>536.868</text:p>
          </table:table-cell>
          <table:table-cell table:style-name="ce3"/>
          <table:table-cell table:style-name="ce2" office:value-type="time" office:time-value="PT00H05M49.796S">
            <text:p>00:05:50</text:p>
          </table:table-cell>
          <table:table-cell table:style-name="ce3" table:formula="of:=[.N135]*60*60*24" office:value-type="float" office:value="349.796">
            <text:p>349.796</text:p>
          </table:table-cell>
          <table:table-cell table:style-name="ce2" office:value-type="time" office:time-value="PT00H08M02.616S">
            <text:p>00:08:03</text:p>
          </table:table-cell>
          <table:table-cell table:style-name="ce3" table:formula="of:=[.P135]*60*60*24" office:value-type="float" office:value="482.616">
            <text:p>482.616</text:p>
          </table:table-cell>
          <table:table-cell table:number-columns-repeated="47"/>
        </table:table-row>
        <table:table-row table:style-name="ro1">
          <table:table-cell office:value-type="float" office:value="30">
            <text:p>30</text:p>
          </table:table-cell>
          <table:table-cell table:formula="of:=[.C31]+[.F31]+[.H31]+[.I31]+[.Q31]+[.S31]+[.T31]+[.U31]+[.W31]+[.AA31]+[.AC31]+[.AD31]+[.AI31]+[.AJ31]+[.AM31]+[.AO31]+[.AP31]+[.AQ31]+[.AR31]+[.AT31]+[.BA31]+[.BD31]+[.BE31]+[.BJ31]+[.BK31]" office:value-type="float" office:value="414.51">
            <text:p>414.51</text:p>
          </table:table-cell>
          <table:table-cell table:formula="of:=SUM([.B31:.BL31])-[.B136]" office:value-type="float" office:value="37.26">
            <text:p>37.26</text:p>
          </table:table-cell>
          <table:table-cell table:formula="of:=([.B136]/8)+[.C136]" office:value-type="float" office:value="89.07375">
            <text:p>89.07375</text:p>
          </table:table-cell>
          <table:table-cell table:formula="of:=[.B136]/14400+[.C136]" office:value-type="float" office:value="37.2887854166667">
            <text:p>37.2887854167</text:p>
          </table:table-cell>
          <table:table-cell table:formula="of:=SUM([.B136:.C136])" office:value-type="float" office:value="451.77">
            <text:p>451.77</text:p>
          </table:table-cell>
          <table:table-cell table:style-name="ce1" table:formula="of:=([.F136]-[.D136])/[.F136]" office:value-type="percentage" office:value="0.802833853509529">
            <text:p>80.28%</text:p>
          </table:table-cell>
          <table:table-cell table:style-name="ce1" table:formula="of:=([.F136]-[.E136])/[.F136]" office:value-type="percentage" office:value="0.91746068703839">
            <text:p>91.75%</text:p>
          </table:table-cell>
          <table:table-cell table:style-name="ce1" table:formula="of:=[.E136]/[.D136]" office:value-type="percentage" office:value="0.418628220061092">
            <text:p>41.86%</text:p>
          </table:table-cell>
          <table:table-cell/>
          <table:table-cell table:style-name="ce2" office:value-type="time" office:time-value="PT00H09M41.75S">
            <text:p>00:09:42</text:p>
          </table:table-cell>
          <table:table-cell table:style-name="ce3" table:formula="of:=[.K136]*60*60*24" office:value-type="float" office:value="581.75">
            <text:p>581.75</text:p>
          </table:table-cell>
          <table:table-cell table:style-name="ce3"/>
          <table:table-cell table:style-name="ce2" office:value-type="time" office:time-value="PT00H05M58.86S">
            <text:p>00:05:59</text:p>
          </table:table-cell>
          <table:table-cell table:style-name="ce3" table:formula="of:=[.N136]*60*60*24" office:value-type="float" office:value="358.86">
            <text:p>358.86</text:p>
          </table:table-cell>
          <table:table-cell table:style-name="ce2" office:value-type="time" office:time-value="PT00H08M20.339S">
            <text:p>00:08:20</text:p>
          </table:table-cell>
          <table:table-cell table:style-name="ce3" table:formula="of:=[.P136]*60*60*24" office:value-type="float" office:value="500.339">
            <text:p>500.339</text:p>
          </table:table-cell>
          <table:table-cell table:number-columns-repeated="47"/>
        </table:table-row>
        <table:table-row table:style-name="ro1">
          <table:table-cell office:value-type="float" office:value="31">
            <text:p>31</text:p>
          </table:table-cell>
          <table:table-cell table:formula="of:=[.C32]+[.F32]+[.H32]+[.I32]+[.Q32]+[.S32]+[.T32]+[.U32]+[.W32]+[.AA32]+[.AC32]+[.AD32]+[.AI32]+[.AJ32]+[.AM32]+[.AO32]+[.AP32]+[.AQ32]+[.AR32]+[.AT32]+[.BA32]+[.BD32]+[.BE32]+[.BJ32]+[.BK32]" office:value-type="float" office:value="456.61">
            <text:p>456.61</text:p>
          </table:table-cell>
          <table:table-cell table:formula="of:=SUM([.B32:.BL32])-[.B137]" office:value-type="float" office:value="52.9">
            <text:p>52.9</text:p>
          </table:table-cell>
          <table:table-cell table:formula="of:=([.B137]/8)+[.C137]" office:value-type="float" office:value="109.97625">
            <text:p>109.97625</text:p>
          </table:table-cell>
          <table:table-cell table:formula="of:=[.B137]/14400+[.C137]" office:value-type="float" office:value="52.9317090277778">
            <text:p>52.9317090278</text:p>
          </table:table-cell>
          <table:table-cell table:formula="of:=SUM([.B137:.C137])" office:value-type="float" office:value="509.51">
            <text:p>509.51</text:p>
          </table:table-cell>
          <table:table-cell table:style-name="ce1" table:formula="of:=([.F137]-[.D137])/[.F137]" office:value-type="percentage" office:value="0.784152911620969">
            <text:p>78.42%</text:p>
          </table:table-cell>
          <table:table-cell table:style-name="ce1" table:formula="of:=([.F137]-[.E137])/[.F137]" office:value-type="percentage" office:value="0.896112521780185">
            <text:p>89.61%</text:p>
          </table:table-cell>
          <table:table-cell table:style-name="ce1" table:formula="of:=[.E137]/[.D137]" office:value-type="percentage" office:value="0.481301272118096">
            <text:p>48.13%</text:p>
          </table:table-cell>
          <table:table-cell/>
          <table:table-cell table:style-name="ce2" office:value-type="time" office:time-value="PT00H10M29.795S">
            <text:p>00:10:30</text:p>
          </table:table-cell>
          <table:table-cell table:style-name="ce3" table:formula="of:=[.K137]*60*60*24" office:value-type="float" office:value="629.795">
            <text:p>629.795</text:p>
          </table:table-cell>
          <table:table-cell table:style-name="ce3"/>
          <table:table-cell table:style-name="ce2" office:value-type="time" office:time-value="PT00H06M09.227S">
            <text:p>00:06:09</text:p>
          </table:table-cell>
          <table:table-cell table:style-name="ce3" table:formula="of:=[.N137]*60*60*24" office:value-type="float" office:value="369.227">
            <text:p>369.227</text:p>
          </table:table-cell>
          <table:table-cell table:style-name="ce2" office:value-type="time" office:time-value="PT00H08M41.337S">
            <text:p>00:08:41</text:p>
          </table:table-cell>
          <table:table-cell table:style-name="ce3" table:formula="of:=[.P137]*60*60*24" office:value-type="float" office:value="521.337">
            <text:p>521.337</text:p>
          </table:table-cell>
          <table:table-cell table:number-columns-repeated="47"/>
        </table:table-row>
        <table:table-row table:style-name="ro1">
          <table:table-cell office:value-type="float" office:value="32">
            <text:p>32</text:p>
          </table:table-cell>
          <table:table-cell table:formula="of:=[.C33]+[.F33]+[.H33]+[.I33]+[.Q33]+[.S33]+[.T33]+[.U33]+[.W33]+[.AA33]+[.AC33]+[.AD33]+[.AI33]+[.AJ33]+[.AM33]+[.AO33]+[.AP33]+[.AQ33]+[.AR33]+[.AT33]+[.BA33]+[.BD33]+[.BE33]+[.BJ33]+[.BK33]" office:value-type="float" office:value="503.17">
            <text:p>503.17</text:p>
          </table:table-cell>
          <table:table-cell table:formula="of:=SUM([.B33:.BL33])-[.B138]" office:value-type="float" office:value="52.7000000000001">
            <text:p>52.7</text:p>
          </table:table-cell>
          <table:table-cell table:formula="of:=([.B138]/8)+[.C138]" office:value-type="float" office:value="115.59625">
            <text:p>115.59625</text:p>
          </table:table-cell>
          <table:table-cell table:formula="of:=[.B138]/14400+[.C138]" office:value-type="float" office:value="52.7349423611112">
            <text:p>52.7349423611</text:p>
          </table:table-cell>
          <table:table-cell table:formula="of:=SUM([.B138:.C138])" office:value-type="float" office:value="555.87">
            <text:p>555.87</text:p>
          </table:table-cell>
          <table:table-cell table:style-name="ce1" table:formula="of:=([.F138]-[.D138])/[.F138]" office:value-type="percentage" office:value="0.792044452839693">
            <text:p>79.20%</text:p>
          </table:table-cell>
          <table:table-cell table:style-name="ce1" table:formula="of:=([.F138]-[.E138])/[.F138]" office:value-type="percentage" office:value="0.90513079971736">
            <text:p>90.51%</text:p>
          </table:table-cell>
          <table:table-cell table:style-name="ce1" table:formula="of:=[.E138]/[.D138]" office:value-type="percentage" office:value="0.456199421357623">
            <text:p>45.62%</text:p>
          </table:table-cell>
          <table:table-cell/>
          <table:table-cell table:style-name="ce2" office:value-type="time" office:time-value="PT00H11M21.142S">
            <text:p>00:11:21</text:p>
          </table:table-cell>
          <table:table-cell table:style-name="ce3" table:formula="of:=[.K138]*60*60*24" office:value-type="float" office:value="681.142">
            <text:p>681.142</text:p>
          </table:table-cell>
          <table:table-cell table:style-name="ce3"/>
          <table:table-cell table:style-name="ce2" office:value-type="time" office:time-value="PT00H06M17.013S">
            <text:p>00:06:17</text:p>
          </table:table-cell>
          <table:table-cell table:style-name="ce3" table:formula="of:=[.N138]*60*60*24" office:value-type="float" office:value="377.013">
            <text:p>377.013</text:p>
          </table:table-cell>
          <table:table-cell table:style-name="ce2" office:value-type="time" office:time-value="PT00H08M58.839S">
            <text:p>00:08:59</text:p>
          </table:table-cell>
          <table:table-cell table:style-name="ce3" table:formula="of:=[.P138]*60*60*24" office:value-type="float" office:value="538.839">
            <text:p>538.839</text:p>
          </table:table-cell>
          <table:table-cell table:number-columns-repeated="47"/>
        </table:table-row>
        <table:table-row table:style-name="ro1">
          <table:table-cell office:value-type="float" office:value="33">
            <text:p>33</text:p>
          </table:table-cell>
          <table:table-cell table:formula="of:=[.C34]+[.F34]+[.H34]+[.I34]+[.Q34]+[.S34]+[.T34]+[.U34]+[.W34]+[.AA34]+[.AC34]+[.AD34]+[.AI34]+[.AJ34]+[.AM34]+[.AO34]+[.AP34]+[.AQ34]+[.AR34]+[.AT34]+[.BA34]+[.BD34]+[.BE34]+[.BJ34]+[.BK34]" office:value-type="float" office:value="551.78">
            <text:p>551.78</text:p>
          </table:table-cell>
          <table:table-cell table:formula="of:=SUM([.B34:.BL34])-[.B139]" office:value-type="float" office:value="54.9100000000001">
            <text:p>54.91</text:p>
          </table:table-cell>
          <table:table-cell table:formula="of:=([.B139]/8)+[.C139]" office:value-type="float" office:value="123.8825">
            <text:p>123.8825</text:p>
          </table:table-cell>
          <table:table-cell table:formula="of:=[.B139]/14400+[.C139]" office:value-type="float" office:value="54.9483180555556">
            <text:p>54.9483180556</text:p>
          </table:table-cell>
          <table:table-cell table:formula="of:=SUM([.B139:.C139])" office:value-type="float" office:value="606.69">
            <text:p>606.69</text:p>
          </table:table-cell>
          <table:table-cell table:style-name="ce1" table:formula="of:=([.F139]-[.D139])/[.F139]" office:value-type="percentage" office:value="0.795805930541133">
            <text:p>79.58%</text:p>
          </table:table-cell>
          <table:table-cell table:style-name="ce1" table:formula="of:=([.F139]-[.E139])/[.F139]" office:value-type="percentage" office:value="0.909429332846172">
            <text:p>90.94%</text:p>
          </table:table-cell>
          <table:table-cell table:style-name="ce1" table:formula="of:=[.E139]/[.D139]" office:value-type="percentage" office:value="0.443551898416287">
            <text:p>44.36%</text:p>
          </table:table-cell>
          <table:table-cell/>
          <table:table-cell table:style-name="ce2" office:value-type="time" office:time-value="PT00H12M12.897S">
            <text:p>00:12:13</text:p>
          </table:table-cell>
          <table:table-cell table:style-name="ce3" table:formula="of:=[.K139]*60*60*24" office:value-type="float" office:value="732.897">
            <text:p>732.897</text:p>
          </table:table-cell>
          <table:table-cell table:style-name="ce3"/>
          <table:table-cell table:style-name="ce2" office:value-type="time" office:time-value="PT00H06M29.658S">
            <text:p>00:06:30</text:p>
          </table:table-cell>
          <table:table-cell table:style-name="ce3" table:formula="of:=[.N139]*60*60*24" office:value-type="float" office:value="389.658">
            <text:p>389.658</text:p>
          </table:table-cell>
          <table:table-cell table:style-name="ce2" office:value-type="time" office:time-value="PT00H09M20.06S">
            <text:p>00:09:20</text:p>
          </table:table-cell>
          <table:table-cell table:style-name="ce3" table:formula="of:=[.P139]*60*60*24" office:value-type="float" office:value="560.06">
            <text:p>560.06</text:p>
          </table:table-cell>
          <table:table-cell table:number-columns-repeated="47"/>
        </table:table-row>
        <table:table-row table:style-name="ro1">
          <table:table-cell office:value-type="float" office:value="34">
            <text:p>34</text:p>
          </table:table-cell>
          <table:table-cell table:formula="of:=[.C35]+[.F35]+[.H35]+[.I35]+[.Q35]+[.S35]+[.T35]+[.U35]+[.W35]+[.AA35]+[.AC35]+[.AD35]+[.AI35]+[.AJ35]+[.AM35]+[.AO35]+[.AP35]+[.AQ35]+[.AR35]+[.AT35]+[.BA35]+[.BD35]+[.BE35]+[.BJ35]+[.BK35]" office:value-type="float" office:value="596.88">
            <text:p>596.88</text:p>
          </table:table-cell>
          <table:table-cell table:formula="of:=SUM([.B35:.BL35])-[.B140]" office:value-type="float" office:value="56.8499999999999">
            <text:p>56.85</text:p>
          </table:table-cell>
          <table:table-cell table:formula="of:=([.B140]/8)+[.C140]" office:value-type="float" office:value="131.46">
            <text:p>131.46</text:p>
          </table:table-cell>
          <table:table-cell table:formula="of:=[.B140]/14400+[.C140]" office:value-type="float" office:value="56.8914499999999">
            <text:p>56.89145</text:p>
          </table:table-cell>
          <table:table-cell table:formula="of:=SUM([.B140:.C140])" office:value-type="float" office:value="653.73">
            <text:p>653.73</text:p>
          </table:table-cell>
          <table:table-cell table:style-name="ce1" table:formula="of:=([.F140]-[.D140])/[.F140]" office:value-type="percentage" office:value="0.798907805974944">
            <text:p>79.89%</text:p>
          </table:table-cell>
          <table:table-cell table:style-name="ce1" table:formula="of:=([.F140]-[.E140])/[.F140]" office:value-type="percentage" office:value="0.912974087161366">
            <text:p>91.30%</text:p>
          </table:table-cell>
          <table:table-cell table:style-name="ce1" table:formula="of:=[.E140]/[.D140]" office:value-type="percentage" office:value="0.432766240681576">
            <text:p>43.28%</text:p>
          </table:table-cell>
          <table:table-cell/>
          <table:table-cell table:style-name="ce2" office:value-type="time" office:time-value="PT00H13M12.766S">
            <text:p>00:13:13</text:p>
          </table:table-cell>
          <table:table-cell table:style-name="ce3" table:formula="of:=[.K140]*60*60*24" office:value-type="float" office:value="792.766">
            <text:p>792.766</text:p>
          </table:table-cell>
          <table:table-cell table:style-name="ce3"/>
          <table:table-cell table:style-name="ce2" office:value-type="time" office:time-value="PT00H06M37.537S">
            <text:p>00:06:38</text:p>
          </table:table-cell>
          <table:table-cell table:style-name="ce3" table:formula="of:=[.N140]*60*60*24" office:value-type="float" office:value="397.537">
            <text:p>397.537</text:p>
          </table:table-cell>
          <table:table-cell table:style-name="ce2" office:value-type="time" office:time-value="PT00H09M36.359S">
            <text:p>00:09:36</text:p>
          </table:table-cell>
          <table:table-cell table:style-name="ce3" table:formula="of:=[.P140]*60*60*24" office:value-type="float" office:value="576.359">
            <text:p>576.359</text:p>
          </table:table-cell>
          <table:table-cell table:number-columns-repeated="47"/>
        </table:table-row>
        <table:table-row table:style-name="ro1">
          <table:table-cell office:value-type="float" office:value="35">
            <text:p>35</text:p>
          </table:table-cell>
          <table:table-cell table:formula="of:=[.C36]+[.F36]+[.H36]+[.I36]+[.Q36]+[.S36]+[.T36]+[.U36]+[.W36]+[.AA36]+[.AC36]+[.AD36]+[.AI36]+[.AJ36]+[.AM36]+[.AO36]+[.AP36]+[.AQ36]+[.AR36]+[.AT36]+[.BA36]+[.BD36]+[.BE36]+[.BJ36]+[.BK36]" office:value-type="float" office:value="654.33">
            <text:p>654.33</text:p>
          </table:table-cell>
          <table:table-cell table:formula="of:=SUM([.B36:.BL36])-[.B141]" office:value-type="float" office:value="56.64">
            <text:p>56.64</text:p>
          </table:table-cell>
          <table:table-cell table:formula="of:=([.B141]/8)+[.C141]" office:value-type="float" office:value="138.43125">
            <text:p>138.43125</text:p>
          </table:table-cell>
          <table:table-cell table:formula="of:=[.B141]/14400+[.C141]" office:value-type="float" office:value="56.6854395833333">
            <text:p>56.6854395833</text:p>
          </table:table-cell>
          <table:table-cell table:formula="of:=SUM([.B141:.C141])" office:value-type="float" office:value="710.97">
            <text:p>710.97</text:p>
          </table:table-cell>
          <table:table-cell table:style-name="ce1" table:formula="of:=([.F141]-[.D141])/[.F141]" office:value-type="percentage" office:value="0.805292417401578">
            <text:p>80.53%</text:p>
          </table:table-cell>
          <table:table-cell table:style-name="ce1" table:formula="of:=([.F141]-[.E141])/[.F141]" office:value-type="percentage" office:value="0.92027027921947">
            <text:p>92.03%</text:p>
          </table:table-cell>
          <table:table-cell table:style-name="ce1" table:formula="of:=[.E141]/[.D141]" office:value-type="percentage" office:value="0.409484416151218">
            <text:p>40.95%</text:p>
          </table:table-cell>
          <table:table-cell/>
          <table:table-cell table:style-name="ce2" office:value-type="time" office:time-value="PT00H14M13.39S">
            <text:p>00:14:13</text:p>
          </table:table-cell>
          <table:table-cell table:style-name="ce3" table:formula="of:=[.K141]*60*60*24" office:value-type="float" office:value="853.39">
            <text:p>853.39</text:p>
          </table:table-cell>
          <table:table-cell table:style-name="ce3"/>
          <table:table-cell table:style-name="ce2" office:value-type="time" office:time-value="PT00H06M51.631S">
            <text:p>00:06:52</text:p>
          </table:table-cell>
          <table:table-cell table:style-name="ce3" table:formula="of:=[.N141]*60*60*24" office:value-type="float" office:value="411.631">
            <text:p>411.631</text:p>
          </table:table-cell>
          <table:table-cell table:style-name="ce2" office:value-type="time" office:time-value="PT00H10M00.345S">
            <text:p>00:10:00</text:p>
          </table:table-cell>
          <table:table-cell table:style-name="ce3" table:formula="of:=[.P141]*60*60*24" office:value-type="float" office:value="600.345">
            <text:p>600.345</text:p>
          </table:table-cell>
          <table:table-cell table:number-columns-repeated="47"/>
        </table:table-row>
        <table:table-row table:style-name="ro1">
          <table:table-cell office:value-type="float" office:value="36">
            <text:p>36</text:p>
          </table:table-cell>
          <table:table-cell table:formula="of:=[.C37]+[.F37]+[.H37]+[.I37]+[.Q37]+[.S37]+[.T37]+[.U37]+[.W37]+[.AA37]+[.AC37]+[.AD37]+[.AI37]+[.AJ37]+[.AM37]+[.AO37]+[.AP37]+[.AQ37]+[.AR37]+[.AT37]+[.BA37]+[.BD37]+[.BE37]+[.BJ37]+[.BK37]" office:value-type="float" office:value="710.85">
            <text:p>710.85</text:p>
          </table:table-cell>
          <table:table-cell table:formula="of:=SUM([.B37:.BL37])-[.B142]" office:value-type="float" office:value="57.8199999999999">
            <text:p>57.82</text:p>
          </table:table-cell>
          <table:table-cell table:formula="of:=([.B142]/8)+[.C142]" office:value-type="float" office:value="146.67625">
            <text:p>146.67625</text:p>
          </table:table-cell>
          <table:table-cell table:formula="of:=[.B142]/14400+[.C142]" office:value-type="float" office:value="57.8693645833333">
            <text:p>57.8693645833</text:p>
          </table:table-cell>
          <table:table-cell table:formula="of:=SUM([.B142:.C142])" office:value-type="float" office:value="768.67">
            <text:p>768.67</text:p>
          </table:table-cell>
          <table:table-cell table:style-name="ce1" table:formula="of:=([.F142]-[.D142])/[.F142]" office:value-type="percentage" office:value="0.809181768509243">
            <text:p>80.92%</text:p>
          </table:table-cell>
          <table:table-cell table:style-name="ce1" table:formula="of:=([.F142]-[.E142])/[.F142]" office:value-type="percentage" office:value="0.924714943235285">
            <text:p>92.47%</text:p>
          </table:table-cell>
          <table:table-cell table:style-name="ce1" table:formula="of:=[.E142]/[.D142]" office:value-type="percentage" office:value="0.394538069955656">
            <text:p>39.45%</text:p>
          </table:table-cell>
          <table:table-cell/>
          <table:table-cell table:style-name="ce2" office:value-type="time" office:time-value="PT00H15M19.879S">
            <text:p>00:15:20</text:p>
          </table:table-cell>
          <table:table-cell table:style-name="ce3" table:formula="of:=[.K142]*60*60*24" office:value-type="float" office:value="919.879">
            <text:p>919.879</text:p>
          </table:table-cell>
          <table:table-cell table:style-name="ce3"/>
          <table:table-cell table:style-name="ce2" office:value-type="time" office:time-value="PT00H07M04.199S">
            <text:p>00:07:04</text:p>
          </table:table-cell>
          <table:table-cell table:style-name="ce3" table:formula="of:=[.N142]*60*60*24" office:value-type="float" office:value="424.199">
            <text:p>424.199</text:p>
          </table:table-cell>
          <table:table-cell table:style-name="ce2" office:value-type="time" office:time-value="PT00H10M21.211S">
            <text:p>00:10:21</text:p>
          </table:table-cell>
          <table:table-cell table:style-name="ce3" table:formula="of:=[.P142]*60*60*24" office:value-type="float" office:value="621.211">
            <text:p>621.211</text:p>
          </table:table-cell>
          <table:table-cell table:number-columns-repeated="47"/>
        </table:table-row>
        <table:table-row table:style-name="ro1">
          <table:table-cell office:value-type="float" office:value="37">
            <text:p>37</text:p>
          </table:table-cell>
          <table:table-cell table:formula="of:=[.C38]+[.F38]+[.H38]+[.I38]+[.Q38]+[.S38]+[.T38]+[.U38]+[.W38]+[.AA38]+[.AC38]+[.AD38]+[.AI38]+[.AJ38]+[.AM38]+[.AO38]+[.AP38]+[.AQ38]+[.AR38]+[.AT38]+[.BA38]+[.BD38]+[.BE38]+[.BJ38]+[.BK38]" office:value-type="float" office:value="773.84">
            <text:p>773.84</text:p>
          </table:table-cell>
          <table:table-cell table:formula="of:=SUM([.B38:.BL38])-[.B143]" office:value-type="float" office:value="57.4899999999999">
            <text:p>57.49</text:p>
          </table:table-cell>
          <table:table-cell table:formula="of:=([.B143]/8)+[.C143]" office:value-type="float" office:value="154.22">
            <text:p>154.22</text:p>
          </table:table-cell>
          <table:table-cell table:formula="of:=[.B143]/14400+[.C143]" office:value-type="float" office:value="57.5437388888888">
            <text:p>57.5437388889</text:p>
          </table:table-cell>
          <table:table-cell table:formula="of:=SUM([.B143:.C143])" office:value-type="float" office:value="831.33">
            <text:p>831.33</text:p>
          </table:table-cell>
          <table:table-cell table:style-name="ce1" table:formula="of:=([.F143]-[.D143])/[.F143]" office:value-type="percentage" office:value="0.814490034041837">
            <text:p>81.45%</text:p>
          </table:table-cell>
          <table:table-cell table:style-name="ce1" table:formula="of:=([.F143]-[.E143])/[.F143]" office:value-type="percentage" office:value="0.930781111124477">
            <text:p>93.08%</text:p>
          </table:table-cell>
          <table:table-cell table:style-name="ce1" table:formula="of:=[.E143]/[.D143]" office:value-type="percentage" office:value="0.373127602703208">
            <text:p>37.31%</text:p>
          </table:table-cell>
          <table:table-cell/>
          <table:table-cell table:style-name="ce2" office:value-type="time" office:time-value="PT00H16M27.009S">
            <text:p>00:16:27</text:p>
          </table:table-cell>
          <table:table-cell table:style-name="ce3" table:formula="of:=[.K143]*60*60*24" office:value-type="float" office:value="987.009">
            <text:p>987.009</text:p>
          </table:table-cell>
          <table:table-cell table:style-name="ce3"/>
          <table:table-cell table:style-name="ce2" office:value-type="time" office:time-value="PT00H07M32.282S">
            <text:p>00:07:32</text:p>
          </table:table-cell>
          <table:table-cell table:style-name="ce3" table:formula="of:=[.N143]*60*60*24" office:value-type="float" office:value="452.282">
            <text:p>452.282</text:p>
          </table:table-cell>
          <table:table-cell table:style-name="ce2" office:value-type="time" office:time-value="PT00H10M42.484S">
            <text:p>00:10:42</text:p>
          </table:table-cell>
          <table:table-cell table:style-name="ce3" table:formula="of:=[.P143]*60*60*24" office:value-type="float" office:value="642.484">
            <text:p>642.484</text:p>
          </table:table-cell>
          <table:table-cell table:number-columns-repeated="47"/>
        </table:table-row>
        <table:table-row table:style-name="ro1">
          <table:table-cell office:value-type="float" office:value="38">
            <text:p>38</text:p>
          </table:table-cell>
          <table:table-cell table:formula="of:=[.C39]+[.F39]+[.H39]+[.I39]+[.Q39]+[.S39]+[.T39]+[.U39]+[.W39]+[.AA39]+[.AC39]+[.AD39]+[.AI39]+[.AJ39]+[.AM39]+[.AO39]+[.AP39]+[.AQ39]+[.AR39]+[.AT39]+[.BA39]+[.BD39]+[.BE39]+[.BJ39]+[.BK39]" office:value-type="float" office:value="835.05">
            <text:p>835.05</text:p>
          </table:table-cell>
          <table:table-cell table:formula="of:=SUM([.B39:.BL39])-[.B144]" office:value-type="float" office:value="60.6700000000001">
            <text:p>60.67</text:p>
          </table:table-cell>
          <table:table-cell table:formula="of:=([.B144]/8)+[.C144]" office:value-type="float" office:value="165.05125">
            <text:p>165.05125</text:p>
          </table:table-cell>
          <table:table-cell table:formula="of:=[.B144]/14400+[.C144]" office:value-type="float" office:value="60.7279895833334">
            <text:p>60.7279895833</text:p>
          </table:table-cell>
          <table:table-cell table:formula="of:=SUM([.B144:.C144])" office:value-type="float" office:value="895.72">
            <text:p>895.72</text:p>
          </table:table-cell>
          <table:table-cell table:style-name="ce1" table:formula="of:=([.F144]-[.D144])/[.F144]" office:value-type="percentage" office:value="0.815733432322601">
            <text:p>81.57%</text:p>
          </table:table-cell>
          <table:table-cell table:style-name="ce1" table:formula="of:=([.F144]-[.E144])/[.F144]" office:value-type="percentage" office:value="0.932202039048661">
            <text:p>93.22%</text:p>
          </table:table-cell>
          <table:table-cell table:style-name="ce1" table:formula="of:=[.E144]/[.D144]" office:value-type="percentage" office:value="0.36793413914365">
            <text:p>36.79%</text:p>
          </table:table-cell>
          <table:table-cell/>
          <table:table-cell table:style-name="ce2" office:value-type="time" office:time-value="PT00H17M34.11S">
            <text:p>00:17:34</text:p>
          </table:table-cell>
          <table:table-cell table:style-name="ce3" table:formula="of:=[.K144]*60*60*24" office:value-type="float" office:value="1054.11">
            <text:p>1054.11</text:p>
          </table:table-cell>
          <table:table-cell table:style-name="ce3"/>
          <table:table-cell table:style-name="ce2" office:value-type="time" office:time-value="PT00H07M28.651S">
            <text:p>00:07:29</text:p>
          </table:table-cell>
          <table:table-cell table:style-name="ce3" table:formula="of:=[.N144]*60*60*24" office:value-type="float" office:value="448.651">
            <text:p>448.651</text:p>
          </table:table-cell>
          <table:table-cell table:style-name="ce2" office:value-type="time" office:time-value="PT00H11M04.633S">
            <text:p>00:11:05</text:p>
          </table:table-cell>
          <table:table-cell table:style-name="ce3" table:formula="of:=[.P144]*60*60*24" office:value-type="float" office:value="664.633">
            <text:p>664.633</text:p>
          </table:table-cell>
          <table:table-cell table:number-columns-repeated="47"/>
        </table:table-row>
        <table:table-row table:style-name="ro1">
          <table:table-cell office:value-type="float" office:value="39">
            <text:p>39</text:p>
          </table:table-cell>
          <table:table-cell table:formula="of:=[.C40]+[.F40]+[.H40]+[.I40]+[.Q40]+[.S40]+[.T40]+[.U40]+[.W40]+[.AA40]+[.AC40]+[.AD40]+[.AI40]+[.AJ40]+[.AM40]+[.AO40]+[.AP40]+[.AQ40]+[.AR40]+[.AT40]+[.BA40]+[.BD40]+[.BE40]+[.BJ40]+[.BK40]" office:value-type="float" office:value="903.11">
            <text:p>903.11</text:p>
          </table:table-cell>
          <table:table-cell table:formula="of:=SUM([.B40:.BL40])-[.B145]" office:value-type="float" office:value="63.62">
            <text:p>63.62</text:p>
          </table:table-cell>
          <table:table-cell table:formula="of:=([.B145]/8)+[.C145]" office:value-type="float" office:value="176.50875">
            <text:p>176.50875</text:p>
          </table:table-cell>
          <table:table-cell table:formula="of:=[.B145]/14400+[.C145]" office:value-type="float" office:value="63.6827159722222">
            <text:p>63.6827159722</text:p>
          </table:table-cell>
          <table:table-cell table:formula="of:=SUM([.B145:.C145])" office:value-type="float" office:value="966.73">
            <text:p>966.73</text:p>
          </table:table-cell>
          <table:table-cell table:style-name="ce1" table:formula="of:=([.F145]-[.D145])/[.F145]" office:value-type="percentage" office:value="0.817416703733204">
            <text:p>81.74%</text:p>
          </table:table-cell>
          <table:table-cell table:style-name="ce1" table:formula="of:=([.F145]-[.E145])/[.F145]" office:value-type="percentage" office:value="0.934125644210667">
            <text:p>93.41%</text:p>
          </table:table-cell>
          <table:table-cell table:style-name="ce1" table:formula="of:=[.E145]/[.D145]" office:value-type="percentage" office:value="0.360790702853101">
            <text:p>36.08%</text:p>
          </table:table-cell>
          <table:table-cell/>
          <table:table-cell table:style-name="ce2" office:value-type="time" office:time-value="PT00H18M49.494S">
            <text:p>00:18:49</text:p>
          </table:table-cell>
          <table:table-cell table:style-name="ce3" table:formula="of:=[.K145]*60*60*24" office:value-type="float" office:value="1129.494">
            <text:p>1129.494</text:p>
          </table:table-cell>
          <table:table-cell table:style-name="ce3"/>
          <table:table-cell table:style-name="ce2" office:value-type="time" office:time-value="PT00H07M42.169S">
            <text:p>00:07:42</text:p>
          </table:table-cell>
          <table:table-cell table:style-name="ce3" table:formula="of:=[.N145]*60*60*24" office:value-type="float" office:value="462.169">
            <text:p>462.169</text:p>
          </table:table-cell>
          <table:table-cell table:style-name="ce2" office:value-type="time" office:time-value="PT00H11M44.965S">
            <text:p>00:11:45</text:p>
          </table:table-cell>
          <table:table-cell table:style-name="ce3" table:formula="of:=[.P145]*60*60*24" office:value-type="float" office:value="704.965">
            <text:p>704.965</text:p>
          </table:table-cell>
          <table:table-cell table:number-columns-repeated="47"/>
        </table:table-row>
        <table:table-row table:style-name="ro1">
          <table:table-cell office:value-type="float" office:value="40">
            <text:p>40</text:p>
          </table:table-cell>
          <table:table-cell table:formula="of:=[.C41]+[.F41]+[.H41]+[.I41]+[.Q41]+[.S41]+[.T41]+[.U41]+[.W41]+[.AA41]+[.AC41]+[.AD41]+[.AI41]+[.AJ41]+[.AM41]+[.AO41]+[.AP41]+[.AQ41]+[.AR41]+[.AT41]+[.BA41]+[.BD41]+[.BE41]+[.BJ41]+[.BK41]" office:value-type="float" office:value="978.69">
            <text:p>978.69</text:p>
          </table:table-cell>
          <table:table-cell table:formula="of:=SUM([.B41:.BL41])-[.B146]" office:value-type="float" office:value="89.09">
            <text:p>89.09</text:p>
          </table:table-cell>
          <table:table-cell table:formula="of:=([.B146]/8)+[.C146]" office:value-type="float" office:value="211.42625">
            <text:p>211.42625</text:p>
          </table:table-cell>
          <table:table-cell table:formula="of:=[.B146]/14400+[.C146]" office:value-type="float" office:value="89.1579645833334">
            <text:p>89.1579645833</text:p>
          </table:table-cell>
          <table:table-cell table:formula="of:=SUM([.B146:.C146])" office:value-type="float" office:value="1067.78">
            <text:p>1067.78</text:p>
          </table:table-cell>
          <table:table-cell table:style-name="ce1" table:formula="of:=([.F146]-[.D146])/[.F146]" office:value-type="percentage" office:value="0.801994558804248">
            <text:p>80.20%</text:p>
          </table:table-cell>
          <table:table-cell table:style-name="ce1" table:formula="of:=([.F146]-[.E146])/[.F146]" office:value-type="percentage" office:value="0.916501559700188">
            <text:p>91.65%</text:p>
          </table:table-cell>
          <table:table-cell table:style-name="ce1" table:formula="of:=[.E146]/[.D146]" office:value-type="percentage" office:value="0.42169770585882">
            <text:p>42.17%</text:p>
          </table:table-cell>
          <table:table-cell/>
          <table:table-cell table:style-name="ce2" office:value-type="time" office:time-value="PT00H19M59.401S">
            <text:p>00:19:59</text:p>
          </table:table-cell>
          <table:table-cell table:style-name="ce3" table:formula="of:=[.K146]*60*60*24" office:value-type="float" office:value="1199.401">
            <text:p>1199.401</text:p>
          </table:table-cell>
          <table:table-cell table:style-name="ce3"/>
          <table:table-cell table:style-name="ce2" office:value-type="time" office:time-value="PT00H07M55.082S">
            <text:p>00:07:55</text:p>
          </table:table-cell>
          <table:table-cell table:style-name="ce3" table:formula="of:=[.N146]*60*60*24" office:value-type="float" office:value="475.082">
            <text:p>475.082</text:p>
          </table:table-cell>
          <table:table-cell table:style-name="ce2" office:value-type="time" office:time-value="PT00H11M55.25S">
            <text:p>00:11:55</text:p>
          </table:table-cell>
          <table:table-cell table:style-name="ce3" table:formula="of:=[.P146]*60*60*24" office:value-type="float" office:value="715.25">
            <text:p>715.25</text:p>
          </table:table-cell>
          <table:table-cell table:number-columns-repeated="47"/>
        </table:table-row>
        <table:table-row table:style-name="ro1">
          <table:table-cell office:value-type="float" office:value="41">
            <text:p>41</text:p>
          </table:table-cell>
          <table:table-cell table:formula="of:=[.C42]+[.F42]+[.H42]+[.I42]+[.Q42]+[.S42]+[.T42]+[.U42]+[.W42]+[.AA42]+[.AC42]+[.AD42]+[.AI42]+[.AJ42]+[.AM42]+[.AO42]+[.AP42]+[.AQ42]+[.AR42]+[.AT42]+[.BA42]+[.BD42]+[.BE42]+[.BJ42]+[.BK42]" office:value-type="float" office:value="1058.31">
            <text:p>1058.31</text:p>
          </table:table-cell>
          <table:table-cell table:formula="of:=SUM([.B42:.BL42])-[.B147]" office:value-type="float" office:value="90.6399999999999">
            <text:p>90.64</text:p>
          </table:table-cell>
          <table:table-cell table:formula="of:=([.B147]/8)+[.C147]" office:value-type="float" office:value="222.92875">
            <text:p>222.92875</text:p>
          </table:table-cell>
          <table:table-cell table:formula="of:=[.B147]/14400+[.C147]" office:value-type="float" office:value="90.7134937499999">
            <text:p>90.71349375</text:p>
          </table:table-cell>
          <table:table-cell table:formula="of:=SUM([.B147:.C147])" office:value-type="float" office:value="1148.95">
            <text:p>1148.95</text:p>
          </table:table-cell>
          <table:table-cell table:style-name="ce1" table:formula="of:=([.F147]-[.D147])/[.F147]" office:value-type="percentage" office:value="0.805971756821446">
            <text:p>80.60%</text:p>
          </table:table-cell>
          <table:table-cell table:style-name="ce1" table:formula="of:=([.F147]-[.E147])/[.F147]" office:value-type="percentage" office:value="0.921046613212063">
            <text:p>92.10%</text:p>
          </table:table-cell>
          <table:table-cell table:style-name="ce1" table:formula="of:=[.E147]/[.D147]" office:value-type="percentage" office:value="0.406916980201073">
            <text:p>40.69%</text:p>
          </table:table-cell>
          <table:table-cell/>
          <table:table-cell table:style-name="ce2" office:value-type="time" office:time-value="PT00H21M12.831S">
            <text:p>00:21:13</text:p>
          </table:table-cell>
          <table:table-cell table:style-name="ce3" table:formula="of:=[.K147]*60*60*24" office:value-type="float" office:value="1272.831">
            <text:p>1272.831</text:p>
          </table:table-cell>
          <table:table-cell table:style-name="ce3"/>
          <table:table-cell table:style-name="ce2" office:value-type="time" office:time-value="PT00H08M07.508S">
            <text:p>00:08:08</text:p>
          </table:table-cell>
          <table:table-cell table:style-name="ce3" table:formula="of:=[.N147]*60*60*24" office:value-type="float" office:value="487.508">
            <text:p>487.508</text:p>
          </table:table-cell>
          <table:table-cell table:style-name="ce2" office:value-type="time" office:time-value="PT00H12M15.385S">
            <text:p>00:12:15</text:p>
          </table:table-cell>
          <table:table-cell table:style-name="ce3" table:formula="of:=[.P147]*60*60*24" office:value-type="float" office:value="735.385">
            <text:p>735.385</text:p>
          </table:table-cell>
          <table:table-cell table:number-columns-repeated="47"/>
        </table:table-row>
        <table:table-row table:style-name="ro1">
          <table:table-cell office:value-type="float" office:value="42">
            <text:p>42</text:p>
          </table:table-cell>
          <table:table-cell table:formula="of:=[.C43]+[.F43]+[.H43]+[.I43]+[.Q43]+[.S43]+[.T43]+[.U43]+[.W43]+[.AA43]+[.AC43]+[.AD43]+[.AI43]+[.AJ43]+[.AM43]+[.AO43]+[.AP43]+[.AQ43]+[.AR43]+[.AT43]+[.BA43]+[.BD43]+[.BE43]+[.BJ43]+[.BK43]" office:value-type="float" office:value="1137.72">
            <text:p>1137.72</text:p>
          </table:table-cell>
          <table:table-cell table:formula="of:=SUM([.B43:.BL43])-[.B148]" office:value-type="float" office:value="92.7499999999995">
            <text:p>92.75</text:p>
          </table:table-cell>
          <table:table-cell table:formula="of:=([.B148]/8)+[.C148]" office:value-type="float" office:value="234.965">
            <text:p>234.965</text:p>
          </table:table-cell>
          <table:table-cell table:formula="of:=[.B148]/14400+[.C148]" office:value-type="float" office:value="92.8290083333329">
            <text:p>92.8290083333</text:p>
          </table:table-cell>
          <table:table-cell table:formula="of:=SUM([.B148:.C148])" office:value-type="float" office:value="1230.47">
            <text:p>1230.47</text:p>
          </table:table-cell>
          <table:table-cell table:style-name="ce1" table:formula="of:=([.F148]-[.D148])/[.F148]" office:value-type="percentage" office:value="0.809044511446846">
            <text:p>80.90%</text:p>
          </table:table-cell>
          <table:table-cell table:style-name="ce1" table:formula="of:=([.F148]-[.E148])/[.F148]" office:value-type="percentage" office:value="0.924558088914534">
            <text:p>92.46%</text:p>
          </table:table-cell>
          <table:table-cell table:style-name="ce1" table:formula="of:=[.E148]/[.D148]" office:value-type="percentage" office:value="0.395075897828753">
            <text:p>39.51%</text:p>
          </table:table-cell>
          <table:table-cell/>
          <table:table-cell table:style-name="ce2" office:value-type="time" office:time-value="PT00H22M29.318S">
            <text:p>00:22:29</text:p>
          </table:table-cell>
          <table:table-cell table:style-name="ce3" table:formula="of:=[.K148]*60*60*24" office:value-type="float" office:value="1349.318">
            <text:p>1349.318</text:p>
          </table:table-cell>
          <table:table-cell table:style-name="ce3"/>
          <table:table-cell table:style-name="ce2" office:value-type="time" office:time-value="PT00H08M24.015S">
            <text:p>00:08:24</text:p>
          </table:table-cell>
          <table:table-cell table:style-name="ce3" table:formula="of:=[.N148]*60*60*24" office:value-type="float" office:value="504.015">
            <text:p>504.015</text:p>
          </table:table-cell>
          <table:table-cell table:style-name="ce2" office:value-type="time" office:time-value="PT00H12M44.84S">
            <text:p>00:12:45</text:p>
          </table:table-cell>
          <table:table-cell table:style-name="ce3" table:formula="of:=[.P148]*60*60*24" office:value-type="float" office:value="764.84">
            <text:p>764.84</text:p>
          </table:table-cell>
          <table:table-cell table:number-columns-repeated="47"/>
        </table:table-row>
        <table:table-row table:style-name="ro1">
          <table:table-cell office:value-type="float" office:value="43">
            <text:p>43</text:p>
          </table:table-cell>
          <table:table-cell table:formula="of:=[.C44]+[.F44]+[.H44]+[.I44]+[.Q44]+[.S44]+[.T44]+[.U44]+[.W44]+[.AA44]+[.AC44]+[.AD44]+[.AI44]+[.AJ44]+[.AM44]+[.AO44]+[.AP44]+[.AQ44]+[.AR44]+[.AT44]+[.BA44]+[.BD44]+[.BE44]+[.BJ44]+[.BK44]" office:value-type="float" office:value="1219.2">
            <text:p>1219.2</text:p>
          </table:table-cell>
          <table:table-cell table:formula="of:=SUM([.B44:.BL44])-[.B149]" office:value-type="float" office:value="93.9100000000001">
            <text:p>93.91</text:p>
          </table:table-cell>
          <table:table-cell table:formula="of:=([.B149]/8)+[.C149]" office:value-type="float" office:value="246.31">
            <text:p>246.31</text:p>
          </table:table-cell>
          <table:table-cell table:formula="of:=[.B149]/14400+[.C149]" office:value-type="float" office:value="93.9946666666667">
            <text:p>93.9946666667</text:p>
          </table:table-cell>
          <table:table-cell table:formula="of:=SUM([.B149:.C149])" office:value-type="float" office:value="1313.11">
            <text:p>1313.11</text:p>
          </table:table-cell>
          <table:table-cell table:style-name="ce1" table:formula="of:=([.F149]-[.D149])/[.F149]" office:value-type="percentage" office:value="0.812422417009999">
            <text:p>81.24%</text:p>
          </table:table-cell>
          <table:table-cell table:style-name="ce1" table:formula="of:=([.F149]-[.E149])/[.F149]" office:value-type="percentage" office:value="0.928418284327538">
            <text:p>92.84%</text:p>
          </table:table-cell>
          <table:table-cell table:style-name="ce1" table:formula="of:=[.E149]/[.D149]" office:value-type="percentage" office:value="0.381611248697441">
            <text:p>38.16%</text:p>
          </table:table-cell>
          <table:table-cell/>
          <table:table-cell table:style-name="ce2" office:value-type="time" office:time-value="PT00H23M46.639S">
            <text:p>00:23:47</text:p>
          </table:table-cell>
          <table:table-cell table:style-name="ce3" table:formula="of:=[.K149]*60*60*24" office:value-type="float" office:value="1426.639">
            <text:p>1426.639</text:p>
          </table:table-cell>
          <table:table-cell table:style-name="ce3"/>
          <table:table-cell table:style-name="ce2" office:value-type="time" office:time-value="PT00H08M47.146S">
            <text:p>00:08:47</text:p>
          </table:table-cell>
          <table:table-cell table:style-name="ce3" table:formula="of:=[.N149]*60*60*24" office:value-type="float" office:value="527.146">
            <text:p>527.146</text:p>
          </table:table-cell>
          <table:table-cell table:style-name="ce2" office:value-type="time" office:time-value="PT00H13M00.889S">
            <text:p>00:13:01</text:p>
          </table:table-cell>
          <table:table-cell table:style-name="ce3" table:formula="of:=[.P149]*60*60*24" office:value-type="float" office:value="780.889">
            <text:p>780.889</text:p>
          </table:table-cell>
          <table:table-cell table:number-columns-repeated="47"/>
        </table:table-row>
        <table:table-row table:style-name="ro1">
          <table:table-cell office:value-type="float" office:value="44">
            <text:p>44</text:p>
          </table:table-cell>
          <table:table-cell table:formula="of:=[.C45]+[.F45]+[.H45]+[.I45]+[.Q45]+[.S45]+[.T45]+[.U45]+[.W45]+[.AA45]+[.AC45]+[.AD45]+[.AI45]+[.AJ45]+[.AM45]+[.AO45]+[.AP45]+[.AQ45]+[.AR45]+[.AT45]+[.BA45]+[.BD45]+[.BE45]+[.BJ45]+[.BK45]" office:value-type="float" office:value="1307.84">
            <text:p>1307.84</text:p>
          </table:table-cell>
          <table:table-cell table:formula="of:=SUM([.B45:.BL45])-[.B150]" office:value-type="float" office:value="95.9200000000001">
            <text:p>95.92</text:p>
          </table:table-cell>
          <table:table-cell table:formula="of:=([.B150]/8)+[.C150]" office:value-type="float" office:value="259.4">
            <text:p>259.4</text:p>
          </table:table-cell>
          <table:table-cell table:formula="of:=[.B150]/14400+[.C150]" office:value-type="float" office:value="96.0108222222223">
            <text:p>96.0108222222</text:p>
          </table:table-cell>
          <table:table-cell table:formula="of:=SUM([.B150:.C150])" office:value-type="float" office:value="1403.76">
            <text:p>1403.76</text:p>
          </table:table-cell>
          <table:table-cell table:style-name="ce1" table:formula="of:=([.F150]-[.D150])/[.F150]" office:value-type="percentage" office:value="0.815210577306662">
            <text:p>81.52%</text:p>
          </table:table-cell>
          <table:table-cell table:style-name="ce1" table:formula="of:=([.F150]-[.E150])/[.F150]" office:value-type="percentage" office:value="0.931604531955447">
            <text:p>93.16%</text:p>
          </table:table-cell>
          <table:table-cell table:style-name="ce1" table:formula="of:=[.E150]/[.D150]" office:value-type="percentage" office:value="0.370126531311574">
            <text:p>37.01%</text:p>
          </table:table-cell>
          <table:table-cell/>
          <table:table-cell table:style-name="ce2" office:value-type="time" office:time-value="PT00H25M06.329S">
            <text:p>00:25:06</text:p>
          </table:table-cell>
          <table:table-cell table:style-name="ce3" table:formula="of:=[.K150]*60*60*24" office:value-type="float" office:value="1506.329">
            <text:p>1506.329</text:p>
          </table:table-cell>
          <table:table-cell table:style-name="ce3"/>
          <table:table-cell table:style-name="ce2" office:value-type="time" office:time-value="PT00H08M51.536S">
            <text:p>00:08:52</text:p>
          </table:table-cell>
          <table:table-cell table:style-name="ce3" table:formula="of:=[.N150]*60*60*24" office:value-type="float" office:value="531.536">
            <text:p>531.536</text:p>
          </table:table-cell>
          <table:table-cell table:style-name="ce2" office:value-type="time" office:time-value="PT00H13M27.839S">
            <text:p>00:13:28</text:p>
          </table:table-cell>
          <table:table-cell table:style-name="ce3" table:formula="of:=[.P150]*60*60*24" office:value-type="float" office:value="807.839">
            <text:p>807.839</text:p>
          </table:table-cell>
          <table:table-cell table:number-columns-repeated="47"/>
        </table:table-row>
        <table:table-row table:style-name="ro1">
          <table:table-cell office:value-type="float" office:value="45">
            <text:p>45</text:p>
          </table:table-cell>
          <table:table-cell table:formula="of:=[.C46]+[.F46]+[.H46]+[.I46]+[.Q46]+[.S46]+[.T46]+[.U46]+[.W46]+[.AA46]+[.AC46]+[.AD46]+[.AI46]+[.AJ46]+[.AM46]+[.AO46]+[.AP46]+[.AQ46]+[.AR46]+[.AT46]+[.BA46]+[.BD46]+[.BE46]+[.BJ46]+[.BK46]" office:value-type="float" office:value="1404.46">
            <text:p>1404.46</text:p>
          </table:table-cell>
          <table:table-cell table:formula="of:=SUM([.B46:.BL46])-[.B151]" office:value-type="float" office:value="98.1800000000003">
            <text:p>98.18</text:p>
          </table:table-cell>
          <table:table-cell table:formula="of:=([.B151]/8)+[.C151]" office:value-type="float" office:value="273.7375">
            <text:p>273.7375</text:p>
          </table:table-cell>
          <table:table-cell table:formula="of:=[.B151]/14400+[.C151]" office:value-type="float" office:value="98.2775319444447">
            <text:p>98.2775319444</text:p>
          </table:table-cell>
          <table:table-cell table:formula="of:=SUM([.B151:.C151])" office:value-type="float" office:value="1502.64">
            <text:p>1502.64</text:p>
          </table:table-cell>
          <table:table-cell table:style-name="ce1" table:formula="of:=([.F151]-[.D151])/[.F151]" office:value-type="percentage" office:value="0.817828954373635">
            <text:p>81.78%</text:p>
          </table:table-cell>
          <table:table-cell table:style-name="ce1" table:formula="of:=([.F151]-[.E151])/[.F151]" office:value-type="percentage" office:value="0.934596755081427">
            <text:p>93.46%</text:p>
          </table:table-cell>
          <table:table-cell table:style-name="ce1" table:formula="of:=[.E151]/[.D151]" office:value-type="percentage" office:value="0.359021076558545">
            <text:p>35.90%</text:p>
          </table:table-cell>
          <table:table-cell/>
          <table:table-cell table:style-name="ce2" office:value-type="time" office:time-value="PT00H26M34.202S">
            <text:p>00:26:34</text:p>
          </table:table-cell>
          <table:table-cell table:style-name="ce3" table:formula="of:=[.K151]*60*60*24" office:value-type="float" office:value="1594.202">
            <text:p>1594.202</text:p>
          </table:table-cell>
          <table:table-cell table:style-name="ce3"/>
          <table:table-cell table:style-name="ce2" office:value-type="time" office:time-value="PT00H09M10.503S">
            <text:p>00:09:11</text:p>
          </table:table-cell>
          <table:table-cell table:style-name="ce3" table:formula="of:=[.N151]*60*60*24" office:value-type="float" office:value="550.503">
            <text:p>550.503</text:p>
          </table:table-cell>
          <table:table-cell table:style-name="ce2" office:value-type="time" office:time-value="PT00H13M55.92S">
            <text:p>00:13:56</text:p>
          </table:table-cell>
          <table:table-cell table:style-name="ce3" table:formula="of:=[.P151]*60*60*24" office:value-type="float" office:value="835.92">
            <text:p>835.92</text:p>
          </table:table-cell>
          <table:table-cell table:number-columns-repeated="47"/>
        </table:table-row>
        <table:table-row table:style-name="ro1">
          <table:table-cell office:value-type="float" office:value="46">
            <text:p>46</text:p>
          </table:table-cell>
          <table:table-cell table:formula="of:=[.C47]+[.F47]+[.H47]+[.I47]+[.Q47]+[.S47]+[.T47]+[.U47]+[.W47]+[.AA47]+[.AC47]+[.AD47]+[.AI47]+[.AJ47]+[.AM47]+[.AO47]+[.AP47]+[.AQ47]+[.AR47]+[.AT47]+[.BA47]+[.BD47]+[.BE47]+[.BJ47]+[.BK47]" office:value-type="float" office:value="1501.88">
            <text:p>1501.88</text:p>
          </table:table-cell>
          <table:table-cell table:formula="of:=SUM([.B47:.BL47])-[.B152]" office:value-type="float" office:value="99">
            <text:p>99</text:p>
          </table:table-cell>
          <table:table-cell table:formula="of:=([.B152]/8)+[.C152]" office:value-type="float" office:value="286.735">
            <text:p>286.735</text:p>
          </table:table-cell>
          <table:table-cell table:formula="of:=[.B152]/14400+[.C152]" office:value-type="float" office:value="99.1042972222222">
            <text:p>99.1042972222</text:p>
          </table:table-cell>
          <table:table-cell table:formula="of:=SUM([.B152:.C152])" office:value-type="float" office:value="1600.88">
            <text:p>1600.88</text:p>
          </table:table-cell>
          <table:table-cell table:style-name="ce1" table:formula="of:=([.F152]-[.D152])/[.F152]" office:value-type="percentage" office:value="0.820889135975214">
            <text:p>82.09%</text:p>
          </table:table-cell>
          <table:table-cell table:style-name="ce1" table:formula="of:=([.F152]-[.E152])/[.F152]" office:value-type="percentage" office:value="0.938093862611675">
            <text:p>93.81%</text:p>
          </table:table-cell>
          <table:table-cell table:style-name="ce1" table:formula="of:=[.E152]/[.D152]" office:value-type="percentage" office:value="0.345630276116352">
            <text:p>34.56%</text:p>
          </table:table-cell>
          <table:table-cell/>
          <table:table-cell table:style-name="ce2" office:value-type="time" office:time-value="PT00H28M03.738S">
            <text:p>00:28:04</text:p>
          </table:table-cell>
          <table:table-cell table:style-name="ce3" table:formula="of:=[.K152]*60*60*24" office:value-type="float" office:value="1683.738">
            <text:p>1683.738</text:p>
          </table:table-cell>
          <table:table-cell table:style-name="ce3"/>
          <table:table-cell table:style-name="ce2" office:value-type="time" office:time-value="PT00H09M26.479S">
            <text:p>00:09:26</text:p>
          </table:table-cell>
          <table:table-cell table:style-name="ce3" table:formula="of:=[.N152]*60*60*24" office:value-type="float" office:value="566.479">
            <text:p>566.479</text:p>
          </table:table-cell>
          <table:table-cell table:style-name="ce2" office:value-type="time" office:time-value="PT00H14M22.091S">
            <text:p>00:14:22</text:p>
          </table:table-cell>
          <table:table-cell table:style-name="ce3" table:formula="of:=[.P152]*60*60*24" office:value-type="float" office:value="862.091">
            <text:p>862.091</text:p>
          </table:table-cell>
          <table:table-cell table:number-columns-repeated="47"/>
        </table:table-row>
        <table:table-row table:style-name="ro1">
          <table:table-cell office:value-type="float" office:value="47">
            <text:p>47</text:p>
          </table:table-cell>
          <table:table-cell table:formula="of:=[.C48]+[.F48]+[.H48]+[.I48]+[.Q48]+[.S48]+[.T48]+[.U48]+[.W48]+[.AA48]+[.AC48]+[.AD48]+[.AI48]+[.AJ48]+[.AM48]+[.AO48]+[.AP48]+[.AQ48]+[.AR48]+[.AT48]+[.BA48]+[.BD48]+[.BE48]+[.BJ48]+[.BK48]" office:value-type="float" office:value="1604.23">
            <text:p>1604.23</text:p>
          </table:table-cell>
          <table:table-cell table:formula="of:=SUM([.B48:.BL48])-[.B153]" office:value-type="float" office:value="102.07">
            <text:p>102.07</text:p>
          </table:table-cell>
          <table:table-cell table:formula="of:=([.B153]/8)+[.C153]" office:value-type="float" office:value="302.59875">
            <text:p>302.59875</text:p>
          </table:table-cell>
          <table:table-cell table:formula="of:=[.B153]/14400+[.C153]" office:value-type="float" office:value="102.181404861111">
            <text:p>102.1814048611</text:p>
          </table:table-cell>
          <table:table-cell table:formula="of:=SUM([.B153:.C153])" office:value-type="float" office:value="1706.3">
            <text:p>1706.3</text:p>
          </table:table-cell>
          <table:table-cell table:style-name="ce1" table:formula="of:=([.F153]-[.D153])/[.F153]" office:value-type="percentage" office:value="0.82265794408955">
            <text:p>82.27%</text:p>
          </table:table-cell>
          <table:table-cell table:style-name="ce1" table:formula="of:=([.F153]-[.E153])/[.F153]" office:value-type="percentage" office:value="0.940115217217892">
            <text:p>94.01%</text:p>
          </table:table-cell>
          <table:table-cell table:style-name="ce1" table:formula="of:=[.E153]/[.D153]" office:value-type="percentage" office:value="0.337679533907893">
            <text:p>33.77%</text:p>
          </table:table-cell>
          <table:table-cell/>
          <table:table-cell table:style-name="ce2" office:value-type="time" office:time-value="PT00H29M33.153S">
            <text:p>00:29:33</text:p>
          </table:table-cell>
          <table:table-cell table:style-name="ce3" table:formula="of:=[.K153]*60*60*24" office:value-type="float" office:value="1773.153">
            <text:p>1773.153</text:p>
          </table:table-cell>
          <table:table-cell table:style-name="ce3"/>
          <table:table-cell table:style-name="ce2" office:value-type="time" office:time-value="PT00H09M41.233S">
            <text:p>00:09:41</text:p>
          </table:table-cell>
          <table:table-cell table:style-name="ce3" table:formula="of:=[.N153]*60*60*24" office:value-type="float" office:value="581.233">
            <text:p>581.233</text:p>
          </table:table-cell>
          <table:table-cell table:style-name="ce2" office:value-type="time" office:time-value="PT00H14M44.406S">
            <text:p>00:14:44</text:p>
          </table:table-cell>
          <table:table-cell table:style-name="ce3" table:formula="of:=[.P153]*60*60*24" office:value-type="float" office:value="884.406">
            <text:p>884.406</text:p>
          </table:table-cell>
          <table:table-cell table:number-columns-repeated="47"/>
        </table:table-row>
        <table:table-row table:style-name="ro1">
          <table:table-cell office:value-type="float" office:value="48">
            <text:p>48</text:p>
          </table:table-cell>
          <table:table-cell table:formula="of:=[.C49]+[.F49]+[.H49]+[.I49]+[.Q49]+[.S49]+[.T49]+[.U49]+[.W49]+[.AA49]+[.AC49]+[.AD49]+[.AI49]+[.AJ49]+[.AM49]+[.AO49]+[.AP49]+[.AQ49]+[.AR49]+[.AT49]+[.BA49]+[.BD49]+[.BE49]+[.BJ49]+[.BK49]" office:value-type="float" office:value="1715.8">
            <text:p>1715.8</text:p>
          </table:table-cell>
          <table:table-cell table:formula="of:=SUM([.B49:.BL49])-[.B154]" office:value-type="float" office:value="104.23">
            <text:p>104.23</text:p>
          </table:table-cell>
          <table:table-cell table:formula="of:=([.B154]/8)+[.C154]" office:value-type="float" office:value="318.705">
            <text:p>318.705</text:p>
          </table:table-cell>
          <table:table-cell table:formula="of:=[.B154]/14400+[.C154]" office:value-type="float" office:value="104.349152777778">
            <text:p>104.3491527778</text:p>
          </table:table-cell>
          <table:table-cell table:formula="of:=SUM([.B154:.C154])" office:value-type="float" office:value="1820.03">
            <text:p>1820.03</text:p>
          </table:table-cell>
          <table:table-cell table:style-name="ce1" table:formula="of:=([.F154]-[.D154])/[.F154]" office:value-type="percentage" office:value="0.824890249061829">
            <text:p>82.49%</text:p>
          </table:table-cell>
          <table:table-cell table:style-name="ce1" table:formula="of:=([.F154]-[.E154])/[.F154]" office:value-type="percentage" office:value="0.942666245733434">
            <text:p>94.27%</text:p>
          </table:table-cell>
          <table:table-cell table:style-name="ce1" table:formula="of:=[.E154]/[.D154]" office:value-type="percentage" office:value="0.327416114518999">
            <text:p>32.74%</text:p>
          </table:table-cell>
          <table:table-cell/>
          <table:table-cell table:style-name="ce2" office:value-type="time" office:time-value="PT00H31M04.384S">
            <text:p>00:31:04</text:p>
          </table:table-cell>
          <table:table-cell table:style-name="ce3" table:formula="of:=[.K154]*60*60*24" office:value-type="float" office:value="1864.384">
            <text:p>1864.384</text:p>
          </table:table-cell>
          <table:table-cell table:style-name="ce3"/>
          <table:table-cell table:style-name="ce2" office:value-type="time" office:time-value="PT00H09M59.224S">
            <text:p>00:09:59</text:p>
          </table:table-cell>
          <table:table-cell table:style-name="ce3" table:formula="of:=[.N154]*60*60*24" office:value-type="float" office:value="599.224">
            <text:p>599.224</text:p>
          </table:table-cell>
          <table:table-cell table:style-name="ce2" office:value-type="time" office:time-value="PT00H15M09.843S">
            <text:p>00:15:10</text:p>
          </table:table-cell>
          <table:table-cell table:style-name="ce3" table:formula="of:=[.P154]*60*60*24" office:value-type="float" office:value="909.843">
            <text:p>909.843</text:p>
          </table:table-cell>
          <table:table-cell table:number-columns-repeated="47"/>
        </table:table-row>
        <table:table-row table:style-name="ro1">
          <table:table-cell office:value-type="float" office:value="49">
            <text:p>49</text:p>
          </table:table-cell>
          <table:table-cell table:formula="of:=[.C50]+[.F50]+[.H50]+[.I50]+[.Q50]+[.S50]+[.T50]+[.U50]+[.W50]+[.AA50]+[.AC50]+[.AD50]+[.AI50]+[.AJ50]+[.AM50]+[.AO50]+[.AP50]+[.AQ50]+[.AR50]+[.AT50]+[.BA50]+[.BD50]+[.BE50]+[.BJ50]+[.BK50]" office:value-type="float" office:value="1834.12">
            <text:p>1834.12</text:p>
          </table:table-cell>
          <table:table-cell table:formula="of:=SUM([.B50:.BL50])-[.B155]" office:value-type="float" office:value="105.67">
            <text:p>105.67</text:p>
          </table:table-cell>
          <table:table-cell table:formula="of:=([.B155]/8)+[.C155]" office:value-type="float" office:value="334.935">
            <text:p>334.935</text:p>
          </table:table-cell>
          <table:table-cell table:formula="of:=[.B155]/14400+[.C155]" office:value-type="float" office:value="105.797369444445">
            <text:p>105.7973694444</text:p>
          </table:table-cell>
          <table:table-cell table:formula="of:=SUM([.B155:.C155])" office:value-type="float" office:value="1939.79">
            <text:p>1939.79</text:p>
          </table:table-cell>
          <table:table-cell table:style-name="ce1" table:formula="of:=([.F155]-[.D155])/[.F155]" office:value-type="percentage" office:value="0.827334402177555">
            <text:p>82.73%</text:p>
          </table:table-cell>
          <table:table-cell table:style-name="ce1" table:formula="of:=([.F155]-[.E155])/[.F155]" office:value-type="percentage" office:value="0.945459369599573">
            <text:p>94.55%</text:p>
          </table:table-cell>
          <table:table-cell table:style-name="ce1" table:formula="of:=[.E155]/[.D155]" office:value-type="percentage" office:value="0.31587433216727">
            <text:p>31.59%</text:p>
          </table:table-cell>
          <table:table-cell/>
          <table:table-cell table:style-name="ce2" office:value-type="time" office:time-value="PT00H32M37.791S">
            <text:p>00:32:38</text:p>
          </table:table-cell>
          <table:table-cell table:style-name="ce3" table:formula="of:=[.K155]*60*60*24" office:value-type="float" office:value="1957.791">
            <text:p>1957.791</text:p>
          </table:table-cell>
          <table:table-cell table:style-name="ce3"/>
          <table:table-cell table:style-name="ce2" office:value-type="time" office:time-value="PT00H10M17.181S">
            <text:p>00:10:17</text:p>
          </table:table-cell>
          <table:table-cell table:style-name="ce3" table:formula="of:=[.N155]*60*60*24" office:value-type="float" office:value="617.181">
            <text:p>617.181</text:p>
          </table:table-cell>
          <table:table-cell table:style-name="ce2" office:value-type="time" office:time-value="PT00H15M37.719S">
            <text:p>00:15:38</text:p>
          </table:table-cell>
          <table:table-cell table:style-name="ce3" table:formula="of:=[.P155]*60*60*24" office:value-type="float" office:value="937.719">
            <text:p>937.719</text:p>
          </table:table-cell>
          <table:table-cell table:number-columns-repeated="47"/>
        </table:table-row>
        <table:table-row table:style-name="ro1">
          <table:table-cell office:value-type="float" office:value="50">
            <text:p>50</text:p>
          </table:table-cell>
          <table:table-cell table:formula="of:=[.C51]+[.F51]+[.H51]+[.I51]+[.Q51]+[.S51]+[.T51]+[.U51]+[.W51]+[.AA51]+[.AC51]+[.AD51]+[.AI51]+[.AJ51]+[.AM51]+[.AO51]+[.AP51]+[.AQ51]+[.AR51]+[.AT51]+[.BA51]+[.BD51]+[.BE51]+[.BJ51]+[.BK51]" office:value-type="float" office:value="1949.02">
            <text:p>1949.02</text:p>
          </table:table-cell>
          <table:table-cell table:formula="of:=SUM([.B51:.BL51])-[.B156]" office:value-type="float" office:value="107.26">
            <text:p>107.26</text:p>
          </table:table-cell>
          <table:table-cell table:formula="of:=([.B156]/8)+[.C156]" office:value-type="float" office:value="350.8875">
            <text:p>350.8875</text:p>
          </table:table-cell>
          <table:table-cell table:formula="of:=[.B156]/14400+[.C156]" office:value-type="float" office:value="107.395348611111">
            <text:p>107.3953486111</text:p>
          </table:table-cell>
          <table:table-cell table:formula="of:=SUM([.B156:.C156])" office:value-type="float" office:value="2056.28">
            <text:p>2056.28</text:p>
          </table:table-cell>
          <table:table-cell table:style-name="ce1" table:formula="of:=([.F156]-[.D156])/[.F156]" office:value-type="percentage" office:value="0.829358112708386">
            <text:p>82.94%</text:p>
          </table:table-cell>
          <table:table-cell table:style-name="ce1" table:formula="of:=([.F156]-[.E156])/[.F156]" office:value-type="percentage" office:value="0.947772021022861">
            <text:p>94.78%</text:p>
          </table:table-cell>
          <table:table-cell table:style-name="ce1" table:formula="of:=[.E156]/[.D156]" office:value-type="percentage" office:value="0.306067752801428">
            <text:p>30.61%</text:p>
          </table:table-cell>
          <table:table-cell/>
          <table:table-cell table:style-name="ce2" office:value-type="time" office:time-value="PT00H34M09.043S">
            <text:p>00:34:09</text:p>
          </table:table-cell>
          <table:table-cell table:style-name="ce3" table:formula="of:=[.K156]*60*60*24" office:value-type="float" office:value="2049.043">
            <text:p>2049.043</text:p>
          </table:table-cell>
          <table:table-cell table:style-name="ce3"/>
          <table:table-cell table:style-name="ce2" office:value-type="time" office:time-value="PT00H10M37.287S">
            <text:p>00:10:37</text:p>
          </table:table-cell>
          <table:table-cell table:style-name="ce3" table:formula="of:=[.N156]*60*60*24" office:value-type="float" office:value="637.287">
            <text:p>637.287</text:p>
          </table:table-cell>
          <table:table-cell table:style-name="ce2" office:value-type="time" office:time-value="PT00H16M02.256S">
            <text:p>00:16:02</text:p>
          </table:table-cell>
          <table:table-cell table:style-name="ce3" table:formula="of:=[.P156]*60*60*24" office:value-type="float" office:value="962.256">
            <text:p>962.256</text:p>
          </table:table-cell>
          <table:table-cell table:number-columns-repeated="47"/>
        </table:table-row>
        <table:table-row table:style-name="ro1">
          <table:table-cell office:value-type="float" office:value="51">
            <text:p>51</text:p>
          </table:table-cell>
          <table:table-cell table:formula="of:=[.C52]+[.F52]+[.H52]+[.I52]+[.Q52]+[.S52]+[.T52]+[.U52]+[.W52]+[.AA52]+[.AC52]+[.AD52]+[.AI52]+[.AJ52]+[.AM52]+[.AO52]+[.AP52]+[.AQ52]+[.AR52]+[.AT52]+[.BA52]+[.BD52]+[.BE52]+[.BJ52]+[.BK52]" office:value-type="float" office:value="2067.51">
            <text:p>2067.51</text:p>
          </table:table-cell>
          <table:table-cell table:formula="of:=SUM([.B52:.BL52])-[.B157]" office:value-type="float" office:value="110.77">
            <text:p>110.77</text:p>
          </table:table-cell>
          <table:table-cell table:formula="of:=([.B157]/8)+[.C157]" office:value-type="float" office:value="369.20875">
            <text:p>369.20875</text:p>
          </table:table-cell>
          <table:table-cell table:formula="of:=[.B157]/14400+[.C157]" office:value-type="float" office:value="110.913577083333">
            <text:p>110.9135770833</text:p>
          </table:table-cell>
          <table:table-cell table:formula="of:=SUM([.B157:.C157])" office:value-type="float" office:value="2178.28">
            <text:p>2178.28</text:p>
          </table:table-cell>
          <table:table-cell table:style-name="ce1" table:formula="of:=([.F157]-[.D157])/[.F157]" office:value-type="percentage" office:value="0.830504457645482">
            <text:p>83.05%</text:p>
          </table:table-cell>
          <table:table-cell table:style-name="ce1" table:formula="of:=([.F157]-[.E157])/[.F157]" office:value-type="percentage" office:value="0.949082038542642">
            <text:p>94.91%</text:p>
          </table:table-cell>
          <table:table-cell table:style-name="ce1" table:formula="of:=[.E157]/[.D157]" office:value-type="percentage" office:value="0.300408852941143">
            <text:p>30.04%</text:p>
          </table:table-cell>
          <table:table-cell/>
          <table:table-cell table:style-name="ce2" office:value-type="time" office:time-value="PT00H35M43.647S">
            <text:p>00:35:44</text:p>
          </table:table-cell>
          <table:table-cell table:style-name="ce3" table:formula="of:=[.K157]*60*60*24" office:value-type="float" office:value="2143.647">
            <text:p>2143.647</text:p>
          </table:table-cell>
          <table:table-cell table:style-name="ce3"/>
          <table:table-cell table:style-name="ce2" office:value-type="time" office:time-value="PT00H10M45.788S">
            <text:p>00:10:46</text:p>
          </table:table-cell>
          <table:table-cell table:style-name="ce3" table:formula="of:=[.N157]*60*60*24" office:value-type="float" office:value="645.788">
            <text:p>645.788</text:p>
          </table:table-cell>
          <table:table-cell table:style-name="ce2" office:value-type="time" office:time-value="PT00H16M28.107S">
            <text:p>00:16:28</text:p>
          </table:table-cell>
          <table:table-cell table:style-name="ce3" table:formula="of:=[.P157]*60*60*24" office:value-type="float" office:value="988.107">
            <text:p>988.107</text:p>
          </table:table-cell>
          <table:table-cell table:number-columns-repeated="47"/>
        </table:table-row>
        <table:table-row table:style-name="ro1">
          <table:table-cell office:value-type="float" office:value="52">
            <text:p>52</text:p>
          </table:table-cell>
          <table:table-cell table:formula="of:=[.C53]+[.F53]+[.H53]+[.I53]+[.Q53]+[.S53]+[.T53]+[.U53]+[.W53]+[.AA53]+[.AC53]+[.AD53]+[.AI53]+[.AJ53]+[.AM53]+[.AO53]+[.AP53]+[.AQ53]+[.AR53]+[.AT53]+[.BA53]+[.BD53]+[.BE53]+[.BJ53]+[.BK53]" office:value-type="float" office:value="2188.13">
            <text:p>2188.13</text:p>
          </table:table-cell>
          <table:table-cell table:formula="of:=SUM([.B53:.BL53])-[.B158]" office:value-type="float" office:value="112.290000000001">
            <text:p>112.29</text:p>
          </table:table-cell>
          <table:table-cell table:formula="of:=([.B158]/8)+[.C158]" office:value-type="float" office:value="385.806250000001">
            <text:p>385.80625</text:p>
          </table:table-cell>
          <table:table-cell table:formula="of:=[.B158]/14400+[.C158]" office:value-type="float" office:value="112.441953472223">
            <text:p>112.4419534722</text:p>
          </table:table-cell>
          <table:table-cell table:formula="of:=SUM([.B158:.C158])" office:value-type="float" office:value="2300.42">
            <text:p>2300.42</text:p>
          </table:table-cell>
          <table:table-cell table:style-name="ce1" table:formula="of:=([.F158]-[.D158])/[.F158]" office:value-type="percentage" office:value="0.832288777701463">
            <text:p>83.23%</text:p>
          </table:table-cell>
          <table:table-cell table:style-name="ce1" table:formula="of:=([.F158]-[.E158])/[.F158]" office:value-type="percentage" office:value="0.951121119851061">
            <text:p>95.11%</text:p>
          </table:table-cell>
          <table:table-cell table:style-name="ce1" table:formula="of:=[.E158]/[.D158]" office:value-type="percentage" office:value="0.291446687222467">
            <text:p>29.14%</text:p>
          </table:table-cell>
          <table:table-cell/>
          <table:table-cell table:style-name="ce2" office:value-type="time" office:time-value="PT00H37M15.045S">
            <text:p>00:37:15</text:p>
          </table:table-cell>
          <table:table-cell table:style-name="ce3" table:formula="of:=[.K158]*60*60*24" office:value-type="float" office:value="2235.045">
            <text:p>2235.045</text:p>
          </table:table-cell>
          <table:table-cell table:style-name="ce3"/>
          <table:table-cell table:style-name="ce2" office:value-type="time" office:time-value="PT00H11M00.429S">
            <text:p>00:11:00</text:p>
          </table:table-cell>
          <table:table-cell table:style-name="ce3" table:formula="of:=[.N158]*60*60*24" office:value-type="float" office:value="660.429">
            <text:p>660.429</text:p>
          </table:table-cell>
          <table:table-cell table:style-name="ce2" office:value-type="time" office:time-value="PT00H16M51.659S">
            <text:p>00:16:52</text:p>
          </table:table-cell>
          <table:table-cell table:style-name="ce3" table:formula="of:=[.P158]*60*60*24" office:value-type="float" office:value="1011.659">
            <text:p>1011.659</text:p>
          </table:table-cell>
          <table:table-cell table:number-columns-repeated="47"/>
        </table:table-row>
        <table:table-row table:style-name="ro1">
          <table:table-cell office:value-type="float" office:value="53">
            <text:p>53</text:p>
          </table:table-cell>
          <table:table-cell table:formula="of:=[.C54]+[.F54]+[.H54]+[.I54]+[.Q54]+[.S54]+[.T54]+[.U54]+[.W54]+[.AA54]+[.AC54]+[.AD54]+[.AI54]+[.AJ54]+[.AM54]+[.AO54]+[.AP54]+[.AQ54]+[.AR54]+[.AT54]+[.BA54]+[.BD54]+[.BE54]+[.BJ54]+[.BK54]" office:value-type="float" office:value="2318.01">
            <text:p>2318.01</text:p>
          </table:table-cell>
          <table:table-cell table:formula="of:=SUM([.B54:.BL54])-[.B159]" office:value-type="float" office:value="116.190000000001">
            <text:p>116.19</text:p>
          </table:table-cell>
          <table:table-cell table:formula="of:=([.B159]/8)+[.C159]" office:value-type="float" office:value="405.941250000001">
            <text:p>405.94125</text:p>
          </table:table-cell>
          <table:table-cell table:formula="of:=[.B159]/14400+[.C159]" office:value-type="float" office:value="116.350972916667">
            <text:p>116.3509729167</text:p>
          </table:table-cell>
          <table:table-cell table:formula="of:=SUM([.B159:.C159])" office:value-type="float" office:value="2434.2">
            <text:p>2434.2</text:p>
          </table:table-cell>
          <table:table-cell table:style-name="ce1" table:formula="of:=([.F159]-[.D159])/[.F159]" office:value-type="percentage" office:value="0.833234224796647">
            <text:p>83.32%</text:p>
          </table:table-cell>
          <table:table-cell table:style-name="ce1" table:formula="of:=([.F159]-[.E159])/[.F159]" office:value-type="percentage" office:value="0.952201555781502">
            <text:p>95.22%</text:p>
          </table:table-cell>
          <table:table-cell table:style-name="ce1" table:formula="of:=[.E159]/[.D159]" office:value-type="percentage" office:value="0.286620226243741">
            <text:p>28.66%</text:p>
          </table:table-cell>
          <table:table-cell/>
          <table:table-cell table:style-name="ce2" office:value-type="time" office:time-value="PT00H38M41.538S">
            <text:p>00:38:42</text:p>
          </table:table-cell>
          <table:table-cell table:style-name="ce3" table:formula="of:=[.K159]*60*60*24" office:value-type="float" office:value="2321.538">
            <text:p>2321.538</text:p>
          </table:table-cell>
          <table:table-cell table:style-name="ce3"/>
          <table:table-cell table:style-name="ce2" office:value-type="time" office:time-value="PT00H11M17.664S">
            <text:p>00:11:18</text:p>
          </table:table-cell>
          <table:table-cell table:style-name="ce3" table:formula="of:=[.N159]*60*60*24" office:value-type="float" office:value="677.664">
            <text:p>677.664</text:p>
          </table:table-cell>
          <table:table-cell table:style-name="ce2" office:value-type="time" office:time-value="PT00H17M18.308S">
            <text:p>00:17:18</text:p>
          </table:table-cell>
          <table:table-cell table:style-name="ce3" table:formula="of:=[.P159]*60*60*24" office:value-type="float" office:value="1038.308">
            <text:p>1038.308</text:p>
          </table:table-cell>
          <table:table-cell table:number-columns-repeated="47"/>
        </table:table-row>
        <table:table-row table:style-name="ro1">
          <table:table-cell office:value-type="float" office:value="54">
            <text:p>54</text:p>
          </table:table-cell>
          <table:table-cell table:formula="of:=[.C55]+[.F55]+[.H55]+[.I55]+[.Q55]+[.S55]+[.T55]+[.U55]+[.W55]+[.AA55]+[.AC55]+[.AD55]+[.AI55]+[.AJ55]+[.AM55]+[.AO55]+[.AP55]+[.AQ55]+[.AR55]+[.AT55]+[.BA55]+[.BD55]+[.BE55]+[.BJ55]+[.BK55]" office:value-type="float" office:value="2449.72">
            <text:p>2449.72</text:p>
          </table:table-cell>
          <table:table-cell table:formula="of:=SUM([.B55:.BL55])-[.B160]" office:value-type="float" office:value="116.74">
            <text:p>116.74</text:p>
          </table:table-cell>
          <table:table-cell table:formula="of:=([.B160]/8)+[.C160]" office:value-type="float" office:value="422.955">
            <text:p>422.955</text:p>
          </table:table-cell>
          <table:table-cell table:formula="of:=[.B160]/14400+[.C160]" office:value-type="float" office:value="116.910119444444">
            <text:p>116.9101194444</text:p>
          </table:table-cell>
          <table:table-cell table:formula="of:=SUM([.B160:.C160])" office:value-type="float" office:value="2566.46">
            <text:p>2566.46</text:p>
          </table:table-cell>
          <table:table-cell table:style-name="ce1" table:formula="of:=([.F160]-[.D160])/[.F160]" office:value-type="percentage" office:value="0.835199067976902">
            <text:p>83.52%</text:p>
          </table:table-cell>
          <table:table-cell table:style-name="ce1" table:formula="of:=([.F160]-[.E160])/[.F160]" office:value-type="percentage" office:value="0.954446934904715">
            <text:p>95.44%</text:p>
          </table:table-cell>
          <table:table-cell table:style-name="ce1" table:formula="of:=[.E160]/[.D160]" office:value-type="percentage" office:value="0.276412666700818">
            <text:p>27.64%</text:p>
          </table:table-cell>
          <table:table-cell/>
          <table:table-cell table:style-name="ce2" office:value-type="time" office:time-value="PT00H40M15.414S">
            <text:p>00:40:15</text:p>
          </table:table-cell>
          <table:table-cell table:style-name="ce3" table:formula="of:=[.K160]*60*60*24" office:value-type="float" office:value="2415.414">
            <text:p>2415.414</text:p>
          </table:table-cell>
          <table:table-cell table:style-name="ce3"/>
          <table:table-cell table:style-name="ce2" office:value-type="time" office:time-value="PT00H11M30.227S">
            <text:p>00:11:30</text:p>
          </table:table-cell>
          <table:table-cell table:style-name="ce3" table:formula="of:=[.N160]*60*60*24" office:value-type="float" office:value="690.227">
            <text:p>690.227</text:p>
          </table:table-cell>
          <table:table-cell table:style-name="ce2" office:value-type="time" office:time-value="PT00H17M37.296S">
            <text:p>00:17:37</text:p>
          </table:table-cell>
          <table:table-cell table:style-name="ce3" table:formula="of:=[.P160]*60*60*24" office:value-type="float" office:value="1057.296">
            <text:p>1057.296</text:p>
          </table:table-cell>
          <table:table-cell table:number-columns-repeated="47"/>
        </table:table-row>
        <table:table-row table:style-name="ro1">
          <table:table-cell office:value-type="float" office:value="55">
            <text:p>55</text:p>
          </table:table-cell>
          <table:table-cell table:formula="of:=[.C56]+[.F56]+[.H56]+[.I56]+[.Q56]+[.S56]+[.T56]+[.U56]+[.W56]+[.AA56]+[.AC56]+[.AD56]+[.AI56]+[.AJ56]+[.AM56]+[.AO56]+[.AP56]+[.AQ56]+[.AR56]+[.AT56]+[.BA56]+[.BD56]+[.BE56]+[.BJ56]+[.BK56]" office:value-type="float" office:value="2594.09">
            <text:p>2594.09</text:p>
          </table:table-cell>
          <table:table-cell table:formula="of:=SUM([.B56:.BL56])-[.B161]" office:value-type="float" office:value="119.740000000001">
            <text:p>119.74</text:p>
          </table:table-cell>
          <table:table-cell table:formula="of:=([.B161]/8)+[.C161]" office:value-type="float" office:value="444.001250000001">
            <text:p>444.00125</text:p>
          </table:table-cell>
          <table:table-cell table:formula="of:=[.B161]/14400+[.C161]" office:value-type="float" office:value="119.92014513889">
            <text:p>119.9201451389</text:p>
          </table:table-cell>
          <table:table-cell table:formula="of:=SUM([.B161:.C161])" office:value-type="float" office:value="2713.83">
            <text:p>2713.83</text:p>
          </table:table-cell>
          <table:table-cell table:style-name="ce1" table:formula="of:=([.F161]-[.D161])/[.F161]" office:value-type="percentage" office:value="0.836393123371766">
            <text:p>83.64%</text:p>
          </table:table-cell>
          <table:table-cell table:style-name="ce1" table:formula="of:=([.F161]-[.E161])/[.F161]" office:value-type="percentage" office:value="0.955811474875401">
            <text:p>95.58%</text:p>
          </table:table-cell>
          <table:table-cell table:style-name="ce1" table:formula="of:=[.E161]/[.D161]" office:value-type="percentage" office:value="0.270089656591935">
            <text:p>27.01%</text:p>
          </table:table-cell>
          <table:table-cell/>
          <table:table-cell table:style-name="ce2" office:value-type="time" office:time-value="PT00H41M52.211S">
            <text:p>00:41:52</text:p>
          </table:table-cell>
          <table:table-cell table:style-name="ce3" table:formula="of:=[.K161]*60*60*24" office:value-type="float" office:value="2512.211">
            <text:p>2512.211</text:p>
          </table:table-cell>
          <table:table-cell table:style-name="ce3"/>
          <table:table-cell table:style-name="ce2" office:value-type="time" office:time-value="PT00H11M49.292S">
            <text:p>00:11:49</text:p>
          </table:table-cell>
          <table:table-cell table:style-name="ce3" table:formula="of:=[.N161]*60*60*24" office:value-type="float" office:value="709.292">
            <text:p>709.292</text:p>
          </table:table-cell>
          <table:table-cell table:style-name="ce2" office:value-type="time" office:time-value="PT00H18M03.266S">
            <text:p>00:18:03</text:p>
          </table:table-cell>
          <table:table-cell table:style-name="ce3" table:formula="of:=[.P161]*60*60*24" office:value-type="float" office:value="1083.266">
            <text:p>1083.266</text:p>
          </table:table-cell>
          <table:table-cell table:number-columns-repeated="47"/>
        </table:table-row>
        <table:table-row table:style-name="ro1">
          <table:table-cell office:value-type="float" office:value="56">
            <text:p>56</text:p>
          </table:table-cell>
          <table:table-cell table:formula="of:=[.C57]+[.F57]+[.H57]+[.I57]+[.Q57]+[.S57]+[.T57]+[.U57]+[.W57]+[.AA57]+[.AC57]+[.AD57]+[.AI57]+[.AJ57]+[.AM57]+[.AO57]+[.AP57]+[.AQ57]+[.AR57]+[.AT57]+[.BA57]+[.BD57]+[.BE57]+[.BJ57]+[.BK57]" office:value-type="float" office:value="2738.36">
            <text:p>2738.36</text:p>
          </table:table-cell>
          <table:table-cell table:formula="of:=SUM([.B57:.BL57])-[.B162]" office:value-type="float" office:value="121.409999999999">
            <text:p>121.41</text:p>
          </table:table-cell>
          <table:table-cell table:formula="of:=([.B162]/8)+[.C162]" office:value-type="float" office:value="463.704999999999">
            <text:p>463.705</text:p>
          </table:table-cell>
          <table:table-cell table:formula="of:=[.B162]/14400+[.C162]" office:value-type="float" office:value="121.600163888888">
            <text:p>121.6001638889</text:p>
          </table:table-cell>
          <table:table-cell table:formula="of:=SUM([.B162:.C162])" office:value-type="float" office:value="2859.77">
            <text:p>2859.77</text:p>
          </table:table-cell>
          <table:table-cell table:style-name="ce1" table:formula="of:=([.F162]-[.D162])/[.F162]" office:value-type="percentage" office:value="0.837852344768985">
            <text:p>83.79%</text:p>
          </table:table-cell>
          <table:table-cell table:style-name="ce1" table:formula="of:=([.F162]-[.E162])/[.F162]" office:value-type="percentage" office:value="0.957479040661001">
            <text:p>95.75%</text:p>
          </table:table-cell>
          <table:table-cell table:style-name="ce1" table:formula="of:=[.E162]/[.D162]" office:value-type="percentage" office:value="0.262236042071766">
            <text:p>26.22%</text:p>
          </table:table-cell>
          <table:table-cell/>
          <table:table-cell table:style-name="ce2" office:value-type="time" office:time-value="PT00H43M26.696S">
            <text:p>00:43:27</text:p>
          </table:table-cell>
          <table:table-cell table:style-name="ce3" table:formula="of:=[.K162]*60*60*24" office:value-type="float" office:value="2606.696">
            <text:p>2606.696</text:p>
          </table:table-cell>
          <table:table-cell table:style-name="ce3"/>
          <table:table-cell table:style-name="ce2" office:value-type="time" office:time-value="PT00H12M04.769S">
            <text:p>00:12:05</text:p>
          </table:table-cell>
          <table:table-cell table:style-name="ce3" table:formula="of:=[.N162]*60*60*24" office:value-type="float" office:value="724.769">
            <text:p>724.769</text:p>
          </table:table-cell>
          <table:table-cell table:style-name="ce2" office:value-type="time" office:time-value="PT00H18M32.253S">
            <text:p>00:18:32</text:p>
          </table:table-cell>
          <table:table-cell table:style-name="ce3" table:formula="of:=[.P162]*60*60*24" office:value-type="float" office:value="1112.253">
            <text:p>1112.253</text:p>
          </table:table-cell>
          <table:table-cell table:number-columns-repeated="47"/>
        </table:table-row>
        <table:table-row table:style-name="ro1">
          <table:table-cell office:value-type="float" office:value="57">
            <text:p>57</text:p>
          </table:table-cell>
          <table:table-cell table:formula="of:=[.C58]+[.F58]+[.H58]+[.I58]+[.Q58]+[.S58]+[.T58]+[.U58]+[.W58]+[.AA58]+[.AC58]+[.AD58]+[.AI58]+[.AJ58]+[.AM58]+[.AO58]+[.AP58]+[.AQ58]+[.AR58]+[.AT58]+[.BA58]+[.BD58]+[.BE58]+[.BJ58]+[.BK58]" office:value-type="float" office:value="2895.44">
            <text:p>2895.44</text:p>
          </table:table-cell>
          <table:table-cell table:formula="of:=SUM([.B58:.BL58])-[.B163]" office:value-type="float" office:value="125.2">
            <text:p>125.2</text:p>
          </table:table-cell>
          <table:table-cell table:formula="of:=([.B163]/8)+[.C163]" office:value-type="float" office:value="487.13">
            <text:p>487.13</text:p>
          </table:table-cell>
          <table:table-cell table:formula="of:=[.B163]/14400+[.C163]" office:value-type="float" office:value="125.401072222223">
            <text:p>125.4010722222</text:p>
          </table:table-cell>
          <table:table-cell table:formula="of:=SUM([.B163:.C163])" office:value-type="float" office:value="3020.64">
            <text:p>3020.64</text:p>
          </table:table-cell>
          <table:table-cell table:style-name="ce1" table:formula="of:=([.F163]-[.D163])/[.F163]" office:value-type="percentage" office:value="0.838732851316277">
            <text:p>83.87%</text:p>
          </table:table-cell>
          <table:table-cell table:style-name="ce1" table:formula="of:=([.F163]-[.E163])/[.F163]" office:value-type="percentage" office:value="0.958485263976435">
            <text:p>95.85%</text:p>
          </table:table-cell>
          <table:table-cell table:style-name="ce1" table:formula="of:=[.E163]/[.D163]" office:value-type="percentage" office:value="0.257428350178027">
            <text:p>25.74%</text:p>
          </table:table-cell>
          <table:table-cell/>
          <table:table-cell table:style-name="ce2" office:value-type="time" office:time-value="PT00H45M05.492S">
            <text:p>00:45:05</text:p>
          </table:table-cell>
          <table:table-cell table:style-name="ce3" table:formula="of:=[.K163]*60*60*24" office:value-type="float" office:value="2705.492">
            <text:p>2705.492</text:p>
          </table:table-cell>
          <table:table-cell table:style-name="ce3"/>
          <table:table-cell table:style-name="ce2" office:value-type="time" office:time-value="PT00H12M21.836S">
            <text:p>00:12:22</text:p>
          </table:table-cell>
          <table:table-cell table:style-name="ce3" table:formula="of:=[.N163]*60*60*24" office:value-type="float" office:value="741.836">
            <text:p>741.836</text:p>
          </table:table-cell>
          <table:table-cell table:style-name="ce2" office:value-type="time" office:time-value="PT00H18M56.628S">
            <text:p>00:18:57</text:p>
          </table:table-cell>
          <table:table-cell table:style-name="ce3" table:formula="of:=[.P163]*60*60*24" office:value-type="float" office:value="1136.628">
            <text:p>1136.628</text:p>
          </table:table-cell>
          <table:table-cell table:number-columns-repeated="47"/>
        </table:table-row>
        <table:table-row table:style-name="ro1">
          <table:table-cell office:value-type="float" office:value="58">
            <text:p>58</text:p>
          </table:table-cell>
          <table:table-cell table:formula="of:=[.C59]+[.F59]+[.H59]+[.I59]+[.Q59]+[.S59]+[.T59]+[.U59]+[.W59]+[.AA59]+[.AC59]+[.AD59]+[.AI59]+[.AJ59]+[.AM59]+[.AO59]+[.AP59]+[.AQ59]+[.AR59]+[.AT59]+[.BA59]+[.BD59]+[.BE59]+[.BJ59]+[.BK59]" office:value-type="float" office:value="3041.11">
            <text:p>3041.11</text:p>
          </table:table-cell>
          <table:table-cell table:formula="of:=SUM([.B59:.BL59])-[.B164]" office:value-type="float" office:value="125.770000000001">
            <text:p>125.77</text:p>
          </table:table-cell>
          <table:table-cell table:formula="of:=([.B164]/8)+[.C164]" office:value-type="float" office:value="505.908750000001">
            <text:p>505.90875</text:p>
          </table:table-cell>
          <table:table-cell table:formula="of:=[.B164]/14400+[.C164]" office:value-type="float" office:value="125.981188194445">
            <text:p>125.9811881944</text:p>
          </table:table-cell>
          <table:table-cell table:formula="of:=SUM([.B164:.C164])" office:value-type="float" office:value="3166.88">
            <text:p>3166.88</text:p>
          </table:table-cell>
          <table:table-cell table:style-name="ce1" table:formula="of:=([.F164]-[.D164])/[.F164]" office:value-type="percentage" office:value="0.840250104203506">
            <text:p>84.03%</text:p>
          </table:table-cell>
          <table:table-cell table:style-name="ce1" table:formula="of:=([.F164]-[.E164])/[.F164]" office:value-type="percentage" office:value="0.960219146859229">
            <text:p>96.02%</text:p>
          </table:table-cell>
          <table:table-cell table:style-name="ce1" table:formula="of:=[.E164]/[.D164]" office:value-type="percentage" office:value="0.249019587414618">
            <text:p>24.90%</text:p>
          </table:table-cell>
          <table:table-cell/>
          <table:table-cell table:style-name="ce2" office:value-type="time" office:time-value="PT00H46M40.627S">
            <text:p>00:46:41</text:p>
          </table:table-cell>
          <table:table-cell table:style-name="ce3" table:formula="of:=[.K164]*60*60*24" office:value-type="float" office:value="2800.627">
            <text:p>2800.627</text:p>
          </table:table-cell>
          <table:table-cell table:style-name="ce3"/>
          <table:table-cell table:style-name="ce2" office:value-type="time" office:time-value="PT00H12M35.237S">
            <text:p>00:12:35</text:p>
          </table:table-cell>
          <table:table-cell table:style-name="ce3" table:formula="of:=[.N164]*60*60*24" office:value-type="float" office:value="755.237">
            <text:p>755.237</text:p>
          </table:table-cell>
          <table:table-cell table:style-name="ce2" office:value-type="time" office:time-value="PT00H19M20.491S">
            <text:p>00:19:20</text:p>
          </table:table-cell>
          <table:table-cell table:style-name="ce3" table:formula="of:=[.P164]*60*60*24" office:value-type="float" office:value="1160.491">
            <text:p>1160.491</text:p>
          </table:table-cell>
          <table:table-cell table:number-columns-repeated="47"/>
        </table:table-row>
        <table:table-row table:style-name="ro1">
          <table:table-cell office:value-type="float" office:value="59">
            <text:p>59</text:p>
          </table:table-cell>
          <table:table-cell table:formula="of:=[.C60]+[.F60]+[.H60]+[.I60]+[.Q60]+[.S60]+[.T60]+[.U60]+[.W60]+[.AA60]+[.AC60]+[.AD60]+[.AI60]+[.AJ60]+[.AM60]+[.AO60]+[.AP60]+[.AQ60]+[.AR60]+[.AT60]+[.BA60]+[.BD60]+[.BE60]+[.BJ60]+[.BK60]" office:value-type="float" office:value="3198.65">
            <text:p>3198.65</text:p>
          </table:table-cell>
          <table:table-cell table:formula="of:=SUM([.B60:.BL60])-[.B165]" office:value-type="float" office:value="128.670000000001">
            <text:p>128.67</text:p>
          </table:table-cell>
          <table:table-cell table:formula="of:=([.B165]/8)+[.C165]" office:value-type="float" office:value="528.501250000001">
            <text:p>528.50125</text:p>
          </table:table-cell>
          <table:table-cell table:formula="of:=[.B165]/14400+[.C165]" office:value-type="float" office:value="128.892128472223">
            <text:p>128.8921284722</text:p>
          </table:table-cell>
          <table:table-cell table:formula="of:=SUM([.B165:.C165])" office:value-type="float" office:value="3327.32">
            <text:p>3327.32</text:p>
          </table:table-cell>
          <table:table-cell table:style-name="ce1" table:formula="of:=([.F165]-[.D165])/[.F165]" office:value-type="percentage" office:value="0.841163083202096">
            <text:p>84.12%</text:p>
          </table:table-cell>
          <table:table-cell table:style-name="ce1" table:formula="of:=([.F165]-[.E165])/[.F165]" office:value-type="percentage" office:value="0.961262478970396">
            <text:p>96.13%</text:p>
          </table:table-cell>
          <table:table-cell table:style-name="ce1" table:formula="of:=[.E165]/[.D165]" office:value-type="percentage" office:value="0.243882353111223">
            <text:p>24.39%</text:p>
          </table:table-cell>
          <table:table-cell/>
          <table:table-cell table:style-name="ce2" office:value-type="time" office:time-value="PT00H48M21.668S">
            <text:p>00:48:22</text:p>
          </table:table-cell>
          <table:table-cell table:style-name="ce3" table:formula="of:=[.K165]*60*60*24" office:value-type="float" office:value="2901.668">
            <text:p>2901.668</text:p>
          </table:table-cell>
          <table:table-cell table:style-name="ce3"/>
          <table:table-cell table:style-name="ce2" office:value-type="time" office:time-value="PT00H12M52.844S">
            <text:p>00:12:53</text:p>
          </table:table-cell>
          <table:table-cell table:style-name="ce3" table:formula="of:=[.N165]*60*60*24" office:value-type="float" office:value="772.844">
            <text:p>772.844</text:p>
          </table:table-cell>
          <table:table-cell table:style-name="ce2" office:value-type="time" office:time-value="PT00H19M43.036S">
            <text:p>00:19:43</text:p>
          </table:table-cell>
          <table:table-cell table:style-name="ce3" table:formula="of:=[.P165]*60*60*24" office:value-type="float" office:value="1183.036">
            <text:p>1183.036</text:p>
          </table:table-cell>
          <table:table-cell table:number-columns-repeated="47"/>
        </table:table-row>
        <table:table-row table:style-name="ro1">
          <table:table-cell office:value-type="float" office:value="60">
            <text:p>60</text:p>
          </table:table-cell>
          <table:table-cell table:formula="of:=[.C61]+[.F61]+[.H61]+[.I61]+[.Q61]+[.S61]+[.T61]+[.U61]+[.W61]+[.AA61]+[.AC61]+[.AD61]+[.AI61]+[.AJ61]+[.AM61]+[.AO61]+[.AP61]+[.AQ61]+[.AR61]+[.AT61]+[.BA61]+[.BD61]+[.BE61]+[.BJ61]+[.BK61]" office:value-type="float" office:value="3371.71">
            <text:p>3371.71</text:p>
          </table:table-cell>
          <table:table-cell table:formula="of:=SUM([.B61:.BL61])-[.B166]" office:value-type="float" office:value="131.76">
            <text:p>131.76</text:p>
          </table:table-cell>
          <table:table-cell table:formula="of:=([.B166]/8)+[.C166]" office:value-type="float" office:value="553.22375">
            <text:p>553.22375</text:p>
          </table:table-cell>
          <table:table-cell table:formula="of:=[.B166]/14400+[.C166]" office:value-type="float" office:value="131.994146527778">
            <text:p>131.9941465278</text:p>
          </table:table-cell>
          <table:table-cell table:formula="of:=SUM([.B166:.C166])" office:value-type="float" office:value="3503.47">
            <text:p>3503.47</text:p>
          </table:table-cell>
          <table:table-cell table:style-name="ce1" table:formula="of:=([.F166]-[.D166])/[.F166]" office:value-type="percentage" office:value="0.842092625311477">
            <text:p>84.21%</text:p>
          </table:table-cell>
          <table:table-cell table:style-name="ce1" table:formula="of:=([.F166]-[.E166])/[.F166]" office:value-type="percentage" office:value="0.962324739036504">
            <text:p>96.23%</text:p>
          </table:table-cell>
          <table:table-cell table:style-name="ce1" table:formula="of:=[.E166]/[.D166]" office:value-type="percentage" office:value="0.238590889360368">
            <text:p>23.86%</text:p>
          </table:table-cell>
          <table:table-cell/>
          <table:table-cell table:style-name="ce2" office:value-type="time" office:time-value="PT00H50M07.962S">
            <text:p>00:50:08</text:p>
          </table:table-cell>
          <table:table-cell table:style-name="ce3" table:formula="of:=[.K166]*60*60*24" office:value-type="float" office:value="3007.962">
            <text:p>3007.962</text:p>
          </table:table-cell>
          <table:table-cell table:style-name="ce3"/>
          <table:table-cell table:style-name="ce2" office:value-type="time" office:time-value="PT00H13M09.53S">
            <text:p>00:13:10</text:p>
          </table:table-cell>
          <table:table-cell table:style-name="ce3" table:formula="of:=[.N166]*60*60*24" office:value-type="float" office:value="789.53">
            <text:p>789.53</text:p>
          </table:table-cell>
          <table:table-cell table:style-name="ce2" office:value-type="time" office:time-value="PT00H20M12.48S">
            <text:p>00:20:12</text:p>
          </table:table-cell>
          <table:table-cell table:style-name="ce3" table:formula="of:=[.P166]*60*60*24" office:value-type="float" office:value="1212.48">
            <text:p>1212.48</text:p>
          </table:table-cell>
          <table:table-cell table:number-columns-repeated="47"/>
        </table:table-row>
        <table:table-row table:style-name="ro1">
          <table:table-cell office:value-type="float" office:value="61">
            <text:p>61</text:p>
          </table:table-cell>
          <table:table-cell table:formula="of:=[.C62]+[.F62]+[.H62]+[.I62]+[.Q62]+[.S62]+[.T62]+[.U62]+[.W62]+[.AA62]+[.AC62]+[.AD62]+[.AI62]+[.AJ62]+[.AM62]+[.AO62]+[.AP62]+[.AQ62]+[.AR62]+[.AT62]+[.BA62]+[.BD62]+[.BE62]+[.BJ62]+[.BK62]" office:value-type="float" office:value="3547.48">
            <text:p>3547.48</text:p>
          </table:table-cell>
          <table:table-cell table:formula="of:=SUM([.B62:.BL62])-[.B167]" office:value-type="float" office:value="132.81">
            <text:p>132.81</text:p>
          </table:table-cell>
          <table:table-cell table:formula="of:=([.B167]/8)+[.C167]" office:value-type="float" office:value="576.244999999999">
            <text:p>576.245</text:p>
          </table:table-cell>
          <table:table-cell table:formula="of:=[.B167]/14400+[.C167]" office:value-type="float" office:value="133.056352777777">
            <text:p>133.0563527778</text:p>
          </table:table-cell>
          <table:table-cell table:formula="of:=SUM([.B167:.C167])" office:value-type="float" office:value="3680.29">
            <text:p>3680.29</text:p>
          </table:table-cell>
          <table:table-cell table:style-name="ce1" table:formula="of:=([.F167]-[.D167])/[.F167]" office:value-type="percentage" office:value="0.84342402365031">
            <text:p>84.34%</text:p>
          </table:table-cell>
          <table:table-cell table:style-name="ce1" table:formula="of:=([.F167]-[.E167])/[.F167]" office:value-type="percentage" office:value="0.963846231471493">
            <text:p>96.38%</text:p>
          </table:table-cell>
          <table:table-cell table:style-name="ce1" table:formula="of:=[.E167]/[.D167]" office:value-type="percentage" office:value="0.230902398767499">
            <text:p>23.09%</text:p>
          </table:table-cell>
          <table:table-cell/>
          <table:table-cell table:style-name="ce2" office:value-type="time" office:time-value="PT00H51M48.869S">
            <text:p>00:51:49</text:p>
          </table:table-cell>
          <table:table-cell table:style-name="ce3" table:formula="of:=[.K167]*60*60*24" office:value-type="float" office:value="3108.869">
            <text:p>3108.869</text:p>
          </table:table-cell>
          <table:table-cell table:style-name="ce3"/>
          <table:table-cell table:style-name="ce2" office:value-type="time" office:time-value="PT00H13M31.642S">
            <text:p>00:13:32</text:p>
          </table:table-cell>
          <table:table-cell table:style-name="ce3" table:formula="of:=[.N167]*60*60*24" office:value-type="float" office:value="811.642">
            <text:p>811.642</text:p>
          </table:table-cell>
          <table:table-cell table:style-name="ce2" office:value-type="time" office:time-value="PT00H20M40.052S">
            <text:p>00:20:40</text:p>
          </table:table-cell>
          <table:table-cell table:style-name="ce3" table:formula="of:=[.P167]*60*60*24" office:value-type="float" office:value="1240.052">
            <text:p>1240.052</text:p>
          </table:table-cell>
          <table:table-cell table:number-columns-repeated="47"/>
        </table:table-row>
        <table:table-row table:style-name="ro1">
          <table:table-cell office:value-type="float" office:value="62">
            <text:p>62</text:p>
          </table:table-cell>
          <table:table-cell table:formula="of:=[.C63]+[.F63]+[.H63]+[.I63]+[.Q63]+[.S63]+[.T63]+[.U63]+[.W63]+[.AA63]+[.AC63]+[.AD63]+[.AI63]+[.AJ63]+[.AM63]+[.AO63]+[.AP63]+[.AQ63]+[.AR63]+[.AT63]+[.BA63]+[.BD63]+[.BE63]+[.BJ63]+[.BK63]" office:value-type="float" office:value="3730.42">
            <text:p>3730.42</text:p>
          </table:table-cell>
          <table:table-cell table:formula="of:=SUM([.B63:.BL63])-[.B168]" office:value-type="float" office:value="138.530000000002">
            <text:p>138.53</text:p>
          </table:table-cell>
          <table:table-cell table:formula="of:=([.B168]/8)+[.C168]" office:value-type="float" office:value="604.832500000002">
            <text:p>604.8325</text:p>
          </table:table-cell>
          <table:table-cell table:formula="of:=[.B168]/14400+[.C168]" office:value-type="float" office:value="138.789056944446">
            <text:p>138.7890569444</text:p>
          </table:table-cell>
          <table:table-cell table:formula="of:=SUM([.B168:.C168])" office:value-type="float" office:value="3868.95">
            <text:p>3868.95</text:p>
          </table:table-cell>
          <table:table-cell table:style-name="ce1" table:formula="of:=([.F168]-[.D168])/[.F168]" office:value-type="percentage" office:value="0.843670117215265">
            <text:p>84.37%</text:p>
          </table:table-cell>
          <table:table-cell table:style-name="ce1" table:formula="of:=([.F168]-[.E168])/[.F168]" office:value-type="percentage" office:value="0.964127461728777">
            <text:p>96.41%</text:p>
          </table:table-cell>
          <table:table-cell table:style-name="ce1" table:formula="of:=[.E168]/[.D168]" office:value-type="percentage" office:value="0.229466930008632">
            <text:p>22.95%</text:p>
          </table:table-cell>
          <table:table-cell/>
          <table:table-cell table:style-name="ce2" office:value-type="time" office:time-value="PT00H53M36.185S">
            <text:p>00:53:36</text:p>
          </table:table-cell>
          <table:table-cell table:style-name="ce3" table:formula="of:=[.K168]*60*60*24" office:value-type="float" office:value="3216.185">
            <text:p>3216.185</text:p>
          </table:table-cell>
          <table:table-cell table:style-name="ce3"/>
          <table:table-cell table:style-name="ce2" office:value-type="time" office:time-value="PT00H13M47.005S">
            <text:p>00:13:47</text:p>
          </table:table-cell>
          <table:table-cell table:style-name="ce3" table:formula="of:=[.N168]*60*60*24" office:value-type="float" office:value="827.005">
            <text:p>827.005</text:p>
          </table:table-cell>
          <table:table-cell table:style-name="ce2" office:value-type="time" office:time-value="PT00H21M01.755S">
            <text:p>00:21:02</text:p>
          </table:table-cell>
          <table:table-cell table:style-name="ce3" table:formula="of:=[.P168]*60*60*24" office:value-type="float" office:value="1261.755">
            <text:p>1261.755</text:p>
          </table:table-cell>
          <table:table-cell table:number-columns-repeated="47"/>
        </table:table-row>
        <table:table-row table:style-name="ro1">
          <table:table-cell office:value-type="float" office:value="63">
            <text:p>63</text:p>
          </table:table-cell>
          <table:table-cell table:formula="of:=[.C64]+[.F64]+[.H64]+[.I64]+[.Q64]+[.S64]+[.T64]+[.U64]+[.W64]+[.AA64]+[.AC64]+[.AD64]+[.AI64]+[.AJ64]+[.AM64]+[.AO64]+[.AP64]+[.AQ64]+[.AR64]+[.AT64]+[.BA64]+[.BD64]+[.BE64]+[.BJ64]+[.BK64]" office:value-type="float" office:value="3922">
            <text:p>3922</text:p>
          </table:table-cell>
          <table:table-cell table:formula="of:=SUM([.B64:.BL64])-[.B169]" office:value-type="float" office:value="169.06">
            <text:p>169.06</text:p>
          </table:table-cell>
          <table:table-cell table:formula="of:=([.B169]/8)+[.C169]" office:value-type="float" office:value="659.31">
            <text:p>659.31</text:p>
          </table:table-cell>
          <table:table-cell table:formula="of:=[.B169]/14400+[.C169]" office:value-type="float" office:value="169.332361111112">
            <text:p>169.3323611111</text:p>
          </table:table-cell>
          <table:table-cell table:formula="of:=SUM([.B169:.C169])" office:value-type="float" office:value="4091.06">
            <text:p>4091.06</text:p>
          </table:table-cell>
          <table:table-cell table:style-name="ce1" table:formula="of:=([.F169]-[.D169])/[.F169]" office:value-type="percentage" office:value="0.838841278299512">
            <text:p>83.88%</text:p>
          </table:table-cell>
          <table:table-cell table:style-name="ce1" table:formula="of:=([.F169]-[.E169])/[.F169]" office:value-type="percentage" office:value="0.958609171923386">
            <text:p>95.86%</text:p>
          </table:table-cell>
          <table:table-cell table:style-name="ce1" table:formula="of:=[.E169]/[.D169]" office:value-type="percentage" office:value="0.256832690405289">
            <text:p>25.68%</text:p>
          </table:table-cell>
          <table:table-cell/>
          <table:table-cell table:style-name="ce2" office:value-type="time" office:time-value="PT00H55M32.201S">
            <text:p>00:55:32</text:p>
          </table:table-cell>
          <table:table-cell table:style-name="ce3" table:formula="of:=[.K169]*60*60*24" office:value-type="float" office:value="3332.201">
            <text:p>3332.201</text:p>
          </table:table-cell>
          <table:table-cell table:style-name="ce3"/>
          <table:table-cell table:style-name="ce2" office:value-type="time" office:time-value="PT00H14M04.432S">
            <text:p>00:14:04</text:p>
          </table:table-cell>
          <table:table-cell table:style-name="ce3" table:formula="of:=[.N169]*60*60*24" office:value-type="float" office:value="844.432">
            <text:p>844.432</text:p>
          </table:table-cell>
          <table:table-cell table:style-name="ce2" office:value-type="time" office:time-value="PT00H21M28.078S">
            <text:p>00:21:28</text:p>
          </table:table-cell>
          <table:table-cell table:style-name="ce3" table:formula="of:=[.P169]*60*60*24" office:value-type="float" office:value="1288.078">
            <text:p>1288.078</text:p>
          </table:table-cell>
          <table:table-cell table:number-columns-repeated="47"/>
        </table:table-row>
        <table:table-row table:style-name="ro1">
          <table:table-cell office:value-type="float" office:value="64">
            <text:p>64</text:p>
          </table:table-cell>
          <table:table-cell table:formula="of:=[.C65]+[.F65]+[.H65]+[.I65]+[.Q65]+[.S65]+[.T65]+[.U65]+[.W65]+[.AA65]+[.AC65]+[.AD65]+[.AI65]+[.AJ65]+[.AM65]+[.AO65]+[.AP65]+[.AQ65]+[.AR65]+[.AT65]+[.BA65]+[.BD65]+[.BE65]+[.BJ65]+[.BK65]" office:value-type="float" office:value="4125.87">
            <text:p>4125.87</text:p>
          </table:table-cell>
          <table:table-cell table:formula="of:=SUM([.B65:.BL65])-[.B170]" office:value-type="float" office:value="174.360000000001">
            <text:p>174.36</text:p>
          </table:table-cell>
          <table:table-cell table:formula="of:=([.B170]/8)+[.C170]" office:value-type="float" office:value="690.093750000001">
            <text:p>690.09375</text:p>
          </table:table-cell>
          <table:table-cell table:formula="of:=[.B170]/14400+[.C170]" office:value-type="float" office:value="174.646518750001">
            <text:p>174.64651875</text:p>
          </table:table-cell>
          <table:table-cell table:formula="of:=SUM([.B170:.C170])" office:value-type="float" office:value="4300.23">
            <text:p>4300.23</text:p>
          </table:table-cell>
          <table:table-cell table:style-name="ce1" table:formula="of:=([.F170]-[.D170])/[.F170]" office:value-type="percentage" office:value="0.839521665120238">
            <text:p>83.95%</text:p>
          </table:table-cell>
          <table:table-cell table:style-name="ce1" table:formula="of:=([.F170]-[.E170])/[.F170]" office:value-type="percentage" office:value="0.959386702862405">
            <text:p>95.94%</text:p>
          </table:table-cell>
          <table:table-cell table:style-name="ce1" table:formula="of:=[.E170]/[.D170]" office:value-type="percentage" office:value="0.253076511343568">
            <text:p>25.31%</text:p>
          </table:table-cell>
          <table:table-cell/>
          <table:table-cell table:style-name="ce2" office:value-type="time" office:time-value="PT00H57M25.389S">
            <text:p>00:57:25</text:p>
          </table:table-cell>
          <table:table-cell table:style-name="ce3" table:formula="of:=[.K170]*60*60*24" office:value-type="float" office:value="3445.389">
            <text:p>3445.389</text:p>
          </table:table-cell>
          <table:table-cell table:style-name="ce3"/>
          <table:table-cell table:style-name="ce2" office:value-type="time" office:time-value="PT00H14M29.314S">
            <text:p>00:14:29</text:p>
          </table:table-cell>
          <table:table-cell table:style-name="ce3" table:formula="of:=[.N170]*60*60*24" office:value-type="float" office:value="869.314">
            <text:p>869.314</text:p>
          </table:table-cell>
          <table:table-cell table:style-name="ce2" office:value-type="time" office:time-value="PT00H22M00.18S">
            <text:p>00:22:00</text:p>
          </table:table-cell>
          <table:table-cell table:style-name="ce3" table:formula="of:=[.P170]*60*60*24" office:value-type="float" office:value="1320.18">
            <text:p>1320.18</text:p>
          </table:table-cell>
          <table:table-cell table:number-columns-repeated="47"/>
        </table:table-row>
        <table:table-row table:style-name="ro1">
          <table:table-cell office:value-type="float" office:value="65">
            <text:p>65</text:p>
          </table:table-cell>
          <table:table-cell table:formula="of:=[.C66]+[.F66]+[.H66]+[.I66]+[.Q66]+[.S66]+[.T66]+[.U66]+[.W66]+[.AA66]+[.AC66]+[.AD66]+[.AI66]+[.AJ66]+[.AM66]+[.AO66]+[.AP66]+[.AQ66]+[.AR66]+[.AT66]+[.BA66]+[.BD66]+[.BE66]+[.BJ66]+[.BK66]" office:value-type="float" office:value="4310.18">
            <text:p>4310.18</text:p>
          </table:table-cell>
          <table:table-cell table:formula="of:=SUM([.B66:.BL66])-[.B171]" office:value-type="float" office:value="176.880000000002">
            <text:p>176.88</text:p>
          </table:table-cell>
          <table:table-cell table:formula="of:=([.B171]/8)+[.C171]" office:value-type="float" office:value="715.652500000002">
            <text:p>715.6525</text:p>
          </table:table-cell>
          <table:table-cell table:formula="of:=[.B171]/14400+[.C171]" office:value-type="float" office:value="177.179318055557">
            <text:p>177.1793180556</text:p>
          </table:table-cell>
          <table:table-cell table:formula="of:=SUM([.B171:.C171])" office:value-type="float" office:value="4487.06">
            <text:p>4487.06</text:p>
          </table:table-cell>
          <table:table-cell table:style-name="ce1" table:formula="of:=([.F171]-[.D171])/[.F171]" office:value-type="percentage" office:value="0.840507481513507">
            <text:p>84.05%</text:p>
          </table:table-cell>
          <table:table-cell table:style-name="ce1" table:formula="of:=([.F171]-[.E171])/[.F171]" office:value-type="percentage" office:value="0.960513271929603">
            <text:p>96.05%</text:p>
          </table:table-cell>
          <table:table-cell table:style-name="ce1" table:formula="of:=[.E171]/[.D171]" office:value-type="percentage" office:value="0.247577306102552">
            <text:p>24.76%</text:p>
          </table:table-cell>
          <table:table-cell/>
          <table:table-cell table:style-name="ce2" office:value-type="time" office:time-value="PT00H59M19.479S">
            <text:p>00:59:19</text:p>
          </table:table-cell>
          <table:table-cell table:style-name="ce3" table:formula="of:=[.K171]*60*60*24" office:value-type="float" office:value="3559.479">
            <text:p>3559.479</text:p>
          </table:table-cell>
          <table:table-cell table:style-name="ce3"/>
          <table:table-cell table:style-name="ce2" office:value-type="time" office:time-value="PT00H14M46.25S">
            <text:p>00:14:46</text:p>
          </table:table-cell>
          <table:table-cell table:style-name="ce3" table:formula="of:=[.N171]*60*60*24" office:value-type="float" office:value="886.25">
            <text:p>886.25</text:p>
          </table:table-cell>
          <table:table-cell table:style-name="ce2" office:value-type="time" office:time-value="PT00H22M26.679S">
            <text:p>00:22:27</text:p>
          </table:table-cell>
          <table:table-cell table:style-name="ce3" table:formula="of:=[.P171]*60*60*24" office:value-type="float" office:value="1346.679">
            <text:p>1346.679</text:p>
          </table:table-cell>
          <table:table-cell table:number-columns-repeated="47"/>
        </table:table-row>
        <table:table-row table:style-name="ro1">
          <table:table-cell office:value-type="float" office:value="66">
            <text:p>66</text:p>
          </table:table-cell>
          <table:table-cell table:formula="of:=[.C67]+[.F67]+[.H67]+[.I67]+[.Q67]+[.S67]+[.T67]+[.U67]+[.W67]+[.AA67]+[.AC67]+[.AD67]+[.AI67]+[.AJ67]+[.AM67]+[.AO67]+[.AP67]+[.AQ67]+[.AR67]+[.AT67]+[.BA67]+[.BD67]+[.BE67]+[.BJ67]+[.BK67]" office:value-type="float" office:value="4534.63">
            <text:p>4534.63</text:p>
          </table:table-cell>
          <table:table-cell table:formula="of:=SUM([.B67:.BL67])-[.B172]" office:value-type="float" office:value="179.220000000001">
            <text:p>179.22</text:p>
          </table:table-cell>
          <table:table-cell table:formula="of:=([.B172]/8)+[.C172]" office:value-type="float" office:value="746.048750000001">
            <text:p>746.04875</text:p>
          </table:table-cell>
          <table:table-cell table:formula="of:=[.B172]/14400+[.C172]" office:value-type="float" office:value="179.534904861112">
            <text:p>179.5349048611</text:p>
          </table:table-cell>
          <table:table-cell table:formula="of:=SUM([.B172:.C172])" office:value-type="float" office:value="4713.85">
            <text:p>4713.85</text:p>
          </table:table-cell>
          <table:table-cell table:style-name="ce1" table:formula="of:=([.F172]-[.D172])/[.F172]" office:value-type="percentage" office:value="0.841732607104596">
            <text:p>84.17%</text:p>
          </table:table-cell>
          <table:table-cell table:style-name="ce1" table:formula="of:=([.F172]-[.E172])/[.F172]" office:value-type="percentage" office:value="0.961913318230085">
            <text:p>96.19%</text:p>
          </table:table-cell>
          <table:table-cell table:style-name="ce1" table:formula="of:=[.E172]/[.D172]" office:value-type="percentage" office:value="0.240647685370577">
            <text:p>24.06%</text:p>
          </table:table-cell>
          <table:table-cell/>
          <table:table-cell table:style-name="ce2" office:value-type="time" office:time-value="PT01H01M24.139S">
            <text:p>01:01:24</text:p>
          </table:table-cell>
          <table:table-cell table:style-name="ce3" table:formula="of:=[.K172]*60*60*24" office:value-type="float" office:value="3684.139">
            <text:p>3684.139</text:p>
          </table:table-cell>
          <table:table-cell table:style-name="ce3"/>
          <table:table-cell table:style-name="ce2" office:value-type="time" office:time-value="PT00H15M06.515S">
            <text:p>00:15:07</text:p>
          </table:table-cell>
          <table:table-cell table:style-name="ce3" table:formula="of:=[.N172]*60*60*24" office:value-type="float" office:value="906.515">
            <text:p>906.515</text:p>
          </table:table-cell>
          <table:table-cell table:style-name="ce2" office:value-type="time" office:time-value="PT00H22M51.195S">
            <text:p>00:22:51</text:p>
          </table:table-cell>
          <table:table-cell table:style-name="ce3" table:formula="of:=[.P172]*60*60*24" office:value-type="float" office:value="1371.195">
            <text:p>1371.195</text:p>
          </table:table-cell>
          <table:table-cell table:number-columns-repeated="47"/>
        </table:table-row>
        <table:table-row table:style-name="ro1">
          <table:table-cell office:value-type="float" office:value="67">
            <text:p>67</text:p>
          </table:table-cell>
          <table:table-cell table:formula="of:=[.C68]+[.F68]+[.H68]+[.I68]+[.Q68]+[.S68]+[.T68]+[.U68]+[.W68]+[.AA68]+[.AC68]+[.AD68]+[.AI68]+[.AJ68]+[.AM68]+[.AO68]+[.AP68]+[.AQ68]+[.AR68]+[.AT68]+[.BA68]+[.BD68]+[.BE68]+[.BJ68]+[.BK68]" office:value-type="float" office:value="4755.02">
            <text:p>4755.02</text:p>
          </table:table-cell>
          <table:table-cell table:formula="of:=SUM([.B68:.BL68])-[.B173]" office:value-type="float" office:value="186.190000000001">
            <text:p>186.19</text:p>
          </table:table-cell>
          <table:table-cell table:formula="of:=([.B173]/8)+[.C173]" office:value-type="float" office:value="780.567500000001">
            <text:p>780.5675</text:p>
          </table:table-cell>
          <table:table-cell table:formula="of:=[.B173]/14400+[.C173]" office:value-type="float" office:value="186.520209722224">
            <text:p>186.5202097222</text:p>
          </table:table-cell>
          <table:table-cell table:formula="of:=SUM([.B173:.C173])" office:value-type="float" office:value="4941.21">
            <text:p>4941.21</text:p>
          </table:table-cell>
          <table:table-cell table:style-name="ce1" table:formula="of:=([.F173]-[.D173])/[.F173]" office:value-type="percentage" office:value="0.842029077897923">
            <text:p>84.20%</text:p>
          </table:table-cell>
          <table:table-cell table:style-name="ce1" table:formula="of:=([.F173]-[.E173])/[.F173]" office:value-type="percentage" office:value="0.96225211846446">
            <text:p>96.23%</text:p>
          </table:table-cell>
          <table:table-cell table:style-name="ce1" table:formula="of:=[.E173]/[.D173]" office:value-type="percentage" office:value="0.238954619199779">
            <text:p>23.90%</text:p>
          </table:table-cell>
          <table:table-cell/>
          <table:table-cell table:style-name="ce2" office:value-type="time" office:time-value="PT01H03M21.586S">
            <text:p>01:03:22</text:p>
          </table:table-cell>
          <table:table-cell table:style-name="ce3" table:formula="of:=[.K173]*60*60*24" office:value-type="float" office:value="3801.586">
            <text:p>3801.586</text:p>
          </table:table-cell>
          <table:table-cell table:style-name="ce3"/>
          <table:table-cell table:style-name="ce2" office:value-type="time" office:time-value="PT00H15M25.333S">
            <text:p>00:15:25</text:p>
          </table:table-cell>
          <table:table-cell table:style-name="ce3" table:formula="of:=[.N173]*60*60*24" office:value-type="float" office:value="925.333">
            <text:p>925.333</text:p>
          </table:table-cell>
          <table:table-cell table:style-name="ce2" office:value-type="time" office:time-value="PT00H23M20.086S">
            <text:p>00:23:20</text:p>
          </table:table-cell>
          <table:table-cell table:style-name="ce3" table:formula="of:=[.P173]*60*60*24" office:value-type="float" office:value="1400.086">
            <text:p>1400.086</text:p>
          </table:table-cell>
          <table:table-cell table:number-columns-repeated="47"/>
        </table:table-row>
        <table:table-row table:style-name="ro1">
          <table:table-cell office:value-type="float" office:value="68">
            <text:p>68</text:p>
          </table:table-cell>
          <table:table-cell table:formula="of:=[.C69]+[.F69]+[.H69]+[.I69]+[.Q69]+[.S69]+[.T69]+[.U69]+[.W69]+[.AA69]+[.AC69]+[.AD69]+[.AI69]+[.AJ69]+[.AM69]+[.AO69]+[.AP69]+[.AQ69]+[.AR69]+[.AT69]+[.BA69]+[.BD69]+[.BE69]+[.BJ69]+[.BK69]" office:value-type="float" office:value="4973.36">
            <text:p>4973.36</text:p>
          </table:table-cell>
          <table:table-cell table:formula="of:=SUM([.B69:.BL69])-[.B174]" office:value-type="float" office:value="184.860000000001">
            <text:p>184.86</text:p>
          </table:table-cell>
          <table:table-cell table:formula="of:=([.B174]/8)+[.C174]" office:value-type="float" office:value="806.530000000001">
            <text:p>806.53</text:p>
          </table:table-cell>
          <table:table-cell table:formula="of:=[.B174]/14400+[.C174]" office:value-type="float" office:value="185.205372222223">
            <text:p>185.2053722222</text:p>
          </table:table-cell>
          <table:table-cell table:formula="of:=SUM([.B174:.C174])" office:value-type="float" office:value="5158.22">
            <text:p>5158.22</text:p>
          </table:table-cell>
          <table:table-cell table:style-name="ce1" table:formula="of:=([.F174]-[.D174])/[.F174]" office:value-type="percentage" office:value="0.84364179891513">
            <text:p>84.36%</text:p>
          </table:table-cell>
          <table:table-cell table:style-name="ce1" table:formula="of:=([.F174]-[.E174])/[.F174]" office:value-type="percentage" office:value="0.964095100204679">
            <text:p>96.41%</text:p>
          </table:table-cell>
          <table:table-cell table:style-name="ce1" table:formula="of:=[.E174]/[.D174]" office:value-type="percentage" office:value="0.229632341291982">
            <text:p>22.96%</text:p>
          </table:table-cell>
          <table:table-cell/>
          <table:table-cell table:style-name="ce2" office:value-type="time" office:time-value="PT01H05M35.396S">
            <text:p>01:05:35</text:p>
          </table:table-cell>
          <table:table-cell table:style-name="ce3" table:formula="of:=[.K174]*60*60*24" office:value-type="float" office:value="3935.396">
            <text:p>3935.396</text:p>
          </table:table-cell>
          <table:table-cell table:style-name="ce3"/>
          <table:table-cell table:style-name="ce2" office:value-type="time" office:time-value="PT00H15M46.114S">
            <text:p>00:15:46</text:p>
          </table:table-cell>
          <table:table-cell table:style-name="ce3" table:formula="of:=[.N174]*60*60*24" office:value-type="float" office:value="946.114">
            <text:p>946.114</text:p>
          </table:table-cell>
          <table:table-cell table:style-name="ce2" office:value-type="time" office:time-value="PT00H23M50.231S">
            <text:p>00:23:50</text:p>
          </table:table-cell>
          <table:table-cell table:style-name="ce3" table:formula="of:=[.P174]*60*60*24" office:value-type="float" office:value="1430.231">
            <text:p>1430.231</text:p>
          </table:table-cell>
          <table:table-cell table:number-columns-repeated="47"/>
        </table:table-row>
        <table:table-row table:style-name="ro1">
          <table:table-cell office:value-type="float" office:value="69">
            <text:p>69</text:p>
          </table:table-cell>
          <table:table-cell table:formula="of:=[.C70]+[.F70]+[.H70]+[.I70]+[.Q70]+[.S70]+[.T70]+[.U70]+[.W70]+[.AA70]+[.AC70]+[.AD70]+[.AI70]+[.AJ70]+[.AM70]+[.AO70]+[.AP70]+[.AQ70]+[.AR70]+[.AT70]+[.BA70]+[.BD70]+[.BE70]+[.BJ70]+[.BK70]" office:value-type="float" office:value="5209.89">
            <text:p>5209.89</text:p>
          </table:table-cell>
          <table:table-cell table:formula="of:=SUM([.B70:.BL70])-[.B175]" office:value-type="float" office:value="187.920000000001">
            <text:p>187.92</text:p>
          </table:table-cell>
          <table:table-cell table:formula="of:=([.B175]/8)+[.C175]" office:value-type="float" office:value="839.156250000001">
            <text:p>839.15625</text:p>
          </table:table-cell>
          <table:table-cell table:formula="of:=[.B175]/14400+[.C175]" office:value-type="float" office:value="188.281797916668">
            <text:p>188.2817979167</text:p>
          </table:table-cell>
          <table:table-cell table:formula="of:=SUM([.B175:.C175])" office:value-type="float" office:value="5397.81">
            <text:p>5397.81</text:p>
          </table:table-cell>
          <table:table-cell table:style-name="ce1" table:formula="of:=([.F175]-[.D175])/[.F175]" office:value-type="percentage" office:value="0.844537645823028">
            <text:p>84.45%</text:p>
          </table:table-cell>
          <table:table-cell table:style-name="ce1" table:formula="of:=([.F175]-[.E175])/[.F175]" office:value-type="percentage" office:value="0.965118854143316">
            <text:p>96.51%</text:p>
          </table:table-cell>
          <table:table-cell table:style-name="ce1" table:formula="of:=[.E175]/[.D175]" office:value-type="percentage" office:value="0.22437036954282">
            <text:p>22.44%</text:p>
          </table:table-cell>
          <table:table-cell/>
          <table:table-cell table:style-name="ce2" office:value-type="time" office:time-value="PT01H07M51.341S">
            <text:p>01:07:51</text:p>
          </table:table-cell>
          <table:table-cell table:style-name="ce3" table:formula="of:=[.K175]*60*60*24" office:value-type="float" office:value="4071.341">
            <text:p>4071.341</text:p>
          </table:table-cell>
          <table:table-cell table:style-name="ce3"/>
          <table:table-cell table:style-name="ce2" office:value-type="time" office:time-value="PT00H16M04.12S">
            <text:p>00:16:04</text:p>
          </table:table-cell>
          <table:table-cell table:style-name="ce3" table:formula="of:=[.N175]*60*60*24" office:value-type="float" office:value="964.12">
            <text:p>964.12</text:p>
          </table:table-cell>
          <table:table-cell table:style-name="ce2" office:value-type="time" office:time-value="PT00H24M17.045S">
            <text:p>00:24:17</text:p>
          </table:table-cell>
          <table:table-cell table:style-name="ce3" table:formula="of:=[.P175]*60*60*24" office:value-type="float" office:value="1457.045">
            <text:p>1457.045</text:p>
          </table:table-cell>
          <table:table-cell table:number-columns-repeated="47"/>
        </table:table-row>
        <table:table-row table:style-name="ro1">
          <table:table-cell office:value-type="float" office:value="70">
            <text:p>70</text:p>
          </table:table-cell>
          <table:table-cell table:formula="of:=[.C71]+[.F71]+[.H71]+[.I71]+[.Q71]+[.S71]+[.T71]+[.U71]+[.W71]+[.AA71]+[.AC71]+[.AD71]+[.AI71]+[.AJ71]+[.AM71]+[.AO71]+[.AP71]+[.AQ71]+[.AR71]+[.AT71]+[.BA71]+[.BD71]+[.BE71]+[.BJ71]+[.BK71]" office:value-type="float" office:value="5453.58">
            <text:p>5453.58</text:p>
          </table:table-cell>
          <table:table-cell table:formula="of:=SUM([.B71:.BL71])-[.B176]" office:value-type="float" office:value="192.829999999999">
            <text:p>192.83</text:p>
          </table:table-cell>
          <table:table-cell table:formula="of:=([.B176]/8)+[.C176]" office:value-type="float" office:value="874.527499999999">
            <text:p>874.5275</text:p>
          </table:table-cell>
          <table:table-cell table:formula="of:=[.B176]/14400+[.C176]" office:value-type="float" office:value="193.208720833332">
            <text:p>193.2087208333</text:p>
          </table:table-cell>
          <table:table-cell table:formula="of:=SUM([.B176:.C176])" office:value-type="float" office:value="5646.41">
            <text:p>5646.41</text:p>
          </table:table-cell>
          <table:table-cell table:style-name="ce1" table:formula="of:=([.F176]-[.D176])/[.F176]" office:value-type="percentage" office:value="0.845117959907269">
            <text:p>84.51%</text:p>
          </table:table-cell>
          <table:table-cell table:style-name="ce1" table:formula="of:=([.F176]-[.E176])/[.F176]" office:value-type="percentage" office:value="0.965782024182917">
            <text:p>96.58%</text:p>
          </table:table-cell>
          <table:table-cell table:style-name="ce1" table:formula="of:=[.E176]/[.D176]" office:value-type="percentage" office:value="0.22092926847164">
            <text:p>22.09%</text:p>
          </table:table-cell>
          <table:table-cell/>
          <table:table-cell table:style-name="ce2" office:value-type="time" office:time-value="PT01H10M08.606S">
            <text:p>01:10:09</text:p>
          </table:table-cell>
          <table:table-cell table:style-name="ce3" table:formula="of:=[.K176]*60*60*24" office:value-type="float" office:value="4208.606">
            <text:p>4208.606</text:p>
          </table:table-cell>
          <table:table-cell table:style-name="ce3"/>
          <table:table-cell table:style-name="ce2" office:value-type="time" office:time-value="PT00H16M31.966S">
            <text:p>00:16:32</text:p>
          </table:table-cell>
          <table:table-cell table:style-name="ce3" table:formula="of:=[.N176]*60*60*24" office:value-type="float" office:value="991.966">
            <text:p>991.966</text:p>
          </table:table-cell>
          <table:table-cell table:style-name="ce2" office:value-type="time" office:time-value="PT00H24M47.176S">
            <text:p>00:24:47</text:p>
          </table:table-cell>
          <table:table-cell table:style-name="ce3" table:formula="of:=[.P176]*60*60*24" office:value-type="float" office:value="1487.176">
            <text:p>1487.176</text:p>
          </table:table-cell>
          <table:table-cell table:number-columns-repeated="47"/>
        </table:table-row>
        <table:table-row table:style-name="ro1">
          <table:table-cell office:value-type="float" office:value="71">
            <text:p>71</text:p>
          </table:table-cell>
          <table:table-cell table:formula="of:=[.C72]+[.F72]+[.H72]+[.I72]+[.Q72]+[.S72]+[.T72]+[.U72]+[.W72]+[.AA72]+[.AC72]+[.AD72]+[.AI72]+[.AJ72]+[.AM72]+[.AO72]+[.AP72]+[.AQ72]+[.AR72]+[.AT72]+[.BA72]+[.BD72]+[.BE72]+[.BJ72]+[.BK72]" office:value-type="float" office:value="5696.16">
            <text:p>5696.16</text:p>
          </table:table-cell>
          <table:table-cell table:formula="of:=SUM([.B72:.BL72])-[.B177]" office:value-type="float" office:value="195.79">
            <text:p>195.79</text:p>
          </table:table-cell>
          <table:table-cell table:formula="of:=([.B177]/8)+[.C177]" office:value-type="float" office:value="907.81">
            <text:p>907.81</text:p>
          </table:table-cell>
          <table:table-cell table:formula="of:=[.B177]/14400+[.C177]" office:value-type="float" office:value="196.185566666667">
            <text:p>196.1855666667</text:p>
          </table:table-cell>
          <table:table-cell table:formula="of:=SUM([.B177:.C177])" office:value-type="float" office:value="5891.95">
            <text:p>5891.95</text:p>
          </table:table-cell>
          <table:table-cell table:style-name="ce1" table:formula="of:=([.F177]-[.D177])/[.F177]" office:value-type="percentage" office:value="0.845923675523384">
            <text:p>84.59%</text:p>
          </table:table-cell>
          <table:table-cell table:style-name="ce1" table:formula="of:=([.F177]-[.E177])/[.F177]" office:value-type="percentage" office:value="0.966702778084222">
            <text:p>96.67%</text:p>
          </table:table-cell>
          <table:table-cell table:style-name="ce1" table:formula="of:=[.E177]/[.D177]" office:value-type="percentage" office:value="0.216108620379448">
            <text:p>21.61%</text:p>
          </table:table-cell>
          <table:table-cell/>
          <table:table-cell table:style-name="ce2" office:value-type="time" office:time-value="PT01H12M18.723S">
            <text:p>01:12:19</text:p>
          </table:table-cell>
          <table:table-cell table:style-name="ce3" table:formula="of:=[.K177]*60*60*24" office:value-type="float" office:value="4338.723">
            <text:p>4338.723</text:p>
          </table:table-cell>
          <table:table-cell table:style-name="ce3"/>
          <table:table-cell table:style-name="ce2" office:value-type="time" office:time-value="PT00H17M05.446S">
            <text:p>00:17:05</text:p>
          </table:table-cell>
          <table:table-cell table:style-name="ce3" table:formula="of:=[.N177]*60*60*24" office:value-type="float" office:value="1025.446">
            <text:p>1025.446</text:p>
          </table:table-cell>
          <table:table-cell table:style-name="ce2" office:value-type="time" office:time-value="PT00H25M12.239S">
            <text:p>00:25:12</text:p>
          </table:table-cell>
          <table:table-cell table:style-name="ce3" table:formula="of:=[.P177]*60*60*24" office:value-type="float" office:value="1512.239">
            <text:p>1512.239</text:p>
          </table:table-cell>
          <table:table-cell table:number-columns-repeated="47"/>
        </table:table-row>
        <table:table-row table:style-name="ro1">
          <table:table-cell office:value-type="float" office:value="72">
            <text:p>72</text:p>
          </table:table-cell>
          <table:table-cell table:formula="of:=[.C73]+[.F73]+[.H73]+[.I73]+[.Q73]+[.S73]+[.T73]+[.U73]+[.W73]+[.AA73]+[.AC73]+[.AD73]+[.AI73]+[.AJ73]+[.AM73]+[.AO73]+[.AP73]+[.AQ73]+[.AR73]+[.AT73]+[.BA73]+[.BD73]+[.BE73]+[.BJ73]+[.BK73]" office:value-type="float" office:value="5967.42">
            <text:p>5967.42</text:p>
          </table:table-cell>
          <table:table-cell table:formula="of:=SUM([.B73:.BL73])-[.B178]" office:value-type="float" office:value="200.250000000001">
            <text:p>200.25</text:p>
          </table:table-cell>
          <table:table-cell table:formula="of:=([.B178]/8)+[.C178]" office:value-type="float" office:value="946.177500000001">
            <text:p>946.1775</text:p>
          </table:table-cell>
          <table:table-cell table:formula="of:=[.B178]/14400+[.C178]" office:value-type="float" office:value="200.664404166668">
            <text:p>200.6644041667</text:p>
          </table:table-cell>
          <table:table-cell table:formula="of:=SUM([.B178:.C178])" office:value-type="float" office:value="6167.67">
            <text:p>6167.67</text:p>
          </table:table-cell>
          <table:table-cell table:style-name="ce1" table:formula="of:=([.F178]-[.D178])/[.F178]" office:value-type="percentage" office:value="0.846590770907004">
            <text:p>84.66%</text:p>
          </table:table-cell>
          <table:table-cell table:style-name="ce1" table:formula="of:=([.F178]-[.E178])/[.F178]" office:value-type="percentage" office:value="0.967465119864281">
            <text:p>96.75%</text:p>
          </table:table-cell>
          <table:table-cell table:style-name="ce1" table:formula="of:=[.E178]/[.D178]" office:value-type="percentage" office:value="0.212079027631356">
            <text:p>21.21%</text:p>
          </table:table-cell>
          <table:table-cell/>
          <table:table-cell table:style-name="ce2" office:value-type="time" office:time-value="PT01H14M50.138S">
            <text:p>01:14:50</text:p>
          </table:table-cell>
          <table:table-cell table:style-name="ce3" table:formula="of:=[.K178]*60*60*24" office:value-type="float" office:value="4490.138">
            <text:p>4490.138</text:p>
          </table:table-cell>
          <table:table-cell table:style-name="ce3"/>
          <table:table-cell table:style-name="ce2" office:value-type="time" office:time-value="PT00H17M10.455S">
            <text:p>00:17:10</text:p>
          </table:table-cell>
          <table:table-cell table:style-name="ce3" table:formula="of:=[.N178]*60*60*24" office:value-type="float" office:value="1030.455">
            <text:p>1030.455</text:p>
          </table:table-cell>
          <table:table-cell table:style-name="ce2" office:value-type="time" office:time-value="PT00H25M40.092S">
            <text:p>00:25:40</text:p>
          </table:table-cell>
          <table:table-cell table:style-name="ce3" table:formula="of:=[.P178]*60*60*24" office:value-type="float" office:value="1540.092">
            <text:p>1540.092</text:p>
          </table:table-cell>
          <table:table-cell table:number-columns-repeated="47"/>
        </table:table-row>
        <table:table-row table:style-name="ro1">
          <table:table-cell office:value-type="float" office:value="73">
            <text:p>73</text:p>
          </table:table-cell>
          <table:table-cell table:formula="of:=[.C74]+[.F74]+[.H74]+[.I74]+[.Q74]+[.S74]+[.T74]+[.U74]+[.W74]+[.AA74]+[.AC74]+[.AD74]+[.AI74]+[.AJ74]+[.AM74]+[.AO74]+[.AP74]+[.AQ74]+[.AR74]+[.AT74]+[.BA74]+[.BD74]+[.BE74]+[.BJ74]+[.BK74]" office:value-type="float" office:value="6211.22">
            <text:p>6211.22</text:p>
          </table:table-cell>
          <table:table-cell table:formula="of:=SUM([.B74:.BL74])-[.B179]" office:value-type="float" office:value="202.360000000001">
            <text:p>202.36</text:p>
          </table:table-cell>
          <table:table-cell table:formula="of:=([.B179]/8)+[.C179]" office:value-type="float" office:value="978.762500000001">
            <text:p>978.7625</text:p>
          </table:table-cell>
          <table:table-cell table:formula="of:=[.B179]/14400+[.C179]" office:value-type="float" office:value="202.791334722223">
            <text:p>202.7913347222</text:p>
          </table:table-cell>
          <table:table-cell table:formula="of:=SUM([.B179:.C179])" office:value-type="float" office:value="6413.58">
            <text:p>6413.58</text:p>
          </table:table-cell>
          <table:table-cell table:style-name="ce1" table:formula="of:=([.F179]-[.D179])/[.F179]" office:value-type="percentage" office:value="0.84739217410557">
            <text:p>84.74%</text:p>
          </table:table-cell>
          <table:table-cell table:style-name="ce1" table:formula="of:=([.F179]-[.E179])/[.F179]" office:value-type="percentage" office:value="0.968380945630643">
            <text:p>96.84%</text:p>
          </table:table-cell>
          <table:table-cell table:style-name="ce1" table:formula="of:=[.E179]/[.D179]" office:value-type="percentage" office:value="0.20719156559658">
            <text:p>20.72%</text:p>
          </table:table-cell>
          <table:table-cell/>
          <table:table-cell table:style-name="ce2" office:value-type="time" office:time-value="PT01H17M06.514S">
            <text:p>01:17:07</text:p>
          </table:table-cell>
          <table:table-cell table:style-name="ce3" table:formula="of:=[.K179]*60*60*24" office:value-type="float" office:value="4626.514">
            <text:p>4626.514</text:p>
          </table:table-cell>
          <table:table-cell table:style-name="ce3"/>
          <table:table-cell table:style-name="ce2" office:value-type="time" office:time-value="PT00H17M36.946S">
            <text:p>00:17:37</text:p>
          </table:table-cell>
          <table:table-cell table:style-name="ce3" table:formula="of:=[.N179]*60*60*24" office:value-type="float" office:value="1056.946">
            <text:p>1056.946</text:p>
          </table:table-cell>
          <table:table-cell table:style-name="ce2" office:value-type="time" office:time-value="PT00H26M06.961S">
            <text:p>00:26:07</text:p>
          </table:table-cell>
          <table:table-cell table:style-name="ce3" table:formula="of:=[.P179]*60*60*24" office:value-type="float" office:value="1566.961">
            <text:p>1566.961</text:p>
          </table:table-cell>
          <table:table-cell table:number-columns-repeated="47"/>
        </table:table-row>
        <table:table-row table:style-name="ro1">
          <table:table-cell office:value-type="float" office:value="74">
            <text:p>74</text:p>
          </table:table-cell>
          <table:table-cell table:formula="of:=[.C75]+[.F75]+[.H75]+[.I75]+[.Q75]+[.S75]+[.T75]+[.U75]+[.W75]+[.AA75]+[.AC75]+[.AD75]+[.AI75]+[.AJ75]+[.AM75]+[.AO75]+[.AP75]+[.AQ75]+[.AR75]+[.AT75]+[.BA75]+[.BD75]+[.BE75]+[.BJ75]+[.BK75]" office:value-type="float" office:value="6477.48">
            <text:p>6477.48</text:p>
          </table:table-cell>
          <table:table-cell table:formula="of:=SUM([.B75:.BL75])-[.B180]" office:value-type="float" office:value="205.720000000002">
            <text:p>205.72</text:p>
          </table:table-cell>
          <table:table-cell table:formula="of:=([.B180]/8)+[.C180]" office:value-type="float" office:value="1015.405">
            <text:p>1015.405</text:p>
          </table:table-cell>
          <table:table-cell table:formula="of:=[.B180]/14400+[.C180]" office:value-type="float" office:value="206.169825000002">
            <text:p>206.169825</text:p>
          </table:table-cell>
          <table:table-cell table:formula="of:=SUM([.B180:.C180])" office:value-type="float" office:value="6683.2">
            <text:p>6683.2</text:p>
          </table:table-cell>
          <table:table-cell table:style-name="ce1" table:formula="of:=([.F180]-[.D180])/[.F180]" office:value-type="percentage" office:value="0.84806604620541">
            <text:p>84.81%</text:p>
          </table:table-cell>
          <table:table-cell table:style-name="ce1" table:formula="of:=([.F180]-[.E180])/[.F180]" office:value-type="percentage" office:value="0.969151031691405">
            <text:p>96.92%</text:p>
          </table:table-cell>
          <table:table-cell table:style-name="ce1" table:formula="of:=[.E180]/[.D180]" office:value-type="percentage" office:value="0.203041963551491">
            <text:p>20.30%</text:p>
          </table:table-cell>
          <table:table-cell/>
          <table:table-cell table:style-name="ce2" office:value-type="time" office:time-value="PT01H19M32.211S">
            <text:p>01:19:32</text:p>
          </table:table-cell>
          <table:table-cell table:style-name="ce3" table:formula="of:=[.K180]*60*60*24" office:value-type="float" office:value="4772.211">
            <text:p>4772.211</text:p>
          </table:table-cell>
          <table:table-cell table:style-name="ce3"/>
          <table:table-cell table:style-name="ce2" office:value-type="time" office:time-value="PT00H17M57.734S">
            <text:p>00:17:58</text:p>
          </table:table-cell>
          <table:table-cell table:style-name="ce3" table:formula="of:=[.N180]*60*60*24" office:value-type="float" office:value="1077.734">
            <text:p>1077.734</text:p>
          </table:table-cell>
          <table:table-cell table:style-name="ce2" office:value-type="time" office:time-value="PT00H26M39.924S">
            <text:p>00:26:40</text:p>
          </table:table-cell>
          <table:table-cell table:style-name="ce3" table:formula="of:=[.P180]*60*60*24" office:value-type="float" office:value="1599.924">
            <text:p>1599.924</text:p>
          </table:table-cell>
          <table:table-cell table:number-columns-repeated="47"/>
        </table:table-row>
        <table:table-row table:style-name="ro1">
          <table:table-cell office:value-type="float" office:value="75">
            <text:p>75</text:p>
          </table:table-cell>
          <table:table-cell table:formula="of:=[.C76]+[.F76]+[.H76]+[.I76]+[.Q76]+[.S76]+[.T76]+[.U76]+[.W76]+[.AA76]+[.AC76]+[.AD76]+[.AI76]+[.AJ76]+[.AM76]+[.AO76]+[.AP76]+[.AQ76]+[.AR76]+[.AT76]+[.BA76]+[.BD76]+[.BE76]+[.BJ76]+[.BK76]" office:value-type="float" office:value="6758.59">
            <text:p>6758.59</text:p>
          </table:table-cell>
          <table:table-cell table:formula="of:=SUM([.B76:.BL76])-[.B181]" office:value-type="float" office:value="270.570000000001">
            <text:p>270.57</text:p>
          </table:table-cell>
          <table:table-cell table:formula="of:=([.B181]/8)+[.C181]" office:value-type="float" office:value="1115.39375">
            <text:p>1115.39375</text:p>
          </table:table-cell>
          <table:table-cell table:formula="of:=[.B181]/14400+[.C181]" office:value-type="float" office:value="271.039346527778">
            <text:p>271.0393465278</text:p>
          </table:table-cell>
          <table:table-cell table:formula="of:=SUM([.B181:.C181])" office:value-type="float" office:value="7029.16">
            <text:p>7029.16</text:p>
          </table:table-cell>
          <table:table-cell table:style-name="ce1" table:formula="of:=([.F181]-[.D181])/[.F181]" office:value-type="percentage" office:value="0.841319055192939">
            <text:p>84.13%</text:p>
          </table:table-cell>
          <table:table-cell table:style-name="ce1" table:formula="of:=([.F181]-[.E181])/[.F181]" office:value-type="percentage" office:value="0.961440720295486">
            <text:p>96.14%</text:p>
          </table:table-cell>
          <table:table-cell table:style-name="ce1" table:formula="of:=[.E181]/[.D181]" office:value-type="percentage" office:value="0.242998803362291">
            <text:p>24.30%</text:p>
          </table:table-cell>
          <table:table-cell/>
          <table:table-cell table:style-name="ce2" office:value-type="time" office:time-value="PT01H22M02.341S">
            <text:p>01:22:02</text:p>
          </table:table-cell>
          <table:table-cell table:style-name="ce3" table:formula="of:=[.K181]*60*60*24" office:value-type="float" office:value="4922.341">
            <text:p>4922.341</text:p>
          </table:table-cell>
          <table:table-cell table:style-name="ce3"/>
          <table:table-cell table:style-name="ce2" office:value-type="time" office:time-value="PT00H18M22.627S">
            <text:p>00:18:23</text:p>
          </table:table-cell>
          <table:table-cell table:style-name="ce3" table:formula="of:=[.N181]*60*60*24" office:value-type="float" office:value="1102.627">
            <text:p>1102.627</text:p>
          </table:table-cell>
          <table:table-cell table:style-name="ce2" office:value-type="time" office:time-value="PT00H27M06.927S">
            <text:p>00:27:07</text:p>
          </table:table-cell>
          <table:table-cell table:style-name="ce3" table:formula="of:=[.P181]*60*60*24" office:value-type="float" office:value="1626.927">
            <text:p>1626.927</text:p>
          </table:table-cell>
          <table:table-cell table:number-columns-repeated="47"/>
        </table:table-row>
        <table:table-row table:style-name="ro1">
          <table:table-cell office:value-type="float" office:value="76">
            <text:p>76</text:p>
          </table:table-cell>
          <table:table-cell table:formula="of:=[.C77]+[.F77]+[.H77]+[.I77]+[.Q77]+[.S77]+[.T77]+[.U77]+[.W77]+[.AA77]+[.AC77]+[.AD77]+[.AI77]+[.AJ77]+[.AM77]+[.AO77]+[.AP77]+[.AQ77]+[.AR77]+[.AT77]+[.BA77]+[.BD77]+[.BE77]+[.BJ77]+[.BK77]" office:value-type="float" office:value="7066.88">
            <text:p>7066.88</text:p>
          </table:table-cell>
          <table:table-cell table:formula="of:=SUM([.B77:.BL77])-[.B182]" office:value-type="float" office:value="276.220000000001">
            <text:p>276.22</text:p>
          </table:table-cell>
          <table:table-cell table:formula="of:=([.B182]/8)+[.C182]" office:value-type="float" office:value="1159.58">
            <text:p>1159.58</text:p>
          </table:table-cell>
          <table:table-cell table:formula="of:=[.B182]/14400+[.C182]" office:value-type="float" office:value="276.710755555557">
            <text:p>276.7107555556</text:p>
          </table:table-cell>
          <table:table-cell table:formula="of:=SUM([.B182:.C182])" office:value-type="float" office:value="7343.1">
            <text:p>7343.1</text:p>
          </table:table-cell>
          <table:table-cell table:style-name="ce1" table:formula="of:=([.F182]-[.D182])/[.F182]" office:value-type="percentage" office:value="0.842085767591344">
            <text:p>84.21%</text:p>
          </table:table-cell>
          <table:table-cell table:style-name="ce1" table:formula="of:=([.F182]-[.E182])/[.F182]" office:value-type="percentage" office:value="0.962316902186331">
            <text:p>96.23%</text:p>
          </table:table-cell>
          <table:table-cell table:style-name="ce1" table:formula="of:=[.E182]/[.D182]" office:value-type="percentage" office:value="0.238630155362766">
            <text:p>23.86%</text:p>
          </table:table-cell>
          <table:table-cell/>
          <table:table-cell table:style-name="ce2" office:value-type="time" office:time-value="PT01H24M34.278S">
            <text:p>01:24:34</text:p>
          </table:table-cell>
          <table:table-cell table:style-name="ce3" table:formula="of:=[.K182]*60*60*24" office:value-type="float" office:value="5074.278">
            <text:p>5074.278</text:p>
          </table:table-cell>
          <table:table-cell table:style-name="ce3"/>
          <table:table-cell table:style-name="ce2" office:value-type="time" office:time-value="PT00H18M51.305S">
            <text:p>00:18:51</text:p>
          </table:table-cell>
          <table:table-cell table:style-name="ce3" table:formula="of:=[.N182]*60*60*24" office:value-type="float" office:value="1131.305">
            <text:p>1131.305</text:p>
          </table:table-cell>
          <table:table-cell table:style-name="ce2" office:value-type="time" office:time-value="PT00H27M43.666S">
            <text:p>00:27:44</text:p>
          </table:table-cell>
          <table:table-cell table:style-name="ce3" table:formula="of:=[.P182]*60*60*24" office:value-type="float" office:value="1663.666">
            <text:p>1663.666</text:p>
          </table:table-cell>
          <table:table-cell table:number-columns-repeated="47"/>
        </table:table-row>
        <table:table-row table:style-name="ro1">
          <table:table-cell office:value-type="float" office:value="77">
            <text:p>77</text:p>
          </table:table-cell>
          <table:table-cell table:formula="of:=[.C78]+[.F78]+[.H78]+[.I78]+[.Q78]+[.S78]+[.T78]+[.U78]+[.W78]+[.AA78]+[.AC78]+[.AD78]+[.AI78]+[.AJ78]+[.AM78]+[.AO78]+[.AP78]+[.AQ78]+[.AR78]+[.AT78]+[.BA78]+[.BD78]+[.BE78]+[.BJ78]+[.BK78]" office:value-type="float" office:value="7335.82">
            <text:p>7335.82</text:p>
          </table:table-cell>
          <table:table-cell table:formula="of:=SUM([.B78:.BL78])-[.B183]" office:value-type="float" office:value="278.799999999999">
            <text:p>278.8</text:p>
          </table:table-cell>
          <table:table-cell table:formula="of:=([.B183]/8)+[.C183]" office:value-type="float" office:value="1195.7775">
            <text:p>1195.7775</text:p>
          </table:table-cell>
          <table:table-cell table:formula="of:=[.B183]/14400+[.C183]" office:value-type="float" office:value="279.309431944444">
            <text:p>279.3094319444</text:p>
          </table:table-cell>
          <table:table-cell table:formula="of:=SUM([.B183:.C183])" office:value-type="float" office:value="7614.62">
            <text:p>7614.62</text:p>
          </table:table-cell>
          <table:table-cell table:style-name="ce1" table:formula="of:=([.F183]-[.D183])/[.F183]" office:value-type="percentage" office:value="0.842962944966394">
            <text:p>84.30%</text:p>
          </table:table-cell>
          <table:table-cell table:style-name="ce1" table:formula="of:=([.F183]-[.E183])/[.F183]" office:value-type="percentage" office:value="0.963319320997707">
            <text:p>96.33%</text:p>
          </table:table-cell>
          <table:table-cell table:style-name="ce1" table:formula="of:=[.E183]/[.D183]" office:value-type="percentage" office:value="0.233579768765045">
            <text:p>23.36%</text:p>
          </table:table-cell>
          <table:table-cell/>
          <table:table-cell table:style-name="ce2" office:value-type="time" office:time-value="PT01H27M06.216S">
            <text:p>01:27:06</text:p>
          </table:table-cell>
          <table:table-cell table:style-name="ce3" table:formula="of:=[.K183]*60*60*24" office:value-type="float" office:value="5226.216">
            <text:p>5226.216</text:p>
          </table:table-cell>
          <table:table-cell table:style-name="ce3"/>
          <table:table-cell table:style-name="ce2" office:value-type="time" office:time-value="PT00H19M19.219S">
            <text:p>00:19:19</text:p>
          </table:table-cell>
          <table:table-cell table:style-name="ce3" table:formula="of:=[.N183]*60*60*24" office:value-type="float" office:value="1159.219">
            <text:p>1159.219</text:p>
          </table:table-cell>
          <table:table-cell table:style-name="ce2" office:value-type="time" office:time-value="PT00H28M09.078S">
            <text:p>00:28:09</text:p>
          </table:table-cell>
          <table:table-cell table:style-name="ce3" table:formula="of:=[.P183]*60*60*24" office:value-type="float" office:value="1689.078">
            <text:p>1689.078</text:p>
          </table:table-cell>
          <table:table-cell table:number-columns-repeated="47"/>
        </table:table-row>
        <table:table-row table:style-name="ro1">
          <table:table-cell office:value-type="float" office:value="78">
            <text:p>78</text:p>
          </table:table-cell>
          <table:table-cell table:formula="of:=[.C79]+[.F79]+[.H79]+[.I79]+[.Q79]+[.S79]+[.T79]+[.U79]+[.W79]+[.AA79]+[.AC79]+[.AD79]+[.AI79]+[.AJ79]+[.AM79]+[.AO79]+[.AP79]+[.AQ79]+[.AR79]+[.AT79]+[.BA79]+[.BD79]+[.BE79]+[.BJ79]+[.BK79]" office:value-type="float" office:value="7642.25">
            <text:p>7642.25</text:p>
          </table:table-cell>
          <table:table-cell table:formula="of:=SUM([.B79:.BL79])-[.B184]" office:value-type="float" office:value="361.240000000001">
            <text:p>361.24</text:p>
          </table:table-cell>
          <table:table-cell table:formula="of:=([.B184]/8)+[.C184]" office:value-type="float" office:value="1316.52125">
            <text:p>1316.52125</text:p>
          </table:table-cell>
          <table:table-cell table:formula="of:=[.B184]/14400+[.C184]" office:value-type="float" office:value="361.770711805556">
            <text:p>361.7707118056</text:p>
          </table:table-cell>
          <table:table-cell table:formula="of:=SUM([.B184:.C184])" office:value-type="float" office:value="8003.49">
            <text:p>8003.49</text:p>
          </table:table-cell>
          <table:table-cell table:style-name="ce1" table:formula="of:=([.F184]-[.D184])/[.F184]" office:value-type="percentage" office:value="0.835506603994008">
            <text:p>83.55%</text:p>
          </table:table-cell>
          <table:table-cell table:style-name="ce1" table:formula="of:=([.F184]-[.E184])/[.F184]" office:value-type="percentage" office:value="0.95479838023093">
            <text:p>95.48%</text:p>
          </table:table-cell>
          <table:table-cell table:style-name="ce1" table:formula="of:=[.E184]/[.D184]" office:value-type="percentage" office:value="0.274792914892605">
            <text:p>27.48%</text:p>
          </table:table-cell>
          <table:table-cell/>
          <table:table-cell table:style-name="ce2" office:value-type="time" office:time-value="PT01H29M24.783S">
            <text:p>01:29:25</text:p>
          </table:table-cell>
          <table:table-cell table:style-name="ce3" table:formula="of:=[.K184]*60*60*24" office:value-type="float" office:value="5364.783">
            <text:p>5364.783</text:p>
          </table:table-cell>
          <table:table-cell table:style-name="ce3"/>
          <table:table-cell table:style-name="ce2" office:value-type="time" office:time-value="PT00H19M40.647S">
            <text:p>00:19:41</text:p>
          </table:table-cell>
          <table:table-cell table:style-name="ce3" table:formula="of:=[.N184]*60*60*24" office:value-type="float" office:value="1180.647">
            <text:p>1180.647</text:p>
          </table:table-cell>
          <table:table-cell table:style-name="ce2" office:value-type="time" office:time-value="PT00H28M37.788S">
            <text:p>00:28:38</text:p>
          </table:table-cell>
          <table:table-cell table:style-name="ce3" table:formula="of:=[.P184]*60*60*24" office:value-type="float" office:value="1717.788">
            <text:p>1717.788</text:p>
          </table:table-cell>
          <table:table-cell table:number-columns-repeated="47"/>
        </table:table-row>
        <table:table-row table:style-name="ro1">
          <table:table-cell office:value-type="float" office:value="79">
            <text:p>79</text:p>
          </table:table-cell>
          <table:table-cell table:formula="of:=[.C80]+[.F80]+[.H80]+[.I80]+[.Q80]+[.S80]+[.T80]+[.U80]+[.W80]+[.AA80]+[.AC80]+[.AD80]+[.AI80]+[.AJ80]+[.AM80]+[.AO80]+[.AP80]+[.AQ80]+[.AR80]+[.AT80]+[.BA80]+[.BD80]+[.BE80]+[.BJ80]+[.BK80]" office:value-type="float" office:value="7313.78">
            <text:p>7313.78</text:p>
          </table:table-cell>
          <table:table-cell table:formula="of:=SUM([.B80:.BL80])-[.B185]" office:value-type="float" office:value="364.710000000001">
            <text:p>364.71</text:p>
          </table:table-cell>
          <table:table-cell table:formula="of:=([.B185]/8)+[.C185]" office:value-type="float" office:value="1278.9325">
            <text:p>1278.9325</text:p>
          </table:table-cell>
          <table:table-cell table:formula="of:=[.B185]/14400+[.C185]" office:value-type="float" office:value="365.21790138889">
            <text:p>365.2179013889</text:p>
          </table:table-cell>
          <table:table-cell table:formula="of:=SUM([.B185:.C185])" office:value-type="float" office:value="7678.49">
            <text:p>7678.49</text:p>
          </table:table-cell>
          <table:table-cell table:style-name="ce1" table:formula="of:=([.F185]-[.D185])/[.F185]" office:value-type="percentage" office:value="0.833439582522084">
            <text:p>83.34%</text:p>
          </table:table-cell>
          <table:table-cell table:style-name="ce1" table:formula="of:=([.F185]-[.E185])/[.F185]" office:value-type="percentage" office:value="0.952436234026626">
            <text:p>95.24%</text:p>
          </table:table-cell>
          <table:table-cell table:style-name="ce1" table:formula="of:=[.E185]/[.D185]" office:value-type="percentage" office:value="0.285564641909475">
            <text:p>28.56%</text:p>
          </table:table-cell>
          <table:table-cell/>
          <table:table-cell table:style-name="ce2" office:value-type="time" office:time-value="PT01H31M52.931S">
            <text:p>01:31:53</text:p>
          </table:table-cell>
          <table:table-cell table:style-name="ce3" table:formula="of:=[.K185]*60*60*24" office:value-type="float" office:value="5512.931">
            <text:p>5512.931</text:p>
          </table:table-cell>
          <table:table-cell table:style-name="ce3"/>
          <table:table-cell table:style-name="ce2" office:value-type="time" office:time-value="PT00H20M03.085S">
            <text:p>00:20:03</text:p>
          </table:table-cell>
          <table:table-cell table:style-name="ce3" table:formula="of:=[.N185]*60*60*24" office:value-type="float" office:value="1203.085">
            <text:p>1203.085</text:p>
          </table:table-cell>
          <table:table-cell table:style-name="ce2" office:value-type="time" office:time-value="PT00H29M08.909S">
            <text:p>00:29:09</text:p>
          </table:table-cell>
          <table:table-cell table:style-name="ce3" table:formula="of:=[.P185]*60*60*24" office:value-type="float" office:value="1748.909">
            <text:p>1748.909</text:p>
          </table:table-cell>
          <table:table-cell table:number-columns-repeated="47"/>
        </table:table-row>
        <table:table-row table:style-name="ro1">
          <table:table-cell office:value-type="float" office:value="80">
            <text:p>80</text:p>
          </table:table-cell>
          <table:table-cell table:formula="of:=[.C81]+[.F81]+[.H81]+[.I81]+[.Q81]+[.S81]+[.T81]+[.U81]+[.W81]+[.AA81]+[.AC81]+[.AD81]+[.AI81]+[.AJ81]+[.AM81]+[.AO81]+[.AP81]+[.AQ81]+[.AR81]+[.AT81]+[.BA81]+[.BD81]+[.BE81]+[.BJ81]+[.BK81]" office:value-type="float" office:value="7652.94">
            <text:p>7652.94</text:p>
          </table:table-cell>
          <table:table-cell table:formula="of:=SUM([.B81:.BL81])-[.B186]" office:value-type="float" office:value="370.55">
            <text:p>370.55</text:p>
          </table:table-cell>
          <table:table-cell table:formula="of:=([.B186]/8)+[.C186]" office:value-type="float" office:value="1327.1675">
            <text:p>1327.1675</text:p>
          </table:table-cell>
          <table:table-cell table:formula="of:=[.B186]/14400+[.C186]" office:value-type="float" office:value="371.081454166667">
            <text:p>371.0814541667</text:p>
          </table:table-cell>
          <table:table-cell table:formula="of:=SUM([.B186:.C186])" office:value-type="float" office:value="8023.49">
            <text:p>8023.49</text:p>
          </table:table-cell>
          <table:table-cell table:style-name="ce1" table:formula="of:=([.F186]-[.D186])/[.F186]" office:value-type="percentage" office:value="0.834589748351403">
            <text:p>83.46%</text:p>
          </table:table-cell>
          <table:table-cell table:style-name="ce1" table:formula="of:=([.F186]-[.E186])/[.F186]" office:value-type="percentage" office:value="0.953750617977131">
            <text:p>95.38%</text:p>
          </table:table-cell>
          <table:table-cell table:style-name="ce1" table:formula="of:=[.E186]/[.D186]" office:value-type="percentage" office:value="0.279604084764483">
            <text:p>27.96%</text:p>
          </table:table-cell>
          <table:table-cell/>
          <table:table-cell table:style-name="ce2" office:value-type="time" office:time-value="PT01H34M07.031S">
            <text:p>01:34:07</text:p>
          </table:table-cell>
          <table:table-cell table:style-name="ce3" table:formula="of:=[.K186]*60*60*24" office:value-type="float" office:value="5647.031">
            <text:p>5647.031</text:p>
          </table:table-cell>
          <table:table-cell table:style-name="ce3"/>
          <table:table-cell table:style-name="ce2" office:value-type="time" office:time-value="PT00H20M36.873S">
            <text:p>00:20:37</text:p>
          </table:table-cell>
          <table:table-cell table:style-name="ce3" table:formula="of:=[.N186]*60*60*24" office:value-type="float" office:value="1236.873">
            <text:p>1236.873</text:p>
          </table:table-cell>
          <table:table-cell table:style-name="ce2" office:value-type="time" office:time-value="PT00H29M38.941S">
            <text:p>00:29:39</text:p>
          </table:table-cell>
          <table:table-cell table:style-name="ce3" table:formula="of:=[.P186]*60*60*24" office:value-type="float" office:value="1778.941">
            <text:p>1778.941</text:p>
          </table:table-cell>
          <table:table-cell table:number-columns-repeated="47"/>
        </table:table-row>
        <table:table-row table:style-name="ro1">
          <table:table-cell office:value-type="float" office:value="81">
            <text:p>81</text:p>
          </table:table-cell>
          <table:table-cell table:formula="of:=[.C82]+[.F82]+[.H82]+[.I82]+[.Q82]+[.S82]+[.T82]+[.U82]+[.W82]+[.AA82]+[.AC82]+[.AD82]+[.AI82]+[.AJ82]+[.AM82]+[.AO82]+[.AP82]+[.AQ82]+[.AR82]+[.AT82]+[.BA82]+[.BD82]+[.BE82]+[.BJ82]+[.BK82]" office:value-type="float" office:value="7997.76">
            <text:p>7997.76</text:p>
          </table:table-cell>
          <table:table-cell table:formula="of:=SUM([.B82:.BL82])-[.B187]" office:value-type="float" office:value="376.300000000002">
            <text:p>376.3</text:p>
          </table:table-cell>
          <table:table-cell table:formula="of:=([.B187]/8)+[.C187]" office:value-type="float" office:value="1376.02">
            <text:p>1376.02</text:p>
          </table:table-cell>
          <table:table-cell table:formula="of:=[.B187]/14400+[.C187]" office:value-type="float" office:value="376.855400000002">
            <text:p>376.8554</text:p>
          </table:table-cell>
          <table:table-cell table:formula="of:=SUM([.B187:.C187])" office:value-type="float" office:value="8374.06">
            <text:p>8374.06</text:p>
          </table:table-cell>
          <table:table-cell table:style-name="ce1" table:formula="of:=([.F187]-[.D187])/[.F187]" office:value-type="percentage" office:value="0.835680661471257">
            <text:p>83.57%</text:p>
          </table:table-cell>
          <table:table-cell table:style-name="ce1" table:formula="of:=([.F187]-[.E187])/[.F187]" office:value-type="percentage" office:value="0.954997289247987">
            <text:p>95.50%</text:p>
          </table:table-cell>
          <table:table-cell table:style-name="ce1" table:formula="of:=[.E187]/[.D187]" office:value-type="percentage" office:value="0.273873490210899">
            <text:p>27.39%</text:p>
          </table:table-cell>
          <table:table-cell/>
          <table:table-cell table:style-name="ce2" office:value-type="time" office:time-value="PT01H36M18.469S">
            <text:p>01:36:18</text:p>
          </table:table-cell>
          <table:table-cell table:style-name="ce3" table:formula="of:=[.K187]*60*60*24" office:value-type="float" office:value="5778.469">
            <text:p>5778.469</text:p>
          </table:table-cell>
          <table:table-cell table:style-name="ce3"/>
          <table:table-cell table:style-name="ce2" office:value-type="time" office:time-value="PT00H20M53.195S">
            <text:p>00:20:53</text:p>
          </table:table-cell>
          <table:table-cell table:style-name="ce3" table:formula="of:=[.N187]*60*60*24" office:value-type="float" office:value="1253.195">
            <text:p>1253.195</text:p>
          </table:table-cell>
          <table:table-cell table:style-name="ce2" office:value-type="time" office:time-value="PT00H30M16.811S">
            <text:p>00:30:17</text:p>
          </table:table-cell>
          <table:table-cell table:style-name="ce3" table:formula="of:=[.P187]*60*60*24" office:value-type="float" office:value="1816.811">
            <text:p>1816.811</text:p>
          </table:table-cell>
          <table:table-cell table:number-columns-repeated="47"/>
        </table:table-row>
        <table:table-row table:style-name="ro1">
          <table:table-cell office:value-type="float" office:value="82">
            <text:p>82</text:p>
          </table:table-cell>
          <table:table-cell table:formula="of:=[.C83]+[.F83]+[.H83]+[.I83]+[.Q83]+[.S83]+[.T83]+[.U83]+[.W83]+[.AA83]+[.AC83]+[.AD83]+[.AI83]+[.AJ83]+[.AM83]+[.AO83]+[.AP83]+[.AQ83]+[.AR83]+[.AT83]+[.BA83]+[.BD83]+[.BE83]+[.BJ83]+[.BK83]" office:value-type="float" office:value="7715.75">
            <text:p>7715.75</text:p>
          </table:table-cell>
          <table:table-cell table:formula="of:=SUM([.B83:.BL83])-[.B188]" office:value-type="float" office:value="382.870000000002">
            <text:p>382.87</text:p>
          </table:table-cell>
          <table:table-cell table:formula="of:=([.B188]/8)+[.C188]" office:value-type="float" office:value="1347.33875">
            <text:p>1347.33875</text:p>
          </table:table-cell>
          <table:table-cell table:formula="of:=[.B188]/14400+[.C188]" office:value-type="float" office:value="383.405815972224">
            <text:p>383.4058159722</text:p>
          </table:table-cell>
          <table:table-cell table:formula="of:=SUM([.B188:.C188])" office:value-type="float" office:value="8098.62">
            <text:p>8098.62</text:p>
          </table:table-cell>
          <table:table-cell table:style-name="ce1" table:formula="of:=([.F188]-[.D188])/[.F188]" office:value-type="percentage" office:value="0.833633538800437">
            <text:p>83.36%</text:p>
          </table:table-cell>
          <table:table-cell table:style-name="ce1" table:formula="of:=([.F188]-[.E188])/[.F188]" office:value-type="percentage" office:value="0.952657882951389">
            <text:p>95.27%</text:p>
          </table:table-cell>
          <table:table-cell table:style-name="ce1" table:formula="of:=[.E188]/[.D188]" office:value-type="percentage" office:value="0.284565270591545">
            <text:p>28.46%</text:p>
          </table:table-cell>
          <table:table-cell/>
          <table:table-cell table:style-name="ce2" office:value-type="time" office:time-value="PT01H38M37.152S">
            <text:p>01:38:37</text:p>
          </table:table-cell>
          <table:table-cell table:style-name="ce3" table:formula="of:=[.K188]*60*60*24" office:value-type="float" office:value="5917.152">
            <text:p>5917.152</text:p>
          </table:table-cell>
          <table:table-cell table:style-name="ce3"/>
          <table:table-cell table:style-name="ce2" office:value-type="time" office:time-value="PT00H21M05.979S">
            <text:p>00:21:06</text:p>
          </table:table-cell>
          <table:table-cell table:style-name="ce3" table:formula="of:=[.N188]*60*60*24" office:value-type="float" office:value="1265.979">
            <text:p>1265.979</text:p>
          </table:table-cell>
          <table:table-cell table:style-name="ce2" office:value-type="time" office:time-value="PT00H30M30.527S">
            <text:p>00:30:31</text:p>
          </table:table-cell>
          <table:table-cell table:style-name="ce3" table:formula="of:=[.P188]*60*60*24" office:value-type="float" office:value="1830.527">
            <text:p>1830.527</text:p>
          </table:table-cell>
          <table:table-cell table:number-columns-repeated="47"/>
        </table:table-row>
        <table:table-row table:style-name="ro1">
          <table:table-cell office:value-type="float" office:value="83">
            <text:p>83</text:p>
          </table:table-cell>
          <table:table-cell table:formula="of:=[.C84]+[.F84]+[.H84]+[.I84]+[.Q84]+[.S84]+[.T84]+[.U84]+[.W84]+[.AA84]+[.AC84]+[.AD84]+[.AI84]+[.AJ84]+[.AM84]+[.AO84]+[.AP84]+[.AQ84]+[.AR84]+[.AT84]+[.BA84]+[.BD84]+[.BE84]+[.BJ84]+[.BK84]" office:value-type="float" office:value="7394.51">
            <text:p>7394.51</text:p>
          </table:table-cell>
          <table:table-cell table:formula="of:=SUM([.B84:.BL84])-[.B189]" office:value-type="float" office:value="381.510000000003">
            <text:p>381.51</text:p>
          </table:table-cell>
          <table:table-cell table:formula="of:=([.B189]/8)+[.C189]" office:value-type="float" office:value="1305.82375">
            <text:p>1305.82375</text:p>
          </table:table-cell>
          <table:table-cell table:formula="of:=[.B189]/14400+[.C189]" office:value-type="float" office:value="382.023507638892">
            <text:p>382.0235076389</text:p>
          </table:table-cell>
          <table:table-cell table:formula="of:=SUM([.B189:.C189])" office:value-type="float" office:value="7776.02">
            <text:p>7776.02</text:p>
          </table:table-cell>
          <table:table-cell table:style-name="ce1" table:formula="of:=([.F189]-[.D189])/[.F189]" office:value-type="percentage" office:value="0.832070422915579">
            <text:p>83.21%</text:p>
          </table:table-cell>
          <table:table-cell table:style-name="ce1" table:formula="of:=([.F189]-[.E189])/[.F189]" office:value-type="percentage" office:value="0.950871588854081">
            <text:p>95.09%</text:p>
          </table:table-cell>
          <table:table-cell table:style-name="ce1" table:formula="of:=[.E189]/[.D189]" office:value-type="percentage" office:value="0.292553652542229">
            <text:p>29.26%</text:p>
          </table:table-cell>
          <table:table-cell/>
          <table:table-cell table:style-name="ce2" office:value-type="time" office:time-value="PT01H40M37.163S">
            <text:p>01:40:37</text:p>
          </table:table-cell>
          <table:table-cell table:style-name="ce3" table:formula="of:=[.K189]*60*60*24" office:value-type="float" office:value="6037.163">
            <text:p>6037.163</text:p>
          </table:table-cell>
          <table:table-cell table:style-name="ce3"/>
          <table:table-cell table:style-name="ce2" office:value-type="time" office:time-value="PT00H21M31.555S">
            <text:p>00:21:32</text:p>
          </table:table-cell>
          <table:table-cell table:style-name="ce3" table:formula="of:=[.N189]*60*60*24" office:value-type="float" office:value="1291.555">
            <text:p>1291.555</text:p>
          </table:table-cell>
          <table:table-cell table:style-name="ce2" office:value-type="time" office:time-value="PT00H31M16.068S">
            <text:p>00:31:16</text:p>
          </table:table-cell>
          <table:table-cell table:style-name="ce3" table:formula="of:=[.P189]*60*60*24" office:value-type="float" office:value="1876.068">
            <text:p>1876.068</text:p>
          </table:table-cell>
          <table:table-cell table:number-columns-repeated="47"/>
        </table:table-row>
        <table:table-row table:style-name="ro1">
          <table:table-cell office:value-type="float" office:value="84">
            <text:p>84</text:p>
          </table:table-cell>
          <table:table-cell table:formula="of:=[.C85]+[.F85]+[.H85]+[.I85]+[.Q85]+[.S85]+[.T85]+[.U85]+[.W85]+[.AA85]+[.AC85]+[.AD85]+[.AI85]+[.AJ85]+[.AM85]+[.AO85]+[.AP85]+[.AQ85]+[.AR85]+[.AT85]+[.BA85]+[.BD85]+[.BE85]+[.BJ85]+[.BK85]" office:value-type="float" office:value="7130.22">
            <text:p>7130.22</text:p>
          </table:table-cell>
          <table:table-cell table:formula="of:=SUM([.B85:.BL85])-[.B190]" office:value-type="float" office:value="391.049999999998">
            <text:p>391.05</text:p>
          </table:table-cell>
          <table:table-cell table:formula="of:=([.B190]/8)+[.C190]" office:value-type="float" office:value="1282.3275">
            <text:p>1282.3275</text:p>
          </table:table-cell>
          <table:table-cell table:formula="of:=[.B190]/14400+[.C190]" office:value-type="float" office:value="391.545154166665">
            <text:p>391.5451541667</text:p>
          </table:table-cell>
          <table:table-cell table:formula="of:=SUM([.B190:.C190])" office:value-type="float" office:value="7521.27">
            <text:p>7521.27</text:p>
          </table:table-cell>
          <table:table-cell table:style-name="ce1" table:formula="of:=([.F190]-[.D190])/[.F190]" office:value-type="percentage" office:value="0.829506519510668">
            <text:p>82.95%</text:p>
          </table:table-cell>
          <table:table-cell table:style-name="ce1" table:formula="of:=([.F190]-[.E190])/[.F190]" office:value-type="percentage" office:value="0.94794161701858">
            <text:p>94.79%</text:p>
          </table:table-cell>
          <table:table-cell table:style-name="ce1" table:formula="of:=[.E190]/[.D190]" office:value-type="percentage" office:value="0.305339434868757">
            <text:p>30.53%</text:p>
          </table:table-cell>
          <table:table-cell/>
          <table:table-cell table:style-name="ce2" office:value-type="time" office:time-value="PT01H42M43.731S">
            <text:p>01:42:44</text:p>
          </table:table-cell>
          <table:table-cell table:style-name="ce3" table:formula="of:=[.K190]*60*60*24" office:value-type="float" office:value="6163.731">
            <text:p>6163.731</text:p>
          </table:table-cell>
          <table:table-cell table:style-name="ce3"/>
          <table:table-cell table:style-name="ce2" office:value-type="time" office:time-value="PT00H21M45.614S">
            <text:p>00:21:46</text:p>
          </table:table-cell>
          <table:table-cell table:style-name="ce3" table:formula="of:=[.N190]*60*60*24" office:value-type="float" office:value="1305.614">
            <text:p>1305.614</text:p>
          </table:table-cell>
          <table:table-cell table:style-name="ce2" office:value-type="time" office:time-value="PT00H31M20.362S">
            <text:p>00:31:20</text:p>
          </table:table-cell>
          <table:table-cell table:style-name="ce3" table:formula="of:=[.P190]*60*60*24" office:value-type="float" office:value="1880.362">
            <text:p>1880.362</text:p>
          </table:table-cell>
          <table:table-cell table:number-columns-repeated="47"/>
        </table:table-row>
        <table:table-row table:style-name="ro1">
          <table:table-cell office:value-type="float" office:value="85">
            <text:p>85</text:p>
          </table:table-cell>
          <table:table-cell table:formula="of:=[.C86]+[.F86]+[.H86]+[.I86]+[.Q86]+[.S86]+[.T86]+[.U86]+[.W86]+[.AA86]+[.AC86]+[.AD86]+[.AI86]+[.AJ86]+[.AM86]+[.AO86]+[.AP86]+[.AQ86]+[.AR86]+[.AT86]+[.BA86]+[.BD86]+[.BE86]+[.BJ86]+[.BK86]" office:value-type="float" office:value="6843.27">
            <text:p>6843.27</text:p>
          </table:table-cell>
          <table:table-cell table:formula="of:=SUM([.B86:.BL86])-[.B191]" office:value-type="float" office:value="392.339999999999">
            <text:p>392.34</text:p>
          </table:table-cell>
          <table:table-cell table:formula="of:=([.B191]/8)+[.C191]" office:value-type="float" office:value="1247.74875">
            <text:p>1247.74875</text:p>
          </table:table-cell>
          <table:table-cell table:formula="of:=[.B191]/14400+[.C191]" office:value-type="float" office:value="392.815227083333">
            <text:p>392.8152270833</text:p>
          </table:table-cell>
          <table:table-cell table:formula="of:=SUM([.B191:.C191])" office:value-type="float" office:value="7235.61">
            <text:p>7235.61</text:p>
          </table:table-cell>
          <table:table-cell table:style-name="ce1" table:formula="of:=([.F191]-[.D191])/[.F191]" office:value-type="percentage" office:value="0.827554449452085">
            <text:p>82.76%</text:p>
          </table:table-cell>
          <table:table-cell table:style-name="ce1" table:formula="of:=([.F191]-[.E191])/[.F191]" office:value-type="percentage" office:value="0.945710834734966">
            <text:p>94.57%</text:p>
          </table:table-cell>
          <table:table-cell table:style-name="ce1" table:formula="of:=[.E191]/[.D191]" office:value-type="percentage" office:value="0.314819170993626">
            <text:p>31.48%</text:p>
          </table:table-cell>
          <table:table-cell/>
          <table:table-cell table:style-name="ce2" office:value-type="time" office:time-value="PT01H45M02.725S">
            <text:p>01:45:03</text:p>
          </table:table-cell>
          <table:table-cell table:style-name="ce3" table:formula="of:=[.K191]*60*60*24" office:value-type="float" office:value="6302.725">
            <text:p>6302.725</text:p>
          </table:table-cell>
          <table:table-cell table:style-name="ce3"/>
          <table:table-cell table:style-name="ce2" office:value-type="time" office:time-value="PT00H22M09.644S">
            <text:p>00:22:10</text:p>
          </table:table-cell>
          <table:table-cell table:style-name="ce3" table:formula="of:=[.N191]*60*60*24" office:value-type="float" office:value="1329.644">
            <text:p>1329.644</text:p>
          </table:table-cell>
          <table:table-cell table:style-name="ce2" office:value-type="time" office:time-value="PT00H31M45.632S">
            <text:p>00:31:46</text:p>
          </table:table-cell>
          <table:table-cell table:style-name="ce3" table:formula="of:=[.P191]*60*60*24" office:value-type="float" office:value="1905.632">
            <text:p>1905.632</text:p>
          </table:table-cell>
          <table:table-cell table:number-columns-repeated="47"/>
        </table:table-row>
        <table:table-row table:style-name="ro1">
          <table:table-cell office:value-type="float" office:value="86">
            <text:p>86</text:p>
          </table:table-cell>
          <table:table-cell table:formula="of:=[.C87]+[.F87]+[.H87]+[.I87]+[.Q87]+[.S87]+[.T87]+[.U87]+[.W87]+[.AA87]+[.AC87]+[.AD87]+[.AI87]+[.AJ87]+[.AM87]+[.AO87]+[.AP87]+[.AQ87]+[.AR87]+[.AT87]+[.BA87]+[.BD87]+[.BE87]+[.BJ87]+[.BK87]" office:value-type="float" office:value="7251.15">
            <text:p>7251.15</text:p>
          </table:table-cell>
          <table:table-cell table:formula="of:=SUM([.B87:.BL87])-[.B192]" office:value-type="float" office:value="407.099999999999">
            <text:p>407.1</text:p>
          </table:table-cell>
          <table:table-cell table:formula="of:=([.B192]/8)+[.C192]" office:value-type="float" office:value="1313.49375">
            <text:p>1313.49375</text:p>
          </table:table-cell>
          <table:table-cell table:formula="of:=[.B192]/14400+[.C192]" office:value-type="float" office:value="407.603552083333">
            <text:p>407.6035520833</text:p>
          </table:table-cell>
          <table:table-cell table:formula="of:=SUM([.B192:.C192])" office:value-type="float" office:value="7658.25">
            <text:p>7658.25</text:p>
          </table:table-cell>
          <table:table-cell table:style-name="ce1" table:formula="of:=([.F192]-[.D192])/[.F192]" office:value-type="percentage" office:value="0.828486436196259">
            <text:p>82.85%</text:p>
          </table:table-cell>
          <table:table-cell table:style-name="ce1" table:formula="of:=([.F192]-[.E192])/[.F192]" office:value-type="percentage" office:value="0.946775888475391">
            <text:p>94.68%</text:p>
          </table:table-cell>
          <table:table-cell table:style-name="ce1" table:formula="of:=[.E192]/[.D192]" office:value-type="percentage" office:value="0.310320130631252">
            <text:p>31.03%</text:p>
          </table:table-cell>
          <table:table-cell/>
          <table:table-cell table:style-name="ce2" office:value-type="time" office:time-value="PT01H47M12.693S">
            <text:p>01:47:13</text:p>
          </table:table-cell>
          <table:table-cell table:style-name="ce3" table:formula="of:=[.K192]*60*60*24" office:value-type="float" office:value="6432.693">
            <text:p>6432.693</text:p>
          </table:table-cell>
          <table:table-cell table:style-name="ce3"/>
          <table:table-cell table:style-name="ce2" office:value-type="time" office:time-value="PT00H22M32.514S">
            <text:p>00:22:33</text:p>
          </table:table-cell>
          <table:table-cell table:style-name="ce3" table:formula="of:=[.N192]*60*60*24" office:value-type="float" office:value="1352.514">
            <text:p>1352.514</text:p>
          </table:table-cell>
          <table:table-cell table:style-name="ce2" office:value-type="time" office:time-value="PT00H32M13.589S">
            <text:p>00:32:14</text:p>
          </table:table-cell>
          <table:table-cell table:style-name="ce3" table:formula="of:=[.P192]*60*60*24" office:value-type="float" office:value="1933.589">
            <text:p>1933.589</text:p>
          </table:table-cell>
          <table:table-cell table:number-columns-repeated="47"/>
        </table:table-row>
        <table:table-row table:style-name="ro1">
          <table:table-cell office:value-type="float" office:value="87">
            <text:p>87</text:p>
          </table:table-cell>
          <table:table-cell table:formula="of:=[.C88]+[.F88]+[.H88]+[.I88]+[.Q88]+[.S88]+[.T88]+[.U88]+[.W88]+[.AA88]+[.AC88]+[.AD88]+[.AI88]+[.AJ88]+[.AM88]+[.AO88]+[.AP88]+[.AQ88]+[.AR88]+[.AT88]+[.BA88]+[.BD88]+[.BE88]+[.BJ88]+[.BK88]" office:value-type="float" office:value="7630.36">
            <text:p>7630.36</text:p>
          </table:table-cell>
          <table:table-cell table:formula="of:=SUM([.B88:.BL88])-[.B193]" office:value-type="float" office:value="401.080000000001">
            <text:p>401.08</text:p>
          </table:table-cell>
          <table:table-cell table:formula="of:=([.B193]/8)+[.C193]" office:value-type="float" office:value="1354.875">
            <text:p>1354.875</text:p>
          </table:table-cell>
          <table:table-cell table:formula="of:=[.B193]/14400+[.C193]" office:value-type="float" office:value="401.609886111112">
            <text:p>401.6098861111</text:p>
          </table:table-cell>
          <table:table-cell table:formula="of:=SUM([.B193:.C193])" office:value-type="float" office:value="8031.44">
            <text:p>8031.44</text:p>
          </table:table-cell>
          <table:table-cell table:style-name="ce1" table:formula="of:=([.F193]-[.D193])/[.F193]" office:value-type="percentage" office:value="0.83130360184475">
            <text:p>83.13%</text:p>
          </table:table-cell>
          <table:table-cell table:style-name="ce1" table:formula="of:=([.F193]-[.E193])/[.F193]" office:value-type="percentage" office:value="0.949995282774806">
            <text:p>95.00%</text:p>
          </table:table-cell>
          <table:table-cell table:style-name="ce1" table:formula="of:=[.E193]/[.D193]" office:value-type="percentage" office:value="0.296418404731884">
            <text:p>29.64%</text:p>
          </table:table-cell>
          <table:table-cell/>
          <table:table-cell table:style-name="ce2" office:value-type="time" office:time-value="PT01H49M16.561S">
            <text:p>01:49:17</text:p>
          </table:table-cell>
          <table:table-cell table:style-name="ce3" table:formula="of:=[.K193]*60*60*24" office:value-type="float" office:value="6556.561">
            <text:p>6556.561</text:p>
          </table:table-cell>
          <table:table-cell table:style-name="ce3"/>
          <table:table-cell table:style-name="ce2" office:value-type="time" office:time-value="PT00H22M47.749S">
            <text:p>00:22:48</text:p>
          </table:table-cell>
          <table:table-cell table:style-name="ce3" table:formula="of:=[.N193]*60*60*24" office:value-type="float" office:value="1367.749">
            <text:p>1367.749</text:p>
          </table:table-cell>
          <table:table-cell table:style-name="ce2" office:value-type="time" office:time-value="PT00H32M41.023S">
            <text:p>00:32:41</text:p>
          </table:table-cell>
          <table:table-cell table:style-name="ce3" table:formula="of:=[.P193]*60*60*24" office:value-type="float" office:value="1961.023">
            <text:p>1961.023</text:p>
          </table:table-cell>
          <table:table-cell table:number-columns-repeated="47"/>
        </table:table-row>
        <table:table-row table:style-name="ro1">
          <table:table-cell office:value-type="float" office:value="88">
            <text:p>88</text:p>
          </table:table-cell>
          <table:table-cell table:formula="of:=[.C89]+[.F89]+[.H89]+[.I89]+[.Q89]+[.S89]+[.T89]+[.U89]+[.W89]+[.AA89]+[.AC89]+[.AD89]+[.AI89]+[.AJ89]+[.AM89]+[.AO89]+[.AP89]+[.AQ89]+[.AR89]+[.AT89]+[.BA89]+[.BD89]+[.BE89]+[.BJ89]+[.BK89]" office:value-type="float" office:value="8053.41">
            <text:p>8053.41</text:p>
          </table:table-cell>
          <table:table-cell table:formula="of:=SUM([.B89:.BL89])-[.B194]" office:value-type="float" office:value="411.259999999999">
            <text:p>411.26</text:p>
          </table:table-cell>
          <table:table-cell table:formula="of:=([.B194]/8)+[.C194]" office:value-type="float" office:value="1417.93625">
            <text:p>1417.93625</text:p>
          </table:table-cell>
          <table:table-cell table:formula="of:=[.B194]/14400+[.C194]" office:value-type="float" office:value="411.819264583333">
            <text:p>411.8192645833</text:p>
          </table:table-cell>
          <table:table-cell table:formula="of:=SUM([.B194:.C194])" office:value-type="float" office:value="8464.67">
            <text:p>8464.67</text:p>
          </table:table-cell>
          <table:table-cell table:style-name="ce1" table:formula="of:=([.F194]-[.D194])/[.F194]" office:value-type="percentage" office:value="0.832487710684528">
            <text:p>83.25%</text:p>
          </table:table-cell>
          <table:table-cell table:style-name="ce1" table:formula="of:=([.F194]-[.E194])/[.F194]" office:value-type="percentage" office:value="0.951348456043374">
            <text:p>95.13%</text:p>
          </table:table-cell>
          <table:table-cell table:style-name="ce1" table:formula="of:=[.E194]/[.D194]" office:value-type="percentage" office:value="0.290435669857042">
            <text:p>29.04%</text:p>
          </table:table-cell>
          <table:table-cell/>
          <table:table-cell table:style-name="ce2" office:value-type="time" office:time-value="PT01H51M18.245S">
            <text:p>01:51:18</text:p>
          </table:table-cell>
          <table:table-cell table:style-name="ce3" table:formula="of:=[.K194]*60*60*24" office:value-type="float" office:value="6678.245">
            <text:p>6678.245</text:p>
          </table:table-cell>
          <table:table-cell table:style-name="ce3"/>
          <table:table-cell table:style-name="ce2" office:value-type="time" office:time-value="PT00H23M06.854S">
            <text:p>00:23:07</text:p>
          </table:table-cell>
          <table:table-cell table:style-name="ce3" table:formula="of:=[.N194]*60*60*24" office:value-type="float" office:value="1386.854">
            <text:p>1386.854</text:p>
          </table:table-cell>
          <table:table-cell table:style-name="ce2" office:value-type="time" office:time-value="PT00H32M56.87S">
            <text:p>00:32:57</text:p>
          </table:table-cell>
          <table:table-cell table:style-name="ce3" table:formula="of:=[.P194]*60*60*24" office:value-type="float" office:value="1976.87">
            <text:p>1976.87</text:p>
          </table:table-cell>
          <table:table-cell table:number-columns-repeated="47"/>
        </table:table-row>
        <table:table-row table:style-name="ro1">
          <table:table-cell office:value-type="float" office:value="89">
            <text:p>89</text:p>
          </table:table-cell>
          <table:table-cell table:formula="of:=[.C90]+[.F90]+[.H90]+[.I90]+[.Q90]+[.S90]+[.T90]+[.U90]+[.W90]+[.AA90]+[.AC90]+[.AD90]+[.AI90]+[.AJ90]+[.AM90]+[.AO90]+[.AP90]+[.AQ90]+[.AR90]+[.AT90]+[.BA90]+[.BD90]+[.BE90]+[.BJ90]+[.BK90]" office:value-type="float" office:value="8472.06">
            <text:p>8472.06</text:p>
          </table:table-cell>
          <table:table-cell table:formula="of:=SUM([.B90:.BL90])-[.B195]" office:value-type="float" office:value="414.740000000002">
            <text:p>414.74</text:p>
          </table:table-cell>
          <table:table-cell table:formula="of:=([.B195]/8)+[.C195]" office:value-type="float" office:value="1473.7475">
            <text:p>1473.7475</text:p>
          </table:table-cell>
          <table:table-cell table:formula="of:=[.B195]/14400+[.C195]" office:value-type="float" office:value="415.328337500002">
            <text:p>415.3283375</text:p>
          </table:table-cell>
          <table:table-cell table:formula="of:=SUM([.B195:.C195])" office:value-type="float" office:value="8886.8">
            <text:p>8886.8</text:p>
          </table:table-cell>
          <table:table-cell table:style-name="ce1" table:formula="of:=([.F195]-[.D195])/[.F195]" office:value-type="percentage" office:value="0.8341644348922">
            <text:p>83.42%</text:p>
          </table:table-cell>
          <table:table-cell table:style-name="ce1" table:formula="of:=([.F195]-[.E195])/[.F195]" office:value-type="percentage" office:value="0.953264579207364">
            <text:p>95.33%</text:p>
          </table:table-cell>
          <table:table-cell table:style-name="ce1" table:formula="of:=[.E195]/[.D195]" office:value-type="percentage" office:value="0.281817840233826">
            <text:p>28.18%</text:p>
          </table:table-cell>
          <table:table-cell/>
          <table:table-cell table:style-name="ce2" office:value-type="time" office:time-value="PT01H53M10.345S">
            <text:p>01:53:10</text:p>
          </table:table-cell>
          <table:table-cell table:style-name="ce3" table:formula="of:=[.K195]*60*60*24" office:value-type="float" office:value="6790.345">
            <text:p>6790.345</text:p>
          </table:table-cell>
          <table:table-cell table:style-name="ce3"/>
          <table:table-cell table:style-name="ce2" office:value-type="time" office:time-value="PT00H23M25.477S">
            <text:p>00:23:25</text:p>
          </table:table-cell>
          <table:table-cell table:style-name="ce3" table:formula="of:=[.N195]*60*60*24" office:value-type="float" office:value="1405.477">
            <text:p>1405.477</text:p>
          </table:table-cell>
          <table:table-cell table:style-name="ce2" office:value-type="time" office:time-value="PT00H33M18.431S">
            <text:p>00:33:18</text:p>
          </table:table-cell>
          <table:table-cell table:style-name="ce3" table:formula="of:=[.P195]*60*60*24" office:value-type="float" office:value="1998.431">
            <text:p>1998.431</text:p>
          </table:table-cell>
          <table:table-cell table:number-columns-repeated="47"/>
        </table:table-row>
        <table:table-row table:style-name="ro1">
          <table:table-cell office:value-type="float" office:value="90">
            <text:p>90</text:p>
          </table:table-cell>
          <table:table-cell table:formula="of:=[.C91]+[.F91]+[.H91]+[.I91]+[.Q91]+[.S91]+[.T91]+[.U91]+[.W91]+[.AA91]+[.AC91]+[.AD91]+[.AI91]+[.AJ91]+[.AM91]+[.AO91]+[.AP91]+[.AQ91]+[.AR91]+[.AT91]+[.BA91]+[.BD91]+[.BE91]+[.BJ91]+[.BK91]" office:value-type="float" office:value="8919.54">
            <text:p>8919.54</text:p>
          </table:table-cell>
          <table:table-cell table:formula="of:=SUM([.B91:.BL91])-[.B196]" office:value-type="float" office:value="416.570000000002">
            <text:p>416.57</text:p>
          </table:table-cell>
          <table:table-cell table:formula="of:=([.B196]/8)+[.C196]" office:value-type="float" office:value="1531.5125">
            <text:p>1531.5125</text:p>
          </table:table-cell>
          <table:table-cell table:formula="of:=[.B196]/14400+[.C196]" office:value-type="float" office:value="417.189412500002">
            <text:p>417.1894125</text:p>
          </table:table-cell>
          <table:table-cell table:formula="of:=SUM([.B196:.C196])" office:value-type="float" office:value="9336.11">
            <text:p>9336.11</text:p>
          </table:table-cell>
          <table:table-cell table:style-name="ce1" table:formula="of:=([.F196]-[.D196])/[.F196]" office:value-type="percentage" office:value="0.835958177442211">
            <text:p>83.60%</text:p>
          </table:table-cell>
          <table:table-cell table:style-name="ce1" table:formula="of:=([.F196]-[.E196])/[.F196]" office:value-type="percentage" office:value="0.955314428332571">
            <text:p>95.53%</text:p>
          </table:table-cell>
          <table:table-cell table:style-name="ce1" table:formula="of:=[.E196]/[.D196]" office:value-type="percentage" office:value="0.272403530823288">
            <text:p>27.24%</text:p>
          </table:table-cell>
          <table:table-cell/>
          <table:table-cell table:style-name="ce2" office:value-type="time" office:time-value="PT01H55M08.407S">
            <text:p>01:55:08</text:p>
          </table:table-cell>
          <table:table-cell table:style-name="ce3" table:formula="of:=[.K196]*60*60*24" office:value-type="float" office:value="6908.407">
            <text:p>6908.407</text:p>
          </table:table-cell>
          <table:table-cell table:style-name="ce3"/>
          <table:table-cell table:style-name="ce2" office:value-type="time" office:time-value="PT00H23M47.351S">
            <text:p>00:23:47</text:p>
          </table:table-cell>
          <table:table-cell table:style-name="ce3" table:formula="of:=[.N196]*60*60*24" office:value-type="float" office:value="1427.351">
            <text:p>1427.351</text:p>
          </table:table-cell>
          <table:table-cell table:style-name="ce2" office:value-type="time" office:time-value="PT00H33M39.016S">
            <text:p>00:33:39</text:p>
          </table:table-cell>
          <table:table-cell table:style-name="ce3" table:formula="of:=[.P196]*60*60*24" office:value-type="float" office:value="2019.016">
            <text:p>2019.016</text:p>
          </table:table-cell>
          <table:table-cell table:number-columns-repeated="47"/>
        </table:table-row>
        <table:table-row table:style-name="ro1">
          <table:table-cell office:value-type="float" office:value="91">
            <text:p>91</text:p>
          </table:table-cell>
          <table:table-cell table:formula="of:=[.C92]+[.F92]+[.H92]+[.I92]+[.Q92]+[.S92]+[.T92]+[.U92]+[.W92]+[.AA92]+[.AC92]+[.AD92]+[.AI92]+[.AJ92]+[.AM92]+[.AO92]+[.AP92]+[.AQ92]+[.AR92]+[.AT92]+[.BA92]+[.BD92]+[.BE92]+[.BJ92]+[.BK92]" office:value-type="float" office:value="9374.04">
            <text:p>9374.04</text:p>
          </table:table-cell>
          <table:table-cell table:formula="of:=SUM([.B92:.BL92])-[.B197]" office:value-type="float" office:value="429.460000000001">
            <text:p>429.46</text:p>
          </table:table-cell>
          <table:table-cell table:formula="of:=([.B197]/8)+[.C197]" office:value-type="float" office:value="1601.215">
            <text:p>1601.215</text:p>
          </table:table-cell>
          <table:table-cell table:formula="of:=[.B197]/14400+[.C197]" office:value-type="float" office:value="430.110975000001">
            <text:p>430.110975</text:p>
          </table:table-cell>
          <table:table-cell table:formula="of:=SUM([.B197:.C197])" office:value-type="float" office:value="9803.5">
            <text:p>9803.5</text:p>
          </table:table-cell>
          <table:table-cell table:style-name="ce1" table:formula="of:=([.F197]-[.D197])/[.F197]" office:value-type="percentage" office:value="0.836669046769011">
            <text:p>83.67%</text:p>
          </table:table-cell>
          <table:table-cell table:style-name="ce1" table:formula="of:=([.F197]-[.E197])/[.F197]" office:value-type="percentage" office:value="0.956126794002142">
            <text:p>95.61%</text:p>
          </table:table-cell>
          <table:table-cell table:style-name="ce1" table:formula="of:=[.E197]/[.D197]" office:value-type="percentage" office:value="0.268615379571139">
            <text:p>26.86%</text:p>
          </table:table-cell>
          <table:table-cell/>
          <table:table-cell table:style-name="ce2" office:value-type="time" office:time-value="PT01H57M11.063S">
            <text:p>01:57:11</text:p>
          </table:table-cell>
          <table:table-cell table:style-name="ce3" table:formula="of:=[.K197]*60*60*24" office:value-type="float" office:value="7031.063">
            <text:p>7031.063</text:p>
          </table:table-cell>
          <table:table-cell table:style-name="ce3"/>
          <table:table-cell table:style-name="ce2" office:value-type="time" office:time-value="PT00H24M04.954S">
            <text:p>00:24:05</text:p>
          </table:table-cell>
          <table:table-cell table:style-name="ce3" table:formula="of:=[.N197]*60*60*24" office:value-type="float" office:value="1444.954">
            <text:p>1444.954</text:p>
          </table:table-cell>
          <table:table-cell table:style-name="ce2" office:value-type="time" office:time-value="PT00H33M58.548S">
            <text:p>00:33:59</text:p>
          </table:table-cell>
          <table:table-cell table:style-name="ce3" table:formula="of:=[.P197]*60*60*24" office:value-type="float" office:value="2038.548">
            <text:p>2038.548</text:p>
          </table:table-cell>
          <table:table-cell table:number-columns-repeated="47"/>
        </table:table-row>
        <table:table-row table:style-name="ro1">
          <table:table-cell office:value-type="float" office:value="92">
            <text:p>92</text:p>
          </table:table-cell>
          <table:table-cell table:formula="of:=[.C93]+[.F93]+[.H93]+[.I93]+[.Q93]+[.S93]+[.T93]+[.U93]+[.W93]+[.AA93]+[.AC93]+[.AD93]+[.AI93]+[.AJ93]+[.AM93]+[.AO93]+[.AP93]+[.AQ93]+[.AR93]+[.AT93]+[.BA93]+[.BD93]+[.BE93]+[.BJ93]+[.BK93]" office:value-type="float" office:value="9822.99">
            <text:p>9822.99</text:p>
          </table:table-cell>
          <table:table-cell table:formula="of:=SUM([.B93:.BL93])-[.B198]" office:value-type="float" office:value="427.559999999999">
            <text:p>427.56</text:p>
          </table:table-cell>
          <table:table-cell table:formula="of:=([.B198]/8)+[.C198]" office:value-type="float" office:value="1655.43375">
            <text:p>1655.43375</text:p>
          </table:table-cell>
          <table:table-cell table:formula="of:=[.B198]/14400+[.C198]" office:value-type="float" office:value="428.242152083333">
            <text:p>428.2421520833</text:p>
          </table:table-cell>
          <table:table-cell table:formula="of:=SUM([.B198:.C198])" office:value-type="float" office:value="10250.55">
            <text:p>10250.55</text:p>
          </table:table-cell>
          <table:table-cell table:style-name="ce1" table:formula="of:=([.F198]-[.D198])/[.F198]" office:value-type="percentage" office:value="0.838502933988908">
            <text:p>83.85%</text:p>
          </table:table-cell>
          <table:table-cell table:style-name="ce1" table:formula="of:=([.F198]-[.E198])/[.F198]" office:value-type="percentage" office:value="0.958222519563991">
            <text:p>95.82%</text:p>
          </table:table-cell>
          <table:table-cell table:style-name="ce1" table:formula="of:=[.E198]/[.D198]" office:value-type="percentage" office:value="0.258688789015769">
            <text:p>25.87%</text:p>
          </table:table-cell>
          <table:table-cell/>
          <table:table-cell table:style-name="ce2" office:value-type="time" office:time-value="PT01H58M46.045S">
            <text:p>01:58:46</text:p>
          </table:table-cell>
          <table:table-cell table:style-name="ce3" table:formula="of:=[.K198]*60*60*24" office:value-type="float" office:value="7126.045">
            <text:p>7126.045</text:p>
          </table:table-cell>
          <table:table-cell table:style-name="ce3"/>
          <table:table-cell table:style-name="ce2" office:value-type="time" office:time-value="PT00H24M15.358S">
            <text:p>00:24:15</text:p>
          </table:table-cell>
          <table:table-cell table:style-name="ce3" table:formula="of:=[.N198]*60*60*24" office:value-type="float" office:value="1455.358">
            <text:p>1455.358</text:p>
          </table:table-cell>
          <table:table-cell table:style-name="ce2" office:value-type="time" office:time-value="PT00H34M13.585S">
            <text:p>00:34:14</text:p>
          </table:table-cell>
          <table:table-cell table:style-name="ce3" table:formula="of:=[.P198]*60*60*24" office:value-type="float" office:value="2053.585">
            <text:p>2053.585</text:p>
          </table:table-cell>
          <table:table-cell table:number-columns-repeated="47"/>
        </table:table-row>
        <table:table-row table:style-name="ro1">
          <table:table-cell office:value-type="float" office:value="93">
            <text:p>93</text:p>
          </table:table-cell>
          <table:table-cell table:formula="of:=[.C94]+[.F94]+[.H94]+[.I94]+[.Q94]+[.S94]+[.T94]+[.U94]+[.W94]+[.AA94]+[.AC94]+[.AD94]+[.AI94]+[.AJ94]+[.AM94]+[.AO94]+[.AP94]+[.AQ94]+[.AR94]+[.AT94]+[.BA94]+[.BD94]+[.BE94]+[.BJ94]+[.BK94]" office:value-type="float" office:value="10328.28">
            <text:p>10328.28</text:p>
          </table:table-cell>
          <table:table-cell table:formula="of:=SUM([.B94:.BL94])-[.B199]" office:value-type="float" office:value="435.990000000002">
            <text:p>435.99</text:p>
          </table:table-cell>
          <table:table-cell table:formula="of:=([.B199]/8)+[.C199]" office:value-type="float" office:value="1727.025">
            <text:p>1727.025</text:p>
          </table:table-cell>
          <table:table-cell table:formula="of:=[.B199]/14400+[.C199]" office:value-type="float" office:value="436.707241666668">
            <text:p>436.7072416667</text:p>
          </table:table-cell>
          <table:table-cell table:formula="of:=SUM([.B199:.C199])" office:value-type="float" office:value="10764.27">
            <text:p>10764.27</text:p>
          </table:table-cell>
          <table:table-cell table:style-name="ce1" table:formula="of:=([.F199]-[.D199])/[.F199]" office:value-type="percentage" office:value="0.83955948708087">
            <text:p>83.96%</text:p>
          </table:table-cell>
          <table:table-cell table:style-name="ce1" table:formula="of:=([.F199]-[.E199])/[.F199]" office:value-type="percentage" office:value="0.959429924958528">
            <text:p>95.94%</text:p>
          </table:table-cell>
          <table:table-cell table:style-name="ce1" table:formula="of:=[.E199]/[.D199]" office:value-type="percentage" office:value="0.252866774752345">
            <text:p>25.29%</text:p>
          </table:table-cell>
          <table:table-cell/>
          <table:table-cell table:style-name="ce2" office:value-type="time" office:time-value="PT02H00M13.416S">
            <text:p>02:00:13</text:p>
          </table:table-cell>
          <table:table-cell table:style-name="ce3" table:formula="of:=[.K199]*60*60*24" office:value-type="float" office:value="7213.416">
            <text:p>7213.416</text:p>
          </table:table-cell>
          <table:table-cell table:style-name="ce3"/>
          <table:table-cell table:style-name="ce2" office:value-type="time" office:time-value="PT00H24M33.932S">
            <text:p>00:24:34</text:p>
          </table:table-cell>
          <table:table-cell table:style-name="ce3" table:formula="of:=[.N199]*60*60*24" office:value-type="float" office:value="1473.932">
            <text:p>1473.932</text:p>
          </table:table-cell>
          <table:table-cell table:style-name="ce2" office:value-type="time" office:time-value="PT00H34M36.298S">
            <text:p>00:34:36</text:p>
          </table:table-cell>
          <table:table-cell table:style-name="ce3" table:formula="of:=[.P199]*60*60*24" office:value-type="float" office:value="2076.298">
            <text:p>2076.298</text:p>
          </table:table-cell>
          <table:table-cell table:number-columns-repeated="47"/>
        </table:table-row>
        <table:table-row table:style-name="ro1">
          <table:table-cell office:value-type="float" office:value="94">
            <text:p>94</text:p>
          </table:table-cell>
          <table:table-cell table:formula="of:=[.C95]+[.F95]+[.H95]+[.I95]+[.Q95]+[.S95]+[.T95]+[.U95]+[.W95]+[.AA95]+[.AC95]+[.AD95]+[.AI95]+[.AJ95]+[.AM95]+[.AO95]+[.AP95]+[.AQ95]+[.AR95]+[.AT95]+[.BA95]+[.BD95]+[.BE95]+[.BJ95]+[.BK95]" office:value-type="float" office:value="10782.99">
            <text:p>10782.99</text:p>
          </table:table-cell>
          <table:table-cell table:formula="of:=SUM([.B95:.BL95])-[.B200]" office:value-type="float" office:value="442.76">
            <text:p>442.76</text:p>
          </table:table-cell>
          <table:table-cell table:formula="of:=([.B200]/8)+[.C200]" office:value-type="float" office:value="1790.63375">
            <text:p>1790.63375</text:p>
          </table:table-cell>
          <table:table-cell table:formula="of:=[.B200]/14400+[.C200]" office:value-type="float" office:value="443.50881875">
            <text:p>443.50881875</text:p>
          </table:table-cell>
          <table:table-cell table:formula="of:=SUM([.B200:.C200])" office:value-type="float" office:value="11225.75">
            <text:p>11225.75</text:p>
          </table:table-cell>
          <table:table-cell table:style-name="ce1" table:formula="of:=([.F200]-[.D200])/[.F200]" office:value-type="percentage" office:value="0.840488720130058">
            <text:p>84.05%</text:p>
          </table:table-cell>
          <table:table-cell table:style-name="ce1" table:formula="of:=([.F200]-[.E200])/[.F200]" office:value-type="percentage" office:value="0.960491831837516">
            <text:p>96.05%</text:p>
          </table:table-cell>
          <table:table-cell table:style-name="ce1" table:formula="of:=[.E200]/[.D200]" office:value-type="percentage" office:value="0.247682597711564">
            <text:p>24.77%</text:p>
          </table:table-cell>
          <table:table-cell/>
          <table:table-cell table:style-name="ce2" office:value-type="time" office:time-value="PT02H01M28.394S">
            <text:p>02:01:28</text:p>
          </table:table-cell>
          <table:table-cell table:style-name="ce3" table:formula="of:=[.K200]*60*60*24" office:value-type="float" office:value="7288.394">
            <text:p>7288.394</text:p>
          </table:table-cell>
          <table:table-cell table:style-name="ce3"/>
          <table:table-cell table:style-name="ce2" office:value-type="time" office:time-value="PT00H24M44.718S">
            <text:p>00:24:45</text:p>
          </table:table-cell>
          <table:table-cell table:style-name="ce3" table:formula="of:=[.N200]*60*60*24" office:value-type="float" office:value="1484.718">
            <text:p>1484.718</text:p>
          </table:table-cell>
          <table:table-cell table:style-name="ce2" office:value-type="time" office:time-value="PT00H34M55.405S">
            <text:p>00:34:55</text:p>
          </table:table-cell>
          <table:table-cell table:style-name="ce3" table:formula="of:=[.P200]*60*60*24" office:value-type="float" office:value="2095.405">
            <text:p>2095.405</text:p>
          </table:table-cell>
          <table:table-cell table:number-columns-repeated="47"/>
        </table:table-row>
        <table:table-row table:style-name="ro1">
          <table:table-cell office:value-type="float" office:value="95">
            <text:p>95</text:p>
          </table:table-cell>
          <table:table-cell table:formula="of:=[.C96]+[.F96]+[.H96]+[.I96]+[.Q96]+[.S96]+[.T96]+[.U96]+[.W96]+[.AA96]+[.AC96]+[.AD96]+[.AI96]+[.AJ96]+[.AM96]+[.AO96]+[.AP96]+[.AQ96]+[.AR96]+[.AT96]+[.BA96]+[.BD96]+[.BE96]+[.BJ96]+[.BK96]" office:value-type="float" office:value="11293.3">
            <text:p>11293.3</text:p>
          </table:table-cell>
          <table:table-cell table:formula="of:=SUM([.B96:.BL96])-[.B201]" office:value-type="float" office:value="451.870000000003">
            <text:p>451.87</text:p>
          </table:table-cell>
          <table:table-cell table:formula="of:=([.B201]/8)+[.C201]" office:value-type="float" office:value="1863.5325">
            <text:p>1863.5325</text:p>
          </table:table-cell>
          <table:table-cell table:formula="of:=[.B201]/14400+[.C201]" office:value-type="float" office:value="452.654256944447">
            <text:p>452.6542569444</text:p>
          </table:table-cell>
          <table:table-cell table:formula="of:=SUM([.B201:.C201])" office:value-type="float" office:value="11745.17">
            <text:p>11745.17</text:p>
          </table:table-cell>
          <table:table-cell table:style-name="ce1" table:formula="of:=([.F201]-[.D201])/[.F201]" office:value-type="percentage" office:value="0.841336268440559">
            <text:p>84.13%</text:p>
          </table:table-cell>
          <table:table-cell table:style-name="ce1" table:formula="of:=([.F201]-[.E201])/[.F201]" office:value-type="percentage" office:value="0.96146039121235">
            <text:p>96.15%</text:p>
          </table:table-cell>
          <table:table-cell table:style-name="ce1" table:formula="of:=[.E201]/[.D201]" office:value-type="percentage" office:value="0.242901187365633">
            <text:p>24.29%</text:p>
          </table:table-cell>
          <table:table-cell/>
          <table:table-cell table:style-name="ce2" office:value-type="time" office:time-value="PT02H02M57.811S">
            <text:p>02:02:58</text:p>
          </table:table-cell>
          <table:table-cell table:style-name="ce3" table:formula="of:=[.K201]*60*60*24" office:value-type="float" office:value="7377.811">
            <text:p>7377.811</text:p>
          </table:table-cell>
          <table:table-cell table:style-name="ce3"/>
          <table:table-cell table:style-name="ce2" office:value-type="time" office:time-value="PT00H24M57.873S">
            <text:p>00:24:58</text:p>
          </table:table-cell>
          <table:table-cell table:style-name="ce3" table:formula="of:=[.N201]*60*60*24" office:value-type="float" office:value="1497.873">
            <text:p>1497.873</text:p>
          </table:table-cell>
          <table:table-cell table:style-name="ce2" office:value-type="time" office:time-value="PT00H35M06.046S">
            <text:p>00:35:06</text:p>
          </table:table-cell>
          <table:table-cell table:style-name="ce3" table:formula="of:=[.P201]*60*60*24" office:value-type="float" office:value="2106.046">
            <text:p>2106.046</text:p>
          </table:table-cell>
          <table:table-cell table:number-columns-repeated="47"/>
        </table:table-row>
        <table:table-row table:style-name="ro1">
          <table:table-cell office:value-type="float" office:value="96">
            <text:p>96</text:p>
          </table:table-cell>
          <table:table-cell table:formula="of:=[.C97]+[.F97]+[.H97]+[.I97]+[.Q97]+[.S97]+[.T97]+[.U97]+[.W97]+[.AA97]+[.AC97]+[.AD97]+[.AI97]+[.AJ97]+[.AM97]+[.AO97]+[.AP97]+[.AQ97]+[.AR97]+[.AT97]+[.BA97]+[.BD97]+[.BE97]+[.BJ97]+[.BK97]" office:value-type="float" office:value="11769.63">
            <text:p>11769.63</text:p>
          </table:table-cell>
          <table:table-cell table:formula="of:=SUM([.B97:.BL97])-[.B202]" office:value-type="float" office:value="459.509999999998">
            <text:p>459.51</text:p>
          </table:table-cell>
          <table:table-cell table:formula="of:=([.B202]/8)+[.C202]" office:value-type="float" office:value="1930.71375">
            <text:p>1930.71375</text:p>
          </table:table-cell>
          <table:table-cell table:formula="of:=[.B202]/14400+[.C202]" office:value-type="float" office:value="460.327335416665">
            <text:p>460.3273354167</text:p>
          </table:table-cell>
          <table:table-cell table:formula="of:=SUM([.B202:.C202])" office:value-type="float" office:value="12229.14">
            <text:p>12229.14</text:p>
          </table:table-cell>
          <table:table-cell table:style-name="ce1" table:formula="of:=([.F202]-[.D202])/[.F202]" office:value-type="percentage" office:value="0.842121870384998">
            <text:p>84.21%</text:p>
          </table:table-cell>
          <table:table-cell table:style-name="ce1" table:formula="of:=([.F202]-[.E202])/[.F202]" office:value-type="percentage" office:value="0.962358159656634">
            <text:p>96.24%</text:p>
          </table:table-cell>
          <table:table-cell table:style-name="ce1" table:formula="of:=[.E202]/[.D202]" office:value-type="percentage" office:value="0.238423399334399">
            <text:p>23.84%</text:p>
          </table:table-cell>
          <table:table-cell/>
          <table:table-cell table:style-name="ce2" office:value-type="time" office:time-value="PT02H03M52.826S">
            <text:p>02:03:53</text:p>
          </table:table-cell>
          <table:table-cell table:style-name="ce3" table:formula="of:=[.K202]*60*60*24" office:value-type="float" office:value="7432.826">
            <text:p>7432.826</text:p>
          </table:table-cell>
          <table:table-cell table:style-name="ce3"/>
          <table:table-cell table:style-name="ce2" office:value-type="time" office:time-value="PT00H25M08.699S">
            <text:p>00:25:09</text:p>
          </table:table-cell>
          <table:table-cell table:style-name="ce3" table:formula="of:=[.N202]*60*60*24" office:value-type="float" office:value="1508.699">
            <text:p>1508.699</text:p>
          </table:table-cell>
          <table:table-cell table:style-name="ce2" office:value-type="time" office:time-value="PT00H35M31.642S">
            <text:p>00:35:32</text:p>
          </table:table-cell>
          <table:table-cell table:style-name="ce3" table:formula="of:=[.P202]*60*60*24" office:value-type="float" office:value="2131.642">
            <text:p>2131.642</text:p>
          </table:table-cell>
          <table:table-cell table:number-columns-repeated="47"/>
        </table:table-row>
        <table:table-row table:style-name="ro1">
          <table:table-cell office:value-type="float" office:value="97">
            <text:p>97</text:p>
          </table:table-cell>
          <table:table-cell table:formula="of:=[.C98]+[.F98]+[.H98]+[.I98]+[.Q98]+[.S98]+[.T98]+[.U98]+[.W98]+[.AA98]+[.AC98]+[.AD98]+[.AI98]+[.AJ98]+[.AM98]+[.AO98]+[.AP98]+[.AQ98]+[.AR98]+[.AT98]+[.BA98]+[.BD98]+[.BE98]+[.BJ98]+[.BK98]" office:value-type="float" office:value="12300.28">
            <text:p>12300.28</text:p>
          </table:table-cell>
          <table:table-cell table:formula="of:=SUM([.B98:.BL98])-[.B203]" office:value-type="float" office:value="560.84">
            <text:p>560.84</text:p>
          </table:table-cell>
          <table:table-cell table:formula="of:=([.B203]/8)+[.C203]" office:value-type="float" office:value="2098.375">
            <text:p>2098.375</text:p>
          </table:table-cell>
          <table:table-cell table:formula="of:=[.B203]/14400+[.C203]" office:value-type="float" office:value="561.694186111111">
            <text:p>561.6941861111</text:p>
          </table:table-cell>
          <table:table-cell table:formula="of:=SUM([.B203:.C203])" office:value-type="float" office:value="12861.12">
            <text:p>12861.12</text:p>
          </table:table-cell>
          <table:table-cell table:style-name="ce1" table:formula="of:=([.F203]-[.D203])/[.F203]" office:value-type="percentage" office:value="0.836843525291732">
            <text:p>83.68%</text:p>
          </table:table-cell>
          <table:table-cell table:style-name="ce1" table:formula="of:=([.F203]-[.E203])/[.F203]" office:value-type="percentage" office:value="0.956326184180607">
            <text:p>95.63%</text:p>
          </table:table-cell>
          <table:table-cell table:style-name="ce1" table:formula="of:=[.E203]/[.D203]" office:value-type="percentage" office:value="0.267680555721027">
            <text:p>26.77%</text:p>
          </table:table-cell>
          <table:table-cell/>
          <table:table-cell table:style-name="ce2" office:value-type="time" office:time-value="PT02H05M02.187S">
            <text:p>02:05:02</text:p>
          </table:table-cell>
          <table:table-cell table:style-name="ce3" table:formula="of:=[.K203]*60*60*24" office:value-type="float" office:value="7502.187">
            <text:p>7502.187</text:p>
          </table:table-cell>
          <table:table-cell table:style-name="ce3"/>
          <table:table-cell table:style-name="ce2" office:value-type="time" office:time-value="PT00H25M16.869S">
            <text:p>00:25:17</text:p>
          </table:table-cell>
          <table:table-cell table:style-name="ce3" table:formula="of:=[.N203]*60*60*24" office:value-type="float" office:value="1516.869">
            <text:p>1516.869</text:p>
          </table:table-cell>
          <table:table-cell table:style-name="ce2" office:value-type="time" office:time-value="PT00H35M29.799S">
            <text:p>00:35:30</text:p>
          </table:table-cell>
          <table:table-cell table:style-name="ce3" table:formula="of:=[.P203]*60*60*24" office:value-type="float" office:value="2129.799">
            <text:p>2129.799</text:p>
          </table:table-cell>
          <table:table-cell table:number-columns-repeated="47"/>
        </table:table-row>
        <table:table-row table:style-name="ro1">
          <table:table-cell office:value-type="float" office:value="98">
            <text:p>98</text:p>
          </table:table-cell>
          <table:table-cell table:formula="of:=[.C99]+[.F99]+[.H99]+[.I99]+[.Q99]+[.S99]+[.T99]+[.U99]+[.W99]+[.AA99]+[.AC99]+[.AD99]+[.AI99]+[.AJ99]+[.AM99]+[.AO99]+[.AP99]+[.AQ99]+[.AR99]+[.AT99]+[.BA99]+[.BD99]+[.BE99]+[.BJ99]+[.BK99]" office:value-type="float" office:value="11506.89">
            <text:p>11506.89</text:p>
          </table:table-cell>
          <table:table-cell table:formula="of:=SUM([.B99:.BL99])-[.B204]" office:value-type="float" office:value="568.369999999999">
            <text:p>568.37</text:p>
          </table:table-cell>
          <table:table-cell table:formula="of:=([.B204]/8)+[.C204]" office:value-type="float" office:value="2006.73125">
            <text:p>2006.73125</text:p>
          </table:table-cell>
          <table:table-cell table:formula="of:=[.B204]/14400+[.C204]" office:value-type="float" office:value="569.169089583332">
            <text:p>569.1690895833</text:p>
          </table:table-cell>
          <table:table-cell table:formula="of:=SUM([.B204:.C204])" office:value-type="float" office:value="12075.26">
            <text:p>12075.26</text:p>
          </table:table-cell>
          <table:table-cell table:style-name="ce1" table:formula="of:=([.F204]-[.D204])/[.F204]" office:value-type="percentage" office:value="0.833814654922544">
            <text:p>83.38%</text:p>
          </table:table-cell>
          <table:table-cell table:style-name="ce1" table:formula="of:=([.F204]-[.E204])/[.F204]" office:value-type="percentage" office:value="0.95286485843093">
            <text:p>95.29%</text:p>
          </table:table-cell>
          <table:table-cell table:style-name="ce1" table:formula="of:=[.E204]/[.D204]" office:value-type="percentage" office:value="0.283629952732003">
            <text:p>28.36%</text:p>
          </table:table-cell>
          <table:table-cell/>
          <table:table-cell table:style-name="ce2" office:value-type="time" office:time-value="PT02H05M57.82S">
            <text:p>02:05:58</text:p>
          </table:table-cell>
          <table:table-cell table:style-name="ce3" table:formula="of:=[.K204]*60*60*24" office:value-type="float" office:value="7557.82">
            <text:p>7557.82</text:p>
          </table:table-cell>
          <table:table-cell table:style-name="ce3"/>
          <table:table-cell table:style-name="ce2" office:value-type="time" office:time-value="PT00H25M29.874S">
            <text:p>00:25:30</text:p>
          </table:table-cell>
          <table:table-cell table:style-name="ce3" table:formula="of:=[.N204]*60*60*24" office:value-type="float" office:value="1529.874">
            <text:p>1529.874</text:p>
          </table:table-cell>
          <table:table-cell table:style-name="ce2" office:value-type="time" office:time-value="PT00H35M44.311S">
            <text:p>00:35:44</text:p>
          </table:table-cell>
          <table:table-cell table:style-name="ce3" table:formula="of:=[.P204]*60*60*24" office:value-type="float" office:value="2144.311">
            <text:p>2144.311</text:p>
          </table:table-cell>
          <table:table-cell table:number-columns-repeated="47"/>
        </table:table-row>
        <table:table-row table:style-name="ro1">
          <table:table-cell office:value-type="float" office:value="99">
            <text:p>99</text:p>
          </table:table-cell>
          <table:table-cell table:formula="of:=[.C100]+[.F100]+[.H100]+[.I100]+[.Q100]+[.S100]+[.T100]+[.U100]+[.W100]+[.AA100]+[.AC100]+[.AD100]+[.AI100]+[.AJ100]+[.AM100]+[.AO100]+[.AP100]+[.AQ100]+[.AR100]+[.AT100]+[.BA100]+[.BD100]+[.BE100]+[.BJ100]+[.BK100]" office:value-type="float" office:value="11381.54">
            <text:p>11381.54</text:p>
          </table:table-cell>
          <table:table-cell table:formula="of:=SUM([.B100:.BL100])-[.B205]" office:value-type="float" office:value="581.570000000002">
            <text:p>581.57</text:p>
          </table:table-cell>
          <table:table-cell table:formula="of:=([.B205]/8)+[.C205]" office:value-type="float" office:value="2004.2625">
            <text:p>2004.2625</text:p>
          </table:table-cell>
          <table:table-cell table:formula="of:=[.B205]/14400+[.C205]" office:value-type="float" office:value="582.360384722224">
            <text:p>582.3603847222</text:p>
          </table:table-cell>
          <table:table-cell table:formula="of:=SUM([.B205:.C205])" office:value-type="float" office:value="11963.11">
            <text:p>11963.11</text:p>
          </table:table-cell>
          <table:table-cell table:style-name="ce1" table:formula="of:=([.F205]-[.D205])/[.F205]" office:value-type="percentage" office:value="0.832463088611573">
            <text:p>83.25%</text:p>
          </table:table-cell>
          <table:table-cell table:style-name="ce1" table:formula="of:=([.F205]-[.E205])/[.F205]" office:value-type="percentage" office:value="0.951320318485559">
            <text:p>95.13%</text:p>
          </table:table-cell>
          <table:table-cell table:style-name="ce1" table:formula="of:=[.E205]/[.D205]" office:value-type="percentage" office:value="0.290560934369736">
            <text:p>29.06%</text:p>
          </table:table-cell>
          <table:table-cell/>
          <table:table-cell table:style-name="ce2" office:value-type="time" office:time-value="PT02H06M49.209S">
            <text:p>02:06:49</text:p>
          </table:table-cell>
          <table:table-cell table:style-name="ce3" table:formula="of:=[.K205]*60*60*24" office:value-type="float" office:value="7609.209">
            <text:p>7609.209</text:p>
          </table:table-cell>
          <table:table-cell table:style-name="ce3"/>
          <table:table-cell table:style-name="ce2" office:value-type="time" office:time-value="PT00H25M31.067S">
            <text:p>00:25:31</text:p>
          </table:table-cell>
          <table:table-cell table:style-name="ce3" table:formula="of:=[.N205]*60*60*24" office:value-type="float" office:value="1531.067">
            <text:p>1531.067</text:p>
          </table:table-cell>
          <table:table-cell table:style-name="ce2" office:value-type="time" office:time-value="PT00H35M50.98S">
            <text:p>00:35:51</text:p>
          </table:table-cell>
          <table:table-cell table:style-name="ce3" table:formula="of:=[.P205]*60*60*24" office:value-type="float" office:value="2150.98">
            <text:p>2150.98</text:p>
          </table:table-cell>
          <table:table-cell table:number-columns-repeated="47"/>
        </table:table-row>
        <table:table-row table:style-name="ro1">
          <table:table-cell office:value-type="float" office:value="100">
            <text:p>100</text:p>
          </table:table-cell>
          <table:table-cell table:formula="of:=[.C101]+[.F101]+[.H101]+[.I101]+[.Q101]+[.S101]+[.T101]+[.U101]+[.W101]+[.AA101]+[.AC101]+[.AD101]+[.AI101]+[.AJ101]+[.AM101]+[.AO101]+[.AP101]+[.AQ101]+[.AR101]+[.AT101]+[.BA101]+[.BD101]+[.BE101]+[.BJ101]+[.BK101]" office:value-type="float" office:value="11931.84">
            <text:p>11931.84</text:p>
          </table:table-cell>
          <table:table-cell table:formula="of:=SUM([.B101:.BL101])-[.B206]" office:value-type="float" office:value="585.400000000003">
            <text:p>585.4</text:p>
          </table:table-cell>
          <table:table-cell table:formula="of:=([.B206]/8)+[.C206]" office:value-type="float" office:value="2076.88">
            <text:p>2076.88</text:p>
          </table:table-cell>
          <table:table-cell table:formula="of:=[.B206]/14400+[.C206]" office:value-type="float" office:value="586.228600000003">
            <text:p>586.2286</text:p>
          </table:table-cell>
          <table:table-cell table:formula="of:=SUM([.B206:.C206])" office:value-type="float" office:value="12517.24">
            <text:p>12517.24</text:p>
          </table:table-cell>
          <table:table-cell table:style-name="ce1" table:formula="of:=([.F206]-[.D206])/[.F206]" office:value-type="percentage" office:value="0.834078439016908">
            <text:p>83.41%</text:p>
          </table:table-cell>
          <table:table-cell table:style-name="ce1" table:formula="of:=([.F206]-[.E206])/[.F206]" office:value-type="percentage" office:value="0.953166305032099">
            <text:p>95.32%</text:p>
          </table:table-cell>
          <table:table-cell table:style-name="ce1" table:formula="of:=[.E206]/[.D206]" office:value-type="percentage" office:value="0.282264069180695">
            <text:p>28.23%</text:p>
          </table:table-cell>
          <table:table-cell/>
          <table:table-cell table:style-name="ce2" office:value-type="time" office:time-value="PT02H07M38.122S">
            <text:p>02:07:38</text:p>
          </table:table-cell>
          <table:table-cell table:style-name="ce3" table:formula="of:=[.K206]*60*60*24" office:value-type="float" office:value="7658.122">
            <text:p>7658.122</text:p>
          </table:table-cell>
          <table:table-cell table:style-name="ce3"/>
          <table:table-cell table:style-name="ce2" office:value-type="time" office:time-value="PT00H25M43.177S">
            <text:p>00:25:43</text:p>
          </table:table-cell>
          <table:table-cell table:style-name="ce3" table:formula="of:=[.N206]*60*60*24" office:value-type="float" office:value="1543.177">
            <text:p>1543.177</text:p>
          </table:table-cell>
          <table:table-cell table:style-name="ce2" office:value-type="time" office:time-value="PT00H36M03.527S">
            <text:p>00:36:04</text:p>
          </table:table-cell>
          <table:table-cell table:style-name="ce3" table:formula="of:=[.P206]*60*60*24" office:value-type="float" office:value="2163.527">
            <text:p>2163.527</text:p>
          </table:table-cell>
          <table:table-cell table:number-columns-repeated="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month number:textual="true"/>
      <number:text>:</number:text>
      <number:seconds number:style="long" number:decimal-places="2"/>
    </number:date-style>
    <number:time-style style:name="N122">
      <number:seconds number:style="long" number:decimal-places="8"/>
      <number:seconds number:style="long" number:decimal-places="8"/>
    </number:time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1">09/11/2013</text:date>, <text:time>00:2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11T00:25:46</dc:date>
    <meta:generator>LibreOffice/3.4$Unix LibreOffice_project/340m1$Build-402</meta:generator>
    <meta:editing-duration>PT15H55M41S</meta:editing-duration>
    <meta:editing-cycles>9</meta:editing-cycles>
    <meta:document-statistic meta:table-count="1" meta:cell-count="729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41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34" style:family="chart">
      <style:graphic-properties draw:stroke="solid" svg:stroke-color="#b3b3b3" draw:fill="none" draw:fill-color="#e6e6e6"/>
    </style:style>
    <style:style style:name="ch35" style:family="chart">
      <style:graphic-properties svg:stroke-color="#b3b3b3" draw:fill-color="#cccccc"/>
    </style:style>
  </office:automatic-styles>
  <office:body>
    <office:chart>
      <chart:chart svg:width="29.149cm" svg:height="16.831cm" xlink:href=".." xlink:type="simple" chart:class="chart:line" chart:style-name="ch1">
        <chart:legend chart:legend-position="bottom" svg:x="4.773cm" svg:y="-1.382cm" style:legend-expansion="wide" chart:style-name="ch2"/>
        <chart:plot-area chart:style-name="ch3" table:cell-range-address="Sheet1.A2:Sheet1.I101 Sheet1.A1:Sheet1.K1 Sheet1.K107:Sheet1.K206 Sheet1.K2:Sheet1.K101 Sheet1.N1:Sheet1.N101 Sheet1.P1:Sheet1.AN101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A2:Sheet1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C2:Sheet1.C101" chart:label-cell-address="Sheet1.C1:Sheet1.C1" chart:class="chart:line">
            <chart:data-point chart:repeated="100"/>
          </chart:series>
          <chart:series chart:style-name="ch8" chart:values-cell-range-address="Sheet1.D2:Sheet1.D101" chart:label-cell-address="Sheet1.D1:Sheet1.D1" chart:class="chart:line">
            <chart:data-point chart:repeated="100"/>
          </chart:series>
          <chart:series chart:style-name="ch9" chart:values-cell-range-address="Sheet1.E2:Sheet1.E101" chart:label-cell-address="Sheet1.E1:Sheet1.E1" chart:class="chart:line">
            <chart:data-point chart:repeated="100"/>
          </chart:series>
          <chart:series chart:style-name="ch10" chart:values-cell-range-address="Sheet1.F2:Sheet1.F101" chart:label-cell-address="Sheet1.F1:Sheet1.F1" chart:class="chart:line">
            <chart:data-point chart:repeated="100"/>
          </chart:series>
          <chart:series chart:style-name="ch11" chart:values-cell-range-address="Sheet1.G2:Sheet1.G101" chart:label-cell-address="Sheet1.G1:Sheet1.G1" chart:class="chart:line">
            <chart:data-point chart:repeated="100"/>
          </chart:series>
          <chart:series chart:style-name="ch12" chart:values-cell-range-address="Sheet1.H2:Sheet1.H101" chart:label-cell-address="Sheet1.H1:Sheet1.H1" chart:class="chart:line">
            <chart:data-point chart:repeated="100"/>
          </chart:series>
          <chart:series chart:style-name="ch13" chart:values-cell-range-address="Sheet1.I2:Sheet1.I101" chart:label-cell-address="Sheet1.I1:Sheet1.I1" chart:class="chart:line">
            <chart:data-point chart:repeated="100"/>
          </chart:series>
          <chart:series chart:style-name="ch14" chart:values-cell-range-address="Sheet1.K107:Sheet1.K206" chart:label-cell-address="Sheet1.J1:Sheet1.J1" chart:class="chart:line">
            <chart:data-point chart:repeated="100"/>
          </chart:series>
          <chart:series chart:style-name="ch15" chart:values-cell-range-address="Sheet1.K2:Sheet1.K101" chart:label-cell-address="Sheet1.K1:Sheet1.K1" chart:class="chart:line">
            <chart:data-point chart:repeated="100"/>
          </chart:series>
          <chart:series chart:style-name="ch16" chart:values-cell-range-address="Sheet1.N2:Sheet1.N101" chart:label-cell-address="Sheet1.N1:Sheet1.N1" chart:class="chart:line">
            <chart:data-point chart:repeated="100"/>
          </chart:series>
          <chart:series chart:style-name="ch17" chart:values-cell-range-address="Sheet1.P2:Sheet1.P101" chart:label-cell-address="Sheet1.P1:Sheet1.P1" chart:class="chart:line">
            <chart:data-point chart:repeated="100"/>
          </chart:series>
          <chart:series chart:style-name="ch18" chart:values-cell-range-address="Sheet1.Q2:Sheet1.Q101" chart:label-cell-address="Sheet1.Q1:Sheet1.Q1" chart:class="chart:line">
            <chart:data-point chart:repeated="100"/>
          </chart:series>
          <chart:series chart:style-name="ch19" chart:values-cell-range-address="Sheet1.R2:Sheet1.R101" chart:label-cell-address="Sheet1.R1:Sheet1.R1" chart:class="chart:line">
            <chart:data-point chart:repeated="100"/>
          </chart:series>
          <chart:series chart:style-name="ch20" chart:values-cell-range-address="Sheet1.S2:Sheet1.S101" chart:label-cell-address="Sheet1.S1:Sheet1.S1" chart:class="chart:line">
            <chart:data-point chart:repeated="100"/>
          </chart:series>
          <chart:series chart:style-name="ch21" chart:values-cell-range-address="Sheet1.T2:Sheet1.T101" chart:label-cell-address="Sheet1.T1:Sheet1.T1" chart:class="chart:line">
            <chart:data-point chart:repeated="100"/>
          </chart:series>
          <chart:series chart:style-name="ch22" chart:values-cell-range-address="Sheet1.U2:Sheet1.U101" chart:label-cell-address="Sheet1.U1:Sheet1.U1" chart:class="chart:line">
            <chart:data-point chart:repeated="100"/>
          </chart:series>
          <chart:series chart:style-name="ch23" chart:values-cell-range-address="Sheet1.V2:Sheet1.V101" chart:label-cell-address="Sheet1.V1:Sheet1.V1" chart:class="chart:line">
            <chart:data-point chart:repeated="100"/>
          </chart:series>
          <chart:series chart:style-name="ch24" chart:values-cell-range-address="Sheet1.W2:Sheet1.W101" chart:label-cell-address="Sheet1.W1:Sheet1.W1" chart:class="chart:line">
            <chart:data-point chart:repeated="100"/>
          </chart:series>
          <chart:series chart:style-name="ch25" chart:values-cell-range-address="Sheet1.X2:Sheet1.X101" chart:label-cell-address="Sheet1.X1:Sheet1.X1" chart:class="chart:line">
            <chart:data-point chart:repeated="100"/>
          </chart:series>
          <chart:series chart:style-name="ch26" chart:values-cell-range-address="Sheet1.Y2:Sheet1.Y101" chart:label-cell-address="Sheet1.Y1:Sheet1.Y1" chart:class="chart:line">
            <chart:data-point chart:repeated="100"/>
          </chart:series>
          <chart:series chart:style-name="ch27" chart:values-cell-range-address="Sheet1.Z2:Sheet1.Z101" chart:label-cell-address="Sheet1.Z1:Sheet1.Z1" chart:class="chart:line">
            <chart:data-point chart:repeated="100"/>
          </chart:series>
          <chart:series chart:style-name="ch28" chart:values-cell-range-address="Sheet1.AA2:Sheet1.AA101" chart:label-cell-address="Sheet1.AA1:Sheet1.AA1" chart:class="chart:line">
            <chart:data-point chart:repeated="100"/>
          </chart:series>
          <chart:series chart:style-name="ch29" chart:values-cell-range-address="Sheet1.AB2:Sheet1.AB101" chart:label-cell-address="Sheet1.AB1:Sheet1.AB1" chart:class="chart:line">
            <chart:data-point chart:repeated="100"/>
          </chart:series>
          <chart:series chart:style-name="ch30" chart:values-cell-range-address="Sheet1.AC2:Sheet1.AC101" chart:label-cell-address="Sheet1.AC1:Sheet1.AC1" chart:class="chart:line">
            <chart:data-point chart:repeated="100"/>
          </chart:series>
          <chart:series chart:style-name="ch31" chart:values-cell-range-address="Sheet1.AD2:Sheet1.AD101" chart:label-cell-address="Sheet1.AD1:Sheet1.AD1" chart:class="chart:line">
            <chart:data-point chart:repeated="100"/>
          </chart:series>
          <chart:series chart:style-name="ch32" chart:values-cell-range-address="Sheet1.AE2:Sheet1.AE101" chart:label-cell-address="Sheet1.AE1:Sheet1.AE1" chart:class="chart:line">
            <chart:data-point chart:repeated="100"/>
          </chart:series>
          <chart:series chart:style-name="ch9" chart:values-cell-range-address="Sheet1.AF2:Sheet1.AF101" chart:label-cell-address="Sheet1.AF1:Sheet1.AF1" chart:class="chart:line">
            <chart:data-point chart:repeated="100"/>
          </chart:series>
          <chart:series chart:style-name="ch10" chart:values-cell-range-address="Sheet1.AG2:Sheet1.AG101" chart:label-cell-address="Sheet1.AG1:Sheet1.AG1" chart:class="chart:line">
            <chart:data-point chart:repeated="100"/>
          </chart:series>
          <chart:series chart:style-name="ch11" chart:values-cell-range-address="Sheet1.AH2:Sheet1.AH101" chart:label-cell-address="Sheet1.AH1:Sheet1.AH1" chart:class="chart:line">
            <chart:data-point chart:repeated="100"/>
          </chart:series>
          <chart:series chart:style-name="ch12" chart:values-cell-range-address="Sheet1.AI2:Sheet1.AI101" chart:label-cell-address="Sheet1.AI1:Sheet1.AI1" chart:class="chart:line">
            <chart:data-point chart:repeated="100"/>
          </chart:series>
          <chart:series chart:style-name="ch13" chart:values-cell-range-address="Sheet1.AJ2:Sheet1.AJ101" chart:label-cell-address="Sheet1.AJ1:Sheet1.AJ1" chart:class="chart:line">
            <chart:data-point chart:repeated="100"/>
          </chart:series>
          <chart:series chart:style-name="ch33" chart:values-cell-range-address="Sheet1.AK2:Sheet1.AK101" chart:label-cell-address="Sheet1.AK1:Sheet1.AK1" chart:class="chart:line">
            <chart:data-point chart:repeated="100"/>
          </chart:series>
          <chart:series chart:style-name="ch15" chart:values-cell-range-address="Sheet1.AL2:Sheet1.AL101" chart:label-cell-address="Sheet1.AL1:Sheet1.AL1" chart:class="chart:line">
            <chart:data-point chart:repeated="100"/>
          </chart:series>
          <chart:series chart:style-name="ch16" chart:values-cell-range-address="Sheet1.AM2:Sheet1.AM101" chart:label-cell-address="Sheet1.AM1:Sheet1.AM1" chart:class="chart:line">
            <chart:data-point chart:repeated="100"/>
          </chart:series>
          <chart:series chart:style-name="ch17" chart:values-cell-range-address="Sheet1.AN2:Sheet1.AN101" chart:label-cell-address="Sheet1.AN1:Sheet1.AN1" chart:class="chart:line">
            <chart:data-point chart:repeated="100"/>
          </chart:series>
          <chart:wall chart:style-name="ch34"/>
          <chart:floor chart:style-name="ch3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tMask(double, double, int)</text:p>
                <draw:g>
                  <svg:desc>Sheet1.B1:Sheet1.B1</svg:desc>
                </draw:g>
              </table:table-cell>
              <table:table-cell office:value-type="string">
                <text:p>qlrps(double, double, double, int, double, double, prop_type&amp;)</text:p>
                <draw:g>
                  <svg:desc>Sheet1.C1:Sheet1.C1</svg:desc>
                </draw:g>
              </table:table-cell>
              <table:table-cell office:value-type="string">
                <text:p>GetMask(double, double)</text:p>
                <draw:g>
                  <svg:desc>Sheet1.D1:Sheet1.D1</svg:desc>
                </draw:g>
              </table:table-cell>
              <table:table-cell office:value-type="string">
                <text:p>ReadBearing(char*)</text:p>
                <draw:g>
                  <svg:desc>Sheet1.E1:Sheet1.E1</svg:desc>
                </draw:g>
              </table:table-cell>
              <table:table-cell office:value-type="string">
                <text:p>hzns2(double*, prop_type&amp;, propa_type&amp;)</text:p>
                <draw:g>
                  <svg:desc>Sheet1.F1:Sheet1.F1</svg:desc>
                </draw:g>
              </table:table-cell>
              <table:table-cell office:value-type="string">
                <text:p>WritePPMSS(char*, unsigned char, unsigned char, unsigned char, site*, unsigned char)</text:p>
                <draw:g>
                  <svg:desc>Sheet1.G1:Sheet1.G1</svg:desc>
                </draw:g>
              </table:table-cell>
              <table:table-cell office:value-type="string">
                <text:p>z1sq2(double*, double const&amp;, double const&amp;, double&amp;, double&amp;)</text:p>
                <draw:g>
                  <svg:desc>Sheet1.H1:Sheet1.H1</svg:desc>
                </draw:g>
              </table:table-cell>
              <table:table-cell office:value-type="string">
                <text:p>fht(double const&amp;, double const&amp;)</text:p>
                <draw:g>
                  <svg:desc>Sheet1.I1:Sheet1.I1</svg:desc>
                </draw:g>
              </table:table-cell>
              <table:table-cell office:value-type="string">
                <text:p>haat(site)</text:p>
                <draw:g>
                  <svg:desc>Sheet1.J1:Sheet1.J1</svg:desc>
                </draw:g>
              </table:table-cell>
              <table:table-cell office:value-type="string">
                <text:p>ElevationAngle(site, site)</text:p>
                <draw:g>
                  <svg:desc>Sheet1.K1:Sheet1.K1</svg:desc>
                </draw:g>
              </table:table-cell>
              <table:table-cell office:value-type="string">
                <text:p>ascat(double, prop_type&amp;, propa_type&amp;)</text:p>
                <draw:g>
                  <svg:desc>Sheet1.N1:Sheet1.N1</svg:desc>
                </draw:g>
              </table:table-cell>
              <table:table-cell office:value-type="string">
                <text:p>LoadSignalColors(site)</text:p>
                <draw:g>
                  <svg:desc>Sheet1.P1:Sheet1.P1</svg:desc>
                </draw:g>
              </table:table-cell>
              <table:table-cell office:value-type="string">
                <text:p>saalos(double, prop_type&amp;, propa_type&amp;)</text:p>
                <draw:g>
                  <svg:desc>Sheet1.Q1:Sheet1.Q1</svg:desc>
                </draw:g>
              </table:table-cell>
              <table:table-cell office:value-type="string">
                <text:p>dec2dms(double)</text:p>
                <draw:g>
                  <svg:desc>Sheet1.R1:Sheet1.R1</svg:desc>
                </draw:g>
              </table:table-cell>
              <table:table-cell office:value-type="string">
                <text:p>lrprop(double, prop_type&amp;, propa_type&amp;)</text:p>
                <draw:g>
                  <svg:desc>Sheet1.S1:Sheet1.S1</svg:desc>
                </draw:g>
              </table:table-cell>
              <table:table-cell office:value-type="string">
                <text:p>lrprop2(double, prop_type&amp;, propa_type&amp;)</text:p>
                <draw:g>
                  <svg:desc>Sheet1.T1:Sheet1.T1</svg:desc>
                </draw:g>
              </table:table-cell>
              <table:table-cell office:value-type="string">
                <text:p>aknfe(double const&amp;)</text:p>
                <draw:g>
                  <svg:desc>Sheet1.U1:Sheet1.U1</svg:desc>
                </draw:g>
              </table:table-cell>
              <table:table-cell office:value-type="string">
                <text:p>OrMask(double, double, int)</text:p>
                <draw:g>
                  <svg:desc>Sheet1.V1:Sheet1.V1</svg:desc>
                </draw:g>
              </table:table-cell>
              <table:table-cell office:value-type="string">
                <text:p>point_to_point_ITM(double*, double, double, double, double, double, double, int, int, double, double, double&amp;, char*, int&amp;)</text:p>
                <draw:g>
                  <svg:desc>Sheet1.W1:Sheet1.W1</svg:desc>
                </draw:g>
              </table:table-cell>
              <table:table-cell office:value-type="string">
                <text:p>GetSignal(double, double)</text:p>
                <draw:g>
                  <svg:desc>Sheet1.X1:Sheet1.X1</svg:desc>
                </draw:g>
              </table:table-cell>
              <table:table-cell office:value-type="string">
                <text:p>AverageTerrain(site, double, double, double)</text:p>
                <draw:g>
                  <svg:desc>Sheet1.Y1:Sheet1.Y1</svg:desc>
                </draw:g>
              </table:table-cell>
              <table:table-cell office:value-type="string">
                <text:p>LoadPAT(char*)</text:p>
                <draw:g>
                  <svg:desc>Sheet1.Z1:Sheet1.Z1</svg:desc>
                </draw:g>
              </table:table-cell>
              <table:table-cell office:value-type="string">
                <text:p>ahd(double)</text:p>
                <draw:g>
                  <svg:desc>Sheet1.AA1:Sheet1.AA1</svg:desc>
                </draw:g>
              </table:table-cell>
              <table:table-cell office:value-type="string">
                <text:p>PlaceMarker(site)</text:p>
                <draw:g>
                  <svg:desc>Sheet1.AB1:Sheet1.AB1</svg:desc>
                </draw:g>
              </table:table-cell>
              <table:table-cell office:value-type="string">
                <text:p>adiff(double, prop_type&amp;, propa_type&amp;)</text:p>
                <draw:g>
                  <svg:desc>Sheet1.AC1:Sheet1.AC1</svg:desc>
                </draw:g>
              </table:table-cell>
              <table:table-cell office:value-type="string">
                <text:p>h0f(double, double)</text:p>
                <draw:g>
                  <svg:desc>Sheet1.AD1:Sheet1.AD1</svg:desc>
                </draw:g>
              </table:table-cell>
              <table:table-cell office:value-type="string">
                <text:p>LoadQTH(char*)</text:p>
                <draw:g>
                  <svg:desc>Sheet1.AE1:Sheet1.AE1</svg:desc>
                </draw:g>
              </table:table-cell>
              <table:table-cell office:value-type="string">
                <text:p>Azimuth(site, site)</text:p>
                <draw:g>
                  <svg:desc>Sheet1.AF1:Sheet1.AF1</svg:desc>
                </draw:g>
              </table:table-cell>
              <table:table-cell office:value-type="string">
                <text:p>PutSignal(double, double, unsigned char)</text:p>
                <draw:g>
                  <svg:desc>Sheet1.AG1:Sheet1.AG1</svg:desc>
                </draw:g>
              </table:table-cell>
              <table:table-cell office:value-type="string">
                <text:p>AddElevation(double, double, double)</text:p>
                <draw:g>
                  <svg:desc>Sheet1.AH1:Sheet1.AH1</svg:desc>
                </draw:g>
              </table:table-cell>
              <table:table-cell office:value-type="string">
                <text:p>d1thx2(double*, double const&amp;, double const&amp;, propa_type&amp;)</text:p>
                <draw:g>
                  <svg:desc>Sheet1.AI1:Sheet1.AI1</svg:desc>
                </draw:g>
              </table:table-cell>
              <table:table-cell office:value-type="string">
                <text:p>avar(double, double, double, prop_type&amp;, propv_type&amp;)</text:p>
                <draw:g>
                  <svg:desc>Sheet1.AJ1:Sheet1.AJ1</svg:desc>
                </draw:g>
              </table:table-cell>
              <table:table-cell office:value-type="string">
                <text:p>ReadLRParm(site, char)</text:p>
                <draw:g>
                  <svg:desc>Sheet1.AK1:Sheet1.AK1</svg:desc>
                </draw:g>
              </table:table-cell>
              <table:table-cell office:value-type="string">
                <text:p>Distance(site, site)</text:p>
                <draw:g>
                  <svg:desc>Sheet1.AL1:Sheet1.AL1</svg:desc>
                </draw:g>
              </table:table-cell>
              <table:table-cell office:value-type="string">
                <text:p>z1sq1(double*, double const&amp;, double const&amp;, double&amp;, double&amp;)</text:p>
                <draw:g>
                  <svg:desc>Sheet1.AM1:Sheet1.AM1</svg:desc>
                </draw:g>
              </table:table-cell>
              <table:table-cell office:value-type="string">
                <text:p>LoadSDF_SDF(char*)</text:p>
                <draw:g>
                  <svg:desc>Sheet1.AN1:Sheet1.AN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01</svg:desc>
                </draw:g>
              </table:table-cell>
              <table:table-cell office:value-type="float" office:value="0">
                <text:p>0</text:p>
                <draw:g>
                  <svg:desc>Sheet1.B2:Sheet1.B101</svg:desc>
                </draw:g>
              </table:table-cell>
              <table:table-cell office:value-type="float" office:value="0">
                <text:p>0</text:p>
                <draw:g>
                  <svg:desc>Sheet1.C2:Sheet1.C101</svg:desc>
                </draw:g>
              </table:table-cell>
              <table:table-cell office:value-type="float" office:value="0">
                <text:p>0</text:p>
                <draw:g>
                  <svg:desc>Sheet1.D2:Sheet1.D101</svg:desc>
                </draw:g>
              </table:table-cell>
              <table:table-cell office:value-type="float" office:value="0">
                <text:p>0</text:p>
                <draw:g>
                  <svg:desc>Sheet1.E2:Sheet1.E101</svg:desc>
                </draw:g>
              </table:table-cell>
              <table:table-cell office:value-type="float" office:value="0">
                <text:p>0</text:p>
                <draw:g>
                  <svg:desc>Sheet1.F2:Sheet1.F101</svg:desc>
                </draw:g>
              </table:table-cell>
              <table:table-cell office:value-type="float" office:value="0.71">
                <text:p>0.71</text:p>
                <draw:g>
                  <svg:desc>Sheet1.G2:Sheet1.G101</svg:desc>
                </draw:g>
              </table:table-cell>
              <table:table-cell office:value-type="float" office:value="0">
                <text:p>0</text:p>
                <draw:g>
                  <svg:desc>Sheet1.H2:Sheet1.H101</svg:desc>
                </draw:g>
              </table:table-cell>
              <table:table-cell office:value-type="float" office:value="0">
                <text:p>0</text:p>
                <draw:g>
                  <svg:desc>Sheet1.I2:Sheet1.I101</svg:desc>
                </draw:g>
              </table:table-cell>
              <table:table-cell office:value-type="float" office:value="0.00019875">
                <text:p>0.00019875</text:p>
                <draw:g>
                  <svg:desc>Sheet1.K107:Sheet1.K206</svg:desc>
                </draw:g>
              </table:table-cell>
              <table:table-cell office:value-type="float" office:value="NaN">
                <text:p>NaN</text:p>
                <draw:g>
                  <svg:desc>Sheet1.K2:Sheet1.K101</svg:desc>
                </draw:g>
              </table:table-cell>
              <table:table-cell office:value-type="float" office:value="NaN">
                <text:p>NaN</text:p>
                <draw:g>
                  <svg:desc>Sheet1.N2:Sheet1.N101</svg:desc>
                </draw:g>
              </table:table-cell>
              <table:table-cell office:value-type="float" office:value="0">
                <text:p>0</text:p>
                <draw:g>
                  <svg:desc>Sheet1.P2:Sheet1.P101</svg:desc>
                </draw:g>
              </table:table-cell>
              <table:table-cell office:value-type="float" office:value="0.02">
                <text:p>0.02</text:p>
                <draw:g>
                  <svg:desc>Sheet1.Q2:Sheet1.Q101</svg:desc>
                </draw:g>
              </table:table-cell>
              <table:table-cell office:value-type="float" office:value="0">
                <text:p>0</text:p>
                <draw:g>
                  <svg:desc>Sheet1.R2:Sheet1.R101</svg:desc>
                </draw:g>
              </table:table-cell>
              <table:table-cell office:value-type="float" office:value="NaN">
                <text:p>NaN</text:p>
                <draw:g>
                  <svg:desc>Sheet1.S2:Sheet1.S101</svg:desc>
                </draw:g>
              </table:table-cell>
              <table:table-cell office:value-type="float" office:value="0">
                <text:p>0</text:p>
                <draw:g>
                  <svg:desc>Sheet1.T2:Sheet1.T101</svg:desc>
                </draw:g>
              </table:table-cell>
              <table:table-cell office:value-type="float" office:value="0">
                <text:p>0</text:p>
                <draw:g>
                  <svg:desc>Sheet1.U2:Sheet1.U101</svg:desc>
                </draw:g>
              </table:table-cell>
              <table:table-cell office:value-type="float" office:value="0.03">
                <text:p>0.03</text:p>
                <draw:g>
                  <svg:desc>Sheet1.V2:Sheet1.V101</svg:desc>
                </draw:g>
              </table:table-cell>
              <table:table-cell office:value-type="float" office:value="0.01">
                <text:p>0.01</text:p>
                <draw:g>
                  <svg:desc>Sheet1.W2:Sheet1.W101</svg:desc>
                </draw:g>
              </table:table-cell>
              <table:table-cell office:value-type="float" office:value="0.02">
                <text:p>0.02</text:p>
                <draw:g>
                  <svg:desc>Sheet1.X2:Sheet1.X101</svg:desc>
                </draw:g>
              </table:table-cell>
              <table:table-cell office:value-type="float" office:value="0">
                <text:p>0</text:p>
                <draw:g>
                  <svg:desc>Sheet1.Y2:Sheet1.Y101</svg:desc>
                </draw:g>
              </table:table-cell>
              <table:table-cell office:value-type="float" office:value="0">
                <text:p>0</text:p>
                <draw:g>
                  <svg:desc>Sheet1.Z2:Sheet1.Z101</svg:desc>
                </draw:g>
              </table:table-cell>
              <table:table-cell office:value-type="float" office:value="NaN">
                <text:p>NaN</text:p>
                <draw:g>
                  <svg:desc>Sheet1.AA2:Sheet1.AA101</svg:desc>
                </draw:g>
              </table:table-cell>
              <table:table-cell office:value-type="float" office:value="0">
                <text:p>0</text:p>
                <draw:g>
                  <svg:desc>Sheet1.AB2:Sheet1.AB101</svg:desc>
                </draw:g>
              </table:table-cell>
              <table:table-cell office:value-type="float" office:value="NaN">
                <text:p>NaN</text:p>
                <draw:g>
                  <svg:desc>Sheet1.AC2:Sheet1.AC101</svg:desc>
                </draw:g>
              </table:table-cell>
              <table:table-cell office:value-type="float" office:value="NaN">
                <text:p>NaN</text:p>
                <draw:g>
                  <svg:desc>Sheet1.AD2:Sheet1.AD101</svg:desc>
                </draw:g>
              </table:table-cell>
              <table:table-cell office:value-type="float" office:value="0">
                <text:p>0</text:p>
                <draw:g>
                  <svg:desc>Sheet1.AE2:Sheet1.AE101</svg:desc>
                </draw:g>
              </table:table-cell>
              <table:table-cell office:value-type="float" office:value="0">
                <text:p>0</text:p>
                <draw:g>
                  <svg:desc>Sheet1.AF2:Sheet1.AF101</svg:desc>
                </draw:g>
              </table:table-cell>
              <table:table-cell office:value-type="float" office:value="0">
                <text:p>0</text:p>
                <draw:g>
                  <svg:desc>Sheet1.AG2:Sheet1.AG101</svg:desc>
                </draw:g>
              </table:table-cell>
              <table:table-cell office:value-type="float" office:value="NaN">
                <text:p>NaN</text:p>
                <draw:g>
                  <svg:desc>Sheet1.AH2:Sheet1.AH101</svg:desc>
                </draw:g>
              </table:table-cell>
              <table:table-cell office:value-type="float" office:value="0.01">
                <text:p>0.01</text:p>
                <draw:g>
                  <svg:desc>Sheet1.AI2:Sheet1.AI101</svg:desc>
                </draw:g>
              </table:table-cell>
              <table:table-cell office:value-type="float" office:value="0">
                <text:p>0</text:p>
                <draw:g>
                  <svg:desc>Sheet1.AJ2:Sheet1.AJ101</svg:desc>
                </draw:g>
              </table:table-cell>
              <table:table-cell office:value-type="float" office:value="0">
                <text:p>0</text:p>
                <draw:g>
                  <svg:desc>Sheet1.AK2:Sheet1.AK101</svg:desc>
                </draw:g>
              </table:table-cell>
              <table:table-cell office:value-type="float" office:value="0">
                <text:p>0</text:p>
                <draw:g>
                  <svg:desc>Sheet1.AL2:Sheet1.AL101</svg:desc>
                </draw:g>
              </table:table-cell>
              <table:table-cell office:value-type="float" office:value="NaN">
                <text:p>NaN</text:p>
                <draw:g>
                  <svg:desc>Sheet1.AM2:Sheet1.AM101</svg:desc>
                </draw:g>
              </table:table-cell>
              <table:table-cell office:value-type="float" office:value="0.12">
                <text:p>0.12</text:p>
                <draw:g>
                  <svg:desc>Sheet1.AN2:Sheet1.AN1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79">
                <text:p>0.79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00203576388888889">
                <text:p>0.0002035763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76">
                <text:p>0.7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00215300925925926">
                <text:p>0.0002153009259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.73">
                <text:p>0.73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0.000234710648148148">
                <text:p>0.00023471064814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0.61">
                <text:p>0.61</text:p>
              </table:table-cell>
              <table:table-cell office:value-type="float" office:value="0.15">
                <text:p>0.15</text:p>
              </table:table-cell>
              <table:table-cell office:value-type="float" office:value="0.01">
                <text:p>0.01</text:p>
              </table:table-cell>
              <table:table-cell office:value-type="float" office:value="0.000260613425925926">
                <text:p>0.0002606134259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86">
                <text:p>0.86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.000291238425925926">
                <text:p>0.000291238425925926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14">
                <text:p>0.14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79">
                <text:p>0.79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.27">
                <text:p>1.27</text:p>
              </table:table-cell>
              <table:table-cell office:value-type="float" office:value="0.9">
                <text:p>0.9</text:p>
              </table:table-cell>
              <table:table-cell office:value-type="float" office:value="0.52">
                <text:p>0.52</text:p>
              </table:table-cell>
              <table:table-cell office:value-type="float" office:value="0.03">
                <text:p>0.03</text:p>
              </table:table-cell>
              <table:table-cell office:value-type="float" office:value="0.000333587962962963">
                <text:p>0.000333587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45">
                <text:p>1.45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8">
                <text:p>1.98</text:p>
              </table:table-cell>
              <table:table-cell office:value-type="float" office:value="0.83">
                <text:p>0.83</text:p>
              </table:table-cell>
              <table:table-cell office:value-type="float" office:value="0.7">
                <text:p>0.7</text:p>
              </table:table-cell>
              <table:table-cell office:value-type="float" office:value="0.02">
                <text:p>0.02</text:p>
              </table:table-cell>
              <table:table-cell office:value-type="float" office:value="0.000419305555555556">
                <text:p>0.00041930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93">
                <text:p>0.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1.95">
                <text:p>1.95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2.79">
                <text:p>2.79</text:p>
              </table:table-cell>
              <table:table-cell office:value-type="float" office:value="0.76">
                <text:p>0.76</text:p>
              </table:table-cell>
              <table:table-cell office:value-type="float" office:value="0.79">
                <text:p>0.79</text:p>
              </table:table-cell>
              <table:table-cell office:value-type="float" office:value="0.02">
                <text:p>0.02</text:p>
              </table:table-cell>
              <table:table-cell office:value-type="float" office:value="0.000448275462962963">
                <text:p>0.0004482754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03">
                <text:p>0.03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2.58">
                <text:p>2.58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86">
                <text:p>3.86</text:p>
              </table:table-cell>
              <table:table-cell office:value-type="float" office:value="0.8">
                <text:p>0.8</text:p>
              </table:table-cell>
              <table:table-cell office:value-type="float" office:value="0.94">
                <text:p>0.94</text:p>
              </table:table-cell>
              <table:table-cell office:value-type="float" office:value="0.01">
                <text:p>0.01</text:p>
              </table:table-cell>
              <table:table-cell office:value-type="float" office:value="0.00052431712962963">
                <text:p>0.0005243171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31">
                <text:p>1.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7">
                <text:p>0.17</text:p>
              </table:table-cell>
              <table:table-cell office:value-type="float" office:value="0.04">
                <text:p>0.04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68">
                <text:p>3.68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4.9">
                <text:p>4.9</text:p>
              </table:table-cell>
              <table:table-cell office:value-type="float" office:value="0.74">
                <text:p>0.74</text:p>
              </table:table-cell>
              <table:table-cell office:value-type="float" office:value="1.27">
                <text:p>1.27</text:p>
              </table:table-cell>
              <table:table-cell office:value-type="float" office:value="0.05">
                <text:p>0.05</text:p>
              </table:table-cell>
              <table:table-cell office:value-type="float" office:value="0.000616423611111111">
                <text:p>0.0006164236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0.02">
                <text:p>0.02</text:p>
              </table:table-cell>
              <table:table-cell office:value-type="float" office:value="0.39">
                <text:p>0.39</text:p>
              </table:table-cell>
              <table:table-cell office:value-type="float" office:value="0.01">
                <text:p>0.0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4">
                <text:p>0.04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03">
                <text:p>6.03</text:p>
              </table:table-cell>
              <table:table-cell office:value-type="float" office:value="0.71">
                <text:p>0.71</text:p>
              </table:table-cell>
              <table:table-cell office:value-type="float" office:value="1.77">
                <text:p>1.77</text:p>
              </table:table-cell>
              <table:table-cell office:value-type="float" office:value="0.06">
                <text:p>0.06</text:p>
              </table:table-cell>
              <table:table-cell office:value-type="float" office:value="0.000719155092592593">
                <text:p>0.000719155092592593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7">
                <text:p>0.17</text:p>
              </table:table-cell>
              <table:table-cell office:value-type="float" office:value="0.06">
                <text:p>0.06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6.86">
                <text:p>6.86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7.31">
                <text:p>7.31</text:p>
              </table:table-cell>
              <table:table-cell office:value-type="float" office:value="0.84">
                <text:p>0.84</text:p>
              </table:table-cell>
              <table:table-cell office:value-type="float" office:value="2.12">
                <text:p>2.12</text:p>
              </table:table-cell>
              <table:table-cell office:value-type="float" office:value="0.07">
                <text:p>0.07</text:p>
              </table:table-cell>
              <table:table-cell office:value-type="float" office:value="0.000833518518518519">
                <text:p>0.000833518518518519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.89">
                <text:p>1.8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23">
                <text:p>0.23</text:p>
              </table:table-cell>
              <table:table-cell office:value-type="float" office:value="0.02">
                <text:p>0.02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8.65">
                <text:p>8.65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9.72">
                <text:p>9.72</text:p>
              </table:table-cell>
              <table:table-cell office:value-type="float" office:value="0.78">
                <text:p>0.78</text:p>
              </table:table-cell>
              <table:table-cell office:value-type="float" office:value="2.82">
                <text:p>2.82</text:p>
              </table:table-cell>
              <table:table-cell office:value-type="float" office:value="0.06">
                <text:p>0.06</text:p>
              </table:table-cell>
              <table:table-cell office:value-type="float" office:value="0.000966712962962963">
                <text:p>0.00096671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54">
                <text:p>2.5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29">
                <text:p>0.29</text:p>
              </table:table-cell>
              <table:table-cell office:value-type="float" office:value="0.1">
                <text:p>0.1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9.89">
                <text:p>9.89</text:p>
              </table:table-cell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1.53">
                <text:p>11.53</text:p>
              </table:table-cell>
              <table:table-cell office:value-type="float" office:value="0.79">
                <text:p>0.79</text:p>
              </table:table-cell>
              <table:table-cell office:value-type="float" office:value="2.78">
                <text:p>2.78</text:p>
              </table:table-cell>
              <table:table-cell office:value-type="float" office:value="0.08">
                <text:p>0.08</text:p>
              </table:table-cell>
              <table:table-cell office:value-type="float" office:value="0.00111946759259259">
                <text:p>0.00111946759259259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2.86">
                <text:p>2.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0.09">
                <text:p>0.0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12.58">
                <text:p>12.58</text:p>
              </table:table-cell>
              <table:table-cell office:value-type="float" office:value="0.81">
                <text:p>0.8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3.79">
                <text:p>13.79</text:p>
              </table:table-cell>
              <table:table-cell office:value-type="float" office:value="1.56">
                <text:p>1.56</text:p>
              </table:table-cell>
              <table:table-cell office:value-type="float" office:value="3.88">
                <text:p>3.88</text:p>
              </table:table-cell>
              <table:table-cell office:value-type="float" office:value="0.07">
                <text:p>0.07</text:p>
              </table:table-cell>
              <table:table-cell office:value-type="float" office:value="0.00150798611111111">
                <text:p>0.00150798611111111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3.53">
                <text:p>3.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0.11">
                <text:p>0.11</text:p>
              </table:table-cell>
              <table:table-cell office:value-type="float" office:value="0.9">
                <text:p>0.9</text:p>
              </table:table-cell>
              <table:table-cell office:value-type="float" office:value="0.01">
                <text:p>0.01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15.23">
                <text:p>15.23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3">
                <text:p>0.03</text:p>
              </table:table-cell>
              <table:table-cell office:value-type="float" office:value="0.14">
                <text:p>0.14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16.83">
                <text:p>16.83</text:p>
              </table:table-cell>
              <table:table-cell office:value-type="float" office:value="1.75">
                <text:p>1.75</text:p>
              </table:table-cell>
              <table:table-cell office:value-type="float" office:value="4.38">
                <text:p>4.38</text:p>
              </table:table-cell>
              <table:table-cell office:value-type="float" office:value="0.1">
                <text:p>0.1</text:p>
              </table:table-cell>
              <table:table-cell office:value-type="float" office:value="0.00169953703703704">
                <text:p>0.0016995370370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06">
                <text:p>4.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18.49">
                <text:p>18.49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1">
                <text:p>0.11</text:p>
              </table:table-cell>
              <table:table-cell office:value-type="float" office:value="0.13">
                <text:p>0.1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9.93">
                <text:p>19.93</text:p>
              </table:table-cell>
              <table:table-cell office:value-type="float" office:value="4.01">
                <text:p>4.01</text:p>
              </table:table-cell>
              <table:table-cell office:value-type="float" office:value="6.24">
                <text:p>6.24</text:p>
              </table:table-cell>
              <table:table-cell office:value-type="float" office:value="0.12">
                <text:p>0.12</text:p>
              </table:table-cell>
              <table:table-cell office:value-type="float" office:value="0.00226494212962963">
                <text:p>0.00226494212962963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4.14">
                <text:p>4.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0.16">
                <text:p>0.16</text:p>
              </table:table-cell>
              <table:table-cell office:value-type="float" office:value="1.13">
                <text:p>1.13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22.02">
                <text:p>22.02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2">
                <text:p>0.12</text:p>
              </table:table-cell>
              <table:table-cell office:value-type="float" office:value="0.19">
                <text:p>0.19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23.96">
                <text:p>23.96</text:p>
              </table:table-cell>
              <table:table-cell office:value-type="float" office:value="4.17">
                <text:p>4.17</text:p>
              </table:table-cell>
              <table:table-cell office:value-type="float" office:value="6.2">
                <text:p>6.2</text:p>
              </table:table-cell>
              <table:table-cell office:value-type="float" office:value="0.18">
                <text:p>0.18</text:p>
              </table:table-cell>
              <table:table-cell office:value-type="float" office:value="0.00248525462962963">
                <text:p>0.002485254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37">
                <text:p>4.3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4">
                <text:p>0.54</text:p>
              </table:table-cell>
              <table:table-cell office:value-type="float" office:value="0.13">
                <text:p>0.13</text:p>
              </table:table-cell>
              <table:table-cell office:value-type="float" office:value="1.18">
                <text:p>1.18</text:p>
              </table:table-cell>
              <table:table-cell office:value-type="float" office:value="0.01">
                <text:p>0.01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24.78">
                <text:p>24.78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7">
                <text:p>0.07</text:p>
              </table:table-cell>
              <table:table-cell office:value-type="float" office:value="0.16">
                <text:p>0.16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26.76">
                <text:p>26.76</text:p>
              </table:table-cell>
              <table:table-cell office:value-type="float" office:value="4.08">
                <text:p>4.08</text:p>
              </table:table-cell>
              <table:table-cell office:value-type="float" office:value="7.68">
                <text:p>7.68</text:p>
              </table:table-cell>
              <table:table-cell office:value-type="float" office:value="0.14">
                <text:p>0.14</text:p>
              </table:table-cell>
              <table:table-cell office:value-type="float" office:value="0.00273795138888889">
                <text:p>0.0027379513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79">
                <text:p>4.7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43">
                <text:p>0.43</text:p>
              </table:table-cell>
              <table:table-cell office:value-type="float" office:value="0.15">
                <text:p>0.15</text:p>
              </table:table-cell>
              <table:table-cell office:value-type="float" office:value="1.33">
                <text:p>1.33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30.2">
                <text:p>30.2</text:p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7">
                <text:p>0.07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30.03">
                <text:p>30.03</text:p>
              </table:table-cell>
              <table:table-cell office:value-type="float" office:value="3.45">
                <text:p>3.45</text:p>
              </table:table-cell>
              <table:table-cell office:value-type="float" office:value="8.97">
                <text:p>8.97</text:p>
              </table:table-cell>
              <table:table-cell office:value-type="float" office:value="0.15">
                <text:p>0.15</text:p>
              </table:table-cell>
              <table:table-cell office:value-type="float" office:value="0.00303342592592593">
                <text:p>0.00303342592592593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5.38">
                <text:p>5.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0.22">
                <text:p>0.2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34.53">
                <text:p>34.53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13">
                <text:p>0.13</text:p>
              </table:table-cell>
              <table:table-cell office:value-type="float" office:value="0.12">
                <text:p>0.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34.71">
                <text:p>34.71</text:p>
              </table:table-cell>
              <table:table-cell office:value-type="float" office:value="4.13">
                <text:p>4.13</text:p>
              </table:table-cell>
              <table:table-cell office:value-type="float" office:value="9.98">
                <text:p>9.98</text:p>
              </table:table-cell>
              <table:table-cell office:value-type="float" office:value="0.22">
                <text:p>0.22</text:p>
              </table:table-cell>
              <table:table-cell office:value-type="float" office:value="0.00332269675925926">
                <text:p>0.00332269675925926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6.27">
                <text:p>6.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  <table:table-cell office:value-type="float" office:value="0.14">
                <text:p>0.14</text:p>
              </table:table-cell>
              <table:table-cell office:value-type="float" office:value="1.62">
                <text:p>1.62</text:p>
              </table:table-cell>
              <table:table-cell office:value-type="float" office:value="0.01">
                <text:p>0.01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38.43">
                <text:p>38.43</text:p>
              </table:table-cell>
              <table:table-cell office:value-type="float" office:value="1.65">
                <text:p>1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1">
                <text:p>0.11</text:p>
              </table:table-cell>
              <table:table-cell office:value-type="float" office:value="0.23">
                <text:p>0.2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39.32">
                <text:p>39.32</text:p>
              </table:table-cell>
              <table:table-cell office:value-type="float" office:value="4.31">
                <text:p>4.31</text:p>
              </table:table-cell>
              <table:table-cell office:value-type="float" office:value="11.72">
                <text:p>11.72</text:p>
              </table:table-cell>
              <table:table-cell office:value-type="float" office:value="0.25">
                <text:p>0.25</text:p>
              </table:table-cell>
              <table:table-cell office:value-type="float" office:value="0.00366263888888889">
                <text:p>0.0036626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0.24">
                <text:p>0.24</text:p>
              </table:table-cell>
              <table:table-cell office:value-type="float" office:value="1.57">
                <text:p>1.57</text:p>
              </table:table-cell>
              <table:table-cell office:value-type="float" office:value="0.01">
                <text:p>0.0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45.27">
                <text:p>45.27</text:p>
              </table:table-cell>
              <table:table-cell office:value-type="float" office:value="1.71">
                <text:p>1.7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4">
                <text:p>0.14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43.83">
                <text:p>43.83</text:p>
              </table:table-cell>
              <table:table-cell office:value-type="float" office:value="4.01">
                <text:p>4.01</text:p>
              </table:table-cell>
              <table:table-cell office:value-type="float" office:value="13.48">
                <text:p>13.48</text:p>
              </table:table-cell>
              <table:table-cell office:value-type="float" office:value="0.29">
                <text:p>0.29</text:p>
              </table:table-cell>
              <table:table-cell office:value-type="float" office:value="0.00402009259259259">
                <text:p>0.00402009259259259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8.06">
                <text:p>8.06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77">
                <text:p>0.77</text:p>
              </table:table-cell>
              <table:table-cell office:value-type="float" office:value="0.24">
                <text:p>0.24</text:p>
              </table:table-cell>
              <table:table-cell office:value-type="float" office:value="1.66">
                <text:p>1.66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  <table:table-cell office:value-type="float" office:value="51.34">
                <text:p>51.34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9">
                <text:p>0.09</text:p>
              </table:table-cell>
              <table:table-cell office:value-type="float" office:value="0.22">
                <text:p>0.22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50.95">
                <text:p>50.95</text:p>
              </table:table-cell>
              <table:table-cell office:value-type="float" office:value="3.8">
                <text:p>3.8</text:p>
              </table:table-cell>
              <table:table-cell office:value-type="float" office:value="14.42">
                <text:p>14.42</text:p>
              </table:table-cell>
              <table:table-cell office:value-type="float" office:value="0.24">
                <text:p>0.24</text:p>
              </table:table-cell>
              <table:table-cell office:value-type="float" office:value="0.00438929398148148">
                <text:p>0.00438929398148148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8.46">
                <text:p>8.46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81">
                <text:p>0.81</text:p>
              </table:table-cell>
              <table:table-cell office:value-type="float" office:value="0.29">
                <text:p>0.2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57.4">
                <text:p>57.4</text:p>
              </table:table-cell>
              <table:table-cell office:value-type="float" office:value="1.92">
                <text:p>1.9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15">
                <text:p>0.15</text:p>
              </table:table-cell>
              <table:table-cell office:value-type="float" office:value="0.31">
                <text:p>0.31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57.74">
                <text:p>57.74</text:p>
              </table:table-cell>
              <table:table-cell office:value-type="float" office:value="3.58">
                <text:p>3.58</text:p>
              </table:table-cell>
              <table:table-cell office:value-type="float" office:value="16.25">
                <text:p>16.25</text:p>
              </table:table-cell>
              <table:table-cell office:value-type="float" office:value="0.25">
                <text:p>0.25</text:p>
              </table:table-cell>
              <table:table-cell office:value-type="float" office:value="0.00481766203703704">
                <text:p>0.00481766203703704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8.78">
                <text:p>8.78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21">
                <text:p>0.21</text:p>
              </table:table-cell>
              <table:table-cell office:value-type="float" office:value="1.75">
                <text:p>1.75</text:p>
              </table:table-cell>
              <table:table-cell office:value-type="float" office:value="0.01">
                <text:p>0.01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64.75">
                <text:p>64.75</text:p>
              </table:table-cell>
              <table:table-cell office:value-type="float" office:value="2.55">
                <text:p>2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14">
                <text:p>0.14</text:p>
              </table:table-cell>
              <table:table-cell office:value-type="float" office:value="0.42">
                <text:p>0.42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63.92">
                <text:p>63.92</text:p>
              </table:table-cell>
              <table:table-cell office:value-type="float" office:value="3.99">
                <text:p>3.99</text:p>
              </table:table-cell>
              <table:table-cell office:value-type="float" office:value="18.29">
                <text:p>18.29</text:p>
              </table:table-cell>
              <table:table-cell office:value-type="float" office:value="0.32">
                <text:p>0.32</text:p>
              </table:table-cell>
              <table:table-cell office:value-type="float" office:value="0.00524378472222222">
                <text:p>0.0052437847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9.29">
                <text:p>9.29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92">
                <text:p>0.92</text:p>
              </table:table-cell>
              <table:table-cell office:value-type="float" office:value="0.31">
                <text:p>0.31</text:p>
              </table:table-cell>
              <table:table-cell office:value-type="float" office:value="2.03">
                <text:p>2.03</text:p>
              </table:table-cell>
              <table:table-cell office:value-type="float" office:value="0.02">
                <text:p>0.02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73.38">
                <text:p>73.38</text:p>
              </table:table-cell>
              <table:table-cell office:value-type="float" office:value="2.37">
                <text:p>2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16">
                <text:p>0.16</text:p>
              </table:table-cell>
              <table:table-cell office:value-type="float" office:value="0.25">
                <text:p>0.25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69.43">
                <text:p>69.43</text:p>
              </table:table-cell>
              <table:table-cell office:value-type="float" office:value="3.71">
                <text:p>3.71</text:p>
              </table:table-cell>
              <table:table-cell office:value-type="float" office:value="20.57">
                <text:p>20.57</text:p>
              </table:table-cell>
              <table:table-cell office:value-type="float" office:value="0.35">
                <text:p>0.35</text:p>
              </table:table-cell>
              <table:table-cell office:value-type="float" office:value="0.00571048611111111">
                <text:p>0.005710486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.73">
                <text:p>10.7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  <table:table-cell office:value-type="float" office:value="2.04">
                <text:p>2.04</text:p>
              </table:table-cell>
              <table:table-cell office:value-type="float" office:value="0.01">
                <text:p>0.0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81.16">
                <text:p>81.16</text:p>
              </table:table-cell>
              <table:table-cell office:value-type="float" office:value="2.58">
                <text:p>2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2">
                <text:p>0.2</text:p>
              </table:table-cell>
              <table:table-cell office:value-type="float" office:value="0.36">
                <text:p>0.3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77.76">
                <text:p>77.76</text:p>
              </table:table-cell>
              <table:table-cell office:value-type="float" office:value="3.9">
                <text:p>3.9</text:p>
              </table:table-cell>
              <table:table-cell office:value-type="float" office:value="22.23">
                <text:p>22.23</text:p>
              </table:table-cell>
              <table:table-cell office:value-type="float" office:value="0.28">
                <text:p>0.28</text:p>
              </table:table-cell>
              <table:table-cell office:value-type="float" office:value="0.00621375">
                <text:p>0.00621375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0.94">
                <text:p>10.9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1.1">
                <text:p>1.1</text:p>
              </table:table-cell>
              <table:table-cell office:value-type="float" office:value="0.34">
                <text:p>0.34</text:p>
              </table:table-cell>
              <table:table-cell office:value-type="float" office:value="2.3">
                <text:p>2.3</text:p>
              </table:table-cell>
              <table:table-cell office:value-type="float" office:value="0.01">
                <text:p>0.01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89.62">
                <text:p>89.62</text:p>
              </table:table-cell>
              <table:table-cell office:value-type="float" office:value="2.98">
                <text:p>2.9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3">
                <text:p>0.23</text:p>
              </table:table-cell>
              <table:table-cell office:value-type="float" office:value="0.42">
                <text:p>0.42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  <table:table-cell office:value-type="float" office:value="3.9">
                <text:p>3.9</text:p>
              </table:table-cell>
              <table:table-cell office:value-type="float" office:value="24.53">
                <text:p>24.53</text:p>
              </table:table-cell>
              <table:table-cell office:value-type="float" office:value="0.45">
                <text:p>0.45</text:p>
              </table:table-cell>
              <table:table-cell office:value-type="float" office:value="0.00673321759259259">
                <text:p>0.00673321759259259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11.16">
                <text:p>11.1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1.04">
                <text:p>1.04</text:p>
              </table:table-cell>
              <table:table-cell office:value-type="float" office:value="0.29">
                <text:p>0.29</text:p>
              </table:table-cell>
              <table:table-cell office:value-type="float" office:value="2.08">
                <text:p>2.08</text:p>
              </table:table-cell>
              <table:table-cell office:value-type="float" office:value="0.01">
                <text:p>0.01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99.3">
                <text:p>99.3</text:p>
              </table:table-cell>
              <table:table-cell office:value-type="float" office:value="3.17">
                <text:p>3.1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4">
                <text:p>0.4</text:p>
              </table:table-cell>
              <table:table-cell office:value-type="float" office:value="0.39">
                <text:p>0.39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95.79">
                <text:p>95.79</text:p>
              </table:table-cell>
              <table:table-cell office:value-type="float" office:value="7.2">
                <text:p>7.2</text:p>
              </table:table-cell>
              <table:table-cell office:value-type="float" office:value="26.1">
                <text:p>26.1</text:p>
              </table:table-cell>
              <table:table-cell office:value-type="float" office:value="0.48">
                <text:p>0.48</text:p>
              </table:table-cell>
              <table:table-cell office:value-type="float" office:value="0.00728929398148148">
                <text:p>0.00728929398148148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2.25">
                <text:p>12.2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1.04">
                <text:p>1.04</text:p>
              </table:table-cell>
              <table:table-cell office:value-type="float" office:value="0.6">
                <text:p>0.6</text:p>
              </table:table-cell>
              <table:table-cell office:value-type="float" office:value="3.22">
                <text:p>3.22</text:p>
              </table:table-cell>
              <table:table-cell office:value-type="float" office:value="0.01">
                <text:p>0.01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110.88">
                <text:p>110.88</text:p>
              </table:table-cell>
              <table:table-cell office:value-type="float" office:value="3.22">
                <text:p>3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4">
                <text:p>0.4</text:p>
              </table:table-cell>
              <table:table-cell office:value-type="float" office:value="0.42">
                <text:p>0.42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6.58">
                <text:p>6.58</text:p>
              </table:table-cell>
              <table:table-cell office:value-type="float" office:value="30.22">
                <text:p>30.22</text:p>
              </table:table-cell>
              <table:table-cell office:value-type="float" office:value="0.42">
                <text:p>0.42</text:p>
              </table:table-cell>
              <table:table-cell office:value-type="float" office:value="0.00788358796296296">
                <text:p>0.00788358796296296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3.57">
                <text:p>13.5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1.33">
                <text:p>1.33</text:p>
              </table:table-cell>
              <table:table-cell office:value-type="float" office:value="0.47">
                <text:p>0.4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121.72">
                <text:p>121.72</text:p>
              </table:table-cell>
              <table:table-cell office:value-type="float" office:value="3.01">
                <text:p>3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116.86">
                <text:p>116.86</text:p>
              </table:table-cell>
              <table:table-cell office:value-type="float" office:value="6.9">
                <text:p>6.9</text:p>
              </table:table-cell>
              <table:table-cell office:value-type="float" office:value="33.12">
                <text:p>33.12</text:p>
              </table:table-cell>
              <table:table-cell office:value-type="float" office:value="0.52">
                <text:p>0.52</text:p>
              </table:table-cell>
              <table:table-cell office:value-type="float" office:value="0.00848260416666667">
                <text:p>0.0084826041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3.78">
                <text:p>13.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43">
                <text:p>1.43</text:p>
              </table:table-cell>
              <table:table-cell office:value-type="float" office:value="0.3">
                <text:p>0.3</text:p>
              </table:table-cell>
              <table:table-cell office:value-type="float" office:value="3.72">
                <text:p>3.72</text:p>
              </table:table-cell>
              <table:table-cell office:value-type="float" office:value="0.01">
                <text:p>0.01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133.34">
                <text:p>133.34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36">
                <text:p>0.36</text:p>
              </table:table-cell>
              <table:table-cell office:value-type="float" office:value="0.43">
                <text:p>0.43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123.75">
                <text:p>123.75</text:p>
              </table:table-cell>
              <table:table-cell office:value-type="float" office:value="7.03">
                <text:p>7.03</text:p>
              </table:table-cell>
              <table:table-cell office:value-type="float" office:value="35.99">
                <text:p>35.99</text:p>
              </table:table-cell>
              <table:table-cell office:value-type="float" office:value="0.39">
                <text:p>0.39</text:p>
              </table:table-cell>
              <table:table-cell office:value-type="float" office:value="0.00917553240740741">
                <text:p>0.00917553240740741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15.02">
                <text:p>15.0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1.28">
                <text:p>1.28</text:p>
              </table:table-cell>
              <table:table-cell office:value-type="float" office:value="0.48">
                <text:p>0.48</text:p>
              </table:table-cell>
              <table:table-cell office:value-type="float" office:value="3.96">
                <text:p>3.96</text:p>
              </table:table-cell>
              <table:table-cell office:value-type="float" office:value="0.01">
                <text:p>0.01</text:p>
              </table:table-cell>
              <table:table-cell office:value-type="float" office:value="1.13">
                <text:p>1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146.1">
                <text:p>146.1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54">
                <text:p>0.54</text:p>
              </table:table-cell>
              <table:table-cell office:value-type="float" office:value="0.43">
                <text:p>0.43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134.48">
                <text:p>134.48</text:p>
              </table:table-cell>
              <table:table-cell office:value-type="float" office:value="7">
                <text:p>7</text:p>
              </table:table-cell>
              <table:table-cell office:value-type="float" office:value="39.21">
                <text:p>39.21</text:p>
              </table:table-cell>
              <table:table-cell office:value-type="float" office:value="0.46">
                <text:p>0.46</text:p>
              </table:table-cell>
              <table:table-cell office:value-type="float" office:value="0.00987719907407407">
                <text:p>0.00987719907407407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15.98">
                <text:p>15.9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1.63">
                <text:p>1.63</text:p>
              </table:table-cell>
              <table:table-cell office:value-type="float" office:value="0.47">
                <text:p>0.47</text:p>
              </table:table-cell>
              <table:table-cell office:value-type="float" office:value="3.85">
                <text:p>3.85</text:p>
              </table:table-cell>
              <table:table-cell office:value-type="float" office:value="0.01">
                <text:p>0.01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159.32">
                <text:p>159.3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42">
                <text:p>0.42</text:p>
              </table:table-cell>
              <table:table-cell office:value-type="float" office:value="0.37">
                <text:p>0.37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146.75">
                <text:p>146.75</text:p>
              </table:table-cell>
              <table:table-cell office:value-type="float" office:value="6.68">
                <text:p>6.68</text:p>
              </table:table-cell>
              <table:table-cell office:value-type="float" office:value="42.41">
                <text:p>42.41</text:p>
              </table:table-cell>
              <table:table-cell office:value-type="float" office:value="0.49">
                <text:p>0.49</text:p>
              </table:table-cell>
              <table:table-cell office:value-type="float" office:value="0.0106467476851852">
                <text:p>0.0106467476851852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17.04">
                <text:p>17.04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  <table:table-cell office:value-type="float" office:value="1.82">
                <text:p>1.82</text:p>
              </table:table-cell>
              <table:table-cell office:value-type="float" office:value="0.43">
                <text:p>0.43</text:p>
              </table:table-cell>
              <table:table-cell office:value-type="float" office:value="4.26">
                <text:p>4.26</text:p>
              </table:table-cell>
              <table:table-cell office:value-type="float" office:value="0.03">
                <text:p>0.03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173.18">
                <text:p>173.18</text:p>
              </table:table-cell>
              <table:table-cell office:value-type="float" office:value="4.37">
                <text:p>4.3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56">
                <text:p>0.56</text:p>
              </table:table-cell>
              <table:table-cell office:value-type="float" office:value="0.54">
                <text:p>0.54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161.66">
                <text:p>161.66</text:p>
              </table:table-cell>
              <table:table-cell office:value-type="float" office:value="6.33">
                <text:p>6.33</text:p>
              </table:table-cell>
              <table:table-cell office:value-type="float" office:value="46.17">
                <text:p>46.17</text:p>
              </table:table-cell>
              <table:table-cell office:value-type="float" office:value="0.51">
                <text:p>0.51</text:p>
              </table:table-cell>
              <table:table-cell office:value-type="float" office:value="0.0114237152777778">
                <text:p>0.0114237152777778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18.4">
                <text:p>18.4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1.67">
                <text:p>1.67</text:p>
              </table:table-cell>
              <table:table-cell office:value-type="float" office:value="0.58">
                <text:p>0.58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1.33">
                <text:p>1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186.39">
                <text:p>186.39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49">
                <text:p>0.49</text:p>
              </table:table-cell>
              <table:table-cell office:value-type="float" office:value="0.51">
                <text:p>0.51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175.62">
                <text:p>175.62</text:p>
              </table:table-cell>
              <table:table-cell office:value-type="float" office:value="6.91">
                <text:p>6.91</text:p>
              </table:table-cell>
              <table:table-cell office:value-type="float" office:value="49.96">
                <text:p>49.96</text:p>
              </table:table-cell>
              <table:table-cell office:value-type="float" office:value="0.57">
                <text:p>0.57</text:p>
              </table:table-cell>
              <table:table-cell office:value-type="float" office:value="0.0122003472222222">
                <text:p>0.0122003472222222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8.86">
                <text:p>18.8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1.72">
                <text:p>1.72</text:p>
              </table:table-cell>
              <table:table-cell office:value-type="float" office:value="0.57">
                <text:p>0.57</text:p>
              </table:table-cell>
              <table:table-cell office:value-type="float" office:value="4.63">
                <text:p>4.63</text:p>
              </table:table-cell>
              <table:table-cell office:value-type="float" office:value="0.02">
                <text:p>0.02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201.09">
                <text:p>201.09</text:p>
              </table:table-cell>
              <table:table-cell office:value-type="float" office:value="4.34">
                <text:p>4.3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73">
                <text:p>0.73</text:p>
              </table:table-cell>
              <table:table-cell office:value-type="float" office:value="0.52">
                <text:p>0.52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188.29">
                <text:p>188.29</text:p>
              </table:table-cell>
              <table:table-cell office:value-type="float" office:value="6.97">
                <text:p>6.97</text:p>
              </table:table-cell>
              <table:table-cell office:value-type="float" office:value="53.83">
                <text:p>53.83</text:p>
              </table:table-cell>
              <table:table-cell office:value-type="float" office:value="0.53">
                <text:p>0.53</text:p>
              </table:table-cell>
              <table:table-cell office:value-type="float" office:value="0.0130728472222222">
                <text:p>0.0130728472222222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9.79">
                <text:p>19.79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1.76">
                <text:p>1.76</text:p>
              </table:table-cell>
              <table:table-cell office:value-type="float" office:value="0.69">
                <text:p>0.69</text:p>
              </table:table-cell>
              <table:table-cell office:value-type="float" office:value="4.79">
                <text:p>4.79</text:p>
              </table:table-cell>
              <table:table-cell office:value-type="float" office:value="0.02">
                <text:p>0.02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57">
                <text:p>0.57</text:p>
              </table:table-cell>
              <table:table-cell office:value-type="float" office:value="NaN">
                <text:p>NaN</text:p>
              </table:table-cell>
              <table:table-cell office:value-type="float" office:value="218.87">
                <text:p>218.87</text:p>
              </table:table-cell>
              <table:table-cell office:value-type="float" office:value="4.93">
                <text:p>4.93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1">
                <text:p>0.91</text:p>
              </table:table-cell>
              <table:table-cell office:value-type="float" office:value="0.56">
                <text:p>0.5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205.28">
                <text:p>205.28</text:p>
              </table:table-cell>
              <table:table-cell office:value-type="float" office:value="13.66">
                <text:p>13.66</text:p>
              </table:table-cell>
              <table:table-cell office:value-type="float" office:value="58.32">
                <text:p>58.32</text:p>
              </table:table-cell>
              <table:table-cell office:value-type="float" office:value="0.54">
                <text:p>0.54</text:p>
              </table:table-cell>
              <table:table-cell office:value-type="float" office:value="0.0138819560185185">
                <text:p>0.0138819560185185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21.08">
                <text:p>21.0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2.04">
                <text:p>2.04</text:p>
              </table:table-cell>
              <table:table-cell office:value-type="float" office:value="0.53">
                <text:p>0.53</text:p>
              </table:table-cell>
              <table:table-cell office:value-type="float" office:value="6.05">
                <text:p>6.05</text:p>
              </table:table-cell>
              <table:table-cell office:value-type="float" office:value="0.01">
                <text:p>0.01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1.11">
                <text:p>1.11</text:p>
              </table:table-cell>
              <table:table-cell office:value-type="float" office:value="NaN">
                <text:p>NaN</text:p>
              </table:table-cell>
              <table:table-cell office:value-type="float" office:value="236.43">
                <text:p>236.43</text:p>
              </table:table-cell>
              <table:table-cell office:value-type="float" office:value="5.49">
                <text:p>5.49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07">
                <text:p>1.07</text:p>
              </table:table-cell>
              <table:table-cell office:value-type="float" office:value="0.65">
                <text:p>0.65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224.11">
                <text:p>224.11</text:p>
              </table:table-cell>
              <table:table-cell office:value-type="float" office:value="12.71">
                <text:p>12.71</text:p>
              </table:table-cell>
              <table:table-cell office:value-type="float" office:value="63.98">
                <text:p>63.98</text:p>
              </table:table-cell>
              <table:table-cell office:value-type="float" office:value="0.73">
                <text:p>0.73</text:p>
              </table:table-cell>
              <table:table-cell office:value-type="float" office:value="0.0147318402777778">
                <text:p>0.0147318402777778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21.55">
                <text:p>21.55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2.15">
                <text:p>2.15</text:p>
              </table:table-cell>
              <table:table-cell office:value-type="float" office:value="0.64">
                <text:p>0.64</text:p>
              </table:table-cell>
              <table:table-cell office:value-type="float" office:value="6.39">
                <text:p>6.39</text:p>
              </table:table-cell>
              <table:table-cell office:value-type="float" office:value="0.01">
                <text:p>0.01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253.13">
                <text:p>253.13</text:p>
              </table:table-cell>
              <table:table-cell office:value-type="float" office:value="5.54">
                <text:p>5.5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19">
                <text:p>1.19</text:p>
              </table:table-cell>
              <table:table-cell office:value-type="float" office:value="0.74">
                <text:p>0.74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239.77">
                <text:p>239.77</text:p>
              </table:table-cell>
              <table:table-cell office:value-type="float" office:value="13.04">
                <text:p>13.04</text:p>
              </table:table-cell>
              <table:table-cell office:value-type="float" office:value="67.18">
                <text:p>67.18</text:p>
              </table:table-cell>
              <table:table-cell office:value-type="float" office:value="0.84">
                <text:p>0.84</text:p>
              </table:table-cell>
              <table:table-cell office:value-type="float" office:value="0.0156171064814815">
                <text:p>0.0156171064814815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23.68">
                <text:p>23.6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2.04">
                <text:p>2.04</text:p>
              </table:table-cell>
              <table:table-cell office:value-type="float" office:value="0.72">
                <text:p>0.72</text:p>
              </table:table-cell>
              <table:table-cell office:value-type="float" office:value="6.84">
                <text:p>6.84</text:p>
              </table:table-cell>
              <table:table-cell office:value-type="float" office:value="0.01">
                <text:p>0.01</text:p>
              </table:table-cell>
              <table:table-cell office:value-type="float" office:value="2.02">
                <text:p>2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273.12">
                <text:p>273.12</text:p>
              </table:table-cell>
              <table:table-cell office:value-type="float" office:value="6.56">
                <text:p>6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49">
                <text:p>0.49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257.15">
                <text:p>257.15</text:p>
              </table:table-cell>
              <table:table-cell office:value-type="float" office:value="12.76">
                <text:p>12.76</text:p>
              </table:table-cell>
              <table:table-cell office:value-type="float" office:value="72.11">
                <text:p>72.11</text:p>
              </table:table-cell>
              <table:table-cell office:value-type="float" office:value="0.68">
                <text:p>0.68</text:p>
              </table:table-cell>
              <table:table-cell office:value-type="float" office:value="0.016512025462963">
                <text:p>0.016512025462963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24.85">
                <text:p>24.85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2.33">
                <text:p>2.33</text:p>
              </table:table-cell>
              <table:table-cell office:value-type="float" office:value="0.68">
                <text:p>0.68</text:p>
              </table:table-cell>
              <table:table-cell office:value-type="float" office:value="6.54">
                <text:p>6.54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  <table:table-cell office:value-type="float" office:value="289.5">
                <text:p>289.5</text:p>
              </table:table-cell>
              <table:table-cell office:value-type="float" office:value="6.07">
                <text:p>6.0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15">
                <text:p>1.15</text:p>
              </table:table-cell>
              <table:table-cell office:value-type="float" office:value="0.77">
                <text:p>0.77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274.31">
                <text:p>274.31</text:p>
              </table:table-cell>
              <table:table-cell office:value-type="float" office:value="12.42">
                <text:p>12.42</text:p>
              </table:table-cell>
              <table:table-cell office:value-type="float" office:value="76.49">
                <text:p>76.49</text:p>
              </table:table-cell>
              <table:table-cell office:value-type="float" office:value="0.72">
                <text:p>0.72</text:p>
              </table:table-cell>
              <table:table-cell office:value-type="float" office:value="0.0174343634259259">
                <text:p>0.0174343634259259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25.12">
                <text:p>25.12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2.32">
                <text:p>2.32</text:p>
              </table:table-cell>
              <table:table-cell office:value-type="float" office:value="0.9">
                <text:p>0.9</text:p>
              </table:table-cell>
              <table:table-cell office:value-type="float" office:value="6.89">
                <text:p>6.89</text:p>
              </table:table-cell>
              <table:table-cell office:value-type="float" office:value="0.01">
                <text:p>0.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4">
                <text:p>0.84</text:p>
              </table:table-cell>
              <table:table-cell office:value-type="float" office:value="0.01">
                <text:p>0.01</text:p>
              </table:table-cell>
              <table:table-cell office:value-type="float" office:value="312.92">
                <text:p>312.92</text:p>
              </table:table-cell>
              <table:table-cell office:value-type="float" office:value="6.87">
                <text:p>6.8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2">
                <text:p>1.2</text:p>
              </table:table-cell>
              <table:table-cell office:value-type="float" office:value="0.8">
                <text:p>0.8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292.22">
                <text:p>292.22</text:p>
              </table:table-cell>
              <table:table-cell office:value-type="float" office:value="12.81">
                <text:p>12.81</text:p>
              </table:table-cell>
              <table:table-cell office:value-type="float" office:value="83.72">
                <text:p>83.72</text:p>
              </table:table-cell>
              <table:table-cell office:value-type="float" office:value="1.03">
                <text:p>1.03</text:p>
              </table:table-cell>
              <table:table-cell office:value-type="float" office:value="0.018451412037037">
                <text:p>0.018451412037037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27.04">
                <text:p>27.0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2.58">
                <text:p>2.58</text:p>
              </table:table-cell>
              <table:table-cell office:value-type="float" office:value="0.86">
                <text:p>0.86</text:p>
              </table:table-cell>
              <table:table-cell office:value-type="float" office:value="7.72">
                <text:p>7.72</text:p>
              </table:table-cell>
              <table:table-cell office:value-type="float" office:value="0.01">
                <text:p>0.01</text:p>
              </table:table-cell>
              <table:table-cell office:value-type="float" office:value="2.03">
                <text:p>2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334.52">
                <text:p>334.52</text:p>
              </table:table-cell>
              <table:table-cell office:value-type="float" office:value="7.24">
                <text:p>7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25">
                <text:p>1.25</text:p>
              </table:table-cell>
              <table:table-cell office:value-type="float" office:value="0.79">
                <text:p>0.7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316.48">
                <text:p>316.48</text:p>
              </table:table-cell>
              <table:table-cell office:value-type="float" office:value="12.28">
                <text:p>12.28</text:p>
              </table:table-cell>
              <table:table-cell office:value-type="float" office:value="86.71">
                <text:p>86.71</text:p>
              </table:table-cell>
              <table:table-cell office:value-type="float" office:value="0.72">
                <text:p>0.72</text:p>
              </table:table-cell>
              <table:table-cell office:value-type="float" office:value="0.0194877083333333">
                <text:p>0.0194877083333333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27.31">
                <text:p>27.31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  <table:table-cell office:value-type="float" office:value="2.44">
                <text:p>2.44</text:p>
              </table:table-cell>
              <table:table-cell office:value-type="float" office:value="0.68">
                <text:p>0.68</text:p>
              </table:table-cell>
              <table:table-cell office:value-type="float" office:value="7.57">
                <text:p>7.57</text:p>
              </table:table-cell>
              <table:table-cell office:value-type="float" office:value="0.05">
                <text:p>0.05</text:p>
              </table:table-cell>
              <table:table-cell office:value-type="float" office:value="2.42">
                <text:p>2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1.08">
                <text:p>1.08</text:p>
              </table:table-cell>
              <table:table-cell office:value-type="float" office:value="NaN">
                <text:p>NaN</text:p>
              </table:table-cell>
              <table:table-cell office:value-type="float" office:value="357.09">
                <text:p>357.09</text:p>
              </table:table-cell>
              <table:table-cell office:value-type="float" office:value="7.23">
                <text:p>7.2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.42">
                <text:p>1.42</text:p>
              </table:table-cell>
              <table:table-cell office:value-type="float" office:value="0.76">
                <text:p>0.76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332.62">
                <text:p>332.62</text:p>
              </table:table-cell>
              <table:table-cell office:value-type="float" office:value="12.73">
                <text:p>12.73</text:p>
              </table:table-cell>
              <table:table-cell office:value-type="float" office:value="94.69">
                <text:p>94.69</text:p>
              </table:table-cell>
              <table:table-cell office:value-type="float" office:value="0.81">
                <text:p>0.81</text:p>
              </table:table-cell>
              <table:table-cell office:value-type="float" office:value="0.0205226041666667">
                <text:p>0.0205226041666667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28.8">
                <text:p>28.8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2.47">
                <text:p>2.47</text:p>
              </table:table-cell>
              <table:table-cell office:value-type="float" office:value="0.95">
                <text:p>0.95</text:p>
              </table:table-cell>
              <table:table-cell office:value-type="float" office:value="8.57">
                <text:p>8.57</text:p>
              </table:table-cell>
              <table:table-cell office:value-type="float" office:value="0.01">
                <text:p>0.01</text:p>
              </table:table-cell>
              <table:table-cell office:value-type="float" office:value="2.43">
                <text:p>2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381.42">
                <text:p>381.42</text:p>
              </table:table-cell>
              <table:table-cell office:value-type="float" office:value="7.25">
                <text:p>7.25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45">
                <text:p>1.45</text:p>
              </table:table-cell>
              <table:table-cell office:value-type="float" office:value="1.02">
                <text:p>1.02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355.91">
                <text:p>355.91</text:p>
              </table:table-cell>
              <table:table-cell office:value-type="float" office:value="12.7">
                <text:p>12.7</text:p>
              </table:table-cell>
              <table:table-cell office:value-type="float" office:value="99.54">
                <text:p>99.54</text:p>
              </table:table-cell>
              <table:table-cell office:value-type="float" office:value="0.87">
                <text:p>0.87</text:p>
              </table:table-cell>
              <table:table-cell office:value-type="float" office:value="0.0215785185185185">
                <text:p>0.0215785185185185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  <table:table-cell office:value-type="float" office:value="30.29">
                <text:p>30.29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2.76">
                <text:p>2.76</text:p>
              </table:table-cell>
              <table:table-cell office:value-type="float" office:value="0.84">
                <text:p>0.84</text:p>
              </table:table-cell>
              <table:table-cell office:value-type="float" office:value="8.36">
                <text:p>8.36</text:p>
              </table:table-cell>
              <table:table-cell office:value-type="float" office:value="NaN">
                <text:p>NaN</text:p>
              </table:table-cell>
              <table:table-cell office:value-type="float" office:value="2.34">
                <text:p>2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1.07">
                <text:p>1.07</text:p>
              </table:table-cell>
              <table:table-cell office:value-type="float" office:value="1.15">
                <text:p>1.15</text:p>
              </table:table-cell>
              <table:table-cell office:value-type="float" office:value="NaN">
                <text:p>NaN</text:p>
              </table:table-cell>
              <table:table-cell office:value-type="float" office:value="407.88">
                <text:p>407.8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.75">
                <text:p>1.75</text:p>
              </table:table-cell>
              <table:table-cell office:value-type="float" office:value="0.93">
                <text:p>0.93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379.46">
                <text:p>379.46</text:p>
              </table:table-cell>
              <table:table-cell office:value-type="float" office:value="12.15">
                <text:p>12.15</text:p>
              </table:table-cell>
              <table:table-cell office:value-type="float" office:value="107.09">
                <text:p>107.09</text:p>
              </table:table-cell>
              <table:table-cell office:value-type="float" office:value="1.05">
                <text:p>1.05</text:p>
              </table:table-cell>
              <table:table-cell office:value-type="float" office:value="0.0226596180555556">
                <text:p>0.0226596180555556</text:p>
              </table:table-cell>
              <table:table-cell office:value-type="float" office:value="NaN">
                <text:p>NaN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  <table:table-cell office:value-type="float" office:value="31.44">
                <text:p>31.44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3.05">
                <text:p>3.05</text:p>
              </table:table-cell>
              <table:table-cell office:value-type="float" office:value="0.98">
                <text:p>0.98</text:p>
              </table:table-cell>
              <table:table-cell office:value-type="float" office:value="9.5">
                <text:p>9.5</text:p>
              </table:table-cell>
              <table:table-cell office:value-type="float" office:value="0.02">
                <text:p>0.02</text:p>
              </table:table-cell>
              <table:table-cell office:value-type="float" office:value="2.69">
                <text:p>2.6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  <table:table-cell office:value-type="float" office:value="NaN">
                <text:p>NaN</text:p>
              </table:table-cell>
              <table:table-cell office:value-type="float" office:value="433.84">
                <text:p>433.84</text:p>
              </table:table-cell>
              <table:table-cell office:value-type="float" office:value="8.19">
                <text:p>8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52">
                <text:p>1.52</text:p>
              </table:table-cell>
              <table:table-cell office:value-type="float" office:value="0.92">
                <text:p>0.92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405.47">
                <text:p>405.47</text:p>
              </table:table-cell>
              <table:table-cell office:value-type="float" office:value="12.49">
                <text:p>12.49</text:p>
              </table:table-cell>
              <table:table-cell office:value-type="float" office:value="111.95">
                <text:p>111.95</text:p>
              </table:table-cell>
              <table:table-cell office:value-type="float" office:value="1.06">
                <text:p>1.06</text:p>
              </table:table-cell>
              <table:table-cell office:value-type="float" office:value="0.023715775462963">
                <text:p>0.023715775462963</text:p>
              </table:table-cell>
              <table:table-cell office:value-type="float" office:value="NaN">
                <text:p>NaN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  <table:table-cell office:value-type="float" office:value="33.01">
                <text:p>33.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2.85">
                <text:p>2.85</text:p>
              </table:table-cell>
              <table:table-cell office:value-type="float" office:value="1.12">
                <text:p>1.12</text:p>
              </table:table-cell>
              <table:table-cell office:value-type="float" office:value="9.11">
                <text:p>9.11</text:p>
              </table:table-cell>
              <table:table-cell office:value-type="float" office:value="0.01">
                <text:p>0.01</text:p>
              </table:table-cell>
              <table:table-cell office:value-type="float" office:value="2.65">
                <text:p>2.6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.93">
                <text:p>0.93</text:p>
              </table:table-cell>
              <table:table-cell office:value-type="float" office:value="1.16">
                <text:p>1.16</text:p>
              </table:table-cell>
              <table:table-cell office:value-type="float" office:value="NaN">
                <text:p>NaN</text:p>
              </table:table-cell>
              <table:table-cell office:value-type="float" office:value="462.9">
                <text:p>462.9</text:p>
              </table:table-cell>
              <table:table-cell office:value-type="float" office:value="8.67">
                <text:p>8.6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59">
                <text:p>1.59</text:p>
              </table:table-cell>
              <table:table-cell office:value-type="float" office:value="1.04">
                <text:p>1.04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424.88">
                <text:p>424.88</text:p>
              </table:table-cell>
              <table:table-cell office:value-type="float" office:value="12.26">
                <text:p>12.26</text:p>
              </table:table-cell>
              <table:table-cell office:value-type="float" office:value="119.91">
                <text:p>119.91</text:p>
              </table:table-cell>
              <table:table-cell office:value-type="float" office:value="1.21">
                <text:p>1.21</text:p>
              </table:table-cell>
              <table:table-cell office:value-type="float" office:value="0.0248107291666667">
                <text:p>0.0248107291666667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0">
                <text:p>0</text:p>
              </table:table-cell>
              <table:table-cell office:value-type="float" office:value="33.57">
                <text:p>33.5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2.94">
                <text:p>2.94</text:p>
              </table:table-cell>
              <table:table-cell office:value-type="float" office:value="0.9">
                <text:p>0.9</text:p>
              </table:table-cell>
              <table:table-cell office:value-type="float" office:value="9.93">
                <text:p>9.93</text:p>
              </table:table-cell>
              <table:table-cell office:value-type="float" office:value="0.04">
                <text:p>0.04</text:p>
              </table:table-cell>
              <table:table-cell office:value-type="float" office:value="3.09">
                <text:p>3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.89">
                <text:p>0.89</text:p>
              </table:table-cell>
              <table:table-cell office:value-type="float" office:value="1.28">
                <text:p>1.28</text:p>
              </table:table-cell>
              <table:table-cell office:value-type="float" office:value="NaN">
                <text:p>NaN</text:p>
              </table:table-cell>
              <table:table-cell office:value-type="float" office:value="491.52">
                <text:p>491.52</text:p>
              </table:table-cell>
              <table:table-cell office:value-type="float" office:value="8.52">
                <text:p>8.5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.01">
                <text:p>2.01</text:p>
              </table:table-cell>
              <table:table-cell office:value-type="float" office:value="1.03">
                <text:p>1.03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453.79">
                <text:p>453.79</text:p>
              </table:table-cell>
              <table:table-cell office:value-type="float" office:value="12.23">
                <text:p>12.23</text:p>
              </table:table-cell>
              <table:table-cell office:value-type="float" office:value="128.87">
                <text:p>128.87</text:p>
              </table:table-cell>
              <table:table-cell office:value-type="float" office:value="1.14">
                <text:p>1.14</text:p>
              </table:table-cell>
              <table:table-cell office:value-type="float" office:value="0.0258685763888889">
                <text:p>0.0258685763888889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  <table:table-cell office:value-type="float" office:value="36.24">
                <text:p>36.24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3.47">
                <text:p>3.47</text:p>
              </table:table-cell>
              <table:table-cell office:value-type="float" office:value="0.96">
                <text:p>0.96</text:p>
              </table:table-cell>
              <table:table-cell office:value-type="float" office:value="9.56">
                <text:p>9.56</text:p>
              </table:table-cell>
              <table:table-cell office:value-type="float" office:value="0.03">
                <text:p>0.03</text:p>
              </table:table-cell>
              <table:table-cell office:value-type="float" office:value="2.96">
                <text:p>2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1.26">
                <text:p>1.26</text:p>
              </table:table-cell>
              <table:table-cell office:value-type="float" office:value="1.56">
                <text:p>1.56</text:p>
              </table:table-cell>
              <table:table-cell office:value-type="float" office:value="NaN">
                <text:p>NaN</text:p>
              </table:table-cell>
              <table:table-cell office:value-type="float" office:value="517.89">
                <text:p>517.89</text:p>
              </table:table-cell>
              <table:table-cell office:value-type="float" office:value="9.64">
                <text:p>9.6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.7">
                <text:p>1.7</text:p>
              </table:table-cell>
              <table:table-cell office:value-type="float" office:value="1.05">
                <text:p>1.05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478.68">
                <text:p>478.68</text:p>
              </table:table-cell>
              <table:table-cell office:value-type="float" office:value="12.91">
                <text:p>12.91</text:p>
              </table:table-cell>
              <table:table-cell office:value-type="float" office:value="133.43">
                <text:p>133.43</text:p>
              </table:table-cell>
              <table:table-cell office:value-type="float" office:value="1.2">
                <text:p>1.2</text:p>
              </table:table-cell>
              <table:table-cell office:value-type="float" office:value="0.0268696527777778">
                <text:p>0.0268696527777778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  <table:table-cell office:value-type="float" office:value="36.52">
                <text:p>36.52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3.75">
                <text:p>3.75</text:p>
              </table:table-cell>
              <table:table-cell office:value-type="float" office:value="1.23">
                <text:p>1.23</text:p>
              </table:table-cell>
              <table:table-cell office:value-type="float" office:value="10.68">
                <text:p>10.68</text:p>
              </table:table-cell>
              <table:table-cell office:value-type="float" office:value="0.03">
                <text:p>0.03</text:p>
              </table:table-cell>
              <table:table-cell office:value-type="float" office:value="3.05">
                <text:p>3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  <table:table-cell office:value-type="float" office:value="550.51">
                <text:p>550.51</text:p>
              </table:table-cell>
              <table:table-cell office:value-type="float" office:value="9.54">
                <text:p>9.5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.89">
                <text:p>1.89</text:p>
              </table:table-cell>
              <table:table-cell office:value-type="float" office:value="1.26">
                <text:p>1.26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511.87">
                <text:p>511.87</text:p>
              </table:table-cell>
              <table:table-cell office:value-type="float" office:value="13.32">
                <text:p>13.32</text:p>
              </table:table-cell>
              <table:table-cell office:value-type="float" office:value="141.01">
                <text:p>141.01</text:p>
              </table:table-cell>
              <table:table-cell office:value-type="float" office:value="1.23">
                <text:p>1.23</text:p>
              </table:table-cell>
              <table:table-cell office:value-type="float" office:value="0.0279561805555556">
                <text:p>0.0279561805555556</text:p>
              </table:table-cell>
              <table:table-cell office:value-type="float" office:value="NaN">
                <text:p>NaN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  <table:table-cell office:value-type="float" office:value="36.83">
                <text:p>36.8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3.45">
                <text:p>3.45</text:p>
              </table:table-cell>
              <table:table-cell office:value-type="float" office:value="1.25">
                <text:p>1.25</text:p>
              </table:table-cell>
              <table:table-cell office:value-type="float" office:value="10.55">
                <text:p>10.55</text:p>
              </table:table-cell>
              <table:table-cell office:value-type="float" office:value="0.02">
                <text:p>0.02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97">
                <text:p>0.97</text:p>
              </table:table-cell>
              <table:table-cell office:value-type="float" office:value="1.94">
                <text:p>1.94</text:p>
              </table:table-cell>
              <table:table-cell office:value-type="float" office:value="NaN">
                <text:p>NaN</text:p>
              </table:table-cell>
              <table:table-cell office:value-type="float" office:value="578.54">
                <text:p>578.54</text:p>
              </table:table-cell>
              <table:table-cell office:value-type="float" office:value="8.82">
                <text:p>8.8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.42">
                <text:p>2.42</text:p>
              </table:table-cell>
              <table:table-cell office:value-type="float" office:value="1.27">
                <text:p>1.27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535.73">
                <text:p>535.73</text:p>
              </table:table-cell>
              <table:table-cell office:value-type="float" office:value="12.57">
                <text:p>12.57</text:p>
              </table:table-cell>
              <table:table-cell office:value-type="float" office:value="151.56">
                <text:p>151.56</text:p>
              </table:table-cell>
              <table:table-cell office:value-type="float" office:value="1.59">
                <text:p>1.59</text:p>
              </table:table-cell>
              <table:table-cell office:value-type="float" office:value="0.0290765162037037">
                <text:p>0.0290765162037037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0">
                <text:p>0</text:p>
              </table:table-cell>
              <table:table-cell office:value-type="float" office:value="39.15">
                <text:p>39.15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3.9">
                <text:p>3.9</text:p>
              </table:table-cell>
              <table:table-cell office:value-type="float" office:value="1.34">
                <text:p>1.34</text:p>
              </table:table-cell>
              <table:table-cell office:value-type="float" office:value="10.62">
                <text:p>10.62</text:p>
              </table:table-cell>
              <table:table-cell office:value-type="float" office:value="0.01">
                <text:p>0.01</text:p>
              </table:table-cell>
              <table:table-cell office:value-type="float" office:value="3.42">
                <text:p>3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1.21">
                <text:p>1.21</text:p>
              </table:table-cell>
              <table:table-cell office:value-type="float" office:value="2.05">
                <text:p>2.05</text:p>
              </table:table-cell>
              <table:table-cell office:value-type="float" office:value="0.01">
                <text:p>0.01</text:p>
              </table:table-cell>
              <table:table-cell office:value-type="float" office:value="608.33">
                <text:p>608.33</text:p>
              </table:table-cell>
              <table:table-cell office:value-type="float" office:value="10.97">
                <text:p>10.97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6">
                <text:p>0.0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.18">
                <text:p>2.18</text:p>
              </table:table-cell>
              <table:table-cell office:value-type="float" office:value="1.17">
                <text:p>1.17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570.77">
                <text:p>570.77</text:p>
              </table:table-cell>
              <table:table-cell office:value-type="float" office:value="12.8">
                <text:p>12.8</text:p>
              </table:table-cell>
              <table:table-cell office:value-type="float" office:value="155.28">
                <text:p>155.28</text:p>
              </table:table-cell>
              <table:table-cell office:value-type="float" office:value="1.27">
                <text:p>1.27</text:p>
              </table:table-cell>
              <table:table-cell office:value-type="float" office:value="0.0301700925925926">
                <text:p>0.0301700925925926</text:p>
              </table:table-cell>
              <table:table-cell office:value-type="float" office:value="NaN">
                <text:p>NaN</text:p>
              </table:table-cell>
              <table:table-cell office:value-type="float" office:value="0.91">
                <text:p>0.91</text:p>
              </table:table-cell>
              <table:table-cell office:value-type="float" office:value="0">
                <text:p>0</text:p>
              </table:table-cell>
              <table:table-cell office:value-type="float" office:value="39.93">
                <text:p>39.93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4.13">
                <text:p>4.13</text:p>
              </table:table-cell>
              <table:table-cell office:value-type="float" office:value="1.15">
                <text:p>1.15</text:p>
              </table:table-cell>
              <table:table-cell office:value-type="float" office:value="10.79">
                <text:p>10.79</text:p>
              </table:table-cell>
              <table:table-cell office:value-type="float" office:value="0.02">
                <text:p>0.02</text:p>
              </table:table-cell>
              <table:table-cell office:value-type="float" office:value="3.56">
                <text:p>3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  <table:table-cell office:value-type="float" office:value="1.61">
                <text:p>1.61</text:p>
              </table:table-cell>
              <table:table-cell office:value-type="float" office:value="NaN">
                <text:p>NaN</text:p>
              </table:table-cell>
              <table:table-cell office:value-type="float" office:value="645.95">
                <text:p>645.95</text:p>
              </table:table-cell>
              <table:table-cell office:value-type="float" office:value="11.44">
                <text:p>11.4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.11">
                <text:p>2.11</text:p>
              </table:table-cell>
              <table:table-cell office:value-type="float" office:value="1.25">
                <text:p>1.2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599.04">
                <text:p>599.04</text:p>
              </table:table-cell>
              <table:table-cell office:value-type="float" office:value="13.16">
                <text:p>13.16</text:p>
              </table:table-cell>
              <table:table-cell office:value-type="float" office:value="168.89">
                <text:p>168.89</text:p>
              </table:table-cell>
              <table:table-cell office:value-type="float" office:value="1.61">
                <text:p>1.61</text:p>
              </table:table-cell>
              <table:table-cell office:value-type="float" office:value="0.0313135648148148">
                <text:p>0.0313135648148148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  <table:table-cell office:value-type="float" office:value="41.28">
                <text:p>41.28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4.43">
                <text:p>4.43</text:p>
              </table:table-cell>
              <table:table-cell office:value-type="float" office:value="1.28">
                <text:p>1.28</text:p>
              </table:table-cell>
              <table:table-cell office:value-type="float" office:value="11.27">
                <text:p>11.27</text:p>
              </table:table-cell>
              <table:table-cell office:value-type="float" office:value="0.01">
                <text:p>0.01</text:p>
              </table:table-cell>
              <table:table-cell office:value-type="float" office:value="3.91">
                <text:p>3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1.38">
                <text:p>1.38</text:p>
              </table:table-cell>
              <table:table-cell office:value-type="float" office:value="1.89">
                <text:p>1.89</text:p>
              </table:table-cell>
              <table:table-cell office:value-type="float" office:value="NaN">
                <text:p>NaN</text:p>
              </table:table-cell>
              <table:table-cell office:value-type="float" office:value="685.86">
                <text:p>685.86</text:p>
              </table:table-cell>
              <table:table-cell office:value-type="float" office:value="11.39">
                <text:p>11.3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.19">
                <text:p>2.19</text:p>
              </table:table-cell>
              <table:table-cell office:value-type="float" office:value="1.05">
                <text:p>1.05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630.02">
                <text:p>630.02</text:p>
              </table:table-cell>
              <table:table-cell office:value-type="float" office:value="13">
                <text:p>13</text:p>
              </table:table-cell>
              <table:table-cell office:value-type="float" office:value="177.47">
                <text:p>177.47</text:p>
              </table:table-cell>
              <table:table-cell office:value-type="float" office:value="1.42">
                <text:p>1.42</text:p>
              </table:table-cell>
              <table:table-cell office:value-type="float" office:value="0.0324146643518518">
                <text:p>0.0324146643518518</text:p>
              </table:table-cell>
              <table:table-cell office:value-type="float" office:value="0.01">
                <text:p>0.01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  <table:table-cell office:value-type="float" office:value="44.32">
                <text:p>44.3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4.27">
                <text:p>4.27</text:p>
              </table:table-cell>
              <table:table-cell office:value-type="float" office:value="1.15">
                <text:p>1.15</text:p>
              </table:table-cell>
              <table:table-cell office:value-type="float" office:value="11.58">
                <text:p>11.58</text:p>
              </table:table-cell>
              <table:table-cell office:value-type="float" office:value="0.04">
                <text:p>0.04</text:p>
              </table:table-cell>
              <table:table-cell office:value-type="float" office:value="3.69">
                <text:p>3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86">
                <text:p>1.86</text:p>
              </table:table-cell>
              <table:table-cell office:value-type="float" office:value="NaN">
                <text:p>NaN</text:p>
              </table:table-cell>
              <table:table-cell office:value-type="float" office:value="716.22">
                <text:p>716.22</text:p>
              </table:table-cell>
              <table:table-cell office:value-type="float" office:value="10.86">
                <text:p>10.8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.4">
                <text:p>2.4</text:p>
              </table:table-cell>
              <table:table-cell office:value-type="float" office:value="1.31">
                <text:p>1.31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660.55">
                <text:p>660.55</text:p>
              </table:table-cell>
              <table:table-cell office:value-type="float" office:value="12.74">
                <text:p>12.74</text:p>
              </table:table-cell>
              <table:table-cell office:value-type="float" office:value="185.52">
                <text:p>185.52</text:p>
              </table:table-cell>
              <table:table-cell office:value-type="float" office:value="1.33">
                <text:p>1.33</text:p>
              </table:table-cell>
              <table:table-cell office:value-type="float" office:value="0.0335841203703704">
                <text:p>0.0335841203703704</text:p>
              </table:table-cell>
              <table:table-cell office:value-type="float" office:value="NaN">
                <text:p>NaN</text:p>
              </table:table-cell>
              <table:table-cell office:value-type="float" office:value="1.11">
                <text:p>1.11</text:p>
              </table:table-cell>
              <table:table-cell office:value-type="float" office:value="0">
                <text:p>0</text:p>
              </table:table-cell>
              <table:table-cell office:value-type="float" office:value="45.3">
                <text:p>45.3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4.45">
                <text:p>4.45</text:p>
              </table:table-cell>
              <table:table-cell office:value-type="float" office:value="1.22">
                <text:p>1.22</text:p>
              </table:table-cell>
              <table:table-cell office:value-type="float" office:value="12.02">
                <text:p>12.02</text:p>
              </table:table-cell>
              <table:table-cell office:value-type="float" office:value="0.02">
                <text:p>0.02</text:p>
              </table:table-cell>
              <table:table-cell office:value-type="float" office:value="3.56">
                <text:p>3.5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  <table:table-cell office:value-type="float" office:value="1.98">
                <text:p>1.98</text:p>
              </table:table-cell>
              <table:table-cell office:value-type="float" office:value="0.01">
                <text:p>0.01</text:p>
              </table:table-cell>
              <table:table-cell office:value-type="float" office:value="752.01">
                <text:p>752.01</text:p>
              </table:table-cell>
              <table:table-cell office:value-type="float" office:value="11.87">
                <text:p>11.8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73">
                <text:p>2.73</text:p>
              </table:table-cell>
              <table:table-cell office:value-type="float" office:value="1.23">
                <text:p>1.23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696.14">
                <text:p>696.14</text:p>
              </table:table-cell>
              <table:table-cell office:value-type="float" office:value="13.33">
                <text:p>13.33</text:p>
              </table:table-cell>
              <table:table-cell office:value-type="float" office:value="196.16">
                <text:p>196.16</text:p>
              </table:table-cell>
              <table:table-cell office:value-type="float" office:value="1.58">
                <text:p>1.58</text:p>
              </table:table-cell>
              <table:table-cell office:value-type="float" office:value="0.034814375">
                <text:p>0.034814375</text:p>
              </table:table-cell>
              <table:table-cell office:value-type="float" office:value="NaN">
                <text:p>NaN</text:p>
              </table:table-cell>
              <table:table-cell office:value-type="float" office:value="1.39">
                <text:p>1.39</text:p>
              </table:table-cell>
              <table:table-cell office:value-type="float" office:value="0">
                <text:p>0</text:p>
              </table:table-cell>
              <table:table-cell office:value-type="float" office:value="47.66">
                <text:p>47.66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4.53">
                <text:p>4.53</text:p>
              </table:table-cell>
              <table:table-cell office:value-type="float" office:value="1.48">
                <text:p>1.48</text:p>
              </table:table-cell>
              <table:table-cell office:value-type="float" office:value="12.85">
                <text:p>12.85</text:p>
              </table:table-cell>
              <table:table-cell office:value-type="float" office:value="0.04">
                <text:p>0.04</text:p>
              </table:table-cell>
              <table:table-cell office:value-type="float" office:value="4.06">
                <text:p>4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1.47">
                <text:p>1.47</text:p>
              </table:table-cell>
              <table:table-cell office:value-type="float" office:value="2.16">
                <text:p>2.16</text:p>
              </table:table-cell>
              <table:table-cell office:value-type="float" office:value="NaN">
                <text:p>NaN</text:p>
              </table:table-cell>
              <table:table-cell office:value-type="float" office:value="793.13">
                <text:p>793.13</text:p>
              </table:table-cell>
              <table:table-cell office:value-type="float" office:value="11.54">
                <text:p>11.5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.12">
                <text:p>3.12</text:p>
              </table:table-cell>
              <table:table-cell office:value-type="float" office:value="1.59">
                <text:p>1.5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729.64">
                <text:p>729.64</text:p>
              </table:table-cell>
              <table:table-cell office:value-type="float" office:value="13.1">
                <text:p>13.1</text:p>
              </table:table-cell>
              <table:table-cell office:value-type="float" office:value="205.29">
                <text:p>205.29</text:p>
              </table:table-cell>
              <table:table-cell office:value-type="float" office:value="1.57">
                <text:p>1.57</text:p>
              </table:table-cell>
              <table:table-cell office:value-type="float" office:value="0.0359822800925926">
                <text:p>0.0359822800925926</text:p>
              </table:table-cell>
              <table:table-cell office:value-type="float" office:value="NaN">
                <text:p>NaN</text:p>
              </table:table-cell>
              <table:table-cell office:value-type="float" office:value="1.37">
                <text:p>1.37</text:p>
              </table:table-cell>
              <table:table-cell office:value-type="float" office:value="0">
                <text:p>0</text:p>
              </table:table-cell>
              <table:table-cell office:value-type="float" office:value="47.96">
                <text:p>47.96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4.71">
                <text:p>4.71</text:p>
              </table:table-cell>
              <table:table-cell office:value-type="float" office:value="1.59">
                <text:p>1.59</text:p>
              </table:table-cell>
              <table:table-cell office:value-type="float" office:value="12.16">
                <text:p>12.16</text:p>
              </table:table-cell>
              <table:table-cell office:value-type="float" office:value="0.01">
                <text:p>0.01</text:p>
              </table:table-cell>
              <table:table-cell office:value-type="float" office:value="3.94">
                <text:p>3.9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1.58">
                <text:p>1.58</text:p>
              </table:table-cell>
              <table:table-cell office:value-type="float" office:value="2.32">
                <text:p>2.32</text:p>
              </table:table-cell>
              <table:table-cell office:value-type="float" office:value="NaN">
                <text:p>NaN</text:p>
              </table:table-cell>
              <table:table-cell office:value-type="float" office:value="835.08">
                <text:p>835.08</text:p>
              </table:table-cell>
              <table:table-cell office:value-type="float" office:value="13.04">
                <text:p>13.04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.56">
                <text:p>2.56</text:p>
              </table:table-cell>
              <table:table-cell office:value-type="float" office:value="1.52">
                <text:p>1.52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769.79">
                <text:p>769.79</text:p>
              </table:table-cell>
              <table:table-cell office:value-type="float" office:value="13.59">
                <text:p>13.59</text:p>
              </table:table-cell>
              <table:table-cell office:value-type="float" office:value="213.38">
                <text:p>213.38</text:p>
              </table:table-cell>
              <table:table-cell office:value-type="float" office:value="2.18">
                <text:p>2.18</text:p>
              </table:table-cell>
              <table:table-cell office:value-type="float" office:value="0.0372243634259259">
                <text:p>0.0372243634259259</text:p>
              </table:table-cell>
              <table:table-cell office:value-type="float" office:value="NaN">
                <text:p>NaN</text:p>
              </table:table-cell>
              <table:table-cell office:value-type="float" office:value="1.38">
                <text:p>1.38</text:p>
              </table:table-cell>
              <table:table-cell office:value-type="float" office:value="0">
                <text:p>0</text:p>
              </table:table-cell>
              <table:table-cell office:value-type="float" office:value="51.15">
                <text:p>51.15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5.25">
                <text:p>5.25</text:p>
              </table:table-cell>
              <table:table-cell office:value-type="float" office:value="1.46">
                <text:p>1.46</text:p>
              </table:table-cell>
              <table:table-cell office:value-type="float" office:value="12.95">
                <text:p>12.95</text:p>
              </table:table-cell>
              <table:table-cell office:value-type="float" office:value="0.04">
                <text:p>0.04</text:p>
              </table:table-cell>
              <table:table-cell office:value-type="float" office:value="5.13">
                <text:p>5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1.44">
                <text:p>1.44</text:p>
              </table:table-cell>
              <table:table-cell office:value-type="float" office:value="2.19">
                <text:p>2.19</text:p>
              </table:table-cell>
              <table:table-cell office:value-type="float" office:value="NaN">
                <text:p>NaN</text:p>
              </table:table-cell>
              <table:table-cell office:value-type="float" office:value="872.76">
                <text:p>872.76</text:p>
              </table:table-cell>
              <table:table-cell office:value-type="float" office:value="12.82">
                <text:p>12.82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.47">
                <text:p>2.47</text:p>
              </table:table-cell>
              <table:table-cell office:value-type="float" office:value="1.65">
                <text:p>1.6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807.35">
                <text:p>807.35</text:p>
              </table:table-cell>
              <table:table-cell office:value-type="float" office:value="20.67">
                <text:p>20.67</text:p>
              </table:table-cell>
              <table:table-cell office:value-type="float" office:value="226.27">
                <text:p>226.27</text:p>
              </table:table-cell>
              <table:table-cell office:value-type="float" office:value="1.78">
                <text:p>1.78</text:p>
              </table:table-cell>
              <table:table-cell office:value-type="float" office:value="0.0385671412037037">
                <text:p>0.0385671412037037</text:p>
              </table:table-cell>
              <table:table-cell office:value-type="float" office:value="NaN">
                <text:p>NaN</text:p>
              </table:table-cell>
              <table:table-cell office:value-type="float" office:value="1.54">
                <text:p>1.54</text:p>
              </table:table-cell>
              <table:table-cell office:value-type="float" office:value="0">
                <text:p>0</text:p>
              </table:table-cell>
              <table:table-cell office:value-type="float" office:value="53.3">
                <text:p>53.3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5.13">
                <text:p>5.13</text:p>
              </table:table-cell>
              <table:table-cell office:value-type="float" office:value="1.61">
                <text:p>1.61</text:p>
              </table:table-cell>
              <table:table-cell office:value-type="float" office:value="15.93">
                <text:p>15.93</text:p>
              </table:table-cell>
              <table:table-cell office:value-type="float" office:value="0.02">
                <text:p>0.02</text:p>
              </table:table-cell>
              <table:table-cell office:value-type="float" office:value="5.07">
                <text:p>5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1.47">
                <text:p>1.47</text:p>
              </table:table-cell>
              <table:table-cell office:value-type="float" office:value="2.62">
                <text:p>2.62</text:p>
              </table:table-cell>
              <table:table-cell office:value-type="float" office:value="0.02">
                <text:p>0.02</text:p>
              </table:table-cell>
              <table:table-cell office:value-type="float" office:value="914.57">
                <text:p>914.57</text:p>
              </table:table-cell>
              <table:table-cell office:value-type="float" office:value="13.64">
                <text:p>13.64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13">
                <text:p>3.13</text:p>
              </table:table-cell>
              <table:table-cell office:value-type="float" office:value="1.38">
                <text:p>1.38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848.99">
                <text:p>848.99</text:p>
              </table:table-cell>
              <table:table-cell office:value-type="float" office:value="21.4">
                <text:p>21.4</text:p>
              </table:table-cell>
              <table:table-cell office:value-type="float" office:value="237.63">
                <text:p>237.63</text:p>
              </table:table-cell>
              <table:table-cell office:value-type="float" office:value="1.81">
                <text:p>1.81</text:p>
              </table:table-cell>
              <table:table-cell office:value-type="float" office:value="0.0398771875">
                <text:p>0.0398771875</text:p>
              </table:table-cell>
              <table:table-cell office:value-type="float" office:value="0.01">
                <text:p>0.01</text:p>
              </table:table-cell>
              <table:table-cell office:value-type="float" office:value="1.71">
                <text:p>1.71</text:p>
              </table:table-cell>
              <table:table-cell office:value-type="float" office:value="0">
                <text:p>0</text:p>
              </table:table-cell>
              <table:table-cell office:value-type="float" office:value="54.02">
                <text:p>54.0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5.3">
                <text:p>5.3</text:p>
              </table:table-cell>
              <table:table-cell office:value-type="float" office:value="1.59">
                <text:p>1.59</text:p>
              </table:table-cell>
              <table:table-cell office:value-type="float" office:value="16.56">
                <text:p>16.56</text:p>
              </table:table-cell>
              <table:table-cell office:value-type="float" office:value="0.01">
                <text:p>0.01</text:p>
              </table:table-cell>
              <table:table-cell office:value-type="float" office:value="5.21">
                <text:p>5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1.68">
                <text:p>1.68</text:p>
              </table:table-cell>
              <table:table-cell office:value-type="float" office:value="2.65">
                <text:p>2.65</text:p>
              </table:table-cell>
              <table:table-cell office:value-type="float" office:value="NaN">
                <text:p>NaN</text:p>
              </table:table-cell>
              <table:table-cell office:value-type="float" office:value="964.09">
                <text:p>964.09</text:p>
              </table:table-cell>
              <table:table-cell office:value-type="float" office:value="13.78">
                <text:p>13.7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.02">
                <text:p>3.02</text:p>
              </table:table-cell>
              <table:table-cell office:value-type="float" office:value="1.43">
                <text:p>1.43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886.52">
                <text:p>886.52</text:p>
              </table:table-cell>
              <table:table-cell office:value-type="float" office:value="20.1">
                <text:p>20.1</text:p>
              </table:table-cell>
              <table:table-cell office:value-type="float" office:value="247.07">
                <text:p>247.07</text:p>
              </table:table-cell>
              <table:table-cell office:value-type="float" office:value="1.57">
                <text:p>1.57</text:p>
              </table:table-cell>
              <table:table-cell office:value-type="float" office:value="0.0411976736111111">
                <text:p>0.0411976736111111</text:p>
              </table:table-cell>
              <table:table-cell office:value-type="float" office:value="NaN">
                <text:p>NaN</text:p>
              </table:table-cell>
              <table:table-cell office:value-type="float" office:value="1.67">
                <text:p>1.67</text:p>
              </table:table-cell>
              <table:table-cell office:value-type="float" office:value="0">
                <text:p>0</text:p>
              </table:table-cell>
              <table:table-cell office:value-type="float" office:value="55.07">
                <text:p>55.07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5.16">
                <text:p>5.16</text:p>
              </table:table-cell>
              <table:table-cell office:value-type="float" office:value="1.5">
                <text:p>1.5</text:p>
              </table:table-cell>
              <table:table-cell office:value-type="float" office:value="16.97">
                <text:p>16.97</text:p>
              </table:table-cell>
              <table:table-cell office:value-type="float" office:value="0.03">
                <text:p>0.03</text:p>
              </table:table-cell>
              <table:table-cell office:value-type="float" office:value="5.51">
                <text:p>5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1004.51">
                <text:p>1004.51</text:p>
              </table:table-cell>
              <table:table-cell office:value-type="float" office:value="13.98">
                <text:p>13.98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.51">
                <text:p>3.51</text:p>
              </table:table-cell>
              <table:table-cell office:value-type="float" office:value="1.62">
                <text:p>1.62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930.29">
                <text:p>930.29</text:p>
              </table:table-cell>
              <table:table-cell office:value-type="float" office:value="20.72">
                <text:p>20.72</text:p>
              </table:table-cell>
              <table:table-cell office:value-type="float" office:value="259.4">
                <text:p>259.4</text:p>
              </table:table-cell>
              <table:table-cell office:value-type="float" office:value="1.86">
                <text:p>1.86</text:p>
              </table:table-cell>
              <table:table-cell office:value-type="float" office:value="0.0426404976851852">
                <text:p>0.0426404976851852</text:p>
              </table:table-cell>
              <table:table-cell office:value-type="float" office:value="NaN">
                <text:p>NaN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  <table:table-cell office:value-type="float" office:value="58.68">
                <text:p>58.68</text:p>
              </table:table-cell>
              <table:table-cell office:value-type="float" office:value="0.06">
                <text:p>0.06</text:p>
              </table:table-cell>
              <table:table-cell office:value-type="float" office:value="0.09">
                <text:p>0.09</text:p>
              </table:table-cell>
              <table:table-cell office:value-type="float" office:value="5.64">
                <text:p>5.64</text:p>
              </table:table-cell>
              <table:table-cell office:value-type="float" office:value="1.69">
                <text:p>1.69</text:p>
              </table:table-cell>
              <table:table-cell office:value-type="float" office:value="17.57">
                <text:p>17.57</text:p>
              </table:table-cell>
              <table:table-cell office:value-type="float" office:value="0.02">
                <text:p>0.02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  <table:table-cell office:value-type="float" office:value="1.96">
                <text:p>1.96</text:p>
              </table:table-cell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  <table:table-cell office:value-type="float" office:value="1056.51">
                <text:p>1056.51</text:p>
              </table:table-cell>
              <table:table-cell office:value-type="float" office:value="15.75">
                <text:p>15.7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.11">
                <text:p>3.11</text:p>
              </table:table-cell>
              <table:table-cell office:value-type="float" office:value="1.49">
                <text:p>1.49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970.73">
                <text:p>970.73</text:p>
              </table:table-cell>
              <table:table-cell office:value-type="float" office:value="21.37">
                <text:p>21.37</text:p>
              </table:table-cell>
              <table:table-cell office:value-type="float" office:value="272.27">
                <text:p>272.27</text:p>
              </table:table-cell>
              <table:table-cell office:value-type="float" office:value="2.08">
                <text:p>2.08</text:p>
              </table:table-cell>
              <table:table-cell office:value-type="float" office:value="0.043999837962963">
                <text:p>0.043999837962963</text:p>
              </table:table-cell>
              <table:table-cell office:value-type="float" office:value="NaN">
                <text:p>NaN</text:p>
              </table:table-cell>
              <table:table-cell office:value-type="float" office:value="2.24">
                <text:p>2.24</text:p>
              </table:table-cell>
              <table:table-cell office:value-type="float" office:value="0">
                <text:p>0</text:p>
              </table:table-cell>
              <table:table-cell office:value-type="float" office:value="59.52">
                <text:p>59.5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5.23">
                <text:p>5.23</text:p>
              </table:table-cell>
              <table:table-cell office:value-type="float" office:value="1.72">
                <text:p>1.72</text:p>
              </table:table-cell>
              <table:table-cell office:value-type="float" office:value="18.23">
                <text:p>18.23</text:p>
              </table:table-cell>
              <table:table-cell office:value-type="float" office:value="0.04">
                <text:p>0.04</text:p>
              </table:table-cell>
              <table:table-cell office:value-type="float" office:value="5.88">
                <text:p>5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1.99">
                <text:p>1.99</text:p>
              </table:table-cell>
              <table:table-cell office:value-type="float" office:value="2.36">
                <text:p>2.36</text:p>
              </table:table-cell>
              <table:table-cell office:value-type="float" office:value="NaN">
                <text:p>NaN</text:p>
              </table:table-cell>
              <table:table-cell office:value-type="float" office:value="1110.5">
                <text:p>1110.5</text:p>
              </table:table-cell>
              <table:table-cell office:value-type="float" office:value="14.88">
                <text:p>14.8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4">
                <text:p>0.0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.21">
                <text:p>3.21</text:p>
              </table:table-cell>
              <table:table-cell office:value-type="float" office:value="1.58">
                <text:p>1.58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019.21">
                <text:p>1019.21</text:p>
              </table:table-cell>
              <table:table-cell office:value-type="float" office:value="20.94">
                <text:p>20.94</text:p>
              </table:table-cell>
              <table:table-cell office:value-type="float" office:value="283.01">
                <text:p>283.01</text:p>
              </table:table-cell>
              <table:table-cell office:value-type="float" office:value="1.71">
                <text:p>1.71</text:p>
              </table:table-cell>
              <table:table-cell office:value-type="float" office:value="0.0455485648148148">
                <text:p>0.0455485648148148</text:p>
              </table:table-cell>
              <table:table-cell office:value-type="float" office:value="NaN">
                <text:p>NaN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  <table:table-cell office:value-type="float" office:value="60.32">
                <text:p>60.3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6.08">
                <text:p>6.08</text:p>
              </table:table-cell>
              <table:table-cell office:value-type="float" office:value="1.77">
                <text:p>1.77</text:p>
              </table:table-cell>
              <table:table-cell office:value-type="float" office:value="18.2">
                <text:p>18.2</text:p>
              </table:table-cell>
              <table:table-cell office:value-type="float" office:value="0.05">
                <text:p>0.05</text:p>
              </table:table-cell>
              <table:table-cell office:value-type="float" office:value="5.89">
                <text:p>5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  <table:table-cell office:value-type="float" office:value="1.87">
                <text:p>1.87</text:p>
              </table:table-cell>
              <table:table-cell office:value-type="float" office:value="2.83">
                <text:p>2.83</text:p>
              </table:table-cell>
              <table:table-cell office:value-type="float" office:value="NaN">
                <text:p>NaN</text:p>
              </table:table-cell>
              <table:table-cell office:value-type="float" office:value="1156.05">
                <text:p>1156.05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.81">
                <text:p>3.81</text:p>
              </table:table-cell>
              <table:table-cell office:value-type="float" office:value="1.69">
                <text:p>1.69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1064.87">
                <text:p>1064.87</text:p>
              </table:table-cell>
              <table:table-cell office:value-type="float" office:value="20.74">
                <text:p>20.74</text:p>
              </table:table-cell>
              <table:table-cell office:value-type="float" office:value="300.18">
                <text:p>300.18</text:p>
              </table:table-cell>
              <table:table-cell office:value-type="float" office:value="2.12">
                <text:p>2.12</text:p>
              </table:table-cell>
              <table:table-cell office:value-type="float" office:value="0.0471220023148148">
                <text:p>0.0471220023148148</text:p>
              </table:table-cell>
              <table:table-cell office:value-type="float" office:value="NaN">
                <text:p>NaN</text:p>
              </table:table-cell>
              <table:table-cell office:value-type="float" office:value="1.93">
                <text:p>1.93</text:p>
              </table:table-cell>
              <table:table-cell office:value-type="float" office:value="0">
                <text:p>0</text:p>
              </table:table-cell>
              <table:table-cell office:value-type="float" office:value="62.78">
                <text:p>62.78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5.91">
                <text:p>5.91</text:p>
              </table:table-cell>
              <table:table-cell office:value-type="float" office:value="1.85">
                <text:p>1.85</text:p>
              </table:table-cell>
              <table:table-cell office:value-type="float" office:value="18.47">
                <text:p>18.47</text:p>
              </table:table-cell>
              <table:table-cell office:value-type="float" office:value="0.03">
                <text:p>0.03</text:p>
              </table:table-cell>
              <table:table-cell office:value-type="float" office:value="5.97">
                <text:p>5.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  <table:table-cell office:value-type="float" office:value="1.87">
                <text:p>1.87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1208.8">
                <text:p>1208.8</text:p>
              </table:table-cell>
              <table:table-cell office:value-type="float" office:value="16.52">
                <text:p>16.52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65">
                <text:p>3.65</text:p>
              </table:table-cell>
              <table:table-cell office:value-type="float" office:value="1.85">
                <text:p>1.85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1112.24">
                <text:p>1112.24</text:p>
              </table:table-cell>
              <table:table-cell office:value-type="float" office:value="20.52">
                <text:p>20.52</text:p>
              </table:table-cell>
              <table:table-cell office:value-type="float" office:value="308.72">
                <text:p>308.72</text:p>
              </table:table-cell>
              <table:table-cell office:value-type="float" office:value="2.38">
                <text:p>2.38</text:p>
              </table:table-cell>
              <table:table-cell office:value-type="float" office:value="0.0487107175925926">
                <text:p>0.0487107175925926</text:p>
              </table:table-cell>
              <table:table-cell office:value-type="float" office:value="NaN">
                <text:p>NaN</text:p>
              </table:table-cell>
              <table:table-cell office:value-type="float" office:value="2.11">
                <text:p>2.11</text:p>
              </table:table-cell>
              <table:table-cell office:value-type="float" office:value="0">
                <text:p>0</text:p>
              </table:table-cell>
              <table:table-cell office:value-type="float" office:value="63.13">
                <text:p>63.13</text:p>
              </table:table-cell>
              <table:table-cell office:value-type="float" office:value="0.04">
                <text:p>0.04</text:p>
              </table:table-cell>
              <table:table-cell office:value-type="float" office:value="0.12">
                <text:p>0.12</text:p>
              </table:table-cell>
              <table:table-cell office:value-type="float" office:value="6.08">
                <text:p>6.08</text:p>
              </table:table-cell>
              <table:table-cell office:value-type="float" office:value="1.88">
                <text:p>1.88</text:p>
              </table:table-cell>
              <table:table-cell office:value-type="float" office:value="19.07">
                <text:p>19.07</text:p>
              </table:table-cell>
              <table:table-cell office:value-type="float" office:value="0.02">
                <text:p>0.02</text:p>
              </table:table-cell>
              <table:table-cell office:value-type="float" office:value="5.98">
                <text:p>5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2.03">
                <text:p>2.03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1256.84">
                <text:p>1256.84</text:p>
              </table:table-cell>
              <table:table-cell office:value-type="float" office:value="16.67">
                <text:p>16.6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.91">
                <text:p>3.91</text:p>
              </table:table-cell>
              <table:table-cell office:value-type="float" office:value="1.78">
                <text:p>1.78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1157.55">
                <text:p>1157.55</text:p>
              </table:table-cell>
              <table:table-cell office:value-type="float" office:value="21">
                <text:p>21</text:p>
              </table:table-cell>
              <table:table-cell office:value-type="float" office:value="320.59">
                <text:p>320.59</text:p>
              </table:table-cell>
              <table:table-cell office:value-type="float" office:value="1.87">
                <text:p>1.87</text:p>
              </table:table-cell>
              <table:table-cell office:value-type="float" office:value="0.0502167013888889">
                <text:p>0.0502167013888889</text:p>
              </table:table-cell>
              <table:table-cell office:value-type="float" office:value="0.01">
                <text:p>0.01</text:p>
              </table:table-cell>
              <table:table-cell office:value-type="float" office:value="2.45">
                <text:p>2.45</text:p>
              </table:table-cell>
              <table:table-cell office:value-type="float" office:value="0">
                <text:p>0</text:p>
              </table:table-cell>
              <table:table-cell office:value-type="float" office:value="65.43">
                <text:p>65.43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6.32">
                <text:p>6.32</text:p>
              </table:table-cell>
              <table:table-cell office:value-type="float" office:value="1.83">
                <text:p>1.83</text:p>
              </table:table-cell>
              <table:table-cell office:value-type="float" office:value="19.79">
                <text:p>19.79</text:p>
              </table:table-cell>
              <table:table-cell office:value-type="float" office:value="0.04">
                <text:p>0.04</text:p>
              </table:table-cell>
              <table:table-cell office:value-type="float" office:value="6.47">
                <text:p>6.4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1.31">
                <text:p>1.31</text:p>
              </table:table-cell>
              <table:table-cell office:value-type="float" office:value="0">
                <text:p>0</text:p>
              </table:table-cell>
              <table:table-cell office:value-type="float" office:value="2.33">
                <text:p>2.33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1313.09">
                <text:p>1313.09</text:p>
              </table:table-cell>
              <table:table-cell office:value-type="float" office:value="17.25">
                <text:p>17.25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.53">
                <text:p>3.53</text:p>
              </table:table-cell>
              <table:table-cell office:value-type="float" office:value="2.15">
                <text:p>2.15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1208.69">
                <text:p>1208.69</text:p>
              </table:table-cell>
              <table:table-cell office:value-type="float" office:value="21.06">
                <text:p>21.06</text:p>
              </table:table-cell>
              <table:table-cell office:value-type="float" office:value="333.17">
                <text:p>333.17</text:p>
              </table:table-cell>
              <table:table-cell office:value-type="float" office:value="2.21">
                <text:p>2.21</text:p>
              </table:table-cell>
              <table:table-cell office:value-type="float" office:value="0.0519691898148148">
                <text:p>0.0519691898148148</text:p>
              </table:table-cell>
              <table:table-cell office:value-type="float" office:value="NaN">
                <text:p>NaN</text:p>
              </table:table-cell>
              <table:table-cell office:value-type="float" office:value="2.33">
                <text:p>2.33</text:p>
              </table:table-cell>
              <table:table-cell office:value-type="float" office:value="0">
                <text:p>0</text:p>
              </table:table-cell>
              <table:table-cell office:value-type="float" office:value="68.87">
                <text:p>68.87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  <table:table-cell office:value-type="float" office:value="6.8">
                <text:p>6.8</text:p>
              </table:table-cell>
              <table:table-cell office:value-type="float" office:value="1.99">
                <text:p>1.99</text:p>
              </table:table-cell>
              <table:table-cell office:value-type="float" office:value="19.78">
                <text:p>19.78</text:p>
              </table:table-cell>
              <table:table-cell office:value-type="float" office:value="0.02">
                <text:p>0.02</text:p>
              </table:table-cell>
              <table:table-cell office:value-type="float" office:value="6.55">
                <text:p>6.5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  <table:table-cell office:value-type="float" office:value="3.27">
                <text:p>3.27</text:p>
              </table:table-cell>
              <table:table-cell office:value-type="float" office:value="0.01">
                <text:p>0.01</text:p>
              </table:table-cell>
              <table:table-cell office:value-type="float" office:value="1392.39">
                <text:p>1392.39</text:p>
              </table:table-cell>
              <table:table-cell office:value-type="float" office:value="18.03">
                <text:p>18.03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6">
                <text:p>0.0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.49">
                <text:p>4.49</text:p>
              </table:table-cell>
              <table:table-cell office:value-type="float" office:value="2.45">
                <text:p>2.45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1258.95">
                <text:p>1258.95</text:p>
              </table:table-cell>
              <table:table-cell office:value-type="float" office:value="20.73">
                <text:p>20.73</text:p>
              </table:table-cell>
              <table:table-cell office:value-type="float" office:value="348.84">
                <text:p>348.84</text:p>
              </table:table-cell>
              <table:table-cell office:value-type="float" office:value="2.2">
                <text:p>2.2</text:p>
              </table:table-cell>
              <table:table-cell office:value-type="float" office:value="0.0535476157407407">
                <text:p>0.0535476157407407</text:p>
              </table:table-cell>
              <table:table-cell office:value-type="float" office:value="NaN">
                <text:p>NaN</text:p>
              </table:table-cell>
              <table:table-cell office:value-type="float" office:value="2.45">
                <text:p>2.45</text:p>
              </table:table-cell>
              <table:table-cell office:value-type="float" office:value="0">
                <text:p>0</text:p>
              </table:table-cell>
              <table:table-cell office:value-type="float" office:value="69.32">
                <text:p>69.3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6.73">
                <text:p>6.73</text:p>
              </table:table-cell>
              <table:table-cell office:value-type="float" office:value="2.26">
                <text:p>2.26</text:p>
              </table:table-cell>
              <table:table-cell office:value-type="float" office:value="20.36">
                <text:p>20.36</text:p>
              </table:table-cell>
              <table:table-cell office:value-type="float" office:value="0.05">
                <text:p>0.05</text:p>
              </table:table-cell>
              <table:table-cell office:value-type="float" office:value="7.37">
                <text:p>7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97">
                <text:p>0.97</text:p>
              </table:table-cell>
              <table:table-cell office:value-type="float" office:value="0">
                <text:p>0</text:p>
              </table:table-cell>
              <table:table-cell office:value-type="float" office:value="2.16">
                <text:p>2.16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1428.96">
                <text:p>1428.96</text:p>
              </table:table-cell>
              <table:table-cell office:value-type="float" office:value="17.37">
                <text:p>17.37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4.17">
                <text:p>4.17</text:p>
              </table:table-cell>
              <table:table-cell office:value-type="float" office:value="1.97">
                <text:p>1.97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  <table:table-cell office:value-type="float" office:value="1307.89">
                <text:p>1307.89</text:p>
              </table:table-cell>
              <table:table-cell office:value-type="float" office:value="21.52">
                <text:p>21.52</text:p>
              </table:table-cell>
              <table:table-cell office:value-type="float" office:value="363.59">
                <text:p>363.59</text:p>
              </table:table-cell>
              <table:table-cell office:value-type="float" office:value="2.3">
                <text:p>2.3</text:p>
              </table:table-cell>
              <table:table-cell office:value-type="float" office:value="0.0552339236111111">
                <text:p>0.0552339236111111</text:p>
              </table:table-cell>
              <table:table-cell office:value-type="float" office:value="NaN">
                <text:p>NaN</text:p>
              </table:table-cell>
              <table:table-cell office:value-type="float" office:value="2.85">
                <text:p>2.85</text:p>
              </table:table-cell>
              <table:table-cell office:value-type="float" office:value="0">
                <text:p>0</text:p>
              </table:table-cell>
              <table:table-cell office:value-type="float" office:value="70.72">
                <text:p>70.72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7.24">
                <text:p>7.24</text:p>
              </table:table-cell>
              <table:table-cell office:value-type="float" office:value="2.2">
                <text:p>2.2</text:p>
              </table:table-cell>
              <table:table-cell office:value-type="float" office:value="20.7">
                <text:p>20.7</text:p>
              </table:table-cell>
              <table:table-cell office:value-type="float" office:value="0.04">
                <text:p>0.04</text:p>
              </table:table-cell>
              <table:table-cell office:value-type="float" office:value="7.17">
                <text:p>7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24">
                <text:p>2.24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1497.57">
                <text:p>1497.57</text:p>
              </table:table-cell>
              <table:table-cell office:value-type="float" office:value="18.79">
                <text:p>18.79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.49">
                <text:p>5.49</text:p>
              </table:table-cell>
              <table:table-cell office:value-type="float" office:value="2.11">
                <text:p>2.1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361.82">
                <text:p>1361.82</text:p>
              </table:table-cell>
              <table:table-cell office:value-type="float" office:value="33.26">
                <text:p>33.26</text:p>
              </table:table-cell>
              <table:table-cell office:value-type="float" office:value="378.49">
                <text:p>378.49</text:p>
              </table:table-cell>
              <table:table-cell office:value-type="float" office:value="2.34">
                <text:p>2.34</text:p>
              </table:table-cell>
              <table:table-cell office:value-type="float" office:value="0.0569715393518518">
                <text:p>0.0569715393518518</text:p>
              </table:table-cell>
              <table:table-cell office:value-type="float" office:value="NaN">
                <text:p>NaN</text:p>
              </table:table-cell>
              <table:table-cell office:value-type="float" office:value="2.96">
                <text:p>2.96</text:p>
              </table:table-cell>
              <table:table-cell office:value-type="float" office:value="0">
                <text:p>0</text:p>
              </table:table-cell>
              <table:table-cell office:value-type="float" office:value="74.52">
                <text:p>74.52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7.06">
                <text:p>7.06</text:p>
              </table:table-cell>
              <table:table-cell office:value-type="float" office:value="2.09">
                <text:p>2.09</text:p>
              </table:table-cell>
              <table:table-cell office:value-type="float" office:value="29.83">
                <text:p>29.83</text:p>
              </table:table-cell>
              <table:table-cell office:value-type="float" office:value="0.06">
                <text:p>0.06</text:p>
              </table:table-cell>
              <table:table-cell office:value-type="float" office:value="9.47">
                <text:p>9.4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2.27">
                <text:p>2.27</text:p>
              </table:table-cell>
              <table:table-cell office:value-type="float" office:value="5.43">
                <text:p>5.43</text:p>
              </table:table-cell>
              <table:table-cell office:value-type="float" office:value="NaN">
                <text:p>NaN</text:p>
              </table:table-cell>
              <table:table-cell office:value-type="float" office:value="1549.62">
                <text:p>1549.62</text:p>
              </table:table-cell>
              <table:table-cell office:value-type="float" office:value="19.04">
                <text:p>19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.33">
                <text:p>6.33</text:p>
              </table:table-cell>
              <table:table-cell office:value-type="float" office:value="2.67">
                <text:p>2.67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419.26">
                <text:p>1419.26</text:p>
              </table:table-cell>
              <table:table-cell office:value-type="float" office:value="34.34">
                <text:p>34.34</text:p>
              </table:table-cell>
              <table:table-cell office:value-type="float" office:value="412.59">
                <text:p>412.59</text:p>
              </table:table-cell>
              <table:table-cell office:value-type="float" office:value="2.38">
                <text:p>2.38</text:p>
              </table:table-cell>
              <table:table-cell office:value-type="float" office:value="0.0587300694444444">
                <text:p>0.0587300694444444</text:p>
              </table:table-cell>
              <table:table-cell office:value-type="float" office:value="NaN">
                <text:p>NaN</text:p>
              </table:table-cell>
              <table:table-cell office:value-type="float" office:value="3.34">
                <text:p>3.34</text:p>
              </table:table-cell>
              <table:table-cell office:value-type="float" office:value="0">
                <text:p>0</text:p>
              </table:table-cell>
              <table:table-cell office:value-type="float" office:value="76.92">
                <text:p>76.9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7.14">
                <text:p>7.14</text:p>
              </table:table-cell>
              <table:table-cell office:value-type="float" office:value="2.22">
                <text:p>2.22</text:p>
              </table:table-cell>
              <table:table-cell office:value-type="float" office:value="30.75">
                <text:p>30.75</text:p>
              </table:table-cell>
              <table:table-cell office:value-type="float" office:value="0.04">
                <text:p>0.04</text:p>
              </table:table-cell>
              <table:table-cell office:value-type="float" office:value="9.83">
                <text:p>9.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  <table:table-cell office:value-type="float" office:value="2.28">
                <text:p>2.28</text:p>
              </table:table-cell>
              <table:table-cell office:value-type="float" office:value="5.73">
                <text:p>5.73</text:p>
              </table:table-cell>
              <table:table-cell office:value-type="float" office:value="NaN">
                <text:p>NaN</text:p>
              </table:table-cell>
              <table:table-cell office:value-type="float" office:value="1622.33">
                <text:p>1622.33</text:p>
              </table:table-cell>
              <table:table-cell office:value-type="float" office:value="19.04">
                <text:p>19.04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.27">
                <text:p>6.27</text:p>
              </table:table-cell>
              <table:table-cell office:value-type="float" office:value="1.97">
                <text:p>1.97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1475.49">
                <text:p>1475.49</text:p>
              </table:table-cell>
              <table:table-cell office:value-type="float" office:value="33.62">
                <text:p>33.62</text:p>
              </table:table-cell>
              <table:table-cell office:value-type="float" office:value="408.73">
                <text:p>408.73</text:p>
              </table:table-cell>
              <table:table-cell office:value-type="float" office:value="2.69">
                <text:p>2.69</text:p>
              </table:table-cell>
              <table:table-cell office:value-type="float" office:value="0.0604886111111111">
                <text:p>0.0604886111111111</text:p>
              </table:table-cell>
              <table:table-cell office:value-type="float" office:value="NaN">
                <text:p>NaN</text:p>
              </table:table-cell>
              <table:table-cell office:value-type="float" office:value="3.08">
                <text:p>3.08</text:p>
              </table:table-cell>
              <table:table-cell office:value-type="float" office:value="0">
                <text:p>0</text:p>
              </table:table-cell>
              <table:table-cell office:value-type="float" office:value="79.25">
                <text:p>79.25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7.51">
                <text:p>7.51</text:p>
              </table:table-cell>
              <table:table-cell office:value-type="float" office:value="2.39">
                <text:p>2.39</text:p>
              </table:table-cell>
              <table:table-cell office:value-type="float" office:value="31.75">
                <text:p>31.75</text:p>
              </table:table-cell>
              <table:table-cell office:value-type="float" office:value="0.05">
                <text:p>0.05</text:p>
              </table:table-cell>
              <table:table-cell office:value-type="float" office:value="9.89">
                <text:p>9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.33">
                <text:p>1.33</text:p>
              </table:table-cell>
              <table:table-cell office:value-type="float" office:value="0">
                <text:p>0</text:p>
              </table:table-cell>
              <table:table-cell office:value-type="float" office:value="2.33">
                <text:p>2.33</text:p>
              </table:table-cell>
              <table:table-cell office:value-type="float" office:value="6.06">
                <text:p>6.06</text:p>
              </table:table-cell>
              <table:table-cell office:value-type="float" office:value="0.01">
                <text:p>0.01</text:p>
              </table:table-cell>
              <table:table-cell office:value-type="float" office:value="1676.28">
                <text:p>1676.28</text:p>
              </table:table-cell>
              <table:table-cell office:value-type="float" office:value="20.67">
                <text:p>20.67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0.3">
                <text:p>10.3</text:p>
              </table:table-cell>
              <table:table-cell office:value-type="float" office:value="2.27">
                <text:p>2.27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  <table:table-cell office:value-type="float" office:value="1531.54">
                <text:p>1531.54</text:p>
              </table:table-cell>
              <table:table-cell office:value-type="float" office:value="47.48">
                <text:p>47.48</text:p>
              </table:table-cell>
              <table:table-cell office:value-type="float" office:value="426.92">
                <text:p>426.92</text:p>
              </table:table-cell>
              <table:table-cell office:value-type="float" office:value="2.63">
                <text:p>2.63</text:p>
              </table:table-cell>
              <table:table-cell office:value-type="float" office:value="0.0620923958333333">
                <text:p>0.0620923958333333</text:p>
              </table:table-cell>
              <table:table-cell office:value-type="float" office:value="NaN">
                <text:p>NaN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  <table:table-cell office:value-type="float" office:value="78.91">
                <text:p>78.91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7.8">
                <text:p>7.8</text:p>
              </table:table-cell>
              <table:table-cell office:value-type="float" office:value="2.24">
                <text:p>2.24</text:p>
              </table:table-cell>
              <table:table-cell office:value-type="float" office:value="49.59">
                <text:p>49.59</text:p>
              </table:table-cell>
              <table:table-cell office:value-type="float" office:value="0.04">
                <text:p>0.04</text:p>
              </table:table-cell>
              <table:table-cell office:value-type="float" office:value="14.21">
                <text:p>14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.49">
                <text:p>1.49</text:p>
              </table:table-cell>
              <table:table-cell office:value-type="float" office:value="0">
                <text:p>0</text:p>
              </table:table-cell>
              <table:table-cell office:value-type="float" office:value="2.79">
                <text:p>2.79</text:p>
              </table:table-cell>
              <table:table-cell office:value-type="float" office:value="9.29">
                <text:p>9.29</text:p>
              </table:table-cell>
              <table:table-cell office:value-type="float" office:value="0.01">
                <text:p>0.01</text:p>
              </table:table-cell>
              <table:table-cell office:value-type="float" office:value="1740.5">
                <text:p>1740.5</text:p>
              </table:table-cell>
              <table:table-cell office:value-type="float" office:value="20.89">
                <text:p>20.8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0.51">
                <text:p>10.51</text:p>
              </table:table-cell>
              <table:table-cell office:value-type="float" office:value="2.48">
                <text:p>2.48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1591.25">
                <text:p>1591.25</text:p>
              </table:table-cell>
              <table:table-cell office:value-type="float" office:value="47.32">
                <text:p>47.32</text:p>
              </table:table-cell>
              <table:table-cell office:value-type="float" office:value="437.6">
                <text:p>437.6</text:p>
              </table:table-cell>
              <table:table-cell office:value-type="float" office:value="2.63">
                <text:p>2.63</text:p>
              </table:table-cell>
              <table:table-cell office:value-type="float" office:value="0.0638070717592593">
                <text:p>0.0638070717592593</text:p>
              </table:table-cell>
              <table:table-cell office:value-type="float" office:value="NaN">
                <text:p>NaN</text:p>
              </table:table-cell>
              <table:table-cell office:value-type="float" office:value="3.28">
                <text:p>3.28</text:p>
              </table:table-cell>
              <table:table-cell office:value-type="float" office:value="0">
                <text:p>0</text:p>
              </table:table-cell>
              <table:table-cell office:value-type="float" office:value="82.1">
                <text:p>82.1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  <table:table-cell office:value-type="float" office:value="7.93">
                <text:p>7.93</text:p>
              </table:table-cell>
              <table:table-cell office:value-type="float" office:value="2.54">
                <text:p>2.54</text:p>
              </table:table-cell>
              <table:table-cell office:value-type="float" office:value="48.47">
                <text:p>48.47</text:p>
              </table:table-cell>
              <table:table-cell office:value-type="float" office:value="0.04">
                <text:p>0.04</text:p>
              </table:table-cell>
              <table:table-cell office:value-type="float" office:value="14.04">
                <text:p>14.0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.61">
                <text:p>1.61</text:p>
              </table:table-cell>
              <table:table-cell office:value-type="float" office:value="0">
                <text:p>0</text:p>
              </table:table-cell>
              <table:table-cell office:value-type="float" office:value="2.81">
                <text:p>2.81</text:p>
              </table:table-cell>
              <table:table-cell office:value-type="float" office:value="9.66">
                <text:p>9.66</text:p>
              </table:table-cell>
              <table:table-cell office:value-type="float" office:value="NaN">
                <text:p>NaN</text:p>
              </table:table-cell>
              <table:table-cell office:value-type="float" office:value="1810.01">
                <text:p>1810.01</text:p>
              </table:table-cell>
              <table:table-cell office:value-type="float" office:value="21.11">
                <text:p>21.11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.65">
                <text:p>9.65</text:p>
              </table:table-cell>
              <table:table-cell office:value-type="float" office:value="2.32">
                <text:p>2.3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648.89">
                <text:p>1648.89</text:p>
              </table:table-cell>
              <table:table-cell office:value-type="float" office:value="48.6">
                <text:p>48.6</text:p>
              </table:table-cell>
              <table:table-cell office:value-type="float" office:value="454.57">
                <text:p>454.57</text:p>
              </table:table-cell>
              <table:table-cell office:value-type="float" office:value="2.56">
                <text:p>2.56</text:p>
              </table:table-cell>
              <table:table-cell office:value-type="float" office:value="0.0653591550925926">
                <text:p>0.0653591550925926</text:p>
              </table:table-cell>
              <table:table-cell office:value-type="float" office:value="NaN">
                <text:p>NaN</text:p>
              </table:table-cell>
              <table:table-cell office:value-type="float" office:value="3.46">
                <text:p>3.46</text:p>
              </table:table-cell>
              <table:table-cell office:value-type="float" office:value="0">
                <text:p>0</text:p>
              </table:table-cell>
              <table:table-cell office:value-type="float" office:value="84.59">
                <text:p>84.59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7.83">
                <text:p>7.83</text:p>
              </table:table-cell>
              <table:table-cell office:value-type="float" office:value="2.56">
                <text:p>2.56</text:p>
              </table:table-cell>
              <table:table-cell office:value-type="float" office:value="50.04">
                <text:p>50.04</text:p>
              </table:table-cell>
              <table:table-cell office:value-type="float" office:value="0.03">
                <text:p>0.03</text:p>
              </table:table-cell>
              <table:table-cell office:value-type="float" office:value="14.44">
                <text:p>14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1.45">
                <text:p>1.45</text:p>
              </table:table-cell>
              <table:table-cell office:value-type="float" office:value="0">
                <text:p>0</text:p>
              </table:table-cell>
              <table:table-cell office:value-type="float" office:value="2.71">
                <text:p>2.71</text:p>
              </table:table-cell>
              <table:table-cell office:value-type="float" office:value="10.25">
                <text:p>10.25</text:p>
              </table:table-cell>
              <table:table-cell office:value-type="float" office:value="NaN">
                <text:p>NaN</text:p>
              </table:table-cell>
              <table:table-cell office:value-type="float" office:value="1875.29">
                <text:p>1875.29</text:p>
              </table:table-cell>
              <table:table-cell office:value-type="float" office:value="21.6">
                <text:p>21.6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1.38">
                <text:p>11.38</text:p>
              </table:table-cell>
              <table:table-cell office:value-type="float" office:value="2.27">
                <text:p>2.27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1714.82">
                <text:p>1714.82</text:p>
              </table:table-cell>
              <table:table-cell office:value-type="float" office:value="48.98">
                <text:p>48.98</text:p>
              </table:table-cell>
              <table:table-cell office:value-type="float" office:value="476.55">
                <text:p>476.55</text:p>
              </table:table-cell>
              <table:table-cell office:value-type="float" office:value="2.88">
                <text:p>2.88</text:p>
              </table:table-cell>
              <table:table-cell office:value-type="float" office:value="0.0668804282407407">
                <text:p>0.0668804282407407</text:p>
              </table:table-cell>
              <table:table-cell office:value-type="float" office:value="NaN">
                <text:p>NaN</text:p>
              </table:table-cell>
              <table:table-cell office:value-type="float" office:value="4.05">
                <text:p>4.05</text:p>
              </table:table-cell>
              <table:table-cell office:value-type="float" office:value="0">
                <text:p>0</text:p>
              </table:table-cell>
              <table:table-cell office:value-type="float" office:value="85.02">
                <text:p>85.02</text:p>
              </table:table-cell>
              <table:table-cell office:value-type="float" office:value="0.09">
                <text:p>0.09</text:p>
              </table:table-cell>
              <table:table-cell office:value-type="float" office:value="0.07">
                <text:p>0.07</text:p>
              </table:table-cell>
              <table:table-cell office:value-type="float" office:value="8.04">
                <text:p>8.04</text:p>
              </table:table-cell>
              <table:table-cell office:value-type="float" office:value="2.37">
                <text:p>2.37</text:p>
              </table:table-cell>
              <table:table-cell office:value-type="float" office:value="50.76">
                <text:p>50.76</text:p>
              </table:table-cell>
              <table:table-cell office:value-type="float" office:value="0.05">
                <text:p>0.05</text:p>
              </table:table-cell>
              <table:table-cell office:value-type="float" office:value="15.66">
                <text:p>15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1.57">
                <text:p>1.5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1951">
                <text:p>1951</text:p>
              </table:table-cell>
              <table:table-cell office:value-type="float" office:value="24.02">
                <text:p>24.02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0.84">
                <text:p>10.84</text:p>
              </table:table-cell>
              <table:table-cell office:value-type="float" office:value="2.72">
                <text:p>2.72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1781.29">
                <text:p>1781.29</text:p>
              </table:table-cell>
              <table:table-cell office:value-type="float" office:value="49.45">
                <text:p>49.45</text:p>
              </table:table-cell>
              <table:table-cell office:value-type="float" office:value="498.09">
                <text:p>498.09</text:p>
              </table:table-cell>
              <table:table-cell office:value-type="float" office:value="2.66">
                <text:p>2.66</text:p>
              </table:table-cell>
              <table:table-cell office:value-type="float" office:value="0.0684855555555555">
                <text:p>0.0684855555555555</text:p>
              </table:table-cell>
              <table:table-cell office:value-type="float" office:value="NaN">
                <text:p>NaN</text:p>
              </table:table-cell>
              <table:table-cell office:value-type="float" office:value="3.76">
                <text:p>3.76</text:p>
              </table:table-cell>
              <table:table-cell office:value-type="float" office:value="0">
                <text:p>0</text:p>
              </table:table-cell>
              <table:table-cell office:value-type="float" office:value="88.24">
                <text:p>88.24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8.26">
                <text:p>8.26</text:p>
              </table:table-cell>
              <table:table-cell office:value-type="float" office:value="2.68">
                <text:p>2.68</text:p>
              </table:table-cell>
              <table:table-cell office:value-type="float" office:value="53.75">
                <text:p>53.75</text:p>
              </table:table-cell>
              <table:table-cell office:value-type="float" office:value="0.05">
                <text:p>0.05</text:p>
              </table:table-cell>
              <table:table-cell office:value-type="float" office:value="16.08">
                <text:p>16.0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9">
                <text:p>0.59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2.77">
                <text:p>2.77</text:p>
              </table:table-cell>
              <table:table-cell office:value-type="float" office:value="10.95">
                <text:p>10.95</text:p>
              </table:table-cell>
              <table:table-cell office:value-type="float" office:value="0.01">
                <text:p>0.01</text:p>
              </table:table-cell>
              <table:table-cell office:value-type="float" office:value="1381.67">
                <text:p>1381.67</text:p>
              </table:table-cell>
              <table:table-cell office:value-type="float" office:value="21.26">
                <text:p>21.26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0.93">
                <text:p>10.93</text:p>
              </table:table-cell>
              <table:table-cell office:value-type="float" office:value="2.6">
                <text:p>2.6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1844.49">
                <text:p>1844.49</text:p>
              </table:table-cell>
              <table:table-cell office:value-type="float" office:value="47.78">
                <text:p>47.78</text:p>
              </table:table-cell>
              <table:table-cell office:value-type="float" office:value="513.82">
                <text:p>513.82</text:p>
              </table:table-cell>
              <table:table-cell office:value-type="float" office:value="2.81">
                <text:p>2.81</text:p>
              </table:table-cell>
              <table:table-cell office:value-type="float" office:value="0.0698745717592593">
                <text:p>0.0698745717592593</text:p>
              </table:table-cell>
              <table:table-cell office:value-type="float" office:value="NaN">
                <text:p>NaN</text:p>
              </table:table-cell>
              <table:table-cell office:value-type="float" office:value="3.76">
                <text:p>3.76</text:p>
              </table:table-cell>
              <table:table-cell office:value-type="float" office:value="0">
                <text:p>0</text:p>
              </table:table-cell>
              <table:table-cell office:value-type="float" office:value="90.89">
                <text:p>90.89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8.4">
                <text:p>8.4</text:p>
              </table:table-cell>
              <table:table-cell office:value-type="float" office:value="2.34">
                <text:p>2.34</text:p>
              </table:table-cell>
              <table:table-cell office:value-type="float" office:value="53.86">
                <text:p>53.86</text:p>
              </table:table-cell>
              <table:table-cell office:value-type="float" office:value="0.05">
                <text:p>0.05</text:p>
              </table:table-cell>
              <table:table-cell office:value-type="float" office:value="15.76">
                <text:p>15.7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1.69">
                <text:p>1.69</text:p>
              </table:table-cell>
              <table:table-cell office:value-type="float" office:value="0">
                <text:p>0</text:p>
              </table:table-cell>
              <table:table-cell office:value-type="float" office:value="2.76">
                <text:p>2.76</text:p>
              </table:table-cell>
              <table:table-cell office:value-type="float" office:value="10.55">
                <text:p>10.55</text:p>
              </table:table-cell>
              <table:table-cell office:value-type="float" office:value="NaN">
                <text:p>NaN</text:p>
              </table:table-cell>
              <table:table-cell office:value-type="float" office:value="1439.51">
                <text:p>1439.51</text:p>
              </table:table-cell>
              <table:table-cell office:value-type="float" office:value="22.41">
                <text:p>22.41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2.14">
                <text:p>12.14</text:p>
              </table:table-cell>
              <table:table-cell office:value-type="float" office:value="2.66">
                <text:p>2.66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1913.72">
                <text:p>1913.72</text:p>
              </table:table-cell>
              <table:table-cell office:value-type="float" office:value="49.65">
                <text:p>49.65</text:p>
              </table:table-cell>
              <table:table-cell office:value-type="float" office:value="528.17">
                <text:p>528.17</text:p>
              </table:table-cell>
              <table:table-cell office:value-type="float" office:value="3.82">
                <text:p>3.82</text:p>
              </table:table-cell>
              <table:table-cell office:value-type="float" office:value="0.0713394791666667">
                <text:p>0.0713394791666667</text:p>
              </table:table-cell>
              <table:table-cell office:value-type="float" office:value="NaN">
                <text:p>NaN</text:p>
              </table:table-cell>
              <table:table-cell office:value-type="float" office:value="4.19">
                <text:p>4.19</text:p>
              </table:table-cell>
              <table:table-cell office:value-type="float" office:value="0">
                <text:p>0</text:p>
              </table:table-cell>
              <table:table-cell office:value-type="float" office:value="93.29">
                <text:p>93.29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8.72">
                <text:p>8.72</text:p>
              </table:table-cell>
              <table:table-cell office:value-type="float" office:value="2.8">
                <text:p>2.8</text:p>
              </table:table-cell>
              <table:table-cell office:value-type="float" office:value="53.49">
                <text:p>53.49</text:p>
              </table:table-cell>
              <table:table-cell office:value-type="float" office:value="0.03">
                <text:p>0.03</text:p>
              </table:table-cell>
              <table:table-cell office:value-type="float" office:value="16.68">
                <text:p>16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1.53">
                <text:p>1.53</text:p>
              </table:table-cell>
              <table:table-cell office:value-type="float" office:value="0">
                <text:p>0</text:p>
              </table:table-cell>
              <table:table-cell office:value-type="float" office:value="3.09">
                <text:p>3.09</text:p>
              </table:table-cell>
              <table:table-cell office:value-type="float" office:value="11.52">
                <text:p>11.52</text:p>
              </table:table-cell>
              <table:table-cell office:value-type="float" office:value="NaN">
                <text:p>NaN</text:p>
              </table:table-cell>
              <table:table-cell office:value-type="float" office:value="1523.39">
                <text:p>1523.39</text:p>
              </table:table-cell>
              <table:table-cell office:value-type="float" office:value="24.34">
                <text:p>24.34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1.62">
                <text:p>11.62</text:p>
              </table:table-cell>
              <table:table-cell office:value-type="float" office:value="2.74">
                <text:p>2.74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1979.68">
                <text:p>1979.68</text:p>
              </table:table-cell>
              <table:table-cell office:value-type="float" office:value="48.39">
                <text:p>48.39</text:p>
              </table:table-cell>
              <table:table-cell office:value-type="float" office:value="552.17">
                <text:p>552.17</text:p>
              </table:table-cell>
              <table:table-cell office:value-type="float" office:value="3.22">
                <text:p>3.22</text:p>
              </table:table-cell>
              <table:table-cell office:value-type="float" office:value="0.0729482060185185">
                <text:p>0.0729482060185185</text:p>
              </table:table-cell>
              <table:table-cell office:value-type="float" office:value="NaN">
                <text:p>NaN</text:p>
              </table:table-cell>
              <table:table-cell office:value-type="float" office:value="4.41">
                <text:p>4.41</text:p>
              </table:table-cell>
              <table:table-cell office:value-type="float" office:value="0">
                <text:p>0</text:p>
              </table:table-cell>
              <table:table-cell office:value-type="float" office:value="94.06">
                <text:p>94.0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8.56">
                <text:p>8.56</text:p>
              </table:table-cell>
              <table:table-cell office:value-type="float" office:value="3.17">
                <text:p>3.17</text:p>
              </table:table-cell>
              <table:table-cell office:value-type="float" office:value="55.91">
                <text:p>55.91</text:p>
              </table:table-cell>
              <table:table-cell office:value-type="float" office:value="0.11">
                <text:p>0.11</text:p>
              </table:table-cell>
              <table:table-cell office:value-type="float" office:value="16.88">
                <text:p>16.8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  <table:table-cell office:value-type="float" office:value="10.98">
                <text:p>10.98</text:p>
              </table:table-cell>
              <table:table-cell office:value-type="float" office:value="NaN">
                <text:p>NaN</text:p>
              </table:table-cell>
              <table:table-cell office:value-type="float" office:value="1594.73">
                <text:p>1594.73</text:p>
              </table:table-cell>
              <table:table-cell office:value-type="float" office:value="23.12">
                <text:p>23.12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2.65">
                <text:p>12.65</text:p>
              </table:table-cell>
              <table:table-cell office:value-type="float" office:value="2.56">
                <text:p>2.56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2047.05">
                <text:p>2047.05</text:p>
              </table:table-cell>
              <table:table-cell office:value-type="float" office:value="50.03">
                <text:p>50.03</text:p>
              </table:table-cell>
              <table:table-cell office:value-type="float" office:value="572.51">
                <text:p>572.51</text:p>
              </table:table-cell>
              <table:table-cell office:value-type="float" office:value="3.17">
                <text:p>3.17</text:p>
              </table:table-cell>
              <table:table-cell office:value-type="float" office:value="0.0744524652777778">
                <text:p>0.0744524652777778</text:p>
              </table:table-cell>
              <table:table-cell office:value-type="float" office:value="NaN">
                <text:p>NaN</text:p>
              </table:table-cell>
              <table:table-cell office:value-type="float" office:value="4.28">
                <text:p>4.28</text:p>
              </table:table-cell>
              <table:table-cell office:value-type="float" office:value="0">
                <text:p>0</text:p>
              </table:table-cell>
              <table:table-cell office:value-type="float" office:value="95.35">
                <text:p>95.35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9.18">
                <text:p>9.18</text:p>
              </table:table-cell>
              <table:table-cell office:value-type="float" office:value="3.06">
                <text:p>3.06</text:p>
              </table:table-cell>
              <table:table-cell office:value-type="float" office:value="58.59">
                <text:p>58.59</text:p>
              </table:table-cell>
              <table:table-cell office:value-type="float" office:value="0.03">
                <text:p>0.03</text:p>
              </table:table-cell>
              <table:table-cell office:value-type="float" office:value="18.48">
                <text:p>18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1.69">
                <text:p>1.69</text:p>
              </table:table-cell>
              <table:table-cell office:value-type="float" office:value="0">
                <text:p>0</text:p>
              </table:table-cell>
              <table:table-cell office:value-type="float" office:value="2.98">
                <text:p>2.98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1688.16">
                <text:p>1688.16</text:p>
              </table:table-cell>
              <table:table-cell office:value-type="float" office:value="24.18">
                <text:p>24.18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2.52">
                <text:p>12.52</text:p>
              </table:table-cell>
              <table:table-cell office:value-type="float" office:value="2.68">
                <text:p>2.68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2120.68">
                <text:p>2120.68</text:p>
              </table:table-cell>
              <table:table-cell office:value-type="float" office:value="48">
                <text:p>48</text:p>
              </table:table-cell>
              <table:table-cell office:value-type="float" office:value="590.36">
                <text:p>590.36</text:p>
              </table:table-cell>
              <table:table-cell office:value-type="float" office:value="3.21">
                <text:p>3.21</text:p>
              </table:table-cell>
              <table:table-cell office:value-type="float" office:value="0.0758861226851852">
                <text:p>0.0758861226851852</text:p>
              </table:table-cell>
              <table:table-cell office:value-type="float" office:value="NaN">
                <text:p>NaN</text:p>
              </table:table-cell>
              <table:table-cell office:value-type="float" office:value="4.63">
                <text:p>4.63</text:p>
              </table:table-cell>
              <table:table-cell office:value-type="float" office:value="0">
                <text:p>0</text:p>
              </table:table-cell>
              <table:table-cell office:value-type="float" office:value="99.73">
                <text:p>99.73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9.29">
                <text:p>9.29</text:p>
              </table:table-cell>
              <table:table-cell office:value-type="float" office:value="2.98">
                <text:p>2.98</text:p>
              </table:table-cell>
              <table:table-cell office:value-type="float" office:value="58.27">
                <text:p>58.27</text:p>
              </table:table-cell>
              <table:table-cell office:value-type="float" office:value="0.03">
                <text:p>0.03</text:p>
              </table:table-cell>
              <table:table-cell office:value-type="float" office:value="18.19">
                <text:p>18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1.95">
                <text:p>1.95</text:p>
              </table:table-cell>
              <table:table-cell office:value-type="float" office:value="0">
                <text:p>0</text:p>
              </table:table-cell>
              <table:table-cell office:value-type="float" office:value="3.16">
                <text:p>3.16</text:p>
              </table:table-cell>
              <table:table-cell office:value-type="float" office:value="12.05">
                <text:p>12.05</text:p>
              </table:table-cell>
              <table:table-cell office:value-type="float" office:value="NaN">
                <text:p>NaN</text:p>
              </table:table-cell>
              <table:table-cell office:value-type="float" office:value="1759.05">
                <text:p>1759.05</text:p>
              </table:table-cell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7">
                <text:p>0.0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2.3">
                <text:p>12.3</text:p>
              </table:table-cell>
              <table:table-cell office:value-type="float" office:value="2.91">
                <text:p>2.91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2193.02">
                <text:p>2193.02</text:p>
              </table:table-cell>
              <table:table-cell office:value-type="float" office:value="47.97">
                <text:p>47.97</text:p>
              </table:table-cell>
              <table:table-cell office:value-type="float" office:value="609.69">
                <text:p>609.69</text:p>
              </table:table-cell>
              <table:table-cell office:value-type="float" office:value="3.29">
                <text:p>3.29</text:p>
              </table:table-cell>
              <table:table-cell office:value-type="float" office:value="0.0772945023148148">
                <text:p>0.0772945023148148</text:p>
              </table:table-cell>
              <table:table-cell office:value-type="float" office:value="NaN">
                <text:p>NaN</text:p>
              </table:table-cell>
              <table:table-cell office:value-type="float" office:value="4.76">
                <text:p>4.76</text:p>
              </table:table-cell>
              <table:table-cell office:value-type="float" office:value="0">
                <text:p>0</text:p>
              </table:table-cell>
              <table:table-cell office:value-type="float" office:value="100.65">
                <text:p>100.65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9.79">
                <text:p>9.79</text:p>
              </table:table-cell>
              <table:table-cell office:value-type="float" office:value="3.04">
                <text:p>3.04</text:p>
              </table:table-cell>
              <table:table-cell office:value-type="float" office:value="58.74">
                <text:p>58.74</text:p>
              </table:table-cell>
              <table:table-cell office:value-type="float" office:value="0.11">
                <text:p>0.11</text:p>
              </table:table-cell>
              <table:table-cell office:value-type="float" office:value="19.69">
                <text:p>19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2.27">
                <text:p>2.27</text:p>
              </table:table-cell>
              <table:table-cell office:value-type="float" office:value="0">
                <text:p>0</text:p>
              </table:table-cell>
              <table:table-cell office:value-type="float" office:value="3.33">
                <text:p>3.33</text:p>
              </table:table-cell>
              <table:table-cell office:value-type="float" office:value="12.36">
                <text:p>12.36</text:p>
              </table:table-cell>
              <table:table-cell office:value-type="float" office:value="NaN">
                <text:p>NaN</text:p>
              </table:table-cell>
              <table:table-cell office:value-type="float" office:value="1849.62">
                <text:p>1849.62</text:p>
              </table:table-cell>
              <table:table-cell office:value-type="float" office:value="25.12">
                <text:p>25.12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2.96">
                <text:p>12.96</text:p>
              </table:table-cell>
              <table:table-cell office:value-type="float" office:value="2.81">
                <text:p>2.81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2266.19">
                <text:p>2266.19</text:p>
              </table:table-cell>
              <table:table-cell office:value-type="float" office:value="48.8">
                <text:p>48.8</text:p>
              </table:table-cell>
              <table:table-cell office:value-type="float" office:value="631.23">
                <text:p>631.23</text:p>
              </table:table-cell>
              <table:table-cell office:value-type="float" office:value="3.75">
                <text:p>3.75</text:p>
              </table:table-cell>
              <table:table-cell office:value-type="float" office:value="0.0785919560185185">
                <text:p>0.0785919560185185</text:p>
              </table:table-cell>
              <table:table-cell office:value-type="float" office:value="NaN">
                <text:p>NaN</text:p>
              </table:table-cell>
              <table:table-cell office:value-type="float" office:value="5.26">
                <text:p>5.26</text:p>
              </table:table-cell>
              <table:table-cell office:value-type="float" office:value="0">
                <text:p>0</text:p>
              </table:table-cell>
              <table:table-cell office:value-type="float" office:value="103.32">
                <text:p>103.32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10.31">
                <text:p>10.31</text:p>
              </table:table-cell>
              <table:table-cell office:value-type="float" office:value="3.11">
                <text:p>3.11</text:p>
              </table:table-cell>
              <table:table-cell office:value-type="float" office:value="59.09">
                <text:p>59.09</text:p>
              </table:table-cell>
              <table:table-cell office:value-type="float" office:value="0.07">
                <text:p>0.07</text:p>
              </table:table-cell>
              <table:table-cell office:value-type="float" office:value="19.18">
                <text:p>19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  <table:table-cell office:value-type="float" office:value="3.31">
                <text:p>3.31</text:p>
              </table:table-cell>
              <table:table-cell office:value-type="float" office:value="12.05">
                <text:p>12.05</text:p>
              </table:table-cell>
              <table:table-cell office:value-type="float" office:value="NaN">
                <text:p>NaN</text:p>
              </table:table-cell>
              <table:table-cell office:value-type="float" office:value="1936.53">
                <text:p>1936.53</text:p>
              </table:table-cell>
              <table:table-cell office:value-type="float" office:value="26.01">
                <text:p>26.01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6">
                <text:p>0.06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.3">
                <text:p>14.3</text:p>
              </table:table-cell>
              <table:table-cell office:value-type="float" office:value="2.93">
                <text:p>2.93</text:p>
              </table:table-cell>
              <table:table-cell office:value-type="float" office:value="0.63">
                <text:p>0.63</text:p>
              </table:table-cell>
              <table:table-cell office:value-type="float" office:value="0">
                <text:p>0</text:p>
              </table:table-cell>
              <table:table-cell office:value-type="float" office:value="2343.67">
                <text:p>2343.67</text:p>
              </table:table-cell>
              <table:table-cell office:value-type="float" office:value="48.12">
                <text:p>48.12</text:p>
              </table:table-cell>
              <table:table-cell office:value-type="float" office:value="650.44">
                <text:p>650.44</text:p>
              </table:table-cell>
              <table:table-cell office:value-type="float" office:value="3.5">
                <text:p>3.5</text:p>
              </table:table-cell>
              <table:table-cell office:value-type="float" office:value="0.0799584143518518">
                <text:p>0.0799584143518518</text:p>
              </table:table-cell>
              <table:table-cell office:value-type="float" office:value="NaN">
                <text:p>NaN</text:p>
              </table:table-cell>
              <table:table-cell office:value-type="float" office:value="5.22">
                <text:p>5.22</text:p>
              </table:table-cell>
              <table:table-cell office:value-type="float" office:value="0">
                <text:p>0</text:p>
              </table:table-cell>
              <table:table-cell office:value-type="float" office:value="106.81">
                <text:p>106.81</text:p>
              </table:table-cell>
              <table:table-cell office:value-type="float" office:value="0.07">
                <text:p>0.07</text:p>
              </table:table-cell>
              <table:table-cell office:value-type="float" office:value="0.13">
                <text:p>0.13</text:p>
              </table:table-cell>
              <table:table-cell office:value-type="float" office:value="10.45">
                <text:p>10.45</text:p>
              </table:table-cell>
              <table:table-cell office:value-type="float" office:value="3.04">
                <text:p>3.04</text:p>
              </table:table-cell>
              <table:table-cell office:value-type="float" office:value="61.44">
                <text:p>61.44</text:p>
              </table:table-cell>
              <table:table-cell office:value-type="float" office:value="0.05">
                <text:p>0.05</text:p>
              </table:table-cell>
              <table:table-cell office:value-type="float" office:value="19.44">
                <text:p>19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2.23">
                <text:p>2.23</text:p>
              </table:table-cell>
              <table:table-cell office:value-type="float" office:value="0">
                <text:p>0</text:p>
              </table:table-cell>
              <table:table-cell office:value-type="float" office:value="3.53">
                <text:p>3.53</text:p>
              </table:table-cell>
              <table:table-cell office:value-type="float" office:value="13.46">
                <text:p>13.46</text:p>
              </table:table-cell>
              <table:table-cell office:value-type="float" office:value="NaN">
                <text:p>NaN</text:p>
              </table:table-cell>
              <table:table-cell office:value-type="float" office:value="2026.28">
                <text:p>2026.28</text:p>
              </table:table-cell>
              <table:table-cell office:value-type="float" office:value="27.55">
                <text:p>27.5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3.93">
                <text:p>13.93</text:p>
              </table:table-cell>
              <table:table-cell office:value-type="float" office:value="3.08">
                <text:p>3.08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2421.84">
                <text:p>2421.84</text:p>
              </table:table-cell>
              <table:table-cell office:value-type="float" office:value="47.75">
                <text:p>47.75</text:p>
              </table:table-cell>
              <table:table-cell office:value-type="float" office:value="672.86">
                <text:p>672.86</text:p>
              </table:table-cell>
              <table:table-cell office:value-type="float" office:value="3.37">
                <text:p>3.37</text:p>
              </table:table-cell>
              <table:table-cell office:value-type="float" office:value="0.0813780439814815">
                <text:p>0.0813780439814815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106.9">
                <text:p>106.9</text:p>
              </table:table-cell>
              <table:table-cell office:value-type="float" office:value="0.06">
                <text:p>0.06</text:p>
              </table:table-cell>
              <table:table-cell office:value-type="float" office:value="0.14">
                <text:p>0.14</text:p>
              </table:table-cell>
              <table:table-cell office:value-type="float" office:value="10.31">
                <text:p>10.31</text:p>
              </table:table-cell>
              <table:table-cell office:value-type="float" office:value="3.24">
                <text:p>3.24</text:p>
              </table:table-cell>
              <table:table-cell office:value-type="float" office:value="63.37">
                <text:p>63.37</text:p>
              </table:table-cell>
              <table:table-cell office:value-type="float" office:value="0.12">
                <text:p>0.12</text:p>
              </table:table-cell>
              <table:table-cell office:value-type="float" office:value="20.59">
                <text:p>20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3.24">
                <text:p>3.24</text:p>
              </table:table-cell>
              <table:table-cell office:value-type="float" office:value="14.52">
                <text:p>14.52</text:p>
              </table:table-cell>
              <table:table-cell office:value-type="float" office:value="NaN">
                <text:p>NaN</text:p>
              </table:table-cell>
              <table:table-cell office:value-type="float" office:value="2114.91">
                <text:p>2114.91</text:p>
              </table:table-cell>
              <table:table-cell office:value-type="float" office:value="30.13">
                <text:p>30.13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12">
                <text:p>0.12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4.71">
                <text:p>14.71</text:p>
              </table:table-cell>
              <table:table-cell office:value-type="float" office:value="3.21">
                <text:p>3.21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2505.64">
                <text:p>2505.64</text:p>
              </table:table-cell>
              <table:table-cell office:value-type="float" office:value="47.66">
                <text:p>47.66</text:p>
              </table:table-cell>
              <table:table-cell office:value-type="float" office:value="699.8">
                <text:p>699.8</text:p>
              </table:table-cell>
              <table:table-cell office:value-type="float" office:value="3.2">
                <text:p>3.2</text:p>
              </table:table-cell>
              <table:table-cell office:value-type="float" office:value="0.0824773726851852">
                <text:p>0.0824773726851852</text:p>
              </table:table-cell>
              <table:table-cell office:value-type="float" office:value="NaN">
                <text:p>NaN</text:p>
              </table:table-cell>
              <table:table-cell office:value-type="float" office:value="5.29">
                <text:p>5.29</text:p>
              </table:table-cell>
              <table:table-cell office:value-type="float" office:value="0">
                <text:p>0</text:p>
              </table:table-cell>
              <table:table-cell office:value-type="float" office:value="110.55">
                <text:p>110.5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0.15">
                <text:p>10.15</text:p>
              </table:table-cell>
              <table:table-cell office:value-type="float" office:value="3.38">
                <text:p>3.38</text:p>
              </table:table-cell>
              <table:table-cell office:value-type="float" office:value="63.85">
                <text:p>63.85</text:p>
              </table:table-cell>
              <table:table-cell office:value-type="float" office:value="0.11">
                <text:p>0.11</text:p>
              </table:table-cell>
              <table:table-cell office:value-type="float" office:value="19.48">
                <text:p>19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2.46">
                <text:p>2.46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  <table:table-cell office:value-type="float" office:value="13.58">
                <text:p>13.58</text:p>
              </table:table-cell>
              <table:table-cell office:value-type="float" office:value="0.01">
                <text:p>0.01</text:p>
              </table:table-cell>
              <table:table-cell office:value-type="float" office:value="2204.35">
                <text:p>2204.35</text:p>
              </table:table-cell>
              <table:table-cell office:value-type="float" office:value="29.14">
                <text:p>29.14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4.85">
                <text:p>14.85</text:p>
              </table:table-cell>
              <table:table-cell office:value-type="float" office:value="3.16">
                <text:p>3.16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2586.86">
                <text:p>2586.86</text:p>
              </table:table-cell>
              <table:table-cell office:value-type="float" office:value="49.79">
                <text:p>49.79</text:p>
              </table:table-cell>
              <table:table-cell office:value-type="float" office:value="722.17">
                <text:p>722.17</text:p>
              </table:table-cell>
              <table:table-cell office:value-type="float" office:value="3.29">
                <text:p>3.29</text:p>
              </table:table-cell>
              <table:table-cell office:value-type="float" office:value="0.0834886111111111">
                <text:p>0.0834886111111111</text:p>
              </table:table-cell>
              <table:table-cell office:value-type="float" office:value="NaN">
                <text:p>NaN</text:p>
              </table:table-cell>
              <table:table-cell office:value-type="float" office:value="5.82">
                <text:p>5.82</text:p>
              </table:table-cell>
              <table:table-cell office:value-type="float" office:value="0">
                <text:p>0</text:p>
              </table:table-cell>
              <table:table-cell office:value-type="float" office:value="113.67">
                <text:p>113.67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10.64">
                <text:p>10.64</text:p>
              </table:table-cell>
              <table:table-cell office:value-type="float" office:value="3.42">
                <text:p>3.42</text:p>
              </table:table-cell>
              <table:table-cell office:value-type="float" office:value="65.12">
                <text:p>65.12</text:p>
              </table:table-cell>
              <table:table-cell office:value-type="float" office:value="0.1">
                <text:p>0.1</text:p>
              </table:table-cell>
              <table:table-cell office:value-type="float" office:value="21.13">
                <text:p>21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2.26">
                <text:p>2.26</text:p>
              </table:table-cell>
              <table:table-cell office:value-type="float" office:value="0">
                <text:p>0</text:p>
              </table:table-cell>
              <table:table-cell office:value-type="float" office:value="3.74">
                <text:p>3.74</text:p>
              </table:table-cell>
              <table:table-cell office:value-type="float" office:value="13.84">
                <text:p>13.84</text:p>
              </table:table-cell>
              <table:table-cell office:value-type="float" office:value="NaN">
                <text:p>NaN</text:p>
              </table:table-cell>
              <table:table-cell office:value-type="float" office:value="2301.7">
                <text:p>2301.7</text:p>
              </table:table-cell>
              <table:table-cell office:value-type="float" office:value="28.8">
                <text:p>28.8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4">
                <text:p>0.14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5.77">
                <text:p>15.77</text:p>
              </table:table-cell>
              <table:table-cell office:value-type="float" office:value="3.73">
                <text:p>3.73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2668.01">
                <text:p>2668.01</text:p>
              </table:table-cell>
              <table:table-cell office:value-type="float" office:value="49.44">
                <text:p>49.44</text:p>
              </table:table-cell>
              <table:table-cell office:value-type="float" office:value="745.34">
                <text:p>745.34</text:p>
              </table:table-cell>
              <table:table-cell office:value-type="float" office:value="3.85">
                <text:p>3.85</text:p>
              </table:table-cell>
              <table:table-cell office:value-type="float" office:value="0.084356412037037">
                <text:p>0.084356412037037</text:p>
              </table:table-cell>
              <table:table-cell office:value-type="float" office:value="NaN">
                <text:p>NaN</text:p>
              </table:table-cell>
              <table:table-cell office:value-type="float" office:value="7.28">
                <text:p>7.28</text:p>
              </table:table-cell>
              <table:table-cell office:value-type="float" office:value="0">
                <text:p>0</text:p>
              </table:table-cell>
              <table:table-cell office:value-type="float" office:value="115.91">
                <text:p>115.91</text:p>
              </table:table-cell>
              <table:table-cell office:value-type="float" office:value="0.06">
                <text:p>0.06</text:p>
              </table:table-cell>
              <table:table-cell office:value-type="float" office:value="0.03">
                <text:p>0.03</text:p>
              </table:table-cell>
              <table:table-cell office:value-type="float" office:value="11.39">
                <text:p>11.39</text:p>
              </table:table-cell>
              <table:table-cell office:value-type="float" office:value="3.84">
                <text:p>3.84</text:p>
              </table:table-cell>
              <table:table-cell office:value-type="float" office:value="66.75">
                <text:p>66.75</text:p>
              </table:table-cell>
              <table:table-cell office:value-type="float" office:value="0.05">
                <text:p>0.05</text:p>
              </table:table-cell>
              <table:table-cell office:value-type="float" office:value="21.32">
                <text:p>21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1">
                <text:p>0.91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2.65">
                <text:p>2.65</text:p>
              </table:table-cell>
              <table:table-cell office:value-type="float" office:value="0">
                <text:p>0</text:p>
              </table:table-cell>
              <table:table-cell office:value-type="float" office:value="3.66">
                <text:p>3.66</text:p>
              </table:table-cell>
              <table:table-cell office:value-type="float" office:value="13.65">
                <text:p>13.65</text:p>
              </table:table-cell>
              <table:table-cell office:value-type="float" office:value="NaN">
                <text:p>NaN</text:p>
              </table:table-cell>
              <table:table-cell office:value-type="float" office:value="2399.27">
                <text:p>2399.27</text:p>
              </table:table-cell>
              <table:table-cell office:value-type="float" office:value="28.98">
                <text:p>28.98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5.74">
                <text:p>15.74</text:p>
              </table:table-cell>
              <table:table-cell office:value-type="float" office:value="3.29">
                <text:p>3.29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2757.08">
                <text:p>2757.08</text:p>
              </table:table-cell>
              <table:table-cell office:value-type="float" office:value="49.45">
                <text:p>49.45</text:p>
              </table:table-cell>
              <table:table-cell office:value-type="float" office:value="764.27">
                <text:p>764.27</text:p>
              </table:table-cell>
              <table:table-cell office:value-type="float" office:value="4.01">
                <text:p>4.01</text:p>
              </table:table-cell>
              <table:table-cell office:value-type="float" office:value="0.0853913310185185">
                <text:p>0.0853913310185185</text:p>
              </table:table-cell>
              <table:table-cell office:value-type="float" office:value="NaN">
                <text:p>NaN</text:p>
              </table:table-cell>
              <table:table-cell office:value-type="float" office:value="6.35">
                <text:p>6.35</text:p>
              </table:table-cell>
              <table:table-cell office:value-type="float" office:value="0">
                <text:p>0</text:p>
              </table:table-cell>
              <table:table-cell office:value-type="float" office:value="118.47">
                <text:p>118.47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10.86">
                <text:p>10.86</text:p>
              </table:table-cell>
              <table:table-cell office:value-type="float" office:value="3.77">
                <text:p>3.77</text:p>
              </table:table-cell>
              <table:table-cell office:value-type="float" office:value="67.72">
                <text:p>67.72</text:p>
              </table:table-cell>
              <table:table-cell office:value-type="float" office:value="0.06">
                <text:p>0.06</text:p>
              </table:table-cell>
              <table:table-cell office:value-type="float" office:value="22.74">
                <text:p>22.7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83">
                <text:p>0.83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2.47">
                <text:p>2.47</text:p>
              </table:table-cell>
              <table:table-cell office:value-type="float" office:value="0">
                <text:p>0</text:p>
              </table:table-cell>
              <table:table-cell office:value-type="float" office:value="3.77">
                <text:p>3.77</text:p>
              </table:table-cell>
              <table:table-cell office:value-type="float" office:value="15.13">
                <text:p>15.13</text:p>
              </table:table-cell>
              <table:table-cell office:value-type="float" office:value="NaN">
                <text:p>NaN</text:p>
              </table:table-cell>
              <table:table-cell office:value-type="float" office:value="2486.17">
                <text:p>2486.17</text:p>
              </table:table-cell>
              <table:table-cell office:value-type="float" office:value="30.31">
                <text:p>30.31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7">
                <text:p>0.07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6.03">
                <text:p>16.03</text:p>
              </table:table-cell>
              <table:table-cell office:value-type="float" office:value="3.23">
                <text:p>3.23</text:p>
              </table:table-cell>
              <table:table-cell office:value-type="float" office:value="0.67">
                <text:p>0.67</text:p>
              </table:table-cell>
              <table:table-cell office:value-type="float" office:value="0">
                <text:p>0</text:p>
              </table:table-cell>
              <table:table-cell office:value-type="float" office:value="2835.99">
                <text:p>2835.99</text:p>
              </table:table-cell>
              <table:table-cell office:value-type="float" office:value="49.22">
                <text:p>49.22</text:p>
              </table:table-cell>
              <table:table-cell office:value-type="float" office:value="791.39">
                <text:p>791.39</text:p>
              </table:table-cell>
              <table:table-cell office:value-type="float" office:value="3.89">
                <text:p>3.89</text:p>
              </table:table-cell>
              <table:table-cell office:value-type="float" office:value="0.0860280787037037">
                <text:p>0.0860280787037037</text:p>
              </table:table-cell>
              <table:table-cell office:value-type="float" office:value="NaN">
                <text:p>NaN</text:p>
              </table:table-cell>
              <table:table-cell office:value-type="float" office:value="6.91">
                <text:p>6.91</text:p>
              </table:table-cell>
              <table:table-cell office:value-type="float" office:value="0">
                <text:p>0</text:p>
              </table:table-cell>
              <table:table-cell office:value-type="float" office:value="121.56">
                <text:p>121.56</text:p>
              </table:table-cell>
              <table:table-cell office:value-type="float" office:value="0.06">
                <text:p>0.06</text:p>
              </table:table-cell>
              <table:table-cell office:value-type="float" office:value="0.03">
                <text:p>0.03</text:p>
              </table:table-cell>
              <table:table-cell office:value-type="float" office:value="10.88">
                <text:p>10.88</text:p>
              </table:table-cell>
              <table:table-cell office:value-type="float" office:value="3.67">
                <text:p>3.67</text:p>
              </table:table-cell>
              <table:table-cell office:value-type="float" office:value="69.96">
                <text:p>69.96</text:p>
              </table:table-cell>
              <table:table-cell office:value-type="float" office:value="0.1">
                <text:p>0.1</text:p>
              </table:table-cell>
              <table:table-cell office:value-type="float" office:value="23.74">
                <text:p>23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2.49">
                <text:p>2.49</text:p>
              </table:table-cell>
              <table:table-cell office:value-type="float" office:value="0">
                <text:p>0</text:p>
              </table:table-cell>
              <table:table-cell office:value-type="float" office:value="3.69">
                <text:p>3.69</text:p>
              </table:table-cell>
              <table:table-cell office:value-type="float" office:value="15.79">
                <text:p>15.79</text:p>
              </table:table-cell>
              <table:table-cell office:value-type="float" office:value="NaN">
                <text:p>NaN</text:p>
              </table:table-cell>
              <table:table-cell office:value-type="float" office:value="2580.1">
                <text:p>2580.1</text:p>
              </table:table-cell>
              <table:table-cell office:value-type="float" office:value="29.86">
                <text:p>29.86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9.13">
                <text:p>19.13</text:p>
              </table:table-cell>
              <table:table-cell office:value-type="float" office:value="3.53">
                <text:p>3.53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2923.29">
                <text:p>2923.29</text:p>
              </table:table-cell>
              <table:table-cell office:value-type="float" office:value="74.44">
                <text:p>74.44</text:p>
              </table:table-cell>
              <table:table-cell office:value-type="float" office:value="814.49">
                <text:p>814.49</text:p>
              </table:table-cell>
              <table:table-cell office:value-type="float" office:value="3.89">
                <text:p>3.89</text:p>
              </table:table-cell>
              <table:table-cell office:value-type="float" office:value="0.0868308680555555">
                <text:p>0.0868308680555555</text:p>
              </table:table-cell>
              <table:table-cell office:value-type="float" office:value="NaN">
                <text:p>NaN</text:p>
              </table:table-cell>
              <table:table-cell office:value-type="float" office:value="6.26">
                <text:p>6.26</text:p>
              </table:table-cell>
              <table:table-cell office:value-type="float" office:value="0">
                <text:p>0</text:p>
              </table:table-cell>
              <table:table-cell office:value-type="float" office:value="124.29">
                <text:p>124.29</text:p>
              </table:table-cell>
              <table:table-cell office:value-type="float" office:value="0.11">
                <text:p>0.11</text:p>
              </table:table-cell>
              <table:table-cell office:value-type="float" office:value="0.12">
                <text:p>0.12</text:p>
              </table:table-cell>
              <table:table-cell office:value-type="float" office:value="11.05">
                <text:p>11.05</text:p>
              </table:table-cell>
              <table:table-cell office:value-type="float" office:value="3.71">
                <text:p>3.71</text:p>
              </table:table-cell>
              <table:table-cell office:value-type="float" office:value="84.22">
                <text:p>84.22</text:p>
              </table:table-cell>
              <table:table-cell office:value-type="float" office:value="0.07">
                <text:p>0.07</text:p>
              </table:table-cell>
              <table:table-cell office:value-type="float" office:value="26.25">
                <text:p>26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2.63">
                <text:p>2.63</text:p>
              </table:table-cell>
              <table:table-cell office:value-type="float" office:value="0">
                <text:p>0</text:p>
              </table:table-cell>
              <table:table-cell office:value-type="float" office:value="4.31">
                <text:p>4.31</text:p>
              </table:table-cell>
              <table:table-cell office:value-type="float" office:value="19.39">
                <text:p>19.39</text:p>
              </table:table-cell>
              <table:table-cell office:value-type="float" office:value="NaN">
                <text:p>NaN</text:p>
              </table:table-cell>
              <table:table-cell office:value-type="float" office:value="2689.22">
                <text:p>2689.22</text:p>
              </table:table-cell>
              <table:table-cell office:value-type="float" office:value="33.15">
                <text:p>33.15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9.23">
                <text:p>19.23</text:p>
              </table:table-cell>
              <table:table-cell office:value-type="float" office:value="3.44">
                <text:p>3.44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  <table:table-cell office:value-type="float" office:value="3014.88">
                <text:p>3014.88</text:p>
              </table:table-cell>
              <table:table-cell office:value-type="float" office:value="76.15">
                <text:p>76.15</text:p>
              </table:table-cell>
              <table:table-cell office:value-type="float" office:value="839.84">
                <text:p>839.84</text:p>
              </table:table-cell>
              <table:table-cell office:value-type="float" office:value="3.84">
                <text:p>3.84</text:p>
              </table:table-cell>
              <table:table-cell office:value-type="float" office:value="0.0874747685185185">
                <text:p>0.0874747685185185</text:p>
              </table:table-cell>
              <table:table-cell office:value-type="float" office:value="NaN">
                <text:p>NaN</text:p>
              </table:table-cell>
              <table:table-cell office:value-type="float" office:value="6.62">
                <text:p>6.62</text:p>
              </table:table-cell>
              <table:table-cell office:value-type="float" office:value="0">
                <text:p>0</text:p>
              </table:table-cell>
              <table:table-cell office:value-type="float" office:value="126.66">
                <text:p>126.66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  <table:table-cell office:value-type="float" office:value="11.72">
                <text:p>11.72</text:p>
              </table:table-cell>
              <table:table-cell office:value-type="float" office:value="3.97">
                <text:p>3.97</text:p>
              </table:table-cell>
              <table:table-cell office:value-type="float" office:value="86.55">
                <text:p>86.55</text:p>
              </table:table-cell>
              <table:table-cell office:value-type="float" office:value="0.05">
                <text:p>0.05</text:p>
              </table:table-cell>
              <table:table-cell office:value-type="float" office:value="26.44">
                <text:p>26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  <table:table-cell office:value-type="float" office:value="18.41">
                <text:p>18.41</text:p>
              </table:table-cell>
              <table:table-cell office:value-type="float" office:value="NaN">
                <text:p>NaN</text:p>
              </table:table-cell>
              <table:table-cell office:value-type="float" office:value="2802.2">
                <text:p>2802.2</text:p>
              </table:table-cell>
              <table:table-cell office:value-type="float" office:value="31.68">
                <text:p>31.68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09">
                <text:p>0.0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0.78">
                <text:p>20.78</text:p>
              </table:table-cell>
              <table:table-cell office:value-type="float" office:value="3.54">
                <text:p>3.54</text:p>
              </table:table-cell>
              <table:table-cell office:value-type="float" office:value="0.71">
                <text:p>0.71</text:p>
              </table:table-cell>
              <table:table-cell office:value-type="float" office:value="0">
                <text:p>0</text:p>
              </table:table-cell>
              <table:table-cell office:value-type="float" office:value="3110.57">
                <text:p>3110.57</text:p>
              </table:table-cell>
              <table:table-cell office:value-type="float" office:value="76.84">
                <text:p>76.84</text:p>
              </table:table-cell>
              <table:table-cell office:value-type="float" office:value="870.98">
                <text:p>870.98</text:p>
              </table:table-cell>
              <table:table-cell office:value-type="float" office:value="4.42">
                <text:p>4.42</text:p>
              </table:table-cell>
              <table:table-cell office:value-type="float" office:value="0.0880695486111111">
                <text:p>0.0880695486111111</text:p>
              </table:table-cell>
              <table:table-cell office:value-type="float" office:value="NaN">
                <text:p>NaN</text:p>
              </table:table-cell>
              <table:table-cell office:value-type="float" office:value="7.05">
                <text:p>7.05</text:p>
              </table:table-cell>
              <table:table-cell office:value-type="float" office:value="0">
                <text:p>0</text:p>
              </table:table-cell>
              <table:table-cell office:value-type="float" office:value="127.33">
                <text:p>127.33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11.67">
                <text:p>11.67</text:p>
              </table:table-cell>
              <table:table-cell office:value-type="float" office:value="4.43">
                <text:p>4.43</text:p>
              </table:table-cell>
              <table:table-cell office:value-type="float" office:value="86.67">
                <text:p>86.67</text:p>
              </table:table-cell>
              <table:table-cell office:value-type="float" office:value="0.07">
                <text:p>0.07</text:p>
              </table:table-cell>
              <table:table-cell office:value-type="float" office:value="27.66">
                <text:p>27.6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3.01">
                <text:p>3.01</text:p>
              </table:table-cell>
              <table:table-cell office:value-type="float" office:value="0">
                <text:p>0</text:p>
              </table:table-cell>
              <table:table-cell office:value-type="float" office:value="4.24">
                <text:p>4.24</text:p>
              </table:table-cell>
              <table:table-cell office:value-type="float" office:value="20.26">
                <text:p>20.26</text:p>
              </table:table-cell>
              <table:table-cell office:value-type="float" office:value="NaN">
                <text:p>NaN</text:p>
              </table:table-cell>
              <table:table-cell office:value-type="float" office:value="2905.24">
                <text:p>2905.24</text:p>
              </table:table-cell>
              <table:table-cell office:value-type="float" office:value="31.21">
                <text:p>31.21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7">
                <text:p>0.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.56">
                <text:p>20.56</text:p>
              </table:table-cell>
              <table:table-cell office:value-type="float" office:value="3.85">
                <text:p>3.8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3192.63">
                <text:p>3192.63</text:p>
              </table:table-cell>
              <table:table-cell office:value-type="float" office:value="75.87">
                <text:p>75.87</text:p>
              </table:table-cell>
              <table:table-cell office:value-type="float" office:value="887.36">
                <text:p>887.36</text:p>
              </table:table-cell>
              <table:table-cell office:value-type="float" office:value="4.25">
                <text:p>4.25</text:p>
              </table:table-cell>
              <table:table-cell office:value-type="float" office:value="0.0886356712962963">
                <text:p>0.0886356712962963</text:p>
              </table:table-cell>
              <table:table-cell office:value-type="float" office:value="NaN">
                <text:p>NaN</text:p>
              </table:table-cell>
              <table:table-cell office:value-type="float" office:value="6.76">
                <text:p>6.76</text:p>
              </table:table-cell>
              <table:table-cell office:value-type="float" office:value="0">
                <text:p>0</text:p>
              </table:table-cell>
              <table:table-cell office:value-type="float" office:value="133.31">
                <text:p>133.31</text:p>
              </table:table-cell>
              <table:table-cell office:value-type="float" office:value="0.06">
                <text:p>0.06</text:p>
              </table:table-cell>
              <table:table-cell office:value-type="float" office:value="0.12">
                <text:p>0.12</text:p>
              </table:table-cell>
              <table:table-cell office:value-type="float" office:value="11.98">
                <text:p>11.98</text:p>
              </table:table-cell>
              <table:table-cell office:value-type="float" office:value="4">
                <text:p>4</text:p>
              </table:table-cell>
              <table:table-cell office:value-type="float" office:value="89.74">
                <text:p>89.74</text:p>
              </table:table-cell>
              <table:table-cell office:value-type="float" office:value="0.09">
                <text:p>0.09</text:p>
              </table:table-cell>
              <table:table-cell office:value-type="float" office:value="28.17">
                <text:p>28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1">
                <text:p>1.01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3.02">
                <text:p>3.02</text:p>
              </table:table-cell>
              <table:table-cell office:value-type="float" office:value="0">
                <text:p>0</text:p>
              </table:table-cell>
              <table:table-cell office:value-type="float" office:value="3.99">
                <text:p>3.99</text:p>
              </table:table-cell>
              <table:table-cell office:value-type="float" office:value="21.16">
                <text:p>21.16</text:p>
              </table:table-cell>
              <table:table-cell office:value-type="float" office:value="NaN">
                <text:p>NaN</text:p>
              </table:table-cell>
              <table:table-cell office:value-type="float" office:value="3013.07">
                <text:p>3013.07</text:p>
              </table:table-cell>
              <table:table-cell office:value-type="float" office:value="34.48">
                <text:p>34.48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07">
                <text:p>0.07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87cm" svg:y="3.952cm" style:legend-expansion="high" chart:style-name="ch2"/>
        <chart:plot-area chart:style-name="ch3" table:cell-range-address="Sheet1.A106:Sheet1.C206" chart:data-source-has-labels="both" svg:x="1.331cm" svg:y="0.855cm" svg:width="8.716cm" svg:height="6.984cm">
          <chartooo:coordinate-region svg:x="2.508cm" svg:y="1.054cm" svg:width="7.539cm" svg:height="5.74cm"/>
          <chart:axis chart:dimension="x" chart:name="primary-x" chart:style-name="ch4" chartooo:axis-type="auto">
            <chartooo:date-scale/>
            <chart:title svg:x="4.587cm" svg:y="8.019cm" chart:style-name="ch5">
              <text:p>Radius (miles)</text:p>
            </chart:title>
            <chart:categories table:cell-range-address="Sheet1.A107:Sheet1.A206"/>
          </chart:axis>
          <chart:axis chart:dimension="y" chart:name="primary-y" chart:style-name="ch4">
            <chart:title svg:x="0.451cm" svg:y="5.423cm" chart:style-name="ch6">
              <text:p>Time (secons)</text:p>
            </chart:title>
            <chart:grid chart:style-name="ch7" chart:class="major"/>
          </chart:axis>
          <chart:series chart:style-name="ch8" chart:values-cell-range-address="Sheet1.B107:Sheet1.B206" chart:label-cell-address="Sheet1.B106:Sheet1.B106" chart:class="chart:line">
            <chart:data-point chart:repeated="100"/>
          </chart:series>
          <chart:series chart:style-name="ch9" chart:values-cell-range-address="Sheet1.C107:Sheet1.C206" chart:label-cell-address="Sheet1.C106:Sheet1.C106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WOM Operations Stock</text:p>
                <draw:g>
                  <svg:desc>Sheet1.B106:Sheet1.B106</svg:desc>
                </draw:g>
              </table:table-cell>
              <table:table-cell office:value-type="string">
                <text:p>All Other Operations</text:p>
                <draw:g>
                  <svg:desc>Sheet1.C106:Sheet1.C10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07:Sheet1.A206</svg:desc>
                </draw:g>
              </table:table-cell>
              <table:table-cell office:value-type="float" office:value="0.12">
                <text:p>0.12</text:p>
                <draw:g>
                  <svg:desc>Sheet1.B107:Sheet1.B206</svg:desc>
                </draw:g>
              </table:table-cell>
              <table:table-cell office:value-type="float" office:value="4.15">
                <text:p>4.15</text:p>
                <draw:g>
                  <svg:desc>Sheet1.C107:Sheet1.C20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1">
                <text:p>0.31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03">
                <text:p>1.03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57">
                <text:p>1.57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68">
                <text:p>2.68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4">
                <text:p>4.4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.91">
                <text:p>6.91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62">
                <text:p>9.62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.42">
                <text:p>13.4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78">
                <text:p>17.78</text:p>
              </table:table-cell>
              <table:table-cell office:value-type="float" office:value="6.10999999999999">
                <text:p>6.1099999999999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3.74">
                <text:p>23.74</text:p>
              </table:table-cell>
              <table:table-cell office:value-type="float" office:value="6.47">
                <text:p>6.4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0.37">
                <text:p>30.37</text:p>
              </table:table-cell>
              <table:table-cell office:value-type="float" office:value="6.89000000000001">
                <text:p>6.8900000000000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6.99">
                <text:p>36.9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5.22">
                <text:p>45.22</text:p>
              </table:table-cell>
              <table:table-cell office:value-type="float" office:value="7.89999999999999">
                <text:p>7.8999999999999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5.05">
                <text:p>55.05</text:p>
              </table:table-cell>
              <table:table-cell office:value-type="float" office:value="8.62999999999999">
                <text:p>8.629999999999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7.1">
                <text:p>67.1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0.1">
                <text:p>80.1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5.19">
                <text:p>95.19</text:p>
              </table:table-cell>
              <table:table-cell office:value-type="float" office:value="25.58">
                <text:p>25.5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9.89">
                <text:p>109.89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8.56">
                <text:p>128.56</text:p>
              </table:table-cell>
              <table:table-cell office:value-type="float" office:value="27.28">
                <text:p>27.2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7.44">
                <text:p>147.44</text:p>
              </table:table-cell>
              <table:table-cell office:value-type="float" office:value="28.68">
                <text:p>28.6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66.36">
                <text:p>166.36</text:p>
              </table:table-cell>
              <table:table-cell office:value-type="float" office:value="30.76">
                <text:p>30.7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90.5">
                <text:p>190.5</text:p>
              </table:table-cell>
              <table:table-cell office:value-type="float" office:value="30.17">
                <text:p>30.1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8.41">
                <text:p>218.41</text:p>
              </table:table-cell>
              <table:table-cell office:value-type="float" office:value="31.19">
                <text:p>31.1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43.87">
                <text:p>243.87</text:p>
              </table:table-cell>
              <table:table-cell office:value-type="float" office:value="32.05">
                <text:p>32.0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76.1">
                <text:p>276.1</text:p>
              </table:table-cell>
              <table:table-cell office:value-type="float" office:value="32.24">
                <text:p>32.2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07.87">
                <text:p>307.87</text:p>
              </table:table-cell>
              <table:table-cell office:value-type="float" office:value="34.52">
                <text:p>34.5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41.57">
                <text:p>341.57</text:p>
              </table:table-cell>
              <table:table-cell office:value-type="float" office:value="33.98">
                <text:p>33.9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76.08">
                <text:p>376.08</text:p>
              </table:table-cell>
              <table:table-cell office:value-type="float" office:value="36.67">
                <text:p>36.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14.51">
                <text:p>414.51</text:p>
              </table:table-cell>
              <table:table-cell office:value-type="float" office:value="37.26">
                <text:p>37.2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56.61">
                <text:p>456.61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03.17">
                <text:p>503.17</text:p>
              </table:table-cell>
              <table:table-cell office:value-type="float" office:value="52.7000000000001">
                <text:p>52.700000000000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51.78">
                <text:p>551.78</text:p>
              </table:table-cell>
              <table:table-cell office:value-type="float" office:value="54.9100000000001">
                <text:p>54.910000000000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96.88">
                <text:p>596.88</text:p>
              </table:table-cell>
              <table:table-cell office:value-type="float" office:value="56.8499999999999">
                <text:p>56.849999999999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54.33">
                <text:p>654.33</text:p>
              </table:table-cell>
              <table:table-cell office:value-type="float" office:value="56.64">
                <text:p>56.6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10.85">
                <text:p>710.85</text:p>
              </table:table-cell>
              <table:table-cell office:value-type="float" office:value="57.8199999999999">
                <text:p>57.819999999999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773.84">
                <text:p>773.84</text:p>
              </table:table-cell>
              <table:table-cell office:value-type="float" office:value="57.4899999999999">
                <text:p>57.489999999999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835.05">
                <text:p>835.05</text:p>
              </table:table-cell>
              <table:table-cell office:value-type="float" office:value="60.6700000000001">
                <text:p>60.670000000000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903.11">
                <text:p>903.11</text:p>
              </table:table-cell>
              <table:table-cell office:value-type="float" office:value="63.62">
                <text:p>63.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78.69">
                <text:p>978.69</text:p>
              </table:table-cell>
              <table:table-cell office:value-type="float" office:value="89.09">
                <text:p>89.0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058.31">
                <text:p>1058.31</text:p>
              </table:table-cell>
              <table:table-cell office:value-type="float" office:value="90.6399999999999">
                <text:p>90.639999999999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137.72">
                <text:p>1137.72</text:p>
              </table:table-cell>
              <table:table-cell office:value-type="float" office:value="92.7499999999995">
                <text:p>92.749999999999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19.2">
                <text:p>1219.2</text:p>
              </table:table-cell>
              <table:table-cell office:value-type="float" office:value="93.9100000000001">
                <text:p>93.910000000000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307.84">
                <text:p>1307.84</text:p>
              </table:table-cell>
              <table:table-cell office:value-type="float" office:value="95.9200000000001">
                <text:p>95.920000000000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404.46">
                <text:p>1404.46</text:p>
              </table:table-cell>
              <table:table-cell office:value-type="float" office:value="98.1800000000003">
                <text:p>98.180000000000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501.88">
                <text:p>1501.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604.23">
                <text:p>1604.23</text:p>
              </table:table-cell>
              <table:table-cell office:value-type="float" office:value="102.07">
                <text:p>102.0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715.8">
                <text:p>1715.8</text:p>
              </table:table-cell>
              <table:table-cell office:value-type="float" office:value="104.23">
                <text:p>104.2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834.12">
                <text:p>1834.12</text:p>
              </table:table-cell>
              <table:table-cell office:value-type="float" office:value="105.67">
                <text:p>105.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49.02">
                <text:p>1949.02</text:p>
              </table:table-cell>
              <table:table-cell office:value-type="float" office:value="107.26">
                <text:p>107.2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067.51">
                <text:p>2067.51</text:p>
              </table:table-cell>
              <table:table-cell office:value-type="float" office:value="110.77">
                <text:p>110.7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188.13">
                <text:p>2188.13</text:p>
              </table:table-cell>
              <table:table-cell office:value-type="float" office:value="112.290000000001">
                <text:p>112.29000000000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318.01">
                <text:p>2318.01</text:p>
              </table:table-cell>
              <table:table-cell office:value-type="float" office:value="116.190000000001">
                <text:p>116.19000000000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449.72">
                <text:p>2449.72</text:p>
              </table:table-cell>
              <table:table-cell office:value-type="float" office:value="116.74">
                <text:p>116.7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594.09">
                <text:p>2594.09</text:p>
              </table:table-cell>
              <table:table-cell office:value-type="float" office:value="119.740000000001">
                <text:p>119.74000000000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738.36">
                <text:p>2738.36</text:p>
              </table:table-cell>
              <table:table-cell office:value-type="float" office:value="121.409999999999">
                <text:p>121.40999999999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895.44">
                <text:p>2895.44</text:p>
              </table:table-cell>
              <table:table-cell office:value-type="float" office:value="125.2">
                <text:p>125.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041.11">
                <text:p>3041.11</text:p>
              </table:table-cell>
              <table:table-cell office:value-type="float" office:value="125.770000000001">
                <text:p>125.77000000000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198.65">
                <text:p>3198.65</text:p>
              </table:table-cell>
              <table:table-cell office:value-type="float" office:value="128.670000000001">
                <text:p>128.6700000000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371.71">
                <text:p>3371.71</text:p>
              </table:table-cell>
              <table:table-cell office:value-type="float" office:value="131.76">
                <text:p>131.7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547.48">
                <text:p>3547.48</text:p>
              </table:table-cell>
              <table:table-cell office:value-type="float" office:value="132.81">
                <text:p>132.8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730.42">
                <text:p>3730.42</text:p>
              </table:table-cell>
              <table:table-cell office:value-type="float" office:value="138.530000000002">
                <text:p>138.53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922">
                <text:p>3922</text:p>
              </table:table-cell>
              <table:table-cell office:value-type="float" office:value="169.06">
                <text:p>169.0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125.87">
                <text:p>4125.87</text:p>
              </table:table-cell>
              <table:table-cell office:value-type="float" office:value="174.360000000001">
                <text:p>174.36000000000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310.18">
                <text:p>4310.18</text:p>
              </table:table-cell>
              <table:table-cell office:value-type="float" office:value="176.880000000002">
                <text:p>176.88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534.63">
                <text:p>4534.63</text:p>
              </table:table-cell>
              <table:table-cell office:value-type="float" office:value="179.220000000001">
                <text:p>179.22000000000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755.02">
                <text:p>4755.02</text:p>
              </table:table-cell>
              <table:table-cell office:value-type="float" office:value="186.190000000001">
                <text:p>186.19000000000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973.36">
                <text:p>4973.36</text:p>
              </table:table-cell>
              <table:table-cell office:value-type="float" office:value="184.860000000001">
                <text:p>184.86000000000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209.89">
                <text:p>5209.89</text:p>
              </table:table-cell>
              <table:table-cell office:value-type="float" office:value="187.920000000001">
                <text:p>187.92000000000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453.58">
                <text:p>5453.58</text:p>
              </table:table-cell>
              <table:table-cell office:value-type="float" office:value="192.829999999999">
                <text:p>192.82999999999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5696.16">
                <text:p>5696.16</text:p>
              </table:table-cell>
              <table:table-cell office:value-type="float" office:value="195.79">
                <text:p>195.7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967.42">
                <text:p>5967.42</text:p>
              </table:table-cell>
              <table:table-cell office:value-type="float" office:value="200.250000000001">
                <text:p>200.25000000000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6211.22">
                <text:p>6211.22</text:p>
              </table:table-cell>
              <table:table-cell office:value-type="float" office:value="202.360000000001">
                <text:p>202.36000000000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6477.48">
                <text:p>6477.48</text:p>
              </table:table-cell>
              <table:table-cell office:value-type="float" office:value="205.720000000002">
                <text:p>205.72000000000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758.59">
                <text:p>6758.59</text:p>
              </table:table-cell>
              <table:table-cell office:value-type="float" office:value="270.570000000001">
                <text:p>270.57000000000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066.88">
                <text:p>7066.88</text:p>
              </table:table-cell>
              <table:table-cell office:value-type="float" office:value="276.220000000001">
                <text:p>276.22000000000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335.82">
                <text:p>7335.82</text:p>
              </table:table-cell>
              <table:table-cell office:value-type="float" office:value="278.799999999999">
                <text:p>278.79999999999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642.25">
                <text:p>7642.25</text:p>
              </table:table-cell>
              <table:table-cell office:value-type="float" office:value="361.240000000001">
                <text:p>361.24000000000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313.78">
                <text:p>7313.78</text:p>
              </table:table-cell>
              <table:table-cell office:value-type="float" office:value="364.710000000001">
                <text:p>364.7100000000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652.94">
                <text:p>7652.94</text:p>
              </table:table-cell>
              <table:table-cell office:value-type="float" office:value="370.55">
                <text:p>370.5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7997.76">
                <text:p>7997.76</text:p>
              </table:table-cell>
              <table:table-cell office:value-type="float" office:value="376.300000000002">
                <text:p>376.30000000000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7715.75">
                <text:p>7715.75</text:p>
              </table:table-cell>
              <table:table-cell office:value-type="float" office:value="382.870000000002">
                <text:p>382.87000000000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7394.51">
                <text:p>7394.51</text:p>
              </table:table-cell>
              <table:table-cell office:value-type="float" office:value="381.510000000003">
                <text:p>381.51000000000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7130.22">
                <text:p>7130.22</text:p>
              </table:table-cell>
              <table:table-cell office:value-type="float" office:value="391.049999999998">
                <text:p>391.04999999999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6843.27">
                <text:p>6843.27</text:p>
              </table:table-cell>
              <table:table-cell office:value-type="float" office:value="392.339999999999">
                <text:p>392.33999999999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7251.15">
                <text:p>7251.15</text:p>
              </table:table-cell>
              <table:table-cell office:value-type="float" office:value="407.099999999999">
                <text:p>407.09999999999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7630.36">
                <text:p>7630.36</text:p>
              </table:table-cell>
              <table:table-cell office:value-type="float" office:value="401.080000000001">
                <text:p>401.08000000000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053.41">
                <text:p>8053.41</text:p>
              </table:table-cell>
              <table:table-cell office:value-type="float" office:value="411.259999999999">
                <text:p>411.25999999999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472.06">
                <text:p>8472.06</text:p>
              </table:table-cell>
              <table:table-cell office:value-type="float" office:value="414.740000000002">
                <text:p>414.7400000000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919.54">
                <text:p>8919.54</text:p>
              </table:table-cell>
              <table:table-cell office:value-type="float" office:value="416.570000000002">
                <text:p>416.57000000000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374.04">
                <text:p>9374.04</text:p>
              </table:table-cell>
              <table:table-cell office:value-type="float" office:value="429.460000000001">
                <text:p>429.46000000000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822.99">
                <text:p>9822.99</text:p>
              </table:table-cell>
              <table:table-cell office:value-type="float" office:value="427.559999999999">
                <text:p>427.55999999999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0328.28">
                <text:p>10328.28</text:p>
              </table:table-cell>
              <table:table-cell office:value-type="float" office:value="435.990000000002">
                <text:p>435.99000000000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0782.99">
                <text:p>10782.99</text:p>
              </table:table-cell>
              <table:table-cell office:value-type="float" office:value="442.76">
                <text:p>442.7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1293.3">
                <text:p>11293.3</text:p>
              </table:table-cell>
              <table:table-cell office:value-type="float" office:value="451.870000000003">
                <text:p>451.87000000000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1769.63">
                <text:p>11769.63</text:p>
              </table:table-cell>
              <table:table-cell office:value-type="float" office:value="459.509999999998">
                <text:p>459.50999999999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2300.28">
                <text:p>12300.28</text:p>
              </table:table-cell>
              <table:table-cell office:value-type="float" office:value="560.84">
                <text:p>560.8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1506.89">
                <text:p>11506.89</text:p>
              </table:table-cell>
              <table:table-cell office:value-type="float" office:value="568.369999999999">
                <text:p>568.369999999999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1381.54">
                <text:p>11381.54</text:p>
              </table:table-cell>
              <table:table-cell office:value-type="float" office:value="581.570000000002">
                <text:p>581.5700000000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931.84">
                <text:p>11931.84</text:p>
              </table:table-cell>
              <table:table-cell office:value-type="float" office:value="585.400000000003">
                <text:p>585.400000000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25cm" svg:height="9.898cm" xlink:href=".." xlink:type="simple" chart:class="chart:line" chart:style-name="ch1">
        <chart:title svg:x="5.665cm" svg:y="0.333cm" chart:style-name="ch2">
          <text:p>Theoretical Performance Gain</text:p>
        </chart:title>
        <chart:legend chart:legend-position="bottom" svg:x="2.154cm" svg:y="8.119cm" style:legend-expansion="wide" chart:style-name="ch3"/>
        <chart:plot-area chart:style-name="ch4" table:cell-range-address="Sheet1.A106:Sheet1.F206" chart:data-source-has-labels="both" svg:x="1.359cm" svg:y="1.703cm" svg:width="15.37cm" svg:height="5.238cm">
          <chartooo:coordinate-region svg:x="2.536cm" svg:y="1.902cm" svg:width="14.147cm" svg:height="3.994cm"/>
          <chart:axis chart:dimension="x" chart:name="primary-x" chart:style-name="ch5" chartooo:axis-type="auto">
            <chartooo:date-scale/>
            <chart:title svg:x="7.942cm" svg:y="7.138cm" chart:style-name="ch6">
              <text:p>Radius (miles)</text:p>
            </chart:title>
            <chart:categories table:cell-range-address="Sheet1.A107:Sheet1.A206"/>
          </chart:axis>
          <chart:axis chart:dimension="y" chart:name="primary-y" chart:style-name="ch5">
            <chart:title svg:x="0.451cm" svg:y="5.491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B107:Sheet1.B206" chart:label-cell-address="Sheet1.B106:Sheet1.B106" chart:class="chart:line">
            <chart:data-point chart:repeated="100"/>
          </chart:series>
          <chart:series chart:style-name="ch10" chart:values-cell-range-address="Sheet1.C107:Sheet1.C206" chart:label-cell-address="Sheet1.C106:Sheet1.C106" chart:class="chart:line">
            <chart:data-point chart:repeated="100"/>
          </chart:series>
          <chart:series chart:style-name="ch11" chart:values-cell-range-address="Sheet1.D107:Sheet1.D206" chart:label-cell-address="Sheet1.D106:Sheet1.D106" chart:class="chart:line">
            <chart:data-point chart:repeated="100"/>
          </chart:series>
          <chart:series chart:style-name="ch12" chart:values-cell-range-address="Sheet1.E107:Sheet1.E206" chart:label-cell-address="Sheet1.E106:Sheet1.E106" chart:class="chart:line">
            <chart:data-point chart:repeated="100"/>
          </chart:series>
          <chart:series chart:style-name="ch13" chart:values-cell-range-address="Sheet1.F107:Sheet1.F206" chart:label-cell-address="Sheet1.F106:Sheet1.F106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WOM Operations Stock</text:p>
                <draw:g>
                  <svg:desc>Sheet1.B106:Sheet1.B106</svg:desc>
                </draw:g>
              </table:table-cell>
              <table:table-cell office:value-type="string">
                <text:p>All Other Operations</text:p>
                <draw:g>
                  <svg:desc>Sheet1.C106:Sheet1.C106</svg:desc>
                </draw:g>
              </table:table-cell>
              <table:table-cell office:value-type="string">
                <text:p>Theoretical ITWOM Operations/8</text:p>
                <draw:g>
                  <svg:desc>Sheet1.D106:Sheet1.D106</svg:desc>
                </draw:g>
              </table:table-cell>
              <table:table-cell office:value-type="string">
                <text:p>Theoretical ITWOM Operations/14400</text:p>
                <draw:g>
                  <svg:desc>Sheet1.E106:Sheet1.E106</svg:desc>
                </draw:g>
              </table:table-cell>
              <table:table-cell office:value-type="string">
                <text:p>Total time Stock</text:p>
                <draw:g>
                  <svg:desc>Sheet1.F106:Sheet1.F10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07:Sheet1.A206</svg:desc>
                </draw:g>
              </table:table-cell>
              <table:table-cell office:value-type="float" office:value="0.12">
                <text:p>0.12</text:p>
                <draw:g>
                  <svg:desc>Sheet1.B107:Sheet1.B206</svg:desc>
                </draw:g>
              </table:table-cell>
              <table:table-cell office:value-type="float" office:value="4.15">
                <text:p>4.15</text:p>
                <draw:g>
                  <svg:desc>Sheet1.C107:Sheet1.C206</svg:desc>
                </draw:g>
              </table:table-cell>
              <table:table-cell office:value-type="float" office:value="4.165">
                <text:p>4.165</text:p>
                <draw:g>
                  <svg:desc>Sheet1.D107:Sheet1.D206</svg:desc>
                </draw:g>
              </table:table-cell>
              <table:table-cell office:value-type="float" office:value="4.15000833333333">
                <text:p>4.15000833333333</text:p>
                <draw:g>
                  <svg:desc>Sheet1.E107:Sheet1.E206</svg:desc>
                </draw:g>
              </table:table-cell>
              <table:table-cell office:value-type="float" office:value="4.27">
                <text:p>4.27</text:p>
                <draw:g>
                  <svg:desc>Sheet1.F107:Sheet1.F20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1">
                <text:p>0.31</text:p>
              </table:table-cell>
              <table:table-cell office:value-type="float" office:value="4.49">
                <text:p>4.49</text:p>
              </table:table-cell>
              <table:table-cell office:value-type="float" office:value="4.52875">
                <text:p>4.52875</text:p>
              </table:table-cell>
              <table:table-cell office:value-type="float" office:value="4.49002152777778">
                <text:p>4.4900215277777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03">
                <text:p>1.03</text:p>
              </table:table-cell>
              <table:table-cell office:value-type="float" office:value="4.47">
                <text:p>4.47</text:p>
              </table:table-cell>
              <table:table-cell office:value-type="float" office:value="4.59875">
                <text:p>4.59875</text:p>
              </table:table-cell>
              <table:table-cell office:value-type="float" office:value="4.47007152777778">
                <text:p>4.4700715277777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57">
                <text:p>1.57</text:p>
              </table:table-cell>
              <table:table-cell office:value-type="float" office:value="4.89">
                <text:p>4.89</text:p>
              </table:table-cell>
              <table:table-cell office:value-type="float" office:value="5.08625">
                <text:p>5.08625</text:p>
              </table:table-cell>
              <table:table-cell office:value-type="float" office:value="4.89010902777778">
                <text:p>4.89010902777778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68">
                <text:p>2.68</text:p>
              </table:table-cell>
              <table:table-cell office:value-type="float" office:value="4.93">
                <text:p>4.93</text:p>
              </table:table-cell>
              <table:table-cell office:value-type="float" office:value="5.265">
                <text:p>5.265</text:p>
              </table:table-cell>
              <table:table-cell office:value-type="float" office:value="4.93018611111111">
                <text:p>4.93018611111111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4">
                <text:p>4.4</text:p>
              </table:table-cell>
              <table:table-cell office:value-type="float" office:value="5.41">
                <text:p>5.41</text:p>
              </table:table-cell>
              <table:table-cell office:value-type="float" office:value="5.95999999999999">
                <text:p>5.95999999999999</text:p>
              </table:table-cell>
              <table:table-cell office:value-type="float" office:value="5.41030555555555">
                <text:p>5.41030555555555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.91">
                <text:p>6.91</text:p>
              </table:table-cell>
              <table:table-cell office:value-type="float" office:value="5.34">
                <text:p>5.34</text:p>
              </table:table-cell>
              <table:table-cell office:value-type="float" office:value="6.20375">
                <text:p>6.20375</text:p>
              </table:table-cell>
              <table:table-cell office:value-type="float" office:value="5.34047986111111">
                <text:p>5.34047986111111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62">
                <text:p>9.62</text:p>
              </table:table-cell>
              <table:table-cell office:value-type="float" office:value="5.69">
                <text:p>5.69</text:p>
              </table:table-cell>
              <table:table-cell office:value-type="float" office:value="6.8925">
                <text:p>6.8925</text:p>
              </table:table-cell>
              <table:table-cell office:value-type="float" office:value="5.69066805555556">
                <text:p>5.69066805555556</text:p>
              </table:table-cell>
              <table:table-cell office:value-type="float" office:value="15.31">
                <text:p>15.3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.42">
                <text:p>13.42</text:p>
              </table:table-cell>
              <table:table-cell office:value-type="float" office:value="5.9">
                <text:p>5.9</text:p>
              </table:table-cell>
              <table:table-cell office:value-type="float" office:value="7.5775">
                <text:p>7.5775</text:p>
              </table:table-cell>
              <table:table-cell office:value-type="float" office:value="5.90093194444444">
                <text:p>5.90093194444444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78">
                <text:p>17.78</text:p>
              </table:table-cell>
              <table:table-cell office:value-type="float" office:value="6.10999999999999">
                <text:p>6.10999999999999</text:p>
              </table:table-cell>
              <table:table-cell office:value-type="float" office:value="8.33249999999999">
                <text:p>8.33249999999999</text:p>
              </table:table-cell>
              <table:table-cell office:value-type="float" office:value="6.11123472222222">
                <text:p>6.11123472222222</text:p>
              </table:table-cell>
              <table:table-cell office:value-type="float" office:value="23.89">
                <text:p>23.8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3.74">
                <text:p>23.74</text:p>
              </table:table-cell>
              <table:table-cell office:value-type="float" office:value="6.47">
                <text:p>6.47</text:p>
              </table:table-cell>
              <table:table-cell office:value-type="float" office:value="9.4375">
                <text:p>9.4375</text:p>
              </table:table-cell>
              <table:table-cell office:value-type="float" office:value="6.47164861111111">
                <text:p>6.47164861111111</text:p>
              </table:table-cell>
              <table:table-cell office:value-type="float" office:value="30.21">
                <text:p>30.2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0.37">
                <text:p>30.37</text:p>
              </table:table-cell>
              <table:table-cell office:value-type="float" office:value="6.89000000000001">
                <text:p>6.89000000000001</text:p>
              </table:table-cell>
              <table:table-cell office:value-type="float" office:value="10.68625">
                <text:p>10.68625</text:p>
              </table:table-cell>
              <table:table-cell office:value-type="float" office:value="6.89210902777779">
                <text:p>6.89210902777779</text:p>
              </table:table-cell>
              <table:table-cell office:value-type="float" office:value="37.26">
                <text:p>37.2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6.99">
                <text:p>36.99</text:p>
              </table:table-cell>
              <table:table-cell office:value-type="float" office:value="7.6">
                <text:p>7.6</text:p>
              </table:table-cell>
              <table:table-cell office:value-type="float" office:value="12.22375">
                <text:p>12.22375</text:p>
              </table:table-cell>
              <table:table-cell office:value-type="float" office:value="7.60256875">
                <text:p>7.60256875</text:p>
              </table:table-cell>
              <table:table-cell office:value-type="float" office:value="44.59">
                <text:p>44.5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5.22">
                <text:p>45.22</text:p>
              </table:table-cell>
              <table:table-cell office:value-type="float" office:value="7.89999999999999">
                <text:p>7.89999999999999</text:p>
              </table:table-cell>
              <table:table-cell office:value-type="float" office:value="13.5525">
                <text:p>13.5525</text:p>
              </table:table-cell>
              <table:table-cell office:value-type="float" office:value="7.90314027777777">
                <text:p>7.90314027777777</text:p>
              </table:table-cell>
              <table:table-cell office:value-type="float" office:value="53.12">
                <text:p>53.1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5.05">
                <text:p>55.05</text:p>
              </table:table-cell>
              <table:table-cell office:value-type="float" office:value="8.62999999999999">
                <text:p>8.62999999999999</text:p>
              </table:table-cell>
              <table:table-cell office:value-type="float" office:value="15.51125">
                <text:p>15.51125</text:p>
              </table:table-cell>
              <table:table-cell office:value-type="float" office:value="8.63382291666666">
                <text:p>8.63382291666666</text:p>
              </table:table-cell>
              <table:table-cell office:value-type="float" office:value="63.68">
                <text:p>63.6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7.1">
                <text:p>67.1</text:p>
              </table:table-cell>
              <table:table-cell office:value-type="float" office:value="14.27">
                <text:p>14.27</text:p>
              </table:table-cell>
              <table:table-cell office:value-type="float" office:value="22.6575">
                <text:p>22.6575</text:p>
              </table:table-cell>
              <table:table-cell office:value-type="float" office:value="14.2746597222222">
                <text:p>14.2746597222222</text:p>
              </table:table-cell>
              <table:table-cell office:value-type="float" office:value="81.37">
                <text:p>81.3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0.1">
                <text:p>80.1</text:p>
              </table:table-cell>
              <table:table-cell office:value-type="float" office:value="15.06">
                <text:p>15.06</text:p>
              </table:table-cell>
              <table:table-cell office:value-type="float" office:value="25.0725">
                <text:p>25.0725</text:p>
              </table:table-cell>
              <table:table-cell office:value-type="float" office:value="15.0655625">
                <text:p>15.0655625</text:p>
              </table:table-cell>
              <table:table-cell office:value-type="float" office:value="95.16">
                <text:p>95.1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5.19">
                <text:p>95.19</text:p>
              </table:table-cell>
              <table:table-cell office:value-type="float" office:value="25.58">
                <text:p>25.58</text:p>
              </table:table-cell>
              <table:table-cell office:value-type="float" office:value="37.47875">
                <text:p>37.47875</text:p>
              </table:table-cell>
              <table:table-cell office:value-type="float" office:value="25.5866104166667">
                <text:p>25.5866104166667</text:p>
              </table:table-cell>
              <table:table-cell office:value-type="float" office:value="120.77">
                <text:p>120.7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9.89">
                <text:p>109.89</text:p>
              </table:table-cell>
              <table:table-cell office:value-type="float" office:value="27.62">
                <text:p>27.62</text:p>
              </table:table-cell>
              <table:table-cell office:value-type="float" office:value="41.35625">
                <text:p>41.35625</text:p>
              </table:table-cell>
              <table:table-cell office:value-type="float" office:value="27.62763125">
                <text:p>27.62763125</text:p>
              </table:table-cell>
              <table:table-cell office:value-type="float" office:value="137.51">
                <text:p>137.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8.56">
                <text:p>128.56</text:p>
              </table:table-cell>
              <table:table-cell office:value-type="float" office:value="27.28">
                <text:p>27.28</text:p>
              </table:table-cell>
              <table:table-cell office:value-type="float" office:value="43.35">
                <text:p>43.35</text:p>
              </table:table-cell>
              <table:table-cell office:value-type="float" office:value="27.2889277777778">
                <text:p>27.2889277777778</text:p>
              </table:table-cell>
              <table:table-cell office:value-type="float" office:value="155.84">
                <text:p>155.8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7.44">
                <text:p>147.44</text:p>
              </table:table-cell>
              <table:table-cell office:value-type="float" office:value="28.68">
                <text:p>28.68</text:p>
              </table:table-cell>
              <table:table-cell office:value-type="float" office:value="47.11">
                <text:p>47.11</text:p>
              </table:table-cell>
              <table:table-cell office:value-type="float" office:value="28.6902388888889">
                <text:p>28.6902388888889</text:p>
              </table:table-cell>
              <table:table-cell office:value-type="float" office:value="176.12">
                <text:p>176.1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66.36">
                <text:p>166.36</text:p>
              </table:table-cell>
              <table:table-cell office:value-type="float" office:value="30.76">
                <text:p>30.76</text:p>
              </table:table-cell>
              <table:table-cell office:value-type="float" office:value="51.555">
                <text:p>51.555</text:p>
              </table:table-cell>
              <table:table-cell office:value-type="float" office:value="30.7715527777778">
                <text:p>30.7715527777778</text:p>
              </table:table-cell>
              <table:table-cell office:value-type="float" office:value="197.12">
                <text:p>197.1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90.5">
                <text:p>190.5</text:p>
              </table:table-cell>
              <table:table-cell office:value-type="float" office:value="30.17">
                <text:p>30.17</text:p>
              </table:table-cell>
              <table:table-cell office:value-type="float" office:value="53.9825">
                <text:p>53.9825</text:p>
              </table:table-cell>
              <table:table-cell office:value-type="float" office:value="30.1832291666667">
                <text:p>30.1832291666667</text:p>
              </table:table-cell>
              <table:table-cell office:value-type="float" office:value="220.67">
                <text:p>220.6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8.41">
                <text:p>218.41</text:p>
              </table:table-cell>
              <table:table-cell office:value-type="float" office:value="31.19">
                <text:p>31.19</text:p>
              </table:table-cell>
              <table:table-cell office:value-type="float" office:value="58.49125">
                <text:p>58.49125</text:p>
              </table:table-cell>
              <table:table-cell office:value-type="float" office:value="31.2051673611111">
                <text:p>31.2051673611111</text:p>
              </table:table-cell>
              <table:table-cell office:value-type="float" office:value="249.6">
                <text:p>249.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43.87">
                <text:p>243.87</text:p>
              </table:table-cell>
              <table:table-cell office:value-type="float" office:value="32.05">
                <text:p>32.05</text:p>
              </table:table-cell>
              <table:table-cell office:value-type="float" office:value="62.53375">
                <text:p>62.53375</text:p>
              </table:table-cell>
              <table:table-cell office:value-type="float" office:value="32.0669354166667">
                <text:p>32.0669354166667</text:p>
              </table:table-cell>
              <table:table-cell office:value-type="float" office:value="275.92">
                <text:p>275.9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76.1">
                <text:p>276.1</text:p>
              </table:table-cell>
              <table:table-cell office:value-type="float" office:value="32.24">
                <text:p>32.24</text:p>
              </table:table-cell>
              <table:table-cell office:value-type="float" office:value="66.7525">
                <text:p>66.7525</text:p>
              </table:table-cell>
              <table:table-cell office:value-type="float" office:value="32.2591736111111">
                <text:p>32.2591736111111</text:p>
              </table:table-cell>
              <table:table-cell office:value-type="float" office:value="308.34">
                <text:p>308.3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07.87">
                <text:p>307.87</text:p>
              </table:table-cell>
              <table:table-cell office:value-type="float" office:value="34.52">
                <text:p>34.52</text:p>
              </table:table-cell>
              <table:table-cell office:value-type="float" office:value="73.00375">
                <text:p>73.00375</text:p>
              </table:table-cell>
              <table:table-cell office:value-type="float" office:value="34.5413798611111">
                <text:p>34.5413798611111</text:p>
              </table:table-cell>
              <table:table-cell office:value-type="float" office:value="342.39">
                <text:p>342.3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41.57">
                <text:p>341.57</text:p>
              </table:table-cell>
              <table:table-cell office:value-type="float" office:value="33.98">
                <text:p>33.98</text:p>
              </table:table-cell>
              <table:table-cell office:value-type="float" office:value="76.67625">
                <text:p>76.67625</text:p>
              </table:table-cell>
              <table:table-cell office:value-type="float" office:value="34.0037201388888">
                <text:p>34.0037201388888</text:p>
              </table:table-cell>
              <table:table-cell office:value-type="float" office:value="375.55">
                <text:p>375.5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76.08">
                <text:p>376.08</text:p>
              </table:table-cell>
              <table:table-cell office:value-type="float" office:value="36.67">
                <text:p>36.67</text:p>
              </table:table-cell>
              <table:table-cell office:value-type="float" office:value="83.68">
                <text:p>83.68</text:p>
              </table:table-cell>
              <table:table-cell office:value-type="float" office:value="36.6961166666666">
                <text:p>36.6961166666666</text:p>
              </table:table-cell>
              <table:table-cell office:value-type="float" office:value="412.75">
                <text:p>412.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14.51">
                <text:p>414.51</text:p>
              </table:table-cell>
              <table:table-cell office:value-type="float" office:value="37.26">
                <text:p>37.26</text:p>
              </table:table-cell>
              <table:table-cell office:value-type="float" office:value="89.07375">
                <text:p>89.07375</text:p>
              </table:table-cell>
              <table:table-cell office:value-type="float" office:value="37.2887854166667">
                <text:p>37.2887854166667</text:p>
              </table:table-cell>
              <table:table-cell office:value-type="float" office:value="451.77">
                <text:p>451.7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56.61">
                <text:p>456.61</text:p>
              </table:table-cell>
              <table:table-cell office:value-type="float" office:value="52.9">
                <text:p>52.9</text:p>
              </table:table-cell>
              <table:table-cell office:value-type="float" office:value="109.97625">
                <text:p>109.97625</text:p>
              </table:table-cell>
              <table:table-cell office:value-type="float" office:value="52.9317090277778">
                <text:p>52.9317090277778</text:p>
              </table:table-cell>
              <table:table-cell office:value-type="float" office:value="509.51">
                <text:p>509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03.17">
                <text:p>503.17</text:p>
              </table:table-cell>
              <table:table-cell office:value-type="float" office:value="52.7000000000001">
                <text:p>52.7000000000001</text:p>
              </table:table-cell>
              <table:table-cell office:value-type="float" office:value="115.59625">
                <text:p>115.59625</text:p>
              </table:table-cell>
              <table:table-cell office:value-type="float" office:value="52.7349423611112">
                <text:p>52.7349423611112</text:p>
              </table:table-cell>
              <table:table-cell office:value-type="float" office:value="555.87">
                <text:p>555.8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51.78">
                <text:p>551.78</text:p>
              </table:table-cell>
              <table:table-cell office:value-type="float" office:value="54.9100000000001">
                <text:p>54.9100000000001</text:p>
              </table:table-cell>
              <table:table-cell office:value-type="float" office:value="123.8825">
                <text:p>123.8825</text:p>
              </table:table-cell>
              <table:table-cell office:value-type="float" office:value="54.9483180555556">
                <text:p>54.9483180555556</text:p>
              </table:table-cell>
              <table:table-cell office:value-type="float" office:value="606.69">
                <text:p>606.6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96.88">
                <text:p>596.88</text:p>
              </table:table-cell>
              <table:table-cell office:value-type="float" office:value="56.8499999999999">
                <text:p>56.8499999999999</text:p>
              </table:table-cell>
              <table:table-cell office:value-type="float" office:value="131.46">
                <text:p>131.46</text:p>
              </table:table-cell>
              <table:table-cell office:value-type="float" office:value="56.8914499999999">
                <text:p>56.8914499999999</text:p>
              </table:table-cell>
              <table:table-cell office:value-type="float" office:value="653.73">
                <text:p>653.7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54.33">
                <text:p>654.33</text:p>
              </table:table-cell>
              <table:table-cell office:value-type="float" office:value="56.64">
                <text:p>56.64</text:p>
              </table:table-cell>
              <table:table-cell office:value-type="float" office:value="138.43125">
                <text:p>138.43125</text:p>
              </table:table-cell>
              <table:table-cell office:value-type="float" office:value="56.6854395833333">
                <text:p>56.6854395833333</text:p>
              </table:table-cell>
              <table:table-cell office:value-type="float" office:value="710.97">
                <text:p>710.9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10.85">
                <text:p>710.85</text:p>
              </table:table-cell>
              <table:table-cell office:value-type="float" office:value="57.8199999999999">
                <text:p>57.8199999999999</text:p>
              </table:table-cell>
              <table:table-cell office:value-type="float" office:value="146.67625">
                <text:p>146.67625</text:p>
              </table:table-cell>
              <table:table-cell office:value-type="float" office:value="57.8693645833333">
                <text:p>57.8693645833333</text:p>
              </table:table-cell>
              <table:table-cell office:value-type="float" office:value="768.67">
                <text:p>768.6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773.84">
                <text:p>773.84</text:p>
              </table:table-cell>
              <table:table-cell office:value-type="float" office:value="57.4899999999999">
                <text:p>57.4899999999999</text:p>
              </table:table-cell>
              <table:table-cell office:value-type="float" office:value="154.22">
                <text:p>154.22</text:p>
              </table:table-cell>
              <table:table-cell office:value-type="float" office:value="57.5437388888888">
                <text:p>57.5437388888888</text:p>
              </table:table-cell>
              <table:table-cell office:value-type="float" office:value="831.33">
                <text:p>831.3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835.05">
                <text:p>835.05</text:p>
              </table:table-cell>
              <table:table-cell office:value-type="float" office:value="60.6700000000001">
                <text:p>60.6700000000001</text:p>
              </table:table-cell>
              <table:table-cell office:value-type="float" office:value="165.05125">
                <text:p>165.05125</text:p>
              </table:table-cell>
              <table:table-cell office:value-type="float" office:value="60.7279895833334">
                <text:p>60.7279895833334</text:p>
              </table:table-cell>
              <table:table-cell office:value-type="float" office:value="895.72">
                <text:p>895.7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903.11">
                <text:p>903.11</text:p>
              </table:table-cell>
              <table:table-cell office:value-type="float" office:value="63.62">
                <text:p>63.62</text:p>
              </table:table-cell>
              <table:table-cell office:value-type="float" office:value="176.50875">
                <text:p>176.50875</text:p>
              </table:table-cell>
              <table:table-cell office:value-type="float" office:value="63.6827159722222">
                <text:p>63.6827159722222</text:p>
              </table:table-cell>
              <table:table-cell office:value-type="float" office:value="966.73">
                <text:p>966.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78.69">
                <text:p>978.69</text:p>
              </table:table-cell>
              <table:table-cell office:value-type="float" office:value="89.09">
                <text:p>89.09</text:p>
              </table:table-cell>
              <table:table-cell office:value-type="float" office:value="211.42625">
                <text:p>211.42625</text:p>
              </table:table-cell>
              <table:table-cell office:value-type="float" office:value="89.1579645833334">
                <text:p>89.1579645833334</text:p>
              </table:table-cell>
              <table:table-cell office:value-type="float" office:value="1067.78">
                <text:p>1067.7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058.31">
                <text:p>1058.31</text:p>
              </table:table-cell>
              <table:table-cell office:value-type="float" office:value="90.6399999999999">
                <text:p>90.6399999999999</text:p>
              </table:table-cell>
              <table:table-cell office:value-type="float" office:value="222.92875">
                <text:p>222.92875</text:p>
              </table:table-cell>
              <table:table-cell office:value-type="float" office:value="90.7134937499999">
                <text:p>90.7134937499999</text:p>
              </table:table-cell>
              <table:table-cell office:value-type="float" office:value="1148.95">
                <text:p>1148.9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137.72">
                <text:p>1137.72</text:p>
              </table:table-cell>
              <table:table-cell office:value-type="float" office:value="92.7499999999995">
                <text:p>92.7499999999995</text:p>
              </table:table-cell>
              <table:table-cell office:value-type="float" office:value="234.965">
                <text:p>234.965</text:p>
              </table:table-cell>
              <table:table-cell office:value-type="float" office:value="92.8290083333329">
                <text:p>92.8290083333329</text:p>
              </table:table-cell>
              <table:table-cell office:value-type="float" office:value="1230.47">
                <text:p>1230.4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19.2">
                <text:p>1219.2</text:p>
              </table:table-cell>
              <table:table-cell office:value-type="float" office:value="93.9100000000001">
                <text:p>93.9100000000001</text:p>
              </table:table-cell>
              <table:table-cell office:value-type="float" office:value="246.31">
                <text:p>246.31</text:p>
              </table:table-cell>
              <table:table-cell office:value-type="float" office:value="93.9946666666667">
                <text:p>93.9946666666667</text:p>
              </table:table-cell>
              <table:table-cell office:value-type="float" office:value="1313.11">
                <text:p>1313.1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307.84">
                <text:p>1307.84</text:p>
              </table:table-cell>
              <table:table-cell office:value-type="float" office:value="95.9200000000001">
                <text:p>95.9200000000001</text:p>
              </table:table-cell>
              <table:table-cell office:value-type="float" office:value="259.4">
                <text:p>259.4</text:p>
              </table:table-cell>
              <table:table-cell office:value-type="float" office:value="96.0108222222223">
                <text:p>96.0108222222223</text:p>
              </table:table-cell>
              <table:table-cell office:value-type="float" office:value="1403.76">
                <text:p>1403.7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404.46">
                <text:p>1404.46</text:p>
              </table:table-cell>
              <table:table-cell office:value-type="float" office:value="98.1800000000003">
                <text:p>98.1800000000003</text:p>
              </table:table-cell>
              <table:table-cell office:value-type="float" office:value="273.7375">
                <text:p>273.7375</text:p>
              </table:table-cell>
              <table:table-cell office:value-type="float" office:value="98.2775319444447">
                <text:p>98.2775319444447</text:p>
              </table:table-cell>
              <table:table-cell office:value-type="float" office:value="1502.64">
                <text:p>1502.6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501.88">
                <text:p>1501.88</text:p>
              </table:table-cell>
              <table:table-cell office:value-type="float" office:value="99">
                <text:p>99</text:p>
              </table:table-cell>
              <table:table-cell office:value-type="float" office:value="286.735">
                <text:p>286.735</text:p>
              </table:table-cell>
              <table:table-cell office:value-type="float" office:value="99.1042972222222">
                <text:p>99.1042972222222</text:p>
              </table:table-cell>
              <table:table-cell office:value-type="float" office:value="1600.88">
                <text:p>1600.8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604.23">
                <text:p>1604.23</text:p>
              </table:table-cell>
              <table:table-cell office:value-type="float" office:value="102.07">
                <text:p>102.07</text:p>
              </table:table-cell>
              <table:table-cell office:value-type="float" office:value="302.59875">
                <text:p>302.59875</text:p>
              </table:table-cell>
              <table:table-cell office:value-type="float" office:value="102.181404861111">
                <text:p>102.181404861111</text:p>
              </table:table-cell>
              <table:table-cell office:value-type="float" office:value="1706.3">
                <text:p>1706.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715.8">
                <text:p>1715.8</text:p>
              </table:table-cell>
              <table:table-cell office:value-type="float" office:value="104.23">
                <text:p>104.23</text:p>
              </table:table-cell>
              <table:table-cell office:value-type="float" office:value="318.705">
                <text:p>318.705</text:p>
              </table:table-cell>
              <table:table-cell office:value-type="float" office:value="104.349152777778">
                <text:p>104.349152777778</text:p>
              </table:table-cell>
              <table:table-cell office:value-type="float" office:value="1820.03">
                <text:p>1820.0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834.12">
                <text:p>1834.12</text:p>
              </table:table-cell>
              <table:table-cell office:value-type="float" office:value="105.67">
                <text:p>105.67</text:p>
              </table:table-cell>
              <table:table-cell office:value-type="float" office:value="334.935">
                <text:p>334.935</text:p>
              </table:table-cell>
              <table:table-cell office:value-type="float" office:value="105.797369444445">
                <text:p>105.797369444445</text:p>
              </table:table-cell>
              <table:table-cell office:value-type="float" office:value="1939.79">
                <text:p>1939.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49.02">
                <text:p>1949.02</text:p>
              </table:table-cell>
              <table:table-cell office:value-type="float" office:value="107.26">
                <text:p>107.26</text:p>
              </table:table-cell>
              <table:table-cell office:value-type="float" office:value="350.8875">
                <text:p>350.8875</text:p>
              </table:table-cell>
              <table:table-cell office:value-type="float" office:value="107.395348611111">
                <text:p>107.395348611111</text:p>
              </table:table-cell>
              <table:table-cell office:value-type="float" office:value="2056.28">
                <text:p>2056.2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067.51">
                <text:p>2067.51</text:p>
              </table:table-cell>
              <table:table-cell office:value-type="float" office:value="110.77">
                <text:p>110.77</text:p>
              </table:table-cell>
              <table:table-cell office:value-type="float" office:value="369.20875">
                <text:p>369.20875</text:p>
              </table:table-cell>
              <table:table-cell office:value-type="float" office:value="110.913577083333">
                <text:p>110.913577083333</text:p>
              </table:table-cell>
              <table:table-cell office:value-type="float" office:value="2178.28">
                <text:p>2178.2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188.13">
                <text:p>2188.13</text:p>
              </table:table-cell>
              <table:table-cell office:value-type="float" office:value="112.290000000001">
                <text:p>112.290000000001</text:p>
              </table:table-cell>
              <table:table-cell office:value-type="float" office:value="385.806250000001">
                <text:p>385.806250000001</text:p>
              </table:table-cell>
              <table:table-cell office:value-type="float" office:value="112.441953472223">
                <text:p>112.441953472223</text:p>
              </table:table-cell>
              <table:table-cell office:value-type="float" office:value="2300.42">
                <text:p>2300.4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318.01">
                <text:p>2318.01</text:p>
              </table:table-cell>
              <table:table-cell office:value-type="float" office:value="116.190000000001">
                <text:p>116.190000000001</text:p>
              </table:table-cell>
              <table:table-cell office:value-type="float" office:value="405.941250000001">
                <text:p>405.941250000001</text:p>
              </table:table-cell>
              <table:table-cell office:value-type="float" office:value="116.350972916667">
                <text:p>116.350972916667</text:p>
              </table:table-cell>
              <table:table-cell office:value-type="float" office:value="2434.2">
                <text:p>2434.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449.72">
                <text:p>2449.72</text:p>
              </table:table-cell>
              <table:table-cell office:value-type="float" office:value="116.74">
                <text:p>116.74</text:p>
              </table:table-cell>
              <table:table-cell office:value-type="float" office:value="422.955">
                <text:p>422.955</text:p>
              </table:table-cell>
              <table:table-cell office:value-type="float" office:value="116.910119444444">
                <text:p>116.910119444444</text:p>
              </table:table-cell>
              <table:table-cell office:value-type="float" office:value="2566.46">
                <text:p>2566.4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594.09">
                <text:p>2594.09</text:p>
              </table:table-cell>
              <table:table-cell office:value-type="float" office:value="119.740000000001">
                <text:p>119.740000000001</text:p>
              </table:table-cell>
              <table:table-cell office:value-type="float" office:value="444.001250000001">
                <text:p>444.001250000001</text:p>
              </table:table-cell>
              <table:table-cell office:value-type="float" office:value="119.92014513889">
                <text:p>119.92014513889</text:p>
              </table:table-cell>
              <table:table-cell office:value-type="float" office:value="2713.83">
                <text:p>2713.8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738.36">
                <text:p>2738.36</text:p>
              </table:table-cell>
              <table:table-cell office:value-type="float" office:value="121.409999999999">
                <text:p>121.409999999999</text:p>
              </table:table-cell>
              <table:table-cell office:value-type="float" office:value="463.704999999999">
                <text:p>463.704999999999</text:p>
              </table:table-cell>
              <table:table-cell office:value-type="float" office:value="121.600163888888">
                <text:p>121.600163888888</text:p>
              </table:table-cell>
              <table:table-cell office:value-type="float" office:value="2859.77">
                <text:p>2859.7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895.44">
                <text:p>2895.44</text:p>
              </table:table-cell>
              <table:table-cell office:value-type="float" office:value="125.2">
                <text:p>125.2</text:p>
              </table:table-cell>
              <table:table-cell office:value-type="float" office:value="487.13">
                <text:p>487.13</text:p>
              </table:table-cell>
              <table:table-cell office:value-type="float" office:value="125.401072222223">
                <text:p>125.401072222223</text:p>
              </table:table-cell>
              <table:table-cell office:value-type="float" office:value="3020.64">
                <text:p>3020.6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041.11">
                <text:p>3041.11</text:p>
              </table:table-cell>
              <table:table-cell office:value-type="float" office:value="125.770000000001">
                <text:p>125.770000000001</text:p>
              </table:table-cell>
              <table:table-cell office:value-type="float" office:value="505.908750000001">
                <text:p>505.908750000001</text:p>
              </table:table-cell>
              <table:table-cell office:value-type="float" office:value="125.981188194445">
                <text:p>125.981188194445</text:p>
              </table:table-cell>
              <table:table-cell office:value-type="float" office:value="3166.88">
                <text:p>3166.8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198.65">
                <text:p>3198.65</text:p>
              </table:table-cell>
              <table:table-cell office:value-type="float" office:value="128.670000000001">
                <text:p>128.670000000001</text:p>
              </table:table-cell>
              <table:table-cell office:value-type="float" office:value="528.501250000001">
                <text:p>528.501250000001</text:p>
              </table:table-cell>
              <table:table-cell office:value-type="float" office:value="128.892128472223">
                <text:p>128.892128472223</text:p>
              </table:table-cell>
              <table:table-cell office:value-type="float" office:value="3327.32">
                <text:p>3327.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371.71">
                <text:p>3371.71</text:p>
              </table:table-cell>
              <table:table-cell office:value-type="float" office:value="131.76">
                <text:p>131.76</text:p>
              </table:table-cell>
              <table:table-cell office:value-type="float" office:value="553.22375">
                <text:p>553.22375</text:p>
              </table:table-cell>
              <table:table-cell office:value-type="float" office:value="131.994146527778">
                <text:p>131.994146527778</text:p>
              </table:table-cell>
              <table:table-cell office:value-type="float" office:value="3503.47">
                <text:p>3503.4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547.48">
                <text:p>3547.48</text:p>
              </table:table-cell>
              <table:table-cell office:value-type="float" office:value="132.81">
                <text:p>132.81</text:p>
              </table:table-cell>
              <table:table-cell office:value-type="float" office:value="576.244999999999">
                <text:p>576.244999999999</text:p>
              </table:table-cell>
              <table:table-cell office:value-type="float" office:value="133.056352777777">
                <text:p>133.056352777777</text:p>
              </table:table-cell>
              <table:table-cell office:value-type="float" office:value="3680.29">
                <text:p>3680.2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730.42">
                <text:p>3730.42</text:p>
              </table:table-cell>
              <table:table-cell office:value-type="float" office:value="138.530000000002">
                <text:p>138.530000000002</text:p>
              </table:table-cell>
              <table:table-cell office:value-type="float" office:value="604.832500000002">
                <text:p>604.832500000002</text:p>
              </table:table-cell>
              <table:table-cell office:value-type="float" office:value="138.789056944446">
                <text:p>138.789056944446</text:p>
              </table:table-cell>
              <table:table-cell office:value-type="float" office:value="3868.95">
                <text:p>3868.95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922">
                <text:p>3922</text:p>
              </table:table-cell>
              <table:table-cell office:value-type="float" office:value="169.06">
                <text:p>169.06</text:p>
              </table:table-cell>
              <table:table-cell office:value-type="float" office:value="659.31">
                <text:p>659.31</text:p>
              </table:table-cell>
              <table:table-cell office:value-type="float" office:value="169.332361111112">
                <text:p>169.332361111112</text:p>
              </table:table-cell>
              <table:table-cell office:value-type="float" office:value="4091.06">
                <text:p>4091.0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125.87">
                <text:p>4125.87</text:p>
              </table:table-cell>
              <table:table-cell office:value-type="float" office:value="174.360000000001">
                <text:p>174.360000000001</text:p>
              </table:table-cell>
              <table:table-cell office:value-type="float" office:value="690.093750000001">
                <text:p>690.093750000001</text:p>
              </table:table-cell>
              <table:table-cell office:value-type="float" office:value="174.646518750001">
                <text:p>174.646518750001</text:p>
              </table:table-cell>
              <table:table-cell office:value-type="float" office:value="4300.23">
                <text:p>4300.2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310.18">
                <text:p>4310.18</text:p>
              </table:table-cell>
              <table:table-cell office:value-type="float" office:value="176.880000000002">
                <text:p>176.880000000002</text:p>
              </table:table-cell>
              <table:table-cell office:value-type="float" office:value="715.652500000002">
                <text:p>715.652500000002</text:p>
              </table:table-cell>
              <table:table-cell office:value-type="float" office:value="177.179318055557">
                <text:p>177.179318055557</text:p>
              </table:table-cell>
              <table:table-cell office:value-type="float" office:value="4487.06">
                <text:p>4487.06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534.63">
                <text:p>4534.63</text:p>
              </table:table-cell>
              <table:table-cell office:value-type="float" office:value="179.220000000001">
                <text:p>179.220000000001</text:p>
              </table:table-cell>
              <table:table-cell office:value-type="float" office:value="746.048750000001">
                <text:p>746.048750000001</text:p>
              </table:table-cell>
              <table:table-cell office:value-type="float" office:value="179.534904861112">
                <text:p>179.534904861112</text:p>
              </table:table-cell>
              <table:table-cell office:value-type="float" office:value="4713.85">
                <text:p>4713.8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755.02">
                <text:p>4755.02</text:p>
              </table:table-cell>
              <table:table-cell office:value-type="float" office:value="186.190000000001">
                <text:p>186.190000000001</text:p>
              </table:table-cell>
              <table:table-cell office:value-type="float" office:value="780.567500000001">
                <text:p>780.567500000001</text:p>
              </table:table-cell>
              <table:table-cell office:value-type="float" office:value="186.520209722224">
                <text:p>186.520209722224</text:p>
              </table:table-cell>
              <table:table-cell office:value-type="float" office:value="4941.21">
                <text:p>4941.2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973.36">
                <text:p>4973.36</text:p>
              </table:table-cell>
              <table:table-cell office:value-type="float" office:value="184.860000000001">
                <text:p>184.860000000001</text:p>
              </table:table-cell>
              <table:table-cell office:value-type="float" office:value="806.530000000001">
                <text:p>806.530000000001</text:p>
              </table:table-cell>
              <table:table-cell office:value-type="float" office:value="185.205372222223">
                <text:p>185.205372222223</text:p>
              </table:table-cell>
              <table:table-cell office:value-type="float" office:value="5158.22">
                <text:p>5158.2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209.89">
                <text:p>5209.89</text:p>
              </table:table-cell>
              <table:table-cell office:value-type="float" office:value="187.920000000001">
                <text:p>187.920000000001</text:p>
              </table:table-cell>
              <table:table-cell office:value-type="float" office:value="839.156250000001">
                <text:p>839.156250000001</text:p>
              </table:table-cell>
              <table:table-cell office:value-type="float" office:value="188.281797916668">
                <text:p>188.281797916668</text:p>
              </table:table-cell>
              <table:table-cell office:value-type="float" office:value="5397.81">
                <text:p>5397.8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453.58">
                <text:p>5453.58</text:p>
              </table:table-cell>
              <table:table-cell office:value-type="float" office:value="192.829999999999">
                <text:p>192.829999999999</text:p>
              </table:table-cell>
              <table:table-cell office:value-type="float" office:value="874.527499999999">
                <text:p>874.527499999999</text:p>
              </table:table-cell>
              <table:table-cell office:value-type="float" office:value="193.208720833332">
                <text:p>193.208720833332</text:p>
              </table:table-cell>
              <table:table-cell office:value-type="float" office:value="5646.41">
                <text:p>5646.4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5696.16">
                <text:p>5696.16</text:p>
              </table:table-cell>
              <table:table-cell office:value-type="float" office:value="195.79">
                <text:p>195.79</text:p>
              </table:table-cell>
              <table:table-cell office:value-type="float" office:value="907.81">
                <text:p>907.81</text:p>
              </table:table-cell>
              <table:table-cell office:value-type="float" office:value="196.185566666667">
                <text:p>196.185566666667</text:p>
              </table:table-cell>
              <table:table-cell office:value-type="float" office:value="5891.95">
                <text:p>5891.9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967.42">
                <text:p>5967.42</text:p>
              </table:table-cell>
              <table:table-cell office:value-type="float" office:value="200.250000000001">
                <text:p>200.250000000001</text:p>
              </table:table-cell>
              <table:table-cell office:value-type="float" office:value="946.177500000001">
                <text:p>946.177500000001</text:p>
              </table:table-cell>
              <table:table-cell office:value-type="float" office:value="200.664404166668">
                <text:p>200.664404166668</text:p>
              </table:table-cell>
              <table:table-cell office:value-type="float" office:value="6167.67">
                <text:p>6167.6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6211.22">
                <text:p>6211.22</text:p>
              </table:table-cell>
              <table:table-cell office:value-type="float" office:value="202.360000000001">
                <text:p>202.360000000001</text:p>
              </table:table-cell>
              <table:table-cell office:value-type="float" office:value="978.762500000001">
                <text:p>978.762500000001</text:p>
              </table:table-cell>
              <table:table-cell office:value-type="float" office:value="202.791334722223">
                <text:p>202.791334722223</text:p>
              </table:table-cell>
              <table:table-cell office:value-type="float" office:value="6413.58">
                <text:p>6413.5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6477.48">
                <text:p>6477.48</text:p>
              </table:table-cell>
              <table:table-cell office:value-type="float" office:value="205.720000000002">
                <text:p>205.720000000002</text:p>
              </table:table-cell>
              <table:table-cell office:value-type="float" office:value="1015.405">
                <text:p>1015.405</text:p>
              </table:table-cell>
              <table:table-cell office:value-type="float" office:value="206.169825000002">
                <text:p>206.169825000002</text:p>
              </table:table-cell>
              <table:table-cell office:value-type="float" office:value="6683.2">
                <text:p>6683.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758.59">
                <text:p>6758.59</text:p>
              </table:table-cell>
              <table:table-cell office:value-type="float" office:value="270.570000000001">
                <text:p>270.570000000001</text:p>
              </table:table-cell>
              <table:table-cell office:value-type="float" office:value="1115.39375">
                <text:p>1115.39375</text:p>
              </table:table-cell>
              <table:table-cell office:value-type="float" office:value="271.039346527778">
                <text:p>271.039346527778</text:p>
              </table:table-cell>
              <table:table-cell office:value-type="float" office:value="7029.16">
                <text:p>7029.1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066.88">
                <text:p>7066.88</text:p>
              </table:table-cell>
              <table:table-cell office:value-type="float" office:value="276.220000000001">
                <text:p>276.220000000001</text:p>
              </table:table-cell>
              <table:table-cell office:value-type="float" office:value="1159.58">
                <text:p>1159.58</text:p>
              </table:table-cell>
              <table:table-cell office:value-type="float" office:value="276.710755555557">
                <text:p>276.710755555557</text:p>
              </table:table-cell>
              <table:table-cell office:value-type="float" office:value="7343.1">
                <text:p>7343.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335.82">
                <text:p>7335.82</text:p>
              </table:table-cell>
              <table:table-cell office:value-type="float" office:value="278.799999999999">
                <text:p>278.799999999999</text:p>
              </table:table-cell>
              <table:table-cell office:value-type="float" office:value="1195.7775">
                <text:p>1195.7775</text:p>
              </table:table-cell>
              <table:table-cell office:value-type="float" office:value="279.309431944444">
                <text:p>279.309431944444</text:p>
              </table:table-cell>
              <table:table-cell office:value-type="float" office:value="7614.62">
                <text:p>7614.6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642.25">
                <text:p>7642.25</text:p>
              </table:table-cell>
              <table:table-cell office:value-type="float" office:value="361.240000000001">
                <text:p>361.240000000001</text:p>
              </table:table-cell>
              <table:table-cell office:value-type="float" office:value="1316.52125">
                <text:p>1316.52125</text:p>
              </table:table-cell>
              <table:table-cell office:value-type="float" office:value="361.770711805556">
                <text:p>361.770711805556</text:p>
              </table:table-cell>
              <table:table-cell office:value-type="float" office:value="8003.49">
                <text:p>8003.4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313.78">
                <text:p>7313.78</text:p>
              </table:table-cell>
              <table:table-cell office:value-type="float" office:value="364.710000000001">
                <text:p>364.710000000001</text:p>
              </table:table-cell>
              <table:table-cell office:value-type="float" office:value="1278.9325">
                <text:p>1278.9325</text:p>
              </table:table-cell>
              <table:table-cell office:value-type="float" office:value="365.21790138889">
                <text:p>365.21790138889</text:p>
              </table:table-cell>
              <table:table-cell office:value-type="float" office:value="7678.49">
                <text:p>7678.4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652.94">
                <text:p>7652.94</text:p>
              </table:table-cell>
              <table:table-cell office:value-type="float" office:value="370.55">
                <text:p>370.55</text:p>
              </table:table-cell>
              <table:table-cell office:value-type="float" office:value="1327.1675">
                <text:p>1327.1675</text:p>
              </table:table-cell>
              <table:table-cell office:value-type="float" office:value="371.081454166667">
                <text:p>371.081454166667</text:p>
              </table:table-cell>
              <table:table-cell office:value-type="float" office:value="8023.49">
                <text:p>8023.4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7997.76">
                <text:p>7997.76</text:p>
              </table:table-cell>
              <table:table-cell office:value-type="float" office:value="376.300000000002">
                <text:p>376.300000000002</text:p>
              </table:table-cell>
              <table:table-cell office:value-type="float" office:value="1376.02">
                <text:p>1376.02</text:p>
              </table:table-cell>
              <table:table-cell office:value-type="float" office:value="376.855400000002">
                <text:p>376.855400000002</text:p>
              </table:table-cell>
              <table:table-cell office:value-type="float" office:value="8374.06">
                <text:p>8374.0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7715.75">
                <text:p>7715.75</text:p>
              </table:table-cell>
              <table:table-cell office:value-type="float" office:value="382.870000000002">
                <text:p>382.870000000002</text:p>
              </table:table-cell>
              <table:table-cell office:value-type="float" office:value="1347.33875">
                <text:p>1347.33875</text:p>
              </table:table-cell>
              <table:table-cell office:value-type="float" office:value="383.405815972224">
                <text:p>383.405815972224</text:p>
              </table:table-cell>
              <table:table-cell office:value-type="float" office:value="8098.62">
                <text:p>8098.6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7394.51">
                <text:p>7394.51</text:p>
              </table:table-cell>
              <table:table-cell office:value-type="float" office:value="381.510000000003">
                <text:p>381.510000000003</text:p>
              </table:table-cell>
              <table:table-cell office:value-type="float" office:value="1305.82375">
                <text:p>1305.82375</text:p>
              </table:table-cell>
              <table:table-cell office:value-type="float" office:value="382.023507638892">
                <text:p>382.023507638892</text:p>
              </table:table-cell>
              <table:table-cell office:value-type="float" office:value="7776.02">
                <text:p>7776.0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7130.22">
                <text:p>7130.22</text:p>
              </table:table-cell>
              <table:table-cell office:value-type="float" office:value="391.049999999998">
                <text:p>391.049999999998</text:p>
              </table:table-cell>
              <table:table-cell office:value-type="float" office:value="1282.3275">
                <text:p>1282.3275</text:p>
              </table:table-cell>
              <table:table-cell office:value-type="float" office:value="391.545154166665">
                <text:p>391.545154166665</text:p>
              </table:table-cell>
              <table:table-cell office:value-type="float" office:value="7521.27">
                <text:p>7521.2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6843.27">
                <text:p>6843.27</text:p>
              </table:table-cell>
              <table:table-cell office:value-type="float" office:value="392.339999999999">
                <text:p>392.339999999999</text:p>
              </table:table-cell>
              <table:table-cell office:value-type="float" office:value="1247.74875">
                <text:p>1247.74875</text:p>
              </table:table-cell>
              <table:table-cell office:value-type="float" office:value="392.815227083333">
                <text:p>392.815227083333</text:p>
              </table:table-cell>
              <table:table-cell office:value-type="float" office:value="7235.61">
                <text:p>7235.6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7251.15">
                <text:p>7251.15</text:p>
              </table:table-cell>
              <table:table-cell office:value-type="float" office:value="407.099999999999">
                <text:p>407.099999999999</text:p>
              </table:table-cell>
              <table:table-cell office:value-type="float" office:value="1313.49375">
                <text:p>1313.49375</text:p>
              </table:table-cell>
              <table:table-cell office:value-type="float" office:value="407.603552083333">
                <text:p>407.603552083333</text:p>
              </table:table-cell>
              <table:table-cell office:value-type="float" office:value="7658.25">
                <text:p>7658.2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7630.36">
                <text:p>7630.36</text:p>
              </table:table-cell>
              <table:table-cell office:value-type="float" office:value="401.080000000001">
                <text:p>401.080000000001</text:p>
              </table:table-cell>
              <table:table-cell office:value-type="float" office:value="1354.875">
                <text:p>1354.875</text:p>
              </table:table-cell>
              <table:table-cell office:value-type="float" office:value="401.609886111112">
                <text:p>401.609886111112</text:p>
              </table:table-cell>
              <table:table-cell office:value-type="float" office:value="8031.44">
                <text:p>8031.4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053.41">
                <text:p>8053.41</text:p>
              </table:table-cell>
              <table:table-cell office:value-type="float" office:value="411.259999999999">
                <text:p>411.259999999999</text:p>
              </table:table-cell>
              <table:table-cell office:value-type="float" office:value="1417.93625">
                <text:p>1417.93625</text:p>
              </table:table-cell>
              <table:table-cell office:value-type="float" office:value="411.819264583333">
                <text:p>411.819264583333</text:p>
              </table:table-cell>
              <table:table-cell office:value-type="float" office:value="8464.67">
                <text:p>8464.6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472.06">
                <text:p>8472.06</text:p>
              </table:table-cell>
              <table:table-cell office:value-type="float" office:value="414.740000000002">
                <text:p>414.740000000002</text:p>
              </table:table-cell>
              <table:table-cell office:value-type="float" office:value="1473.7475">
                <text:p>1473.7475</text:p>
              </table:table-cell>
              <table:table-cell office:value-type="float" office:value="415.328337500002">
                <text:p>415.328337500002</text:p>
              </table:table-cell>
              <table:table-cell office:value-type="float" office:value="8886.8">
                <text:p>8886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919.54">
                <text:p>8919.54</text:p>
              </table:table-cell>
              <table:table-cell office:value-type="float" office:value="416.570000000002">
                <text:p>416.570000000002</text:p>
              </table:table-cell>
              <table:table-cell office:value-type="float" office:value="1531.5125">
                <text:p>1531.5125</text:p>
              </table:table-cell>
              <table:table-cell office:value-type="float" office:value="417.189412500002">
                <text:p>417.189412500002</text:p>
              </table:table-cell>
              <table:table-cell office:value-type="float" office:value="9336.11">
                <text:p>9336.1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374.04">
                <text:p>9374.04</text:p>
              </table:table-cell>
              <table:table-cell office:value-type="float" office:value="429.460000000001">
                <text:p>429.460000000001</text:p>
              </table:table-cell>
              <table:table-cell office:value-type="float" office:value="1601.215">
                <text:p>1601.215</text:p>
              </table:table-cell>
              <table:table-cell office:value-type="float" office:value="430.110975000001">
                <text:p>430.110975000001</text:p>
              </table:table-cell>
              <table:table-cell office:value-type="float" office:value="9803.5">
                <text:p>9803.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822.99">
                <text:p>9822.99</text:p>
              </table:table-cell>
              <table:table-cell office:value-type="float" office:value="427.559999999999">
                <text:p>427.559999999999</text:p>
              </table:table-cell>
              <table:table-cell office:value-type="float" office:value="1655.43375">
                <text:p>1655.43375</text:p>
              </table:table-cell>
              <table:table-cell office:value-type="float" office:value="428.242152083333">
                <text:p>428.242152083333</text:p>
              </table:table-cell>
              <table:table-cell office:value-type="float" office:value="10250.55">
                <text:p>10250.5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0328.28">
                <text:p>10328.28</text:p>
              </table:table-cell>
              <table:table-cell office:value-type="float" office:value="435.990000000002">
                <text:p>435.990000000002</text:p>
              </table:table-cell>
              <table:table-cell office:value-type="float" office:value="1727.025">
                <text:p>1727.025</text:p>
              </table:table-cell>
              <table:table-cell office:value-type="float" office:value="436.707241666668">
                <text:p>436.707241666668</text:p>
              </table:table-cell>
              <table:table-cell office:value-type="float" office:value="10764.27">
                <text:p>10764.27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0782.99">
                <text:p>10782.99</text:p>
              </table:table-cell>
              <table:table-cell office:value-type="float" office:value="442.76">
                <text:p>442.76</text:p>
              </table:table-cell>
              <table:table-cell office:value-type="float" office:value="1790.63375">
                <text:p>1790.63375</text:p>
              </table:table-cell>
              <table:table-cell office:value-type="float" office:value="443.50881875">
                <text:p>443.50881875</text:p>
              </table:table-cell>
              <table:table-cell office:value-type="float" office:value="11225.75">
                <text:p>11225.7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1293.3">
                <text:p>11293.3</text:p>
              </table:table-cell>
              <table:table-cell office:value-type="float" office:value="451.870000000003">
                <text:p>451.870000000003</text:p>
              </table:table-cell>
              <table:table-cell office:value-type="float" office:value="1863.5325">
                <text:p>1863.5325</text:p>
              </table:table-cell>
              <table:table-cell office:value-type="float" office:value="452.654256944447">
                <text:p>452.654256944447</text:p>
              </table:table-cell>
              <table:table-cell office:value-type="float" office:value="11745.17">
                <text:p>11745.1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1769.63">
                <text:p>11769.63</text:p>
              </table:table-cell>
              <table:table-cell office:value-type="float" office:value="459.509999999998">
                <text:p>459.509999999998</text:p>
              </table:table-cell>
              <table:table-cell office:value-type="float" office:value="1930.71375">
                <text:p>1930.71375</text:p>
              </table:table-cell>
              <table:table-cell office:value-type="float" office:value="460.327335416665">
                <text:p>460.327335416665</text:p>
              </table:table-cell>
              <table:table-cell office:value-type="float" office:value="12229.14">
                <text:p>12229.1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2300.28">
                <text:p>12300.28</text:p>
              </table:table-cell>
              <table:table-cell office:value-type="float" office:value="560.84">
                <text:p>560.84</text:p>
              </table:table-cell>
              <table:table-cell office:value-type="float" office:value="2098.375">
                <text:p>2098.375</text:p>
              </table:table-cell>
              <table:table-cell office:value-type="float" office:value="561.694186111111">
                <text:p>561.694186111111</text:p>
              </table:table-cell>
              <table:table-cell office:value-type="float" office:value="12861.12">
                <text:p>12861.1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1506.89">
                <text:p>11506.89</text:p>
              </table:table-cell>
              <table:table-cell office:value-type="float" office:value="568.369999999999">
                <text:p>568.369999999999</text:p>
              </table:table-cell>
              <table:table-cell office:value-type="float" office:value="2006.73125">
                <text:p>2006.73125</text:p>
              </table:table-cell>
              <table:table-cell office:value-type="float" office:value="569.169089583332">
                <text:p>569.169089583332</text:p>
              </table:table-cell>
              <table:table-cell office:value-type="float" office:value="12075.26">
                <text:p>12075.2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1381.54">
                <text:p>11381.54</text:p>
              </table:table-cell>
              <table:table-cell office:value-type="float" office:value="581.570000000002">
                <text:p>581.570000000002</text:p>
              </table:table-cell>
              <table:table-cell office:value-type="float" office:value="2004.2625">
                <text:p>2004.2625</text:p>
              </table:table-cell>
              <table:table-cell office:value-type="float" office:value="582.360384722224">
                <text:p>582.360384722224</text:p>
              </table:table-cell>
              <table:table-cell office:value-type="float" office:value="11963.11">
                <text:p>11963.1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931.84">
                <text:p>11931.84</text:p>
              </table:table-cell>
              <table:table-cell office:value-type="float" office:value="585.400000000003">
                <text:p>585.400000000003</text:p>
              </table:table-cell>
              <table:table-cell office:value-type="float" office:value="2076.88">
                <text:p>2076.88</text:p>
              </table:table-cell>
              <table:table-cell office:value-type="float" office:value="586.228600000003">
                <text:p>586.228600000003</text:p>
              </table:table-cell>
              <table:table-cell office:value-type="float" office:value="12517.24">
                <text:p>12517.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cm" svg:height="8.999cm" xlink:href=".." xlink:type="simple" chart:class="chart:line" chart:column-mapping="0 1" chart:style-name="ch1">
        <chart:title svg:x="4.613cm" svg:y="0.315cm" chart:style-name="ch2">
          <text:p>Theoretical Percent Improvement</text:p>
        </chart:title>
        <chart:legend chart:legend-position="bottom" svg:x="3.56cm" svg:y="7.22cm" style:legend-expansion="wide" chart:style-name="ch3"/>
        <chart:plot-area chart:style-name="ch4" table:cell-range-address="Sheet1.A107:Sheet1.A206 Sheet1.G106:Sheet1.I206" chart:data-source-has-labels="both" svg:x="1.33cm" svg:y="1.631cm" svg:width="14.012cm" svg:height="4.429cm">
          <chartooo:coordinate-region svg:x="2.93cm" svg:y="1.831cm" svg:width="12.348cm" svg:height="3.184cm"/>
          <chart:axis chart:dimension="x" chart:name="primary-x" chart:style-name="ch5" chartooo:axis-type="auto">
            <chartooo:date-scale/>
            <chart:title svg:x="7.234cm" svg:y="6.239cm" chart:style-name="ch6">
              <text:p>Radius (miles)</text:p>
            </chart:title>
            <chart:categories table:cell-range-address="Sheet1.A107:Sheet1.A206"/>
          </chart:axis>
          <chart:axis chart:dimension="y" chart:name="primary-y" chart:style-name="ch7">
            <chart:title svg:x="0.451cm" svg:y="5.728cm" chart:style-name="ch8">
              <text:p>Percent Improvement (%)</text:p>
            </chart:title>
            <chart:grid chart:style-name="ch9" chart:class="major"/>
          </chart:axis>
          <chart:series chart:style-name="ch10" chart:values-cell-range-address="Sheet1.G107:Sheet1.G206" chart:label-cell-address="Sheet1.G106:Sheet1.G106" chart:class="chart:line">
            <chart:data-point chart:repeated="100"/>
          </chart:series>
          <chart:series chart:style-name="ch11" chart:values-cell-range-address="Sheet1.H107:Sheet1.H206" chart:label-cell-address="Sheet1.H106:Sheet1.H106" chart:class="chart:line">
            <chart:data-point chart:repeated="100"/>
          </chart:series>
          <chart:series chart:style-name="ch12" chart:values-cell-range-address="Sheet1.I107:Sheet1.I206" chart:label-cell-address="Sheet1.I106:Sheet1.I106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Improvement 8 cores (Max)</text:p>
                <draw:g>
                  <svg:desc>Sheet1.G106:Sheet1.G106</svg:desc>
                </draw:g>
              </table:table-cell>
              <table:table-cell office:value-type="string">
                <text:p>Percent Improvement 14400 Cores (Max)</text:p>
                <draw:g>
                  <svg:desc>Sheet1.H106:Sheet1.H106</svg:desc>
                </draw:g>
              </table:table-cell>
              <table:table-cell office:value-type="string">
                <text:p>Percent Improvement from 8 cores to 14400 cores</text:p>
                <draw:g>
                  <svg:desc>Sheet1.I106:Sheet1.I10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07:Sheet1.A206</svg:desc>
                </draw:g>
              </table:table-cell>
              <table:table-cell office:value-type="float" office:value="0.0245901639344263">
                <text:p>0.0245901639344263</text:p>
                <draw:g>
                  <svg:desc>Sheet1.G107:Sheet1.G206</svg:desc>
                </draw:g>
              </table:table-cell>
              <table:table-cell office:value-type="float" office:value="0.0281010928961748">
                <text:p>0.0281010928961748</text:p>
                <draw:g>
                  <svg:desc>Sheet1.H107:Sheet1.H206</svg:desc>
                </draw:g>
              </table:table-cell>
              <table:table-cell office:value-type="float" office:value="0.99640056022409">
                <text:p>0.99640056022409</text:p>
                <draw:g>
                  <svg:desc>Sheet1.I107:Sheet1.I20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565104166666665">
                <text:p>0.0565104166666665</text:p>
              </table:table-cell>
              <table:table-cell office:value-type="float" office:value="0.0645788483796295">
                <text:p>0.0645788483796295</text:p>
              </table:table-cell>
              <table:table-cell office:value-type="float" office:value="0.991448308645383">
                <text:p>0.99144830864538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63863636363636">
                <text:p>0.163863636363636</text:p>
              </table:table-cell>
              <table:table-cell office:value-type="float" office:value="0.187259722222222">
                <text:p>0.187259722222222</text:p>
              </table:table-cell>
              <table:table-cell office:value-type="float" office:value="0.972018815499381">
                <text:p>0.97201881549938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1265479876161">
                <text:p>0.21265479876161</text:p>
              </table:table-cell>
              <table:table-cell office:value-type="float" office:value="0.243017178362573">
                <text:p>0.243017178362573</text:p>
              </table:table-cell>
              <table:table-cell office:value-type="float" office:value="0.961437017012097">
                <text:p>0.96143701701209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08147174770039">
                <text:p>0.308147174770039</text:p>
              </table:table-cell>
              <table:table-cell office:value-type="float" office:value="0.352143743612206">
                <text:p>0.352143743612206</text:p>
              </table:table-cell>
              <table:table-cell office:value-type="float" office:value="0.936407618444655">
                <text:p>0.9364076184446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92456676860347">
                <text:p>0.392456676860347</text:p>
              </table:table-cell>
              <table:table-cell office:value-type="float" office:value="0.448490769056519">
                <text:p>0.448490769056519</text:p>
              </table:table-cell>
              <table:table-cell office:value-type="float" office:value="0.907769388516033">
                <text:p>0.9077693885160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493571428571429">
                <text:p>0.493571428571429</text:p>
              </table:table-cell>
              <table:table-cell office:value-type="float" office:value="0.56404246031746">
                <text:p>0.56404246031746</text:p>
              </table:table-cell>
              <table:table-cell office:value-type="float" office:value="0.860847045917568">
                <text:p>0.86084704591756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549804049640757">
                <text:p>0.549804049640757</text:p>
              </table:table-cell>
              <table:table-cell office:value-type="float" office:value="0.628303850061688">
                <text:p>0.628303850061688</text:p>
              </table:table-cell>
              <table:table-cell office:value-type="float" office:value="0.825631926812558">
                <text:p>0.82563192681255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607789855072464">
                <text:p>0.607789855072464</text:p>
              </table:table-cell>
              <table:table-cell office:value-type="float" office:value="0.694568739935588">
                <text:p>0.694568739935588</text:p>
              </table:table-cell>
              <table:table-cell office:value-type="float" office:value="0.778743905568386">
                <text:p>0.7787439055683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51213897028045">
                <text:p>0.651213897028045</text:p>
              </table:table-cell>
              <table:table-cell office:value-type="float" office:value="0.744192770103716">
                <text:p>0.744192770103716</text:p>
              </table:table-cell>
              <table:table-cell office:value-type="float" office:value="0.733421508817548">
                <text:p>0.73342150881754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687603442568686">
                <text:p>0.687603442568686</text:p>
              </table:table-cell>
              <table:table-cell office:value-type="float" office:value="0.785777934090993">
                <text:p>0.785777934090993</text:p>
              </table:table-cell>
              <table:table-cell office:value-type="float" office:value="0.685737601177336">
                <text:p>0.68573760117733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713197799248524">
                <text:p>0.713197799248524</text:p>
              </table:table-cell>
              <table:table-cell office:value-type="float" office:value="0.81502659614123">
                <text:p>0.81502659614123</text:p>
              </table:table-cell>
              <table:table-cell office:value-type="float" office:value="0.644951131386387">
                <text:p>0.64495113138638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725863422291994">
                <text:p>0.725863422291994</text:p>
              </table:table-cell>
              <table:table-cell office:value-type="float" office:value="0.829500588697017">
                <text:p>0.829500588697017</text:p>
              </table:table-cell>
              <table:table-cell office:value-type="float" office:value="0.621950608446671">
                <text:p>0.62195060844667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744870105421687">
                <text:p>0.744870105421687</text:p>
              </table:table-cell>
              <table:table-cell office:value-type="float" office:value="0.851221003806895">
                <text:p>0.851221003806895</text:p>
              </table:table-cell>
              <table:table-cell office:value-type="float" office:value="0.583149992826252">
                <text:p>0.58314999282625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756418812814071">
                <text:p>0.756418812814071</text:p>
              </table:table-cell>
              <table:table-cell office:value-type="float" office:value="0.864418609976968">
                <text:p>0.864418609976968</text:p>
              </table:table-cell>
              <table:table-cell office:value-type="float" office:value="0.556616837241787">
                <text:p>0.55661683724178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21549711195772">
                <text:p>0.721549711195772</text:p>
              </table:table-cell>
              <table:table-cell office:value-type="float" office:value="0.824570975516502">
                <text:p>0.824570975516502</text:p>
              </table:table-cell>
              <table:table-cell office:value-type="float" office:value="0.630019186680888">
                <text:p>0.63001918668088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36522698612863">
                <text:p>0.736522698612863</text:p>
              </table:table-cell>
              <table:table-cell office:value-type="float" office:value="0.841681772803699">
                <text:p>0.841681772803699</text:p>
              </table:table-cell>
              <table:table-cell office:value-type="float" office:value="0.600879948150364">
                <text:p>0.60087994815036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689668377908421">
                <text:p>0.689668377908421</text:p>
              </table:table-cell>
              <table:table-cell office:value-type="float" office:value="0.78813769630979">
                <text:p>0.78813769630979</text:p>
              </table:table-cell>
              <table:table-cell office:value-type="float" office:value="0.682696472445497">
                <text:p>0.68269647244549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69924914551669">
                <text:p>0.69924914551669</text:p>
              </table:table-cell>
              <table:table-cell office:value-type="float" office:value="0.799086384626572">
                <text:p>0.799086384626572</text:p>
              </table:table-cell>
              <table:table-cell office:value-type="float" office:value="0.668040048360284">
                <text:p>0.6680400483602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1830082135524">
                <text:p>0.721830082135524</text:p>
              </table:table-cell>
              <table:table-cell office:value-type="float" office:value="0.824891377195985">
                <text:p>0.824891377195985</text:p>
              </table:table-cell>
              <table:table-cell office:value-type="float" office:value="0.629502370882994">
                <text:p>0.62950237088299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732511923688394">
                <text:p>0.732511923688394</text:p>
              </table:table-cell>
              <table:table-cell office:value-type="float" office:value="0.837098348348348">
                <text:p>0.837098348348348</text:p>
              </table:table-cell>
              <table:table-cell office:value-type="float" office:value="0.60900528314347">
                <text:p>0.6090052831434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738458806818182">
                <text:p>0.738458806818182</text:p>
              </table:table-cell>
              <table:table-cell office:value-type="float" office:value="0.843894314236111">
                <text:p>0.843894314236111</text:p>
              </table:table-cell>
              <table:table-cell office:value-type="float" office:value="0.596868446858264">
                <text:p>0.59686844685826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755370009516472">
                <text:p>0.755370009516472</text:p>
              </table:table-cell>
              <table:table-cell office:value-type="float" office:value="0.863220060875213">
                <text:p>0.863220060875213</text:p>
              </table:table-cell>
              <table:table-cell office:value-type="float" office:value="0.559129887772272">
                <text:p>0.55912988777227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765660056089744">
                <text:p>0.765660056089744</text:p>
              </table:table-cell>
              <table:table-cell office:value-type="float" office:value="0.874979297431446">
                <text:p>0.874979297431446</text:p>
              </table:table-cell>
              <table:table-cell office:value-type="float" office:value="0.533501461519648">
                <text:p>0.53350146151964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773362750072485">
                <text:p>0.773362750072485</text:p>
              </table:table-cell>
              <table:table-cell office:value-type="float" office:value="0.883781764943945">
                <text:p>0.883781764943945</text:p>
              </table:table-cell>
              <table:table-cell office:value-type="float" office:value="0.512794057875414">
                <text:p>0.51279405787541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783510086268405">
                <text:p>0.783510086268405</text:p>
              </table:table-cell>
              <table:table-cell office:value-type="float" office:value="0.895377915252283">
                <text:p>0.895377915252283</text:p>
              </table:table-cell>
              <table:table-cell office:value-type="float" office:value="0.483265399964212">
                <text:p>0.48326539996421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786781886153217">
                <text:p>0.786781886153217</text:p>
              </table:table-cell>
              <table:table-cell office:value-type="float" office:value="0.899116855453982">
                <text:p>0.899116855453982</text:p>
              </table:table-cell>
              <table:table-cell office:value-type="float" office:value="0.4731452817302">
                <text:p>0.473145281730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795829450139795">
                <text:p>0.795829450139795</text:p>
              </table:table-cell>
              <table:table-cell office:value-type="float" office:value="0.909456210520866">
                <text:p>0.909456210520866</text:p>
              </table:table-cell>
              <table:table-cell office:value-type="float" office:value="0.443471350501477">
                <text:p>0.44347135050147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797262265293761">
                <text:p>0.797262265293761</text:p>
              </table:table-cell>
              <table:table-cell office:value-type="float" office:value="0.911093599838482">
                <text:p>0.911093599838482</text:p>
              </table:table-cell>
              <table:table-cell office:value-type="float" office:value="0.438529118865519">
                <text:p>0.4385291188655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02833853509529">
                <text:p>0.802833853509529</text:p>
              </table:table-cell>
              <table:table-cell office:value-type="float" office:value="0.91746068703839">
                <text:p>0.91746068703839</text:p>
              </table:table-cell>
              <table:table-cell office:value-type="float" office:value="0.418628220061092">
                <text:p>0.41862822006109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784152911620969">
                <text:p>0.784152911620969</text:p>
              </table:table-cell>
              <table:table-cell office:value-type="float" office:value="0.896112521780185">
                <text:p>0.896112521780185</text:p>
              </table:table-cell>
              <table:table-cell office:value-type="float" office:value="0.481301272118096">
                <text:p>0.48130127211809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792044452839693">
                <text:p>0.792044452839693</text:p>
              </table:table-cell>
              <table:table-cell office:value-type="float" office:value="0.90513079971736">
                <text:p>0.90513079971736</text:p>
              </table:table-cell>
              <table:table-cell office:value-type="float" office:value="0.456199421357623">
                <text:p>0.45619942135762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795805930541133">
                <text:p>0.795805930541133</text:p>
              </table:table-cell>
              <table:table-cell office:value-type="float" office:value="0.909429332846172">
                <text:p>0.909429332846172</text:p>
              </table:table-cell>
              <table:table-cell office:value-type="float" office:value="0.443551898416287">
                <text:p>0.44355189841628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798907805974944">
                <text:p>0.798907805974944</text:p>
              </table:table-cell>
              <table:table-cell office:value-type="float" office:value="0.912974087161366">
                <text:p>0.912974087161366</text:p>
              </table:table-cell>
              <table:table-cell office:value-type="float" office:value="0.432766240681576">
                <text:p>0.43276624068157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805292417401578">
                <text:p>0.805292417401578</text:p>
              </table:table-cell>
              <table:table-cell office:value-type="float" office:value="0.92027027921947">
                <text:p>0.92027027921947</text:p>
              </table:table-cell>
              <table:table-cell office:value-type="float" office:value="0.409484416151218">
                <text:p>0.40948441615121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809181768509243">
                <text:p>0.809181768509243</text:p>
              </table:table-cell>
              <table:table-cell office:value-type="float" office:value="0.924714943235285">
                <text:p>0.924714943235285</text:p>
              </table:table-cell>
              <table:table-cell office:value-type="float" office:value="0.394538069955656">
                <text:p>0.39453806995565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814490034041837">
                <text:p>0.814490034041837</text:p>
              </table:table-cell>
              <table:table-cell office:value-type="float" office:value="0.930781111124477">
                <text:p>0.930781111124477</text:p>
              </table:table-cell>
              <table:table-cell office:value-type="float" office:value="0.373127602703208">
                <text:p>0.37312760270320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815733432322601">
                <text:p>0.815733432322601</text:p>
              </table:table-cell>
              <table:table-cell office:value-type="float" office:value="0.932202039048661">
                <text:p>0.932202039048661</text:p>
              </table:table-cell>
              <table:table-cell office:value-type="float" office:value="0.36793413914365">
                <text:p>0.3679341391436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817416703733204">
                <text:p>0.817416703733204</text:p>
              </table:table-cell>
              <table:table-cell office:value-type="float" office:value="0.934125644210667">
                <text:p>0.934125644210667</text:p>
              </table:table-cell>
              <table:table-cell office:value-type="float" office:value="0.360790702853101">
                <text:p>0.3607907028531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01994558804248">
                <text:p>0.801994558804248</text:p>
              </table:table-cell>
              <table:table-cell office:value-type="float" office:value="0.916501559700188">
                <text:p>0.916501559700188</text:p>
              </table:table-cell>
              <table:table-cell office:value-type="float" office:value="0.42169770585882">
                <text:p>0.4216977058588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805971756821446">
                <text:p>0.805971756821446</text:p>
              </table:table-cell>
              <table:table-cell office:value-type="float" office:value="0.921046613212063">
                <text:p>0.921046613212063</text:p>
              </table:table-cell>
              <table:table-cell office:value-type="float" office:value="0.406916980201073">
                <text:p>0.40691698020107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809044511446846">
                <text:p>0.809044511446846</text:p>
              </table:table-cell>
              <table:table-cell office:value-type="float" office:value="0.924558088914534">
                <text:p>0.924558088914534</text:p>
              </table:table-cell>
              <table:table-cell office:value-type="float" office:value="0.395075897828753">
                <text:p>0.39507589782875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812422417009999">
                <text:p>0.812422417009999</text:p>
              </table:table-cell>
              <table:table-cell office:value-type="float" office:value="0.928418284327538">
                <text:p>0.928418284327538</text:p>
              </table:table-cell>
              <table:table-cell office:value-type="float" office:value="0.381611248697441">
                <text:p>0.38161124869744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815210577306662">
                <text:p>0.815210577306662</text:p>
              </table:table-cell>
              <table:table-cell office:value-type="float" office:value="0.931604531955447">
                <text:p>0.931604531955447</text:p>
              </table:table-cell>
              <table:table-cell office:value-type="float" office:value="0.370126531311574">
                <text:p>0.37012653131157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817828954373635">
                <text:p>0.817828954373635</text:p>
              </table:table-cell>
              <table:table-cell office:value-type="float" office:value="0.934596755081427">
                <text:p>0.934596755081427</text:p>
              </table:table-cell>
              <table:table-cell office:value-type="float" office:value="0.359021076558545">
                <text:p>0.35902107655854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820889135975214">
                <text:p>0.820889135975214</text:p>
              </table:table-cell>
              <table:table-cell office:value-type="float" office:value="0.938093862611675">
                <text:p>0.938093862611675</text:p>
              </table:table-cell>
              <table:table-cell office:value-type="float" office:value="0.345630276116352">
                <text:p>0.34563027611635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82265794408955">
                <text:p>0.82265794408955</text:p>
              </table:table-cell>
              <table:table-cell office:value-type="float" office:value="0.940115217217892">
                <text:p>0.940115217217892</text:p>
              </table:table-cell>
              <table:table-cell office:value-type="float" office:value="0.337679533907893">
                <text:p>0.33767953390789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824890249061829">
                <text:p>0.824890249061829</text:p>
              </table:table-cell>
              <table:table-cell office:value-type="float" office:value="0.942666245733434">
                <text:p>0.942666245733434</text:p>
              </table:table-cell>
              <table:table-cell office:value-type="float" office:value="0.327416114518999">
                <text:p>0.32741611451899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827334402177555">
                <text:p>0.827334402177555</text:p>
              </table:table-cell>
              <table:table-cell office:value-type="float" office:value="0.945459369599573">
                <text:p>0.945459369599573</text:p>
              </table:table-cell>
              <table:table-cell office:value-type="float" office:value="0.31587433216727">
                <text:p>0.315874332167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29358112708386">
                <text:p>0.829358112708386</text:p>
              </table:table-cell>
              <table:table-cell office:value-type="float" office:value="0.947772021022861">
                <text:p>0.947772021022861</text:p>
              </table:table-cell>
              <table:table-cell office:value-type="float" office:value="0.306067752801428">
                <text:p>0.30606775280142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830504457645482">
                <text:p>0.830504457645482</text:p>
              </table:table-cell>
              <table:table-cell office:value-type="float" office:value="0.949082038542642">
                <text:p>0.949082038542642</text:p>
              </table:table-cell>
              <table:table-cell office:value-type="float" office:value="0.300408852941143">
                <text:p>0.30040885294114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832288777701463">
                <text:p>0.832288777701463</text:p>
              </table:table-cell>
              <table:table-cell office:value-type="float" office:value="0.951121119851061">
                <text:p>0.951121119851061</text:p>
              </table:table-cell>
              <table:table-cell office:value-type="float" office:value="0.291446687222467">
                <text:p>0.29144668722246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833234224796647">
                <text:p>0.833234224796647</text:p>
              </table:table-cell>
              <table:table-cell office:value-type="float" office:value="0.952201555781502">
                <text:p>0.952201555781502</text:p>
              </table:table-cell>
              <table:table-cell office:value-type="float" office:value="0.286620226243741">
                <text:p>0.28662022624374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835199067976902">
                <text:p>0.835199067976902</text:p>
              </table:table-cell>
              <table:table-cell office:value-type="float" office:value="0.954446934904715">
                <text:p>0.954446934904715</text:p>
              </table:table-cell>
              <table:table-cell office:value-type="float" office:value="0.276412666700818">
                <text:p>0.27641266670081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836393123371766">
                <text:p>0.836393123371766</text:p>
              </table:table-cell>
              <table:table-cell office:value-type="float" office:value="0.955811474875401">
                <text:p>0.955811474875401</text:p>
              </table:table-cell>
              <table:table-cell office:value-type="float" office:value="0.270089656591935">
                <text:p>0.27008965659193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837852344768985">
                <text:p>0.837852344768985</text:p>
              </table:table-cell>
              <table:table-cell office:value-type="float" office:value="0.957479040661001">
                <text:p>0.957479040661001</text:p>
              </table:table-cell>
              <table:table-cell office:value-type="float" office:value="0.262236042071766">
                <text:p>0.26223604207176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838732851316277">
                <text:p>0.838732851316277</text:p>
              </table:table-cell>
              <table:table-cell office:value-type="float" office:value="0.958485263976435">
                <text:p>0.958485263976435</text:p>
              </table:table-cell>
              <table:table-cell office:value-type="float" office:value="0.257428350178027">
                <text:p>0.25742835017802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840250104203506">
                <text:p>0.840250104203506</text:p>
              </table:table-cell>
              <table:table-cell office:value-type="float" office:value="0.960219146859229">
                <text:p>0.960219146859229</text:p>
              </table:table-cell>
              <table:table-cell office:value-type="float" office:value="0.249019587414618">
                <text:p>0.24901958741461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841163083202096">
                <text:p>0.841163083202096</text:p>
              </table:table-cell>
              <table:table-cell office:value-type="float" office:value="0.961262478970396">
                <text:p>0.961262478970396</text:p>
              </table:table-cell>
              <table:table-cell office:value-type="float" office:value="0.243882353111223">
                <text:p>0.2438823531112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42092625311477">
                <text:p>0.842092625311477</text:p>
              </table:table-cell>
              <table:table-cell office:value-type="float" office:value="0.962324739036504">
                <text:p>0.962324739036504</text:p>
              </table:table-cell>
              <table:table-cell office:value-type="float" office:value="0.238590889360368">
                <text:p>0.23859088936036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84342402365031">
                <text:p>0.84342402365031</text:p>
              </table:table-cell>
              <table:table-cell office:value-type="float" office:value="0.963846231471493">
                <text:p>0.963846231471493</text:p>
              </table:table-cell>
              <table:table-cell office:value-type="float" office:value="0.230902398767499">
                <text:p>0.23090239876749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843670117215265">
                <text:p>0.843670117215265</text:p>
              </table:table-cell>
              <table:table-cell office:value-type="float" office:value="0.964127461728777">
                <text:p>0.964127461728777</text:p>
              </table:table-cell>
              <table:table-cell office:value-type="float" office:value="0.229466930008632">
                <text:p>0.22946693000863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838841278299512">
                <text:p>0.838841278299512</text:p>
              </table:table-cell>
              <table:table-cell office:value-type="float" office:value="0.958609171923386">
                <text:p>0.958609171923386</text:p>
              </table:table-cell>
              <table:table-cell office:value-type="float" office:value="0.256832690405289">
                <text:p>0.25683269040528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839521665120238">
                <text:p>0.839521665120238</text:p>
              </table:table-cell>
              <table:table-cell office:value-type="float" office:value="0.959386702862405">
                <text:p>0.959386702862405</text:p>
              </table:table-cell>
              <table:table-cell office:value-type="float" office:value="0.253076511343568">
                <text:p>0.25307651134356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840507481513507">
                <text:p>0.840507481513507</text:p>
              </table:table-cell>
              <table:table-cell office:value-type="float" office:value="0.960513271929603">
                <text:p>0.960513271929603</text:p>
              </table:table-cell>
              <table:table-cell office:value-type="float" office:value="0.247577306102552">
                <text:p>0.24757730610255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841732607104596">
                <text:p>0.841732607104596</text:p>
              </table:table-cell>
              <table:table-cell office:value-type="float" office:value="0.961913318230085">
                <text:p>0.961913318230085</text:p>
              </table:table-cell>
              <table:table-cell office:value-type="float" office:value="0.240647685370577">
                <text:p>0.24064768537057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842029077897923">
                <text:p>0.842029077897923</text:p>
              </table:table-cell>
              <table:table-cell office:value-type="float" office:value="0.96225211846446">
                <text:p>0.96225211846446</text:p>
              </table:table-cell>
              <table:table-cell office:value-type="float" office:value="0.238954619199779">
                <text:p>0.23895461919977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84364179891513">
                <text:p>0.84364179891513</text:p>
              </table:table-cell>
              <table:table-cell office:value-type="float" office:value="0.964095100204679">
                <text:p>0.964095100204679</text:p>
              </table:table-cell>
              <table:table-cell office:value-type="float" office:value="0.229632341291982">
                <text:p>0.22963234129198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844537645823028">
                <text:p>0.844537645823028</text:p>
              </table:table-cell>
              <table:table-cell office:value-type="float" office:value="0.965118854143316">
                <text:p>0.965118854143316</text:p>
              </table:table-cell>
              <table:table-cell office:value-type="float" office:value="0.22437036954282">
                <text:p>0.2243703695428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845117959907269">
                <text:p>0.845117959907269</text:p>
              </table:table-cell>
              <table:table-cell office:value-type="float" office:value="0.965782024182917">
                <text:p>0.965782024182917</text:p>
              </table:table-cell>
              <table:table-cell office:value-type="float" office:value="0.22092926847164">
                <text:p>0.2209292684716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845923675523384">
                <text:p>0.845923675523384</text:p>
              </table:table-cell>
              <table:table-cell office:value-type="float" office:value="0.966702778084222">
                <text:p>0.966702778084222</text:p>
              </table:table-cell>
              <table:table-cell office:value-type="float" office:value="0.216108620379448">
                <text:p>0.21610862037944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846590770907004">
                <text:p>0.846590770907004</text:p>
              </table:table-cell>
              <table:table-cell office:value-type="float" office:value="0.967465119864281">
                <text:p>0.967465119864281</text:p>
              </table:table-cell>
              <table:table-cell office:value-type="float" office:value="0.212079027631356">
                <text:p>0.21207902763135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84739217410557">
                <text:p>0.84739217410557</text:p>
              </table:table-cell>
              <table:table-cell office:value-type="float" office:value="0.968380945630643">
                <text:p>0.968380945630643</text:p>
              </table:table-cell>
              <table:table-cell office:value-type="float" office:value="0.20719156559658">
                <text:p>0.2071915655965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84806604620541">
                <text:p>0.84806604620541</text:p>
              </table:table-cell>
              <table:table-cell office:value-type="float" office:value="0.969151031691405">
                <text:p>0.969151031691405</text:p>
              </table:table-cell>
              <table:table-cell office:value-type="float" office:value="0.203041963551491">
                <text:p>0.20304196355149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841319055192939">
                <text:p>0.841319055192939</text:p>
              </table:table-cell>
              <table:table-cell office:value-type="float" office:value="0.961440720295486">
                <text:p>0.961440720295486</text:p>
              </table:table-cell>
              <table:table-cell office:value-type="float" office:value="0.242998803362291">
                <text:p>0.24299880336229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842085767591344">
                <text:p>0.842085767591344</text:p>
              </table:table-cell>
              <table:table-cell office:value-type="float" office:value="0.962316902186331">
                <text:p>0.962316902186331</text:p>
              </table:table-cell>
              <table:table-cell office:value-type="float" office:value="0.238630155362766">
                <text:p>0.23863015536276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842962944966394">
                <text:p>0.842962944966394</text:p>
              </table:table-cell>
              <table:table-cell office:value-type="float" office:value="0.963319320997707">
                <text:p>0.963319320997707</text:p>
              </table:table-cell>
              <table:table-cell office:value-type="float" office:value="0.233579768765045">
                <text:p>0.23357976876504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835506603994008">
                <text:p>0.835506603994008</text:p>
              </table:table-cell>
              <table:table-cell office:value-type="float" office:value="0.95479838023093">
                <text:p>0.95479838023093</text:p>
              </table:table-cell>
              <table:table-cell office:value-type="float" office:value="0.274792914892605">
                <text:p>0.27479291489260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833439582522084">
                <text:p>0.833439582522084</text:p>
              </table:table-cell>
              <table:table-cell office:value-type="float" office:value="0.952436234026626">
                <text:p>0.952436234026626</text:p>
              </table:table-cell>
              <table:table-cell office:value-type="float" office:value="0.285564641909475">
                <text:p>0.2855646419094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834589748351403">
                <text:p>0.834589748351403</text:p>
              </table:table-cell>
              <table:table-cell office:value-type="float" office:value="0.953750617977131">
                <text:p>0.953750617977131</text:p>
              </table:table-cell>
              <table:table-cell office:value-type="float" office:value="0.279604084764483">
                <text:p>0.27960408476448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835680661471257">
                <text:p>0.835680661471257</text:p>
              </table:table-cell>
              <table:table-cell office:value-type="float" office:value="0.954997289247987">
                <text:p>0.954997289247987</text:p>
              </table:table-cell>
              <table:table-cell office:value-type="float" office:value="0.273873490210899">
                <text:p>0.27387349021089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833633538800437">
                <text:p>0.833633538800437</text:p>
              </table:table-cell>
              <table:table-cell office:value-type="float" office:value="0.952657882951389">
                <text:p>0.952657882951389</text:p>
              </table:table-cell>
              <table:table-cell office:value-type="float" office:value="0.284565270591545">
                <text:p>0.28456527059154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832070422915579">
                <text:p>0.832070422915579</text:p>
              </table:table-cell>
              <table:table-cell office:value-type="float" office:value="0.950871588854081">
                <text:p>0.950871588854081</text:p>
              </table:table-cell>
              <table:table-cell office:value-type="float" office:value="0.292553652542229">
                <text:p>0.29255365254222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829506519510668">
                <text:p>0.829506519510668</text:p>
              </table:table-cell>
              <table:table-cell office:value-type="float" office:value="0.94794161701858">
                <text:p>0.94794161701858</text:p>
              </table:table-cell>
              <table:table-cell office:value-type="float" office:value="0.305339434868757">
                <text:p>0.30533943486875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827554449452085">
                <text:p>0.827554449452085</text:p>
              </table:table-cell>
              <table:table-cell office:value-type="float" office:value="0.945710834734966">
                <text:p>0.945710834734966</text:p>
              </table:table-cell>
              <table:table-cell office:value-type="float" office:value="0.314819170993626">
                <text:p>0.31481917099362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828486436196259">
                <text:p>0.828486436196259</text:p>
              </table:table-cell>
              <table:table-cell office:value-type="float" office:value="0.946775888475391">
                <text:p>0.946775888475391</text:p>
              </table:table-cell>
              <table:table-cell office:value-type="float" office:value="0.310320130631252">
                <text:p>0.31032013063125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83130360184475">
                <text:p>0.83130360184475</text:p>
              </table:table-cell>
              <table:table-cell office:value-type="float" office:value="0.949995282774806">
                <text:p>0.949995282774806</text:p>
              </table:table-cell>
              <table:table-cell office:value-type="float" office:value="0.296418404731884">
                <text:p>0.29641840473188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832487710684528">
                <text:p>0.832487710684528</text:p>
              </table:table-cell>
              <table:table-cell office:value-type="float" office:value="0.951348456043374">
                <text:p>0.951348456043374</text:p>
              </table:table-cell>
              <table:table-cell office:value-type="float" office:value="0.290435669857042">
                <text:p>0.29043566985704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8341644348922">
                <text:p>0.8341644348922</text:p>
              </table:table-cell>
              <table:table-cell office:value-type="float" office:value="0.953264579207364">
                <text:p>0.953264579207364</text:p>
              </table:table-cell>
              <table:table-cell office:value-type="float" office:value="0.281817840233826">
                <text:p>0.28181784023382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835958177442211">
                <text:p>0.835958177442211</text:p>
              </table:table-cell>
              <table:table-cell office:value-type="float" office:value="0.955314428332571">
                <text:p>0.955314428332571</text:p>
              </table:table-cell>
              <table:table-cell office:value-type="float" office:value="0.272403530823288">
                <text:p>0.27240353082328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836669046769011">
                <text:p>0.836669046769011</text:p>
              </table:table-cell>
              <table:table-cell office:value-type="float" office:value="0.956126794002142">
                <text:p>0.956126794002142</text:p>
              </table:table-cell>
              <table:table-cell office:value-type="float" office:value="0.268615379571139">
                <text:p>0.26861537957113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838502933988908">
                <text:p>0.838502933988908</text:p>
              </table:table-cell>
              <table:table-cell office:value-type="float" office:value="0.958222519563991">
                <text:p>0.958222519563991</text:p>
              </table:table-cell>
              <table:table-cell office:value-type="float" office:value="0.258688789015769">
                <text:p>0.25868878901576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83955948708087">
                <text:p>0.83955948708087</text:p>
              </table:table-cell>
              <table:table-cell office:value-type="float" office:value="0.959429924958528">
                <text:p>0.959429924958528</text:p>
              </table:table-cell>
              <table:table-cell office:value-type="float" office:value="0.252866774752345">
                <text:p>0.25286677475234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840488720130058">
                <text:p>0.840488720130058</text:p>
              </table:table-cell>
              <table:table-cell office:value-type="float" office:value="0.960491831837516">
                <text:p>0.960491831837516</text:p>
              </table:table-cell>
              <table:table-cell office:value-type="float" office:value="0.247682597711564">
                <text:p>0.24768259771156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841336268440559">
                <text:p>0.841336268440559</text:p>
              </table:table-cell>
              <table:table-cell office:value-type="float" office:value="0.96146039121235">
                <text:p>0.96146039121235</text:p>
              </table:table-cell>
              <table:table-cell office:value-type="float" office:value="0.242901187365633">
                <text:p>0.24290118736563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842121870384998">
                <text:p>0.842121870384998</text:p>
              </table:table-cell>
              <table:table-cell office:value-type="float" office:value="0.962358159656634">
                <text:p>0.962358159656634</text:p>
              </table:table-cell>
              <table:table-cell office:value-type="float" office:value="0.238423399334399">
                <text:p>0.23842339933439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836843525291732">
                <text:p>0.836843525291732</text:p>
              </table:table-cell>
              <table:table-cell office:value-type="float" office:value="0.956326184180607">
                <text:p>0.956326184180607</text:p>
              </table:table-cell>
              <table:table-cell office:value-type="float" office:value="0.267680555721027">
                <text:p>0.26768055572102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833814654922544">
                <text:p>0.833814654922544</text:p>
              </table:table-cell>
              <table:table-cell office:value-type="float" office:value="0.95286485843093">
                <text:p>0.95286485843093</text:p>
              </table:table-cell>
              <table:table-cell office:value-type="float" office:value="0.283629952732003">
                <text:p>0.28362995273200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832463088611573">
                <text:p>0.832463088611573</text:p>
              </table:table-cell>
              <table:table-cell office:value-type="float" office:value="0.951320318485559">
                <text:p>0.951320318485559</text:p>
              </table:table-cell>
              <table:table-cell office:value-type="float" office:value="0.290560934369736">
                <text:p>0.2905609343697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34078439016908">
                <text:p>0.834078439016908</text:p>
              </table:table-cell>
              <table:table-cell office:value-type="float" office:value="0.953166305032099">
                <text:p>0.953166305032099</text:p>
              </table:table-cell>
              <table:table-cell office:value-type="float" office:value="0.282264069180695">
                <text:p>0.2822640691806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8cm" svg:height="11.354cm" xlink:href=".." xlink:type="simple" chart:class="chart:line" chart:style-name="ch1">
        <chart:title svg:x="3.1cm" svg:y="0.363cm" chart:style-name="ch2">
          <text:p>Compairson of Running Time to Predicted Running Time</text:p>
        </chart:title>
        <chart:legend chart:legend-position="bottom" svg:x="2.182cm" svg:y="10.073cm" style:legend-expansion="wide" chart:style-name="ch3"/>
        <chart:plot-area chart:style-name="ch4" table:cell-range-address="Sheet1.D106:Sheet1.E206 Sheet1.O106:Sheet1.O206 Sheet1.Q106:Sheet1.Q206" chart:data-source-has-labels="row" svg:x="1.36cm" svg:y="1.823cm" svg:width="15.422cm" svg:height="7.042cm">
          <chartooo:coordinate-region svg:x="2.352cm" svg:y="2.022cm" svg:width="14.386cm" svg:height="5.798cm"/>
          <chart:axis chart:dimension="x" chart:name="primary-x" chart:style-name="ch5">
            <chart:title svg:x="7.969cm" svg:y="9.092cm" chart:style-name="ch6">
              <text:p>Radius (miles)</text:p>
            </chart:title>
          </chart:axis>
          <chart:axis chart:dimension="y" chart:name="primary-y" chart:style-name="ch7">
            <chart:title svg:x="0.451cm" svg:y="6.513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D107:Sheet1.D206" chart:label-cell-address="Sheet1.D106:Sheet1.D106" chart:class="chart:line">
            <chart:data-point chart:repeated="100"/>
          </chart:series>
          <chart:series chart:style-name="ch11" chart:values-cell-range-address="Sheet1.E107:Sheet1.E206" chart:label-cell-address="Sheet1.E106:Sheet1.E106" chart:class="chart:line">
            <chart:data-point chart:repeated="100"/>
          </chart:series>
          <chart:series chart:style-name="ch12" chart:values-cell-range-address="Sheet1.O107:Sheet1.O206" chart:label-cell-address="Sheet1.O106:Sheet1.O106" chart:class="chart:line">
            <chart:data-point chart:repeated="100"/>
          </chart:series>
          <chart:series chart:style-name="ch13" chart:values-cell-range-address="Sheet1.Q107:Sheet1.Q206" chart:label-cell-address="Sheet1.Q106:Sheet1.Q106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oretical ITWOM Operations/8</text:p>
                <draw:g>
                  <svg:desc>Sheet1.D106:Sheet1.D106</svg:desc>
                </draw:g>
              </table:table-cell>
              <table:table-cell office:value-type="string">
                <text:p>Theoretical ITWOM Operations/14400</text:p>
                <draw:g>
                  <svg:desc>Sheet1.E106:Sheet1.E106</svg:desc>
                </draw:g>
              </table:table-cell>
              <table:table-cell office:value-type="string">
                <text:p>Memoized OpenCL</text:p>
                <draw:g>
                  <svg:desc>Sheet1.O106:Sheet1.O106</svg:desc>
                </draw:g>
              </table:table-cell>
              <table:table-cell office:value-type="string">
                <text:p>Non-Memoized Opencl</text:p>
                <draw:g>
                  <svg:desc>Sheet1.Q106:Sheet1.Q10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65">
                <text:p>4.165</text:p>
                <draw:g>
                  <svg:desc>Sheet1.D107:Sheet1.D206</svg:desc>
                </draw:g>
              </table:table-cell>
              <table:table-cell office:value-type="float" office:value="4.15000833333333">
                <text:p>4.15000833333333</text:p>
                <draw:g>
                  <svg:desc>Sheet1.E107:Sheet1.E206</svg:desc>
                </draw:g>
              </table:table-cell>
              <table:table-cell office:value-type="float" office:value="94.951">
                <text:p>94.951</text:p>
                <draw:g>
                  <svg:desc>Sheet1.O107:Sheet1.O206</svg:desc>
                </draw:g>
              </table:table-cell>
              <table:table-cell office:value-type="float" office:value="44.111">
                <text:p>44.111</text:p>
                <draw:g>
                  <svg:desc>Sheet1.Q107:Sheet1.Q2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2875">
                <text:p>4.52875</text:p>
              </table:table-cell>
              <table:table-cell office:value-type="float" office:value="4.49002152777778">
                <text:p>4.49002152777778</text:p>
              </table:table-cell>
              <table:table-cell office:value-type="float" office:value="95.369">
                <text:p>95.369</text:p>
              </table:table-cell>
              <table:table-cell office:value-type="float" office:value="46.233">
                <text:p>46.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9875">
                <text:p>4.59875</text:p>
              </table:table-cell>
              <table:table-cell office:value-type="float" office:value="4.47007152777778">
                <text:p>4.47007152777778</text:p>
              </table:table-cell>
              <table:table-cell office:value-type="float" office:value="95.67">
                <text:p>95.67</text:p>
              </table:table-cell>
              <table:table-cell office:value-type="float" office:value="49.408">
                <text:p>49.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8625">
                <text:p>5.08625</text:p>
              </table:table-cell>
              <table:table-cell office:value-type="float" office:value="4.89010902777778">
                <text:p>4.89010902777778</text:p>
              </table:table-cell>
              <table:table-cell office:value-type="float" office:value="96.14">
                <text:p>96.14</text:p>
              </table:table-cell>
              <table:table-cell office:value-type="float" office:value="53.582">
                <text:p>53.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65">
                <text:p>5.265</text:p>
              </table:table-cell>
              <table:table-cell office:value-type="float" office:value="4.93018611111111">
                <text:p>4.93018611111111</text:p>
              </table:table-cell>
              <table:table-cell office:value-type="float" office:value="95.742">
                <text:p>95.742</text:p>
              </table:table-cell>
              <table:table-cell office:value-type="float" office:value="57.476">
                <text:p>57.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5999999999999">
                <text:p>5.95999999999999</text:p>
              </table:table-cell>
              <table:table-cell office:value-type="float" office:value="5.41030555555555">
                <text:p>5.41030555555555</text:p>
              </table:table-cell>
              <table:table-cell office:value-type="float" office:value="96.737">
                <text:p>96.737</text:p>
              </table:table-cell>
              <table:table-cell office:value-type="float" office:value="59.978">
                <text:p>59.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0375">
                <text:p>6.20375</text:p>
              </table:table-cell>
              <table:table-cell office:value-type="float" office:value="5.34047986111111">
                <text:p>5.34047986111111</text:p>
              </table:table-cell>
              <table:table-cell office:value-type="float" office:value="96.33">
                <text:p>96.33</text:p>
              </table:table-cell>
              <table:table-cell office:value-type="float" office:value="64.205">
                <text:p>64.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8925">
                <text:p>6.8925</text:p>
              </table:table-cell>
              <table:table-cell office:value-type="float" office:value="5.69066805555556">
                <text:p>5.69066805555556</text:p>
              </table:table-cell>
              <table:table-cell office:value-type="float" office:value="98.119">
                <text:p>98.119</text:p>
              </table:table-cell>
              <table:table-cell office:value-type="float" office:value="67.534">
                <text:p>67.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775">
                <text:p>7.5775</text:p>
              </table:table-cell>
              <table:table-cell office:value-type="float" office:value="5.90093194444444">
                <text:p>5.90093194444444</text:p>
              </table:table-cell>
              <table:table-cell office:value-type="float" office:value="99.659">
                <text:p>99.659</text:p>
              </table:table-cell>
              <table:table-cell office:value-type="float" office:value="72.429">
                <text:p>72.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33249999999999">
                <text:p>8.33249999999999</text:p>
              </table:table-cell>
              <table:table-cell office:value-type="float" office:value="6.11123472222222">
                <text:p>6.11123472222222</text:p>
              </table:table-cell>
              <table:table-cell office:value-type="float" office:value="102.235">
                <text:p>102.235</text:p>
              </table:table-cell>
              <table:table-cell office:value-type="float" office:value="76.44">
                <text:p>76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4375">
                <text:p>9.4375</text:p>
              </table:table-cell>
              <table:table-cell office:value-type="float" office:value="6.47164861111111">
                <text:p>6.47164861111111</text:p>
              </table:table-cell>
              <table:table-cell office:value-type="float" office:value="104.05">
                <text:p>104.05</text:p>
              </table:table-cell>
              <table:table-cell office:value-type="float" office:value="82.193">
                <text:p>82.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68625">
                <text:p>10.68625</text:p>
              </table:table-cell>
              <table:table-cell office:value-type="float" office:value="6.89210902777779">
                <text:p>6.89210902777779</text:p>
              </table:table-cell>
              <table:table-cell office:value-type="float" office:value="105.823">
                <text:p>105.823</text:p>
              </table:table-cell>
              <table:table-cell office:value-type="float" office:value="86.384">
                <text:p>86.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2375">
                <text:p>12.22375</text:p>
              </table:table-cell>
              <table:table-cell office:value-type="float" office:value="7.60256875">
                <text:p>7.60256875</text:p>
              </table:table-cell>
              <table:table-cell office:value-type="float" office:value="107.916">
                <text:p>107.916</text:p>
              </table:table-cell>
              <table:table-cell office:value-type="float" office:value="91.735">
                <text:p>91.7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5525">
                <text:p>13.5525</text:p>
              </table:table-cell>
              <table:table-cell office:value-type="float" office:value="7.90314027777777">
                <text:p>7.90314027777777</text:p>
              </table:table-cell>
              <table:table-cell office:value-type="float" office:value="110.853">
                <text:p>110.853</text:p>
              </table:table-cell>
              <table:table-cell office:value-type="float" office:value="97.106">
                <text:p>97.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51125">
                <text:p>15.51125</text:p>
              </table:table-cell>
              <table:table-cell office:value-type="float" office:value="8.63382291666666">
                <text:p>8.63382291666666</text:p>
              </table:table-cell>
              <table:table-cell office:value-type="float" office:value="113.775">
                <text:p>113.775</text:p>
              </table:table-cell>
              <table:table-cell office:value-type="float" office:value="103.516">
                <text:p>103.5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6575">
                <text:p>22.6575</text:p>
              </table:table-cell>
              <table:table-cell office:value-type="float" office:value="14.2746597222222">
                <text:p>14.2746597222222</text:p>
              </table:table-cell>
              <table:table-cell office:value-type="float" office:value="176.198">
                <text:p>176.198</text:p>
              </table:table-cell>
              <table:table-cell office:value-type="float" office:value="185.08">
                <text:p>185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0725">
                <text:p>25.0725</text:p>
              </table:table-cell>
              <table:table-cell office:value-type="float" office:value="15.0655625">
                <text:p>15.0655625</text:p>
              </table:table-cell>
              <table:table-cell office:value-type="float" office:value="182.997">
                <text:p>182.997</text:p>
              </table:table-cell>
              <table:table-cell office:value-type="float" office:value="194.16">
                <text:p>194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.47875">
                <text:p>37.47875</text:p>
              </table:table-cell>
              <table:table-cell office:value-type="float" office:value="25.5866104166667">
                <text:p>25.5866104166667</text:p>
              </table:table-cell>
              <table:table-cell office:value-type="float" office:value="276.061">
                <text:p>276.061</text:p>
              </table:table-cell>
              <table:table-cell office:value-type="float" office:value="308.234">
                <text:p>308.2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.35625">
                <text:p>41.35625</text:p>
              </table:table-cell>
              <table:table-cell office:value-type="float" office:value="27.62763125">
                <text:p>27.62763125</text:p>
              </table:table-cell>
              <table:table-cell office:value-type="float" office:value="282.396">
                <text:p>282.396</text:p>
              </table:table-cell>
              <table:table-cell office:value-type="float" office:value="319.677">
                <text:p>319.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.35">
                <text:p>43.35</text:p>
              </table:table-cell>
              <table:table-cell office:value-type="float" office:value="27.2889277777778">
                <text:p>27.2889277777778</text:p>
              </table:table-cell>
              <table:table-cell office:value-type="float" office:value="287.315">
                <text:p>287.315</text:p>
              </table:table-cell>
              <table:table-cell office:value-type="float" office:value="336.032">
                <text:p>336.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11">
                <text:p>47.11</text:p>
              </table:table-cell>
              <table:table-cell office:value-type="float" office:value="28.6902388888889">
                <text:p>28.6902388888889</text:p>
              </table:table-cell>
              <table:table-cell office:value-type="float" office:value="291.184">
                <text:p>291.184</text:p>
              </table:table-cell>
              <table:table-cell office:value-type="float" office:value="351.791">
                <text:p>351.7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.555">
                <text:p>51.555</text:p>
              </table:table-cell>
              <table:table-cell office:value-type="float" office:value="30.7715527777778">
                <text:p>30.7715527777778</text:p>
              </table:table-cell>
              <table:table-cell office:value-type="float" office:value="298.115">
                <text:p>298.115</text:p>
              </table:table-cell>
              <table:table-cell office:value-type="float" office:value="366.029">
                <text:p>366.0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.9825">
                <text:p>53.9825</text:p>
              </table:table-cell>
              <table:table-cell office:value-type="float" office:value="30.1832291666667">
                <text:p>30.1832291666667</text:p>
              </table:table-cell>
              <table:table-cell office:value-type="float" office:value="303.659">
                <text:p>303.659</text:p>
              </table:table-cell>
              <table:table-cell office:value-type="float" office:value="381.371">
                <text:p>381.3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49125">
                <text:p>58.49125</text:p>
              </table:table-cell>
              <table:table-cell office:value-type="float" office:value="31.2051673611111">
                <text:p>31.2051673611111</text:p>
              </table:table-cell>
              <table:table-cell office:value-type="float" office:value="319.635">
                <text:p>319.635</text:p>
              </table:table-cell>
              <table:table-cell office:value-type="float" office:value="394.531">
                <text:p>394.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.53375">
                <text:p>62.53375</text:p>
              </table:table-cell>
              <table:table-cell office:value-type="float" office:value="32.0669354166667">
                <text:p>32.0669354166667</text:p>
              </table:table-cell>
              <table:table-cell office:value-type="float" office:value="318.73">
                <text:p>318.73</text:p>
              </table:table-cell>
              <table:table-cell office:value-type="float" office:value="411.886">
                <text:p>411.8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7525">
                <text:p>66.7525</text:p>
              </table:table-cell>
              <table:table-cell office:value-type="float" office:value="32.2591736111111">
                <text:p>32.2591736111111</text:p>
              </table:table-cell>
              <table:table-cell office:value-type="float" office:value="325.431">
                <text:p>325.431</text:p>
              </table:table-cell>
              <table:table-cell office:value-type="float" office:value="431.007">
                <text:p>431.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.00375">
                <text:p>73.00375</text:p>
              </table:table-cell>
              <table:table-cell office:value-type="float" office:value="34.5413798611111">
                <text:p>34.5413798611111</text:p>
              </table:table-cell>
              <table:table-cell office:value-type="float" office:value="332.556">
                <text:p>332.556</text:p>
              </table:table-cell>
              <table:table-cell office:value-type="float" office:value="447.82">
                <text:p>447.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.67625">
                <text:p>76.67625</text:p>
              </table:table-cell>
              <table:table-cell office:value-type="float" office:value="34.0037201388888">
                <text:p>34.0037201388888</text:p>
              </table:table-cell>
              <table:table-cell office:value-type="float" office:value="341.681">
                <text:p>341.681</text:p>
              </table:table-cell>
              <table:table-cell office:value-type="float" office:value="465.733">
                <text:p>465.7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3.68">
                <text:p>83.68</text:p>
              </table:table-cell>
              <table:table-cell office:value-type="float" office:value="36.6961166666666">
                <text:p>36.6961166666666</text:p>
              </table:table-cell>
              <table:table-cell office:value-type="float" office:value="349.796">
                <text:p>349.796</text:p>
              </table:table-cell>
              <table:table-cell office:value-type="float" office:value="482.616">
                <text:p>482.6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9.07375">
                <text:p>89.07375</text:p>
              </table:table-cell>
              <table:table-cell office:value-type="float" office:value="37.2887854166667">
                <text:p>37.2887854166667</text:p>
              </table:table-cell>
              <table:table-cell office:value-type="float" office:value="358.86">
                <text:p>358.86</text:p>
              </table:table-cell>
              <table:table-cell office:value-type="float" office:value="500.339">
                <text:p>500.3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9.97625">
                <text:p>109.97625</text:p>
              </table:table-cell>
              <table:table-cell office:value-type="float" office:value="52.9317090277778">
                <text:p>52.9317090277778</text:p>
              </table:table-cell>
              <table:table-cell office:value-type="float" office:value="369.227">
                <text:p>369.227</text:p>
              </table:table-cell>
              <table:table-cell office:value-type="float" office:value="521.337">
                <text:p>521.3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5.59625">
                <text:p>115.59625</text:p>
              </table:table-cell>
              <table:table-cell office:value-type="float" office:value="52.7349423611112">
                <text:p>52.7349423611112</text:p>
              </table:table-cell>
              <table:table-cell office:value-type="float" office:value="377.013">
                <text:p>377.013</text:p>
              </table:table-cell>
              <table:table-cell office:value-type="float" office:value="538.839">
                <text:p>538.8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.8825">
                <text:p>123.8825</text:p>
              </table:table-cell>
              <table:table-cell office:value-type="float" office:value="54.9483180555556">
                <text:p>54.9483180555556</text:p>
              </table:table-cell>
              <table:table-cell office:value-type="float" office:value="389.658">
                <text:p>389.658</text:p>
              </table:table-cell>
              <table:table-cell office:value-type="float" office:value="560.06">
                <text:p>560.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1.46">
                <text:p>131.46</text:p>
              </table:table-cell>
              <table:table-cell office:value-type="float" office:value="56.8914499999999">
                <text:p>56.8914499999999</text:p>
              </table:table-cell>
              <table:table-cell office:value-type="float" office:value="397.537">
                <text:p>397.537</text:p>
              </table:table-cell>
              <table:table-cell office:value-type="float" office:value="576.359">
                <text:p>576.3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.43125">
                <text:p>138.43125</text:p>
              </table:table-cell>
              <table:table-cell office:value-type="float" office:value="56.6854395833333">
                <text:p>56.6854395833333</text:p>
              </table:table-cell>
              <table:table-cell office:value-type="float" office:value="411.631">
                <text:p>411.631</text:p>
              </table:table-cell>
              <table:table-cell office:value-type="float" office:value="600.345">
                <text:p>600.3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6.67625">
                <text:p>146.67625</text:p>
              </table:table-cell>
              <table:table-cell office:value-type="float" office:value="57.8693645833333">
                <text:p>57.8693645833333</text:p>
              </table:table-cell>
              <table:table-cell office:value-type="float" office:value="424.199">
                <text:p>424.199</text:p>
              </table:table-cell>
              <table:table-cell office:value-type="float" office:value="621.211">
                <text:p>621.2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4.22">
                <text:p>154.22</text:p>
              </table:table-cell>
              <table:table-cell office:value-type="float" office:value="57.5437388888888">
                <text:p>57.5437388888888</text:p>
              </table:table-cell>
              <table:table-cell office:value-type="float" office:value="452.282">
                <text:p>452.282</text:p>
              </table:table-cell>
              <table:table-cell office:value-type="float" office:value="642.484">
                <text:p>642.4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5.05125">
                <text:p>165.05125</text:p>
              </table:table-cell>
              <table:table-cell office:value-type="float" office:value="60.7279895833334">
                <text:p>60.7279895833334</text:p>
              </table:table-cell>
              <table:table-cell office:value-type="float" office:value="448.651">
                <text:p>448.651</text:p>
              </table:table-cell>
              <table:table-cell office:value-type="float" office:value="664.633">
                <text:p>664.6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6.50875">
                <text:p>176.50875</text:p>
              </table:table-cell>
              <table:table-cell office:value-type="float" office:value="63.6827159722222">
                <text:p>63.6827159722222</text:p>
              </table:table-cell>
              <table:table-cell office:value-type="float" office:value="462.169">
                <text:p>462.169</text:p>
              </table:table-cell>
              <table:table-cell office:value-type="float" office:value="704.965">
                <text:p>704.9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1.42625">
                <text:p>211.42625</text:p>
              </table:table-cell>
              <table:table-cell office:value-type="float" office:value="89.1579645833334">
                <text:p>89.1579645833334</text:p>
              </table:table-cell>
              <table:table-cell office:value-type="float" office:value="475.082">
                <text:p>475.082</text:p>
              </table:table-cell>
              <table:table-cell office:value-type="float" office:value="715.25">
                <text:p>715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2.92875">
                <text:p>222.92875</text:p>
              </table:table-cell>
              <table:table-cell office:value-type="float" office:value="90.7134937499999">
                <text:p>90.7134937499999</text:p>
              </table:table-cell>
              <table:table-cell office:value-type="float" office:value="487.508">
                <text:p>487.508</text:p>
              </table:table-cell>
              <table:table-cell office:value-type="float" office:value="735.385">
                <text:p>735.3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4.965">
                <text:p>234.965</text:p>
              </table:table-cell>
              <table:table-cell office:value-type="float" office:value="92.8290083333329">
                <text:p>92.8290083333329</text:p>
              </table:table-cell>
              <table:table-cell office:value-type="float" office:value="504.015">
                <text:p>504.015</text:p>
              </table:table-cell>
              <table:table-cell office:value-type="float" office:value="764.84">
                <text:p>764.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6.31">
                <text:p>246.31</text:p>
              </table:table-cell>
              <table:table-cell office:value-type="float" office:value="93.9946666666667">
                <text:p>93.9946666666667</text:p>
              </table:table-cell>
              <table:table-cell office:value-type="float" office:value="527.146">
                <text:p>527.146</text:p>
              </table:table-cell>
              <table:table-cell office:value-type="float" office:value="780.889">
                <text:p>780.8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9.4">
                <text:p>259.4</text:p>
              </table:table-cell>
              <table:table-cell office:value-type="float" office:value="96.0108222222223">
                <text:p>96.0108222222223</text:p>
              </table:table-cell>
              <table:table-cell office:value-type="float" office:value="531.536">
                <text:p>531.536</text:p>
              </table:table-cell>
              <table:table-cell office:value-type="float" office:value="807.839">
                <text:p>807.8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3.7375">
                <text:p>273.7375</text:p>
              </table:table-cell>
              <table:table-cell office:value-type="float" office:value="98.2775319444447">
                <text:p>98.2775319444447</text:p>
              </table:table-cell>
              <table:table-cell office:value-type="float" office:value="550.503">
                <text:p>550.503</text:p>
              </table:table-cell>
              <table:table-cell office:value-type="float" office:value="835.92">
                <text:p>835.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6.735">
                <text:p>286.735</text:p>
              </table:table-cell>
              <table:table-cell office:value-type="float" office:value="99.1042972222222">
                <text:p>99.1042972222222</text:p>
              </table:table-cell>
              <table:table-cell office:value-type="float" office:value="566.479">
                <text:p>566.479</text:p>
              </table:table-cell>
              <table:table-cell office:value-type="float" office:value="862.091">
                <text:p>862.0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2.59875">
                <text:p>302.59875</text:p>
              </table:table-cell>
              <table:table-cell office:value-type="float" office:value="102.181404861111">
                <text:p>102.181404861111</text:p>
              </table:table-cell>
              <table:table-cell office:value-type="float" office:value="581.233">
                <text:p>581.233</text:p>
              </table:table-cell>
              <table:table-cell office:value-type="float" office:value="884.406">
                <text:p>884.4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8.705">
                <text:p>318.705</text:p>
              </table:table-cell>
              <table:table-cell office:value-type="float" office:value="104.349152777778">
                <text:p>104.349152777778</text:p>
              </table:table-cell>
              <table:table-cell office:value-type="float" office:value="599.224">
                <text:p>599.224</text:p>
              </table:table-cell>
              <table:table-cell office:value-type="float" office:value="909.843">
                <text:p>909.8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4.935">
                <text:p>334.935</text:p>
              </table:table-cell>
              <table:table-cell office:value-type="float" office:value="105.797369444445">
                <text:p>105.797369444445</text:p>
              </table:table-cell>
              <table:table-cell office:value-type="float" office:value="617.181">
                <text:p>617.181</text:p>
              </table:table-cell>
              <table:table-cell office:value-type="float" office:value="937.719">
                <text:p>937.7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0.8875">
                <text:p>350.8875</text:p>
              </table:table-cell>
              <table:table-cell office:value-type="float" office:value="107.395348611111">
                <text:p>107.395348611111</text:p>
              </table:table-cell>
              <table:table-cell office:value-type="float" office:value="637.287">
                <text:p>637.287</text:p>
              </table:table-cell>
              <table:table-cell office:value-type="float" office:value="962.256">
                <text:p>962.2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9.20875">
                <text:p>369.20875</text:p>
              </table:table-cell>
              <table:table-cell office:value-type="float" office:value="110.913577083333">
                <text:p>110.913577083333</text:p>
              </table:table-cell>
              <table:table-cell office:value-type="float" office:value="645.788">
                <text:p>645.788</text:p>
              </table:table-cell>
              <table:table-cell office:value-type="float" office:value="988.107">
                <text:p>988.1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5.806250000001">
                <text:p>385.806250000001</text:p>
              </table:table-cell>
              <table:table-cell office:value-type="float" office:value="112.441953472223">
                <text:p>112.441953472223</text:p>
              </table:table-cell>
              <table:table-cell office:value-type="float" office:value="660.429">
                <text:p>660.429</text:p>
              </table:table-cell>
              <table:table-cell office:value-type="float" office:value="1011.659">
                <text:p>1011.6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5.941250000001">
                <text:p>405.941250000001</text:p>
              </table:table-cell>
              <table:table-cell office:value-type="float" office:value="116.350972916667">
                <text:p>116.350972916667</text:p>
              </table:table-cell>
              <table:table-cell office:value-type="float" office:value="677.664">
                <text:p>677.664</text:p>
              </table:table-cell>
              <table:table-cell office:value-type="float" office:value="1038.308">
                <text:p>1038.3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2.955">
                <text:p>422.955</text:p>
              </table:table-cell>
              <table:table-cell office:value-type="float" office:value="116.910119444444">
                <text:p>116.910119444444</text:p>
              </table:table-cell>
              <table:table-cell office:value-type="float" office:value="690.227">
                <text:p>690.227</text:p>
              </table:table-cell>
              <table:table-cell office:value-type="float" office:value="1057.296">
                <text:p>1057.2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4.001250000001">
                <text:p>444.001250000001</text:p>
              </table:table-cell>
              <table:table-cell office:value-type="float" office:value="119.92014513889">
                <text:p>119.92014513889</text:p>
              </table:table-cell>
              <table:table-cell office:value-type="float" office:value="709.292">
                <text:p>709.292</text:p>
              </table:table-cell>
              <table:table-cell office:value-type="float" office:value="1083.266">
                <text:p>1083.2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3.704999999999">
                <text:p>463.704999999999</text:p>
              </table:table-cell>
              <table:table-cell office:value-type="float" office:value="121.600163888888">
                <text:p>121.600163888888</text:p>
              </table:table-cell>
              <table:table-cell office:value-type="float" office:value="724.769">
                <text:p>724.769</text:p>
              </table:table-cell>
              <table:table-cell office:value-type="float" office:value="1112.253">
                <text:p>1112.2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7.13">
                <text:p>487.13</text:p>
              </table:table-cell>
              <table:table-cell office:value-type="float" office:value="125.401072222223">
                <text:p>125.401072222223</text:p>
              </table:table-cell>
              <table:table-cell office:value-type="float" office:value="741.836">
                <text:p>741.836</text:p>
              </table:table-cell>
              <table:table-cell office:value-type="float" office:value="1136.628">
                <text:p>1136.6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5.908750000001">
                <text:p>505.908750000001</text:p>
              </table:table-cell>
              <table:table-cell office:value-type="float" office:value="125.981188194445">
                <text:p>125.981188194445</text:p>
              </table:table-cell>
              <table:table-cell office:value-type="float" office:value="755.237">
                <text:p>755.237</text:p>
              </table:table-cell>
              <table:table-cell office:value-type="float" office:value="1160.491">
                <text:p>1160.4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8.501250000001">
                <text:p>528.501250000001</text:p>
              </table:table-cell>
              <table:table-cell office:value-type="float" office:value="128.892128472223">
                <text:p>128.892128472223</text:p>
              </table:table-cell>
              <table:table-cell office:value-type="float" office:value="772.844">
                <text:p>772.844</text:p>
              </table:table-cell>
              <table:table-cell office:value-type="float" office:value="1183.036">
                <text:p>1183.0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3.22375">
                <text:p>553.22375</text:p>
              </table:table-cell>
              <table:table-cell office:value-type="float" office:value="131.994146527778">
                <text:p>131.994146527778</text:p>
              </table:table-cell>
              <table:table-cell office:value-type="float" office:value="789.53">
                <text:p>789.53</text:p>
              </table:table-cell>
              <table:table-cell office:value-type="float" office:value="1212.48">
                <text:p>1212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6.244999999999">
                <text:p>576.244999999999</text:p>
              </table:table-cell>
              <table:table-cell office:value-type="float" office:value="133.056352777777">
                <text:p>133.056352777777</text:p>
              </table:table-cell>
              <table:table-cell office:value-type="float" office:value="811.642">
                <text:p>811.642</text:p>
              </table:table-cell>
              <table:table-cell office:value-type="float" office:value="1240.052">
                <text:p>1240.0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4.832500000002">
                <text:p>604.832500000002</text:p>
              </table:table-cell>
              <table:table-cell office:value-type="float" office:value="138.789056944446">
                <text:p>138.789056944446</text:p>
              </table:table-cell>
              <table:table-cell office:value-type="float" office:value="827.005">
                <text:p>827.005</text:p>
              </table:table-cell>
              <table:table-cell office:value-type="float" office:value="1261.755">
                <text:p>1261.7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9.31">
                <text:p>659.31</text:p>
              </table:table-cell>
              <table:table-cell office:value-type="float" office:value="169.332361111112">
                <text:p>169.332361111112</text:p>
              </table:table-cell>
              <table:table-cell office:value-type="float" office:value="844.432">
                <text:p>844.432</text:p>
              </table:table-cell>
              <table:table-cell office:value-type="float" office:value="1288.078">
                <text:p>1288.0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0.093750000001">
                <text:p>690.093750000001</text:p>
              </table:table-cell>
              <table:table-cell office:value-type="float" office:value="174.646518750001">
                <text:p>174.646518750001</text:p>
              </table:table-cell>
              <table:table-cell office:value-type="float" office:value="869.314">
                <text:p>869.314</text:p>
              </table:table-cell>
              <table:table-cell office:value-type="float" office:value="1320.18">
                <text:p>1320.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5.652500000002">
                <text:p>715.652500000002</text:p>
              </table:table-cell>
              <table:table-cell office:value-type="float" office:value="177.179318055557">
                <text:p>177.179318055557</text:p>
              </table:table-cell>
              <table:table-cell office:value-type="float" office:value="886.25">
                <text:p>886.25</text:p>
              </table:table-cell>
              <table:table-cell office:value-type="float" office:value="1346.679">
                <text:p>1346.6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6.048750000001">
                <text:p>746.048750000001</text:p>
              </table:table-cell>
              <table:table-cell office:value-type="float" office:value="179.534904861112">
                <text:p>179.534904861112</text:p>
              </table:table-cell>
              <table:table-cell office:value-type="float" office:value="906.515">
                <text:p>906.515</text:p>
              </table:table-cell>
              <table:table-cell office:value-type="float" office:value="1371.195">
                <text:p>1371.1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0.567500000001">
                <text:p>780.567500000001</text:p>
              </table:table-cell>
              <table:table-cell office:value-type="float" office:value="186.520209722224">
                <text:p>186.520209722224</text:p>
              </table:table-cell>
              <table:table-cell office:value-type="float" office:value="925.333">
                <text:p>925.333</text:p>
              </table:table-cell>
              <table:table-cell office:value-type="float" office:value="1400.086">
                <text:p>1400.0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6.530000000001">
                <text:p>806.530000000001</text:p>
              </table:table-cell>
              <table:table-cell office:value-type="float" office:value="185.205372222223">
                <text:p>185.205372222223</text:p>
              </table:table-cell>
              <table:table-cell office:value-type="float" office:value="946.114">
                <text:p>946.114</text:p>
              </table:table-cell>
              <table:table-cell office:value-type="float" office:value="1430.231">
                <text:p>1430.2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9.156250000001">
                <text:p>839.156250000001</text:p>
              </table:table-cell>
              <table:table-cell office:value-type="float" office:value="188.281797916668">
                <text:p>188.281797916668</text:p>
              </table:table-cell>
              <table:table-cell office:value-type="float" office:value="964.12">
                <text:p>964.12</text:p>
              </table:table-cell>
              <table:table-cell office:value-type="float" office:value="1457.045">
                <text:p>1457.0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74.527499999999">
                <text:p>874.527499999999</text:p>
              </table:table-cell>
              <table:table-cell office:value-type="float" office:value="193.208720833332">
                <text:p>193.208720833332</text:p>
              </table:table-cell>
              <table:table-cell office:value-type="float" office:value="991.966">
                <text:p>991.966</text:p>
              </table:table-cell>
              <table:table-cell office:value-type="float" office:value="1487.176">
                <text:p>1487.1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7.81">
                <text:p>907.81</text:p>
              </table:table-cell>
              <table:table-cell office:value-type="float" office:value="196.185566666667">
                <text:p>196.185566666667</text:p>
              </table:table-cell>
              <table:table-cell office:value-type="float" office:value="1025.446">
                <text:p>1025.446</text:p>
              </table:table-cell>
              <table:table-cell office:value-type="float" office:value="1512.239">
                <text:p>1512.2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46.177500000001">
                <text:p>946.177500000001</text:p>
              </table:table-cell>
              <table:table-cell office:value-type="float" office:value="200.664404166668">
                <text:p>200.664404166668</text:p>
              </table:table-cell>
              <table:table-cell office:value-type="float" office:value="1030.455">
                <text:p>1030.455</text:p>
              </table:table-cell>
              <table:table-cell office:value-type="float" office:value="1540.092">
                <text:p>1540.0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8.762500000001">
                <text:p>978.762500000001</text:p>
              </table:table-cell>
              <table:table-cell office:value-type="float" office:value="202.791334722223">
                <text:p>202.791334722223</text:p>
              </table:table-cell>
              <table:table-cell office:value-type="float" office:value="1056.946">
                <text:p>1056.946</text:p>
              </table:table-cell>
              <table:table-cell office:value-type="float" office:value="1566.961">
                <text:p>1566.9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15.405">
                <text:p>1015.405</text:p>
              </table:table-cell>
              <table:table-cell office:value-type="float" office:value="206.169825000002">
                <text:p>206.169825000002</text:p>
              </table:table-cell>
              <table:table-cell office:value-type="float" office:value="1077.734">
                <text:p>1077.734</text:p>
              </table:table-cell>
              <table:table-cell office:value-type="float" office:value="1599.924">
                <text:p>1599.9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15.39375">
                <text:p>1115.39375</text:p>
              </table:table-cell>
              <table:table-cell office:value-type="float" office:value="271.039346527778">
                <text:p>271.039346527778</text:p>
              </table:table-cell>
              <table:table-cell office:value-type="float" office:value="1102.627">
                <text:p>1102.627</text:p>
              </table:table-cell>
              <table:table-cell office:value-type="float" office:value="1626.927">
                <text:p>1626.9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9.58">
                <text:p>1159.58</text:p>
              </table:table-cell>
              <table:table-cell office:value-type="float" office:value="276.710755555557">
                <text:p>276.710755555557</text:p>
              </table:table-cell>
              <table:table-cell office:value-type="float" office:value="1131.305">
                <text:p>1131.305</text:p>
              </table:table-cell>
              <table:table-cell office:value-type="float" office:value="1663.666">
                <text:p>1663.6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95.7775">
                <text:p>1195.7775</text:p>
              </table:table-cell>
              <table:table-cell office:value-type="float" office:value="279.309431944444">
                <text:p>279.309431944444</text:p>
              </table:table-cell>
              <table:table-cell office:value-type="float" office:value="1159.219">
                <text:p>1159.219</text:p>
              </table:table-cell>
              <table:table-cell office:value-type="float" office:value="1689.078">
                <text:p>1689.0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16.52125">
                <text:p>1316.52125</text:p>
              </table:table-cell>
              <table:table-cell office:value-type="float" office:value="361.770711805556">
                <text:p>361.770711805556</text:p>
              </table:table-cell>
              <table:table-cell office:value-type="float" office:value="1180.647">
                <text:p>1180.647</text:p>
              </table:table-cell>
              <table:table-cell office:value-type="float" office:value="1717.788">
                <text:p>1717.7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78.9325">
                <text:p>1278.9325</text:p>
              </table:table-cell>
              <table:table-cell office:value-type="float" office:value="365.21790138889">
                <text:p>365.21790138889</text:p>
              </table:table-cell>
              <table:table-cell office:value-type="float" office:value="1203.085">
                <text:p>1203.085</text:p>
              </table:table-cell>
              <table:table-cell office:value-type="float" office:value="1748.909">
                <text:p>1748.9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27.1675">
                <text:p>1327.1675</text:p>
              </table:table-cell>
              <table:table-cell office:value-type="float" office:value="371.081454166667">
                <text:p>371.081454166667</text:p>
              </table:table-cell>
              <table:table-cell office:value-type="float" office:value="1236.873">
                <text:p>1236.873</text:p>
              </table:table-cell>
              <table:table-cell office:value-type="float" office:value="1778.941">
                <text:p>1778.9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76.02">
                <text:p>1376.02</text:p>
              </table:table-cell>
              <table:table-cell office:value-type="float" office:value="376.855400000002">
                <text:p>376.855400000002</text:p>
              </table:table-cell>
              <table:table-cell office:value-type="float" office:value="1253.195">
                <text:p>1253.195</text:p>
              </table:table-cell>
              <table:table-cell office:value-type="float" office:value="1816.811">
                <text:p>1816.8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47.33875">
                <text:p>1347.33875</text:p>
              </table:table-cell>
              <table:table-cell office:value-type="float" office:value="383.405815972224">
                <text:p>383.405815972224</text:p>
              </table:table-cell>
              <table:table-cell office:value-type="float" office:value="1265.979">
                <text:p>1265.979</text:p>
              </table:table-cell>
              <table:table-cell office:value-type="float" office:value="1830.527">
                <text:p>1830.5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05.82375">
                <text:p>1305.82375</text:p>
              </table:table-cell>
              <table:table-cell office:value-type="float" office:value="382.023507638892">
                <text:p>382.023507638892</text:p>
              </table:table-cell>
              <table:table-cell office:value-type="float" office:value="1291.555">
                <text:p>1291.555</text:p>
              </table:table-cell>
              <table:table-cell office:value-type="float" office:value="1876.068">
                <text:p>1876.0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82.3275">
                <text:p>1282.3275</text:p>
              </table:table-cell>
              <table:table-cell office:value-type="float" office:value="391.545154166665">
                <text:p>391.545154166665</text:p>
              </table:table-cell>
              <table:table-cell office:value-type="float" office:value="1305.614">
                <text:p>1305.614</text:p>
              </table:table-cell>
              <table:table-cell office:value-type="float" office:value="1880.362">
                <text:p>1880.3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47.74875">
                <text:p>1247.74875</text:p>
              </table:table-cell>
              <table:table-cell office:value-type="float" office:value="392.815227083333">
                <text:p>392.815227083333</text:p>
              </table:table-cell>
              <table:table-cell office:value-type="float" office:value="1329.644">
                <text:p>1329.644</text:p>
              </table:table-cell>
              <table:table-cell office:value-type="float" office:value="1905.632">
                <text:p>1905.6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13.49375">
                <text:p>1313.49375</text:p>
              </table:table-cell>
              <table:table-cell office:value-type="float" office:value="407.603552083333">
                <text:p>407.603552083333</text:p>
              </table:table-cell>
              <table:table-cell office:value-type="float" office:value="1352.514">
                <text:p>1352.514</text:p>
              </table:table-cell>
              <table:table-cell office:value-type="float" office:value="1933.589">
                <text:p>1933.5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54.875">
                <text:p>1354.875</text:p>
              </table:table-cell>
              <table:table-cell office:value-type="float" office:value="401.609886111112">
                <text:p>401.609886111112</text:p>
              </table:table-cell>
              <table:table-cell office:value-type="float" office:value="1367.749">
                <text:p>1367.749</text:p>
              </table:table-cell>
              <table:table-cell office:value-type="float" office:value="1961.023">
                <text:p>1961.0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17.93625">
                <text:p>1417.93625</text:p>
              </table:table-cell>
              <table:table-cell office:value-type="float" office:value="411.819264583333">
                <text:p>411.819264583333</text:p>
              </table:table-cell>
              <table:table-cell office:value-type="float" office:value="1386.854">
                <text:p>1386.854</text:p>
              </table:table-cell>
              <table:table-cell office:value-type="float" office:value="1976.87">
                <text:p>1976.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73.7475">
                <text:p>1473.7475</text:p>
              </table:table-cell>
              <table:table-cell office:value-type="float" office:value="415.328337500002">
                <text:p>415.328337500002</text:p>
              </table:table-cell>
              <table:table-cell office:value-type="float" office:value="1405.477">
                <text:p>1405.477</text:p>
              </table:table-cell>
              <table:table-cell office:value-type="float" office:value="1998.431">
                <text:p>1998.4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31.5125">
                <text:p>1531.5125</text:p>
              </table:table-cell>
              <table:table-cell office:value-type="float" office:value="417.189412500002">
                <text:p>417.189412500002</text:p>
              </table:table-cell>
              <table:table-cell office:value-type="float" office:value="1427.351">
                <text:p>1427.351</text:p>
              </table:table-cell>
              <table:table-cell office:value-type="float" office:value="2019.016">
                <text:p>2019.0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01.215">
                <text:p>1601.215</text:p>
              </table:table-cell>
              <table:table-cell office:value-type="float" office:value="430.110975000001">
                <text:p>430.110975000001</text:p>
              </table:table-cell>
              <table:table-cell office:value-type="float" office:value="1444.954">
                <text:p>1444.954</text:p>
              </table:table-cell>
              <table:table-cell office:value-type="float" office:value="2038.548">
                <text:p>2038.5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55.43375">
                <text:p>1655.43375</text:p>
              </table:table-cell>
              <table:table-cell office:value-type="float" office:value="428.242152083333">
                <text:p>428.242152083333</text:p>
              </table:table-cell>
              <table:table-cell office:value-type="float" office:value="1455.358">
                <text:p>1455.358</text:p>
              </table:table-cell>
              <table:table-cell office:value-type="float" office:value="2053.585">
                <text:p>2053.5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27.025">
                <text:p>1727.025</text:p>
              </table:table-cell>
              <table:table-cell office:value-type="float" office:value="436.707241666668">
                <text:p>436.707241666668</text:p>
              </table:table-cell>
              <table:table-cell office:value-type="float" office:value="1473.932">
                <text:p>1473.932</text:p>
              </table:table-cell>
              <table:table-cell office:value-type="float" office:value="2076.298">
                <text:p>2076.2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90.63375">
                <text:p>1790.63375</text:p>
              </table:table-cell>
              <table:table-cell office:value-type="float" office:value="443.50881875">
                <text:p>443.50881875</text:p>
              </table:table-cell>
              <table:table-cell office:value-type="float" office:value="1484.718">
                <text:p>1484.718</text:p>
              </table:table-cell>
              <table:table-cell office:value-type="float" office:value="2095.405">
                <text:p>2095.4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63.5325">
                <text:p>1863.5325</text:p>
              </table:table-cell>
              <table:table-cell office:value-type="float" office:value="452.654256944447">
                <text:p>452.654256944447</text:p>
              </table:table-cell>
              <table:table-cell office:value-type="float" office:value="1497.873">
                <text:p>1497.873</text:p>
              </table:table-cell>
              <table:table-cell office:value-type="float" office:value="2106.046">
                <text:p>2106.0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30.71375">
                <text:p>1930.71375</text:p>
              </table:table-cell>
              <table:table-cell office:value-type="float" office:value="460.327335416665">
                <text:p>460.327335416665</text:p>
              </table:table-cell>
              <table:table-cell office:value-type="float" office:value="1508.699">
                <text:p>1508.699</text:p>
              </table:table-cell>
              <table:table-cell office:value-type="float" office:value="2131.642">
                <text:p>2131.6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98.375">
                <text:p>2098.375</text:p>
              </table:table-cell>
              <table:table-cell office:value-type="float" office:value="561.694186111111">
                <text:p>561.694186111111</text:p>
              </table:table-cell>
              <table:table-cell office:value-type="float" office:value="1516.869">
                <text:p>1516.869</text:p>
              </table:table-cell>
              <table:table-cell office:value-type="float" office:value="2129.799">
                <text:p>2129.7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06.73125">
                <text:p>2006.73125</text:p>
              </table:table-cell>
              <table:table-cell office:value-type="float" office:value="569.169089583332">
                <text:p>569.169089583332</text:p>
              </table:table-cell>
              <table:table-cell office:value-type="float" office:value="1529.874">
                <text:p>1529.874</text:p>
              </table:table-cell>
              <table:table-cell office:value-type="float" office:value="2144.311">
                <text:p>2144.3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4.2625">
                <text:p>2004.2625</text:p>
              </table:table-cell>
              <table:table-cell office:value-type="float" office:value="582.360384722224">
                <text:p>582.360384722224</text:p>
              </table:table-cell>
              <table:table-cell office:value-type="float" office:value="1531.067">
                <text:p>1531.067</text:p>
              </table:table-cell>
              <table:table-cell office:value-type="float" office:value="2150.98">
                <text:p>2150.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76.88">
                <text:p>2076.88</text:p>
              </table:table-cell>
              <table:table-cell office:value-type="float" office:value="586.228600000003">
                <text:p>586.228600000003</text:p>
              </table:table-cell>
              <table:table-cell office:value-type="float" office:value="1543.177">
                <text:p>1543.177</text:p>
              </table:table-cell>
              <table:table-cell office:value-type="float" office:value="2163.527">
                <text:p>2163.5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